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Tahoma, Segoe, 'Segoe UI', Verdana, sans-serif"/>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Ubuntu Mono" svg:font-family="'Ubuntu Mon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ource Code Pro" svg:font-family="'Source Code Pro'"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25.691cm" fo:margin-left="0cm" table:align="left"/>
    </style:style>
    <style:style style:name="Table1.A" style:family="table-column">
      <style:table-column-properties style:column-width="2.196cm"/>
    </style:style>
    <style:style style:name="Table1.B" style:family="table-column">
      <style:table-column-properties style:column-width="5.715cm"/>
    </style:style>
    <style:style style:name="Table1.C" style:family="table-column">
      <style:table-column-properties style:column-width="0.794cm"/>
    </style:style>
    <style:style style:name="Table1.D" style:family="table-column">
      <style:table-column-properties style:column-width="0.9cm"/>
    </style:style>
    <style:style style:name="Table1.E" style:family="table-column">
      <style:table-column-properties style:column-width="16.087cm"/>
    </style:style>
    <style:style style:name="Table1.A1" style:family="table-cell">
      <style:table-cell-properties fo:padding="0cm" fo:border="none"/>
    </style:style>
    <style:style style:name="Table29" style:family="table">
      <style:table-properties style:width="25.684cm" table:align="margins"/>
    </style:style>
    <style:style style:name="Table29.A" style:family="table-column">
      <style:table-column-properties style:column-width="2.196cm" style:rel-column-width="5603*"/>
    </style:style>
    <style:style style:name="Table29.B" style:family="table-column">
      <style:table-column-properties style:column-width="5.794cm" style:rel-column-width="14784*"/>
    </style:style>
    <style:style style:name="Table29.C" style:family="table-column">
      <style:table-column-properties style:column-width="0.714cm" style:rel-column-width="1822*"/>
    </style:style>
    <style:style style:name="Table29.D" style:family="table-column">
      <style:table-column-properties style:column-width="0.9cm" style:rel-column-width="2295*"/>
    </style:style>
    <style:style style:name="Table29.E" style:family="table-column">
      <style:table-column-properties style:column-width="16.081cm" style:rel-column-width="41031*"/>
    </style:style>
    <style:style style:name="Table29.A1" style:family="table-cell">
      <style:table-cell-properties fo:padding="0cm" fo:border="none"/>
    </style:style>
    <style:style style:name="Table8" style:family="table">
      <style:table-properties style:width="25.684cm" table:align="margins"/>
    </style:style>
    <style:style style:name="Table8.A" style:family="table-column">
      <style:table-column-properties style:column-width="2.196cm" style:rel-column-width="5603*"/>
    </style:style>
    <style:style style:name="Table8.B" style:family="table-column">
      <style:table-column-properties style:column-width="5.794cm" style:rel-column-width="14784*"/>
    </style:style>
    <style:style style:name="Table8.C" style:family="table-column">
      <style:table-column-properties style:column-width="0.714cm" style:rel-column-width="1822*"/>
    </style:style>
    <style:style style:name="Table8.D" style:family="table-column">
      <style:table-column-properties style:column-width="0.9cm" style:rel-column-width="2295*"/>
    </style:style>
    <style:style style:name="Table8.E" style:family="table-column">
      <style:table-column-properties style:column-width="16.081cm" style:rel-column-width="41031*"/>
    </style:style>
    <style:style style:name="Table8.A1" style:family="table-cell">
      <style:table-cell-properties fo:padding="0cm" fo:border="none"/>
    </style:style>
    <style:style style:name="Table16" style:family="table">
      <style:table-properties style:width="25.684cm" table:align="margins"/>
    </style:style>
    <style:style style:name="Table16.A" style:family="table-column">
      <style:table-column-properties style:column-width="2.196cm" style:rel-column-width="5603*"/>
    </style:style>
    <style:style style:name="Table16.B" style:family="table-column">
      <style:table-column-properties style:column-width="5.805cm" style:rel-column-width="14811*"/>
    </style:style>
    <style:style style:name="Table16.C" style:family="table-column">
      <style:table-column-properties style:column-width="0.704cm" style:rel-column-width="1795*"/>
    </style:style>
    <style:style style:name="Table16.D" style:family="table-column">
      <style:table-column-properties style:column-width="0.9cm" style:rel-column-width="2295*"/>
    </style:style>
    <style:style style:name="Table16.E" style:family="table-column">
      <style:table-column-properties style:column-width="16.081cm" style:rel-column-width="41031*"/>
    </style:style>
    <style:style style:name="Table16.A1" style:family="table-cell">
      <style:table-cell-properties fo:padding="0cm" fo:border="none"/>
    </style:style>
    <style:style style:name="Table17" style:family="table">
      <style:table-properties style:width="25.684cm" table:align="margins"/>
    </style:style>
    <style:style style:name="Table17.A" style:family="table-column">
      <style:table-column-properties style:column-width="2.196cm" style:rel-column-width="5603*"/>
    </style:style>
    <style:style style:name="Table17.B" style:family="table-column">
      <style:table-column-properties style:column-width="5.801cm" style:rel-column-width="14802*"/>
    </style:style>
    <style:style style:name="Table17.C" style:family="table-column">
      <style:table-column-properties style:column-width="0.707cm" style:rel-column-width="1804*"/>
    </style:style>
    <style:style style:name="Table17.D" style:family="table-column">
      <style:table-column-properties style:column-width="1.005cm" style:rel-column-width="2565*"/>
    </style:style>
    <style:style style:name="Table17.E" style:family="table-column">
      <style:table-column-properties style:column-width="15.976cm" style:rel-column-width="40761*"/>
    </style:style>
    <style:style style:name="Table17.A1" style:family="table-cell">
      <style:table-cell-properties fo:padding="0cm" fo:border="none"/>
    </style:style>
    <style:style style:name="Table18" style:family="table">
      <style:table-properties style:width="25.684cm" table:align="margins"/>
    </style:style>
    <style:style style:name="Table18.A" style:family="table-column">
      <style:table-column-properties style:column-width="2.196cm" style:rel-column-width="5603*"/>
    </style:style>
    <style:style style:name="Table18.B" style:family="table-column">
      <style:table-column-properties style:column-width="5.794cm" style:rel-column-width="14784*"/>
    </style:style>
    <style:style style:name="Table18.C" style:family="table-column">
      <style:table-column-properties style:column-width="0.714cm" style:rel-column-width="1822*"/>
    </style:style>
    <style:style style:name="Table18.D" style:family="table-column">
      <style:table-column-properties style:column-width="1.085cm" style:rel-column-width="2767*"/>
    </style:style>
    <style:style style:name="Table18.E" style:family="table-column">
      <style:table-column-properties style:column-width="15.896cm" style:rel-column-width="40559*"/>
    </style:style>
    <style:style style:name="Table18.A1" style:family="table-cell">
      <style:table-cell-properties fo:padding="0cm" fo:border="none"/>
    </style:style>
    <style:style style:name="Table19" style:family="table">
      <style:table-properties style:width="25.684cm" table:align="margins"/>
    </style:style>
    <style:style style:name="Table19.A" style:family="table-column">
      <style:table-column-properties style:column-width="2.196cm" style:rel-column-width="5603*"/>
    </style:style>
    <style:style style:name="Table19.B" style:family="table-column">
      <style:table-column-properties style:column-width="5.794cm" style:rel-column-width="14784*"/>
    </style:style>
    <style:style style:name="Table19.C" style:family="table-column">
      <style:table-column-properties style:column-width="0.714cm" style:rel-column-width="1822*"/>
    </style:style>
    <style:style style:name="Table19.D" style:family="table-column">
      <style:table-column-properties style:column-width="1.085cm" style:rel-column-width="2767*"/>
    </style:style>
    <style:style style:name="Table19.E" style:family="table-column">
      <style:table-column-properties style:column-width="15.896cm" style:rel-column-width="40559*"/>
    </style:style>
    <style:style style:name="Table19.A1" style:family="table-cell">
      <style:table-cell-properties fo:padding="0cm" fo:border="none"/>
    </style:style>
    <style:style style:name="Table20" style:family="table">
      <style:table-properties style:width="25.684cm" table:align="margins"/>
    </style:style>
    <style:style style:name="Table20.A" style:family="table-column">
      <style:table-column-properties style:column-width="2.196cm" style:rel-column-width="5603*"/>
    </style:style>
    <style:style style:name="Table20.B" style:family="table-column">
      <style:table-column-properties style:column-width="5.794cm" style:rel-column-width="14784*"/>
    </style:style>
    <style:style style:name="Table20.C" style:family="table-column">
      <style:table-column-properties style:column-width="0.714cm" style:rel-column-width="1822*"/>
    </style:style>
    <style:style style:name="Table20.D" style:family="table-column">
      <style:table-column-properties style:column-width="1.085cm" style:rel-column-width="2767*"/>
    </style:style>
    <style:style style:name="Table20.E" style:family="table-column">
      <style:table-column-properties style:column-width="15.896cm" style:rel-column-width="40559*"/>
    </style:style>
    <style:style style:name="Table20.A1" style:family="table-cell">
      <style:table-cell-properties fo:padding="0cm" fo:border="none"/>
    </style:style>
    <style:style style:name="Table21" style:family="table">
      <style:table-properties style:width="25.684cm" table:align="margins"/>
    </style:style>
    <style:style style:name="Table21.A" style:family="table-column">
      <style:table-column-properties style:column-width="2.196cm" style:rel-column-width="5603*"/>
    </style:style>
    <style:style style:name="Table21.B" style:family="table-column">
      <style:table-column-properties style:column-width="5.794cm" style:rel-column-width="14784*"/>
    </style:style>
    <style:style style:name="Table21.C" style:family="table-column">
      <style:table-column-properties style:column-width="0.714cm" style:rel-column-width="1822*"/>
    </style:style>
    <style:style style:name="Table21.D" style:family="table-column">
      <style:table-column-properties style:column-width="1.085cm" style:rel-column-width="2767*"/>
    </style:style>
    <style:style style:name="Table21.E" style:family="table-column">
      <style:table-column-properties style:column-width="15.896cm" style:rel-column-width="40559*"/>
    </style:style>
    <style:style style:name="Table21.A1" style:family="table-cell">
      <style:table-cell-properties fo:padding="0cm" fo:border="none"/>
    </style:style>
    <style:style style:name="Table22" style:family="table">
      <style:table-properties style:width="25.684cm" table:align="margins"/>
    </style:style>
    <style:style style:name="Table22.A" style:family="table-column">
      <style:table-column-properties style:column-width="2.196cm" style:rel-column-width="5603*"/>
    </style:style>
    <style:style style:name="Table22.B" style:family="table-column">
      <style:table-column-properties style:column-width="5.794cm" style:rel-column-width="14784*"/>
    </style:style>
    <style:style style:name="Table22.C" style:family="table-column">
      <style:table-column-properties style:column-width="0.714cm" style:rel-column-width="1822*"/>
    </style:style>
    <style:style style:name="Table22.D" style:family="table-column">
      <style:table-column-properties style:column-width="1.085cm" style:rel-column-width="2767*"/>
    </style:style>
    <style:style style:name="Table22.E" style:family="table-column">
      <style:table-column-properties style:column-width="15.896cm" style:rel-column-width="40559*"/>
    </style:style>
    <style:style style:name="Table22.A1" style:family="table-cell">
      <style:table-cell-properties fo:padding="0cm" fo:border="none"/>
    </style:style>
    <style:style style:name="Table2" style:family="table">
      <style:table-properties style:width="25.684cm" table:align="margins" fo:background-color="transparent">
        <style:background-image/>
      </style:table-properties>
    </style:style>
    <style:style style:name="Table2.A" style:family="table-column">
      <style:table-column-properties style:column-width="10.901cm" style:rel-column-width="27814*"/>
    </style:style>
    <style:style style:name="Table2.B" style:family="table-column">
      <style:table-column-properties style:column-width="14.783cm" style:rel-column-width="37721*"/>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none" style:writing-mode="page">
        <style:background-image/>
      </style:table-cell-properties>
    </style:style>
    <style:style style:name="Table23" style:family="table">
      <style:table-properties style:width="25.684cm" table:align="margins"/>
    </style:style>
    <style:style style:name="Table23.A" style:family="table-column">
      <style:table-column-properties style:column-width="2.196cm" style:rel-column-width="5603*"/>
    </style:style>
    <style:style style:name="Table23.B" style:family="table-column">
      <style:table-column-properties style:column-width="5.794cm" style:rel-column-width="14784*"/>
    </style:style>
    <style:style style:name="Table23.C" style:family="table-column">
      <style:table-column-properties style:column-width="0.714cm" style:rel-column-width="1822*"/>
    </style:style>
    <style:style style:name="Table23.D" style:family="table-column">
      <style:table-column-properties style:column-width="1.085cm" style:rel-column-width="2767*"/>
    </style:style>
    <style:style style:name="Table23.E" style:family="table-column">
      <style:table-column-properties style:column-width="15.896cm" style:rel-column-width="40559*"/>
    </style:style>
    <style:style style:name="Table23.A1" style:family="table-cell">
      <style:table-cell-properties fo:padding="0cm" fo:border="none"/>
    </style:style>
    <style:style style:name="Table25" style:family="table">
      <style:table-properties style:width="25.684cm" table:align="margins"/>
    </style:style>
    <style:style style:name="Table25.A" style:family="table-column">
      <style:table-column-properties style:column-width="2.196cm" style:rel-column-width="5603*"/>
    </style:style>
    <style:style style:name="Table25.B" style:family="table-column">
      <style:table-column-properties style:column-width="5.794cm" style:rel-column-width="14784*"/>
    </style:style>
    <style:style style:name="Table25.C" style:family="table-column">
      <style:table-column-properties style:column-width="0.714cm" style:rel-column-width="1822*"/>
    </style:style>
    <style:style style:name="Table25.D" style:family="table-column">
      <style:table-column-properties style:column-width="1.191cm" style:rel-column-width="3037*"/>
    </style:style>
    <style:style style:name="Table25.E" style:family="table-column">
      <style:table-column-properties style:column-width="15.79cm" style:rel-column-width="40289*"/>
    </style:style>
    <style:style style:name="Table25.A1" style:family="table-cell">
      <style:table-cell-properties fo:padding="0cm" fo:border="none"/>
    </style:style>
    <style:style style:name="Table74" style:family="table">
      <style:table-properties style:width="25.684cm" table:align="margins"/>
    </style:style>
    <style:style style:name="Table74.A" style:family="table-column">
      <style:table-column-properties style:column-width="12.594cm" style:rel-column-width="32135*"/>
    </style:style>
    <style:style style:name="Table74.B" style:family="table-column">
      <style:table-column-properties style:column-width="13.09cm" style:rel-column-width="33400*"/>
    </style:style>
    <style:style style:name="Table74.A1" style:family="table-cell">
      <style:table-cell-properties fo:background-color="transparent" fo:padding="0.097cm" fo:border="none" style:writing-mode="page">
        <style:background-image/>
      </style:table-cell-properties>
    </style:style>
    <style:style style:name="Table26" style:family="table">
      <style:table-properties style:width="25.684cm" table:align="margins"/>
    </style:style>
    <style:style style:name="Table26.A" style:family="table-column">
      <style:table-column-properties style:column-width="2.196cm" style:rel-column-width="5603*"/>
    </style:style>
    <style:style style:name="Table26.B" style:family="table-column">
      <style:table-column-properties style:column-width="5.794cm" style:rel-column-width="14784*"/>
    </style:style>
    <style:style style:name="Table26.C" style:family="table-column">
      <style:table-column-properties style:column-width="0.714cm" style:rel-column-width="1822*"/>
    </style:style>
    <style:style style:name="Table26.D" style:family="table-column">
      <style:table-column-properties style:column-width="1.296cm" style:rel-column-width="3308*"/>
    </style:style>
    <style:style style:name="Table26.E" style:family="table-column">
      <style:table-column-properties style:column-width="15.683cm" style:rel-column-width="40018*"/>
    </style:style>
    <style:style style:name="Table26.A1" style:family="table-cell">
      <style:table-cell-properties fo:padding="0cm" fo:border="none"/>
    </style:style>
    <style:style style:name="Table27" style:family="table">
      <style:table-properties style:width="25.684cm" table:align="margins"/>
    </style:style>
    <style:style style:name="Table27.A" style:family="table-column">
      <style:table-column-properties style:column-width="2.196cm" style:rel-column-width="5603*"/>
    </style:style>
    <style:style style:name="Table27.B" style:family="table-column">
      <style:table-column-properties style:column-width="5.794cm" style:rel-column-width="14784*"/>
    </style:style>
    <style:style style:name="Table27.C" style:family="table-column">
      <style:table-column-properties style:column-width="0.714cm" style:rel-column-width="1822*"/>
    </style:style>
    <style:style style:name="Table27.D" style:family="table-column">
      <style:table-column-properties style:column-width="1.296cm" style:rel-column-width="3308*"/>
    </style:style>
    <style:style style:name="Table27.E" style:family="table-column">
      <style:table-column-properties style:column-width="15.683cm" style:rel-column-width="40018*"/>
    </style:style>
    <style:style style:name="Table27.A1" style:family="table-cell">
      <style:table-cell-properties fo:padding="0cm" fo:border="none"/>
    </style:style>
    <style:style style:name="Table28" style:family="table">
      <style:table-properties style:width="25.684cm" table:align="margins"/>
    </style:style>
    <style:style style:name="Table28.A" style:family="table-column">
      <style:table-column-properties style:column-width="2.194cm" style:rel-column-width="5598*"/>
    </style:style>
    <style:style style:name="Table28.B" style:family="table-column">
      <style:table-column-properties style:column-width="5.794cm" style:rel-column-width="14784*"/>
    </style:style>
    <style:style style:name="Table28.C" style:family="table-column">
      <style:table-column-properties style:column-width="0.714cm" style:rel-column-width="1822*"/>
    </style:style>
    <style:style style:name="Table28.D" style:family="table-column">
      <style:table-column-properties style:column-width="1.296cm" style:rel-column-width="3308*"/>
    </style:style>
    <style:style style:name="Table28.E" style:family="table-column">
      <style:table-column-properties style:column-width="15.686cm" style:rel-column-width="40023*"/>
    </style:style>
    <style:style style:name="Table28.A1" style:family="table-cell">
      <style:table-cell-properties fo:padding="0cm" fo:border="none"/>
    </style:style>
    <style:style style:name="Table30" style:family="table">
      <style:table-properties style:width="25.684cm" table:align="margins"/>
    </style:style>
    <style:style style:name="Table30.A" style:family="table-column">
      <style:table-column-properties style:column-width="2.302cm" style:rel-column-width="5873*"/>
    </style:style>
    <style:style style:name="Table30.B" style:family="table-column">
      <style:table-column-properties style:column-width="5.689cm" style:rel-column-width="14514*"/>
    </style:style>
    <style:style style:name="Table30.C" style:family="table-column">
      <style:table-column-properties style:column-width="0.714cm" style:rel-column-width="1822*"/>
    </style:style>
    <style:style style:name="Table30.D" style:family="table-column">
      <style:table-column-properties style:column-width="1.296cm" style:rel-column-width="3308*"/>
    </style:style>
    <style:style style:name="Table30.E" style:family="table-column">
      <style:table-column-properties style:column-width="15.683cm" style:rel-column-width="40018*"/>
    </style:style>
    <style:style style:name="Table30.A1" style:family="table-cell">
      <style:table-cell-properties fo:padding="0cm" fo:border="none"/>
    </style:style>
    <style:style style:name="Table31" style:family="table">
      <style:table-properties style:width="25.684cm" table:align="margins"/>
    </style:style>
    <style:style style:name="Table31.A" style:family="table-column">
      <style:table-column-properties style:column-width="2.302cm" style:rel-column-width="5873*"/>
    </style:style>
    <style:style style:name="Table31.B" style:family="table-column">
      <style:table-column-properties style:column-width="5.689cm" style:rel-column-width="14514*"/>
    </style:style>
    <style:style style:name="Table31.C" style:family="table-column">
      <style:table-column-properties style:column-width="0.714cm" style:rel-column-width="1822*"/>
    </style:style>
    <style:style style:name="Table31.D" style:family="table-column">
      <style:table-column-properties style:column-width="1.296cm" style:rel-column-width="3308*"/>
    </style:style>
    <style:style style:name="Table31.E" style:family="table-column">
      <style:table-column-properties style:column-width="15.683cm" style:rel-column-width="40018*"/>
    </style:style>
    <style:style style:name="Table31.A1" style:family="table-cell">
      <style:table-cell-properties fo:padding="0cm" fo:border="none"/>
    </style:style>
    <style:style style:name="Table32" style:family="table">
      <style:table-properties style:width="25.684cm" table:align="margins"/>
    </style:style>
    <style:style style:name="Table32.A" style:family="table-column">
      <style:table-column-properties style:column-width="2.302cm" style:rel-column-width="5873*"/>
    </style:style>
    <style:style style:name="Table32.B" style:family="table-column">
      <style:table-column-properties style:column-width="5.689cm" style:rel-column-width="14514*"/>
    </style:style>
    <style:style style:name="Table32.C" style:family="table-column">
      <style:table-column-properties style:column-width="0.714cm" style:rel-column-width="1822*"/>
    </style:style>
    <style:style style:name="Table32.D" style:family="table-column">
      <style:table-column-properties style:column-width="1.296cm" style:rel-column-width="3308*"/>
    </style:style>
    <style:style style:name="Table32.E" style:family="table-column">
      <style:table-column-properties style:column-width="15.683cm" style:rel-column-width="40018*"/>
    </style:style>
    <style:style style:name="Table32.A1" style:family="table-cell">
      <style:table-cell-properties fo:padding="0cm" fo:border="none"/>
    </style:style>
    <style:style style:name="Table24" style:family="table">
      <style:table-properties style:width="15.685cm" table:align="margins"/>
    </style:style>
    <style:style style:name="Table24.A" style:family="table-column">
      <style:table-column-properties style:column-width="15.685cm" style:rel-column-width="65535*"/>
    </style:style>
    <style:style style:name="Table24.A1" style:family="table-cell">
      <style:table-cell-properties fo:padding="0cm" fo:border="none"/>
    </style:style>
    <style:style style:name="Table4" style:family="table">
      <style:table-properties style:width="21.616cm" fo:margin-left="0cm" fo:margin-top="0cm" fo:margin-bottom="0cm" table:align="left"/>
    </style:style>
    <style:style style:name="Table4.A" style:family="table-column">
      <style:table-column-properties style:column-width="21.61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21.616cm" fo:margin-left="0cm" fo:margin-top="0cm" fo:margin-bottom="0cm" table:align="left"/>
    </style:style>
    <style:style style:name="Table5.A" style:family="table-column">
      <style:table-column-properties style:column-width="21.61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21.616cm" fo:margin-left="0cm" fo:margin-top="0cm" fo:margin-bottom="0cm" table:align="left"/>
    </style:style>
    <style:style style:name="Table6.A" style:family="table-column">
      <style:table-column-properties style:column-width="21.61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21.616cm" fo:margin-left="0cm" fo:margin-top="0cm" fo:margin-bottom="0cm" table:align="left"/>
    </style:style>
    <style:style style:name="Table7.A" style:family="table-column">
      <style:table-column-properties style:column-width="21.61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9" style:family="table">
      <style:table-properties style:width="21.616cm" fo:margin-left="0cm" fo:margin-top="0cm" fo:margin-bottom="0cm" table:align="left"/>
    </style:style>
    <style:style style:name="Table9.A" style:family="table-column">
      <style:table-column-properties style:column-width="21.61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21.59cm" fo:margin-top="0cm" fo:margin-bottom="0cm" table:align="left"/>
    </style:style>
    <style:style style:name="Table10.A" style:family="table-column">
      <style:table-column-properties style:column-width="21.59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41" style:family="table">
      <style:table-properties style:width="25.684cm" table:align="margins"/>
    </style:style>
    <style:style style:name="Table41.A" style:family="table-column">
      <style:table-column-properties style:column-width="2.302cm" style:rel-column-width="5873*"/>
    </style:style>
    <style:style style:name="Table41.B" style:family="table-column">
      <style:table-column-properties style:column-width="5.689cm" style:rel-column-width="14514*"/>
    </style:style>
    <style:style style:name="Table41.C" style:family="table-column">
      <style:table-column-properties style:column-width="0.714cm" style:rel-column-width="1822*"/>
    </style:style>
    <style:style style:name="Table41.D" style:family="table-column">
      <style:table-column-properties style:column-width="1.296cm" style:rel-column-width="3308*"/>
    </style:style>
    <style:style style:name="Table41.E" style:family="table-column">
      <style:table-column-properties style:column-width="15.683cm" style:rel-column-width="40018*"/>
    </style:style>
    <style:style style:name="Table33" style:family="table">
      <style:table-properties style:width="25.684cm" table:align="margins"/>
    </style:style>
    <style:style style:name="Table33.A" style:family="table-column">
      <style:table-column-properties style:column-width="2.302cm" style:rel-column-width="5873*"/>
    </style:style>
    <style:style style:name="Table33.B" style:family="table-column">
      <style:table-column-properties style:column-width="5.689cm" style:rel-column-width="14514*"/>
    </style:style>
    <style:style style:name="Table33.C" style:family="table-column">
      <style:table-column-properties style:column-width="0.714cm" style:rel-column-width="1822*"/>
    </style:style>
    <style:style style:name="Table33.D" style:family="table-column">
      <style:table-column-properties style:column-width="1.296cm" style:rel-column-width="3308*"/>
    </style:style>
    <style:style style:name="Table33.E" style:family="table-column">
      <style:table-column-properties style:column-width="15.683cm" style:rel-column-width="40018*"/>
    </style:style>
    <style:style style:name="Table33.A1" style:family="table-cell">
      <style:table-cell-properties fo:padding="0cm" fo:border="none"/>
    </style:style>
    <style:style style:name="Table35" style:family="table">
      <style:table-properties style:width="25.684cm" table:align="margins"/>
    </style:style>
    <style:style style:name="Table35.A" style:family="table-column">
      <style:table-column-properties style:column-width="2.302cm" style:rel-column-width="5873*"/>
    </style:style>
    <style:style style:name="Table35.B" style:family="table-column">
      <style:table-column-properties style:column-width="5.689cm" style:rel-column-width="14514*"/>
    </style:style>
    <style:style style:name="Table35.C" style:family="table-column">
      <style:table-column-properties style:column-width="0.714cm" style:rel-column-width="1822*"/>
    </style:style>
    <style:style style:name="Table35.D" style:family="table-column">
      <style:table-column-properties style:column-width="1.296cm" style:rel-column-width="3308*"/>
    </style:style>
    <style:style style:name="Table35.E" style:family="table-column">
      <style:table-column-properties style:column-width="15.683cm" style:rel-column-width="40018*"/>
    </style:style>
    <style:style style:name="Table35.A1" style:family="table-cell">
      <style:table-cell-properties fo:padding="0cm" fo:border="none"/>
    </style:style>
    <style:style style:name="Table36" style:family="table">
      <style:table-properties style:width="25.684cm" table:align="margins"/>
    </style:style>
    <style:style style:name="Table36.A" style:family="table-column">
      <style:table-column-properties style:column-width="2.302cm" style:rel-column-width="5873*"/>
    </style:style>
    <style:style style:name="Table36.B" style:family="table-column">
      <style:table-column-properties style:column-width="5.689cm" style:rel-column-width="14514*"/>
    </style:style>
    <style:style style:name="Table36.C" style:family="table-column">
      <style:table-column-properties style:column-width="0.714cm" style:rel-column-width="1822*"/>
    </style:style>
    <style:style style:name="Table36.D" style:family="table-column">
      <style:table-column-properties style:column-width="1.296cm" style:rel-column-width="3308*"/>
    </style:style>
    <style:style style:name="Table36.E" style:family="table-column">
      <style:table-column-properties style:column-width="15.683cm" style:rel-column-width="40018*"/>
    </style:style>
    <style:style style:name="Table36.A1" style:family="table-cell">
      <style:table-cell-properties fo:padding="0cm" fo:border="none"/>
    </style:style>
    <style:style style:name="Table37" style:family="table">
      <style:table-properties style:width="25.684cm" table:align="margins"/>
    </style:style>
    <style:style style:name="Table37.A" style:family="table-column">
      <style:table-column-properties style:column-width="2.302cm" style:rel-column-width="5873*"/>
    </style:style>
    <style:style style:name="Table37.B" style:family="table-column">
      <style:table-column-properties style:column-width="5.689cm" style:rel-column-width="14514*"/>
    </style:style>
    <style:style style:name="Table37.C" style:family="table-column">
      <style:table-column-properties style:column-width="0.714cm" style:rel-column-width="1822*"/>
    </style:style>
    <style:style style:name="Table37.D" style:family="table-column">
      <style:table-column-properties style:column-width="1.296cm" style:rel-column-width="3308*"/>
    </style:style>
    <style:style style:name="Table37.E" style:family="table-column">
      <style:table-column-properties style:column-width="15.683cm" style:rel-column-width="40018*"/>
    </style:style>
    <style:style style:name="Table37.A1" style:family="table-cell">
      <style:table-cell-properties fo:padding="0cm" fo:border="none"/>
    </style:style>
    <style:style style:name="Table38" style:family="table">
      <style:table-properties style:width="25.684cm" table:align="margins"/>
    </style:style>
    <style:style style:name="Table38.A" style:family="table-column">
      <style:table-column-properties style:column-width="2.302cm" style:rel-column-width="5873*"/>
    </style:style>
    <style:style style:name="Table38.B" style:family="table-column">
      <style:table-column-properties style:column-width="5.689cm" style:rel-column-width="14514*"/>
    </style:style>
    <style:style style:name="Table38.C" style:family="table-column">
      <style:table-column-properties style:column-width="0.714cm" style:rel-column-width="1822*"/>
    </style:style>
    <style:style style:name="Table38.D" style:family="table-column">
      <style:table-column-properties style:column-width="1.296cm" style:rel-column-width="3308*"/>
    </style:style>
    <style:style style:name="Table38.E" style:family="table-column">
      <style:table-column-properties style:column-width="15.683cm" style:rel-column-width="40018*"/>
    </style:style>
    <style:style style:name="Table38.A1" style:family="table-cell">
      <style:table-cell-properties fo:padding="0cm" fo:border="none"/>
    </style:style>
    <style:style style:name="Table11" style:family="table">
      <style:table-properties style:width="25.691cm" fo:margin-left="0cm" fo:margin-top="0cm" fo:margin-bottom="0cm" table:align="left"/>
    </style:style>
    <style:style style:name="Table11.A" style:family="table-column">
      <style:table-column-properties style:column-width="25.691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39" style:family="table">
      <style:table-properties style:width="25.684cm" table:align="margins"/>
    </style:style>
    <style:style style:name="Table39.A" style:family="table-column">
      <style:table-column-properties style:column-width="2.302cm" style:rel-column-width="5873*"/>
    </style:style>
    <style:style style:name="Table39.B" style:family="table-column">
      <style:table-column-properties style:column-width="5.689cm" style:rel-column-width="14514*"/>
    </style:style>
    <style:style style:name="Table39.C" style:family="table-column">
      <style:table-column-properties style:column-width="0.714cm" style:rel-column-width="1822*"/>
    </style:style>
    <style:style style:name="Table39.D" style:family="table-column">
      <style:table-column-properties style:column-width="1.296cm" style:rel-column-width="3308*"/>
    </style:style>
    <style:style style:name="Table39.E" style:family="table-column">
      <style:table-column-properties style:column-width="15.683cm" style:rel-column-width="40018*"/>
    </style:style>
    <style:style style:name="Table39.A1" style:family="table-cell">
      <style:table-cell-properties fo:padding="0cm" fo:border="none"/>
    </style:style>
    <style:style style:name="Table12" style:family="table">
      <style:table-properties style:width="25.691cm" fo:margin-left="0cm" fo:margin-top="0cm" fo:margin-bottom="0cm" table:align="left"/>
    </style:style>
    <style:style style:name="Table12.A" style:family="table-column">
      <style:table-column-properties style:column-width="25.691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34" style:family="table">
      <style:table-properties style:width="25.684cm" table:align="margins"/>
    </style:style>
    <style:style style:name="Table34.A" style:family="table-column">
      <style:table-column-properties style:column-width="2.302cm" style:rel-column-width="5873*"/>
    </style:style>
    <style:style style:name="Table34.B" style:family="table-column">
      <style:table-column-properties style:column-width="5.689cm" style:rel-column-width="14514*"/>
    </style:style>
    <style:style style:name="Table34.C" style:family="table-column">
      <style:table-column-properties style:column-width="0.714cm" style:rel-column-width="1822*"/>
    </style:style>
    <style:style style:name="Table34.D" style:family="table-column">
      <style:table-column-properties style:column-width="1.296cm" style:rel-column-width="3308*"/>
    </style:style>
    <style:style style:name="Table34.E" style:family="table-column">
      <style:table-column-properties style:column-width="15.683cm" style:rel-column-width="40018*"/>
    </style:style>
    <style:style style:name="Table34.A1" style:family="table-cell">
      <style:table-cell-properties fo:padding="0cm" fo:border="none"/>
    </style:style>
    <style:style style:name="Table13" style:family="table">
      <style:table-properties style:width="25.612cm" fo:margin-top="0cm" fo:margin-bottom="0cm" table:align="left"/>
    </style:style>
    <style:style style:name="Table13.A" style:family="table-column">
      <style:table-column-properties style:column-width="25.612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71" style:family="table">
      <style:table-properties style:width="25.259cm" table:align="margins"/>
    </style:style>
    <style:style style:name="Table71.A" style:family="table-column">
      <style:table-column-properties style:column-width="2.3cm" style:rel-column-width="5967*"/>
    </style:style>
    <style:style style:name="Table71.B" style:family="table-column">
      <style:table-column-properties style:column-width="22.959cm" style:rel-column-width="59568*"/>
    </style:style>
    <style:style style:name="Table14" style:family="table">
      <style:table-properties style:width="25.691cm" fo:margin-left="0cm" fo:margin-top="0cm" fo:margin-bottom="0cm" table:align="left"/>
    </style:style>
    <style:style style:name="Table14.A" style:family="table-column">
      <style:table-column-properties style:column-width="25.691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40" style:family="table">
      <style:table-properties style:width="25.684cm" table:align="margins"/>
    </style:style>
    <style:style style:name="Table40.A" style:family="table-column">
      <style:table-column-properties style:column-width="2.196cm" style:rel-column-width="5603*"/>
    </style:style>
    <style:style style:name="Table40.B" style:family="table-column">
      <style:table-column-properties style:column-width="5.794cm" style:rel-column-width="14784*"/>
    </style:style>
    <style:style style:name="Table40.C" style:family="table-column">
      <style:table-column-properties style:column-width="0.714cm" style:rel-column-width="1822*"/>
    </style:style>
    <style:style style:name="Table40.D" style:family="table-column">
      <style:table-column-properties style:column-width="0.9cm" style:rel-column-width="2295*"/>
    </style:style>
    <style:style style:name="Table40.E" style:family="table-column">
      <style:table-column-properties style:column-width="16.081cm" style:rel-column-width="41031*"/>
    </style:style>
    <style:style style:name="Table40.A1" style:family="table-cell">
      <style:table-cell-properties fo:padding="0cm" fo:border="none"/>
    </style:style>
    <style:style style:name="Table40.8" style:family="table-row">
      <style:table-row-properties style:min-row-height="0.467cm"/>
    </style:style>
    <style:style style:name="Table15" style:family="table">
      <style:table-properties style:width="25.684cm" table:align="margins"/>
    </style:style>
    <style:style style:name="Table15.A" style:family="table-column">
      <style:table-column-properties style:column-width="2.196cm" style:rel-column-width="5603*"/>
    </style:style>
    <style:style style:name="Table15.B" style:family="table-column">
      <style:table-column-properties style:column-width="5.794cm" style:rel-column-width="14784*"/>
    </style:style>
    <style:style style:name="Table15.C" style:family="table-column">
      <style:table-column-properties style:column-width="0.714cm" style:rel-column-width="1822*"/>
    </style:style>
    <style:style style:name="Table15.D" style:family="table-column">
      <style:table-column-properties style:column-width="0.9cm" style:rel-column-width="2295*"/>
    </style:style>
    <style:style style:name="Table15.E" style:family="table-column">
      <style:table-column-properties style:column-width="16.081cm" style:rel-column-width="41031*"/>
    </style:style>
    <style:style style:name="Table15.A1" style:family="table-cell">
      <style:table-cell-properties fo:padding="0cm" fo:border="none"/>
    </style:style>
    <style:style style:name="Table67" style:family="table">
      <style:table-properties table:align="margins"/>
    </style:style>
    <style:style style:name="Table67.A" style:family="table-column">
      <style:table-column-properties style:rel-column-width="5603*"/>
    </style:style>
    <style:style style:name="Table67.B" style:family="table-column">
      <style:table-column-properties style:rel-column-width="14784*"/>
    </style:style>
    <style:style style:name="Table67.C" style:family="table-column">
      <style:table-column-properties style:rel-column-width="1822*"/>
    </style:style>
    <style:style style:name="Table67.D" style:family="table-column">
      <style:table-column-properties style:rel-column-width="2295*"/>
    </style:style>
    <style:style style:name="Table67.E" style:family="table-column">
      <style:table-column-properties style:rel-column-width="41031*"/>
    </style:style>
    <style:style style:name="Table67.A1" style:family="table-cell">
      <style:table-cell-properties fo:padding="0cm" fo:border="none"/>
    </style:style>
    <style:style style:name="Table43" style:family="table">
      <style:table-properties style:width="25.684cm" table:align="margins"/>
    </style:style>
    <style:style style:name="Table43.A" style:family="table-column">
      <style:table-column-properties style:column-width="2.196cm" style:rel-column-width="5603*"/>
    </style:style>
    <style:style style:name="Table43.B" style:family="table-column">
      <style:table-column-properties style:column-width="5.794cm" style:rel-column-width="14784*"/>
    </style:style>
    <style:style style:name="Table43.C" style:family="table-column">
      <style:table-column-properties style:column-width="0.714cm" style:rel-column-width="1822*"/>
    </style:style>
    <style:style style:name="Table43.D" style:family="table-column">
      <style:table-column-properties style:column-width="0.9cm" style:rel-column-width="2295*"/>
    </style:style>
    <style:style style:name="Table43.E" style:family="table-column">
      <style:table-column-properties style:column-width="16.081cm" style:rel-column-width="41031*"/>
    </style:style>
    <style:style style:name="Table43.A1" style:family="table-cell">
      <style:table-cell-properties fo:padding="0cm" fo:border="none"/>
    </style:style>
    <style:style style:name="Table44" style:family="table">
      <style:table-properties style:width="25.684cm" table:align="margins"/>
    </style:style>
    <style:style style:name="Table44.A" style:family="table-column">
      <style:table-column-properties style:column-width="2.053cm" style:rel-column-width="5238*"/>
    </style:style>
    <style:style style:name="Table44.B" style:family="table-column">
      <style:table-column-properties style:column-width="5.937cm" style:rel-column-width="15149*"/>
    </style:style>
    <style:style style:name="Table44.C" style:family="table-column">
      <style:table-column-properties style:column-width="0.714cm" style:rel-column-width="1822*"/>
    </style:style>
    <style:style style:name="Table44.D" style:family="table-column">
      <style:table-column-properties style:column-width="0.9cm" style:rel-column-width="2295*"/>
    </style:style>
    <style:style style:name="Table44.E" style:family="table-column">
      <style:table-column-properties style:column-width="16.081cm" style:rel-column-width="41031*"/>
    </style:style>
    <style:style style:name="Table44.A1" style:family="table-cell">
      <style:table-cell-properties fo:padding="0cm" fo:border="none"/>
    </style:style>
    <style:style style:name="Table45" style:family="table">
      <style:table-properties style:width="25.691cm" fo:margin-left="0cm" fo:margin-top="0cm" fo:margin-bottom="0cm" table:align="left"/>
    </style:style>
    <style:style style:name="Table45.A" style:family="table-column">
      <style:table-column-properties style:column-width="25.691cm"/>
    </style:style>
    <style:style style:name="Table45.1" style:family="table-row">
      <style:table-row-properties fo:keep-together="auto"/>
    </style:style>
    <style:style style:name="Table45.A1" style:family="table-cell">
      <style:table-cell-properties style:vertical-align="" fo:padding="0.176cm" fo:border="1pt solid #000000"/>
    </style:style>
    <style:style style:name="Table73" style:family="table">
      <style:table-properties style:width="25.684cm" table:align="margins"/>
    </style:style>
    <style:style style:name="Table73.A" style:family="table-column">
      <style:table-column-properties style:column-width="2.09cm" style:rel-column-width="5333*"/>
    </style:style>
    <style:style style:name="Table73.B" style:family="table-column">
      <style:table-column-properties style:column-width="5.9cm" style:rel-column-width="15055*"/>
    </style:style>
    <style:style style:name="Table73.C" style:family="table-column">
      <style:table-column-properties style:column-width="0.714cm" style:rel-column-width="1822*"/>
    </style:style>
    <style:style style:name="Table73.D" style:family="table-column">
      <style:table-column-properties style:column-width="0.9cm" style:rel-column-width="2295*"/>
    </style:style>
    <style:style style:name="Table73.E" style:family="table-column">
      <style:table-column-properties style:column-width="16.08cm" style:rel-column-width="41030*"/>
    </style:style>
    <style:style style:name="Table73.A1" style:family="table-cell">
      <style:table-cell-properties fo:padding="0cm" fo:border="none"/>
    </style:style>
    <style:style style:name="Table65" style:family="table">
      <style:table-properties style:width="25.684cm" table:align="margins"/>
    </style:style>
    <style:style style:name="Table65.A" style:family="table-column">
      <style:table-column-properties style:column-width="2.242cm" style:rel-column-width="5721*"/>
    </style:style>
    <style:style style:name="Table65.B" style:family="table-column">
      <style:table-column-properties style:column-width="6.331cm" style:rel-column-width="16151*"/>
    </style:style>
    <style:style style:name="Table65.C" style:family="table-column">
      <style:table-column-properties style:column-width="0.766cm" style:rel-column-width="1955*"/>
    </style:style>
    <style:style style:name="Table65.D" style:family="table-column">
      <style:table-column-properties style:column-width="0.965cm" style:rel-column-width="2462*"/>
    </style:style>
    <style:style style:name="Table65.E" style:family="table-column">
      <style:table-column-properties style:column-width="15.381cm" style:rel-column-width="39246*"/>
    </style:style>
    <style:style style:name="Table65.A1" style:family="table-cell">
      <style:table-cell-properties fo:padding="0cm" fo:border="none"/>
    </style:style>
    <style:style style:name="Table46" style:family="table">
      <style:table-properties style:width="25.684cm" fo:break-before="auto" fo:break-after="auto" table:align="margins" fo:background-color="transparent" fo:keep-with-next="auto" style:may-break-between-rows="true" style:writing-mode="lr-tb">
        <style:background-image/>
      </style:table-properties>
    </style:style>
    <style:style style:name="Table46.A" style:family="table-column">
      <style:table-column-properties style:column-width="2.196cm" style:rel-column-width="5603*"/>
    </style:style>
    <style:style style:name="Table46.B" style:family="table-column">
      <style:table-column-properties style:column-width="5.715cm" style:rel-column-width="14582*"/>
    </style:style>
    <style:style style:name="Table46.C" style:family="table-column">
      <style:table-column-properties style:column-width="0.794cm" style:rel-column-width="2025*"/>
    </style:style>
    <style:style style:name="Table46.D" style:family="table-column">
      <style:table-column-properties style:column-width="0.9cm" style:rel-column-width="2295*"/>
    </style:style>
    <style:style style:name="Table46.E" style:family="table-column">
      <style:table-column-properties style:column-width="16.08cm" style:rel-column-width="41030*"/>
    </style:style>
    <style:style style:name="Table46.A1" style:family="table-cell">
      <style:table-cell-properties fo:padding="0cm" fo:border="none"/>
    </style:style>
    <style:style style:name="Table46.2" style:family="table-row">
      <style:table-row-properties fo:background-color="transparent" fo:keep-together="auto">
        <style:background-image/>
      </style:table-row-properties>
    </style:style>
    <style:style style:name="Table46.A2" style:family="table-cell">
      <style:table-cell-properties style:vertical-align="" fo:background-color="transparent" fo:padding="0cm" fo:border="none" style:writing-mode="lr-tb">
        <style:background-image/>
      </style:table-cell-properties>
    </style:style>
    <style:style style:name="Table70" style:family="table">
      <style:table-properties style:width="25.684cm" table:align="margins"/>
    </style:style>
    <style:style style:name="Table70.A" style:family="table-column">
      <style:table-column-properties style:column-width="2.196cm" style:rel-column-width="5603*"/>
    </style:style>
    <style:style style:name="Table70.B" style:family="table-column">
      <style:table-column-properties style:column-width="5.715cm" style:rel-column-width="14582*"/>
    </style:style>
    <style:style style:name="Table70.C" style:family="table-column">
      <style:table-column-properties style:column-width="0.794cm" style:rel-column-width="2025*"/>
    </style:style>
    <style:style style:name="Table70.D" style:family="table-column">
      <style:table-column-properties style:column-width="0.9cm" style:rel-column-width="2295*"/>
    </style:style>
    <style:style style:name="Table70.E" style:family="table-column">
      <style:table-column-properties style:column-width="16.08cm" style:rel-column-width="41030*"/>
    </style:style>
    <style:style style:name="Table70.A1" style:family="table-cell">
      <style:table-cell-properties fo:padding="0cm" fo:border="none"/>
    </style:style>
    <style:style style:name="Table48" style:family="table">
      <style:table-properties style:width="25.684cm" table:align="margins"/>
    </style:style>
    <style:style style:name="Table48.A" style:family="table-column">
      <style:table-column-properties style:column-width="2.196cm" style:rel-column-width="5603*"/>
    </style:style>
    <style:style style:name="Table48.B" style:family="table-column">
      <style:table-column-properties style:column-width="5.715cm" style:rel-column-width="14582*"/>
    </style:style>
    <style:style style:name="Table48.C" style:family="table-column">
      <style:table-column-properties style:column-width="0.794cm" style:rel-column-width="2025*"/>
    </style:style>
    <style:style style:name="Table48.D" style:family="table-column">
      <style:table-column-properties style:column-width="0.9cm" style:rel-column-width="2295*"/>
    </style:style>
    <style:style style:name="Table48.E" style:family="table-column">
      <style:table-column-properties style:column-width="16.08cm" style:rel-column-width="41030*"/>
    </style:style>
    <style:style style:name="Table48.A1" style:family="table-cell">
      <style:table-cell-properties fo:padding="0cm" fo:border="none"/>
    </style:style>
    <style:style style:name="Table49" style:family="table">
      <style:table-properties style:width="25.684cm" table:align="margins"/>
    </style:style>
    <style:style style:name="Table49.A" style:family="table-column">
      <style:table-column-properties style:column-width="2.196cm" style:rel-column-width="5603*"/>
    </style:style>
    <style:style style:name="Table49.B" style:family="table-column">
      <style:table-column-properties style:column-width="5.715cm" style:rel-column-width="14582*"/>
    </style:style>
    <style:style style:name="Table49.C" style:family="table-column">
      <style:table-column-properties style:column-width="0.794cm" style:rel-column-width="2025*"/>
    </style:style>
    <style:style style:name="Table49.D" style:family="table-column">
      <style:table-column-properties style:column-width="0.9cm" style:rel-column-width="2295*"/>
    </style:style>
    <style:style style:name="Table49.E" style:family="table-column">
      <style:table-column-properties style:column-width="16.08cm" style:rel-column-width="41030*"/>
    </style:style>
    <style:style style:name="Table49.A1" style:family="table-cell">
      <style:table-cell-properties fo:padding="0cm" fo:border="none"/>
    </style:style>
    <style:style style:name="Table50" style:family="table">
      <style:table-properties style:width="25.684cm" table:align="margins"/>
    </style:style>
    <style:style style:name="Table50.A" style:family="table-column">
      <style:table-column-properties style:column-width="2.196cm" style:rel-column-width="5603*"/>
    </style:style>
    <style:style style:name="Table50.B" style:family="table-column">
      <style:table-column-properties style:column-width="5.715cm" style:rel-column-width="14582*"/>
    </style:style>
    <style:style style:name="Table50.C" style:family="table-column">
      <style:table-column-properties style:column-width="0.794cm" style:rel-column-width="2025*"/>
    </style:style>
    <style:style style:name="Table50.D" style:family="table-column">
      <style:table-column-properties style:column-width="0.9cm" style:rel-column-width="2295*"/>
    </style:style>
    <style:style style:name="Table50.E" style:family="table-column">
      <style:table-column-properties style:column-width="16.08cm" style:rel-column-width="41030*"/>
    </style:style>
    <style:style style:name="Table50.A1" style:family="table-cell">
      <style:table-cell-properties fo:padding="0cm" fo:border="none"/>
    </style:style>
    <style:style style:name="Table51" style:family="table">
      <style:table-properties style:width="25.684cm" table:align="margins"/>
    </style:style>
    <style:style style:name="Table51.A" style:family="table-column">
      <style:table-column-properties style:column-width="2.196cm" style:rel-column-width="5603*"/>
    </style:style>
    <style:style style:name="Table51.B" style:family="table-column">
      <style:table-column-properties style:column-width="5.715cm" style:rel-column-width="14582*"/>
    </style:style>
    <style:style style:name="Table51.C" style:family="table-column">
      <style:table-column-properties style:column-width="0.794cm" style:rel-column-width="2025*"/>
    </style:style>
    <style:style style:name="Table51.D" style:family="table-column">
      <style:table-column-properties style:column-width="0.9cm" style:rel-column-width="2295*"/>
    </style:style>
    <style:style style:name="Table51.E" style:family="table-column">
      <style:table-column-properties style:column-width="16.08cm" style:rel-column-width="41030*"/>
    </style:style>
    <style:style style:name="Table51.A1" style:family="table-cell">
      <style:table-cell-properties fo:padding="0cm" fo:border="none"/>
    </style:style>
    <style:style style:name="Table52" style:family="table">
      <style:table-properties style:width="25.684cm" table:align="margins"/>
    </style:style>
    <style:style style:name="Table52.A" style:family="table-column">
      <style:table-column-properties style:column-width="2.196cm" style:rel-column-width="5603*"/>
    </style:style>
    <style:style style:name="Table52.B" style:family="table-column">
      <style:table-column-properties style:column-width="5.715cm" style:rel-column-width="14582*"/>
    </style:style>
    <style:style style:name="Table52.C" style:family="table-column">
      <style:table-column-properties style:column-width="0.794cm" style:rel-column-width="2025*"/>
    </style:style>
    <style:style style:name="Table52.D" style:family="table-column">
      <style:table-column-properties style:column-width="0.9cm" style:rel-column-width="2295*"/>
    </style:style>
    <style:style style:name="Table52.E" style:family="table-column">
      <style:table-column-properties style:column-width="16.08cm" style:rel-column-width="41030*"/>
    </style:style>
    <style:style style:name="Table52.A1" style:family="table-cell">
      <style:table-cell-properties fo:padding="0cm" fo:border="none"/>
    </style:style>
    <style:style style:name="Table53" style:family="table">
      <style:table-properties style:width="25.684cm" table:align="margins"/>
    </style:style>
    <style:style style:name="Table53.A" style:family="table-column">
      <style:table-column-properties style:column-width="2.196cm" style:rel-column-width="5603*"/>
    </style:style>
    <style:style style:name="Table53.B" style:family="table-column">
      <style:table-column-properties style:column-width="5.715cm" style:rel-column-width="14582*"/>
    </style:style>
    <style:style style:name="Table53.C" style:family="table-column">
      <style:table-column-properties style:column-width="0.794cm" style:rel-column-width="2025*"/>
    </style:style>
    <style:style style:name="Table53.D" style:family="table-column">
      <style:table-column-properties style:column-width="0.9cm" style:rel-column-width="2295*"/>
    </style:style>
    <style:style style:name="Table53.E" style:family="table-column">
      <style:table-column-properties style:column-width="16.08cm" style:rel-column-width="41030*"/>
    </style:style>
    <style:style style:name="Table53.A1" style:family="table-cell">
      <style:table-cell-properties fo:padding="0cm" fo:border="none"/>
    </style:style>
    <style:style style:name="Table54" style:family="table">
      <style:table-properties style:width="25.684cm" table:align="margins"/>
    </style:style>
    <style:style style:name="Table54.A" style:family="table-column">
      <style:table-column-properties style:column-width="2.302cm" style:rel-column-width="5873*"/>
    </style:style>
    <style:style style:name="Table54.B" style:family="table-column">
      <style:table-column-properties style:column-width="5.607cm" style:rel-column-width="14307*"/>
    </style:style>
    <style:style style:name="Table54.C" style:family="table-column">
      <style:table-column-properties style:column-width="0.794cm" style:rel-column-width="2025*"/>
    </style:style>
    <style:style style:name="Table54.D" style:family="table-column">
      <style:table-column-properties style:column-width="0.9cm" style:rel-column-width="2295*"/>
    </style:style>
    <style:style style:name="Table54.E" style:family="table-column">
      <style:table-column-properties style:column-width="16.081cm" style:rel-column-width="41035*"/>
    </style:style>
    <style:style style:name="Table54.A1" style:family="table-cell">
      <style:table-cell-properties fo:padding="0cm" fo:border="none"/>
    </style:style>
    <style:style style:name="Table55" style:family="table">
      <style:table-properties style:width="16.083cm" table:align="margins"/>
    </style:style>
    <style:style style:name="Table55.A" style:family="table-column">
      <style:table-column-properties style:column-width="16.083cm" style:rel-column-width="65535*"/>
    </style:style>
    <style:style style:name="Table56" style:family="table">
      <style:table-properties style:width="25.684cm" table:align="margins"/>
    </style:style>
    <style:style style:name="Table56.A" style:family="table-column">
      <style:table-column-properties style:column-width="2.196cm" style:rel-column-width="5603*"/>
    </style:style>
    <style:style style:name="Table56.B" style:family="table-column">
      <style:table-column-properties style:column-width="5.715cm" style:rel-column-width="14582*"/>
    </style:style>
    <style:style style:name="Table56.C" style:family="table-column">
      <style:table-column-properties style:column-width="0.794cm" style:rel-column-width="2025*"/>
    </style:style>
    <style:style style:name="Table56.D" style:family="table-column">
      <style:table-column-properties style:column-width="0.9cm" style:rel-column-width="2295*"/>
    </style:style>
    <style:style style:name="Table56.E" style:family="table-column">
      <style:table-column-properties style:column-width="16.08cm" style:rel-column-width="41030*"/>
    </style:style>
    <style:style style:name="Table56.A1" style:family="table-cell">
      <style:table-cell-properties fo:padding="0cm" fo:border="none"/>
    </style:style>
    <style:style style:name="Table57" style:family="table">
      <style:table-properties style:width="25.684cm" table:align="margins"/>
    </style:style>
    <style:style style:name="Table57.A" style:family="table-column">
      <style:table-column-properties style:column-width="2.408cm" style:rel-column-width="6143*"/>
    </style:style>
    <style:style style:name="Table57.B" style:family="table-column">
      <style:table-column-properties style:column-width="5.503cm" style:rel-column-width="14042*"/>
    </style:style>
    <style:style style:name="Table57.C" style:family="table-column">
      <style:table-column-properties style:column-width="0.794cm" style:rel-column-width="2025*"/>
    </style:style>
    <style:style style:name="Table57.D" style:family="table-column">
      <style:table-column-properties style:column-width="0.9cm" style:rel-column-width="2295*"/>
    </style:style>
    <style:style style:name="Table57.E" style:family="table-column">
      <style:table-column-properties style:column-width="16.08cm" style:rel-column-width="41030*"/>
    </style:style>
    <style:style style:name="Table57.A1" style:family="table-cell">
      <style:table-cell-properties fo:padding="0cm" fo:border="none"/>
    </style:style>
    <style:style style:name="Table58" style:family="table">
      <style:table-properties style:width="16.081cm" table:align="margins"/>
    </style:style>
    <style:style style:name="Table58.A" style:family="table-column">
      <style:table-column-properties style:column-width="16.081cm" style:rel-column-width="65535*"/>
    </style:style>
    <style:style style:name="Table64" style:family="table">
      <style:table-properties style:width="25.684cm" table:align="margins"/>
    </style:style>
    <style:style style:name="Table64.A" style:family="table-column">
      <style:table-column-properties style:column-width="2.171cm" style:rel-column-width="5540*"/>
    </style:style>
    <style:style style:name="Table64.B" style:family="table-column">
      <style:table-column-properties style:column-width="5.74cm" style:rel-column-width="14645*"/>
    </style:style>
    <style:style style:name="Table64.C" style:family="table-column">
      <style:table-column-properties style:column-width="0.794cm" style:rel-column-width="2025*"/>
    </style:style>
    <style:style style:name="Table64.D" style:family="table-column">
      <style:table-column-properties style:column-width="0.9cm" style:rel-column-width="2295*"/>
    </style:style>
    <style:style style:name="Table64.E" style:family="table-column">
      <style:table-column-properties style:column-width="16.08cm" style:rel-column-width="41030*"/>
    </style:style>
    <style:style style:name="Table64.A1" style:family="table-cell">
      <style:table-cell-properties fo:padding="0cm" fo:border="none"/>
    </style:style>
    <style:style style:name="Table63" style:family="table">
      <style:table-properties style:width="25.684cm" table:align="margins"/>
    </style:style>
    <style:style style:name="Table63.A" style:family="table-column">
      <style:table-column-properties style:column-width="2.196cm" style:rel-column-width="5603*"/>
    </style:style>
    <style:style style:name="Table63.B" style:family="table-column">
      <style:table-column-properties style:column-width="5.715cm" style:rel-column-width="14582*"/>
    </style:style>
    <style:style style:name="Table63.C" style:family="table-column">
      <style:table-column-properties style:column-width="0.794cm" style:rel-column-width="2025*"/>
    </style:style>
    <style:style style:name="Table63.D" style:family="table-column">
      <style:table-column-properties style:column-width="0.9cm" style:rel-column-width="2295*"/>
    </style:style>
    <style:style style:name="Table63.E" style:family="table-column">
      <style:table-column-properties style:column-width="16.08cm" style:rel-column-width="41030*"/>
    </style:style>
    <style:style style:name="Table63.A1" style:family="table-cell">
      <style:table-cell-properties fo:padding="0cm" fo:border="none"/>
    </style:style>
    <style:style style:name="Table63.2" style:family="table-row">
      <style:table-row-properties style:min-row-height="0.494cm"/>
    </style:style>
    <style:style style:name="Table59" style:family="table">
      <style:table-properties style:width="25.684cm" table:align="margins"/>
    </style:style>
    <style:style style:name="Table59.A" style:family="table-column">
      <style:table-column-properties style:column-width="2.408cm" style:rel-column-width="6143*"/>
    </style:style>
    <style:style style:name="Table59.B" style:family="table-column">
      <style:table-column-properties style:column-width="5.502cm" style:rel-column-width="14037*"/>
    </style:style>
    <style:style style:name="Table59.C" style:family="table-column">
      <style:table-column-properties style:column-width="0.794cm" style:rel-column-width="2025*"/>
    </style:style>
    <style:style style:name="Table59.D" style:family="table-column">
      <style:table-column-properties style:column-width="0.9cm" style:rel-column-width="2295*"/>
    </style:style>
    <style:style style:name="Table59.E" style:family="table-column">
      <style:table-column-properties style:column-width="16.081cm" style:rel-column-width="41035*"/>
    </style:style>
    <style:style style:name="Table59.A1" style:family="table-cell">
      <style:table-cell-properties fo:padding="0cm" fo:border="none"/>
    </style:style>
    <style:style style:name="Table60" style:family="table">
      <style:table-properties style:width="25.684cm" table:align="margins"/>
    </style:style>
    <style:style style:name="Table60.A" style:family="table-column">
      <style:table-column-properties style:column-width="2.196cm" style:rel-column-width="5603*"/>
    </style:style>
    <style:style style:name="Table60.B" style:family="table-column">
      <style:table-column-properties style:column-width="5.715cm" style:rel-column-width="14582*"/>
    </style:style>
    <style:style style:name="Table60.C" style:family="table-column">
      <style:table-column-properties style:column-width="0.794cm" style:rel-column-width="2025*"/>
    </style:style>
    <style:style style:name="Table60.D" style:family="table-column">
      <style:table-column-properties style:column-width="0.9cm" style:rel-column-width="2295*"/>
    </style:style>
    <style:style style:name="Table60.E" style:family="table-column">
      <style:table-column-properties style:column-width="16.08cm" style:rel-column-width="41030*"/>
    </style:style>
    <style:style style:name="Table60.A1" style:family="table-cell">
      <style:table-cell-properties fo:padding="0cm" fo:border="none"/>
    </style:style>
    <style:style style:name="Table61" style:family="table">
      <style:table-properties style:width="25.684cm" table:align="margins"/>
    </style:style>
    <style:style style:name="Table61.A" style:family="table-column">
      <style:table-column-properties style:column-width="2.196cm" style:rel-column-width="5603*"/>
    </style:style>
    <style:style style:name="Table61.B" style:family="table-column">
      <style:table-column-properties style:column-width="5.715cm" style:rel-column-width="14582*"/>
    </style:style>
    <style:style style:name="Table61.C" style:family="table-column">
      <style:table-column-properties style:column-width="0.794cm" style:rel-column-width="2025*"/>
    </style:style>
    <style:style style:name="Table61.D" style:family="table-column">
      <style:table-column-properties style:column-width="0.9cm" style:rel-column-width="2295*"/>
    </style:style>
    <style:style style:name="Table61.E" style:family="table-column">
      <style:table-column-properties style:column-width="16.08cm" style:rel-column-width="41030*"/>
    </style:style>
    <style:style style:name="Table61.A1" style:family="table-cell">
      <style:table-cell-properties fo:padding="0cm" fo:border="none"/>
    </style:style>
    <style:style style:name="Table62" style:family="table">
      <style:table-properties style:width="25.684cm" table:align="margins"/>
    </style:style>
    <style:style style:name="Table62.A" style:family="table-column">
      <style:table-column-properties style:column-width="2.196cm" style:rel-column-width="5603*"/>
    </style:style>
    <style:style style:name="Table62.B" style:family="table-column">
      <style:table-column-properties style:column-width="5.715cm" style:rel-column-width="14582*"/>
    </style:style>
    <style:style style:name="Table62.C" style:family="table-column">
      <style:table-column-properties style:column-width="0.794cm" style:rel-column-width="2025*"/>
    </style:style>
    <style:style style:name="Table62.D" style:family="table-column">
      <style:table-column-properties style:column-width="0.9cm" style:rel-column-width="2295*"/>
    </style:style>
    <style:style style:name="Table62.E" style:family="table-column">
      <style:table-column-properties style:column-width="16.08cm" style:rel-column-width="41030*"/>
    </style:style>
    <style:style style:name="Table62.A1" style:family="table-cell">
      <style:table-cell-properties fo:padding="0cm" fo:border="none"/>
    </style:style>
    <style:style style:name="Table66" style:family="table">
      <style:table-properties style:width="25.684cm" table:align="margins"/>
    </style:style>
    <style:style style:name="Table66.A" style:family="table-column">
      <style:table-column-properties style:column-width="2.196cm" style:rel-column-width="5603*"/>
    </style:style>
    <style:style style:name="Table66.B" style:family="table-column">
      <style:table-column-properties style:column-width="5.794cm" style:rel-column-width="14784*"/>
    </style:style>
    <style:style style:name="Table66.C" style:family="table-column">
      <style:table-column-properties style:column-width="0.714cm" style:rel-column-width="1822*"/>
    </style:style>
    <style:style style:name="Table66.D" style:family="table-column">
      <style:table-column-properties style:column-width="0.9cm" style:rel-column-width="2295*"/>
    </style:style>
    <style:style style:name="Table66.E" style:family="table-column">
      <style:table-column-properties style:column-width="16.081cm" style:rel-column-width="41031*"/>
    </style:style>
    <style:style style:name="Table66.A1" style:family="table-cell">
      <style:table-cell-properties fo:padding="0cm" fo:border="none"/>
    </style:style>
    <style:style style:name="Table47" style:family="table">
      <style:table-properties style:width="25.684cm" table:align="margins"/>
    </style:style>
    <style:style style:name="Table47.A" style:family="table-column">
      <style:table-column-properties style:column-width="2.196cm" style:rel-column-width="5603*"/>
    </style:style>
    <style:style style:name="Table47.B" style:family="table-column">
      <style:table-column-properties style:column-width="5.715cm" style:rel-column-width="14582*"/>
    </style:style>
    <style:style style:name="Table47.C" style:family="table-column">
      <style:table-column-properties style:column-width="0.794cm" style:rel-column-width="2025*"/>
    </style:style>
    <style:style style:name="Table47.D" style:family="table-column">
      <style:table-column-properties style:column-width="0.9cm" style:rel-column-width="2295*"/>
    </style:style>
    <style:style style:name="Table47.E" style:family="table-column">
      <style:table-column-properties style:column-width="16.08cm" style:rel-column-width="41030*"/>
    </style:style>
    <style:style style:name="Table47.A1" style:family="table-cell">
      <style:table-cell-properties fo:padding="0cm" fo:border="none"/>
    </style:style>
    <style:style style:name="Table68" style:family="table">
      <style:table-properties style:width="25.684cm" table:align="margins"/>
    </style:style>
    <style:style style:name="Table68.A" style:family="table-column">
      <style:table-column-properties style:column-width="2.196cm" style:rel-column-width="5603*"/>
    </style:style>
    <style:style style:name="Table68.B" style:family="table-column">
      <style:table-column-properties style:column-width="5.794cm" style:rel-column-width="14784*"/>
    </style:style>
    <style:style style:name="Table68.C" style:family="table-column">
      <style:table-column-properties style:column-width="0.714cm" style:rel-column-width="1822*"/>
    </style:style>
    <style:style style:name="Table68.D" style:family="table-column">
      <style:table-column-properties style:column-width="0.9cm" style:rel-column-width="2295*"/>
    </style:style>
    <style:style style:name="Table68.E" style:family="table-column">
      <style:table-column-properties style:column-width="16.081cm" style:rel-column-width="41031*"/>
    </style:style>
    <style:style style:name="Table68.A1" style:family="table-cell">
      <style:table-cell-properties fo:padding="0cm" fo:border="none"/>
    </style:style>
    <style:style style:name="Table69" style:family="table">
      <style:table-properties style:width="25.684cm" table:align="margins"/>
    </style:style>
    <style:style style:name="Table69.A" style:family="table-column">
      <style:table-column-properties style:column-width="2.196cm" style:rel-column-width="5603*"/>
    </style:style>
    <style:style style:name="Table69.B" style:family="table-column">
      <style:table-column-properties style:column-width="5.794cm" style:rel-column-width="14784*"/>
    </style:style>
    <style:style style:name="Table69.C" style:family="table-column">
      <style:table-column-properties style:column-width="0.714cm" style:rel-column-width="1822*"/>
    </style:style>
    <style:style style:name="Table69.D" style:family="table-column">
      <style:table-column-properties style:column-width="0.9cm" style:rel-column-width="2295*"/>
    </style:style>
    <style:style style:name="Table69.E" style:family="table-column">
      <style:table-column-properties style:column-width="16.081cm" style:rel-column-width="41031*"/>
    </style:style>
    <style:style style:name="Table69.A1" style:family="table-cell">
      <style:table-cell-properties fo:padding="0cm" fo:border="none"/>
    </style:style>
    <style:style style:name="Table78" style:family="table">
      <style:table-properties style:width="25.684cm" table:align="margins"/>
    </style:style>
    <style:style style:name="Table78.A" style:family="table-column">
      <style:table-column-properties style:column-width="2.196cm" style:rel-column-width="5603*"/>
    </style:style>
    <style:style style:name="Table78.B" style:family="table-column">
      <style:table-column-properties style:column-width="5.801cm" style:rel-column-width="14802*"/>
    </style:style>
    <style:style style:name="Table78.C" style:family="table-column">
      <style:table-column-properties style:column-width="0.707cm" style:rel-column-width="1804*"/>
    </style:style>
    <style:style style:name="Table78.D" style:family="table-column">
      <style:table-column-properties style:column-width="1.005cm" style:rel-column-width="2565*"/>
    </style:style>
    <style:style style:name="Table78.E" style:family="table-column">
      <style:table-column-properties style:column-width="15.976cm" style:rel-column-width="40761*"/>
    </style:style>
    <style:style style:name="Table78.A1" style:family="table-cell">
      <style:table-cell-properties fo:padding="0cm" fo:border="none"/>
    </style:style>
    <style:style style:name="Table80" style:family="table">
      <style:table-properties style:width="25.684cm" table:align="margins"/>
    </style:style>
    <style:style style:name="Table80.A" style:family="table-column">
      <style:table-column-properties style:column-width="2.196cm" style:rel-column-width="5603*"/>
    </style:style>
    <style:style style:name="Table80.B" style:family="table-column">
      <style:table-column-properties style:column-width="5.794cm" style:rel-column-width="14784*"/>
    </style:style>
    <style:style style:name="Table80.C" style:family="table-column">
      <style:table-column-properties style:column-width="0.714cm" style:rel-column-width="1822*"/>
    </style:style>
    <style:style style:name="Table80.D" style:family="table-column">
      <style:table-column-properties style:column-width="1.085cm" style:rel-column-width="2767*"/>
    </style:style>
    <style:style style:name="Table80.E" style:family="table-column">
      <style:table-column-properties style:column-width="15.896cm" style:rel-column-width="40559*"/>
    </style:style>
    <style:style style:name="Table80.A1" style:family="table-cell">
      <style:table-cell-properties fo:padding="0cm" fo:border="none"/>
    </style:style>
    <style:style style:name="Table72" style:family="table">
      <style:table-properties style:width="25.684cm" table:align="margins"/>
    </style:style>
    <style:style style:name="Table72.A" style:family="table-column">
      <style:table-column-properties style:column-width="2.196cm" style:rel-column-width="5603*"/>
    </style:style>
    <style:style style:name="Table72.B" style:family="table-column">
      <style:table-column-properties style:column-width="5.794cm" style:rel-column-width="14784*"/>
    </style:style>
    <style:style style:name="Table72.C" style:family="table-column">
      <style:table-column-properties style:column-width="0.714cm" style:rel-column-width="1822*"/>
    </style:style>
    <style:style style:name="Table72.D" style:family="table-column">
      <style:table-column-properties style:column-width="1.085cm" style:rel-column-width="2767*"/>
    </style:style>
    <style:style style:name="Table72.E" style:family="table-column">
      <style:table-column-properties style:column-width="15.896cm" style:rel-column-width="40559*"/>
    </style:style>
    <style:style style:name="Table72.A1" style:family="table-cell">
      <style:table-cell-properties fo:padding="0cm" fo:border="none"/>
    </style:style>
    <style:style style:name="Table3" style:family="table">
      <style:table-properties style:width="25.684cm" table:align="margins"/>
    </style:style>
    <style:style style:name="Table3.A" style:family="table-column">
      <style:table-column-properties style:column-width="2.196cm" style:rel-column-width="5603*"/>
    </style:style>
    <style:style style:name="Table3.B" style:family="table-column">
      <style:table-column-properties style:column-width="5.794cm" style:rel-column-width="14784*"/>
    </style:style>
    <style:style style:name="Table3.C" style:family="table-column">
      <style:table-column-properties style:column-width="0.714cm" style:rel-column-width="1822*"/>
    </style:style>
    <style:style style:name="Table3.D" style:family="table-column">
      <style:table-column-properties style:column-width="1.191cm" style:rel-column-width="3037*"/>
    </style:style>
    <style:style style:name="Table3.E" style:family="table-column">
      <style:table-column-properties style:column-width="15.79cm" style:rel-column-width="40289*"/>
    </style:style>
    <style:style style:name="Table3.A1" style:family="table-cell">
      <style:table-cell-properties fo:padding="0cm" fo:border="none"/>
    </style:style>
    <style:style style:name="Table75" style:family="table">
      <style:table-properties style:width="25.684cm" table:align="margins"/>
    </style:style>
    <style:style style:name="Table75.A" style:family="table-column">
      <style:table-column-properties style:column-width="2.196cm" style:rel-column-width="5603*"/>
    </style:style>
    <style:style style:name="Table75.B" style:family="table-column">
      <style:table-column-properties style:column-width="5.794cm" style:rel-column-width="14784*"/>
    </style:style>
    <style:style style:name="Table75.C" style:family="table-column">
      <style:table-column-properties style:column-width="0.714cm" style:rel-column-width="1822*"/>
    </style:style>
    <style:style style:name="Table75.D" style:family="table-column">
      <style:table-column-properties style:column-width="1.296cm" style:rel-column-width="3308*"/>
    </style:style>
    <style:style style:name="Table75.E" style:family="table-column">
      <style:table-column-properties style:column-width="15.683cm" style:rel-column-width="40018*"/>
    </style:style>
    <style:style style:name="Table75.A1" style:family="table-cell">
      <style:table-cell-properties fo:padding="0cm" fo:border="none"/>
    </style:style>
    <style:style style:name="Table76" style:family="table">
      <style:table-properties style:width="25.684cm" table:align="margins"/>
    </style:style>
    <style:style style:name="Table76.A" style:family="table-column">
      <style:table-column-properties style:column-width="2.194cm" style:rel-column-width="5598*"/>
    </style:style>
    <style:style style:name="Table76.B" style:family="table-column">
      <style:table-column-properties style:column-width="5.794cm" style:rel-column-width="14784*"/>
    </style:style>
    <style:style style:name="Table76.C" style:family="table-column">
      <style:table-column-properties style:column-width="0.714cm" style:rel-column-width="1822*"/>
    </style:style>
    <style:style style:name="Table76.D" style:family="table-column">
      <style:table-column-properties style:column-width="1.296cm" style:rel-column-width="3308*"/>
    </style:style>
    <style:style style:name="Table76.E" style:family="table-column">
      <style:table-column-properties style:column-width="15.686cm" style:rel-column-width="40023*"/>
    </style:style>
    <style:style style:name="Table76.A1" style:family="table-cell">
      <style:table-cell-properties fo:padding="0cm" fo:border="none"/>
    </style:style>
    <style:style style:name="Table77" style:family="table">
      <style:table-properties style:width="25.684cm" table:align="margins"/>
    </style:style>
    <style:style style:name="Table77.A" style:family="table-column">
      <style:table-column-properties style:column-width="2.302cm" style:rel-column-width="5873*"/>
    </style:style>
    <style:style style:name="Table77.B" style:family="table-column">
      <style:table-column-properties style:column-width="5.689cm" style:rel-column-width="14514*"/>
    </style:style>
    <style:style style:name="Table77.C" style:family="table-column">
      <style:table-column-properties style:column-width="0.714cm" style:rel-column-width="1822*"/>
    </style:style>
    <style:style style:name="Table77.D" style:family="table-column">
      <style:table-column-properties style:column-width="1.296cm" style:rel-column-width="3308*"/>
    </style:style>
    <style:style style:name="Table77.E" style:family="table-column">
      <style:table-column-properties style:column-width="15.683cm" style:rel-column-width="40018*"/>
    </style:style>
    <style:style style:name="Table89" style:family="table">
      <style:table-properties style:width="25.684cm" table:align="margins"/>
    </style:style>
    <style:style style:name="Table89.A" style:family="table-column">
      <style:table-column-properties style:column-width="2.302cm" style:rel-column-width="5873*"/>
    </style:style>
    <style:style style:name="Table89.B" style:family="table-column">
      <style:table-column-properties style:column-width="5.689cm" style:rel-column-width="14514*"/>
    </style:style>
    <style:style style:name="Table89.C" style:family="table-column">
      <style:table-column-properties style:column-width="0.714cm" style:rel-column-width="1822*"/>
    </style:style>
    <style:style style:name="Table89.D" style:family="table-column">
      <style:table-column-properties style:column-width="1.296cm" style:rel-column-width="3308*"/>
    </style:style>
    <style:style style:name="Table89.E" style:family="table-column">
      <style:table-column-properties style:column-width="15.683cm" style:rel-column-width="40018*"/>
    </style:style>
    <style:style style:name="Table89.A1" style:family="table-cell">
      <style:table-cell-properties fo:padding="0cm" fo:border="none"/>
    </style:style>
    <style:style style:name="Table79" style:family="table">
      <style:table-properties style:width="25.684cm" table:align="margins"/>
    </style:style>
    <style:style style:name="Table79.A" style:family="table-column">
      <style:table-column-properties style:column-width="2.196cm" style:rel-column-width="5603*"/>
    </style:style>
    <style:style style:name="Table79.B" style:family="table-column">
      <style:table-column-properties style:column-width="5.794cm" style:rel-column-width="14784*"/>
    </style:style>
    <style:style style:name="Table79.C" style:family="table-column">
      <style:table-column-properties style:column-width="0.714cm" style:rel-column-width="1822*"/>
    </style:style>
    <style:style style:name="Table79.D" style:family="table-column">
      <style:table-column-properties style:column-width="0.9cm" style:rel-column-width="2295*"/>
    </style:style>
    <style:style style:name="Table79.E" style:family="table-column">
      <style:table-column-properties style:column-width="16.081cm" style:rel-column-width="41031*"/>
    </style:style>
    <style:style style:name="Table79.A1" style:family="table-cell">
      <style:table-cell-properties fo:padding="0cm" fo:border="none"/>
    </style:style>
    <style:style style:name="Table81" style:family="table">
      <style:table-properties style:width="25.684cm" table:align="margins"/>
    </style:style>
    <style:style style:name="Table81.A" style:family="table-column">
      <style:table-column-properties style:column-width="2.053cm" style:rel-column-width="5238*"/>
    </style:style>
    <style:style style:name="Table81.B" style:family="table-column">
      <style:table-column-properties style:column-width="5.937cm" style:rel-column-width="15149*"/>
    </style:style>
    <style:style style:name="Table81.C" style:family="table-column">
      <style:table-column-properties style:column-width="0.714cm" style:rel-column-width="1822*"/>
    </style:style>
    <style:style style:name="Table81.D" style:family="table-column">
      <style:table-column-properties style:column-width="0.9cm" style:rel-column-width="2295*"/>
    </style:style>
    <style:style style:name="Table81.E" style:family="table-column">
      <style:table-column-properties style:column-width="16.081cm" style:rel-column-width="41031*"/>
    </style:style>
    <style:style style:name="Table81.A1" style:family="table-cell">
      <style:table-cell-properties fo:padding="0cm" fo:border="none"/>
    </style:style>
    <style:style style:name="Table82" style:family="table">
      <style:table-properties style:width="25.684cm" fo:break-before="auto" fo:break-after="auto" table:align="margins" fo:background-color="transparent" fo:keep-with-next="auto" style:may-break-between-rows="true" style:writing-mode="lr-tb">
        <style:background-image/>
      </style:table-properties>
    </style:style>
    <style:style style:name="Table82.A" style:family="table-column">
      <style:table-column-properties style:column-width="2.196cm" style:rel-column-width="5603*"/>
    </style:style>
    <style:style style:name="Table82.B" style:family="table-column">
      <style:table-column-properties style:column-width="5.715cm" style:rel-column-width="14582*"/>
    </style:style>
    <style:style style:name="Table82.C" style:family="table-column">
      <style:table-column-properties style:column-width="0.794cm" style:rel-column-width="2025*"/>
    </style:style>
    <style:style style:name="Table82.D" style:family="table-column">
      <style:table-column-properties style:column-width="0.9cm" style:rel-column-width="2295*"/>
    </style:style>
    <style:style style:name="Table82.E" style:family="table-column">
      <style:table-column-properties style:column-width="16.08cm" style:rel-column-width="41030*"/>
    </style:style>
    <style:style style:name="Table82.1" style:family="table-row">
      <style:table-row-properties fo:background-color="transparent" fo:keep-together="auto">
        <style:background-image/>
      </style:table-row-properties>
    </style:style>
    <style:style style:name="Table82.A1" style:family="table-cell">
      <style:table-cell-properties style:vertical-align="" fo:background-color="transparent" fo:padding="0cm" fo:border="none" style:writing-mode="lr-tb">
        <style:background-image/>
      </style:table-cell-properties>
    </style:style>
    <style:style style:name="Table83" style:family="table">
      <style:table-properties style:width="25.684cm" table:align="margins"/>
    </style:style>
    <style:style style:name="Table83.A" style:family="table-column">
      <style:table-column-properties style:column-width="2.196cm" style:rel-column-width="5603*"/>
    </style:style>
    <style:style style:name="Table83.B" style:family="table-column">
      <style:table-column-properties style:column-width="5.715cm" style:rel-column-width="14582*"/>
    </style:style>
    <style:style style:name="Table83.C" style:family="table-column">
      <style:table-column-properties style:column-width="0.794cm" style:rel-column-width="2025*"/>
    </style:style>
    <style:style style:name="Table83.D" style:family="table-column">
      <style:table-column-properties style:column-width="0.9cm" style:rel-column-width="2295*"/>
    </style:style>
    <style:style style:name="Table83.E" style:family="table-column">
      <style:table-column-properties style:column-width="16.08cm" style:rel-column-width="41030*"/>
    </style:style>
    <style:style style:name="Table83.A1" style:family="table-cell">
      <style:table-cell-properties fo:padding="0cm" fo:border="none"/>
    </style:style>
    <style:style style:name="Table84" style:family="table">
      <style:table-properties style:width="25.684cm" table:align="margins"/>
    </style:style>
    <style:style style:name="Table84.A" style:family="table-column">
      <style:table-column-properties style:column-width="2.196cm" style:rel-column-width="5603*"/>
    </style:style>
    <style:style style:name="Table84.B" style:family="table-column">
      <style:table-column-properties style:column-width="5.715cm" style:rel-column-width="14582*"/>
    </style:style>
    <style:style style:name="Table84.C" style:family="table-column">
      <style:table-column-properties style:column-width="0.794cm" style:rel-column-width="2025*"/>
    </style:style>
    <style:style style:name="Table84.D" style:family="table-column">
      <style:table-column-properties style:column-width="0.9cm" style:rel-column-width="2295*"/>
    </style:style>
    <style:style style:name="Table84.E" style:family="table-column">
      <style:table-column-properties style:column-width="16.08cm" style:rel-column-width="41030*"/>
    </style:style>
    <style:style style:name="Table84.A1" style:family="table-cell">
      <style:table-cell-properties fo:padding="0cm" fo:border="none"/>
    </style:style>
    <style:style style:name="Table85" style:family="table">
      <style:table-properties style:width="25.684cm" table:align="margins"/>
    </style:style>
    <style:style style:name="Table85.A" style:family="table-column">
      <style:table-column-properties style:column-width="2.196cm" style:rel-column-width="5603*"/>
    </style:style>
    <style:style style:name="Table85.B" style:family="table-column">
      <style:table-column-properties style:column-width="5.715cm" style:rel-column-width="14582*"/>
    </style:style>
    <style:style style:name="Table85.C" style:family="table-column">
      <style:table-column-properties style:column-width="0.794cm" style:rel-column-width="2025*"/>
    </style:style>
    <style:style style:name="Table85.D" style:family="table-column">
      <style:table-column-properties style:column-width="0.9cm" style:rel-column-width="2295*"/>
    </style:style>
    <style:style style:name="Table85.E" style:family="table-column">
      <style:table-column-properties style:column-width="16.08cm" style:rel-column-width="41030*"/>
    </style:style>
    <style:style style:name="Table85.A1" style:family="table-cell">
      <style:table-cell-properties fo:padding="0cm" fo:border="none"/>
    </style:style>
    <style:style style:name="Table86" style:family="table">
      <style:table-properties style:width="25.684cm" table:align="margins"/>
    </style:style>
    <style:style style:name="Table86.A" style:family="table-column">
      <style:table-column-properties style:column-width="2.302cm" style:rel-column-width="5873*"/>
    </style:style>
    <style:style style:name="Table86.B" style:family="table-column">
      <style:table-column-properties style:column-width="5.607cm" style:rel-column-width="14307*"/>
    </style:style>
    <style:style style:name="Table86.C" style:family="table-column">
      <style:table-column-properties style:column-width="0.794cm" style:rel-column-width="2025*"/>
    </style:style>
    <style:style style:name="Table86.D" style:family="table-column">
      <style:table-column-properties style:column-width="0.9cm" style:rel-column-width="2295*"/>
    </style:style>
    <style:style style:name="Table86.E" style:family="table-column">
      <style:table-column-properties style:column-width="16.081cm" style:rel-column-width="41035*"/>
    </style:style>
    <style:style style:name="Table86.A1" style:family="table-cell">
      <style:table-cell-properties fo:padding="0cm" fo:border="none"/>
    </style:style>
    <style:style style:name="Table87" style:family="table">
      <style:table-properties style:width="25.684cm" table:align="margins"/>
    </style:style>
    <style:style style:name="Table87.A" style:family="table-column">
      <style:table-column-properties style:column-width="2.196cm" style:rel-column-width="5603*"/>
    </style:style>
    <style:style style:name="Table87.B" style:family="table-column">
      <style:table-column-properties style:column-width="5.715cm" style:rel-column-width="14582*"/>
    </style:style>
    <style:style style:name="Table87.C" style:family="table-column">
      <style:table-column-properties style:column-width="0.794cm" style:rel-column-width="2025*"/>
    </style:style>
    <style:style style:name="Table87.D" style:family="table-column">
      <style:table-column-properties style:column-width="0.9cm" style:rel-column-width="2295*"/>
    </style:style>
    <style:style style:name="Table87.E" style:family="table-column">
      <style:table-column-properties style:column-width="16.08cm" style:rel-column-width="41030*"/>
    </style:style>
    <style:style style:name="Table87.A1" style:family="table-cell">
      <style:table-cell-properties fo:padding="0cm" fo:border="none"/>
    </style:style>
    <style:style style:name="Table88" style:family="table">
      <style:table-properties style:width="25.684cm" table:align="margins"/>
    </style:style>
    <style:style style:name="Table88.A" style:family="table-column">
      <style:table-column-properties style:column-width="2.408cm" style:rel-column-width="6143*"/>
    </style:style>
    <style:style style:name="Table88.B" style:family="table-column">
      <style:table-column-properties style:column-width="5.503cm" style:rel-column-width="14042*"/>
    </style:style>
    <style:style style:name="Table88.C" style:family="table-column">
      <style:table-column-properties style:column-width="0.794cm" style:rel-column-width="2025*"/>
    </style:style>
    <style:style style:name="Table88.D" style:family="table-column">
      <style:table-column-properties style:column-width="0.9cm" style:rel-column-width="2295*"/>
    </style:style>
    <style:style style:name="Table88.E" style:family="table-column">
      <style:table-column-properties style:column-width="16.08cm" style:rel-column-width="41030*"/>
    </style:style>
    <style:style style:name="Table88.A1" style:family="table-cell">
      <style:table-cell-properties fo:padding="0cm" fo:border="none"/>
    </style:style>
    <style:style style:name="Table91" style:family="table">
      <style:table-properties style:width="25.684cm" table:align="margins"/>
    </style:style>
    <style:style style:name="Table91.A" style:family="table-column">
      <style:table-column-properties style:column-width="2.408cm" style:rel-column-width="6143*"/>
    </style:style>
    <style:style style:name="Table91.B" style:family="table-column">
      <style:table-column-properties style:column-width="5.502cm" style:rel-column-width="14037*"/>
    </style:style>
    <style:style style:name="Table91.C" style:family="table-column">
      <style:table-column-properties style:column-width="0.794cm" style:rel-column-width="2025*"/>
    </style:style>
    <style:style style:name="Table91.D" style:family="table-column">
      <style:table-column-properties style:column-width="0.9cm" style:rel-column-width="2295*"/>
    </style:style>
    <style:style style:name="Table91.E" style:family="table-column">
      <style:table-column-properties style:column-width="16.081cm" style:rel-column-width="41035*"/>
    </style:style>
    <style:style style:name="Table91.A1" style:family="table-cell">
      <style:table-cell-properties fo:padding="0cm" fo:border="none"/>
    </style:style>
    <style:style style:name="Table92" style:family="table">
      <style:table-properties style:width="25.684cm" table:align="margins"/>
    </style:style>
    <style:style style:name="Table92.A" style:family="table-column">
      <style:table-column-properties style:column-width="2.196cm" style:rel-column-width="5603*"/>
    </style:style>
    <style:style style:name="Table92.B" style:family="table-column">
      <style:table-column-properties style:column-width="5.715cm" style:rel-column-width="14582*"/>
    </style:style>
    <style:style style:name="Table92.C" style:family="table-column">
      <style:table-column-properties style:column-width="0.794cm" style:rel-column-width="2025*"/>
    </style:style>
    <style:style style:name="Table92.D" style:family="table-column">
      <style:table-column-properties style:column-width="0.9cm" style:rel-column-width="2295*"/>
    </style:style>
    <style:style style:name="Table92.E" style:family="table-column">
      <style:table-column-properties style:column-width="16.08cm" style:rel-column-width="41030*"/>
    </style:style>
    <style:style style:name="Table92.A1" style:family="table-cell">
      <style:table-cell-properties fo:padding="0cm" fo:border="none"/>
    </style:style>
    <style:style style:name="Table93" style:family="table">
      <style:table-properties style:width="25.684cm" table:align="margins"/>
    </style:style>
    <style:style style:name="Table93.A" style:family="table-column">
      <style:table-column-properties style:column-width="2.196cm" style:rel-column-width="5603*"/>
    </style:style>
    <style:style style:name="Table93.B" style:family="table-column">
      <style:table-column-properties style:column-width="5.715cm" style:rel-column-width="14582*"/>
    </style:style>
    <style:style style:name="Table93.C" style:family="table-column">
      <style:table-column-properties style:column-width="0.794cm" style:rel-column-width="2025*"/>
    </style:style>
    <style:style style:name="Table93.D" style:family="table-column">
      <style:table-column-properties style:column-width="0.9cm" style:rel-column-width="2295*"/>
    </style:style>
    <style:style style:name="Table93.E" style:family="table-column">
      <style:table-column-properties style:column-width="16.08cm" style:rel-column-width="41030*"/>
    </style:style>
    <style:style style:name="Table93.A1" style:family="table-cell">
      <style:table-cell-properties fo:padding="0cm" fo:border="none"/>
    </style:style>
    <style:style style:name="Table94" style:family="table">
      <style:table-properties style:width="25.684cm" table:align="margins"/>
    </style:style>
    <style:style style:name="Table94.A" style:family="table-column">
      <style:table-column-properties style:column-width="2.196cm" style:rel-column-width="5603*"/>
    </style:style>
    <style:style style:name="Table94.B" style:family="table-column">
      <style:table-column-properties style:column-width="5.794cm" style:rel-column-width="14784*"/>
    </style:style>
    <style:style style:name="Table94.C" style:family="table-column">
      <style:table-column-properties style:column-width="0.714cm" style:rel-column-width="1822*"/>
    </style:style>
    <style:style style:name="Table94.D" style:family="table-column">
      <style:table-column-properties style:column-width="0.9cm" style:rel-column-width="2295*"/>
    </style:style>
    <style:style style:name="Table94.E" style:family="table-column">
      <style:table-column-properties style:column-width="16.081cm" style:rel-column-width="41031*"/>
    </style:style>
    <style:style style:name="Table94.A1" style:family="table-cell">
      <style:table-cell-properties fo:padding="0cm" fo:border="none"/>
    </style:style>
    <style:style style:name="Table90" style:family="table">
      <style:table-properties style:width="25.684cm" table:align="margins"/>
    </style:style>
    <style:style style:name="Table90.A" style:family="table-column">
      <style:table-column-properties style:column-width="8.811cm" style:rel-column-width="22481*"/>
    </style:style>
    <style:style style:name="Table90.B" style:family="table-column">
      <style:table-column-properties style:column-width="16.873cm" style:rel-column-width="43054*"/>
    </style:style>
    <style:style style:name="Table90.A1" style:family="table-cell">
      <style:table-cell-properties fo:padding="0cm" fo:border="none"/>
    </style:style>
    <style:style style:name="Table42" style:family="table">
      <style:table-properties style:width="25.684cm" table:align="margins"/>
    </style:style>
    <style:style style:name="Table42.A" style:family="table-column">
      <style:table-column-properties style:column-width="2.196cm" style:rel-column-width="5603*"/>
    </style:style>
    <style:style style:name="Table42.B" style:family="table-column">
      <style:table-column-properties style:column-width="5.794cm" style:rel-column-width="14784*"/>
    </style:style>
    <style:style style:name="Table42.C" style:family="table-column">
      <style:table-column-properties style:column-width="0.714cm" style:rel-column-width="1822*"/>
    </style:style>
    <style:style style:name="Table42.D" style:family="table-column">
      <style:table-column-properties style:column-width="0.9cm" style:rel-column-width="2295*"/>
    </style:style>
    <style:style style:name="Table42.E" style:family="table-column">
      <style:table-column-properties style:column-width="16.081cm" style:rel-column-width="41031*"/>
    </style:style>
    <style:style style:name="Table42.A1" style:family="table-cell">
      <style:table-cell-properties fo:padding="0cm" fo:border="none"/>
    </style:style>
    <style:style style:name="P1" style:family="paragraph" style:parent-style-name="Standard">
      <style:paragraph-properties fo:padding="0cm" fo:border="none"/>
      <style:text-properties officeooo:rsid="00adf950" officeooo:paragraph-rsid="018ad7f8"/>
    </style:style>
    <style:style style:name="P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paragraph-rsid="00d4c5c4"/>
    </style:style>
    <style:style style:name="P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paragraph-rsid="00fc713f"/>
    </style:style>
    <style:style style:name="P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paragraph-rsid="019372ed"/>
    </style:style>
    <style:style style:name="P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paragraph-rsid="019912e4"/>
    </style:style>
    <style:style style:name="P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paragraph-rsid="01a01178"/>
    </style:style>
    <style:style style:name="P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paragraph-rsid="024bb618"/>
    </style:style>
    <style:style style:name="P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style:font-size-asian="10pt" style:font-size-complex="10pt"/>
    </style:style>
    <style:style style:name="P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6eb24c" style:font-size-asian="10pt" style:font-size-complex="10pt"/>
    </style:style>
    <style:style style:name="P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3f7d9b" officeooo:paragraph-rsid="016eb24c" style:font-size-asian="10pt" style:font-size-complex="10pt"/>
    </style:style>
    <style:style style:name="P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a67784" officeooo:paragraph-rsid="01df7a89" style:font-size-asian="10pt" style:font-size-complex="10pt"/>
    </style:style>
    <style:style style:name="P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a67784" officeooo:paragraph-rsid="01a67784" style:font-size-asian="10pt" style:font-size-complex="10pt"/>
    </style:style>
    <style:style style:name="P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6eb24c" officeooo:paragraph-rsid="016eb24c" style:font-size-asian="10pt" style:font-size-complex="10pt"/>
    </style:style>
    <style:style style:name="P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e29f5c" officeooo:paragraph-rsid="01e29f5c" style:font-size-asian="10pt" style:font-size-complex="10pt"/>
    </style:style>
    <style:style style:name="P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43c03e" officeooo:paragraph-rsid="0243c03e" style:font-size-asian="10pt" style:font-size-complex="10pt"/>
    </style:style>
    <style:style style:name="P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bold" officeooo:rsid="00847ed7" officeooo:paragraph-rsid="00847ed7" style:font-name-asian="Ubuntu Mono1" style:font-size-asian="10pt" style:font-weight-asian="bold" style:font-name-complex="Ubuntu Mono1" style:font-size-complex="10pt"/>
    </style:style>
    <style:style style:name="P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bold" officeooo:rsid="00866767" officeooo:paragraph-rsid="00866767" style:font-name-asian="Ubuntu Mono1" style:font-size-asian="10pt" style:font-weight-asian="bold" style:font-name-complex="Ubuntu Mono1" style:font-size-complex="10pt"/>
    </style:style>
    <style:style style:name="P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bold" style:font-size-asian="10pt" style:font-weight-asian="bold" style:font-size-complex="10pt"/>
    </style:style>
    <style:style style:name="P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bold" officeooo:paragraph-rsid="0177368d" style:font-size-asian="10pt" style:font-weight-asian="bold" style:font-size-complex="10pt"/>
    </style:style>
    <style:style style:name="P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style:font-name-asian="Ubuntu Mono1" style:font-size-asian="10pt" style:font-name-complex="Ubuntu Mono1" style:font-size-complex="10pt"/>
    </style:style>
    <style:style style:name="P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29e08b" style:font-name-asian="Ubuntu Mono1" style:font-size-asian="10pt" style:font-name-complex="Ubuntu Mono1" style:font-size-complex="10pt"/>
    </style:style>
    <style:style style:name="P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4a268b" style:font-name-asian="Ubuntu Mono1" style:font-size-asian="10pt" style:font-name-complex="Ubuntu Mono1" style:font-size-complex="10pt"/>
    </style:style>
    <style:style style:name="P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731491" style:font-name-asian="Ubuntu Mono1" style:font-size-asian="10pt" style:font-name-complex="Ubuntu Mono1" style:font-size-complex="10pt"/>
    </style:style>
    <style:style style:name="P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a78db1" style:font-name-asian="Ubuntu Mono1" style:font-size-asian="10pt" style:font-name-complex="Ubuntu Mono1" style:font-size-complex="10pt"/>
    </style:style>
    <style:style style:name="P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adf950" style:font-name-asian="Ubuntu Mono1" style:font-size-asian="10pt" style:font-name-complex="Ubuntu Mono1" style:font-size-complex="10pt"/>
    </style:style>
    <style:style style:name="P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fa613d" style:font-name-asian="Ubuntu Mono1" style:font-size-asian="10pt" style:font-name-complex="Ubuntu Mono1" style:font-size-complex="10pt"/>
    </style:style>
    <style:style style:name="P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0f94f6" style:font-name-asian="Ubuntu Mono1" style:font-size-asian="10pt" style:font-name-complex="Ubuntu Mono1" style:font-size-complex="10pt"/>
    </style:style>
    <style:style style:name="P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de72ec" style:font-name-asian="Ubuntu Mono1" style:font-size-asian="10pt" style:font-name-complex="Ubuntu Mono1" style:font-size-complex="10pt"/>
    </style:style>
    <style:style style:name="P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139b9e" style:font-name-asian="Ubuntu Mono1" style:font-size-asian="10pt" style:font-name-complex="Ubuntu Mono1" style:font-size-complex="10pt"/>
    </style:style>
    <style:style style:name="P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3bbe15" style:font-name-asian="Ubuntu Mono1" style:font-size-asian="10pt" style:font-name-complex="Ubuntu Mono1" style:font-size-complex="10pt"/>
    </style:style>
    <style:style style:name="P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2072c8" style:font-name-asian="Ubuntu Mono1" style:font-size-asian="10pt" style:font-name-complex="Ubuntu Mono1" style:font-size-complex="10pt"/>
    </style:style>
    <style:style style:name="P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69e65b" style:font-name-asian="Ubuntu Mono1" style:font-size-asian="10pt" style:font-name-complex="Ubuntu Mono1" style:font-size-complex="10pt"/>
    </style:style>
    <style:style style:name="P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22d476" style:font-name-asian="Ubuntu Mono1" style:font-size-asian="10pt" style:font-name-complex="Ubuntu Mono1" style:font-size-complex="10pt"/>
    </style:style>
    <style:style style:name="P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82faac" style:font-name-asian="Ubuntu Mono1" style:font-size-asian="10pt" style:font-name-complex="Ubuntu Mono1" style:font-size-complex="10pt"/>
    </style:style>
    <style:style style:name="P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8319c7" style:font-name-asian="Ubuntu Mono1" style:font-size-asian="10pt" style:font-name-complex="Ubuntu Mono1" style:font-size-complex="10pt"/>
    </style:style>
    <style:style style:name="P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8ad7f8" style:font-name-asian="Ubuntu Mono1" style:font-size-asian="10pt" style:font-name-complex="Ubuntu Mono1" style:font-size-complex="10pt"/>
    </style:style>
    <style:style style:name="P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8b908b" style:font-name-asian="Ubuntu Mono1" style:font-size-asian="10pt" style:font-name-complex="Ubuntu Mono1" style:font-size-complex="10pt"/>
    </style:style>
    <style:style style:name="P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8d343f" style:font-name-asian="Ubuntu Mono1" style:font-size-asian="10pt" style:font-name-complex="Ubuntu Mono1" style:font-size-complex="10pt"/>
    </style:style>
    <style:style style:name="P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9372ed" style:font-name-asian="Ubuntu Mono1" style:font-size-asian="10pt" style:font-name-complex="Ubuntu Mono1" style:font-size-complex="10pt"/>
    </style:style>
    <style:style style:name="P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9912e4" style:font-name-asian="Ubuntu Mono1" style:font-size-asian="10pt" style:font-name-complex="Ubuntu Mono1" style:font-size-complex="10pt"/>
    </style:style>
    <style:style style:name="P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683c4c" style:font-name-asian="Ubuntu Mono1" style:font-size-asian="10pt" style:font-name-complex="Ubuntu Mono1" style:font-size-complex="10pt"/>
    </style:style>
    <style:style style:name="P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a01178" style:font-name-asian="Ubuntu Mono1" style:font-size-asian="10pt" style:font-name-complex="Ubuntu Mono1" style:font-size-complex="10pt"/>
    </style:style>
    <style:style style:name="P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ab41de" style:font-name-asian="Ubuntu Mono1" style:font-size-asian="10pt" style:font-name-complex="Ubuntu Mono1" style:font-size-complex="10pt"/>
    </style:style>
    <style:style style:name="P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3757d0" style:font-name-asian="Ubuntu Mono1" style:font-size-asian="10pt" style:font-name-complex="Ubuntu Mono1" style:font-size-complex="10pt"/>
    </style:style>
    <style:style style:name="P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c6cd47" style:font-name-asian="Ubuntu Mono1" style:font-size-asian="10pt" style:font-name-complex="Ubuntu Mono1" style:font-size-complex="10pt"/>
    </style:style>
    <style:style style:name="P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192ee3" style:font-name-asian="Ubuntu Mono1" style:font-size-asian="10pt" style:font-name-complex="Ubuntu Mono1" style:font-size-complex="10pt"/>
    </style:style>
    <style:style style:name="P4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1d97050" style:font-name-asian="Ubuntu Mono1" style:font-size-asian="10pt" style:font-name-complex="Ubuntu Mono1" style:font-size-complex="10pt"/>
    </style:style>
    <style:style style:name="P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025587" style:font-name-asian="Ubuntu Mono1" style:font-size-asian="10pt" style:font-name-complex="Ubuntu Mono1" style:font-size-complex="10pt"/>
    </style:style>
    <style:style style:name="P4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1644c4" style:font-name-asian="Ubuntu Mono1" style:font-size-asian="10pt" style:font-name-complex="Ubuntu Mono1" style:font-size-complex="10pt"/>
    </style:style>
    <style:style style:name="P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25b50c" style:font-name-asian="Ubuntu Mono1" style:font-size-asian="10pt" style:font-name-complex="Ubuntu Mono1" style:font-size-complex="10pt"/>
    </style:style>
    <style:style style:name="P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2d0004" style:font-name-asian="Ubuntu Mono1" style:font-size-asian="10pt" style:font-name-complex="Ubuntu Mono1" style:font-size-complex="10pt"/>
    </style:style>
    <style:style style:name="P5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2f2e66" style:font-name-asian="Ubuntu Mono1" style:font-size-asian="10pt" style:font-name-complex="Ubuntu Mono1" style:font-size-complex="10pt"/>
    </style:style>
    <style:style style:name="P5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312f21" style:font-name-asian="Ubuntu Mono1" style:font-size-asian="10pt" style:font-name-complex="Ubuntu Mono1" style:font-size-complex="10pt"/>
    </style:style>
    <style:style style:name="P5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35ce20" style:font-name-asian="Ubuntu Mono1" style:font-size-asian="10pt" style:font-name-complex="Ubuntu Mono1" style:font-size-complex="10pt"/>
    </style:style>
    <style:style style:name="P5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38fa98" style:font-name-asian="Ubuntu Mono1" style:font-size-asian="10pt" style:font-name-complex="Ubuntu Mono1" style:font-size-complex="10pt"/>
    </style:style>
    <style:style style:name="P5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3dc5e4" style:font-name-asian="Ubuntu Mono1" style:font-size-asian="10pt" style:font-name-complex="Ubuntu Mono1" style:font-size-complex="10pt"/>
    </style:style>
    <style:style style:name="P5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49b284" style:font-name-asian="Ubuntu Mono1" style:font-size-asian="10pt" style:font-name-complex="Ubuntu Mono1" style:font-size-complex="10pt"/>
    </style:style>
    <style:style style:name="P5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24b77e6" style:font-name-asian="Ubuntu Mono1" style:font-size-asian="10pt" style:font-name-complex="Ubuntu Mono1" style:font-size-complex="10pt"/>
    </style:style>
    <style:style style:name="P59" style:family="paragraph" style:parent-style-name="Standard">
      <style:paragraph-properties fo:line-height="100%" fo:padding="0cm" fo:border="none">
        <style:tab-stops>
          <style:tab-stop style:position="1.75cm"/>
          <style:tab-stop style:position="2.54cm"/>
          <style:tab-stop style:position="5.249cm"/>
          <style:tab-stop style:position="8.509cm"/>
          <style:tab-stop style:position="9.462cm"/>
        </style:tab-stops>
      </style:paragraph-properties>
      <style:text-properties style:font-name="Arial1" fo:font-size="10pt" officeooo:paragraph-rsid="019912e4" style:font-name-asian="Ubuntu Mono1" style:font-size-asian="10pt" style:font-name-complex="Ubuntu Mono1" style:font-size-complex="10pt"/>
    </style:style>
    <style:style style:name="P60" style:family="paragraph" style:parent-style-name="Standard">
      <style:paragraph-properties fo:line-height="100%" fo:padding="0cm" fo:border="none">
        <style:tab-stops>
          <style:tab-stop style:position="1.734cm"/>
          <style:tab-stop style:position="2.54cm"/>
          <style:tab-stop style:position="5.249cm"/>
          <style:tab-stop style:position="8.509cm"/>
          <style:tab-stop style:position="9.462cm"/>
        </style:tab-stops>
      </style:paragraph-properties>
      <style:text-properties style:font-name="Arial1" fo:font-size="10pt" officeooo:paragraph-rsid="019912e4" style:font-name-asian="Ubuntu Mono1" style:font-size-asian="10pt" style:font-name-complex="Ubuntu Mono1" style:font-size-complex="10pt"/>
    </style:style>
    <style:style style:name="P6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229871" officeooo:paragraph-rsid="00229871" style:font-name-asian="Ubuntu Mono1" style:font-size-asian="10pt" style:font-name-complex="Ubuntu Mono1" style:font-size-complex="10pt"/>
    </style:style>
    <style:style style:name="P6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22c744" officeooo:paragraph-rsid="0022c744" style:font-name-asian="Ubuntu Mono1" style:font-size-asian="10pt" style:font-name-complex="Ubuntu Mono1" style:font-size-complex="10pt"/>
    </style:style>
    <style:style style:name="P6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2328e6" officeooo:paragraph-rsid="002328e6" style:font-name-asian="Ubuntu Mono1" style:font-size-asian="10pt" style:font-name-complex="Ubuntu Mono1" style:font-size-complex="10pt"/>
    </style:style>
    <style:style style:name="P6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249776" officeooo:paragraph-rsid="00249776" style:font-name-asian="Ubuntu Mono1" style:font-size-asian="10pt" style:font-name-complex="Ubuntu Mono1" style:font-size-complex="10pt"/>
    </style:style>
    <style:style style:name="P6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249776" officeooo:paragraph-rsid="0238fa98" style:font-name-asian="Ubuntu Mono1" style:font-size-asian="10pt" style:font-name-complex="Ubuntu Mono1" style:font-size-complex="10pt"/>
    </style:style>
    <style:style style:name="P6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35deb5" officeooo:paragraph-rsid="0035deb5" style:font-name-asian="Ubuntu Mono1" style:font-size-asian="10pt" style:font-name-complex="Ubuntu Mono1" style:font-size-complex="10pt"/>
    </style:style>
    <style:style style:name="P6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376569" officeooo:paragraph-rsid="00376569" style:font-name-asian="Ubuntu Mono1" style:font-size-asian="10pt" style:font-name-complex="Ubuntu Mono1" style:font-size-complex="10pt"/>
    </style:style>
    <style:style style:name="P6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376569" officeooo:paragraph-rsid="0238fa98" style:font-name-asian="Ubuntu Mono1" style:font-size-asian="10pt" style:font-name-complex="Ubuntu Mono1" style:font-size-complex="10pt"/>
    </style:style>
    <style:style style:name="P6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3cf4f8" officeooo:paragraph-rsid="003cf4f8" style:font-name-asian="Ubuntu Mono1" style:font-size-asian="10pt" style:font-name-complex="Ubuntu Mono1" style:font-size-complex="10pt"/>
    </style:style>
    <style:style style:name="P7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3cf4f8" officeooo:paragraph-rsid="0238fa98" style:font-name-asian="Ubuntu Mono1" style:font-size-asian="10pt" style:font-name-complex="Ubuntu Mono1" style:font-size-complex="10pt"/>
    </style:style>
    <style:style style:name="P7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4eb3a1" officeooo:paragraph-rsid="004eb3a1" style:font-name-asian="Ubuntu Mono1" style:font-size-asian="10pt" style:font-name-complex="Ubuntu Mono1" style:font-size-complex="10pt"/>
    </style:style>
    <style:style style:name="P7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4a268b" officeooo:paragraph-rsid="004a268b" style:font-name-asian="Ubuntu Mono1" style:font-size-asian="10pt" style:font-name-complex="Ubuntu Mono1" style:font-size-complex="10pt"/>
    </style:style>
    <style:style style:name="P7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683c4c" officeooo:paragraph-rsid="00731491" style:font-name-asian="Ubuntu Mono1" style:font-size-asian="10pt" style:font-name-complex="Ubuntu Mono1" style:font-size-complex="10pt"/>
    </style:style>
    <style:style style:name="P7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683c4c" officeooo:paragraph-rsid="019912e4" style:font-name-asian="Ubuntu Mono1" style:font-size-asian="10pt" style:font-name-complex="Ubuntu Mono1" style:font-size-complex="10pt"/>
    </style:style>
    <style:style style:name="P7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683c4c" officeooo:paragraph-rsid="00683c4c" style:font-name-asian="Ubuntu Mono1" style:font-size-asian="10pt" style:font-name-complex="Ubuntu Mono1" style:font-size-complex="10pt"/>
    </style:style>
    <style:style style:name="P7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6e736a" officeooo:paragraph-rsid="006e736a" style:font-name-asian="Ubuntu Mono1" style:font-size-asian="10pt" style:font-name-complex="Ubuntu Mono1" style:font-size-complex="10pt"/>
    </style:style>
    <style:style style:name="P7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46427" officeooo:paragraph-rsid="02344fc1" style:font-name-asian="Ubuntu Mono1" style:font-size-asian="10pt" style:font-name-complex="Ubuntu Mono1" style:font-size-complex="10pt"/>
    </style:style>
    <style:style style:name="P7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80e891" officeooo:paragraph-rsid="0080e891" style:font-name-asian="Ubuntu Mono1" style:font-size-asian="10pt" style:font-name-complex="Ubuntu Mono1" style:font-size-complex="10pt"/>
    </style:style>
    <style:style style:name="P7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18cc8" officeooo:paragraph-rsid="00918cc8" style:font-name-asian="Ubuntu Mono1" style:font-size-asian="10pt" style:font-name-complex="Ubuntu Mono1" style:font-size-complex="10pt"/>
    </style:style>
    <style:style style:name="P8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18cc8" officeooo:paragraph-rsid="02344fc1" style:font-name-asian="Ubuntu Mono1" style:font-size-asian="10pt" style:font-name-complex="Ubuntu Mono1" style:font-size-complex="10pt"/>
    </style:style>
    <style:style style:name="P8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2b9e6" officeooo:paragraph-rsid="02344fc1" style:font-name-asian="Ubuntu Mono1" style:font-size-asian="10pt" style:font-name-complex="Ubuntu Mono1" style:font-size-complex="10pt"/>
    </style:style>
    <style:style style:name="P8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3ac80" officeooo:paragraph-rsid="0093ac80" style:font-name-asian="Ubuntu Mono1" style:font-size-asian="10pt" style:font-name-complex="Ubuntu Mono1" style:font-size-complex="10pt"/>
    </style:style>
    <style:style style:name="P8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3ac80" officeooo:paragraph-rsid="0236ca88" style:font-name-asian="Ubuntu Mono1" style:font-size-asian="10pt" style:font-name-complex="Ubuntu Mono1" style:font-size-complex="10pt"/>
    </style:style>
    <style:style style:name="P8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48448" officeooo:paragraph-rsid="0236ca88" style:font-name-asian="Ubuntu Mono1" style:font-size-asian="10pt" style:font-name-complex="Ubuntu Mono1" style:font-size-complex="10pt"/>
    </style:style>
    <style:style style:name="P8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71665" officeooo:paragraph-rsid="0096a7f4" style:font-name-asian="Ubuntu Mono1" style:font-size-asian="10pt" style:font-name-complex="Ubuntu Mono1" style:font-size-complex="10pt"/>
    </style:style>
    <style:style style:name="P8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71665" officeooo:paragraph-rsid="009a9121" style:font-name-asian="Ubuntu Mono1" style:font-size-asian="10pt" style:font-name-complex="Ubuntu Mono1" style:font-size-complex="10pt"/>
    </style:style>
    <style:style style:name="P8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71665" officeooo:paragraph-rsid="0235ce20" style:font-name-asian="Ubuntu Mono1" style:font-size-asian="10pt" style:font-name-complex="Ubuntu Mono1" style:font-size-complex="10pt"/>
    </style:style>
    <style:style style:name="P8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898ad" officeooo:paragraph-rsid="009898ad" style:font-name-asian="Ubuntu Mono1" style:font-size-asian="10pt" style:font-name-complex="Ubuntu Mono1" style:font-size-complex="10pt"/>
    </style:style>
    <style:style style:name="P8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a9574" officeooo:paragraph-rsid="009a9574" style:font-name-asian="Ubuntu Mono1" style:font-size-asian="10pt" style:font-name-complex="Ubuntu Mono1" style:font-size-complex="10pt"/>
    </style:style>
    <style:style style:name="P9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fe04f" officeooo:paragraph-rsid="009fe04f" style:font-name-asian="Ubuntu Mono1" style:font-size-asian="10pt" style:font-name-complex="Ubuntu Mono1" style:font-size-complex="10pt"/>
    </style:style>
    <style:style style:name="P9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12384" officeooo:paragraph-rsid="00a12384" style:font-name-asian="Ubuntu Mono1" style:font-size-asian="10pt" style:font-name-complex="Ubuntu Mono1" style:font-size-complex="10pt"/>
    </style:style>
    <style:style style:name="P9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12384" officeooo:paragraph-rsid="024b77e6" style:font-name-asian="Ubuntu Mono1" style:font-size-asian="10pt" style:font-name-complex="Ubuntu Mono1" style:font-size-complex="10pt"/>
    </style:style>
    <style:style style:name="P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5c8e5" officeooo:paragraph-rsid="00a5c8e5" style:font-name-asian="Ubuntu Mono1" style:font-size-asian="10pt" style:font-name-complex="Ubuntu Mono1" style:font-size-complex="10pt"/>
    </style:style>
    <style:style style:name="P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5c8e5" officeooo:paragraph-rsid="013d8920" style:font-name-asian="Ubuntu Mono1" style:font-size-asian="10pt" style:font-name-complex="Ubuntu Mono1" style:font-size-complex="10pt"/>
    </style:style>
    <style:style style:name="P9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5c8e5" officeooo:paragraph-rsid="02375a8c" style:font-name-asian="Ubuntu Mono1" style:font-size-asian="10pt" style:font-name-complex="Ubuntu Mono1" style:font-size-complex="10pt"/>
    </style:style>
    <style:style style:name="P9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5c8e5" officeooo:paragraph-rsid="024b77e6" style:font-name-asian="Ubuntu Mono1" style:font-size-asian="10pt" style:font-name-complex="Ubuntu Mono1" style:font-size-complex="10pt"/>
    </style:style>
    <style:style style:name="P9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8e618" officeooo:paragraph-rsid="00a8e618" style:font-name-asian="Ubuntu Mono1" style:font-size-asian="10pt" style:font-name-complex="Ubuntu Mono1" style:font-size-complex="10pt"/>
    </style:style>
    <style:style style:name="P9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8e618" officeooo:paragraph-rsid="024b77e6" style:font-name-asian="Ubuntu Mono1" style:font-size-asian="10pt" style:font-name-complex="Ubuntu Mono1" style:font-size-complex="10pt"/>
    </style:style>
    <style:style style:name="P9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963fb" officeooo:paragraph-rsid="00a963fb" style:font-name-asian="Ubuntu Mono1" style:font-size-asian="10pt" style:font-name-complex="Ubuntu Mono1" style:font-size-complex="10pt"/>
    </style:style>
    <style:style style:name="P10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df950" officeooo:paragraph-rsid="00adf950" style:font-name-asian="Ubuntu Mono1" style:font-size-asian="10pt" style:font-name-complex="Ubuntu Mono1" style:font-size-complex="10pt"/>
    </style:style>
    <style:style style:name="P10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df950" officeooo:paragraph-rsid="018ad7f8" style:font-name-asian="Ubuntu Mono1" style:font-size-asian="10pt" style:font-name-complex="Ubuntu Mono1" style:font-size-complex="10pt"/>
    </style:style>
    <style:style style:name="P10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df950" officeooo:paragraph-rsid="022d3c03" style:font-name-asian="Ubuntu Mono1" style:font-size-asian="10pt" style:font-name-complex="Ubuntu Mono1" style:font-size-complex="10pt"/>
    </style:style>
    <style:style style:name="P10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0cb9a" officeooo:paragraph-rsid="00b0cb9a" style:font-name-asian="Ubuntu Mono1" style:font-size-asian="10pt" style:font-name-complex="Ubuntu Mono1" style:font-size-complex="10pt"/>
    </style:style>
    <style:style style:name="P10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0cb9a" officeooo:paragraph-rsid="019912e4" style:font-name-asian="Ubuntu Mono1" style:font-size-asian="10pt" style:font-name-complex="Ubuntu Mono1" style:font-size-complex="10pt"/>
    </style:style>
    <style:style style:name="P10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0cb9a" officeooo:paragraph-rsid="02344fc1" style:font-name-asian="Ubuntu Mono1" style:font-size-asian="10pt" style:font-name-complex="Ubuntu Mono1" style:font-size-complex="10pt"/>
    </style:style>
    <style:style style:name="P10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426e6" officeooo:paragraph-rsid="00b426e6" style:font-name-asian="Ubuntu Mono1" style:font-size-asian="10pt" style:font-name-complex="Ubuntu Mono1" style:font-size-complex="10pt"/>
    </style:style>
    <style:style style:name="P10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426e6" officeooo:paragraph-rsid="00b88257" style:font-name-asian="Ubuntu Mono1" style:font-size-asian="10pt" style:font-name-complex="Ubuntu Mono1" style:font-size-complex="10pt"/>
    </style:style>
    <style:style style:name="P10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88257" officeooo:paragraph-rsid="00b88257" style:font-name-asian="Ubuntu Mono1" style:font-size-asian="10pt" style:font-name-complex="Ubuntu Mono1" style:font-size-complex="10pt"/>
    </style:style>
    <style:style style:name="P10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88257" officeooo:paragraph-rsid="0238fa98" style:font-name-asian="Ubuntu Mono1" style:font-size-asian="10pt" style:font-name-complex="Ubuntu Mono1" style:font-size-complex="10pt"/>
    </style:style>
    <style:style style:name="P1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a4bc6" officeooo:paragraph-rsid="00ba4bc6" style:font-name-asian="Ubuntu Mono1" style:font-size-asian="10pt" style:font-name-complex="Ubuntu Mono1" style:font-size-complex="10pt"/>
    </style:style>
    <style:style style:name="P1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bdd23" officeooo:paragraph-rsid="00bbdd23" style:font-name-asian="Ubuntu Mono1" style:font-size-asian="10pt" style:font-name-complex="Ubuntu Mono1" style:font-size-complex="10pt"/>
    </style:style>
    <style:style style:name="P1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bdd23" officeooo:paragraph-rsid="0238fa98" style:font-name-asian="Ubuntu Mono1" style:font-size-asian="10pt" style:font-name-complex="Ubuntu Mono1" style:font-size-complex="10pt"/>
    </style:style>
    <style:style style:name="P1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d1305" officeooo:paragraph-rsid="00bd1305" style:font-name-asian="Ubuntu Mono1" style:font-size-asian="10pt" style:font-name-complex="Ubuntu Mono1" style:font-size-complex="10pt"/>
    </style:style>
    <style:style style:name="P1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d1305" officeooo:paragraph-rsid="019912e4" style:font-name-asian="Ubuntu Mono1" style:font-size-asian="10pt" style:font-name-complex="Ubuntu Mono1" style:font-size-complex="10pt"/>
    </style:style>
    <style:style style:name="P1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d1305" officeooo:paragraph-rsid="00bbdd23" style:font-name-asian="Ubuntu Mono1" style:font-size-asian="10pt" style:font-name-complex="Ubuntu Mono1" style:font-size-complex="10pt"/>
    </style:style>
    <style:style style:name="P1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2205b" officeooo:paragraph-rsid="00c2205b" style:font-name-asian="Ubuntu Mono1" style:font-size-asian="10pt" style:font-name-complex="Ubuntu Mono1" style:font-size-complex="10pt"/>
    </style:style>
    <style:style style:name="P1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d6283" officeooo:paragraph-rsid="00cd6283" style:font-name-asian="Ubuntu Mono1" style:font-size-asian="10pt" style:font-name-complex="Ubuntu Mono1" style:font-size-complex="10pt"/>
    </style:style>
    <style:style style:name="P1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d6283" officeooo:paragraph-rsid="00ce29d7" style:font-name-asian="Ubuntu Mono1" style:font-size-asian="10pt" style:font-name-complex="Ubuntu Mono1" style:font-size-complex="10pt"/>
    </style:style>
    <style:style style:name="P1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d6283" officeooo:paragraph-rsid="019912e4" style:font-name-asian="Ubuntu Mono1" style:font-size-asian="10pt" style:font-name-complex="Ubuntu Mono1" style:font-size-complex="10pt"/>
    </style:style>
    <style:style style:name="P1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e767c" officeooo:paragraph-rsid="00ce767c" style:font-name-asian="Ubuntu Mono1" style:font-size-asian="10pt" style:font-name-complex="Ubuntu Mono1" style:font-size-complex="10pt"/>
    </style:style>
    <style:style style:name="P1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e29d7" officeooo:paragraph-rsid="00ce29d7" style:font-name-asian="Ubuntu Mono1" style:font-size-asian="10pt" style:font-name-complex="Ubuntu Mono1" style:font-size-complex="10pt"/>
    </style:style>
    <style:style style:name="P1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4c5c4" officeooo:paragraph-rsid="00d4c5c4" style:font-name-asian="Ubuntu Mono1" style:font-size-asian="10pt" style:font-name-complex="Ubuntu Mono1" style:font-size-complex="10pt"/>
    </style:style>
    <style:style style:name="P1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style:font-name-asian="Ubuntu Mono1" style:font-size-asian="10pt" style:font-name-complex="Ubuntu Mono1" style:font-size-complex="10pt"/>
    </style:style>
    <style:style style:name="P1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officeooo:paragraph-rsid="00e17f47" style:font-name-asian="Ubuntu Mono1" style:font-size-asian="10pt" style:font-name-complex="Ubuntu Mono1" style:font-size-complex="10pt"/>
    </style:style>
    <style:style style:name="P1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officeooo:paragraph-rsid="007bf4e8" style:font-name-asian="Ubuntu Mono1" style:font-size-asian="10pt" style:font-name-complex="Ubuntu Mono1" style:font-size-complex="10pt"/>
    </style:style>
    <style:style style:name="P1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officeooo:paragraph-rsid="00ce767c" style:font-name-asian="Ubuntu Mono1" style:font-size-asian="10pt" style:font-name-complex="Ubuntu Mono1" style:font-size-complex="10pt"/>
    </style:style>
    <style:style style:name="P1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officeooo:paragraph-rsid="01f2bf05" style:font-name-asian="Ubuntu Mono1" style:font-size-asian="10pt" style:font-name-complex="Ubuntu Mono1" style:font-size-complex="10pt"/>
    </style:style>
    <style:style style:name="P1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officeooo:paragraph-rsid="01032b7f" style:font-name-asian="Ubuntu Mono1" style:font-size-asian="10pt" style:font-name-complex="Ubuntu Mono1" style:font-size-complex="10pt"/>
    </style:style>
    <style:style style:name="P1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officeooo:paragraph-rsid="02310036" style:font-name-asian="Ubuntu Mono1" style:font-size-asian="10pt" style:font-name-complex="Ubuntu Mono1" style:font-size-complex="10pt"/>
    </style:style>
    <style:style style:name="P1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f0e88" officeooo:paragraph-rsid="0241e76c" style:font-name-asian="Ubuntu Mono1" style:font-size-asian="10pt" style:font-name-complex="Ubuntu Mono1" style:font-size-complex="10pt"/>
    </style:style>
    <style:style style:name="P1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e17f47" officeooo:paragraph-rsid="00e17f47" style:font-name-asian="Ubuntu Mono1" style:font-size-asian="10pt" style:font-name-complex="Ubuntu Mono1" style:font-size-complex="10pt"/>
    </style:style>
    <style:style style:name="P1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e17f47" officeooo:paragraph-rsid="019912e4" style:font-name-asian="Ubuntu Mono1" style:font-size-asian="10pt" style:font-name-complex="Ubuntu Mono1" style:font-size-complex="10pt"/>
    </style:style>
    <style:style style:name="P1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e7baff" officeooo:paragraph-rsid="00e7baff" style:font-name-asian="Ubuntu Mono1" style:font-size-asian="10pt" style:font-name-complex="Ubuntu Mono1" style:font-size-complex="10pt"/>
    </style:style>
    <style:style style:name="P1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228ab" officeooo:paragraph-rsid="00f228ab" style:font-name-asian="Ubuntu Mono1" style:font-size-asian="10pt" style:font-name-complex="Ubuntu Mono1" style:font-size-complex="10pt"/>
    </style:style>
    <style:style style:name="P1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396c5" officeooo:paragraph-rsid="00f396c5" style:font-name-asian="Ubuntu Mono1" style:font-size-asian="10pt" style:font-name-complex="Ubuntu Mono1" style:font-size-complex="10pt"/>
    </style:style>
    <style:style style:name="P1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a0321" officeooo:paragraph-rsid="00fa0321" style:font-name-asian="Ubuntu Mono1" style:font-size-asian="10pt" style:font-name-complex="Ubuntu Mono1" style:font-size-complex="10pt"/>
    </style:style>
    <style:style style:name="P1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a055e" officeooo:paragraph-rsid="00fa055e" style:font-name-asian="Ubuntu Mono1" style:font-size-asian="10pt" style:font-name-complex="Ubuntu Mono1" style:font-size-complex="10pt"/>
    </style:style>
    <style:style style:name="P1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f7fd3" officeooo:paragraph-rsid="00ff7fd3" style:font-name-asian="Ubuntu Mono1" style:font-size-asian="10pt" style:font-name-complex="Ubuntu Mono1" style:font-size-complex="10pt"/>
    </style:style>
    <style:style style:name="P1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f7fd3" officeooo:paragraph-rsid="01010732" style:font-name-asian="Ubuntu Mono1" style:font-size-asian="10pt" style:font-name-complex="Ubuntu Mono1" style:font-size-complex="10pt"/>
    </style:style>
    <style:style style:name="P1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dd34f" officeooo:paragraph-rsid="00ff7fd3" style:font-name-asian="Ubuntu Mono1" style:font-size-asian="10pt" style:font-name-complex="Ubuntu Mono1" style:font-size-complex="10pt"/>
    </style:style>
    <style:style style:name="P1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dd34f" officeooo:paragraph-rsid="00fdd34f" style:font-name-asian="Ubuntu Mono1" style:font-size-asian="10pt" style:font-name-complex="Ubuntu Mono1" style:font-size-complex="10pt"/>
    </style:style>
    <style:style style:name="P1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2e6a6" officeooo:paragraph-rsid="0102e6a6" style:font-name-asian="Ubuntu Mono1" style:font-size-asian="10pt" style:font-name-complex="Ubuntu Mono1" style:font-size-complex="10pt"/>
    </style:style>
    <style:style style:name="P1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c713f" officeooo:paragraph-rsid="00fc713f" style:font-name-asian="Ubuntu Mono1" style:font-size-asian="10pt" style:font-name-complex="Ubuntu Mono1" style:font-size-complex="10pt"/>
    </style:style>
    <style:style style:name="P1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65a12" officeooo:paragraph-rsid="01065a12" style:font-name-asian="Ubuntu Mono1" style:font-size-asian="10pt" style:font-name-complex="Ubuntu Mono1" style:font-size-complex="10pt"/>
    </style:style>
    <style:style style:name="P1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65a12" officeooo:paragraph-rsid="019912e4" style:font-name-asian="Ubuntu Mono1" style:font-size-asian="10pt" style:font-name-complex="Ubuntu Mono1" style:font-size-complex="10pt"/>
    </style:style>
    <style:style style:name="P1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6cfc0" officeooo:paragraph-rsid="013253f0" style:font-name-asian="Ubuntu Mono1" style:font-size-asian="10pt" style:font-name-complex="Ubuntu Mono1" style:font-size-complex="10pt"/>
    </style:style>
    <style:style style:name="P14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6cfc0" officeooo:paragraph-rsid="019912e4" style:font-name-asian="Ubuntu Mono1" style:font-size-asian="10pt" style:font-name-complex="Ubuntu Mono1" style:font-size-complex="10pt"/>
    </style:style>
    <style:style style:name="P1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a5a44" style:font-name-asian="Ubuntu Mono1" style:font-size-asian="10pt" style:font-name-complex="Ubuntu Mono1" style:font-size-complex="10pt"/>
    </style:style>
    <style:style style:name="P14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a5a44" officeooo:paragraph-rsid="010a5a44" style:font-name-asian="Ubuntu Mono1" style:font-size-asian="10pt" style:font-name-complex="Ubuntu Mono1" style:font-size-complex="10pt"/>
    </style:style>
    <style:style style:name="P1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a5a44" officeooo:paragraph-rsid="019912e4" style:font-name-asian="Ubuntu Mono1" style:font-size-asian="10pt" style:font-name-complex="Ubuntu Mono1" style:font-size-complex="10pt"/>
    </style:style>
    <style:style style:name="P1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a6fa4" officeooo:paragraph-rsid="010a6fa4" style:font-name-asian="Ubuntu Mono1" style:font-size-asian="10pt" style:font-name-complex="Ubuntu Mono1" style:font-size-complex="10pt"/>
    </style:style>
    <style:style style:name="P15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b48dc" officeooo:paragraph-rsid="010b48dc" style:font-name-asian="Ubuntu Mono1" style:font-size-asian="10pt" style:font-name-complex="Ubuntu Mono1" style:font-size-complex="10pt"/>
    </style:style>
    <style:style style:name="P15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b48dc" officeooo:paragraph-rsid="019912e4" style:font-name-asian="Ubuntu Mono1" style:font-size-asian="10pt" style:font-name-complex="Ubuntu Mono1" style:font-size-complex="10pt"/>
    </style:style>
    <style:style style:name="P15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b48dc" officeooo:paragraph-rsid="02344fc1" style:font-name-asian="Ubuntu Mono1" style:font-size-asian="10pt" style:font-name-complex="Ubuntu Mono1" style:font-size-complex="10pt"/>
    </style:style>
    <style:style style:name="P15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e72ec" officeooo:paragraph-rsid="00de72ec" style:font-name-asian="Ubuntu Mono1" style:font-size-asian="10pt" style:font-name-complex="Ubuntu Mono1" style:font-size-complex="10pt"/>
    </style:style>
    <style:style style:name="P15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e1349" officeooo:paragraph-rsid="010e1349" style:font-name-asian="Ubuntu Mono1" style:font-size-asian="10pt" style:font-name-complex="Ubuntu Mono1" style:font-size-complex="10pt"/>
    </style:style>
    <style:style style:name="P15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f94f6" officeooo:paragraph-rsid="010f94f6" style:font-name-asian="Ubuntu Mono1" style:font-size-asian="10pt" style:font-name-complex="Ubuntu Mono1" style:font-size-complex="10pt"/>
    </style:style>
    <style:style style:name="P15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f94f6" officeooo:paragraph-rsid="011155b6" style:font-name-asian="Ubuntu Mono1" style:font-size-asian="10pt" style:font-name-complex="Ubuntu Mono1" style:font-size-complex="10pt"/>
    </style:style>
    <style:style style:name="P15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1155b6" officeooo:paragraph-rsid="011155b6" style:font-name-asian="Ubuntu Mono1" style:font-size-asian="10pt" style:font-name-complex="Ubuntu Mono1" style:font-size-complex="10pt"/>
    </style:style>
    <style:style style:name="P16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1e3dd9" officeooo:paragraph-rsid="011e3dd9" style:font-name-asian="Ubuntu Mono1" style:font-size-asian="10pt" style:font-name-complex="Ubuntu Mono1" style:font-size-complex="10pt"/>
    </style:style>
    <style:style style:name="P16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78db1" style:font-name-asian="Ubuntu Mono1" style:font-size-asian="10pt" style:font-name-complex="Ubuntu Mono1" style:font-size-complex="10pt"/>
    </style:style>
    <style:style style:name="P16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78db1" officeooo:paragraph-rsid="00a78db1" style:font-name-asian="Ubuntu Mono1" style:font-size-asian="10pt" style:font-name-complex="Ubuntu Mono1" style:font-size-complex="10pt"/>
    </style:style>
    <style:style style:name="P16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78db1" officeooo:paragraph-rsid="024b77e6" style:font-name-asian="Ubuntu Mono1" style:font-size-asian="10pt" style:font-name-complex="Ubuntu Mono1" style:font-size-complex="10pt"/>
    </style:style>
    <style:style style:name="P16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610578" officeooo:paragraph-rsid="01610578" style:font-name-asian="Ubuntu Mono1" style:font-size-asian="10pt" style:font-name-complex="Ubuntu Mono1" style:font-size-complex="10pt"/>
    </style:style>
    <style:style style:name="P16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54ac8" officeooo:paragraph-rsid="0241e76c" style:font-name-asian="Ubuntu Mono1" style:font-size-asian="10pt" style:font-name-complex="Ubuntu Mono1" style:font-size-complex="10pt"/>
    </style:style>
    <style:style style:name="P16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e3dac6" officeooo:paragraph-rsid="00e3dac6" style:font-name-asian="Ubuntu Mono1" style:font-size-asian="10pt" style:font-name-complex="Ubuntu Mono1" style:font-size-complex="10pt"/>
    </style:style>
    <style:style style:name="P16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700e2" style:font-name-asian="Ubuntu Mono1" style:font-size-asian="10pt" style:font-name-complex="Ubuntu Mono1" style:font-size-complex="10pt"/>
    </style:style>
    <style:style style:name="P16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700e2" officeooo:paragraph-rsid="00d700e2" style:font-name-asian="Ubuntu Mono1" style:font-size-asian="10pt" style:font-name-complex="Ubuntu Mono1" style:font-size-complex="10pt"/>
    </style:style>
    <style:style style:name="P16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131547" officeooo:paragraph-rsid="01131547" style:font-name-asian="Ubuntu Mono1" style:font-size-asian="10pt" style:font-name-complex="Ubuntu Mono1" style:font-size-complex="10pt"/>
    </style:style>
    <style:style style:name="P17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131547" officeooo:paragraph-rsid="017cfac1" style:font-name-asian="Ubuntu Mono1" style:font-size-asian="10pt" style:font-name-complex="Ubuntu Mono1" style:font-size-complex="10pt"/>
    </style:style>
    <style:style style:name="P17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69db7" officeooo:paragraph-rsid="018ad7f8" style:font-name-asian="Ubuntu Mono1" style:font-size-asian="10pt" style:font-name-complex="Ubuntu Mono1" style:font-size-complex="10pt"/>
    </style:style>
    <style:style style:name="P17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69db7" officeooo:paragraph-rsid="00769db7" style:font-name-asian="Ubuntu Mono1" style:font-size-asian="10pt" style:font-name-complex="Ubuntu Mono1" style:font-size-complex="10pt"/>
    </style:style>
    <style:style style:name="P17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style:font-name-asian="Ubuntu Mono1" style:font-size-asian="10pt" style:font-name-complex="Ubuntu Mono1" style:font-size-complex="10pt"/>
    </style:style>
    <style:style style:name="P17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07ebc7a" style:font-name-asian="Ubuntu Mono1" style:font-size-asian="10pt" style:font-name-complex="Ubuntu Mono1" style:font-size-complex="10pt"/>
    </style:style>
    <style:style style:name="P17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1fa33ef" style:font-name-asian="Ubuntu Mono1" style:font-size-asian="10pt" style:font-name-complex="Ubuntu Mono1" style:font-size-complex="10pt"/>
    </style:style>
    <style:style style:name="P17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219f1d1" style:font-name-asian="Ubuntu Mono1" style:font-size-asian="10pt" style:font-name-complex="Ubuntu Mono1" style:font-size-complex="10pt"/>
    </style:style>
    <style:style style:name="P17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19d5036" style:font-name-asian="Ubuntu Mono1" style:font-size-asian="10pt" style:font-name-complex="Ubuntu Mono1" style:font-size-complex="10pt"/>
    </style:style>
    <style:style style:name="P17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2155dd5" style:font-name-asian="Ubuntu Mono1" style:font-size-asian="10pt" style:font-name-complex="Ubuntu Mono1" style:font-size-complex="10pt"/>
    </style:style>
    <style:style style:name="P17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172f991" style:font-name-asian="Ubuntu Mono1" style:font-size-asian="10pt" style:font-name-complex="Ubuntu Mono1" style:font-size-complex="10pt"/>
    </style:style>
    <style:style style:name="P18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0a12384" style:font-name-asian="Ubuntu Mono1" style:font-size-asian="10pt" style:font-name-complex="Ubuntu Mono1" style:font-size-complex="10pt"/>
    </style:style>
    <style:style style:name="P18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0a29c99" style:font-name-asian="Ubuntu Mono1" style:font-size-asian="10pt" style:font-name-complex="Ubuntu Mono1" style:font-size-complex="10pt"/>
    </style:style>
    <style:style style:name="P18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068f370" style:font-name-asian="Ubuntu Mono1" style:font-size-asian="10pt" style:font-name-complex="Ubuntu Mono1" style:font-size-complex="10pt"/>
    </style:style>
    <style:style style:name="P18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1f066de" style:font-name-asian="Ubuntu Mono1" style:font-size-asian="10pt" style:font-name-complex="Ubuntu Mono1" style:font-size-complex="10pt"/>
    </style:style>
    <style:style style:name="P18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ebc7a" officeooo:paragraph-rsid="02375a8c" style:font-name-asian="Ubuntu Mono1" style:font-size-asian="10pt" style:font-name-complex="Ubuntu Mono1" style:font-size-complex="10pt"/>
    </style:style>
    <style:style style:name="P18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5f7e5" officeooo:paragraph-rsid="0075f7e5" style:font-name-asian="Ubuntu Mono1" style:font-size-asian="10pt" style:font-name-complex="Ubuntu Mono1" style:font-size-complex="10pt"/>
    </style:style>
    <style:style style:name="P18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1d33c" officeooo:paragraph-rsid="0071d33c" style:font-name-asian="Ubuntu Mono1" style:font-size-asian="10pt" style:font-name-complex="Ubuntu Mono1" style:font-size-complex="10pt"/>
    </style:style>
    <style:style style:name="P18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7e3de" officeooo:paragraph-rsid="0077e3de" style:font-name-asian="Ubuntu Mono1" style:font-size-asian="10pt" style:font-name-complex="Ubuntu Mono1" style:font-size-complex="10pt"/>
    </style:style>
    <style:style style:name="P18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823687" officeooo:paragraph-rsid="00823687" style:font-name-asian="Ubuntu Mono1" style:font-size-asian="10pt" style:font-name-complex="Ubuntu Mono1" style:font-size-complex="10pt"/>
    </style:style>
    <style:style style:name="P18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82739b" officeooo:paragraph-rsid="0082739b" style:font-name-asian="Ubuntu Mono1" style:font-size-asian="10pt" style:font-name-complex="Ubuntu Mono1" style:font-size-complex="10pt"/>
    </style:style>
    <style:style style:name="P19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809ea" officeooo:paragraph-rsid="007809ea" style:font-name-asian="Ubuntu Mono1" style:font-size-asian="10pt" style:font-name-complex="Ubuntu Mono1" style:font-size-complex="10pt"/>
    </style:style>
    <style:style style:name="P19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f73b7" officeooo:paragraph-rsid="00ff7fd3" style:font-name-asian="Ubuntu Mono1" style:font-size-asian="10pt" style:font-name-complex="Ubuntu Mono1" style:font-size-complex="10pt"/>
    </style:style>
    <style:style style:name="P19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dc726" officeooo:paragraph-rsid="010dc726" style:font-name-asian="Ubuntu Mono1" style:font-size-asian="10pt" style:font-name-complex="Ubuntu Mono1" style:font-size-complex="10pt"/>
    </style:style>
    <style:style style:name="P1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dc726" officeooo:paragraph-rsid="019372ed" style:font-name-asian="Ubuntu Mono1" style:font-size-asian="10pt" style:font-name-complex="Ubuntu Mono1" style:font-size-complex="10pt"/>
    </style:style>
    <style:style style:name="P1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d322d" officeooo:paragraph-rsid="019372ed" style:font-name-asian="Ubuntu Mono1" style:font-size-asian="10pt" style:font-name-complex="Ubuntu Mono1" style:font-size-complex="10pt"/>
    </style:style>
    <style:style style:name="P19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4d382" officeooo:paragraph-rsid="019912e4" style:font-name-asian="Ubuntu Mono1" style:font-size-asian="10pt" style:font-name-complex="Ubuntu Mono1" style:font-size-complex="10pt"/>
    </style:style>
    <style:style style:name="P19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bbb0f" style:font-name-asian="Ubuntu Mono1" style:font-size-asian="10pt" style:font-name-complex="Ubuntu Mono1" style:font-size-complex="10pt"/>
    </style:style>
    <style:style style:name="P19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bbb0f" officeooo:paragraph-rsid="019912e4" style:font-name-asian="Ubuntu Mono1" style:font-size-asian="10pt" style:font-name-complex="Ubuntu Mono1" style:font-size-complex="10pt"/>
    </style:style>
    <style:style style:name="P19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b8eb6" style:font-name-asian="Ubuntu Mono1" style:font-size-asian="10pt" style:font-name-complex="Ubuntu Mono1" style:font-size-complex="10pt"/>
    </style:style>
    <style:style style:name="P19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b8eb6" officeooo:paragraph-rsid="019912e4" style:font-name-asian="Ubuntu Mono1" style:font-size-asian="10pt" style:font-name-complex="Ubuntu Mono1" style:font-size-complex="10pt"/>
    </style:style>
    <style:style style:name="P20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b8eb6" officeooo:paragraph-rsid="00683c4c" style:font-name-asian="Ubuntu Mono1" style:font-size-asian="10pt" style:font-name-complex="Ubuntu Mono1" style:font-size-complex="10pt"/>
    </style:style>
    <style:style style:name="P20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9f439" officeooo:paragraph-rsid="019912e4" style:font-name-asian="Ubuntu Mono1" style:font-size-asian="10pt" style:font-name-complex="Ubuntu Mono1" style:font-size-complex="10pt"/>
    </style:style>
    <style:style style:name="P20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dd52a" officeooo:paragraph-rsid="019912e4" style:font-name-asian="Ubuntu Mono1" style:font-size-asian="10pt" style:font-name-complex="Ubuntu Mono1" style:font-size-complex="10pt"/>
    </style:style>
    <style:style style:name="P20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072c8" style:font-name-asian="Ubuntu Mono1" style:font-size-asian="10pt" style:font-name-complex="Ubuntu Mono1" style:font-size-complex="10pt"/>
    </style:style>
    <style:style style:name="P20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072c8" officeooo:paragraph-rsid="012072c8" style:font-name-asian="Ubuntu Mono1" style:font-size-asian="10pt" style:font-name-complex="Ubuntu Mono1" style:font-size-complex="10pt"/>
    </style:style>
    <style:style style:name="P20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072c8" officeooo:paragraph-rsid="00d700e2" style:font-name-asian="Ubuntu Mono1" style:font-size-asian="10pt" style:font-name-complex="Ubuntu Mono1" style:font-size-complex="10pt"/>
    </style:style>
    <style:style style:name="P20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05ea4" style:font-name-asian="Ubuntu Mono1" style:font-size-asian="10pt" style:font-name-complex="Ubuntu Mono1" style:font-size-complex="10pt"/>
    </style:style>
    <style:style style:name="P20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2d476" style:font-name-asian="Ubuntu Mono1" style:font-size-asian="10pt" style:font-name-complex="Ubuntu Mono1" style:font-size-complex="10pt"/>
    </style:style>
    <style:style style:name="P20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2d476" officeooo:paragraph-rsid="0122d476" style:font-name-asian="Ubuntu Mono1" style:font-size-asian="10pt" style:font-name-complex="Ubuntu Mono1" style:font-size-complex="10pt"/>
    </style:style>
    <style:style style:name="P20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eae99" style:font-name-asian="Ubuntu Mono1" style:font-size-asian="10pt" style:font-name-complex="Ubuntu Mono1" style:font-size-complex="10pt"/>
    </style:style>
    <style:style style:name="P2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72f991" officeooo:paragraph-rsid="02344fc1" style:font-name-asian="Ubuntu Mono1" style:font-size-asian="10pt" style:font-name-complex="Ubuntu Mono1" style:font-size-complex="10pt"/>
    </style:style>
    <style:style style:name="P2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72f991" officeooo:paragraph-rsid="0238fa98" style:font-name-asian="Ubuntu Mono1" style:font-size-asian="10pt" style:font-name-complex="Ubuntu Mono1" style:font-size-complex="10pt"/>
    </style:style>
    <style:style style:name="P2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72f991" officeooo:paragraph-rsid="0241e76c" style:font-name-asian="Ubuntu Mono1" style:font-size-asian="10pt" style:font-name-complex="Ubuntu Mono1" style:font-size-complex="10pt"/>
    </style:style>
    <style:style style:name="P2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41406" officeooo:paragraph-rsid="0241e76c" style:font-name-asian="Ubuntu Mono1" style:font-size-asian="10pt" style:font-name-complex="Ubuntu Mono1" style:font-size-complex="10pt"/>
    </style:style>
    <style:style style:name="P2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3bad9" style:font-name-asian="Ubuntu Mono1" style:font-size-asian="10pt" style:font-name-complex="Ubuntu Mono1" style:font-size-complex="10pt"/>
    </style:style>
    <style:style style:name="P2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3bad9" officeooo:paragraph-rsid="00de72ec" style:font-name-asian="Ubuntu Mono1" style:font-size-asian="10pt" style:font-name-complex="Ubuntu Mono1" style:font-size-complex="10pt"/>
    </style:style>
    <style:style style:name="P2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3bad9" officeooo:paragraph-rsid="010f94f6" style:font-name-asian="Ubuntu Mono1" style:font-size-asian="10pt" style:font-name-complex="Ubuntu Mono1" style:font-size-complex="10pt"/>
    </style:style>
    <style:style style:name="P2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4efe5" officeooo:paragraph-rsid="010f94f6" style:font-name-asian="Ubuntu Mono1" style:font-size-asian="10pt" style:font-name-complex="Ubuntu Mono1" style:font-size-complex="10pt"/>
    </style:style>
    <style:style style:name="P2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4efe5" officeooo:paragraph-rsid="01131547" style:font-name-asian="Ubuntu Mono1" style:font-size-asian="10pt" style:font-name-complex="Ubuntu Mono1" style:font-size-complex="10pt"/>
    </style:style>
    <style:style style:name="P2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4efe5" officeooo:paragraph-rsid="00de72ec" style:font-name-asian="Ubuntu Mono1" style:font-size-asian="10pt" style:font-name-complex="Ubuntu Mono1" style:font-size-complex="10pt"/>
    </style:style>
    <style:style style:name="P2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4efe5" officeooo:paragraph-rsid="011155b6" style:font-name-asian="Ubuntu Mono1" style:font-size-asian="10pt" style:font-name-complex="Ubuntu Mono1" style:font-size-complex="10pt"/>
    </style:style>
    <style:style style:name="P2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4efe5" officeooo:paragraph-rsid="00ce29d7" style:font-name-asian="Ubuntu Mono1" style:font-size-asian="10pt" style:font-name-complex="Ubuntu Mono1" style:font-size-complex="10pt"/>
    </style:style>
    <style:style style:name="P2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4efe5" officeooo:paragraph-rsid="00cd6283" style:font-name-asian="Ubuntu Mono1" style:font-size-asian="10pt" style:font-name-complex="Ubuntu Mono1" style:font-size-complex="10pt"/>
    </style:style>
    <style:style style:name="P2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80985" style:font-name-asian="Ubuntu Mono1" style:font-size-asian="10pt" style:font-name-complex="Ubuntu Mono1" style:font-size-complex="10pt"/>
    </style:style>
    <style:style style:name="P2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3a5f9" officeooo:paragraph-rsid="00f396c5" style:font-name-asian="Ubuntu Mono1" style:font-size-asian="10pt" style:font-name-complex="Ubuntu Mono1" style:font-size-complex="10pt"/>
    </style:style>
    <style:style style:name="P2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60da4" style:font-name-asian="Ubuntu Mono1" style:font-size-asian="10pt" style:font-name-complex="Ubuntu Mono1" style:font-size-complex="10pt"/>
    </style:style>
    <style:style style:name="P2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68872" officeooo:paragraph-rsid="00d4c5c4" style:font-name-asian="Ubuntu Mono1" style:font-size-asian="10pt" style:font-name-complex="Ubuntu Mono1" style:font-size-complex="10pt"/>
    </style:style>
    <style:style style:name="P2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68872" officeooo:paragraph-rsid="00d53492" style:font-name-asian="Ubuntu Mono1" style:font-size-asian="10pt" style:font-name-complex="Ubuntu Mono1" style:font-size-complex="10pt"/>
    </style:style>
    <style:style style:name="P2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d53492" officeooo:paragraph-rsid="00d53492" style:font-name-asian="Ubuntu Mono1" style:font-size-asian="10pt" style:font-name-complex="Ubuntu Mono1" style:font-size-complex="10pt"/>
    </style:style>
    <style:style style:name="P2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69153" officeooo:paragraph-rsid="00adf950" style:font-name-asian="Ubuntu Mono1" style:font-size-asian="10pt" style:font-name-complex="Ubuntu Mono1" style:font-size-complex="10pt"/>
    </style:style>
    <style:style style:name="P2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69153" officeooo:paragraph-rsid="00d4c5c4" style:font-name-asian="Ubuntu Mono1" style:font-size-asian="10pt" style:font-name-complex="Ubuntu Mono1" style:font-size-complex="10pt"/>
    </style:style>
    <style:style style:name="P2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69153" officeooo:paragraph-rsid="00a8e618" style:font-name-asian="Ubuntu Mono1" style:font-size-asian="10pt" style:font-name-complex="Ubuntu Mono1" style:font-size-complex="10pt"/>
    </style:style>
    <style:style style:name="P2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69153" officeooo:paragraph-rsid="022d0004" style:font-name-asian="Ubuntu Mono1" style:font-size-asian="10pt" style:font-name-complex="Ubuntu Mono1" style:font-size-complex="10pt"/>
    </style:style>
    <style:style style:name="P2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69153" officeooo:paragraph-rsid="022d3c03" style:font-name-asian="Ubuntu Mono1" style:font-size-asian="10pt" style:font-name-complex="Ubuntu Mono1" style:font-size-complex="10pt"/>
    </style:style>
    <style:style style:name="P2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285e53" style:font-name-asian="Ubuntu Mono1" style:font-size-asian="10pt" style:font-name-complex="Ubuntu Mono1" style:font-size-complex="10pt"/>
    </style:style>
    <style:style style:name="P2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a2959" style:font-name-asian="Ubuntu Mono1" style:font-size-asian="10pt" style:font-name-complex="Ubuntu Mono1" style:font-size-complex="10pt"/>
    </style:style>
    <style:style style:name="P2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a2959" officeooo:paragraph-rsid="00a8e618" style:font-name-asian="Ubuntu Mono1" style:font-size-asian="10pt" style:font-name-complex="Ubuntu Mono1" style:font-size-complex="10pt"/>
    </style:style>
    <style:style style:name="P2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bafbc" officeooo:paragraph-rsid="006e736a" style:font-name-asian="Ubuntu Mono1" style:font-size-asian="10pt" style:font-name-complex="Ubuntu Mono1" style:font-size-complex="10pt"/>
    </style:style>
    <style:style style:name="P2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bafbc" officeooo:paragraph-rsid="0102e6a6" style:font-name-asian="Ubuntu Mono1" style:font-size-asian="10pt" style:font-name-complex="Ubuntu Mono1" style:font-size-complex="10pt"/>
    </style:style>
    <style:style style:name="P2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bafbc" officeooo:paragraph-rsid="0089f7d8" style:font-name-asian="Ubuntu Mono1" style:font-size-asian="10pt" style:font-name-complex="Ubuntu Mono1" style:font-size-complex="10pt"/>
    </style:style>
    <style:style style:name="P2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bafbc" officeooo:paragraph-rsid="00c2205b" style:font-name-asian="Ubuntu Mono1" style:font-size-asian="10pt" style:font-name-complex="Ubuntu Mono1" style:font-size-complex="10pt"/>
    </style:style>
    <style:style style:name="P2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89f7d8" officeooo:paragraph-rsid="0089f7d8" style:font-name-asian="Ubuntu Mono1" style:font-size-asian="10pt" style:font-name-complex="Ubuntu Mono1" style:font-size-complex="10pt"/>
    </style:style>
    <style:style style:name="P2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bbd67" officeooo:paragraph-rsid="00ce767c" style:font-name-asian="Ubuntu Mono1" style:font-size-asian="10pt" style:font-name-complex="Ubuntu Mono1" style:font-size-complex="10pt"/>
    </style:style>
    <style:style style:name="P2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a613d" officeooo:paragraph-rsid="00fa613d" style:font-name-asian="Ubuntu Mono1" style:font-size-asian="10pt" style:font-name-complex="Ubuntu Mono1" style:font-size-complex="10pt"/>
    </style:style>
    <style:style style:name="P2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cf07d" officeooo:paragraph-rsid="00fc713f" style:font-name-asian="Ubuntu Mono1" style:font-size-asian="10pt" style:font-name-complex="Ubuntu Mono1" style:font-size-complex="10pt"/>
    </style:style>
    <style:style style:name="P2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cf07d" officeooo:paragraph-rsid="010e1349" style:font-name-asian="Ubuntu Mono1" style:font-size-asian="10pt" style:font-name-complex="Ubuntu Mono1" style:font-size-complex="10pt"/>
    </style:style>
    <style:style style:name="P2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fb92d4" officeooo:paragraph-rsid="00fc713f" style:font-name-asian="Ubuntu Mono1" style:font-size-asian="10pt" style:font-name-complex="Ubuntu Mono1" style:font-size-complex="10pt"/>
    </style:style>
    <style:style style:name="P24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e302a" officeooo:paragraph-rsid="01010732" style:font-name-asian="Ubuntu Mono1" style:font-size-asian="10pt" style:font-name-complex="Ubuntu Mono1" style:font-size-complex="10pt"/>
    </style:style>
    <style:style style:name="P2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e302a" officeooo:paragraph-rsid="00ff7fd3" style:font-name-asian="Ubuntu Mono1" style:font-size-asian="10pt" style:font-name-complex="Ubuntu Mono1" style:font-size-complex="10pt"/>
    </style:style>
    <style:style style:name="P24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75f7e5" style:font-name-asian="Ubuntu Mono1" style:font-size-asian="10pt" style:font-name-complex="Ubuntu Mono1" style:font-size-complex="10pt"/>
    </style:style>
    <style:style style:name="P2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71d33c" style:font-name-asian="Ubuntu Mono1" style:font-size-asian="10pt" style:font-name-complex="Ubuntu Mono1" style:font-size-complex="10pt"/>
    </style:style>
    <style:style style:name="P2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918cc8" style:font-name-asian="Ubuntu Mono1" style:font-size-asian="10pt" style:font-name-complex="Ubuntu Mono1" style:font-size-complex="10pt"/>
    </style:style>
    <style:style style:name="P25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769db7" style:font-name-asian="Ubuntu Mono1" style:font-size-asian="10pt" style:font-name-complex="Ubuntu Mono1" style:font-size-complex="10pt"/>
    </style:style>
    <style:style style:name="P25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18ad7f8" style:font-name-asian="Ubuntu Mono1" style:font-size-asian="10pt" style:font-name-complex="Ubuntu Mono1" style:font-size-complex="10pt"/>
    </style:style>
    <style:style style:name="P25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77e3de" style:font-name-asian="Ubuntu Mono1" style:font-size-asian="10pt" style:font-name-complex="Ubuntu Mono1" style:font-size-complex="10pt"/>
    </style:style>
    <style:style style:name="P25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823687" style:font-name-asian="Ubuntu Mono1" style:font-size-asian="10pt" style:font-name-complex="Ubuntu Mono1" style:font-size-complex="10pt"/>
    </style:style>
    <style:style style:name="P25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82739b" style:font-name-asian="Ubuntu Mono1" style:font-size-asian="10pt" style:font-name-complex="Ubuntu Mono1" style:font-size-complex="10pt"/>
    </style:style>
    <style:style style:name="P25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7809ea" style:font-name-asian="Ubuntu Mono1" style:font-size-asian="10pt" style:font-name-complex="Ubuntu Mono1" style:font-size-complex="10pt"/>
    </style:style>
    <style:style style:name="P25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0ff7fd3" style:font-name-asian="Ubuntu Mono1" style:font-size-asian="10pt" style:font-name-complex="Ubuntu Mono1" style:font-size-complex="10pt"/>
    </style:style>
    <style:style style:name="P25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10dc726" style:font-name-asian="Ubuntu Mono1" style:font-size-asian="10pt" style:font-name-complex="Ubuntu Mono1" style:font-size-complex="10pt"/>
    </style:style>
    <style:style style:name="P26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02ae6" officeooo:paragraph-rsid="024b77e6" style:font-name-asian="Ubuntu Mono1" style:font-size-asian="10pt" style:font-name-complex="Ubuntu Mono1" style:font-size-complex="10pt"/>
    </style:style>
    <style:style style:name="P26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ae8c41" officeooo:paragraph-rsid="018ad7f8" style:font-name-asian="Ubuntu Mono1" style:font-size-asian="10pt" style:font-name-complex="Ubuntu Mono1" style:font-size-complex="10pt"/>
    </style:style>
    <style:style style:name="P26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1b1bb" officeooo:paragraph-rsid="019372ed" style:font-name-asian="Ubuntu Mono1" style:font-size-asian="10pt" style:font-name-complex="Ubuntu Mono1" style:font-size-complex="10pt"/>
    </style:style>
    <style:style style:name="P26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1d2bcb" officeooo:paragraph-rsid="019372ed" style:font-name-asian="Ubuntu Mono1" style:font-size-asian="10pt" style:font-name-complex="Ubuntu Mono1" style:font-size-complex="10pt"/>
    </style:style>
    <style:style style:name="P26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266c4" officeooo:paragraph-rsid="019912e4" style:font-name-asian="Ubuntu Mono1" style:font-size-asian="10pt" style:font-name-complex="Ubuntu Mono1" style:font-size-complex="10pt"/>
    </style:style>
    <style:style style:name="P26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c9e0a" officeooo:paragraph-rsid="019912e4" style:font-name-asian="Ubuntu Mono1" style:font-size-asian="10pt" style:font-name-complex="Ubuntu Mono1" style:font-size-complex="10pt"/>
    </style:style>
    <style:style style:name="P26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c9e0a" officeooo:paragraph-rsid="02312f21" style:font-name-asian="Ubuntu Mono1" style:font-size-asian="10pt" style:font-name-complex="Ubuntu Mono1" style:font-size-complex="10pt"/>
    </style:style>
    <style:style style:name="P26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2f8dd" officeooo:paragraph-rsid="0249b284" style:font-name-asian="Ubuntu Mono1" style:font-size-asian="10pt" style:font-name-complex="Ubuntu Mono1" style:font-size-complex="10pt"/>
    </style:style>
    <style:style style:name="P26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4b551" officeooo:paragraph-rsid="019912e4" style:font-name-asian="Ubuntu Mono1" style:font-size-asian="10pt" style:font-name-complex="Ubuntu Mono1" style:font-size-complex="10pt"/>
    </style:style>
    <style:style style:name="P26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31491" officeooo:paragraph-rsid="01610578" style:font-name-asian="Ubuntu Mono1" style:font-size-asian="10pt" style:font-name-complex="Ubuntu Mono1" style:font-size-complex="10pt"/>
    </style:style>
    <style:style style:name="P27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731491" officeooo:paragraph-rsid="00731491" style:font-name-asian="Ubuntu Mono1" style:font-size-asian="10pt" style:font-name-complex="Ubuntu Mono1" style:font-size-complex="10pt"/>
    </style:style>
    <style:style style:name="P27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0c2e31" style:font-name-asian="Ubuntu Mono1" style:font-size-asian="10pt" style:font-name-complex="Ubuntu Mono1" style:font-size-complex="10pt"/>
    </style:style>
    <style:style style:name="P27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6a7f4" style:font-name-asian="Ubuntu Mono1" style:font-size-asian="10pt" style:font-name-complex="Ubuntu Mono1" style:font-size-complex="10pt"/>
    </style:style>
    <style:style style:name="P27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9a9121" officeooo:paragraph-rsid="009a9121" style:font-name-asian="Ubuntu Mono1" style:font-size-asian="10pt" style:font-name-complex="Ubuntu Mono1" style:font-size-complex="10pt"/>
    </style:style>
    <style:style style:name="P27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6ee17" officeooo:paragraph-rsid="00b88257" style:font-name-asian="Ubuntu Mono1" style:font-size-asian="10pt" style:font-name-complex="Ubuntu Mono1" style:font-size-complex="10pt"/>
    </style:style>
    <style:style style:name="P27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b43948" officeooo:paragraph-rsid="01b43948" style:font-name-asian="Ubuntu Mono1" style:font-size-asian="10pt" style:font-name-complex="Ubuntu Mono1" style:font-size-complex="10pt"/>
    </style:style>
    <style:style style:name="P27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b43948" officeooo:paragraph-rsid="0238fa98" style:font-name-asian="Ubuntu Mono1" style:font-size-asian="10pt" style:font-name-complex="Ubuntu Mono1" style:font-size-complex="10pt"/>
    </style:style>
    <style:style style:name="P27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bc64c5" officeooo:paragraph-rsid="01b9eeb8" style:font-name-asian="Ubuntu Mono1" style:font-size-asian="10pt" style:font-name-complex="Ubuntu Mono1" style:font-size-complex="10pt"/>
    </style:style>
    <style:style style:name="P27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c3ccff" officeooo:paragraph-rsid="01c3ccff" style:font-name-asian="Ubuntu Mono1" style:font-size-asian="10pt" style:font-name-complex="Ubuntu Mono1" style:font-size-complex="10pt"/>
    </style:style>
    <style:style style:name="P27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c519ef" officeooo:paragraph-rsid="01c519ef" style:font-name-asian="Ubuntu Mono1" style:font-size-asian="10pt" style:font-name-complex="Ubuntu Mono1" style:font-size-complex="10pt"/>
    </style:style>
    <style:style style:name="P28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ea686" officeooo:paragraph-rsid="01c6cd47" style:font-name-asian="Ubuntu Mono1" style:font-size-asian="10pt" style:font-name-complex="Ubuntu Mono1" style:font-size-complex="10pt"/>
    </style:style>
    <style:style style:name="P28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8af5a" officeooo:paragraph-rsid="01c6cd47" style:font-name-asian="Ubuntu Mono1" style:font-size-asian="10pt" style:font-name-complex="Ubuntu Mono1" style:font-size-complex="10pt"/>
    </style:style>
    <style:style style:name="P28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cf0fd9" officeooo:paragraph-rsid="01c6cd47" style:font-name-asian="Ubuntu Mono1" style:font-size-asian="10pt" style:font-name-complex="Ubuntu Mono1" style:font-size-complex="10pt"/>
    </style:style>
    <style:style style:name="P28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c88c92" officeooo:paragraph-rsid="01c88c92" style:font-name-asian="Ubuntu Mono1" style:font-size-asian="10pt" style:font-name-complex="Ubuntu Mono1" style:font-size-complex="10pt"/>
    </style:style>
    <style:style style:name="P28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c88c92" officeooo:paragraph-rsid="0235ce20" style:font-name-asian="Ubuntu Mono1" style:font-size-asian="10pt" style:font-name-complex="Ubuntu Mono1" style:font-size-complex="10pt"/>
    </style:style>
    <style:style style:name="P28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066de" officeooo:paragraph-rsid="01f066de" style:font-name-asian="Ubuntu Mono1" style:font-size-asian="10pt" style:font-name-complex="Ubuntu Mono1" style:font-size-complex="10pt"/>
    </style:style>
    <style:style style:name="P28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13319" officeooo:paragraph-rsid="01f13319" style:font-name-asian="Ubuntu Mono1" style:font-size-asian="10pt" style:font-name-complex="Ubuntu Mono1" style:font-size-complex="10pt"/>
    </style:style>
    <style:style style:name="P28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28c60" officeooo:paragraph-rsid="01f28c60" style:font-name-asian="Ubuntu Mono1" style:font-size-asian="10pt" style:font-name-complex="Ubuntu Mono1" style:font-size-complex="10pt"/>
    </style:style>
    <style:style style:name="P28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28c60" officeooo:paragraph-rsid="02344fc1" style:font-name-asian="Ubuntu Mono1" style:font-size-asian="10pt" style:font-name-complex="Ubuntu Mono1" style:font-size-complex="10pt"/>
    </style:style>
    <style:style style:name="P28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2bf05" officeooo:paragraph-rsid="01f2bf05" style:font-name-asian="Ubuntu Mono1" style:font-size-asian="10pt" style:font-name-complex="Ubuntu Mono1" style:font-size-complex="10pt"/>
    </style:style>
    <style:style style:name="P29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2bf05" officeooo:paragraph-rsid="0238fa98" style:font-name-asian="Ubuntu Mono1" style:font-size-asian="10pt" style:font-name-complex="Ubuntu Mono1" style:font-size-complex="10pt"/>
    </style:style>
    <style:style style:name="P29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2e304" officeooo:paragraph-rsid="01f2e304" style:font-name-asian="Ubuntu Mono1" style:font-size-asian="10pt" style:font-name-complex="Ubuntu Mono1" style:font-size-complex="10pt"/>
    </style:style>
    <style:style style:name="P29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5224c" officeooo:paragraph-rsid="01f5224c" style:font-name-asian="Ubuntu Mono1" style:font-size-asian="10pt" style:font-name-complex="Ubuntu Mono1" style:font-size-complex="10pt"/>
    </style:style>
    <style:style style:name="P2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5224c" officeooo:paragraph-rsid="02344fc1" style:font-name-asian="Ubuntu Mono1" style:font-size-asian="10pt" style:font-name-complex="Ubuntu Mono1" style:font-size-complex="10pt"/>
    </style:style>
    <style:style style:name="P2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5224c" officeooo:paragraph-rsid="0235ce20" style:font-name-asian="Ubuntu Mono1" style:font-size-asian="10pt" style:font-name-complex="Ubuntu Mono1" style:font-size-complex="10pt"/>
    </style:style>
    <style:style style:name="P29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6dd0f" officeooo:paragraph-rsid="01f6dd0f" style:font-name-asian="Ubuntu Mono1" style:font-size-asian="10pt" style:font-name-complex="Ubuntu Mono1" style:font-size-complex="10pt"/>
    </style:style>
    <style:style style:name="P29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6dd0f" officeooo:paragraph-rsid="0235ce20" style:font-name-asian="Ubuntu Mono1" style:font-size-asian="10pt" style:font-name-complex="Ubuntu Mono1" style:font-size-complex="10pt"/>
    </style:style>
    <style:style style:name="P29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87535" officeooo:paragraph-rsid="01f87535" style:font-name-asian="Ubuntu Mono1" style:font-size-asian="10pt" style:font-name-complex="Ubuntu Mono1" style:font-size-complex="10pt"/>
    </style:style>
    <style:style style:name="P29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87535" officeooo:paragraph-rsid="0235ce20" style:font-name-asian="Ubuntu Mono1" style:font-size-asian="10pt" style:font-name-complex="Ubuntu Mono1" style:font-size-complex="10pt"/>
    </style:style>
    <style:style style:name="P29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a33ef" officeooo:paragraph-rsid="01fa33ef" style:font-name-asian="Ubuntu Mono1" style:font-size-asian="10pt" style:font-name-complex="Ubuntu Mono1" style:font-size-complex="10pt"/>
    </style:style>
    <style:style style:name="P30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a33ef" officeooo:paragraph-rsid="02375a8c" style:font-name-asian="Ubuntu Mono1" style:font-size-asian="10pt" style:font-name-complex="Ubuntu Mono1" style:font-size-complex="10pt"/>
    </style:style>
    <style:style style:name="P30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a8f16" officeooo:paragraph-rsid="01fa8f16" style:font-name-asian="Ubuntu Mono1" style:font-size-asian="10pt" style:font-name-complex="Ubuntu Mono1" style:font-size-complex="10pt"/>
    </style:style>
    <style:style style:name="P30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b27ad" officeooo:paragraph-rsid="01fb27ad" style:font-name-asian="Ubuntu Mono1" style:font-size-asian="10pt" style:font-name-complex="Ubuntu Mono1" style:font-size-complex="10pt"/>
    </style:style>
    <style:style style:name="P30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d5c31" officeooo:paragraph-rsid="01fd5c31" style:font-name-asian="Ubuntu Mono1" style:font-size-asian="10pt" style:font-name-complex="Ubuntu Mono1" style:font-size-complex="10pt"/>
    </style:style>
    <style:style style:name="P30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d5c31" officeooo:paragraph-rsid="022d3c03" style:font-name-asian="Ubuntu Mono1" style:font-size-asian="10pt" style:font-name-complex="Ubuntu Mono1" style:font-size-complex="10pt"/>
    </style:style>
    <style:style style:name="P30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d5c31" officeooo:paragraph-rsid="02344fc1" style:font-name-asian="Ubuntu Mono1" style:font-size-asian="10pt" style:font-name-complex="Ubuntu Mono1" style:font-size-complex="10pt"/>
    </style:style>
    <style:style style:name="P30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d5c31" officeooo:paragraph-rsid="0238fa98" style:font-name-asian="Ubuntu Mono1" style:font-size-asian="10pt" style:font-name-complex="Ubuntu Mono1" style:font-size-complex="10pt"/>
    </style:style>
    <style:style style:name="P30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ff298f" officeooo:paragraph-rsid="01ff298f" style:font-name-asian="Ubuntu Mono1" style:font-size-asian="10pt" style:font-name-complex="Ubuntu Mono1" style:font-size-complex="10pt"/>
    </style:style>
    <style:style style:name="P30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0da2f" officeooo:paragraph-rsid="0200da2f" style:font-name-asian="Ubuntu Mono1" style:font-size-asian="10pt" style:font-name-complex="Ubuntu Mono1" style:font-size-complex="10pt"/>
    </style:style>
    <style:style style:name="P30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0da2f" officeooo:paragraph-rsid="0241e76c" style:font-name-asian="Ubuntu Mono1" style:font-size-asian="10pt" style:font-name-complex="Ubuntu Mono1" style:font-size-complex="10pt"/>
    </style:style>
    <style:style style:name="P3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25587" officeooo:paragraph-rsid="02025587" style:font-name-asian="Ubuntu Mono1" style:font-size-asian="10pt" style:font-name-complex="Ubuntu Mono1" style:font-size-complex="10pt"/>
    </style:style>
    <style:style style:name="P3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3452c" officeooo:paragraph-rsid="0203452c" style:font-name-asian="Ubuntu Mono1" style:font-size-asian="10pt" style:font-name-complex="Ubuntu Mono1" style:font-size-complex="10pt"/>
    </style:style>
    <style:style style:name="P3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3452c" officeooo:paragraph-rsid="02312f21" style:font-name-asian="Ubuntu Mono1" style:font-size-asian="10pt" style:font-name-complex="Ubuntu Mono1" style:font-size-complex="10pt"/>
    </style:style>
    <style:style style:name="P3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3452c" officeooo:paragraph-rsid="0249b284" style:font-name-asian="Ubuntu Mono1" style:font-size-asian="10pt" style:font-name-complex="Ubuntu Mono1" style:font-size-complex="10pt"/>
    </style:style>
    <style:style style:name="P3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5056b" officeooo:paragraph-rsid="0205056b" style:font-name-asian="Ubuntu Mono1" style:font-size-asian="10pt" style:font-name-complex="Ubuntu Mono1" style:font-size-complex="10pt"/>
    </style:style>
    <style:style style:name="P3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5056b" officeooo:paragraph-rsid="0209fdcd" style:font-name-asian="Ubuntu Mono1" style:font-size-asian="10pt" style:font-name-complex="Ubuntu Mono1" style:font-size-complex="10pt"/>
    </style:style>
    <style:style style:name="P3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57568" officeooo:paragraph-rsid="02057568" style:font-name-asian="Ubuntu Mono1" style:font-size-asian="10pt" style:font-name-complex="Ubuntu Mono1" style:font-size-complex="10pt"/>
    </style:style>
    <style:style style:name="P3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57568" officeooo:paragraph-rsid="022d0004" style:font-name-asian="Ubuntu Mono1" style:font-size-asian="10pt" style:font-name-complex="Ubuntu Mono1" style:font-size-complex="10pt"/>
    </style:style>
    <style:style style:name="P3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57568" officeooo:paragraph-rsid="0238fa98" style:font-name-asian="Ubuntu Mono1" style:font-size-asian="10pt" style:font-name-complex="Ubuntu Mono1" style:font-size-complex="10pt"/>
    </style:style>
    <style:style style:name="P3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57568" officeooo:paragraph-rsid="0249b284" style:font-name-asian="Ubuntu Mono1" style:font-size-asian="10pt" style:font-name-complex="Ubuntu Mono1" style:font-size-complex="10pt"/>
    </style:style>
    <style:style style:name="P3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6eb3b" officeooo:paragraph-rsid="0206eb3b" style:font-name-asian="Ubuntu Mono1" style:font-size-asian="10pt" style:font-name-complex="Ubuntu Mono1" style:font-size-complex="10pt"/>
    </style:style>
    <style:style style:name="P3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8a099" officeooo:paragraph-rsid="0208a099" style:font-name-asian="Ubuntu Mono1" style:font-size-asian="10pt" style:font-name-complex="Ubuntu Mono1" style:font-size-complex="10pt"/>
    </style:style>
    <style:style style:name="P3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8a099" officeooo:paragraph-rsid="02310036" style:font-name-asian="Ubuntu Mono1" style:font-size-asian="10pt" style:font-name-complex="Ubuntu Mono1" style:font-size-complex="10pt"/>
    </style:style>
    <style:style style:name="P3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8a099" officeooo:paragraph-rsid="0241e76c" style:font-name-asian="Ubuntu Mono1" style:font-size-asian="10pt" style:font-name-complex="Ubuntu Mono1" style:font-size-complex="10pt"/>
    </style:style>
    <style:style style:name="P3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9fdcd" officeooo:paragraph-rsid="0209fdcd" style:font-name-asian="Ubuntu Mono1" style:font-size-asian="10pt" style:font-name-complex="Ubuntu Mono1" style:font-size-complex="10pt"/>
    </style:style>
    <style:style style:name="P3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d5206" style:font-name-asian="Ubuntu Mono1" style:font-size-asian="10pt" style:font-name-complex="Ubuntu Mono1" style:font-size-complex="10pt"/>
    </style:style>
    <style:style style:name="P3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d5206" officeooo:paragraph-rsid="018277e9" style:font-name-asian="Ubuntu Mono1" style:font-size-asian="10pt" style:font-name-complex="Ubuntu Mono1" style:font-size-complex="10pt"/>
    </style:style>
    <style:style style:name="P3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d5206" officeooo:paragraph-rsid="020d5206" style:font-name-asian="Ubuntu Mono1" style:font-size-asian="10pt" style:font-name-complex="Ubuntu Mono1" style:font-size-complex="10pt"/>
    </style:style>
    <style:style style:name="P3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d5206" officeooo:paragraph-rsid="020f1253" style:font-name-asian="Ubuntu Mono1" style:font-size-asian="10pt" style:font-name-complex="Ubuntu Mono1" style:font-size-complex="10pt"/>
    </style:style>
    <style:style style:name="P3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d5206" officeooo:paragraph-rsid="0249b284" style:font-name-asian="Ubuntu Mono1" style:font-size-asian="10pt" style:font-name-complex="Ubuntu Mono1" style:font-size-complex="10pt"/>
    </style:style>
    <style:style style:name="P3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0f1253" officeooo:paragraph-rsid="020f1253" style:font-name-asian="Ubuntu Mono1" style:font-size-asian="10pt" style:font-name-complex="Ubuntu Mono1" style:font-size-complex="10pt"/>
    </style:style>
    <style:style style:name="P3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0c7d7" officeooo:paragraph-rsid="0210c7d7" style:font-name-asian="Ubuntu Mono1" style:font-size-asian="10pt" style:font-name-complex="Ubuntu Mono1" style:font-size-complex="10pt"/>
    </style:style>
    <style:style style:name="P3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11a4a" officeooo:paragraph-rsid="02111a4a" style:font-name-asian="Ubuntu Mono1" style:font-size-asian="10pt" style:font-name-complex="Ubuntu Mono1" style:font-size-complex="10pt"/>
    </style:style>
    <style:style style:name="P3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11a4a" officeooo:paragraph-rsid="0249b284" style:font-name-asian="Ubuntu Mono1" style:font-size-asian="10pt" style:font-name-complex="Ubuntu Mono1" style:font-size-complex="10pt"/>
    </style:style>
    <style:style style:name="P3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55dd5" officeooo:paragraph-rsid="02155dd5" style:font-name-asian="Ubuntu Mono1" style:font-size-asian="10pt" style:font-name-complex="Ubuntu Mono1" style:font-size-complex="10pt"/>
    </style:style>
    <style:style style:name="P3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644c4" officeooo:paragraph-rsid="021644c4" style:font-name-asian="Ubuntu Mono1" style:font-size-asian="10pt" style:font-name-complex="Ubuntu Mono1" style:font-size-complex="10pt"/>
    </style:style>
    <style:style style:name="P3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678e0" officeooo:paragraph-rsid="021678e0" style:font-name-asian="Ubuntu Mono1" style:font-size-asian="10pt" style:font-name-complex="Ubuntu Mono1" style:font-size-complex="10pt"/>
    </style:style>
    <style:style style:name="P3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678e0" officeooo:paragraph-rsid="0249b284" style:font-name-asian="Ubuntu Mono1" style:font-size-asian="10pt" style:font-name-complex="Ubuntu Mono1" style:font-size-complex="10pt"/>
    </style:style>
    <style:style style:name="P3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6964f" officeooo:paragraph-rsid="0216964f" style:font-name-asian="Ubuntu Mono1" style:font-size-asian="10pt" style:font-name-complex="Ubuntu Mono1" style:font-size-complex="10pt"/>
    </style:style>
    <style:style style:name="P3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8485c" officeooo:paragraph-rsid="0218485c" style:font-name-asian="Ubuntu Mono1" style:font-size-asian="10pt" style:font-name-complex="Ubuntu Mono1" style:font-size-complex="10pt"/>
    </style:style>
    <style:style style:name="P3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86990" officeooo:paragraph-rsid="02186990" style:font-name-asian="Ubuntu Mono1" style:font-size-asian="10pt" style:font-name-complex="Ubuntu Mono1" style:font-size-complex="10pt"/>
    </style:style>
    <style:style style:name="P3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b3396" officeooo:paragraph-rsid="021b3396" style:font-name-asian="Ubuntu Mono1" style:font-size-asian="10pt" style:font-name-complex="Ubuntu Mono1" style:font-size-complex="10pt"/>
    </style:style>
    <style:style style:name="P3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b3396" officeooo:paragraph-rsid="023dc5e4" style:font-name-asian="Ubuntu Mono1" style:font-size-asian="10pt" style:font-name-complex="Ubuntu Mono1" style:font-size-complex="10pt"/>
    </style:style>
    <style:style style:name="P3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1c9809" officeooo:paragraph-rsid="021c9809" style:font-name-asian="Ubuntu Mono1" style:font-size-asian="10pt" style:font-name-complex="Ubuntu Mono1" style:font-size-complex="10pt"/>
    </style:style>
    <style:style style:name="P3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57eab" officeooo:paragraph-rsid="019912e4" style:font-name-asian="Ubuntu Mono1" style:font-size-asian="10pt" style:font-name-complex="Ubuntu Mono1" style:font-size-complex="10pt"/>
    </style:style>
    <style:style style:name="P3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666f4e" officeooo:paragraph-rsid="019912e4" style:font-name-asian="Ubuntu Mono1" style:font-size-asian="10pt" style:font-name-complex="Ubuntu Mono1" style:font-size-complex="10pt"/>
    </style:style>
    <style:style style:name="P3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40169c" officeooo:paragraph-rsid="00683c4c" style:font-name-asian="Ubuntu Mono1" style:font-size-asian="10pt" style:font-name-complex="Ubuntu Mono1" style:font-size-complex="10pt"/>
    </style:style>
    <style:style style:name="P34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2f2e66" officeooo:paragraph-rsid="022f2e66" style:font-name-asian="Ubuntu Mono1" style:font-size-asian="10pt" style:font-name-complex="Ubuntu Mono1" style:font-size-complex="10pt"/>
    </style:style>
    <style:style style:name="P3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82248e" officeooo:paragraph-rsid="0238fa98" style:font-name-asian="Ubuntu Mono1" style:font-size-asian="10pt" style:font-name-complex="Ubuntu Mono1" style:font-size-complex="10pt"/>
    </style:style>
    <style:style style:name="P34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2ba37e" officeooo:paragraph-rsid="0238fa98" style:font-name-asian="Ubuntu Mono1" style:font-size-asian="10pt" style:font-name-complex="Ubuntu Mono1" style:font-size-complex="10pt"/>
    </style:style>
    <style:style style:name="P3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e778c3" officeooo:paragraph-rsid="0238fa98" style:font-name-asian="Ubuntu Mono1" style:font-size-asian="10pt" style:font-name-complex="Ubuntu Mono1" style:font-size-complex="10pt"/>
    </style:style>
    <style:style style:name="P3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4f82e3" officeooo:paragraph-rsid="0238fa98" style:font-name-asian="Ubuntu Mono1" style:font-size-asian="10pt" style:font-name-complex="Ubuntu Mono1" style:font-size-complex="10pt"/>
    </style:style>
    <style:style style:name="P35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3b17dd" officeooo:paragraph-rsid="0238fa98" style:font-name-asian="Ubuntu Mono1" style:font-size-asian="10pt" style:font-name-complex="Ubuntu Mono1" style:font-size-complex="10pt"/>
    </style:style>
    <style:style style:name="P35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289539" officeooo:paragraph-rsid="0238fa98" style:font-name-asian="Ubuntu Mono1" style:font-size-asian="10pt" style:font-name-complex="Ubuntu Mono1" style:font-size-complex="10pt"/>
    </style:style>
    <style:style style:name="P35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43c03e" officeooo:paragraph-rsid="0243c03e" style:font-name-asian="Ubuntu Mono1" style:font-size-asian="10pt" style:font-name-complex="Ubuntu Mono1" style:font-size-complex="10pt"/>
    </style:style>
    <style:style style:name="P35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46a703" officeooo:paragraph-rsid="0246a703" style:font-name-asian="Ubuntu Mono1" style:font-size-asian="10pt" style:font-name-complex="Ubuntu Mono1" style:font-size-complex="10pt"/>
    </style:style>
    <style:style style:name="P35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47cfa5" officeooo:paragraph-rsid="0247cfa5" style:font-name-asian="Ubuntu Mono1" style:font-size-asian="10pt" style:font-name-complex="Ubuntu Mono1" style:font-size-complex="10pt"/>
    </style:style>
    <style:style style:name="P35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15354ec" officeooo:paragraph-rsid="0249b284" style:font-name-asian="Ubuntu Mono1" style:font-size-asian="10pt" style:font-name-complex="Ubuntu Mono1" style:font-size-complex="10pt"/>
    </style:style>
    <style:style style:name="P35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64a53" officeooo:paragraph-rsid="0249b284" style:font-name-asian="Ubuntu Mono1" style:font-size-asian="10pt" style:font-name-complex="Ubuntu Mono1" style:font-size-complex="10pt"/>
    </style:style>
    <style:style style:name="P35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0b7eaf7" officeooo:paragraph-rsid="0249b284" style:font-name-asian="Ubuntu Mono1" style:font-size-asian="10pt" style:font-name-complex="Ubuntu Mono1" style:font-size-complex="10pt"/>
    </style:style>
    <style:style style:name="P36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4b77e6" officeooo:paragraph-rsid="024b77e6" style:font-name-asian="Ubuntu Mono1" style:font-size-asian="10pt" style:font-name-complex="Ubuntu Mono1" style:font-size-complex="10pt"/>
    </style:style>
    <style:style style:name="P36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rsid="024e95ba" officeooo:paragraph-rsid="024e95ba" style:font-name-asian="Ubuntu Mono1" style:font-size-asian="10pt" style:font-name-complex="Ubuntu Mono1" style:font-size-complex="10pt"/>
    </style:style>
    <style:style style:name="P36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29871" officeooo:paragraph-rsid="002558db" style:font-name-asian="Ubuntu Mono1" style:font-size-asian="10pt" style:font-name-complex="Ubuntu Mono1" style:font-size-complex="10pt"/>
    </style:style>
    <style:style style:name="P36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29871" officeooo:paragraph-rsid="02315a18" style:font-name-asian="Ubuntu Mono1" style:font-size-asian="10pt" style:font-name-complex="Ubuntu Mono1" style:font-size-complex="10pt"/>
    </style:style>
    <style:style style:name="P36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style:font-name-asian="Ubuntu Mono1" style:font-size-asian="10pt" style:font-name-complex="Ubuntu Mono1" style:font-size-complex="10pt"/>
    </style:style>
    <style:style style:name="P36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03b17dd" style:font-name-asian="Ubuntu Mono1" style:font-size-asian="10pt" style:font-name-complex="Ubuntu Mono1" style:font-size-complex="10pt"/>
    </style:style>
    <style:style style:name="P36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04fac45" style:font-name-asian="Ubuntu Mono1" style:font-size-asian="10pt" style:font-name-complex="Ubuntu Mono1" style:font-size-complex="10pt"/>
    </style:style>
    <style:style style:name="P36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0438b69" style:font-name-asian="Ubuntu Mono1" style:font-size-asian="10pt" style:font-name-complex="Ubuntu Mono1" style:font-size-complex="10pt"/>
    </style:style>
    <style:style style:name="P36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0470334" style:font-name-asian="Ubuntu Mono1" style:font-size-asian="10pt" style:font-name-complex="Ubuntu Mono1" style:font-size-complex="10pt"/>
    </style:style>
    <style:style style:name="P36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03a9497" style:font-name-asian="Ubuntu Mono1" style:font-size-asian="10pt" style:font-name-complex="Ubuntu Mono1" style:font-size-complex="10pt"/>
    </style:style>
    <style:style style:name="P37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03cf4f8" style:font-name-asian="Ubuntu Mono1" style:font-size-asian="10pt" style:font-name-complex="Ubuntu Mono1" style:font-size-complex="10pt"/>
    </style:style>
    <style:style style:name="P37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1a01178" style:font-name-asian="Ubuntu Mono1" style:font-size-asian="10pt" style:font-name-complex="Ubuntu Mono1" style:font-size-complex="10pt"/>
    </style:style>
    <style:style style:name="P37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558db" officeooo:paragraph-rsid="0238fa98" style:font-name-asian="Ubuntu Mono1" style:font-size-asian="10pt" style:font-name-complex="Ubuntu Mono1" style:font-size-complex="10pt"/>
    </style:style>
    <style:style style:name="P37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03b17dd" style:font-name-asian="Ubuntu Mono1" style:font-size-asian="10pt" style:font-name-complex="Ubuntu Mono1" style:font-size-complex="10pt"/>
    </style:style>
    <style:style style:name="P37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029e08b" style:font-name-asian="Ubuntu Mono1" style:font-size-asian="10pt" style:font-name-complex="Ubuntu Mono1" style:font-size-complex="10pt"/>
    </style:style>
    <style:style style:name="P37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034ed3b" style:font-name-asian="Ubuntu Mono1" style:font-size-asian="10pt" style:font-name-complex="Ubuntu Mono1" style:font-size-complex="10pt"/>
    </style:style>
    <style:style style:name="P37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0470334" style:font-name-asian="Ubuntu Mono1" style:font-size-asian="10pt" style:font-name-complex="Ubuntu Mono1" style:font-size-complex="10pt"/>
    </style:style>
    <style:style style:name="P37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0221ac9" style:font-name-asian="Ubuntu Mono1" style:font-size-asian="10pt" style:font-name-complex="Ubuntu Mono1" style:font-size-complex="10pt"/>
    </style:style>
    <style:style style:name="P37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029270a" style:font-name-asian="Ubuntu Mono1" style:font-size-asian="10pt" style:font-name-complex="Ubuntu Mono1" style:font-size-complex="10pt"/>
    </style:style>
    <style:style style:name="P37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1a01178" style:font-name-asian="Ubuntu Mono1" style:font-size-asian="10pt" style:font-name-complex="Ubuntu Mono1" style:font-size-complex="10pt"/>
    </style:style>
    <style:style style:name="P38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cf4f8" officeooo:paragraph-rsid="0238fa98" style:font-name-asian="Ubuntu Mono1" style:font-size-asian="10pt" style:font-name-complex="Ubuntu Mono1" style:font-size-complex="10pt"/>
    </style:style>
    <style:style style:name="P38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70334" officeooo:paragraph-rsid="00470334" style:font-name-asian="Ubuntu Mono1" style:font-size-asian="10pt" style:font-name-complex="Ubuntu Mono1" style:font-size-complex="10pt"/>
    </style:style>
    <style:style style:name="P38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style:font-name-asian="Ubuntu Mono1" style:font-size-asian="10pt" style:font-name-complex="Ubuntu Mono1" style:font-size-complex="10pt"/>
    </style:style>
    <style:style style:name="P38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paragraph-rsid="00d53492" style:font-name-asian="Ubuntu Mono1" style:font-size-asian="10pt" style:font-name-complex="Ubuntu Mono1" style:font-size-complex="10pt"/>
    </style:style>
    <style:style style:name="P38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paragraph-rsid="019912e4" style:font-name-asian="Ubuntu Mono1" style:font-size-asian="10pt" style:font-name-complex="Ubuntu Mono1" style:font-size-complex="10pt"/>
    </style:style>
    <style:style style:name="P38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paragraph-rsid="009a9121" style:font-name-asian="Ubuntu Mono1" style:font-size-asian="10pt" style:font-name-complex="Ubuntu Mono1" style:font-size-complex="10pt"/>
    </style:style>
    <style:style style:name="P38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paragraph-rsid="01ab41de" style:font-name-asian="Ubuntu Mono1" style:font-size-asian="10pt" style:font-name-complex="Ubuntu Mono1" style:font-size-complex="10pt"/>
    </style:style>
    <style:style style:name="P38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style:font-name-asian="Ubuntu Mono1" style:font-size-asian="10pt" style:font-name-complex="Ubuntu Mono1" style:font-size-complex="10pt"/>
    </style:style>
    <style:style style:name="P38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02dc338" style:font-name-asian="Ubuntu Mono1" style:font-size-asian="10pt" style:font-name-complex="Ubuntu Mono1" style:font-size-complex="10pt"/>
    </style:style>
    <style:style style:name="P38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0221ac9" style:font-name-asian="Ubuntu Mono1" style:font-size-asian="10pt" style:font-name-complex="Ubuntu Mono1" style:font-size-complex="10pt"/>
    </style:style>
    <style:style style:name="P39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035deb5" style:font-name-asian="Ubuntu Mono1" style:font-size-asian="10pt" style:font-name-complex="Ubuntu Mono1" style:font-size-complex="10pt"/>
    </style:style>
    <style:style style:name="P39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04b2581" style:font-name-asian="Ubuntu Mono1" style:font-size-asian="10pt" style:font-name-complex="Ubuntu Mono1" style:font-size-complex="10pt"/>
    </style:style>
    <style:style style:name="P39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04eb3a1" style:font-name-asian="Ubuntu Mono1" style:font-size-asian="10pt" style:font-name-complex="Ubuntu Mono1" style:font-size-complex="10pt"/>
    </style:style>
    <style:style style:name="P3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0229871" style:font-name-asian="Ubuntu Mono1" style:font-size-asian="10pt" style:font-name-complex="Ubuntu Mono1" style:font-size-complex="10pt"/>
    </style:style>
    <style:style style:name="P3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052f267" style:font-name-asian="Ubuntu Mono1" style:font-size-asian="10pt" style:font-name-complex="Ubuntu Mono1" style:font-size-complex="10pt"/>
    </style:style>
    <style:style style:name="P39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2fab" officeooo:paragraph-rsid="0238fa98" style:font-name-asian="Ubuntu Mono1" style:font-size-asian="10pt" style:font-name-complex="Ubuntu Mono1" style:font-size-complex="10pt"/>
    </style:style>
    <style:style style:name="P39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2c744" officeooo:paragraph-rsid="0022c744" style:font-name-asian="Ubuntu Mono1" style:font-size-asian="10pt" style:font-name-complex="Ubuntu Mono1" style:font-size-complex="10pt"/>
    </style:style>
    <style:style style:name="P39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2c744" officeooo:paragraph-rsid="00376569" style:font-name-asian="Ubuntu Mono1" style:font-size-asian="10pt" style:font-name-complex="Ubuntu Mono1" style:font-size-complex="10pt"/>
    </style:style>
    <style:style style:name="P39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2c744" officeooo:paragraph-rsid="0238fa98" style:font-name-asian="Ubuntu Mono1" style:font-size-asian="10pt" style:font-name-complex="Ubuntu Mono1" style:font-size-complex="10pt"/>
    </style:style>
    <style:style style:name="P39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18909" officeooo:paragraph-rsid="00518909" style:font-name-asian="Ubuntu Mono1" style:font-size-asian="10pt" style:font-name-complex="Ubuntu Mono1" style:font-size-complex="10pt"/>
    </style:style>
    <style:style style:name="P40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18909" officeooo:paragraph-rsid="0238fa98" style:font-name-asian="Ubuntu Mono1" style:font-size-asian="10pt" style:font-name-complex="Ubuntu Mono1" style:font-size-complex="10pt"/>
    </style:style>
    <style:style style:name="P40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4da6b" officeooo:paragraph-rsid="0054da6b" style:font-name-asian="Ubuntu Mono1" style:font-size-asian="10pt" style:font-name-complex="Ubuntu Mono1" style:font-size-complex="10pt"/>
    </style:style>
    <style:style style:name="P40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9a9b8" style:font-name-asian="Ubuntu Mono1" style:font-size-asian="10pt" style:font-name-complex="Ubuntu Mono1" style:font-size-complex="10pt"/>
    </style:style>
    <style:style style:name="P40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4da6b" style:font-name-asian="Ubuntu Mono1" style:font-size-asian="10pt" style:font-name-complex="Ubuntu Mono1" style:font-size-complex="10pt"/>
    </style:style>
    <style:style style:name="P40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55cbe" style:font-name-asian="Ubuntu Mono1" style:font-size-asian="10pt" style:font-name-complex="Ubuntu Mono1" style:font-size-complex="10pt"/>
    </style:style>
    <style:style style:name="P40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ba673" style:font-name-asian="Ubuntu Mono1" style:font-size-asian="10pt" style:font-name-complex="Ubuntu Mono1" style:font-size-complex="10pt"/>
    </style:style>
    <style:style style:name="P40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c7654" style:font-name-asian="Ubuntu Mono1" style:font-size-asian="10pt" style:font-name-complex="Ubuntu Mono1" style:font-size-complex="10pt"/>
    </style:style>
    <style:style style:name="P40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d73b4" style:font-name-asian="Ubuntu Mono1" style:font-size-asian="10pt" style:font-name-complex="Ubuntu Mono1" style:font-size-complex="10pt"/>
    </style:style>
    <style:style style:name="P40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f1270" style:font-name-asian="Ubuntu Mono1" style:font-size-asian="10pt" style:font-name-complex="Ubuntu Mono1" style:font-size-complex="10pt"/>
    </style:style>
    <style:style style:name="P40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5f5af4" style:font-name-asian="Ubuntu Mono1" style:font-size-asian="10pt" style:font-name-complex="Ubuntu Mono1" style:font-size-complex="10pt"/>
    </style:style>
    <style:style style:name="P4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614a64" style:font-name-asian="Ubuntu Mono1" style:font-size-asian="10pt" style:font-name-complex="Ubuntu Mono1" style:font-size-complex="10pt"/>
    </style:style>
    <style:style style:name="P4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6342ba" style:font-name-asian="Ubuntu Mono1" style:font-size-asian="10pt" style:font-name-complex="Ubuntu Mono1" style:font-size-complex="10pt"/>
    </style:style>
    <style:style style:name="P4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639544" style:font-name-asian="Ubuntu Mono1" style:font-size-asian="10pt" style:font-name-complex="Ubuntu Mono1" style:font-size-complex="10pt"/>
    </style:style>
    <style:style style:name="P4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065ef60" style:font-name-asian="Ubuntu Mono1" style:font-size-asian="10pt" style:font-name-complex="Ubuntu Mono1" style:font-size-complex="10pt"/>
    </style:style>
    <style:style style:name="P4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1748323" style:font-name-asian="Ubuntu Mono1" style:font-size-asian="10pt" style:font-name-complex="Ubuntu Mono1" style:font-size-complex="10pt"/>
    </style:style>
    <style:style style:name="P4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1a01178" style:font-name-asian="Ubuntu Mono1" style:font-size-asian="10pt" style:font-name-complex="Ubuntu Mono1" style:font-size-complex="10pt"/>
    </style:style>
    <style:style style:name="P4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1a27d8e" style:font-name-asian="Ubuntu Mono1" style:font-size-asian="10pt" style:font-name-complex="Ubuntu Mono1" style:font-size-complex="10pt"/>
    </style:style>
    <style:style style:name="P4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59a9b8" officeooo:paragraph-rsid="0238fa98" style:font-name-asian="Ubuntu Mono1" style:font-size-asian="10pt" style:font-name-complex="Ubuntu Mono1" style:font-size-complex="10pt"/>
    </style:style>
    <style:style style:name="P4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66e7a0" officeooo:paragraph-rsid="0066e7a0" style:font-name-asian="Ubuntu Mono1" style:font-size-asian="10pt" style:font-name-complex="Ubuntu Mono1" style:font-size-complex="10pt"/>
    </style:style>
    <style:style style:name="P4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07bf4e8" style:font-name-asian="Ubuntu Mono1" style:font-size-asian="10pt" style:font-name-complex="Ubuntu Mono1" style:font-size-complex="10pt"/>
    </style:style>
    <style:style style:name="P4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08dc6b0" style:font-name-asian="Ubuntu Mono1" style:font-size-asian="10pt" style:font-name-complex="Ubuntu Mono1" style:font-size-complex="10pt"/>
    </style:style>
    <style:style style:name="P4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05c7654" style:font-name-asian="Ubuntu Mono1" style:font-size-asian="10pt" style:font-name-complex="Ubuntu Mono1" style:font-size-complex="10pt"/>
    </style:style>
    <style:style style:name="P4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1a27d8e" style:font-name-asian="Ubuntu Mono1" style:font-size-asian="10pt" style:font-name-complex="Ubuntu Mono1" style:font-size-complex="10pt"/>
    </style:style>
    <style:style style:name="P4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08f92c8" style:font-name-asian="Ubuntu Mono1" style:font-size-asian="10pt" style:font-name-complex="Ubuntu Mono1" style:font-size-complex="10pt"/>
    </style:style>
    <style:style style:name="P4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08e3229" style:font-name-asian="Ubuntu Mono1" style:font-size-asian="10pt" style:font-name-complex="Ubuntu Mono1" style:font-size-complex="10pt"/>
    </style:style>
    <style:style style:name="P4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1f2e304" style:font-name-asian="Ubuntu Mono1" style:font-size-asian="10pt" style:font-name-complex="Ubuntu Mono1" style:font-size-complex="10pt"/>
    </style:style>
    <style:style style:name="P4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23dc5e4" style:font-name-asian="Ubuntu Mono1" style:font-size-asian="10pt" style:font-name-complex="Ubuntu Mono1" style:font-size-complex="10pt"/>
    </style:style>
    <style:style style:name="P4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24b77e6" style:font-name-asian="Ubuntu Mono1" style:font-size-asian="10pt" style:font-name-complex="Ubuntu Mono1" style:font-size-complex="10pt"/>
    </style:style>
    <style:style style:name="P4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bf4e8" officeooo:paragraph-rsid="024bb618" style:font-name-asian="Ubuntu Mono1" style:font-size-asian="10pt" style:font-name-complex="Ubuntu Mono1" style:font-size-complex="10pt"/>
    </style:style>
    <style:style style:name="P4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8b12d" officeooo:paragraph-rsid="0078b12d" style:font-name-asian="Ubuntu Mono1" style:font-size-asian="10pt" style:font-name-complex="Ubuntu Mono1" style:font-size-complex="10pt"/>
    </style:style>
    <style:style style:name="P4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dc6b0" officeooo:paragraph-rsid="008dc6b0" style:font-name-asian="Ubuntu Mono1" style:font-size-asian="10pt" style:font-name-complex="Ubuntu Mono1" style:font-size-complex="10pt"/>
    </style:style>
    <style:style style:name="P4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dc6b0" officeooo:paragraph-rsid="008d6a31" style:font-name-asian="Ubuntu Mono1" style:font-size-asian="10pt" style:font-name-complex="Ubuntu Mono1" style:font-size-complex="10pt"/>
    </style:style>
    <style:style style:name="P4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dc6b0" officeooo:paragraph-rsid="01a27d8e" style:font-name-asian="Ubuntu Mono1" style:font-size-asian="10pt" style:font-name-complex="Ubuntu Mono1" style:font-size-complex="10pt"/>
    </style:style>
    <style:style style:name="P4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dc6b0" officeooo:paragraph-rsid="01f2e304" style:font-name-asian="Ubuntu Mono1" style:font-size-asian="10pt" style:font-name-complex="Ubuntu Mono1" style:font-size-complex="10pt"/>
    </style:style>
    <style:style style:name="P4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dc6b0" officeooo:paragraph-rsid="024b77e6" style:font-name-asian="Ubuntu Mono1" style:font-size-asian="10pt" style:font-name-complex="Ubuntu Mono1" style:font-size-complex="10pt"/>
    </style:style>
    <style:style style:name="P4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e3229" officeooo:paragraph-rsid="008e3229" style:font-name-asian="Ubuntu Mono1" style:font-size-asian="10pt" style:font-name-complex="Ubuntu Mono1" style:font-size-complex="10pt"/>
    </style:style>
    <style:style style:name="P4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18cc8" officeooo:paragraph-rsid="00918cc8" style:font-name-asian="Ubuntu Mono1" style:font-size-asian="10pt" style:font-name-complex="Ubuntu Mono1" style:font-size-complex="10pt"/>
    </style:style>
    <style:style style:name="P4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f92c8" officeooo:paragraph-rsid="008f92c8" style:font-name-asian="Ubuntu Mono1" style:font-size-asian="10pt" style:font-name-complex="Ubuntu Mono1" style:font-size-complex="10pt"/>
    </style:style>
    <style:style style:name="P4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f92c8" officeooo:paragraph-rsid="01a39896" style:font-name-asian="Ubuntu Mono1" style:font-size-asian="10pt" style:font-name-complex="Ubuntu Mono1" style:font-size-complex="10pt"/>
    </style:style>
    <style:style style:name="P4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8f92c8" officeooo:paragraph-rsid="024bb618" style:font-name-asian="Ubuntu Mono1" style:font-size-asian="10pt" style:font-name-complex="Ubuntu Mono1" style:font-size-complex="10pt"/>
    </style:style>
    <style:style style:name="P4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style:font-name-asian="Ubuntu Mono1" style:font-size-asian="10pt" style:font-name-complex="Ubuntu Mono1" style:font-size-complex="10pt"/>
    </style:style>
    <style:style style:name="P4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0948448" style:font-name-asian="Ubuntu Mono1" style:font-size-asian="10pt" style:font-name-complex="Ubuntu Mono1" style:font-size-complex="10pt"/>
    </style:style>
    <style:style style:name="P4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093ac80" style:font-name-asian="Ubuntu Mono1" style:font-size-asian="10pt" style:font-name-complex="Ubuntu Mono1" style:font-size-complex="10pt"/>
    </style:style>
    <style:style style:name="P4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09bec20" style:font-name-asian="Ubuntu Mono1" style:font-size-asian="10pt" style:font-name-complex="Ubuntu Mono1" style:font-size-complex="10pt"/>
    </style:style>
    <style:style style:name="P4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10b48dc" style:font-name-asian="Ubuntu Mono1" style:font-size-asian="10pt" style:font-name-complex="Ubuntu Mono1" style:font-size-complex="10pt"/>
    </style:style>
    <style:style style:name="P4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2155dd5" style:font-name-asian="Ubuntu Mono1" style:font-size-asian="10pt" style:font-name-complex="Ubuntu Mono1" style:font-size-complex="10pt"/>
    </style:style>
    <style:style style:name="P4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106cfc0" style:font-name-asian="Ubuntu Mono1" style:font-size-asian="10pt" style:font-name-complex="Ubuntu Mono1" style:font-size-complex="10pt"/>
    </style:style>
    <style:style style:name="P44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2111a4a" style:font-name-asian="Ubuntu Mono1" style:font-size-asian="10pt" style:font-name-complex="Ubuntu Mono1" style:font-size-complex="10pt"/>
    </style:style>
    <style:style style:name="P4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48448" officeooo:paragraph-rsid="0239ae11" style:font-name-asian="Ubuntu Mono1" style:font-size-asian="10pt" style:font-name-complex="Ubuntu Mono1" style:font-size-complex="10pt"/>
    </style:style>
    <style:style style:name="P44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bec20" officeooo:paragraph-rsid="009a9121" style:font-name-asian="Ubuntu Mono1" style:font-size-asian="10pt" style:font-name-complex="Ubuntu Mono1" style:font-size-complex="10pt"/>
    </style:style>
    <style:style style:name="P4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bec20" officeooo:paragraph-rsid="00954502" style:font-name-asian="Ubuntu Mono1" style:font-size-asian="10pt" style:font-name-complex="Ubuntu Mono1" style:font-size-complex="10pt"/>
    </style:style>
    <style:style style:name="P4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bec20" officeooo:paragraph-rsid="00971665" style:font-name-asian="Ubuntu Mono1" style:font-size-asian="10pt" style:font-name-complex="Ubuntu Mono1" style:font-size-complex="10pt"/>
    </style:style>
    <style:style style:name="P45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bec20" officeooo:paragraph-rsid="009bec20" style:font-name-asian="Ubuntu Mono1" style:font-size-asian="10pt" style:font-name-complex="Ubuntu Mono1" style:font-size-complex="10pt"/>
    </style:style>
    <style:style style:name="P45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bec20" officeooo:paragraph-rsid="0235ce20" style:font-name-asian="Ubuntu Mono1" style:font-size-asian="10pt" style:font-name-complex="Ubuntu Mono1" style:font-size-complex="10pt"/>
    </style:style>
    <style:style style:name="P45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d66bf" officeooo:paragraph-rsid="0235ce20" style:font-name-asian="Ubuntu Mono1" style:font-size-asian="10pt" style:font-name-complex="Ubuntu Mono1" style:font-size-complex="10pt"/>
    </style:style>
    <style:style style:name="P45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b27e0" officeooo:paragraph-rsid="00ab27e0" style:font-name-asian="Ubuntu Mono1" style:font-size-asian="10pt" style:font-name-complex="Ubuntu Mono1" style:font-size-complex="10pt"/>
    </style:style>
    <style:style style:name="P45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b27e0" officeooo:paragraph-rsid="00abec70" style:font-name-asian="Ubuntu Mono1" style:font-size-asian="10pt" style:font-name-complex="Ubuntu Mono1" style:font-size-complex="10pt"/>
    </style:style>
    <style:style style:name="P45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b27e0" officeooo:paragraph-rsid="00acab9a" style:font-name-asian="Ubuntu Mono1" style:font-size-asian="10pt" style:font-name-complex="Ubuntu Mono1" style:font-size-complex="10pt"/>
    </style:style>
    <style:style style:name="P45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b27e0" officeooo:paragraph-rsid="022d3c03" style:font-name-asian="Ubuntu Mono1" style:font-size-asian="10pt" style:font-name-complex="Ubuntu Mono1" style:font-size-complex="10pt"/>
    </style:style>
    <style:style style:name="P45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cab9a" officeooo:paragraph-rsid="00acab9a" style:font-name-asian="Ubuntu Mono1" style:font-size-asian="10pt" style:font-name-complex="Ubuntu Mono1" style:font-size-complex="10pt"/>
    </style:style>
    <style:style style:name="P46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cab9a" officeooo:paragraph-rsid="022d3c03" style:font-name-asian="Ubuntu Mono1" style:font-size-asian="10pt" style:font-name-complex="Ubuntu Mono1" style:font-size-complex="10pt"/>
    </style:style>
    <style:style style:name="P46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963fb" officeooo:paragraph-rsid="00a963fb" style:font-name-asian="Ubuntu Mono1" style:font-size-asian="10pt" style:font-name-complex="Ubuntu Mono1" style:font-size-complex="10pt"/>
    </style:style>
    <style:style style:name="P46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9e8eb" officeooo:paragraph-rsid="00a9e8eb" style:font-name-asian="Ubuntu Mono1" style:font-size-asian="10pt" style:font-name-complex="Ubuntu Mono1" style:font-size-complex="10pt"/>
    </style:style>
    <style:style style:name="P46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9e8eb" officeooo:paragraph-rsid="022d3c03" style:font-name-asian="Ubuntu Mono1" style:font-size-asian="10pt" style:font-name-complex="Ubuntu Mono1" style:font-size-complex="10pt"/>
    </style:style>
    <style:style style:name="P46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a8301" officeooo:paragraph-rsid="00aa8301" style:font-name-asian="Ubuntu Mono1" style:font-size-asian="10pt" style:font-name-complex="Ubuntu Mono1" style:font-size-complex="10pt"/>
    </style:style>
    <style:style style:name="P46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aa5c7" officeooo:paragraph-rsid="00aaa5c7" style:font-name-asian="Ubuntu Mono1" style:font-size-asian="10pt" style:font-name-complex="Ubuntu Mono1" style:font-size-complex="10pt"/>
    </style:style>
    <style:style style:name="P46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36f09" officeooo:paragraph-rsid="00b36f09" style:font-name-asian="Ubuntu Mono1" style:font-size-asian="10pt" style:font-name-complex="Ubuntu Mono1" style:font-size-complex="10pt"/>
    </style:style>
    <style:style style:name="P46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00e56" officeooo:paragraph-rsid="00c2205b" style:font-name-asian="Ubuntu Mono1" style:font-size-asian="10pt" style:font-name-complex="Ubuntu Mono1" style:font-size-complex="10pt"/>
    </style:style>
    <style:style style:name="P46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00e56" officeooo:paragraph-rsid="0172f991" style:font-name-asian="Ubuntu Mono1" style:font-size-asian="10pt" style:font-name-complex="Ubuntu Mono1" style:font-size-complex="10pt"/>
    </style:style>
    <style:style style:name="P46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00e56" officeooo:paragraph-rsid="0189dcfa" style:font-name-asian="Ubuntu Mono1" style:font-size-asian="10pt" style:font-name-complex="Ubuntu Mono1" style:font-size-complex="10pt"/>
    </style:style>
    <style:style style:name="P47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e202b8" officeooo:paragraph-rsid="00e202b8" style:font-name-asian="Ubuntu Mono1" style:font-size-asian="10pt" style:font-name-complex="Ubuntu Mono1" style:font-size-complex="10pt"/>
    </style:style>
    <style:style style:name="P47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ebb47a" officeooo:paragraph-rsid="00ebb47a" style:font-name-asian="Ubuntu Mono1" style:font-size-asian="10pt" style:font-name-complex="Ubuntu Mono1" style:font-size-complex="10pt"/>
    </style:style>
    <style:style style:name="P47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f017ea" officeooo:paragraph-rsid="00f017ea" style:font-name-asian="Ubuntu Mono1" style:font-size-asian="10pt" style:font-name-complex="Ubuntu Mono1" style:font-size-complex="10pt"/>
    </style:style>
    <style:style style:name="P47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f15d79" officeooo:paragraph-rsid="00f15d79" style:font-name-asian="Ubuntu Mono1" style:font-size-asian="10pt" style:font-name-complex="Ubuntu Mono1" style:font-size-complex="10pt"/>
    </style:style>
    <style:style style:name="P47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bbb0f" officeooo:paragraph-rsid="00dbbb0f" style:font-name-asian="Ubuntu Mono1" style:font-size-asian="10pt" style:font-name-complex="Ubuntu Mono1" style:font-size-complex="10pt"/>
    </style:style>
    <style:style style:name="P47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0a6fa4" officeooo:paragraph-rsid="010a6fa4" style:font-name-asian="Ubuntu Mono1" style:font-size-asian="10pt" style:font-name-complex="Ubuntu Mono1" style:font-size-complex="10pt"/>
    </style:style>
    <style:style style:name="P47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cd6283" officeooo:paragraph-rsid="0172f991" style:font-name-asian="Ubuntu Mono1" style:font-size-asian="10pt" style:font-name-complex="Ubuntu Mono1" style:font-size-complex="10pt"/>
    </style:style>
    <style:style style:name="P47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d9228" officeooo:paragraph-rsid="0172f991" style:font-name-asian="Ubuntu Mono1" style:font-size-asian="10pt" style:font-name-complex="Ubuntu Mono1" style:font-size-complex="10pt"/>
    </style:style>
    <style:style style:name="P47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d9228" officeooo:paragraph-rsid="0235ce20" style:font-name-asian="Ubuntu Mono1" style:font-size-asian="10pt" style:font-name-complex="Ubuntu Mono1" style:font-size-complex="10pt"/>
    </style:style>
    <style:style style:name="P47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efd17" officeooo:paragraph-rsid="0172f991" style:font-name-asian="Ubuntu Mono1" style:font-size-asian="10pt" style:font-name-complex="Ubuntu Mono1" style:font-size-complex="10pt"/>
    </style:style>
    <style:style style:name="P48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0b8eb6" officeooo:paragraph-rsid="019912e4" style:font-name-asian="Ubuntu Mono1" style:font-size-asian="10pt" style:font-name-complex="Ubuntu Mono1" style:font-size-complex="10pt"/>
    </style:style>
    <style:style style:name="P48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b1ad1" officeooo:paragraph-rsid="0249b284" style:font-name-asian="Ubuntu Mono1" style:font-size-asian="10pt" style:font-name-complex="Ubuntu Mono1" style:font-size-complex="10pt"/>
    </style:style>
    <style:style style:name="P48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d1305" officeooo:paragraph-rsid="019912e4" style:font-name-asian="Ubuntu Mono1" style:font-size-asian="10pt" style:font-name-complex="Ubuntu Mono1" style:font-size-complex="10pt"/>
    </style:style>
    <style:style style:name="P48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d1305" officeooo:paragraph-rsid="02315a18" style:font-name-asian="Ubuntu Mono1" style:font-size-asian="10pt" style:font-name-complex="Ubuntu Mono1" style:font-size-complex="10pt"/>
    </style:style>
    <style:style style:name="P48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d5e48" officeooo:paragraph-rsid="019912e4" style:font-name-asian="Ubuntu Mono1" style:font-size-asian="10pt" style:font-name-complex="Ubuntu Mono1" style:font-size-complex="10pt"/>
    </style:style>
    <style:style style:name="P48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dd52a" officeooo:paragraph-rsid="019912e4" style:font-name-asian="Ubuntu Mono1" style:font-size-asian="10pt" style:font-name-complex="Ubuntu Mono1" style:font-size-complex="10pt"/>
    </style:style>
    <style:style style:name="P48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e95ae" officeooo:paragraph-rsid="019912e4" style:font-name-asian="Ubuntu Mono1" style:font-size-asian="10pt" style:font-name-complex="Ubuntu Mono1" style:font-size-complex="10pt"/>
    </style:style>
    <style:style style:name="P48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e95ae" officeooo:paragraph-rsid="02315a18" style:font-name-asian="Ubuntu Mono1" style:font-size-asian="10pt" style:font-name-complex="Ubuntu Mono1" style:font-size-complex="10pt"/>
    </style:style>
    <style:style style:name="P48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23cf0" officeooo:paragraph-rsid="019912e4" style:font-name-asian="Ubuntu Mono1" style:font-size-asian="10pt" style:font-name-complex="Ubuntu Mono1" style:font-size-complex="10pt"/>
    </style:style>
    <style:style style:name="P48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d89d4" officeooo:paragraph-rsid="019912e4" style:font-name-asian="Ubuntu Mono1" style:font-size-asian="10pt" style:font-name-complex="Ubuntu Mono1" style:font-size-complex="10pt"/>
    </style:style>
    <style:style style:name="P49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dfdc4" officeooo:paragraph-rsid="019912e4" style:font-name-asian="Ubuntu Mono1" style:font-size-asian="10pt" style:font-name-complex="Ubuntu Mono1" style:font-size-complex="10pt"/>
    </style:style>
    <style:style style:name="P49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08c334" officeooo:paragraph-rsid="019912e4" style:font-name-asian="Ubuntu Mono1" style:font-size-asian="10pt" style:font-name-complex="Ubuntu Mono1" style:font-size-complex="10pt"/>
    </style:style>
    <style:style style:name="P49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0a5a44" officeooo:paragraph-rsid="019912e4" style:font-name-asian="Ubuntu Mono1" style:font-size-asian="10pt" style:font-name-complex="Ubuntu Mono1" style:font-size-complex="10pt"/>
    </style:style>
    <style:style style:name="P4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a27d8e" officeooo:paragraph-rsid="01a27d8e" style:font-name-asian="Ubuntu Mono1" style:font-size-asian="10pt" style:font-name-complex="Ubuntu Mono1" style:font-size-complex="10pt"/>
    </style:style>
    <style:style style:name="P4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a27d8e" officeooo:paragraph-rsid="024b77e6" style:font-name-asian="Ubuntu Mono1" style:font-size-asian="10pt" style:font-name-complex="Ubuntu Mono1" style:font-size-complex="10pt"/>
    </style:style>
    <style:style style:name="P49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a39896" officeooo:paragraph-rsid="01a39896" style:font-name-asian="Ubuntu Mono1" style:font-size-asian="10pt" style:font-name-complex="Ubuntu Mono1" style:font-size-complex="10pt"/>
    </style:style>
    <style:style style:name="P49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a39896" officeooo:paragraph-rsid="024bb618" style:font-name-asian="Ubuntu Mono1" style:font-size-asian="10pt" style:font-name-complex="Ubuntu Mono1" style:font-size-complex="10pt"/>
    </style:style>
    <style:style style:name="P49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0aed3f0" style:font-name-asian="Ubuntu Mono1" style:font-size-asian="10pt" style:font-name-complex="Ubuntu Mono1" style:font-size-complex="10pt"/>
    </style:style>
    <style:style style:name="P49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0b36f09" style:font-name-asian="Ubuntu Mono1" style:font-size-asian="10pt" style:font-name-complex="Ubuntu Mono1" style:font-size-complex="10pt"/>
    </style:style>
    <style:style style:name="P49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172f991" style:font-name-asian="Ubuntu Mono1" style:font-size-asian="10pt" style:font-name-complex="Ubuntu Mono1" style:font-size-complex="10pt"/>
    </style:style>
    <style:style style:name="P50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0aa8301" style:font-name-asian="Ubuntu Mono1" style:font-size-asian="10pt" style:font-name-complex="Ubuntu Mono1" style:font-size-complex="10pt"/>
    </style:style>
    <style:style style:name="P50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0a963fb" style:font-name-asian="Ubuntu Mono1" style:font-size-asian="10pt" style:font-name-complex="Ubuntu Mono1" style:font-size-complex="10pt"/>
    </style:style>
    <style:style style:name="P50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0a9e8eb" style:font-name-asian="Ubuntu Mono1" style:font-size-asian="10pt" style:font-name-complex="Ubuntu Mono1" style:font-size-complex="10pt"/>
    </style:style>
    <style:style style:name="P50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22d0004" style:font-name-asian="Ubuntu Mono1" style:font-size-asian="10pt" style:font-name-complex="Ubuntu Mono1" style:font-size-complex="10pt"/>
    </style:style>
    <style:style style:name="P50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69153" officeooo:paragraph-rsid="022d3c03" style:font-name-asian="Ubuntu Mono1" style:font-size-asian="10pt" style:font-name-complex="Ubuntu Mono1" style:font-size-complex="10pt"/>
    </style:style>
    <style:style style:name="P50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e7b13" officeooo:paragraph-rsid="00aed3f0" style:font-name-asian="Ubuntu Mono1" style:font-size-asian="10pt" style:font-name-complex="Ubuntu Mono1" style:font-size-complex="10pt"/>
    </style:style>
    <style:style style:name="P50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df950" officeooo:paragraph-rsid="00aed3f0" style:font-name-asian="Ubuntu Mono1" style:font-size-asian="10pt" style:font-name-complex="Ubuntu Mono1" style:font-size-complex="10pt"/>
    </style:style>
    <style:style style:name="P50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df950" officeooo:paragraph-rsid="00adf950" style:font-name-asian="Ubuntu Mono1" style:font-size-asian="10pt" style:font-name-complex="Ubuntu Mono1" style:font-size-complex="10pt"/>
    </style:style>
    <style:style style:name="P50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72f991" officeooo:paragraph-rsid="0172f991" style:font-name-asian="Ubuntu Mono1" style:font-size-asian="10pt" style:font-name-complex="Ubuntu Mono1" style:font-size-complex="10pt"/>
    </style:style>
    <style:style style:name="P50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72f991" officeooo:paragraph-rsid="01748323" style:font-name-asian="Ubuntu Mono1" style:font-size-asian="10pt" style:font-name-complex="Ubuntu Mono1" style:font-size-complex="10pt"/>
    </style:style>
    <style:style style:name="P5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72f991" officeooo:paragraph-rsid="022d3c03" style:font-name-asian="Ubuntu Mono1" style:font-size-asian="10pt" style:font-name-complex="Ubuntu Mono1" style:font-size-complex="10pt"/>
    </style:style>
    <style:style style:name="P5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72f991" officeooo:paragraph-rsid="02315a18" style:font-name-asian="Ubuntu Mono1" style:font-size-asian="10pt" style:font-name-complex="Ubuntu Mono1" style:font-size-complex="10pt"/>
    </style:style>
    <style:style style:name="P5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72f991" officeooo:paragraph-rsid="0235ce20" style:font-name-asian="Ubuntu Mono1" style:font-size-asian="10pt" style:font-name-complex="Ubuntu Mono1" style:font-size-complex="10pt"/>
    </style:style>
    <style:style style:name="P5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72f991" officeooo:paragraph-rsid="0238fa98" style:font-name-asian="Ubuntu Mono1" style:font-size-asian="10pt" style:font-name-complex="Ubuntu Mono1" style:font-size-complex="10pt"/>
    </style:style>
    <style:style style:name="P5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8af5a" officeooo:paragraph-rsid="00acab9a" style:font-name-asian="Ubuntu Mono1" style:font-size-asian="10pt" style:font-name-complex="Ubuntu Mono1" style:font-size-complex="10pt"/>
    </style:style>
    <style:style style:name="P5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8af5a" officeooo:paragraph-rsid="00abec70" style:font-name-asian="Ubuntu Mono1" style:font-size-asian="10pt" style:font-name-complex="Ubuntu Mono1" style:font-size-complex="10pt"/>
    </style:style>
    <style:style style:name="P5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8af5a" officeooo:paragraph-rsid="022d3c03" style:font-name-asian="Ubuntu Mono1" style:font-size-asian="10pt" style:font-name-complex="Ubuntu Mono1" style:font-size-complex="10pt"/>
    </style:style>
    <style:style style:name="P5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7055b" officeooo:paragraph-rsid="00abec70" style:font-name-asian="Ubuntu Mono1" style:font-size-asian="10pt" style:font-name-complex="Ubuntu Mono1" style:font-size-complex="10pt"/>
    </style:style>
    <style:style style:name="P5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7055b" officeooo:paragraph-rsid="00ab27e0" style:font-name-asian="Ubuntu Mono1" style:font-size-asian="10pt" style:font-name-complex="Ubuntu Mono1" style:font-size-complex="10pt"/>
    </style:style>
    <style:style style:name="P5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7055b" officeooo:paragraph-rsid="00aaa5c7" style:font-name-asian="Ubuntu Mono1" style:font-size-asian="10pt" style:font-name-complex="Ubuntu Mono1" style:font-size-complex="10pt"/>
    </style:style>
    <style:style style:name="P5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7055b" officeooo:paragraph-rsid="022d3c03" style:font-name-asian="Ubuntu Mono1" style:font-size-asian="10pt" style:font-name-complex="Ubuntu Mono1" style:font-size-complex="10pt"/>
    </style:style>
    <style:style style:name="P5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abec70" officeooo:paragraph-rsid="00abec70" style:font-name-asian="Ubuntu Mono1" style:font-size-asian="10pt" style:font-name-complex="Ubuntu Mono1" style:font-size-complex="10pt"/>
    </style:style>
    <style:style style:name="P5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4bafbc" officeooo:paragraph-rsid="00c2205b" style:font-name-asian="Ubuntu Mono1" style:font-size-asian="10pt" style:font-name-complex="Ubuntu Mono1" style:font-size-complex="10pt"/>
    </style:style>
    <style:style style:name="P5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5266c4" officeooo:paragraph-rsid="019912e4" style:font-name-asian="Ubuntu Mono1" style:font-size-asian="10pt" style:font-name-complex="Ubuntu Mono1" style:font-size-complex="10pt"/>
    </style:style>
    <style:style style:name="P5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be0c2" officeooo:paragraph-rsid="019912e4" style:font-name-asian="Ubuntu Mono1" style:font-size-asian="10pt" style:font-name-complex="Ubuntu Mono1" style:font-size-complex="10pt"/>
    </style:style>
    <style:style style:name="P5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065a12" officeooo:paragraph-rsid="019912e4" style:font-name-asian="Ubuntu Mono1" style:font-size-asian="10pt" style:font-name-complex="Ubuntu Mono1" style:font-size-complex="10pt"/>
    </style:style>
    <style:style style:name="P5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52f8dd" officeooo:paragraph-rsid="0249b284" style:font-name-asian="Ubuntu Mono1" style:font-size-asian="10pt" style:font-name-complex="Ubuntu Mono1" style:font-size-complex="10pt"/>
    </style:style>
    <style:style style:name="P5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54b551" officeooo:paragraph-rsid="019912e4" style:font-name-asian="Ubuntu Mono1" style:font-size-asian="10pt" style:font-name-complex="Ubuntu Mono1" style:font-size-complex="10pt"/>
    </style:style>
    <style:style style:name="P5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54b551" officeooo:paragraph-rsid="02315a18" style:font-name-asian="Ubuntu Mono1" style:font-size-asian="10pt" style:font-name-complex="Ubuntu Mono1" style:font-size-complex="10pt"/>
    </style:style>
    <style:style style:name="P5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557eab" officeooo:paragraph-rsid="019912e4" style:font-name-asian="Ubuntu Mono1" style:font-size-asian="10pt" style:font-name-complex="Ubuntu Mono1" style:font-size-complex="10pt"/>
    </style:style>
    <style:style style:name="P5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898ad" officeooo:paragraph-rsid="009898ad" style:font-name-asian="Ubuntu Mono1" style:font-size-asian="10pt" style:font-name-complex="Ubuntu Mono1" style:font-size-complex="10pt"/>
    </style:style>
    <style:style style:name="P5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a9121" officeooo:paragraph-rsid="009a9121" style:font-name-asian="Ubuntu Mono1" style:font-size-asian="10pt" style:font-name-complex="Ubuntu Mono1" style:font-size-complex="10pt"/>
    </style:style>
    <style:style style:name="P5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71665" officeooo:paragraph-rsid="009a9121" style:font-name-asian="Ubuntu Mono1" style:font-size-asian="10pt" style:font-name-complex="Ubuntu Mono1" style:font-size-complex="10pt"/>
    </style:style>
    <style:style style:name="P5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fe04f" officeooo:paragraph-rsid="009fe04f" style:font-name-asian="Ubuntu Mono1" style:font-size-asian="10pt" style:font-name-complex="Ubuntu Mono1" style:font-size-complex="10pt"/>
    </style:style>
    <style:style style:name="P5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93ac80" officeooo:paragraph-rsid="0236ca88" style:font-name-asian="Ubuntu Mono1" style:font-size-asian="10pt" style:font-name-complex="Ubuntu Mono1" style:font-size-complex="10pt"/>
    </style:style>
    <style:style style:name="P5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a268b" officeooo:paragraph-rsid="004a268b" style:font-name-asian="Ubuntu Mono1" style:font-size-asian="10pt" style:font-name-complex="Ubuntu Mono1" style:font-size-complex="10pt"/>
    </style:style>
    <style:style style:name="P5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ba37e" officeooo:paragraph-rsid="01a01178" style:font-name-asian="Ubuntu Mono1" style:font-size-asian="10pt" style:font-name-complex="Ubuntu Mono1" style:font-size-complex="10pt"/>
    </style:style>
    <style:style style:name="P5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ba37e" officeooo:paragraph-rsid="0238fa98" style:font-name-asian="Ubuntu Mono1" style:font-size-asian="10pt" style:font-name-complex="Ubuntu Mono1" style:font-size-complex="10pt"/>
    </style:style>
    <style:style style:name="P5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aa997" officeooo:paragraph-rsid="01a27d8e" style:font-name-asian="Ubuntu Mono1" style:font-size-asian="10pt" style:font-name-complex="Ubuntu Mono1" style:font-size-complex="10pt"/>
    </style:style>
    <style:style style:name="P5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b43948" officeooo:paragraph-rsid="01b43948" style:font-name-asian="Ubuntu Mono1" style:font-size-asian="10pt" style:font-name-complex="Ubuntu Mono1" style:font-size-complex="10pt"/>
    </style:style>
    <style:style style:name="P5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b43948" officeooo:paragraph-rsid="0238fa98" style:font-name-asian="Ubuntu Mono1" style:font-size-asian="10pt" style:font-name-complex="Ubuntu Mono1" style:font-size-complex="10pt"/>
    </style:style>
    <style:style style:name="P5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c88c92" officeooo:paragraph-rsid="01c88c92" style:font-name-asian="Ubuntu Mono1" style:font-size-asian="10pt" style:font-name-complex="Ubuntu Mono1" style:font-size-complex="10pt"/>
    </style:style>
    <style:style style:name="P5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c88c92" officeooo:paragraph-rsid="0235ce20" style:font-name-asian="Ubuntu Mono1" style:font-size-asian="10pt" style:font-name-complex="Ubuntu Mono1" style:font-size-complex="10pt"/>
    </style:style>
    <style:style style:name="P5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de1f75" officeooo:paragraph-rsid="01de1f75" style:font-name-asian="Ubuntu Mono1" style:font-size-asian="10pt" style:font-name-complex="Ubuntu Mono1" style:font-size-complex="10pt"/>
    </style:style>
    <style:style style:name="P5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df7a89" officeooo:paragraph-rsid="01df7a89" style:font-name-asian="Ubuntu Mono1" style:font-size-asian="10pt" style:font-name-complex="Ubuntu Mono1" style:font-size-complex="10pt"/>
    </style:style>
    <style:style style:name="P5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df7a89" officeooo:paragraph-rsid="0238fa98" style:font-name-asian="Ubuntu Mono1" style:font-size-asian="10pt" style:font-name-complex="Ubuntu Mono1" style:font-size-complex="10pt"/>
    </style:style>
    <style:style style:name="P5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0ce83" officeooo:paragraph-rsid="01e0ce83" style:font-name-asian="Ubuntu Mono1" style:font-size-asian="10pt" style:font-name-complex="Ubuntu Mono1" style:font-size-complex="10pt"/>
    </style:style>
    <style:style style:name="P54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0ce83" officeooo:paragraph-rsid="02315a18" style:font-name-asian="Ubuntu Mono1" style:font-size-asian="10pt" style:font-name-complex="Ubuntu Mono1" style:font-size-complex="10pt"/>
    </style:style>
    <style:style style:name="P5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0ce83" officeooo:paragraph-rsid="0238fa98" style:font-name-asian="Ubuntu Mono1" style:font-size-asian="10pt" style:font-name-complex="Ubuntu Mono1" style:font-size-complex="10pt"/>
    </style:style>
    <style:style style:name="P54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12346" officeooo:paragraph-rsid="01e12346" style:font-name-asian="Ubuntu Mono1" style:font-size-asian="10pt" style:font-name-complex="Ubuntu Mono1" style:font-size-complex="10pt"/>
    </style:style>
    <style:style style:name="P5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12346" officeooo:paragraph-rsid="0238fa98" style:font-name-asian="Ubuntu Mono1" style:font-size-asian="10pt" style:font-name-complex="Ubuntu Mono1" style:font-size-complex="10pt"/>
    </style:style>
    <style:style style:name="P5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41d0b" officeooo:paragraph-rsid="01e41d0b" style:font-name-asian="Ubuntu Mono1" style:font-size-asian="10pt" style:font-name-complex="Ubuntu Mono1" style:font-size-complex="10pt"/>
    </style:style>
    <style:style style:name="P55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41d0b" officeooo:paragraph-rsid="0238fa98" style:font-name-asian="Ubuntu Mono1" style:font-size-asian="10pt" style:font-name-complex="Ubuntu Mono1" style:font-size-complex="10pt"/>
    </style:style>
    <style:style style:name="P55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524f2" officeooo:paragraph-rsid="01e524f2" style:font-name-asian="Ubuntu Mono1" style:font-size-asian="10pt" style:font-name-complex="Ubuntu Mono1" style:font-size-complex="10pt"/>
    </style:style>
    <style:style style:name="P55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524f2" officeooo:paragraph-rsid="0238fa98" style:font-name-asian="Ubuntu Mono1" style:font-size-asian="10pt" style:font-name-complex="Ubuntu Mono1" style:font-size-complex="10pt"/>
    </style:style>
    <style:style style:name="P55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713ee" officeooo:paragraph-rsid="01e713ee" style:font-name-asian="Ubuntu Mono1" style:font-size-asian="10pt" style:font-name-complex="Ubuntu Mono1" style:font-size-complex="10pt"/>
    </style:style>
    <style:style style:name="P55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713ee" officeooo:paragraph-rsid="0238fa98" style:font-name-asian="Ubuntu Mono1" style:font-size-asian="10pt" style:font-name-complex="Ubuntu Mono1" style:font-size-complex="10pt"/>
    </style:style>
    <style:style style:name="P55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778c3" officeooo:paragraph-rsid="01e778c3" style:font-name-asian="Ubuntu Mono1" style:font-size-asian="10pt" style:font-name-complex="Ubuntu Mono1" style:font-size-complex="10pt"/>
    </style:style>
    <style:style style:name="P55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778c3" officeooo:paragraph-rsid="0238fa98" style:font-name-asian="Ubuntu Mono1" style:font-size-asian="10pt" style:font-name-complex="Ubuntu Mono1" style:font-size-complex="10pt"/>
    </style:style>
    <style:style style:name="P55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b2203" officeooo:paragraph-rsid="01eb2203" style:font-name-asian="Ubuntu Mono1" style:font-size-asian="10pt" style:font-name-complex="Ubuntu Mono1" style:font-size-complex="10pt"/>
    </style:style>
    <style:style style:name="P56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b2203" officeooo:paragraph-rsid="0238fa98" style:font-name-asian="Ubuntu Mono1" style:font-size-asian="10pt" style:font-name-complex="Ubuntu Mono1" style:font-size-complex="10pt"/>
    </style:style>
    <style:style style:name="P56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b6c5f" officeooo:paragraph-rsid="01eb6c5f" style:font-name-asian="Ubuntu Mono1" style:font-size-asian="10pt" style:font-name-complex="Ubuntu Mono1" style:font-size-complex="10pt"/>
    </style:style>
    <style:style style:name="P56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b6c5f" officeooo:paragraph-rsid="0238fa98" style:font-name-asian="Ubuntu Mono1" style:font-size-asian="10pt" style:font-name-complex="Ubuntu Mono1" style:font-size-complex="10pt"/>
    </style:style>
    <style:style style:name="P56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d1b03" officeooo:paragraph-rsid="01ed1b03" style:font-name-asian="Ubuntu Mono1" style:font-size-asian="10pt" style:font-name-complex="Ubuntu Mono1" style:font-size-complex="10pt"/>
    </style:style>
    <style:style style:name="P56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d1b03" officeooo:paragraph-rsid="0238fa98" style:font-name-asian="Ubuntu Mono1" style:font-size-asian="10pt" style:font-name-complex="Ubuntu Mono1" style:font-size-complex="10pt"/>
    </style:style>
    <style:style style:name="P56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ded07" officeooo:paragraph-rsid="01eded07" style:font-name-asian="Ubuntu Mono1" style:font-size-asian="10pt" style:font-name-complex="Ubuntu Mono1" style:font-size-complex="10pt"/>
    </style:style>
    <style:style style:name="P56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ded07" officeooo:paragraph-rsid="0238fa98" style:font-name-asian="Ubuntu Mono1" style:font-size-asian="10pt" style:font-name-complex="Ubuntu Mono1" style:font-size-complex="10pt"/>
    </style:style>
    <style:style style:name="P56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f4de6" officeooo:paragraph-rsid="01ef4de6" style:font-name-asian="Ubuntu Mono1" style:font-size-asian="10pt" style:font-name-complex="Ubuntu Mono1" style:font-size-complex="10pt"/>
    </style:style>
    <style:style style:name="P56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f4de6" officeooo:paragraph-rsid="0238fa98" style:font-name-asian="Ubuntu Mono1" style:font-size-asian="10pt" style:font-name-complex="Ubuntu Mono1" style:font-size-complex="10pt"/>
    </style:style>
    <style:style style:name="P56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2bf05" officeooo:paragraph-rsid="01f2bf05" style:font-name-asian="Ubuntu Mono1" style:font-size-asian="10pt" style:font-name-complex="Ubuntu Mono1" style:font-size-complex="10pt"/>
    </style:style>
    <style:style style:name="P57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2e304" officeooo:paragraph-rsid="01f2e304" style:font-name-asian="Ubuntu Mono1" style:font-size-asian="10pt" style:font-name-complex="Ubuntu Mono1" style:font-size-complex="10pt"/>
    </style:style>
    <style:style style:name="P57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2e304" officeooo:paragraph-rsid="024b77e6" style:font-name-asian="Ubuntu Mono1" style:font-size-asian="10pt" style:font-name-complex="Ubuntu Mono1" style:font-size-complex="10pt"/>
    </style:style>
    <style:style style:name="P57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3c4d3" officeooo:paragraph-rsid="01f3c4d3" style:font-name-asian="Ubuntu Mono1" style:font-size-asian="10pt" style:font-name-complex="Ubuntu Mono1" style:font-size-complex="10pt"/>
    </style:style>
    <style:style style:name="P57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3c4d3" officeooo:paragraph-rsid="024bb618" style:font-name-asian="Ubuntu Mono1" style:font-size-asian="10pt" style:font-name-complex="Ubuntu Mono1" style:font-size-complex="10pt"/>
    </style:style>
    <style:style style:name="P57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5224c" officeooo:paragraph-rsid="01f5224c" style:font-name-asian="Ubuntu Mono1" style:font-size-asian="10pt" style:font-name-complex="Ubuntu Mono1" style:font-size-complex="10pt"/>
    </style:style>
    <style:style style:name="P57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6dd0f" officeooo:paragraph-rsid="01f6dd0f" style:font-name-asian="Ubuntu Mono1" style:font-size-asian="10pt" style:font-name-complex="Ubuntu Mono1" style:font-size-complex="10pt"/>
    </style:style>
    <style:style style:name="P57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6dd0f" officeooo:paragraph-rsid="022d3c03" style:font-name-asian="Ubuntu Mono1" style:font-size-asian="10pt" style:font-name-complex="Ubuntu Mono1" style:font-size-complex="10pt"/>
    </style:style>
    <style:style style:name="P57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6dd0f" officeooo:paragraph-rsid="0235ce20" style:font-name-asian="Ubuntu Mono1" style:font-size-asian="10pt" style:font-name-complex="Ubuntu Mono1" style:font-size-complex="10pt"/>
    </style:style>
    <style:style style:name="P57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87535" officeooo:paragraph-rsid="01f87535" style:font-name-asian="Ubuntu Mono1" style:font-size-asian="10pt" style:font-name-complex="Ubuntu Mono1" style:font-size-complex="10pt"/>
    </style:style>
    <style:style style:name="P57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87535" officeooo:paragraph-rsid="0235ce20" style:font-name-asian="Ubuntu Mono1" style:font-size-asian="10pt" style:font-name-complex="Ubuntu Mono1" style:font-size-complex="10pt"/>
    </style:style>
    <style:style style:name="P58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b27ad" officeooo:paragraph-rsid="01fb27ad" style:font-name-asian="Ubuntu Mono1" style:font-size-asian="10pt" style:font-name-complex="Ubuntu Mono1" style:font-size-complex="10pt"/>
    </style:style>
    <style:style style:name="P58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b27ad" officeooo:paragraph-rsid="022d3c03" style:font-name-asian="Ubuntu Mono1" style:font-size-asian="10pt" style:font-name-complex="Ubuntu Mono1" style:font-size-complex="10pt"/>
    </style:style>
    <style:style style:name="P58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b27ad" officeooo:paragraph-rsid="0235ce20" style:font-name-asian="Ubuntu Mono1" style:font-size-asian="10pt" style:font-name-complex="Ubuntu Mono1" style:font-size-complex="10pt"/>
    </style:style>
    <style:style style:name="P58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bead4" officeooo:paragraph-rsid="01fbead4" style:font-name-asian="Ubuntu Mono1" style:font-size-asian="10pt" style:font-name-complex="Ubuntu Mono1" style:font-size-complex="10pt"/>
    </style:style>
    <style:style style:name="P58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bead4" officeooo:paragraph-rsid="022d3c03" style:font-name-asian="Ubuntu Mono1" style:font-size-asian="10pt" style:font-name-complex="Ubuntu Mono1" style:font-size-complex="10pt"/>
    </style:style>
    <style:style style:name="P58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d5c31" officeooo:paragraph-rsid="01fd5c31" style:font-name-asian="Ubuntu Mono1" style:font-size-asian="10pt" style:font-name-complex="Ubuntu Mono1" style:font-size-complex="10pt"/>
    </style:style>
    <style:style style:name="P58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d5c31" officeooo:paragraph-rsid="02315a18" style:font-name-asian="Ubuntu Mono1" style:font-size-asian="10pt" style:font-name-complex="Ubuntu Mono1" style:font-size-complex="10pt"/>
    </style:style>
    <style:style style:name="P58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f298f" officeooo:paragraph-rsid="01ff298f" style:font-name-asian="Ubuntu Mono1" style:font-size-asian="10pt" style:font-name-complex="Ubuntu Mono1" style:font-size-complex="10pt"/>
    </style:style>
    <style:style style:name="P58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ff298f" officeooo:paragraph-rsid="02315a18" style:font-name-asian="Ubuntu Mono1" style:font-size-asian="10pt" style:font-name-complex="Ubuntu Mono1" style:font-size-complex="10pt"/>
    </style:style>
    <style:style style:name="P58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03452c" officeooo:paragraph-rsid="0203452c" style:font-name-asian="Ubuntu Mono1" style:font-size-asian="10pt" style:font-name-complex="Ubuntu Mono1" style:font-size-complex="10pt"/>
    </style:style>
    <style:style style:name="P59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05056b" officeooo:paragraph-rsid="0205056b" style:font-name-asian="Ubuntu Mono1" style:font-size-asian="10pt" style:font-name-complex="Ubuntu Mono1" style:font-size-complex="10pt"/>
    </style:style>
    <style:style style:name="P59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06eb3b" officeooo:paragraph-rsid="0206eb3b" style:font-name-asian="Ubuntu Mono1" style:font-size-asian="10pt" style:font-name-complex="Ubuntu Mono1" style:font-size-complex="10pt"/>
    </style:style>
    <style:style style:name="P59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06eb3b" officeooo:paragraph-rsid="0249b284" style:font-name-asian="Ubuntu Mono1" style:font-size-asian="10pt" style:font-name-complex="Ubuntu Mono1" style:font-size-complex="10pt"/>
    </style:style>
    <style:style style:name="P5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08a099" officeooo:paragraph-rsid="0208a099" style:font-name-asian="Ubuntu Mono1" style:font-size-asian="10pt" style:font-name-complex="Ubuntu Mono1" style:font-size-complex="10pt"/>
    </style:style>
    <style:style style:name="P5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11a4a" officeooo:paragraph-rsid="02111a4a" style:font-name-asian="Ubuntu Mono1" style:font-size-asian="10pt" style:font-name-complex="Ubuntu Mono1" style:font-size-complex="10pt"/>
    </style:style>
    <style:style style:name="P59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2ae36" officeooo:paragraph-rsid="0212ae36" style:font-name-asian="Ubuntu Mono1" style:font-size-asian="10pt" style:font-name-complex="Ubuntu Mono1" style:font-size-complex="10pt"/>
    </style:style>
    <style:style style:name="P59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37c0f" officeooo:paragraph-rsid="02137c0f" style:font-name-asian="Ubuntu Mono1" style:font-size-asian="10pt" style:font-name-complex="Ubuntu Mono1" style:font-size-complex="10pt"/>
    </style:style>
    <style:style style:name="P59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55dd5" officeooo:paragraph-rsid="02155dd5" style:font-name-asian="Ubuntu Mono1" style:font-size-asian="10pt" style:font-name-complex="Ubuntu Mono1" style:font-size-complex="10pt"/>
    </style:style>
    <style:style style:name="P59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678e0" officeooo:paragraph-rsid="021678e0" style:font-name-asian="Ubuntu Mono1" style:font-size-asian="10pt" style:font-name-complex="Ubuntu Mono1" style:font-size-complex="10pt"/>
    </style:style>
    <style:style style:name="P59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678e0" officeooo:paragraph-rsid="022d3c03" style:font-name-asian="Ubuntu Mono1" style:font-size-asian="10pt" style:font-name-complex="Ubuntu Mono1" style:font-size-complex="10pt"/>
    </style:style>
    <style:style style:name="P60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86990" officeooo:paragraph-rsid="0235ce20" style:font-name-asian="Ubuntu Mono1" style:font-size-asian="10pt" style:font-name-complex="Ubuntu Mono1" style:font-size-complex="10pt"/>
    </style:style>
    <style:style style:name="P60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a905b" officeooo:paragraph-rsid="021a905b" style:font-name-asian="Ubuntu Mono1" style:font-size-asian="10pt" style:font-name-complex="Ubuntu Mono1" style:font-size-complex="10pt"/>
    </style:style>
    <style:style style:name="P60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1b3396" officeooo:paragraph-rsid="021b3396" style:font-name-asian="Ubuntu Mono1" style:font-size-asian="10pt" style:font-name-complex="Ubuntu Mono1" style:font-size-complex="10pt"/>
    </style:style>
    <style:style style:name="P60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ebc7a" officeooo:paragraph-rsid="00a29c99" style:font-name-asian="Ubuntu Mono1" style:font-size-asian="10pt" style:font-name-complex="Ubuntu Mono1" style:font-size-complex="10pt"/>
    </style:style>
    <style:style style:name="P60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ebc7a" officeooo:paragraph-rsid="01fa33ef" style:font-name-asian="Ubuntu Mono1" style:font-size-asian="10pt" style:font-name-complex="Ubuntu Mono1" style:font-size-complex="10pt"/>
    </style:style>
    <style:style style:name="P60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7ebc7a" officeooo:paragraph-rsid="02375a8c" style:font-name-asian="Ubuntu Mono1" style:font-size-asian="10pt" style:font-name-complex="Ubuntu Mono1" style:font-size-complex="10pt"/>
    </style:style>
    <style:style style:name="P60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9f439" officeooo:paragraph-rsid="019912e4" style:font-name-asian="Ubuntu Mono1" style:font-size-asian="10pt" style:font-name-complex="Ubuntu Mono1" style:font-size-complex="10pt"/>
    </style:style>
    <style:style style:name="P60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c9552e" officeooo:paragraph-rsid="019912e4" style:font-name-asian="Ubuntu Mono1" style:font-size-asian="10pt" style:font-name-complex="Ubuntu Mono1" style:font-size-complex="10pt"/>
    </style:style>
    <style:style style:name="P60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ca7324" officeooo:paragraph-rsid="019912e4" style:font-name-asian="Ubuntu Mono1" style:font-size-asian="10pt" style:font-name-complex="Ubuntu Mono1" style:font-size-complex="10pt"/>
    </style:style>
    <style:style style:name="P60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ca515e" officeooo:paragraph-rsid="019912e4" style:font-name-asian="Ubuntu Mono1" style:font-size-asian="10pt" style:font-name-complex="Ubuntu Mono1" style:font-size-complex="10pt"/>
    </style:style>
    <style:style style:name="P6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c733cb" officeooo:paragraph-rsid="022d3c03" style:font-name-asian="Ubuntu Mono1" style:font-size-asian="10pt" style:font-name-complex="Ubuntu Mono1" style:font-size-complex="10pt"/>
    </style:style>
    <style:style style:name="P6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00da2f" officeooo:paragraph-rsid="022d3c03" style:font-name-asian="Ubuntu Mono1" style:font-size-asian="10pt" style:font-name-complex="Ubuntu Mono1" style:font-size-complex="10pt"/>
    </style:style>
    <style:style style:name="P6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9a3d9" officeooo:paragraph-rsid="02315a18" style:font-name-asian="Ubuntu Mono1" style:font-size-asian="10pt" style:font-name-complex="Ubuntu Mono1" style:font-size-complex="10pt"/>
    </style:style>
    <style:style style:name="P6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c02bf8" officeooo:paragraph-rsid="02315a18" style:font-name-asian="Ubuntu Mono1" style:font-size-asian="10pt" style:font-name-complex="Ubuntu Mono1" style:font-size-complex="10pt"/>
    </style:style>
    <style:style style:name="P6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289602" officeooo:paragraph-rsid="0235ce20" style:font-name-asian="Ubuntu Mono1" style:font-size-asian="10pt" style:font-name-complex="Ubuntu Mono1" style:font-size-complex="10pt"/>
    </style:style>
    <style:style style:name="P6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29a4b2" officeooo:paragraph-rsid="0229a4b2" style:font-name-asian="Ubuntu Mono1" style:font-size-asian="10pt" style:font-name-complex="Ubuntu Mono1" style:font-size-complex="10pt"/>
    </style:style>
    <style:style style:name="P6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d53492" officeooo:paragraph-rsid="022d0004" style:font-name-asian="Ubuntu Mono1" style:font-size-asian="10pt" style:font-name-complex="Ubuntu Mono1" style:font-size-complex="10pt"/>
    </style:style>
    <style:style style:name="P6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057568" officeooo:paragraph-rsid="022d0004" style:font-name-asian="Ubuntu Mono1" style:font-size-asian="10pt" style:font-name-complex="Ubuntu Mono1" style:font-size-complex="10pt"/>
    </style:style>
    <style:style style:name="P6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b9eeb8" officeooo:paragraph-rsid="022d0004" style:font-name-asian="Ubuntu Mono1" style:font-size-asian="10pt" style:font-name-complex="Ubuntu Mono1" style:font-size-complex="10pt"/>
    </style:style>
    <style:style style:name="P6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b88257" officeooo:paragraph-rsid="0238fa98" style:font-name-asian="Ubuntu Mono1" style:font-size-asian="10pt" style:font-name-complex="Ubuntu Mono1" style:font-size-complex="10pt"/>
    </style:style>
    <style:style style:name="P6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1c177" officeooo:paragraph-rsid="0238fa98" style:font-name-asian="Ubuntu Mono1" style:font-size-asian="10pt" style:font-name-complex="Ubuntu Mono1" style:font-size-complex="10pt"/>
    </style:style>
    <style:style style:name="P6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49776" officeooo:paragraph-rsid="0238fa98" style:font-name-asian="Ubuntu Mono1" style:font-size-asian="10pt" style:font-name-complex="Ubuntu Mono1" style:font-size-complex="10pt"/>
    </style:style>
    <style:style style:name="P6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04f1b" officeooo:paragraph-rsid="0238fa98" style:font-name-asian="Ubuntu Mono1" style:font-size-asian="10pt" style:font-name-complex="Ubuntu Mono1" style:font-size-complex="10pt"/>
    </style:style>
    <style:style style:name="P6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318801" officeooo:paragraph-rsid="0238fa98" style:font-name-asian="Ubuntu Mono1" style:font-size-asian="10pt" style:font-name-complex="Ubuntu Mono1" style:font-size-complex="10pt"/>
    </style:style>
    <style:style style:name="P6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e93978" officeooo:paragraph-rsid="0238fa98" style:font-name-asian="Ubuntu Mono1" style:font-size-asian="10pt" style:font-name-complex="Ubuntu Mono1" style:font-size-complex="10pt"/>
    </style:style>
    <style:style style:name="P6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82e3" officeooo:paragraph-rsid="0238fa98" style:font-name-asian="Ubuntu Mono1" style:font-size-asian="10pt" style:font-name-complex="Ubuntu Mono1" style:font-size-complex="10pt"/>
    </style:style>
    <style:style style:name="P6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4fac45" officeooo:paragraph-rsid="0238fa98" style:font-name-asian="Ubuntu Mono1" style:font-size-asian="10pt" style:font-name-complex="Ubuntu Mono1" style:font-size-complex="10pt"/>
    </style:style>
    <style:style style:name="P6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0289539" officeooo:paragraph-rsid="0238fa98" style:font-name-asian="Ubuntu Mono1" style:font-size-asian="10pt" style:font-name-complex="Ubuntu Mono1" style:font-size-complex="10pt"/>
    </style:style>
    <style:style style:name="P6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47cfa5" officeooo:paragraph-rsid="0247cfa5" style:font-name-asian="Ubuntu Mono1" style:font-size-asian="10pt" style:font-name-complex="Ubuntu Mono1" style:font-size-complex="10pt"/>
    </style:style>
    <style:style style:name="P6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24e95ba" officeooo:paragraph-rsid="024e95ba" style:font-name-asian="Ubuntu Mono1" style:font-size-asian="10pt" style:font-name-complex="Ubuntu Mono1" style:font-size-complex="10pt"/>
    </style:style>
    <style:style style:name="P6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style:font-name-asian="Ubuntu Mono1" style:font-size-asian="10pt" style:font-weight-asian="normal" style:font-name-complex="Ubuntu Mono1" style:font-size-complex="10pt" style:font-weight-complex="normal"/>
    </style:style>
    <style:style style:name="P6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4db7db" style:font-name-asian="Ubuntu Mono1" style:font-size-asian="10pt" style:font-weight-asian="normal" style:font-name-complex="Ubuntu Mono1" style:font-size-complex="10pt" style:font-weight-complex="normal"/>
    </style:style>
    <style:style style:name="P6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26a067" style:font-name-asian="Ubuntu Mono1" style:font-size-asian="10pt" style:font-weight-asian="normal" style:font-name-complex="Ubuntu Mono1" style:font-size-complex="10pt" style:font-weight-complex="normal"/>
    </style:style>
    <style:style style:name="P6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383eab" style:font-name-asian="Ubuntu Mono1" style:font-size-asian="10pt" style:font-weight-asian="normal" style:font-name-complex="Ubuntu Mono1" style:font-size-complex="10pt" style:font-weight-complex="normal"/>
    </style:style>
    <style:style style:name="P6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45716f" style:font-name-asian="Ubuntu Mono1" style:font-size-asian="10pt" style:font-weight-asian="normal" style:font-name-complex="Ubuntu Mono1" style:font-size-complex="10pt" style:font-weight-complex="normal"/>
    </style:style>
    <style:style style:name="P6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4eb3a1" style:font-name-asian="Ubuntu Mono1" style:font-size-asian="10pt" style:font-weight-asian="normal" style:font-name-complex="Ubuntu Mono1" style:font-size-complex="10pt" style:font-weight-complex="normal"/>
    </style:style>
    <style:style style:name="P6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4da4b8" style:font-name-asian="Ubuntu Mono1" style:font-size-asian="10pt" style:font-weight-asian="normal" style:font-name-complex="Ubuntu Mono1" style:font-size-complex="10pt" style:font-weight-complex="normal"/>
    </style:style>
    <style:style style:name="P6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30558a" style:font-name-asian="Ubuntu Mono1" style:font-size-asian="10pt" style:font-weight-asian="normal" style:font-name-complex="Ubuntu Mono1" style:font-size-complex="10pt" style:font-weight-complex="normal"/>
    </style:style>
    <style:style style:name="P6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35deb5" style:font-name-asian="Ubuntu Mono1" style:font-size-asian="10pt" style:font-weight-asian="normal" style:font-name-complex="Ubuntu Mono1" style:font-size-complex="10pt" style:font-weight-complex="normal"/>
    </style:style>
    <style:style style:name="P6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340755" style:font-name-asian="Ubuntu Mono1" style:font-size-asian="10pt" style:font-weight-asian="normal" style:font-name-complex="Ubuntu Mono1" style:font-size-complex="10pt" style:font-weight-complex="normal"/>
    </style:style>
    <style:style style:name="P6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34ed3b" style:font-name-asian="Ubuntu Mono1" style:font-size-asian="10pt" style:font-weight-asian="normal" style:font-name-complex="Ubuntu Mono1" style:font-size-complex="10pt" style:font-weight-complex="normal"/>
    </style:style>
    <style:style style:name="P6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022c744" style:font-name-asian="Ubuntu Mono1" style:font-size-asian="10pt" style:font-weight-asian="normal" style:font-name-complex="Ubuntu Mono1" style:font-size-complex="10pt" style:font-weight-complex="normal"/>
    </style:style>
    <style:style style:name="P6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1a01178" style:font-name-asian="Ubuntu Mono1" style:font-size-asian="10pt" style:font-weight-asian="normal" style:font-name-complex="Ubuntu Mono1" style:font-size-complex="10pt" style:font-weight-complex="normal"/>
    </style:style>
    <style:style style:name="P6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2dc338" officeooo:paragraph-rsid="0238fa98" style:font-name-asian="Ubuntu Mono1" style:font-size-asian="10pt" style:font-weight-asian="normal" style:font-name-complex="Ubuntu Mono1" style:font-size-complex="10pt" style:font-weight-complex="normal"/>
    </style:style>
    <style:style style:name="P6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9fe04f" style:font-name-asian="Ubuntu Mono1" style:font-size-asian="10pt" style:font-weight-asian="normal" style:font-name-complex="Ubuntu Mono1" style:font-size-complex="10pt" style:font-weight-complex="normal"/>
    </style:style>
    <style:style style:name="P6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9fe04f" officeooo:paragraph-rsid="009fe04f" style:font-name-asian="Ubuntu Mono1" style:font-size-asian="10pt" style:font-weight-asian="normal" style:font-name-complex="Ubuntu Mono1" style:font-size-complex="10pt" style:font-weight-complex="normal"/>
    </style:style>
    <style:style style:name="P6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9fe04f" officeooo:paragraph-rsid="0172f991" style:font-name-asian="Ubuntu Mono1" style:font-size-asian="10pt" style:font-weight-asian="normal" style:font-name-complex="Ubuntu Mono1" style:font-size-complex="10pt" style:font-weight-complex="normal"/>
    </style:style>
    <style:style style:name="P64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09fe04f" officeooo:paragraph-rsid="0236ca88" style:font-name-asian="Ubuntu Mono1" style:font-size-asian="10pt" style:font-weight-asian="normal" style:font-name-complex="Ubuntu Mono1" style:font-size-complex="10pt" style:font-weight-complex="normal"/>
    </style:style>
    <style:style style:name="P6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72f991" officeooo:paragraph-rsid="0172f991" style:font-name-asian="Ubuntu Mono1" style:font-size-asian="10pt" style:font-weight-asian="normal" style:font-name-complex="Ubuntu Mono1" style:font-size-complex="10pt" style:font-weight-complex="normal"/>
    </style:style>
    <style:style style:name="P64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72f991" officeooo:paragraph-rsid="0236ca88" style:font-name-asian="Ubuntu Mono1" style:font-size-asian="10pt" style:font-weight-asian="normal" style:font-name-complex="Ubuntu Mono1" style:font-size-complex="10pt" style:font-weight-complex="normal"/>
    </style:style>
    <style:style style:name="P6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72f991" officeooo:paragraph-rsid="0238fa98" style:font-name-asian="Ubuntu Mono1" style:font-size-asian="10pt" style:font-weight-asian="normal" style:font-name-complex="Ubuntu Mono1" style:font-size-complex="10pt" style:font-weight-complex="normal"/>
    </style:style>
    <style:style style:name="P6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b43948" officeooo:paragraph-rsid="01b43948" style:font-name-asian="Ubuntu Mono1" style:font-size-asian="10pt" style:font-weight-asian="normal" style:font-name-complex="Ubuntu Mono1" style:font-size-complex="10pt" style:font-weight-complex="normal"/>
    </style:style>
    <style:style style:name="P65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b43948" officeooo:paragraph-rsid="0238fa98" style:font-name-asian="Ubuntu Mono1" style:font-size-asian="10pt" style:font-weight-asian="normal" style:font-name-complex="Ubuntu Mono1" style:font-size-complex="10pt" style:font-weight-complex="normal"/>
    </style:style>
    <style:style style:name="P65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c88c92" officeooo:paragraph-rsid="01c88c92" style:font-name-asian="Ubuntu Mono1" style:font-size-asian="10pt" style:font-weight-asian="normal" style:font-name-complex="Ubuntu Mono1" style:font-size-complex="10pt" style:font-weight-complex="normal"/>
    </style:style>
    <style:style style:name="P65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c88c92" officeooo:paragraph-rsid="0236ca88" style:font-name-asian="Ubuntu Mono1" style:font-size-asian="10pt" style:font-weight-asian="normal" style:font-name-complex="Ubuntu Mono1" style:font-size-complex="10pt" style:font-weight-complex="normal"/>
    </style:style>
    <style:style style:name="P65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de1f75" officeooo:paragraph-rsid="01de1f75" style:font-name-asian="Ubuntu Mono1" style:font-size-asian="10pt" style:font-weight-asian="normal" style:font-name-complex="Ubuntu Mono1" style:font-size-complex="10pt" style:font-weight-complex="normal"/>
    </style:style>
    <style:style style:name="P65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04f1b" officeooo:paragraph-rsid="01e04f1b" style:font-name-asian="Ubuntu Mono1" style:font-size-asian="10pt" style:font-weight-asian="normal" style:font-name-complex="Ubuntu Mono1" style:font-size-complex="10pt" style:font-weight-complex="normal"/>
    </style:style>
    <style:style style:name="P65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12346" officeooo:paragraph-rsid="01e12346" style:font-name-asian="Ubuntu Mono1" style:font-size-asian="10pt" style:font-weight-asian="normal" style:font-name-complex="Ubuntu Mono1" style:font-size-complex="10pt" style:font-weight-complex="normal"/>
    </style:style>
    <style:style style:name="P65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12346" officeooo:paragraph-rsid="0238fa98" style:font-name-asian="Ubuntu Mono1" style:font-size-asian="10pt" style:font-weight-asian="normal" style:font-name-complex="Ubuntu Mono1" style:font-size-complex="10pt" style:font-weight-complex="normal"/>
    </style:style>
    <style:style style:name="P65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41d0b" officeooo:paragraph-rsid="01e41d0b" style:font-name-asian="Ubuntu Mono1" style:font-size-asian="10pt" style:font-weight-asian="normal" style:font-name-complex="Ubuntu Mono1" style:font-size-complex="10pt" style:font-weight-complex="normal"/>
    </style:style>
    <style:style style:name="P66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524f2" officeooo:paragraph-rsid="01e524f2" style:font-name-asian="Ubuntu Mono1" style:font-size-asian="10pt" style:font-weight-asian="normal" style:font-name-complex="Ubuntu Mono1" style:font-size-complex="10pt" style:font-weight-complex="normal"/>
    </style:style>
    <style:style style:name="P66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524f2" officeooo:paragraph-rsid="0238fa98" style:font-name-asian="Ubuntu Mono1" style:font-size-asian="10pt" style:font-weight-asian="normal" style:font-name-complex="Ubuntu Mono1" style:font-size-complex="10pt" style:font-weight-complex="normal"/>
    </style:style>
    <style:style style:name="P66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778c3" officeooo:paragraph-rsid="01e778c3" style:font-name-asian="Ubuntu Mono1" style:font-size-asian="10pt" style:font-weight-asian="normal" style:font-name-complex="Ubuntu Mono1" style:font-size-complex="10pt" style:font-weight-complex="normal"/>
    </style:style>
    <style:style style:name="P66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778c3" officeooo:paragraph-rsid="0238fa98" style:font-name-asian="Ubuntu Mono1" style:font-size-asian="10pt" style:font-weight-asian="normal" style:font-name-complex="Ubuntu Mono1" style:font-size-complex="10pt" style:font-weight-complex="normal"/>
    </style:style>
    <style:style style:name="P66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b6c5f" officeooo:paragraph-rsid="01eb6c5f" style:font-name-asian="Ubuntu Mono1" style:font-size-asian="10pt" style:font-weight-asian="normal" style:font-name-complex="Ubuntu Mono1" style:font-size-complex="10pt" style:font-weight-complex="normal"/>
    </style:style>
    <style:style style:name="P66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f4de6" officeooo:paragraph-rsid="01ef4de6" style:font-name-asian="Ubuntu Mono1" style:font-size-asian="10pt" style:font-weight-asian="normal" style:font-name-complex="Ubuntu Mono1" style:font-size-complex="10pt" style:font-weight-complex="normal"/>
    </style:style>
    <style:style style:name="P66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f4de6" officeooo:paragraph-rsid="0238fa98" style:font-name-asian="Ubuntu Mono1" style:font-size-asian="10pt" style:font-weight-asian="normal" style:font-name-complex="Ubuntu Mono1" style:font-size-complex="10pt" style:font-weight-complex="normal"/>
    </style:style>
    <style:style style:name="P66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f13319" officeooo:paragraph-rsid="01f13319" style:font-name-asian="Ubuntu Mono1" style:font-size-asian="10pt" style:font-weight-asian="normal" style:font-name-complex="Ubuntu Mono1" style:font-size-complex="10pt" style:font-weight-complex="normal"/>
    </style:style>
    <style:style style:name="P66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f5224c" officeooo:paragraph-rsid="01f5224c" style:font-name-asian="Ubuntu Mono1" style:font-size-asian="10pt" style:font-weight-asian="normal" style:font-name-complex="Ubuntu Mono1" style:font-size-complex="10pt" style:font-weight-complex="normal"/>
    </style:style>
    <style:style style:name="P66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f5224c" officeooo:paragraph-rsid="0236ca88" style:font-name-asian="Ubuntu Mono1" style:font-size-asian="10pt" style:font-weight-asian="normal" style:font-name-complex="Ubuntu Mono1" style:font-size-complex="10pt" style:font-weight-complex="normal"/>
    </style:style>
    <style:style style:name="P67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f87535" officeooo:paragraph-rsid="01f87535" style:font-name-asian="Ubuntu Mono1" style:font-size-asian="10pt" style:font-weight-asian="normal" style:font-name-complex="Ubuntu Mono1" style:font-size-complex="10pt" style:font-weight-complex="normal"/>
    </style:style>
    <style:style style:name="P67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f87535" officeooo:paragraph-rsid="0236ca88" style:font-name-asian="Ubuntu Mono1" style:font-size-asian="10pt" style:font-weight-asian="normal" style:font-name-complex="Ubuntu Mono1" style:font-size-complex="10pt" style:font-weight-complex="normal"/>
    </style:style>
    <style:style style:name="P67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2186990" officeooo:paragraph-rsid="02186990" style:font-name-asian="Ubuntu Mono1" style:font-size-asian="10pt" style:font-weight-asian="normal" style:font-name-complex="Ubuntu Mono1" style:font-size-complex="10pt" style:font-weight-complex="normal"/>
    </style:style>
    <style:style style:name="P67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2186990" officeooo:paragraph-rsid="0236ca88" style:font-name-asian="Ubuntu Mono1" style:font-size-asian="10pt" style:font-weight-asian="normal" style:font-name-complex="Ubuntu Mono1" style:font-size-complex="10pt" style:font-weight-complex="normal"/>
    </style:style>
    <style:style style:name="P67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0ce83" officeooo:paragraph-rsid="0238fa98" style:font-name-asian="Ubuntu Mono1" style:font-size-asian="10pt" style:font-weight-asian="normal" style:font-name-complex="Ubuntu Mono1" style:font-size-complex="10pt" style:font-weight-complex="normal"/>
    </style:style>
    <style:style style:name="P67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713ee" officeooo:paragraph-rsid="0238fa98" style:font-name-asian="Ubuntu Mono1" style:font-size-asian="10pt" style:font-weight-asian="normal" style:font-name-complex="Ubuntu Mono1" style:font-size-complex="10pt" style:font-weight-complex="normal"/>
    </style:style>
    <style:style style:name="P67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1e93978" officeooo:paragraph-rsid="0238fa98" style:font-name-asian="Ubuntu Mono1" style:font-size-asian="10pt" style:font-weight-asian="normal" style:font-name-complex="Ubuntu Mono1" style:font-size-complex="10pt" style:font-weight-complex="normal"/>
    </style:style>
    <style:style style:name="P67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fo:font-weight="normal" officeooo:rsid="024b77e6" officeooo:paragraph-rsid="024b77e6" style:font-name-asian="Ubuntu Mono1" style:font-size-asian="10pt" style:font-weight-asian="normal" style:font-name-complex="Ubuntu Mono1" style:font-size-complex="10pt" style:font-weight-complex="normal"/>
    </style:style>
    <style:style style:name="P67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2dc338" officeooo:paragraph-rsid="002dc338" style:font-name-asian="Ubuntu Mono1" style:font-size-asian="10pt" style:font-weight-asian="normal" style:font-name-complex="Ubuntu Mono1" style:font-size-complex="10pt" style:font-weight-complex="normal"/>
    </style:style>
    <style:style style:name="P67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2dc338" officeooo:paragraph-rsid="0238fa98" style:font-name-asian="Ubuntu Mono1" style:font-size-asian="10pt" style:font-weight-asian="normal" style:font-name-complex="Ubuntu Mono1" style:font-size-complex="10pt" style:font-weight-complex="normal"/>
    </style:style>
    <style:style style:name="P68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847ed7" officeooo:paragraph-rsid="00847ed7" style:font-name-asian="Ubuntu Mono1" style:font-size-asian="10pt" style:font-weight-asian="normal" style:font-name-complex="Ubuntu Mono1" style:font-size-complex="10pt" style:font-weight-complex="normal"/>
    </style:style>
    <style:style style:name="P68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866767" officeooo:paragraph-rsid="00866767" style:font-name-asian="Ubuntu Mono1" style:font-size-asian="10pt" style:font-weight-asian="normal" style:font-name-complex="Ubuntu Mono1" style:font-size-complex="10pt" style:font-weight-complex="normal"/>
    </style:style>
    <style:style style:name="P68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144efe5" officeooo:paragraph-rsid="00866767" style:font-name-asian="Ubuntu Mono1" style:font-size-asian="10pt" style:font-weight-asian="normal" style:font-name-complex="Ubuntu Mono1" style:font-size-complex="10pt" style:font-weight-complex="normal"/>
    </style:style>
    <style:style style:name="P68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144efe5" officeooo:paragraph-rsid="00847ed7" style:font-name-asian="Ubuntu Mono1" style:font-size-asian="10pt" style:font-weight-asian="normal" style:font-name-complex="Ubuntu Mono1" style:font-size-complex="10pt" style:font-weight-complex="normal"/>
    </style:style>
    <style:style style:name="P68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144efe5" officeooo:paragraph-rsid="022d0004" style:font-name-asian="Ubuntu Mono1" style:font-size-asian="10pt" style:font-weight-asian="normal" style:font-name-complex="Ubuntu Mono1" style:font-size-complex="10pt" style:font-weight-complex="normal"/>
    </style:style>
    <style:style style:name="P68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26a067" officeooo:paragraph-rsid="0029e08b" style:font-name-asian="Ubuntu Mono1" style:font-size-asian="10pt" style:font-weight-asian="normal" style:font-name-complex="Ubuntu Mono1" style:font-size-complex="10pt" style:font-weight-complex="normal"/>
    </style:style>
    <style:style style:name="P68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2eb089" officeooo:paragraph-rsid="0029e08b" style:font-name-asian="Ubuntu Mono1" style:font-size-asian="10pt" style:font-weight-asian="normal" style:font-name-complex="Ubuntu Mono1" style:font-size-complex="10pt" style:font-weight-complex="normal"/>
    </style:style>
    <style:style style:name="P68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1f2e304" officeooo:paragraph-rsid="01f2e304" style:font-name-asian="Ubuntu Mono1" style:font-size-asian="10pt" style:font-weight-asian="normal" style:font-name-complex="Ubuntu Mono1" style:font-size-complex="10pt" style:font-weight-complex="normal"/>
    </style:style>
    <style:style style:name="P68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1f2e304" officeooo:paragraph-rsid="022d0004" style:font-name-asian="Ubuntu Mono1" style:font-size-asian="10pt" style:font-weight-asian="normal" style:font-name-complex="Ubuntu Mono1" style:font-size-complex="10pt" style:font-weight-complex="normal"/>
    </style:style>
    <style:style style:name="P68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21644c4" officeooo:paragraph-rsid="021644c4" style:font-name-asian="Ubuntu Mono1" style:font-size-asian="10pt" style:font-weight-asian="normal" style:font-name-complex="Ubuntu Mono1" style:font-size-complex="10pt" style:font-weight-complex="normal"/>
    </style:style>
    <style:style style:name="P69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21678e0" officeooo:paragraph-rsid="021678e0" style:font-name-asian="Ubuntu Mono1" style:font-size-asian="10pt" style:font-weight-asian="normal" style:font-name-complex="Ubuntu Mono1" style:font-size-complex="10pt" style:font-weight-complex="normal"/>
    </style:style>
    <style:style style:name="P69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884f53" officeooo:paragraph-rsid="022d0004" style:font-name-asian="Ubuntu Mono1" style:font-size-asian="10pt" style:font-weight-asian="normal" style:font-name-complex="Ubuntu Mono1" style:font-size-complex="10pt" style:font-weight-complex="normal"/>
    </style:style>
    <style:style style:name="P69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172f991" officeooo:paragraph-rsid="022d0004" style:font-name-asian="Ubuntu Mono1" style:font-size-asian="10pt" style:font-weight-asian="normal" style:font-name-complex="Ubuntu Mono1" style:font-size-complex="10pt" style:font-weight-complex="normal"/>
    </style:style>
    <style:style style:name="P6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paragraph-rsid="0177368d" style:font-size-asian="10pt" style:font-weight-asian="normal" style:font-size-complex="10pt" style:font-weight-complex="normal"/>
    </style:style>
    <style:style style:name="P6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officeooo:paragraph-rsid="0089f7d8"/>
    </style:style>
    <style:style style:name="P69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style:style>
    <style:style style:name="P69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officeooo:paragraph-rsid="019912e4"/>
    </style:style>
    <style:style style:name="P69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officeooo:paragraph-rsid="01c6cd47"/>
    </style:style>
    <style:style style:name="P69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style:font-name-asian="Ubuntu Mono1" style:font-size-asian="9pt" style:font-name-complex="Ubuntu Mono1" style:font-size-complex="9pt"/>
    </style:style>
    <style:style style:name="P69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officeooo:rsid="0093ac80" officeooo:paragraph-rsid="0093ac80" style:font-name-asian="Ubuntu Mono1" style:font-size-asian="9pt" style:font-name-complex="Ubuntu Mono1" style:font-size-complex="9pt"/>
    </style:style>
    <style:style style:name="P70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officeooo:rsid="010d322d" officeooo:paragraph-rsid="010d322d" style:font-name-asian="Ubuntu Mono1" style:font-size-asian="9pt" style:font-name-complex="Ubuntu Mono1" style:font-size-complex="9pt"/>
    </style:style>
    <style:style style:name="P70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officeooo:rsid="014bbd67" officeooo:paragraph-rsid="010d322d" style:font-name-asian="Ubuntu Mono1" style:font-size-asian="9pt" style:font-name-complex="Ubuntu Mono1" style:font-size-complex="9pt"/>
    </style:style>
    <style:style style:name="P70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officeooo:rsid="01f5224c" officeooo:paragraph-rsid="01f5224c" style:font-name-asian="Ubuntu Mono1" style:font-size-asian="9pt" style:font-name-complex="Ubuntu Mono1" style:font-size-complex="9pt"/>
    </style:style>
    <style:style style:name="P70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fo:language="en" fo:country="GB" officeooo:rsid="01662319" officeooo:paragraph-rsid="0172f991" style:font-name-asian="Ubuntu Mono1" style:font-size-asian="9pt" style:font-name-complex="Ubuntu Mono1" style:font-size-complex="9pt"/>
    </style:style>
    <style:style style:name="P70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fo:language="en" fo:country="GB" officeooo:rsid="010b8eb6" officeooo:paragraph-rsid="019912e4" style:font-name-asian="Ubuntu Mono1" style:font-size-asian="9pt" style:font-name-complex="Ubuntu Mono1" style:font-size-complex="9pt"/>
    </style:style>
    <style:style style:name="P70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9pt" fo:language="en" fo:country="GB" officeooo:rsid="0247cfa5" officeooo:paragraph-rsid="0247cfa5" style:font-name-asian="Ubuntu Mono1" style:font-size-asian="9pt" style:font-name-complex="Ubuntu Mono1" style:font-size-complex="9pt"/>
    </style:style>
    <style:style style:name="P70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font-weight="normal" officeooo:rsid="0092b9e6" officeooo:paragraph-rsid="0092b9e6" style:font-name-asian="Ubuntu Mono1" style:font-size-asian="10pt" style:font-weight-asian="normal" style:font-name-complex="Ubuntu Mono1" style:font-size-complex="10pt" style:font-weight-complex="normal"/>
    </style:style>
    <style:style style:name="P70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font-weight="normal" officeooo:rsid="01f5224c" officeooo:paragraph-rsid="01f5224c" style:font-name-asian="Ubuntu Mono1" style:font-size-asian="10pt" style:font-weight-asian="normal" style:font-name-complex="Ubuntu Mono1" style:font-size-complex="10pt" style:font-weight-complex="normal"/>
    </style:style>
    <style:style style:name="P70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font-weight="normal" officeooo:rsid="01502ae6" officeooo:paragraph-rsid="024b77e6" style:font-name-asian="Ubuntu Mono1" style:font-size-asian="10pt" style:font-weight-asian="normal" style:font-name-complex="Ubuntu Mono1" style:font-size-complex="10pt" style:font-weight-complex="normal"/>
    </style:style>
    <style:style style:name="P70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fo:font-weight="normal" officeooo:rsid="0092b9e6" officeooo:paragraph-rsid="0092b9e6" style:font-name-asian="Ubuntu Mono1" style:font-size-asian="10pt" style:font-weight-asian="normal" style:font-name-complex="Ubuntu Mono1" style:font-size-complex="10pt" style:font-weight-complex="normal"/>
    </style:style>
    <style:style style:name="P71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fo:font-weight="normal" officeooo:rsid="01f5224c" officeooo:paragraph-rsid="01f5224c" style:font-name-asian="Ubuntu Mono1" style:font-size-asian="10pt" style:font-weight-asian="normal" style:font-name-complex="Ubuntu Mono1" style:font-size-complex="10pt" style:font-weight-complex="normal"/>
    </style:style>
    <style:style style:name="P71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fo:font-weight="normal" officeooo:rsid="01502ae6" officeooo:paragraph-rsid="024b77e6" style:font-name-asian="Ubuntu Mono1" style:font-size-asian="10pt" style:font-weight-asian="normal" style:font-name-complex="Ubuntu Mono1" style:font-size-complex="10pt" style:font-weight-complex="normal"/>
    </style:style>
    <style:style style:name="P71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officeooo:rsid="00948448" officeooo:paragraph-rsid="011636e2" style:font-name-asian="Ubuntu Mono1" style:font-size-asian="10pt" style:font-name-complex="Ubuntu Mono1" style:font-size-complex="10pt"/>
    </style:style>
    <style:style style:name="P71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officeooo:rsid="00948448" officeooo:paragraph-rsid="01160633" style:font-name-asian="Ubuntu Mono1" style:font-size-asian="10pt" style:font-name-complex="Ubuntu Mono1" style:font-size-complex="10pt"/>
    </style:style>
    <style:style style:name="P71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officeooo:rsid="00948448" officeooo:paragraph-rsid="021644c4" style:font-name-asian="Ubuntu Mono1" style:font-size-asian="10pt" style:font-name-complex="Ubuntu Mono1" style:font-size-complex="10pt"/>
    </style:style>
    <style:style style:name="P71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officeooo:rsid="00948448" officeooo:paragraph-rsid="01139b9e" style:font-name-asian="Ubuntu Mono1" style:font-size-asian="10pt" style:font-name-complex="Ubuntu Mono1" style:font-size-complex="10pt"/>
    </style:style>
    <style:style style:name="P71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fo:language="en" fo:country="GB" officeooo:rsid="00948448" officeooo:paragraph-rsid="0239ae11" style:font-name-asian="Ubuntu Mono1" style:font-size-asian="10pt" style:font-name-complex="Ubuntu Mono1" style:font-size-complex="10pt"/>
    </style:style>
    <style:style style:name="P71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0dc726" officeooo:paragraph-rsid="01436065" style:font-name-asian="Ubuntu Mono1" style:font-size-asian="10pt" style:font-name-complex="Ubuntu Mono1" style:font-size-complex="10pt"/>
    </style:style>
    <style:style style:name="P71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0dc726" officeooo:paragraph-rsid="0172f991" style:font-name-asian="Ubuntu Mono1" style:font-size-asian="10pt" style:font-name-complex="Ubuntu Mono1" style:font-size-complex="10pt"/>
    </style:style>
    <style:style style:name="P71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0dc726" officeooo:paragraph-rsid="0169e65b" style:font-name-asian="Ubuntu Mono1" style:font-size-asian="10pt" style:font-name-complex="Ubuntu Mono1" style:font-size-complex="10pt"/>
    </style:style>
    <style:style style:name="P72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1636e2" officeooo:paragraph-rsid="011636e2" style:font-name-asian="Ubuntu Mono1" style:font-size-asian="10pt" style:font-name-complex="Ubuntu Mono1" style:font-size-complex="10pt"/>
    </style:style>
    <style:style style:name="P72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1636e2" officeooo:paragraph-rsid="01b43948" style:font-name-asian="Ubuntu Mono1" style:font-size-asian="10pt" style:font-name-complex="Ubuntu Mono1" style:font-size-complex="10pt"/>
    </style:style>
    <style:style style:name="P72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style:font-name-asian="Ubuntu Mono1" style:font-size-asian="10pt" style:font-name-complex="Ubuntu Mono1" style:font-size-complex="10pt"/>
    </style:style>
    <style:style style:name="P72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294f57" officeooo:paragraph-rsid="01294f57" style:font-name-asian="Ubuntu Mono1" style:font-size-asian="10pt" style:font-name-complex="Ubuntu Mono1" style:font-size-complex="10pt"/>
    </style:style>
    <style:style style:name="P72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69e65b" officeooo:paragraph-rsid="0169e65b" style:font-name-asian="Ubuntu Mono1" style:font-size-asian="10pt" style:font-name-complex="Ubuntu Mono1" style:font-size-complex="10pt"/>
    </style:style>
    <style:style style:name="P72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4c9a7d" officeooo:paragraph-rsid="01436065" style:font-name-asian="Ubuntu Mono1" style:font-size-asian="10pt" style:font-name-complex="Ubuntu Mono1" style:font-size-complex="10pt"/>
    </style:style>
    <style:style style:name="P72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4bbd67" officeooo:paragraph-rsid="01436065" style:font-name-asian="Ubuntu Mono1" style:font-size-asian="10pt" style:font-name-complex="Ubuntu Mono1" style:font-size-complex="10pt"/>
    </style:style>
    <style:style style:name="P72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627f24" officeooo:paragraph-rsid="0172f991" style:font-name-asian="Ubuntu Mono1" style:font-size-asian="10pt" style:font-name-complex="Ubuntu Mono1" style:font-size-complex="10pt"/>
    </style:style>
    <style:style style:name="P72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b0b80d" officeooo:paragraph-rsid="01b0b80d" style:font-name-asian="Ubuntu Mono1" style:font-size-asian="10pt" style:font-name-complex="Ubuntu Mono1" style:font-size-complex="10pt"/>
    </style:style>
    <style:style style:name="P72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b43948" officeooo:paragraph-rsid="01b43948" style:font-name-asian="Ubuntu Mono1" style:font-size-asian="10pt" style:font-name-complex="Ubuntu Mono1" style:font-size-complex="10pt"/>
    </style:style>
    <style:style style:name="P73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b43948" officeooo:paragraph-rsid="01bddaee" style:font-name-asian="Ubuntu Mono1" style:font-size-asian="10pt" style:font-name-complex="Ubuntu Mono1" style:font-size-complex="10pt"/>
    </style:style>
    <style:style style:name="P73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c0f418" officeooo:paragraph-rsid="01c0f418" style:font-name-asian="Ubuntu Mono1" style:font-size-asian="10pt" style:font-name-complex="Ubuntu Mono1" style:font-size-complex="10pt"/>
    </style:style>
    <style:style style:name="P73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662319" officeooo:paragraph-rsid="01160633" style:font-name-asian="Ubuntu Mono1" style:font-size-asian="10pt" style:font-name-complex="Ubuntu Mono1" style:font-size-complex="10pt"/>
    </style:style>
    <style:style style:name="P73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bddaee" officeooo:paragraph-rsid="01bddaee" style:font-name-asian="Ubuntu Mono1" style:font-size-asian="10pt" style:font-name-complex="Ubuntu Mono1" style:font-size-complex="10pt"/>
    </style:style>
    <style:style style:name="P73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1ddbd55" officeooo:paragraph-rsid="01ddbd55" style:font-name-asian="Ubuntu Mono1" style:font-size-asian="10pt" style:font-name-complex="Ubuntu Mono1" style:font-size-complex="10pt"/>
    </style:style>
    <style:style style:name="P73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0df0e88" officeooo:paragraph-rsid="02310036" style:font-name-asian="Ubuntu Mono1" style:font-size-asian="10pt" style:font-name-complex="Ubuntu Mono1" style:font-size-complex="10pt"/>
    </style:style>
    <style:style style:name="P73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205056b" officeooo:paragraph-rsid="0205056b" style:font-name-asian="Ubuntu Mono1" style:font-size-asian="10pt" style:font-name-complex="Ubuntu Mono1" style:font-size-complex="10pt"/>
    </style:style>
    <style:style style:name="P737"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21644c4" officeooo:paragraph-rsid="021644c4" style:font-name-asian="Ubuntu Mono1" style:font-size-asian="10pt" style:font-name-complex="Ubuntu Mono1" style:font-size-complex="10pt"/>
    </style:style>
    <style:style style:name="P73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21678e0" officeooo:paragraph-rsid="021678e0" style:font-name-asian="Ubuntu Mono1" style:font-size-asian="10pt" style:font-name-complex="Ubuntu Mono1" style:font-size-complex="10pt"/>
    </style:style>
    <style:style style:name="P739"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21678e0" officeooo:paragraph-rsid="02310036" style:font-name-asian="Ubuntu Mono1" style:font-size-asian="10pt" style:font-name-complex="Ubuntu Mono1" style:font-size-complex="10pt"/>
    </style:style>
    <style:style style:name="P74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241e76c" officeooo:paragraph-rsid="0241e76c" style:font-name-asian="Ubuntu Mono1" style:font-size-asian="10pt" style:font-name-complex="Ubuntu Mono1" style:font-size-complex="10pt"/>
    </style:style>
    <style:style style:name="P74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2479819" officeooo:paragraph-rsid="02479819" style:font-name-asian="Ubuntu Mono1" style:font-size-asian="10pt" style:font-name-complex="Ubuntu Mono1" style:font-size-complex="10pt"/>
    </style:style>
    <style:style style:name="P742"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000000" style:font-name="Arial1" fo:font-size="10pt" officeooo:rsid="02505e2e" officeooo:paragraph-rsid="02505e2e" style:font-name-asian="Ubuntu Mono1" style:font-size-asian="10pt" style:font-name-complex="Ubuntu Mono1" style:font-size-complex="10pt"/>
    </style:style>
    <style:style style:name="P74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rsid="00fc713f" officeooo:paragraph-rsid="00fc713f"/>
    </style:style>
    <style:style style:name="P74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color="#ff0000" style:font-name="Arial1" fo:font-size="10pt" officeooo:paragraph-rsid="019d5036" style:font-name-asian="Ubuntu Mono1" style:font-size-asian="10pt" style:font-name-complex="Ubuntu Mono1" style:font-size-complex="10pt"/>
    </style:style>
    <style:style style:name="P745"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font-variant="normal" fo:text-transform="none" fo:color="#000000" style:text-line-through-style="none" style:text-line-through-type="none" style:font-name="Arial1" fo:font-size="10pt" fo:font-style="italic" style:text-underline-style="none" fo:font-weight="normal" officeooo:rsid="013f7d9b" officeooo:paragraph-rsid="01d71cb5" style:text-blinking="false" fo:background-color="transparent" style:font-name-asian="Source Code Pro" style:font-size-asian="10pt" style:font-style-asian="italic" style:font-name-complex="Source Code Pro" style:font-size-complex="10pt"/>
    </style:style>
    <style:style style:name="P746"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font-variant="normal" fo:text-transform="none" fo:color="#000000" style:text-line-through-style="none" style:text-line-through-type="none" style:font-name="Arial1" fo:font-size="10pt" fo:font-style="italic" style:text-underline-style="none" fo:font-weight="normal" officeooo:rsid="013f7d9b" officeooo:paragraph-rsid="022b4a28" style:text-blinking="false" fo:background-color="transparent" style:font-name-asian="Source Code Pro" style:font-size-asian="10pt" style:font-style-asian="italic" style:font-name-complex="Source Code Pro" style:font-size-complex="10pt"/>
    </style:style>
    <style:style style:name="P747" style:family="paragraph" style:parent-style-name="Standard">
      <style:paragraph-properties fo:line-height="100%" fo:text-align="start" style:justify-single-word="false" fo:keep-together="auto" fo:orphans="0" fo:widows="0" fo:padding="0cm" fo:border="none">
        <style:tab-stops>
          <style:tab-stop style:position="2.54cm"/>
          <style:tab-stop style:position="8.509cm"/>
          <style:tab-stop style:position="9.462cm"/>
        </style:tab-stops>
      </style:paragraph-properties>
      <style:text-properties fo:font-variant="normal" fo:text-transform="none" fo:color="#000000" style:text-line-through-style="none" style:text-line-through-type="none" style:font-name="Arial1" fo:font-size="10pt" fo:font-style="italic" style:text-underline-style="none" fo:font-weight="normal" officeooo:rsid="01d71cb5" officeooo:paragraph-rsid="022b4a28" style:text-blinking="false" fo:background-color="transparent" style:font-name-asian="Source Code Pro" style:font-size-asian="10pt" style:font-style-asian="italic" style:font-name-complex="Source Code Pro" style:font-size-complex="10pt"/>
    </style:style>
    <style:style style:name="P748"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fo:font-variant="normal" fo:text-transform="none" fo:color="#000000" style:text-line-through-style="none" style:text-line-through-type="none" style:font-name="Arial1" fo:font-size="10pt" fo:font-style="italic" style:text-underline-style="none" fo:font-weight="normal" officeooo:rsid="01d71cb5" officeooo:paragraph-rsid="01d71cb5" style:text-blinking="false" fo:background-color="transparent" style:font-name-asian="Source Code Pro" style:font-size-asian="10pt" style:font-style-asian="italic" style:font-name-complex="Source Code Pro" style:font-size-complex="10pt"/>
    </style:style>
    <style:style style:name="P749" style:family="paragraph" style:parent-style-name="Standard">
      <style:paragraph-properties fo:line-height="100%" fo:text-align="start" style:justify-single-word="false" fo:orphans="0" fo:widows="0" fo:padding="0cm" fo:border="none">
        <style:tab-stops>
          <style:tab-stop style:position="2.54cm"/>
          <style:tab-stop style:position="8.509cm"/>
          <style:tab-stop style:position="9.462cm"/>
        </style:tab-stops>
      </style:paragraph-properties>
      <style:text-properties fo:font-variant="normal" fo:text-transform="none" fo:color="#000000" style:text-line-through-style="none" style:text-line-through-type="none" style:font-name="Arial1" fo:font-size="10pt" fo:font-style="italic" style:text-underline-style="none" fo:font-weight="normal" officeooo:rsid="01d71cb5" officeooo:paragraph-rsid="022d0004" style:text-blinking="false" fo:background-color="transparent" style:font-name-asian="Ubuntu Mono1" style:font-size-asian="10pt" style:font-style-asian="italic" style:font-name-complex="Ubuntu Mono1" style:font-size-complex="10pt"/>
    </style:style>
    <style:style style:name="P750"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rsid="01f5224c" officeooo:paragraph-rsid="01f5224c"/>
    </style:style>
    <style:style style:name="P751"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officeooo:rsid="00d53492" officeooo:paragraph-rsid="022d0004"/>
    </style:style>
    <style:style style:name="P752" style:family="paragraph" style:parent-style-name="Standard">
      <style:paragraph-properties fo:line-height="100%" fo:padding="0cm" fo:border="none" fo:keep-with-next="always">
        <style:tab-stops>
          <style:tab-stop style:position="2.54cm"/>
          <style:tab-stop style:position="8.509cm"/>
          <style:tab-stop style:position="9.462cm"/>
        </style:tab-stops>
      </style:paragraph-properties>
      <style:text-properties style:font-name="Arial1" fo:font-size="10pt" fo:font-style="italic" style:font-name-asian="Source Code Pro" style:font-size-asian="10pt" style:font-style-asian="italic" style:font-name-complex="Source Code Pro" style:font-size-complex="10pt"/>
    </style:style>
    <style:style style:name="P753" style:family="paragraph" style:parent-style-name="Standard">
      <style:paragraph-properties fo:line-height="100%" fo:padding="0cm" fo:border="none" fo:keep-with-next="always">
        <style:tab-stops>
          <style:tab-stop style:position="2.54cm"/>
          <style:tab-stop style:position="8.509cm"/>
          <style:tab-stop style:position="9.462cm"/>
        </style:tab-stops>
      </style:paragraph-properties>
      <style:text-properties style:font-name="Arial1" fo:font-size="10pt" style:font-name-asian="Source Code Pro" style:font-size-asian="10pt" style:font-name-complex="Source Code Pro" style:font-size-complex="10pt"/>
    </style:style>
    <style:style style:name="P754" style:family="paragraph" style:parent-style-name="Standard">
      <style:paragraph-properties fo:line-height="100%" fo:padding="0cm" fo:border="none" fo:keep-with-next="always">
        <style:tab-stops>
          <style:tab-stop style:position="2.54cm"/>
          <style:tab-stop style:position="8.509cm"/>
          <style:tab-stop style:position="9.462cm"/>
        </style:tab-stops>
      </style:paragraph-properties>
      <style:text-properties style:font-name="Arial1" fo:font-size="10pt" officeooo:rsid="00cf35b9" officeooo:paragraph-rsid="00cf35b9" style:font-name-asian="Source Code Pro" style:font-size-asian="10pt" style:font-name-complex="Source Code Pro" style:font-size-complex="10pt"/>
    </style:style>
    <style:style style:name="P755" style:family="paragraph" style:parent-style-name="Standard">
      <style:paragraph-properties fo:line-height="100%" fo:padding="0cm" fo:border="none" fo:keep-with-next="always">
        <style:tab-stops>
          <style:tab-stop style:position="2.54cm"/>
          <style:tab-stop style:position="8.509cm"/>
          <style:tab-stop style:position="9.462cm"/>
        </style:tab-stops>
      </style:paragraph-properties>
      <style:text-properties style:font-name="Arial1" fo:font-size="10pt" officeooo:rsid="01441406" officeooo:paragraph-rsid="00cf35b9" style:font-name-asian="Source Code Pro" style:font-size-asian="10pt" style:font-name-complex="Source Code Pro" style:font-size-complex="10pt"/>
    </style:style>
    <style:style style:name="P756" style:family="paragraph" style:parent-style-name="Standard">
      <style:paragraph-properties fo:line-height="100%" fo:padding="0cm" fo:border="none" fo:keep-with-next="always">
        <style:tab-stops>
          <style:tab-stop style:position="2.54cm"/>
          <style:tab-stop style:position="8.509cm"/>
          <style:tab-stop style:position="9.462cm"/>
        </style:tab-stops>
      </style:paragraph-properties>
      <style:text-properties style:font-name="Arial1" fo:font-size="10pt" officeooo:rsid="0209fdcd" officeooo:paragraph-rsid="0209fdcd" style:font-name-asian="Source Code Pro" style:font-size-asian="10pt" style:font-name-complex="Source Code Pro" style:font-size-complex="10pt"/>
    </style:style>
    <style:style style:name="P757" style:family="paragraph" style:parent-style-name="Standard">
      <style:paragraph-properties fo:line-height="100%" fo:padding="0cm" fo:border="none" fo:keep-with-next="always">
        <style:tab-stops>
          <style:tab-stop style:position="2.54cm"/>
          <style:tab-stop style:position="8.509cm"/>
          <style:tab-stop style:position="9.462cm"/>
        </style:tab-stops>
      </style:paragraph-properties>
      <style:text-properties style:font-name="Arial1" fo:font-size="10pt" style:font-name-asian="Ubuntu Mono1" style:font-size-asian="10pt" style:font-name-complex="Ubuntu Mono1" style:font-size-complex="10pt"/>
    </style:style>
    <style:style style:name="P758"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officeooo:paragraph-rsid="01192ee3" style:font-name-asian="Ubuntu Mono1" style:font-size-asian="10pt" style:font-name-complex="Ubuntu Mono1" style:font-size-complex="10pt"/>
    </style:style>
    <style:style style:name="P759"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officeooo:rsid="011c35d7" officeooo:paragraph-rsid="011c35d7" style:font-name-asian="Ubuntu Mono1" style:font-size-asian="10pt" style:font-name-complex="Ubuntu Mono1" style:font-size-complex="10pt"/>
    </style:style>
    <style:style style:name="P760"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officeooo:rsid="01192ee3" officeooo:paragraph-rsid="01192ee3" style:font-name-asian="Ubuntu Mono1" style:font-size-asian="10pt" style:font-name-complex="Ubuntu Mono1" style:font-size-complex="10pt"/>
    </style:style>
    <style:style style:name="P761"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officeooo:rsid="011adb99" officeooo:paragraph-rsid="011adb99" style:font-name-asian="Ubuntu Mono1" style:font-size-asian="10pt" style:font-name-complex="Ubuntu Mono1" style:font-size-complex="10pt"/>
    </style:style>
    <style:style style:name="P762"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officeooo:rsid="0080e891" officeooo:paragraph-rsid="019372ed" style:font-name-asian="Ubuntu Mono1" style:font-size-asian="10pt" style:font-name-complex="Ubuntu Mono1" style:font-size-complex="10pt"/>
    </style:style>
    <style:style style:name="P763"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fo:language="en" fo:country="GB" fo:font-weight="normal" officeooo:rsid="00c7b19c" officeooo:paragraph-rsid="00c7b19c" style:font-name-asian="Ubuntu Mono1" style:font-size-asian="10pt" style:font-weight-asian="normal" style:font-name-complex="Ubuntu Mono1" style:font-size-complex="10pt" style:font-weight-complex="normal"/>
    </style:style>
    <style:style style:name="P764"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fo:language="en" fo:country="GB" fo:font-weight="normal" officeooo:rsid="01c88c92" officeooo:paragraph-rsid="01c88c92" style:font-name-asian="Ubuntu Mono1" style:font-size-asian="10pt" style:font-weight-asian="normal" style:font-name-complex="Ubuntu Mono1" style:font-size-complex="10pt" style:font-weight-complex="normal"/>
    </style:style>
    <style:style style:name="P765"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fo:language="en" fo:country="GB" fo:font-weight="normal" officeooo:rsid="00c9552e" officeooo:paragraph-rsid="00c7b19c" style:font-name-asian="Ubuntu Mono1" style:font-size-asian="10pt" style:font-weight-asian="normal" style:font-name-complex="Ubuntu Mono1" style:font-size-complex="10pt" style:font-weight-complex="normal"/>
    </style:style>
    <style:style style:name="P766"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fo:language="en" fo:country="GB" fo:font-weight="normal" officeooo:rsid="00a12384" officeooo:paragraph-rsid="00a12384" style:font-name-asian="Ubuntu Mono1" style:font-size-asian="10pt" style:font-weight-asian="normal" style:font-name-complex="Ubuntu Mono1" style:font-size-complex="10pt" style:font-weight-complex="normal"/>
    </style:style>
    <style:style style:name="P767" style:family="paragraph" style:parent-style-name="Standard">
      <style:paragraph-properties fo:line-height="100%" fo:keep-together="always" fo:padding="0cm" fo:border="none" fo:keep-with-next="always">
        <style:tab-stops>
          <style:tab-stop style:position="2.54cm"/>
          <style:tab-stop style:position="8.509cm"/>
          <style:tab-stop style:position="9.462cm"/>
        </style:tab-stops>
      </style:paragraph-properties>
      <style:text-properties style:font-name="Arial1" fo:font-size="10pt" fo:language="en" fo:country="GB" fo:font-weight="normal" officeooo:rsid="0200da2f" officeooo:paragraph-rsid="0200da2f" style:font-name-asian="Ubuntu Mono1" style:font-size-asian="10pt" style:font-weight-asian="normal" style:font-name-complex="Ubuntu Mono1" style:font-size-complex="10pt" style:font-weight-complex="normal"/>
    </style:style>
    <style:style style:name="P768" style:family="paragraph" style:parent-style-name="Standard">
      <style:paragraph-properties fo:line-height="100%" fo:padding="0cm" fo:border="none" fo:keep-with-next="always">
        <style:tab-stops>
          <style:tab-stop style:position="2.54cm"/>
          <style:tab-stop style:position="8.509cm"/>
          <style:tab-stop style:position="9.462cm"/>
        </style:tab-stops>
      </style:paragraph-properties>
      <style:text-properties style:font-name="Arial1" fo:font-size="10pt" fo:language="en" fo:country="GB" officeooo:rsid="0209fdcd" officeooo:paragraph-rsid="0209fdcd" style:font-name-asian="Source Code Pro" style:font-size-asian="10pt" style:font-name-complex="Source Code Pro" style:font-size-complex="10pt"/>
    </style:style>
    <style:style style:name="P769" style:family="paragraph" style:parent-style-name="Preformatted_20_Text">
      <style:paragraph-properties fo:line-height="100%" fo:padding="0cm" fo:border="none">
        <style:tab-stops>
          <style:tab-stop style:position="2.54cm"/>
          <style:tab-stop style:position="8.509cm"/>
          <style:tab-stop style:position="9.462cm"/>
        </style:tab-stops>
      </style:paragraph-properties>
      <style:text-properties style:font-name="Arial1" fo:font-size="10pt" fo:language="en" fo:country="GB" officeooo:rsid="01b62972" officeooo:paragraph-rsid="01c02c3c" style:font-name-asian="Ubuntu Mono1" style:font-size-asian="10pt" style:font-name-complex="Ubuntu Mono1" style:font-size-complex="10pt"/>
    </style:style>
    <style:style style:name="P770" style:family="paragraph" style:parent-style-name="Standard">
      <style:text-properties officeooo:paragraph-rsid="018ad7f8"/>
    </style:style>
    <style:style style:name="P771" style:family="paragraph" style:parent-style-name="Standard">
      <style:text-properties style:font-name="Arial1" fo:font-size="10pt" style:font-name-asian="Ubuntu Mono1" style:font-size-asian="10pt" style:font-name-complex="Ubuntu Mono1" style:font-size-complex="10pt"/>
    </style:style>
    <style:style style:name="P772"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style:font-name-asian="Ubuntu Mono1" style:font-size-asian="10pt" style:font-name-complex="Ubuntu Mono1" style:font-size-complex="10pt"/>
    </style:style>
    <style:style style:name="P773"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paragraph-rsid="018b908b" style:font-name-asian="Ubuntu Mono1" style:font-size-asian="10pt" style:font-name-complex="Ubuntu Mono1" style:font-size-complex="10pt"/>
    </style:style>
    <style:style style:name="P774"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0d4c5c4" officeooo:paragraph-rsid="00d4c5c4" style:font-name-asian="Ubuntu Mono1" style:font-size-asian="10pt" style:font-name-complex="Ubuntu Mono1" style:font-size-complex="10pt"/>
    </style:style>
    <style:style style:name="P775"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0dbe0c2" officeooo:paragraph-rsid="00dbe0c2" style:font-name-asian="Ubuntu Mono1" style:font-size-asian="10pt" style:font-name-complex="Ubuntu Mono1" style:font-size-complex="10pt"/>
    </style:style>
    <style:style style:name="P776"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0e4188b" officeooo:paragraph-rsid="00e4188b" style:font-name-asian="Ubuntu Mono1" style:font-size-asian="10pt" style:font-name-complex="Ubuntu Mono1" style:font-size-complex="10pt"/>
    </style:style>
    <style:style style:name="P777"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0e7f0d1" officeooo:paragraph-rsid="00e7f0d1" style:font-name-asian="Ubuntu Mono1" style:font-size-asian="10pt" style:font-name-complex="Ubuntu Mono1" style:font-size-complex="10pt"/>
    </style:style>
    <style:style style:name="P778"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0e9857d" officeooo:paragraph-rsid="00e9857d" style:font-name-asian="Ubuntu Mono1" style:font-size-asian="10pt" style:font-name-complex="Ubuntu Mono1" style:font-size-complex="10pt"/>
    </style:style>
    <style:style style:name="P779"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0e9c005" officeooo:paragraph-rsid="00e9c005" style:font-name-asian="Ubuntu Mono1" style:font-size-asian="10pt" style:font-name-complex="Ubuntu Mono1" style:font-size-complex="10pt"/>
    </style:style>
    <style:style style:name="P780"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1441406" officeooo:paragraph-rsid="00d4c5c4" style:font-name-asian="Ubuntu Mono1" style:font-size-asian="10pt" style:font-name-complex="Ubuntu Mono1" style:font-size-complex="10pt"/>
    </style:style>
    <style:style style:name="P781"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1441406" officeooo:paragraph-rsid="00dbe0c2" style:font-name-asian="Ubuntu Mono1" style:font-size-asian="10pt" style:font-name-complex="Ubuntu Mono1" style:font-size-complex="10pt"/>
    </style:style>
    <style:style style:name="P782"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1441406" officeooo:paragraph-rsid="00e4188b" style:font-name-asian="Ubuntu Mono1" style:font-size-asian="10pt" style:font-name-complex="Ubuntu Mono1" style:font-size-complex="10pt"/>
    </style:style>
    <style:style style:name="P783"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122d476" style:font-name-asian="Ubuntu Mono1" style:font-size-asian="10pt" style:font-name-complex="Ubuntu Mono1" style:font-size-complex="10pt"/>
    </style:style>
    <style:style style:name="P784" style:family="paragraph" style:parent-style-name="Standard">
      <style:text-properties style:font-name="Arial1" fo:font-size="10pt" officeooo:rsid="01662319" style:font-name-asian="Ubuntu Mono1" style:font-size-asian="10pt" style:font-name-complex="Ubuntu Mono1" style:font-size-complex="10pt"/>
    </style:style>
    <style:style style:name="P785" style:family="paragraph" style:parent-style-name="Standard">
      <style:text-properties style:font-name="Arial1" fo:font-size="10pt" officeooo:rsid="01662319" officeooo:paragraph-rsid="01c24495" style:font-name-asian="Ubuntu Mono1" style:font-size-asian="10pt" style:font-name-complex="Ubuntu Mono1" style:font-size-complex="10pt"/>
    </style:style>
    <style:style style:name="P786" style:family="paragraph" style:parent-style-name="Standard">
      <style:text-properties style:font-name="Arial1" fo:font-size="10pt" officeooo:rsid="01c24495" officeooo:paragraph-rsid="01c24495" style:font-name-asian="Ubuntu Mono1" style:font-size-asian="10pt" style:font-name-complex="Ubuntu Mono1" style:font-size-complex="10pt"/>
    </style:style>
    <style:style style:name="P787" style:family="paragraph" style:parent-style-name="Standard">
      <style:text-properties style:font-name="Arial1" fo:font-size="10pt" officeooo:rsid="00df0e88" style:font-name-asian="Ubuntu Mono1" style:font-size-asian="10pt" style:font-name-complex="Ubuntu Mono1" style:font-size-complex="10pt"/>
    </style:style>
    <style:style style:name="P788" style:family="paragraph" style:parent-style-name="Standard">
      <style:text-properties style:font-name="Arial1" fo:font-size="10pt" officeooo:rsid="00df0e88" officeooo:paragraph-rsid="02310036" style:font-name-asian="Ubuntu Mono1" style:font-size-asian="10pt" style:font-name-complex="Ubuntu Mono1" style:font-size-complex="10pt"/>
    </style:style>
    <style:style style:name="P789" style:family="paragraph" style:parent-style-name="Standard">
      <style:text-properties style:font-name="Arial1" fo:font-size="10pt" officeooo:rsid="01fa33ef" officeooo:paragraph-rsid="01fa33ef" style:font-name-asian="Ubuntu Mono1" style:font-size-asian="10pt" style:font-name-complex="Ubuntu Mono1" style:font-size-complex="10pt"/>
    </style:style>
    <style:style style:name="P790"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205056b" officeooo:paragraph-rsid="0205056b" style:font-name-asian="Ubuntu Mono1" style:font-size-asian="10pt" style:font-name-complex="Ubuntu Mono1" style:font-size-complex="10pt"/>
    </style:style>
    <style:style style:name="P791"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209fdcd" officeooo:paragraph-rsid="0209fdcd" style:font-name-asian="Ubuntu Mono1" style:font-size-asian="10pt" style:font-name-complex="Ubuntu Mono1" style:font-size-complex="10pt"/>
    </style:style>
    <style:style style:name="P792" style:family="paragraph" style:parent-style-name="Standard">
      <style:text-properties style:font-name="Arial1" fo:font-size="10pt" officeooo:rsid="0212ae36" officeooo:paragraph-rsid="0212ae36" style:font-name-asian="Ubuntu Mono1" style:font-size-asian="10pt" style:font-name-complex="Ubuntu Mono1" style:font-size-complex="10pt"/>
    </style:style>
    <style:style style:name="P793" style:family="paragraph" style:parent-style-name="Standard">
      <style:text-properties style:font-name="Arial1" fo:font-size="10pt" officeooo:rsid="02137c0f" officeooo:paragraph-rsid="02137c0f" style:font-name-asian="Ubuntu Mono1" style:font-size-asian="10pt" style:font-name-complex="Ubuntu Mono1" style:font-size-complex="10pt"/>
    </style:style>
    <style:style style:name="P794" style:family="paragraph" style:parent-style-name="Standard">
      <style:text-properties style:font-name="Arial1" fo:font-size="10pt" officeooo:rsid="02155dd5" officeooo:paragraph-rsid="02155dd5" style:font-name-asian="Ubuntu Mono1" style:font-size-asian="10pt" style:font-name-complex="Ubuntu Mono1" style:font-size-complex="10pt"/>
    </style:style>
    <style:style style:name="P795"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officeooo:rsid="02155dd5" officeooo:paragraph-rsid="02155dd5" style:font-name-asian="Ubuntu Mono1" style:font-size-asian="10pt" style:font-name-complex="Ubuntu Mono1" style:font-size-complex="10pt"/>
    </style:style>
    <style:style style:name="P796" style:family="paragraph" style:parent-style-name="Standard">
      <style:text-properties style:font-name="Arial1" fo:font-size="10pt" officeooo:rsid="021678e0" officeooo:paragraph-rsid="021678e0" style:font-name-asian="Ubuntu Mono1" style:font-size-asian="10pt" style:font-name-complex="Ubuntu Mono1" style:font-size-complex="10pt"/>
    </style:style>
    <style:style style:name="P797" style:family="paragraph" style:parent-style-name="Standard">
      <style:text-properties style:font-name="Arial1" fo:font-size="10pt" officeooo:rsid="020d5206" style:font-name-asian="Ubuntu Mono1" style:font-size-asian="10pt" style:font-name-complex="Ubuntu Mono1" style:font-size-complex="10pt"/>
    </style:style>
    <style:style style:name="P798" style:family="paragraph" style:parent-style-name="Standard">
      <style:text-properties style:font-name="Arial1" fo:font-size="10pt" officeooo:rsid="020d5206" officeooo:paragraph-rsid="01c02c3c" style:font-name-asian="Ubuntu Mono1" style:font-size-asian="10pt" style:font-name-complex="Ubuntu Mono1" style:font-size-complex="10pt"/>
    </style:style>
    <style:style style:name="P799" style:family="paragraph" style:parent-style-name="Standard">
      <style:text-properties style:font-name="Arial1" fo:font-size="10pt" officeooo:rsid="020d5206" officeooo:paragraph-rsid="020d5206" style:font-name-asian="Ubuntu Mono1" style:font-size-asian="10pt" style:font-name-complex="Ubuntu Mono1" style:font-size-complex="10pt"/>
    </style:style>
    <style:style style:name="P800" style:family="paragraph" style:parent-style-name="Standard">
      <style:text-properties style:font-name="Arial1" fo:font-size="10pt" officeooo:rsid="021b3396" officeooo:paragraph-rsid="021b3396" style:font-name-asian="Ubuntu Mono1" style:font-size-asian="10pt" style:font-name-complex="Ubuntu Mono1" style:font-size-complex="10pt"/>
    </style:style>
    <style:style style:name="P801" style:family="paragraph" style:parent-style-name="Standard">
      <style:text-properties style:font-name="Arial1" fo:font-size="10pt" officeooo:rsid="007ebc7a" officeooo:paragraph-rsid="019d5036" style:font-name-asian="Ubuntu Mono1" style:font-size-asian="10pt" style:font-name-complex="Ubuntu Mono1" style:font-size-complex="10pt"/>
    </style:style>
    <style:style style:name="P802" style:family="paragraph" style:parent-style-name="Standard">
      <style:text-properties style:font-name="Arial1" fo:font-size="10pt" officeooo:rsid="007ebc7a" officeooo:paragraph-rsid="02375a8c" style:font-name-asian="Ubuntu Mono1" style:font-size-asian="10pt" style:font-name-complex="Ubuntu Mono1" style:font-size-complex="10pt"/>
    </style:style>
    <style:style style:name="P803" style:family="paragraph" style:parent-style-name="Standard">
      <style:text-properties style:font-name="Arial1" fo:font-size="10pt" officeooo:rsid="024e95ba" officeooo:paragraph-rsid="024e95ba" style:font-name-asian="Ubuntu Mono1" style:font-size-asian="10pt" style:font-name-complex="Ubuntu Mono1" style:font-size-complex="10pt"/>
    </style:style>
    <style:style style:name="P804" style:family="paragraph" style:parent-style-name="Standard">
      <style:text-properties style:font-name="Arial1" fo:font-size="10pt" fo:language="en" fo:country="GB" officeooo:paragraph-rsid="01ab41de" style:font-name-asian="Ubuntu Mono1" style:font-size-asian="10pt" style:font-name-complex="Ubuntu Mono1" style:font-size-complex="10pt"/>
    </style:style>
    <style:style style:name="P805" style:family="paragraph" style:parent-style-name="Standard">
      <style:text-properties style:font-name="Arial1" fo:font-size="10pt" fo:language="en" fo:country="GB" officeooo:rsid="0154b551" officeooo:paragraph-rsid="019912e4" style:font-name-asian="Ubuntu Mono1" style:font-size-asian="10pt" style:font-name-complex="Ubuntu Mono1" style:font-size-complex="10pt"/>
    </style:style>
    <style:style style:name="P806" style:family="paragraph" style:parent-style-name="Standard">
      <style:text-properties style:font-name="Arial1" fo:font-size="10pt" fo:language="en" fo:country="GB" officeooo:rsid="008dc6b0" style:font-name-asian="Ubuntu Mono1" style:font-size-asian="10pt" style:font-name-complex="Ubuntu Mono1" style:font-size-complex="10pt"/>
    </style:style>
    <style:style style:name="P807" style:family="paragraph" style:parent-style-name="Standard">
      <style:text-properties style:font-name="Arial1" fo:font-size="10pt" fo:language="en" fo:country="GB" officeooo:rsid="008dc6b0" officeooo:paragraph-rsid="01a27d8e" style:font-name-asian="Ubuntu Mono1" style:font-size-asian="10pt" style:font-name-complex="Ubuntu Mono1" style:font-size-complex="10pt"/>
    </style:style>
    <style:style style:name="P808" style:family="paragraph" style:parent-style-name="Standard">
      <style:text-properties style:font-name="Arial1" fo:font-size="10pt" fo:language="en" fo:country="GB" officeooo:rsid="008dc6b0" officeooo:paragraph-rsid="01f2e304" style:font-name-asian="Ubuntu Mono1" style:font-size-asian="10pt" style:font-name-complex="Ubuntu Mono1" style:font-size-complex="10pt"/>
    </style:style>
    <style:style style:name="P809" style:family="paragraph" style:parent-style-name="Standard">
      <style:text-properties style:font-name="Arial1" fo:font-size="10pt" fo:language="en" fo:country="GB" officeooo:rsid="007bf4e8" style:font-name-asian="Ubuntu Mono1" style:font-size-asian="10pt" style:font-name-complex="Ubuntu Mono1" style:font-size-complex="10pt"/>
    </style:style>
    <style:style style:name="P810" style:family="paragraph" style:parent-style-name="Standard">
      <style:text-properties style:font-name="Arial1" fo:font-size="10pt" fo:language="en" fo:country="GB" officeooo:rsid="007bf4e8" officeooo:paragraph-rsid="01a27d8e" style:font-name-asian="Ubuntu Mono1" style:font-size-asian="10pt" style:font-name-complex="Ubuntu Mono1" style:font-size-complex="10pt"/>
    </style:style>
    <style:style style:name="P811" style:family="paragraph" style:parent-style-name="Standard">
      <style:text-properties style:font-name="Arial1" fo:font-size="10pt" fo:language="en" fo:country="GB" officeooo:rsid="007bf4e8" officeooo:paragraph-rsid="01f2e304" style:font-name-asian="Ubuntu Mono1" style:font-size-asian="10pt" style:font-name-complex="Ubuntu Mono1" style:font-size-complex="10pt"/>
    </style:style>
    <style:style style:name="P812" style:family="paragraph" style:parent-style-name="Standard">
      <style:text-properties style:font-name="Arial1" fo:font-size="10pt" fo:language="en" fo:country="GB" officeooo:rsid="00948448" style:font-name-asian="Ubuntu Mono1" style:font-size-asian="10pt" style:font-name-complex="Ubuntu Mono1" style:font-size-complex="10pt"/>
    </style:style>
    <style:style style:name="P813" style:family="paragraph" style:parent-style-name="Standard">
      <style:text-properties style:font-name="Arial1" fo:font-size="10pt" fo:language="en" fo:country="GB" officeooo:rsid="00948448" officeooo:paragraph-rsid="021644c4" style:font-name-asian="Ubuntu Mono1" style:font-size-asian="10pt" style:font-name-complex="Ubuntu Mono1" style:font-size-complex="10pt"/>
    </style:style>
    <style:style style:name="P814" style:family="paragraph" style:parent-style-name="Standard">
      <style:paragraph-properties fo:line-height="100%">
        <style:tab-stops>
          <style:tab-stop style:position="2.54cm"/>
          <style:tab-stop style:position="8.509cm"/>
          <style:tab-stop style:position="9.462cm"/>
        </style:tab-stops>
      </style:paragraph-properties>
      <style:text-properties style:font-name="Arial1" fo:font-size="10pt" fo:language="en" fo:country="GB" officeooo:rsid="00948448" officeooo:paragraph-rsid="02155dd5" style:font-name-asian="Ubuntu Mono1" style:font-size-asian="10pt" style:font-name-complex="Ubuntu Mono1" style:font-size-complex="10pt"/>
    </style:style>
    <style:style style:name="P815" style:family="paragraph" style:parent-style-name="Standard">
      <style:text-properties style:font-name="Arial1" fo:font-size="10pt" fo:language="en" fo:country="GB" officeooo:rsid="0219f1d1" officeooo:paragraph-rsid="0219f1d1" style:font-name-asian="Ubuntu Mono1" style:font-size-asian="10pt" style:font-name-complex="Ubuntu Mono1" style:font-size-complex="10pt"/>
    </style:style>
    <style:style style:name="P816" style:family="paragraph" style:parent-style-name="Standard">
      <style:text-properties style:font-name="Arial1" fo:font-size="10pt" fo:language="en" fo:country="GB" officeooo:rsid="0219f1d1" officeooo:paragraph-rsid="0239ae11" style:font-name-asian="Ubuntu Mono1" style:font-size-asian="10pt" style:font-name-complex="Ubuntu Mono1" style:font-size-complex="10pt"/>
    </style:style>
    <style:style style:name="P817" style:family="paragraph" style:parent-style-name="Standard">
      <style:text-properties fo:font-variant="normal" fo:text-transform="none" fo:color="#000000" style:text-line-through-style="none" style:text-line-through-type="none" style:font-name="Arial1" fo:font-size="10pt" fo:font-style="normal" style:text-underline-style="none" fo:font-weight="normal" officeooo:rsid="013f7d9b" style:text-blinking="false" fo:background-color="transparent" style:font-size-asian="10pt" style:font-size-complex="10pt"/>
    </style:style>
    <style:style style:name="P818" style:family="paragraph" style:parent-style-name="Standard">
      <style:text-properties fo:font-variant="normal" fo:text-transform="none" fo:color="#000000" style:text-line-through-style="none" style:text-line-through-type="none" style:font-name="Arial1" fo:font-size="10pt" fo:font-style="normal" style:text-underline-style="none" fo:font-weight="normal" officeooo:rsid="013f7d9b" officeooo:paragraph-rsid="022b4a28" style:text-blinking="false" fo:background-color="transparent" style:font-size-asian="10pt" style:font-size-complex="10pt"/>
    </style:style>
    <style:style style:name="P819" style:family="paragraph" style:parent-style-name="Standard">
      <style:text-properties fo:font-variant="normal" fo:text-transform="none" fo:color="#000000" style:text-line-through-style="none" style:text-line-through-type="none" style:font-name="Arial1" fo:font-size="10pt" fo:font-style="normal" style:text-underline-style="none" fo:font-weight="normal" officeooo:rsid="022b4a28" officeooo:paragraph-rsid="022b4a28" style:text-blinking="false" fo:background-color="transparent" style:font-size-asian="10pt" style:font-size-complex="10pt"/>
    </style:style>
    <style:style style:name="P820" style:family="paragraph" style:parent-style-name="Standard">
      <style:text-properties officeooo:paragraph-rsid="0189dcfa"/>
    </style:style>
    <style:style style:name="P821" style:family="paragraph" style:parent-style-name="Standard">
      <style:text-properties officeooo:rsid="0192ebaf" officeooo:paragraph-rsid="019372ed"/>
    </style:style>
    <style:style style:name="P822" style:family="paragraph" style:parent-style-name="Standard">
      <style:text-properties officeooo:paragraph-rsid="019372ed"/>
    </style:style>
    <style:style style:name="P823" style:family="paragraph" style:parent-style-name="Standard">
      <style:text-properties officeooo:paragraph-rsid="019912e4"/>
    </style:style>
    <style:style style:name="P824" style:family="paragraph" style:parent-style-name="Standard">
      <style:text-properties officeooo:rsid="01f2e304" officeooo:paragraph-rsid="01f2e304"/>
    </style:style>
    <style:style style:name="P825" style:family="paragraph" style:parent-style-name="Standard">
      <style:text-properties officeooo:rsid="01a27d8e" officeooo:paragraph-rsid="01a27d8e"/>
    </style:style>
    <style:style style:name="P826" style:family="paragraph" style:parent-style-name="Standard">
      <style:text-properties officeooo:paragraph-rsid="01a01178"/>
    </style:style>
    <style:style style:name="P827" style:family="paragraph" style:parent-style-name="Standard">
      <style:text-properties officeooo:paragraph-rsid="022d0004"/>
    </style:style>
    <style:style style:name="P828" style:family="paragraph" style:parent-style-name="Standard">
      <style:text-properties officeooo:paragraph-rsid="022d3c03"/>
    </style:style>
    <style:style style:name="P829" style:family="paragraph" style:parent-style-name="Standard">
      <style:text-properties officeooo:rsid="021678e0" officeooo:paragraph-rsid="022f2e66"/>
    </style:style>
    <style:style style:name="P830" style:family="paragraph" style:parent-style-name="Standard">
      <style:text-properties officeooo:paragraph-rsid="022f2e66"/>
    </style:style>
    <style:style style:name="P831" style:family="paragraph" style:parent-style-name="Standard">
      <style:text-properties officeooo:paragraph-rsid="02315a18"/>
    </style:style>
    <style:style style:name="P832" style:family="paragraph" style:parent-style-name="Standard">
      <style:text-properties officeooo:paragraph-rsid="0235ce20"/>
    </style:style>
    <style:style style:name="P833" style:family="paragraph" style:parent-style-name="Standard">
      <style:text-properties officeooo:paragraph-rsid="0236ca88"/>
    </style:style>
    <style:style style:name="P834" style:family="paragraph" style:parent-style-name="Standard">
      <style:text-properties officeooo:paragraph-rsid="0238fa98"/>
    </style:style>
    <style:style style:name="P835" style:family="paragraph" style:parent-style-name="Footer">
      <style:text-properties officeooo:rsid="01cb3384" officeooo:paragraph-rsid="01cb3384"/>
    </style:style>
    <style:style style:name="P8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1" fo:font-size="10pt" style:font-name-asian="Ubuntu Mono1" style:font-size-asian="10pt" style:font-name-complex="Ubuntu Mono1" style:font-size-complex="10pt"/>
    </style:style>
    <style:style style:name="P8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1" fo:font-size="10pt" officeooo:paragraph-rsid="019372ed" style:font-name-asian="Ubuntu Mono1" style:font-size-asian="10pt" style:font-name-complex="Ubuntu Mono1" style:font-size-complex="10pt"/>
    </style:style>
    <style:style style:name="P83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2.54cm"/>
        </style:tab-stops>
      </style:paragraph-properties>
      <style:text-properties style:font-name="Arial1" fo:font-size="10pt" officeooo:paragraph-rsid="019912e4" style:font-name-asian="Ubuntu Mono1" style:font-size-asian="10pt" style:font-name-complex="Ubuntu Mono1" style:font-size-complex="10pt"/>
    </style:style>
    <style:style style:name="P83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2.54cm"/>
          <style:tab-stop style:position="8.509cm"/>
          <style:tab-stop style:position="9.462cm"/>
        </style:tab-stops>
      </style:paragraph-properties>
      <style:text-properties style:font-name="Arial1" fo:font-size="10pt" officeooo:paragraph-rsid="01ab41de" style:font-name-asian="Ubuntu Mono1" style:font-size-asian="10pt" style:font-name-complex="Ubuntu Mono1" style:font-size-complex="10pt"/>
    </style:style>
    <style:style style:name="P84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Arial1" fo:font-size="10pt" officeooo:paragraph-rsid="022f2e66" style:font-name-asian="Ubuntu Mono1" style:font-size-asian="10pt" style:font-name-complex="Ubuntu Mono1" style:font-size-complex="10pt"/>
    </style:style>
    <style:style style:name="P841"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style:font-name-asian="Ubuntu Mono1" style:font-size-asian="10pt" style:font-name-complex="Ubuntu Mono1" style:font-size-complex="10pt"/>
    </style:style>
    <style:style style:name="P842"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0d30b2c" officeooo:paragraph-rsid="00d30b2c" style:font-name-asian="Ubuntu Mono1" style:font-size-asian="10pt" style:font-name-complex="Ubuntu Mono1" style:font-size-complex="10pt"/>
    </style:style>
    <style:style style:name="P843"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0d30b2c" officeooo:paragraph-rsid="00d4c5c4" style:font-name-asian="Ubuntu Mono1" style:font-size-asian="10pt" style:font-name-complex="Ubuntu Mono1" style:font-size-complex="10pt"/>
    </style:style>
    <style:style style:name="P844"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0d30b2c" officeooo:paragraph-rsid="0172f991" style:font-name-asian="Ubuntu Mono1" style:font-size-asian="10pt" style:font-name-complex="Ubuntu Mono1" style:font-size-complex="10pt"/>
    </style:style>
    <style:style style:name="P845"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0deae99" officeooo:paragraph-rsid="00deae99" style:font-name-asian="Ubuntu Mono1" style:font-size-asian="10pt" style:font-name-complex="Ubuntu Mono1" style:font-size-complex="10pt"/>
    </style:style>
    <style:style style:name="P846"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0e619a8" officeooo:paragraph-rsid="00e619a8" style:font-name-asian="Ubuntu Mono1" style:font-size-asian="10pt" style:font-name-complex="Ubuntu Mono1" style:font-size-complex="10pt"/>
    </style:style>
    <style:style style:name="P847"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0e7baff" officeooo:paragraph-rsid="00e7baff" style:font-name-asian="Ubuntu Mono1" style:font-size-asian="10pt" style:font-name-complex="Ubuntu Mono1" style:font-size-complex="10pt"/>
    </style:style>
    <style:style style:name="P848"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172f991" officeooo:paragraph-rsid="0172f991" style:font-name-asian="Ubuntu Mono1" style:font-size-asian="10pt" style:font-name-complex="Ubuntu Mono1" style:font-size-complex="10pt"/>
    </style:style>
    <style:style style:name="P849"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172f991" officeooo:paragraph-rsid="00d30b2c" style:font-name-asian="Ubuntu Mono1" style:font-size-asian="10pt" style:font-name-complex="Ubuntu Mono1" style:font-size-complex="10pt"/>
    </style:style>
    <style:style style:name="P850"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1441406" officeooo:paragraph-rsid="0172f991" style:font-name-asian="Ubuntu Mono1" style:font-size-asian="10pt" style:font-name-complex="Ubuntu Mono1" style:font-size-complex="10pt"/>
    </style:style>
    <style:style style:name="P851"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1441406" officeooo:paragraph-rsid="00d30b2c" style:font-name-asian="Ubuntu Mono1" style:font-size-asian="10pt" style:font-name-complex="Ubuntu Mono1" style:font-size-complex="10pt"/>
    </style:style>
    <style:style style:name="P852"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1441406" officeooo:paragraph-rsid="00d4c5c4" style:font-name-asian="Ubuntu Mono1" style:font-size-asian="10pt" style:font-name-complex="Ubuntu Mono1" style:font-size-complex="10pt"/>
    </style:style>
    <style:style style:name="P853"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1441406" officeooo:paragraph-rsid="00deae99" style:font-name-asian="Ubuntu Mono1" style:font-size-asian="10pt" style:font-name-complex="Ubuntu Mono1" style:font-size-complex="10pt"/>
    </style:style>
    <style:style style:name="P854"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1441406" officeooo:paragraph-rsid="00e619a8" style:font-name-asian="Ubuntu Mono1" style:font-size-asian="10pt" style:font-name-complex="Ubuntu Mono1" style:font-size-complex="10pt"/>
    </style:style>
    <style:style style:name="P855"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205056b" officeooo:paragraph-rsid="0205056b" style:font-name-asian="Ubuntu Mono1" style:font-size-asian="10pt" style:font-name-complex="Ubuntu Mono1" style:font-size-complex="10pt"/>
    </style:style>
    <style:style style:name="P856"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208a099" officeooo:paragraph-rsid="0208a099" style:font-name-asian="Ubuntu Mono1" style:font-size-asian="10pt" style:font-name-complex="Ubuntu Mono1" style:font-size-complex="10pt"/>
    </style:style>
    <style:style style:name="P857" style:family="paragraph" style:parent-style-name="Standard">
      <style:paragraph-properties fo:margin-left="0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officeooo:rsid="021644c4" officeooo:paragraph-rsid="021644c4" style:font-name-asian="Ubuntu Mono1" style:font-size-asian="10pt" style:font-name-complex="Ubuntu Mono1" style:font-size-complex="10pt"/>
    </style:style>
    <style:style style:name="P858"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officeooo:rsid="00d0eb09" officeooo:paragraph-rsid="00d0eb09" style:font-name-asian="Source Code Pro" style:font-size-asian="10pt" style:font-name-complex="Source Code Pro" style:font-size-complex="10pt"/>
    </style:style>
    <style:style style:name="P859"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style:font-name-asian="Source Code Pro" style:font-size-asian="10pt" style:font-name-complex="Source Code Pro" style:font-size-complex="10pt"/>
    </style:style>
    <style:style style:name="P860"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fo:language="en" fo:country="GB" officeooo:rsid="00d0eb09" officeooo:paragraph-rsid="00d0eb09" style:font-name-asian="Source Code Pro" style:font-size-asian="10pt" style:font-name-complex="Source Code Pro" style:font-size-complex="10pt"/>
    </style:style>
    <style:style style:name="P861"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fo:language="en" fo:country="GB" officeooo:rsid="01441406" officeooo:paragraph-rsid="00d0eb09" style:font-name-asian="Source Code Pro" style:font-size-asian="10pt" style:font-name-complex="Source Code Pro" style:font-size-complex="10pt"/>
    </style:style>
    <style:style style:name="P862"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fo:language="en" fo:country="GB" officeooo:rsid="0116a2b8" officeooo:paragraph-rsid="00d0eb09" style:font-name-asian="Source Code Pro" style:font-size-asian="10pt" style:font-name-complex="Source Code Pro" style:font-size-complex="10pt"/>
    </style:style>
    <style:style style:name="P863"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fo:language="en" fo:country="GB" officeooo:rsid="00e3dac6" officeooo:paragraph-rsid="00e3dac6" style:font-name-asian="Source Code Pro" style:font-size-asian="10pt" style:font-name-complex="Source Code Pro" style:font-size-complex="10pt"/>
    </style:style>
    <style:style style:name="P864"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fo:language="en" fo:country="GB" officeooo:rsid="00e619a8" officeooo:paragraph-rsid="00e3dac6" style:font-name-asian="Source Code Pro" style:font-size-asian="10pt" style:font-name-complex="Source Code Pro" style:font-size-complex="10pt"/>
    </style:style>
    <style:style style:name="P865"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fo:language="en" fo:country="GB" officeooo:rsid="00e619a8" officeooo:paragraph-rsid="00e54104" style:font-name-asian="Source Code Pro" style:font-size-asian="10pt" style:font-name-complex="Source Code Pro" style:font-size-complex="10pt"/>
    </style:style>
    <style:style style:name="P866" style:family="paragraph" style:parent-style-name="Standard">
      <style:paragraph-properties fo:line-height="100%" fo:keep-with-next="always">
        <style:tab-stops>
          <style:tab-stop style:position="2.54cm"/>
          <style:tab-stop style:position="8.509cm"/>
          <style:tab-stop style:position="9.462cm"/>
        </style:tab-stops>
      </style:paragraph-properties>
      <style:text-properties style:font-name="Arial1" fo:font-size="10pt" fo:language="en" fo:country="GB" officeooo:rsid="00e54104" officeooo:paragraph-rsid="00e54104" style:font-name-asian="Source Code Pro" style:font-size-asian="10pt" style:font-name-complex="Source Code Pro" style:font-size-complex="10pt"/>
    </style:style>
    <style:style style:name="P867" style:family="paragraph" style:parent-style-name="Standard">
      <style:paragraph-properties fo:keep-together="always" fo:keep-with-next="always"/>
    </style:style>
    <style:style style:name="P868" style:family="paragraph" style:parent-style-name="Standard">
      <style:paragraph-properties fo:keep-together="always" fo:keep-with-next="always"/>
      <style:text-properties officeooo:rsid="0200da2f" officeooo:paragraph-rsid="0200da2f"/>
    </style:style>
    <style:style style:name="P869" style:family="paragraph" style:parent-style-name="Standard">
      <style:paragraph-properties fo:line-height="100%" fo:keep-together="always" fo:padding="0.049cm" fo:border="0.06pt solid #000000">
        <style:tab-stops>
          <style:tab-stop style:position="2.54cm"/>
          <style:tab-stop style:position="8.509cm"/>
          <style:tab-stop style:position="9.462cm"/>
        </style:tab-stops>
      </style:paragraph-properties>
      <style:text-properties style:font-name="Arial1" fo:font-size="10pt" officeooo:rsid="01574c5d" officeooo:paragraph-rsid="01b332c5" style:font-name-asian="Ubuntu Mono1" style:font-size-asian="10pt" style:font-name-complex="Ubuntu Mono1" style:font-size-complex="10pt"/>
    </style:style>
    <style:style style:name="P870" style:family="paragraph" style:parent-style-name="Standard">
      <style:paragraph-properties fo:line-height="100%" fo:keep-together="always" fo:padding="0.049cm" fo:border="0.06pt solid #000000">
        <style:tab-stops>
          <style:tab-stop style:position="2.54cm"/>
          <style:tab-stop style:position="8.509cm"/>
          <style:tab-stop style:position="9.462cm"/>
        </style:tab-stops>
      </style:paragraph-properties>
      <style:text-properties style:font-name="Arial1" fo:font-size="10pt" officeooo:rsid="015a50aa" officeooo:paragraph-rsid="01b332c5" style:font-name-asian="Ubuntu Mono1" style:font-size-asian="10pt" style:font-name-complex="Ubuntu Mono1" style:font-size-complex="10pt"/>
    </style:style>
    <style:style style:name="P871" style:family="paragraph" style:parent-style-name="Standard">
      <style:paragraph-properties fo:line-height="100%" fo:keep-together="always" fo:padding="0.049cm" fo:border="0.06pt solid #000000">
        <style:tab-stops>
          <style:tab-stop style:position="2.54cm"/>
          <style:tab-stop style:position="8.509cm"/>
          <style:tab-stop style:position="9.462cm"/>
        </style:tab-stops>
      </style:paragraph-properties>
      <style:text-properties style:font-name="Arial1" fo:font-size="10pt" fo:font-weight="normal" officeooo:rsid="015a50aa" officeooo:paragraph-rsid="01b332c5" style:font-name-asian="Ubuntu Mono1" style:font-size-asian="10pt" style:font-weight-asian="normal" style:font-name-complex="Ubuntu Mono1" style:font-size-complex="10pt" style:font-weight-complex="normal"/>
    </style:style>
    <style:style style:name="P872" style:family="paragraph" style:parent-style-name="Standard">
      <style:paragraph-properties fo:line-height="100%" fo:keep-together="always" fo:padding="0.049cm" fo:border="0.06pt solid #000000">
        <style:tab-stops>
          <style:tab-stop style:position="2.54cm"/>
          <style:tab-stop style:position="8.509cm"/>
          <style:tab-stop style:position="9.462cm"/>
        </style:tab-stops>
      </style:paragraph-properties>
      <style:text-properties style:font-name="Arial1" fo:font-size="10pt" fo:font-weight="normal" officeooo:rsid="015f92fb" officeooo:paragraph-rsid="01b332c5" style:font-name-asian="Ubuntu Mono1" style:font-size-asian="10pt" style:font-weight-asian="normal" style:font-name-complex="Ubuntu Mono1" style:font-size-complex="10pt" style:font-weight-complex="normal"/>
    </style:style>
    <style:style style:name="P873" style:family="paragraph" style:parent-style-name="Standard">
      <style:paragraph-properties fo:line-height="100%" fo:padding="0.049cm" fo:border="0.06pt solid #000000">
        <style:tab-stops>
          <style:tab-stop style:position="2.54cm"/>
          <style:tab-stop style:position="8.509cm"/>
          <style:tab-stop style:position="9.462cm"/>
        </style:tab-stops>
      </style:paragraph-properties>
      <style:text-properties style:font-name="Arial1" fo:font-size="10pt" fo:font-weight="normal" officeooo:rsid="015f92fb" officeooo:paragraph-rsid="01b332c5" style:font-name-asian="Ubuntu Mono1" style:font-size-asian="10pt" style:font-weight-asian="normal" style:font-name-complex="Ubuntu Mono1" style:font-size-complex="10pt" style:font-weight-complex="normal"/>
    </style:style>
    <style:style style:name="P874" style:family="paragraph" style:parent-style-name="Standard">
      <style:paragraph-properties fo:line-height="100%" fo:keep-together="always" fo:padding="0.049cm" fo:border="0.06pt solid #000000">
        <style:tab-stops>
          <style:tab-stop style:position="2.54cm"/>
          <style:tab-stop style:position="8.509cm"/>
          <style:tab-stop style:position="9.462cm"/>
        </style:tab-stops>
      </style:paragraph-properties>
      <style:text-properties style:font-name="Arial1" fo:font-size="10pt" fo:font-weight="normal" officeooo:rsid="01793a60" officeooo:paragraph-rsid="01b332c5" style:font-name-asian="Ubuntu Mono1" style:font-size-asian="10pt" style:font-weight-asian="normal" style:font-name-complex="Ubuntu Mono1" style:font-size-complex="10pt" style:font-weight-complex="normal"/>
    </style:style>
    <style:style style:name="P875" style:family="paragraph" style:parent-style-name="Standard">
      <style:paragraph-properties fo:line-height="100%" fo:keep-together="always" fo:padding="0.049cm" fo:border="0.06pt solid #000000">
        <style:tab-stops>
          <style:tab-stop style:position="2.54cm"/>
          <style:tab-stop style:position="8.509cm"/>
          <style:tab-stop style:position="9.462cm"/>
        </style:tab-stops>
      </style:paragraph-properties>
      <style:text-properties style:font-name="Arial1" fo:font-size="10pt" fo:font-weight="normal" officeooo:rsid="015f1a7a" officeooo:paragraph-rsid="01d6e803" style:font-name-asian="Ubuntu Mono1" style:font-size-asian="10pt" style:font-weight-asian="normal" style:font-name-complex="Ubuntu Mono1" style:font-size-complex="10pt" style:font-weight-complex="normal"/>
    </style:style>
    <style:style style:name="P876" style:family="paragraph" style:parent-style-name="Standard">
      <style:paragraph-properties fo:line-height="100%" fo:padding="0.049cm" fo:border="0.06pt solid #000000">
        <style:tab-stops>
          <style:tab-stop style:position="2.54cm"/>
          <style:tab-stop style:position="8.509cm"/>
          <style:tab-stop style:position="9.462cm"/>
        </style:tab-stops>
      </style:paragraph-properties>
      <style:text-properties style:font-name="Arial1" fo:font-size="10pt" fo:font-weight="normal" officeooo:rsid="01d6e803" officeooo:paragraph-rsid="01d6e803" style:font-name-asian="Ubuntu Mono1" style:font-size-asian="10pt" style:font-weight-asian="normal" style:font-name-complex="Ubuntu Mono1" style:font-size-complex="10pt" style:font-weight-complex="normal"/>
    </style:style>
    <style:style style:name="P877" style:family="paragraph" style:parent-style-name="Standard">
      <style:paragraph-properties fo:line-height="100%" fo:padding="0.049cm" fo:border="0.06pt solid #000000">
        <style:tab-stops>
          <style:tab-stop style:position="2.54cm"/>
          <style:tab-stop style:position="8.509cm"/>
          <style:tab-stop style:position="9.462cm"/>
        </style:tab-stops>
      </style:paragraph-properties>
      <style:text-properties style:font-name="Arial1" fo:font-size="10pt" fo:font-weight="normal" officeooo:rsid="01d6f640" officeooo:paragraph-rsid="01d6f640" style:font-name-asian="Ubuntu Mono1" style:font-size-asian="10pt" style:font-weight-asian="normal" style:font-name-complex="Ubuntu Mono1" style:font-size-complex="10pt" style:font-weight-complex="normal"/>
    </style:style>
    <style:style style:name="P878" style:family="paragraph" style:parent-style-name="Standard">
      <style:paragraph-properties fo:line-height="100%" fo:padding="0.049cm" fo:border="none">
        <style:tab-stops>
          <style:tab-stop style:position="2.54cm"/>
          <style:tab-stop style:position="8.509cm"/>
          <style:tab-stop style:position="9.462cm"/>
        </style:tab-stops>
      </style:paragraph-properties>
      <style:text-properties style:font-name="Arial1" fo:font-size="10pt" fo:language="en" fo:country="GB" officeooo:rsid="01b7f2e7" officeooo:paragraph-rsid="01b7f2e7" style:font-name-asian="Ubuntu Mono1" style:font-size-asian="10pt" style:font-name-complex="Ubuntu Mono1" style:font-size-complex="10pt"/>
    </style:style>
    <style:style style:name="P879" style:family="paragraph" style:parent-style-name="Standard">
      <style:paragraph-properties fo:line-height="100%" fo:padding="0.049cm" fo:border="none">
        <style:tab-stops>
          <style:tab-stop style:position="2.54cm"/>
          <style:tab-stop style:position="8.509cm"/>
          <style:tab-stop style:position="9.462cm"/>
        </style:tab-stops>
      </style:paragraph-properties>
      <style:text-properties style:font-name="Arial1" fo:font-size="10pt" fo:language="en" fo:country="GB" officeooo:rsid="01b8d4d0" officeooo:paragraph-rsid="01c02c3c" style:font-name-asian="Ubuntu Mono1" style:font-size-asian="10pt" style:font-name-complex="Ubuntu Mono1" style:font-size-complex="10pt"/>
    </style:style>
    <style:style style:name="P880" style:family="paragraph" style:parent-style-name="Standard">
      <style:paragraph-properties fo:line-height="100%" fo:padding="0.049cm" fo:border="none">
        <style:tab-stops>
          <style:tab-stop style:position="2.54cm"/>
          <style:tab-stop style:position="8.509cm"/>
          <style:tab-stop style:position="9.462cm"/>
        </style:tab-stops>
      </style:paragraph-properties>
      <style:text-properties style:font-name="Arial1" fo:font-size="10pt" fo:language="en" fo:country="GB" officeooo:rsid="01b62972" officeooo:paragraph-rsid="01c02c3c" style:font-name-asian="Ubuntu Mono1" style:font-size-asian="10pt" style:font-name-complex="Ubuntu Mono1" style:font-size-complex="10pt"/>
    </style:style>
    <style:style style:name="P881" style:family="paragraph" style:parent-style-name="Standard">
      <style:paragraph-properties fo:line-height="100%" fo:text-align="start" style:justify-single-word="false" fo:padding="0.049cm" fo:border="none">
        <style:tab-stops>
          <style:tab-stop style:position="2.54cm"/>
          <style:tab-stop style:position="8.509cm"/>
          <style:tab-stop style:position="9.462cm"/>
        </style:tab-stops>
      </style:paragraph-properties>
      <style:text-properties fo:color="#000000" style:text-outline="false" style:text-line-through-style="none" style:text-line-through-type="none" style:font-name="Arial1" fo:font-size="10pt" fo:language="en" fo:country="GB" fo:font-style="normal" fo:text-shadow="none" style:text-underline-style="none" fo:font-weight="normal"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882" style:family="paragraph" style:parent-style-name="Preformatted_20_Text">
      <style:paragraph-properties fo:margin-left="1.27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fo:language="en" fo:country="GB" fo:font-style="normal" fo:font-weight="normal" officeooo:rsid="01b62972" officeooo:paragraph-rsid="01c02c3c" style:font-name-asian="Ubuntu Mono1" style:font-size-asian="10pt" style:font-name-complex="Ubuntu Mono1" style:font-size-complex="10pt"/>
    </style:style>
    <style:style style:name="P883" style:family="paragraph" style:parent-style-name="Preformatted_20_Text">
      <style:paragraph-properties fo:margin-left="1.27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fo:language="en" fo:country="GB" fo:font-style="normal" fo:font-weight="normal" officeooo:rsid="01b9eeb8" officeooo:paragraph-rsid="01c02c3c" style:font-name-asian="Ubuntu Mono1" style:font-size-asian="10pt" style:font-name-complex="Ubuntu Mono1" style:font-size-complex="10pt"/>
    </style:style>
    <style:style style:name="P884" style:family="paragraph" style:parent-style-name="Preformatted_20_Text">
      <style:paragraph-properties fo:margin-left="1.27cm" fo:margin-right="0cm" fo:line-height="100%" fo:text-indent="0cm" style:auto-text-indent="false" fo:padding="0cm" fo:border="none">
        <style:tab-stops>
          <style:tab-stop style:position="2.54cm"/>
          <style:tab-stop style:position="8.509cm"/>
          <style:tab-stop style:position="9.462cm"/>
        </style:tab-stops>
      </style:paragraph-properties>
      <style:text-properties style:font-name="Arial1" fo:font-size="10pt" fo:language="en" fo:country="GB" officeooo:rsid="01b62972" officeooo:paragraph-rsid="01c02c3c" style:font-name-asian="Ubuntu Mono1" style:font-size-asian="10pt" style:font-name-complex="Ubuntu Mono1" style:font-size-complex="10pt"/>
    </style:style>
    <style:style style:name="P885" style:family="paragraph" style:parent-style-name="Preformatted_20_Text">
      <style:paragraph-properties fo:margin-left="1.27cm" fo:margin-right="0cm" fo:line-height="100%" fo:text-indent="0cm" style:auto-text-indent="false" fo:padding="0cm" fo:border="none">
        <style:tab-stops>
          <style:tab-stop style:position="2.54cm"/>
          <style:tab-stop style:position="8.509cm"/>
          <style:tab-stop style:position="9.462cm"/>
        </style:tab-stops>
      </style:paragraph-properties>
      <style:text-properties fo:color="#000000" style:text-outline="false" style:text-line-through-style="none" style:text-line-through-type="none" style:font-name="Arial1" fo:font-size="10pt" fo:language="en" fo:country="GB" fo:font-style="normal" fo:text-shadow="none" style:text-underline-style="none" fo:font-weight="normal" officeooo:rsid="01b62972"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886" style:family="paragraph" style:parent-style-name="Standard" style:master-page-name="">
      <style:paragraph-properties fo:line-height="100%" fo:keep-together="always" style:page-number="auto" fo:padding="0cm" fo:border="none">
        <style:tab-stops>
          <style:tab-stop style:position="2.54cm"/>
          <style:tab-stop style:position="8.509cm"/>
          <style:tab-stop style:position="9.462cm"/>
        </style:tab-stops>
      </style:paragraph-properties>
      <style:text-properties style:font-name="Arial1" fo:font-size="10pt" officeooo:rsid="010b48dc" officeooo:paragraph-rsid="010b48dc" style:font-name-asian="Ubuntu Mono1" style:font-size-asian="10pt" style:font-name-complex="Ubuntu Mono1" style:font-size-complex="10pt"/>
    </style:style>
    <style:style style:name="P887"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02c3c"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888" style:family="paragraph" style:parent-style-name="Text_20_body">
      <style:paragraph-properties fo:margin-top="0cm" fo:margin-bottom="0cm" loext:contextual-spacing="false" fo:line-height="100%"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ddaee" officeooo:paragraph-rsid="0246a703"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889" style:family="paragraph" style:parent-style-name="Text_20_body">
      <style:paragraph-properties fo:margin-top="0cm" fo:margin-bottom="0cm" loext:contextual-spacing="false" fo:line-height="100%"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ddaee" officeooo:paragraph-rsid="01c02c3c"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890" style:family="paragraph" style:parent-style-name="Text_20_body">
      <style:paragraph-properties fo:margin-top="0cm" fo:margin-bottom="0cm" loext:contextual-spacing="false" fo:line-height="100%"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ddaee" officeooo:paragraph-rsid="01be74f5" style:font-name-asian="Ubuntu Mono1" style:font-size-asian="10pt" style:font-style-asian="normal" style:font-weight-asian="normal" style:font-name-complex="Ubuntu Mono1" style:font-size-complex="10pt" style:font-style-complex="normal" style:font-weight-complex="normal" style:text-overline-style="none" style:text-overline-color="font-color"/>
    </style:style>
    <style:style style:name="P891" style:family="paragraph" style:parent-style-name="Text_20_body">
      <style:paragraph-properties fo:margin-top="0cm" fo:margin-bottom="0cm" loext:contextual-spacing="false" fo:line-height="100%"/>
      <style:text-properties officeooo:rsid="01bddaee" officeooo:paragraph-rsid="01bddaee"/>
    </style:style>
    <style:style style:name="P892" style:family="paragraph" style:parent-style-name="Standard">
      <style:text-properties fo:font-size="10pt" style:font-size-asian="10pt" style:font-size-complex="10pt"/>
    </style:style>
    <style:style style:name="P893"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normal" officeooo:rsid="00d53492" officeooo:paragraph-rsid="0249b284" style:font-name-asian="Ubuntu Mono1" style:font-size-asian="10pt" style:font-weight-asian="normal" style:font-name-complex="Ubuntu Mono1" style:font-size-complex="10pt" style:font-weight-complex="normal"/>
    </style:style>
    <style:style style:name="P894" style:family="paragraph" style:parent-style-name="Standard">
      <style:paragraph-properties fo:line-height="100%" fo:padding="0cm" fo:border="none">
        <style:tab-stops>
          <style:tab-stop style:position="2.54cm"/>
          <style:tab-stop style:position="8.509cm"/>
          <style:tab-stop style:position="9.462cm"/>
        </style:tab-stops>
      </style:paragraph-properties>
      <style:text-properties style:font-name="Arial1" fo:font-size="10pt" fo:font-weight="bold" officeooo:paragraph-rsid="0249b284" style:font-name-asian="Ubuntu Mono1" style:font-size-asian="10pt" style:font-weight-asian="bold" style:font-name-complex="Ubuntu Mono1" style:font-size-complex="10pt"/>
    </style:style>
    <style:style style:name="P895" style:family="paragraph" style:parent-style-name="Standard" style:list-style-name="WWNum1">
      <style:paragraph-properties fo:margin-left="2.54cm" fo:margin-right="0cm" fo:line-height="100%" fo:text-indent="-0.635cm" style:auto-text-indent="false" fo:padding="0cm" fo:border="none">
        <style:tab-stops>
          <style:tab-stop style:position="2.54cm"/>
          <style:tab-stop style:position="8.509cm"/>
          <style:tab-stop style:position="9.462cm"/>
        </style:tab-stops>
      </style:paragraph-properties>
      <style:text-properties style:font-name="Arial1" fo:font-size="10pt" officeooo:paragraph-rsid="019912e4" style:font-name-asian="Ubuntu Mono1" style:font-size-asian="10pt" style:font-name-complex="Ubuntu Mono1" style:font-size-complex="10pt"/>
    </style:style>
    <style:style style:name="P896" style:family="paragraph" style:parent-style-name="Heading_20_1">
      <style:text-properties officeooo:paragraph-rsid="0249b284"/>
    </style:style>
    <style:style style:name="P897" style:family="paragraph" style:parent-style-name="Heading_20_1">
      <style:text-properties officeooo:rsid="01294f57" officeooo:paragraph-rsid="0239ae11"/>
    </style:style>
    <style:style style:name="P898" style:family="paragraph" style:parent-style-name="Heading_20_1" style:master-page-name="Standard">
      <style:paragraph-properties fo:text-align="start" style:justify-single-word="false" style:page-number="1" fo:padding="0cm" fo:border="none">
        <style:tab-stops>
          <style:tab-stop style:position="2.54cm"/>
          <style:tab-stop style:position="8.509cm"/>
          <style:tab-stop style:position="9.462cm"/>
        </style:tab-stops>
      </style:paragraph-properties>
      <style:text-properties style:font-name="Arial1"/>
    </style:style>
    <style:style style:name="P899" style:family="paragraph" style:parent-style-name="Heading_20_1">
      <style:paragraph-properties fo:break-before="page"/>
      <style:text-properties officeooo:paragraph-rsid="022b4a28"/>
    </style:style>
    <style:style style:name="P900" style:family="paragraph" style:parent-style-name="Heading_20_2">
      <style:text-properties officeooo:paragraph-rsid="02505e2e"/>
    </style:style>
    <style:style style:name="P901" style:family="paragraph" style:parent-style-name="Heading_20_2">
      <style:text-properties officeooo:paragraph-rsid="0249b284"/>
    </style:style>
    <style:style style:name="P902" style:family="paragraph" style:parent-style-name="Heading_20_2">
      <style:text-properties officeooo:rsid="0241e76c" officeooo:paragraph-rsid="0241e76c"/>
    </style:style>
    <style:style style:name="P903" style:family="paragraph" style:parent-style-name="Heading_20_2">
      <style:text-properties officeooo:paragraph-rsid="0241e76c"/>
    </style:style>
    <style:style style:name="P904" style:family="paragraph" style:parent-style-name="Heading_20_2">
      <style:text-properties officeooo:paragraph-rsid="022d0004"/>
    </style:style>
    <style:style style:name="P905" style:family="paragraph" style:parent-style-name="Heading_20_2">
      <style:text-properties officeooo:paragraph-rsid="022d3c03"/>
    </style:style>
    <style:style style:name="P906" style:family="paragraph" style:parent-style-name="Heading_20_2">
      <style:text-properties officeooo:paragraph-rsid="022f2e66"/>
    </style:style>
    <style:style style:name="P907" style:family="paragraph" style:parent-style-name="Heading_20_2">
      <style:text-properties officeooo:paragraph-rsid="02315a18"/>
    </style:style>
    <style:style style:name="P908" style:family="paragraph" style:parent-style-name="Heading_20_2">
      <style:text-properties officeooo:paragraph-rsid="02344fc1"/>
    </style:style>
    <style:style style:name="P909" style:family="paragraph" style:parent-style-name="Heading_20_2">
      <style:text-properties officeooo:paragraph-rsid="0235ce20"/>
    </style:style>
    <style:style style:name="P910" style:family="paragraph" style:parent-style-name="Heading_20_2">
      <style:text-properties officeooo:paragraph-rsid="0236ca88"/>
    </style:style>
    <style:style style:name="P911" style:family="paragraph" style:parent-style-name="Heading_20_2">
      <style:text-properties officeooo:paragraph-rsid="02375a8c"/>
    </style:style>
    <style:style style:name="P912" style:family="paragraph" style:parent-style-name="Heading_20_2">
      <style:text-properties officeooo:paragraph-rsid="0238fa98"/>
    </style:style>
    <style:style style:name="P913" style:family="paragraph" style:parent-style-name="Heading_20_2">
      <style:text-properties officeooo:rsid="024b77e6" officeooo:paragraph-rsid="024b77e6"/>
    </style:style>
    <style:style style:name="P914" style:family="paragraph" style:parent-style-name="Heading_20_2">
      <style:text-properties officeooo:rsid="024bb618" officeooo:paragraph-rsid="024bb618"/>
    </style:style>
    <style:style style:name="P915" style:family="paragraph" style:parent-style-name="Heading_20_2">
      <style:text-properties officeooo:paragraph-rsid="024bb618"/>
    </style:style>
    <style:style style:name="P916" style:family="paragraph" style:parent-style-name="Heading_20_2">
      <style:paragraph-properties fo:break-before="page"/>
    </style:style>
    <style:style style:name="P917" style:family="paragraph" style:parent-style-name="Heading_20_2">
      <style:paragraph-properties fo:break-before="page"/>
      <style:text-properties officeooo:rsid="024b77e6" officeooo:paragraph-rsid="024b77e6"/>
    </style:style>
    <style:style style:name="P918" style:family="paragraph" style:parent-style-name="Heading_20_3">
      <style:text-properties officeooo:rsid="0239ae11" officeooo:paragraph-rsid="0239ae11"/>
    </style:style>
    <style:style style:name="T1" style:family="text">
      <style:text-properties officeooo:rsid="024fb0f7"/>
    </style:style>
    <style:style style:name="T2" style:family="text">
      <style:text-properties officeooo:rsid="02479819"/>
    </style:style>
    <style:style style:name="T3" style:family="text">
      <style:text-properties fo:font-size="10pt" style:font-name-asian="Ubuntu Mono1" style:font-size-asian="10pt" style:font-name-complex="Ubuntu Mono1" style:font-size-complex="10pt"/>
    </style:style>
    <style:style style:name="T4" style:family="text">
      <style:text-properties fo:font-size="10pt" officeooo:rsid="00a78db1" style:font-name-asian="Ubuntu Mono1" style:font-size-asian="10pt" style:font-name-complex="Ubuntu Mono1" style:font-size-complex="10pt"/>
    </style:style>
    <style:style style:name="T5" style:family="text">
      <style:text-properties fo:font-size="10pt" officeooo:rsid="01c6cd47" style:font-name-asian="Ubuntu Mono1" style:font-size-asian="10pt" style:font-name-complex="Ubuntu Mono1" style:font-size-complex="10pt"/>
    </style:style>
    <style:style style:name="T6" style:family="text">
      <style:text-properties fo:color="#1155cc" style:font-name="Arial1" fo:font-size="10pt" style:text-underline-style="solid" style:text-underline-width="auto" style:text-underline-color="font-color" style:font-name-asian="Ubuntu Mono1" style:font-size-asian="10pt" style:font-name-complex="Ubuntu Mono1" style:font-size-complex="10pt"/>
    </style:style>
    <style:style style:name="T7" style:family="text">
      <style:text-properties officeooo:rsid="001def59"/>
    </style:style>
    <style:style style:name="T8" style:family="text">
      <style:text-properties fo:font-size="9pt" fo:language="en" fo:country="GB" officeooo:rsid="010e1349" style:font-size-asian="9pt" style:font-size-complex="9pt"/>
    </style:style>
    <style:style style:name="T9" style:family="text">
      <style:text-properties fo:font-size="9pt" fo:language="en" fo:country="GB" officeooo:rsid="010e2282" style:font-size-asian="9pt" style:font-size-complex="9pt"/>
    </style:style>
    <style:style style:name="T10" style:family="text">
      <style:text-properties style:font-name="Arial1" fo:font-size="10pt" style:font-name-asian="Ubuntu Mono1" style:font-size-asian="10pt" style:font-name-complex="Ubuntu Mono1" style:font-size-complex="10pt"/>
    </style:style>
    <style:style style:name="T11" style:family="text">
      <style:text-properties style:font-name="Arial1" fo:font-size="10pt" officeooo:rsid="00cc9e0a" style:font-name-asian="Ubuntu Mono1" style:font-size-asian="10pt" style:font-name-complex="Ubuntu Mono1" style:font-size-complex="10pt"/>
    </style:style>
    <style:style style:name="T12" style:family="text">
      <style:text-properties style:font-name="Arial1" fo:font-size="10pt" officeooo:rsid="00fb92d4" style:font-name-asian="Ubuntu Mono1" style:font-size-asian="10pt" style:font-name-complex="Ubuntu Mono1" style:font-size-complex="10pt"/>
    </style:style>
    <style:style style:name="T13" style:family="text">
      <style:text-properties style:font-name="Arial1" fo:font-size="10pt" officeooo:rsid="00fc713f" style:font-name-asian="Ubuntu Mono1" style:font-size-asian="10pt" style:font-name-complex="Ubuntu Mono1" style:font-size-complex="10pt"/>
    </style:style>
    <style:style style:name="T14" style:family="text">
      <style:text-properties style:font-name="Arial1" fo:font-size="10pt" officeooo:rsid="00fdd34f" style:font-name-asian="Ubuntu Mono1" style:font-size-asian="10pt" style:font-name-complex="Ubuntu Mono1" style:font-size-complex="10pt"/>
    </style:style>
    <style:style style:name="T15" style:family="text">
      <style:text-properties style:font-name="Arial1" fo:font-size="10pt" officeooo:rsid="011d2bcb" style:font-name-asian="Ubuntu Mono1" style:font-size-asian="10pt" style:font-name-complex="Ubuntu Mono1" style:font-size-complex="10pt"/>
    </style:style>
    <style:style style:name="T16" style:family="text">
      <style:text-properties style:font-name="Arial1" fo:font-size="10pt" officeooo:rsid="00ff7fd3" style:font-name-asian="Ubuntu Mono1" style:font-size-asian="10pt" style:font-name-complex="Ubuntu Mono1" style:font-size-complex="10pt"/>
    </style:style>
    <style:style style:name="T17" style:family="text">
      <style:text-properties style:font-name="Arial1" fo:font-size="10pt" fo:language="en" fo:country="GB" style:font-name-asian="Ubuntu Mono1" style:font-size-asian="10pt" style:font-name-complex="Ubuntu Mono1" style:font-size-complex="10pt"/>
    </style:style>
    <style:style style:name="T18" style:family="text">
      <style:text-properties style:font-name="Arial1" fo:font-size="10pt" fo:language="en" fo:country="GB" officeooo:rsid="002ba37e" style:font-name-asian="Ubuntu Mono1" style:font-size-asian="10pt" style:font-name-complex="Ubuntu Mono1" style:font-size-complex="10pt"/>
    </style:style>
    <style:style style:name="T19" style:family="text">
      <style:text-properties style:font-name="Arial1" fo:font-size="10pt" fo:language="en" fo:country="GB" officeooo:rsid="007bf4e8" style:font-name-asian="Ubuntu Mono1" style:font-size-asian="10pt" style:font-name-complex="Ubuntu Mono1" style:font-size-complex="10pt"/>
    </style:style>
    <style:style style:name="T20" style:family="text">
      <style:text-properties style:font-name="Arial1" fo:font-size="10pt" fo:language="en" fo:country="GB" officeooo:rsid="008f92c8" style:font-name-asian="Ubuntu Mono1" style:font-size-asian="10pt" style:font-name-complex="Ubuntu Mono1" style:font-size-complex="10pt"/>
    </style:style>
    <style:style style:name="T21" style:family="text">
      <style:text-properties style:font-name="Arial1" fo:font-size="10pt" fo:language="en" fo:country="GB" officeooo:rsid="00d4c5c4" style:font-name-asian="Ubuntu Mono1" style:font-size-asian="10pt" style:font-name-complex="Ubuntu Mono1" style:font-size-complex="10pt"/>
    </style:style>
    <style:style style:name="T22" style:family="text">
      <style:text-properties style:font-name="Arial1" fo:font-size="10pt" fo:language="en" fo:country="GB" officeooo:rsid="00d53492" style:font-name-asian="Ubuntu Mono1" style:font-size-asian="10pt" style:font-name-complex="Ubuntu Mono1" style:font-size-complex="10pt"/>
    </style:style>
    <style:style style:name="T23" style:family="text">
      <style:text-properties style:font-name="Arial1" fo:font-size="10pt" fo:language="en" fo:country="GB" officeooo:rsid="00fc713f" style:font-name-asian="Ubuntu Mono1" style:font-size-asian="10pt" style:font-name-complex="Ubuntu Mono1" style:font-size-complex="10pt"/>
    </style:style>
    <style:style style:name="T24" style:family="text">
      <style:text-properties style:font-name="Arial1" fo:font-size="10pt" fo:language="en" fo:country="GB" officeooo:rsid="01a01178" style:font-name-asian="Ubuntu Mono1" style:font-size-asian="10pt" style:font-name-complex="Ubuntu Mono1" style:font-size-complex="10pt"/>
    </style:style>
    <style:style style:name="T25" style:family="text">
      <style:text-properties style:font-name="Arial1" style:font-name-asian="Ubuntu Mono1" style:font-name-complex="Ubuntu Mono1"/>
    </style:style>
    <style:style style:name="T26" style:family="text">
      <style:text-properties fo:color="#000000"/>
    </style:style>
    <style:style style:name="T27" style:family="text">
      <style:text-properties fo:color="#000000" fo:font-size="10pt" style:text-underline-style="none" style:font-name-asian="Ubuntu Mono1" style:font-size-asian="10pt" style:font-name-complex="Ubuntu Mono1" style:font-size-complex="10pt"/>
    </style:style>
    <style:style style:name="T28" style:family="text">
      <style:text-properties fo:color="#000000" fo:font-size="10pt" style:text-underline-style="none" officeooo:rsid="00dc5b1b" style:font-name-asian="Ubuntu Mono1" style:font-size-asian="10pt" style:font-name-complex="Ubuntu Mono1" style:font-size-complex="10pt"/>
    </style:style>
    <style:style style:name="T29" style:family="text">
      <style:text-properties fo:color="#000000" style:font-name="Arial1" fo:font-size="10pt" style:font-name-asian="Ubuntu Mono1" style:font-size-asian="10pt" style:font-name-complex="Ubuntu Mono1" style:font-size-complex="10pt"/>
    </style:style>
    <style:style style:name="T30" style:family="text">
      <style:text-properties fo:color="#000000" officeooo:rsid="013757d0"/>
    </style:style>
    <style:style style:name="T31" style:family="text">
      <style:text-properties fo:color="#000000" officeooo:rsid="010dc726"/>
    </style:style>
    <style:style style:name="T32" style:family="text">
      <style:text-properties fo:language="en" fo:country="GB"/>
    </style:style>
    <style:style style:name="T33" style:family="text">
      <style:text-properties fo:language="en" fo:country="GB" officeooo:rsid="00229871"/>
    </style:style>
    <style:style style:name="T34" style:family="text">
      <style:text-properties fo:language="en" fo:country="GB" officeooo:rsid="0022c744"/>
    </style:style>
    <style:style style:name="T35" style:family="text">
      <style:text-properties fo:language="en" fo:country="GB" officeooo:rsid="004a268b"/>
    </style:style>
    <style:style style:name="T36" style:family="text">
      <style:text-properties fo:language="en" fo:country="GB" officeooo:rsid="004f2fab"/>
    </style:style>
    <style:style style:name="T37" style:family="text">
      <style:text-properties fo:language="en" fo:country="GB" officeooo:rsid="0089f7d8" style:font-name-asian="Ubuntu Mono1" style:font-size-asian="10pt" style:font-name-complex="Ubuntu Mono1" style:font-size-complex="10pt"/>
    </style:style>
    <style:style style:name="T38" style:family="text">
      <style:text-properties fo:language="en" fo:country="GB" fo:font-weight="normal" officeooo:rsid="009fe04f" style:font-weight-asian="normal" style:font-weight-complex="normal"/>
    </style:style>
    <style:style style:name="T39" style:family="text">
      <style:text-properties fo:language="en" fo:country="GB" officeooo:rsid="00a9e8eb"/>
    </style:style>
    <style:style style:name="T40" style:family="text">
      <style:text-properties fo:language="en" fo:country="GB" officeooo:rsid="00b36f09"/>
    </style:style>
    <style:style style:name="T41" style:family="text">
      <style:text-properties fo:language="en" fo:country="GB" officeooo:rsid="00bdd52a"/>
    </style:style>
    <style:style style:name="T42" style:family="text">
      <style:text-properties fo:language="en" fo:country="GB" officeooo:rsid="00c9552e"/>
    </style:style>
    <style:style style:name="T43" style:family="text">
      <style:text-properties fo:language="en" fo:country="GB" officeooo:rsid="00ca515e"/>
    </style:style>
    <style:style style:name="T44" style:family="text">
      <style:text-properties fo:language="en" fo:country="GB" officeooo:rsid="00ca7324"/>
    </style:style>
    <style:style style:name="T45" style:family="text">
      <style:text-properties fo:language="en" fo:country="GB" officeooo:rsid="00dade57"/>
    </style:style>
    <style:style style:name="T46" style:family="text">
      <style:text-properties fo:language="en" fo:country="GB" officeooo:rsid="00dbe0c2"/>
    </style:style>
    <style:style style:name="T47" style:family="text">
      <style:text-properties fo:language="en" fo:country="GB" officeooo:rsid="00dbbb0f"/>
    </style:style>
    <style:style style:name="T48" style:family="text">
      <style:text-properties fo:language="en" fo:country="GB" officeooo:rsid="01205ea4"/>
    </style:style>
    <style:style style:name="T49" style:family="text">
      <style:text-properties fo:language="en" fo:country="GB" officeooo:rsid="02025587"/>
    </style:style>
    <style:style style:name="T50" style:family="text">
      <style:text-properties officeooo:rsid="002558db"/>
    </style:style>
    <style:style style:name="T51" style:family="text">
      <style:text-properties officeooo:rsid="002eb089"/>
    </style:style>
    <style:style style:name="T52" style:family="text">
      <style:text-properties officeooo:rsid="00289539"/>
    </style:style>
    <style:style style:name="T53" style:family="text">
      <style:text-properties officeooo:rsid="00221ac9"/>
    </style:style>
    <style:style style:name="T54" style:family="text">
      <style:text-properties officeooo:rsid="004f2fab"/>
    </style:style>
    <style:style style:name="T55" style:family="text">
      <style:text-properties officeooo:rsid="0059a9b8"/>
    </style:style>
    <style:style style:name="T56" style:family="text">
      <style:text-properties officeooo:rsid="00700e56"/>
    </style:style>
    <style:style style:name="T57" style:family="text">
      <style:text-properties officeooo:rsid="0077e3de"/>
    </style:style>
    <style:style style:name="T58" style:family="text">
      <style:text-properties officeooo:rsid="007aa997"/>
    </style:style>
    <style:style style:name="T59" style:family="text">
      <style:text-properties officeooo:rsid="007d0352"/>
    </style:style>
    <style:style style:name="T60" style:family="text">
      <style:text-properties fo:font-variant="normal" fo:text-transform="none" fo:color="#000000" fo:letter-spacing="normal" fo:font-style="normal" fo:font-weight="normal"/>
    </style:style>
    <style:style style:name="T61" style:family="text">
      <style:text-properties fo:font-variant="normal" fo:text-transform="none" fo:color="#000000" fo:letter-spacing="normal" fo:font-style="normal" fo:font-weight="normal" style:font-name-asian="Ubuntu Mono1" style:font-size-asian="10pt" style:font-name-complex="Ubuntu Mono1" style:font-size-complex="10pt"/>
    </style:style>
    <style:style style:name="T62" style:family="text">
      <style:text-properties fo:font-variant="normal" fo:text-transform="none" fo:color="#000000" fo:letter-spacing="normal" fo:font-style="normal" fo:font-weight="normal" officeooo:rsid="0089f7d8" style:font-name-asian="Ubuntu Mono1" style:font-size-asian="10pt" style:font-name-complex="Ubuntu Mono1" style:font-size-complex="10pt"/>
    </style:style>
    <style:style style:name="T63" style:family="text">
      <style:text-properties fo:font-variant="normal" fo:text-transform="none" fo:color="#000000" fo:letter-spacing="normal" fo:font-style="normal" fo:font-weight="normal" officeooo:rsid="01b8d4d0"/>
    </style:style>
    <style:style style:name="T64" style:family="text">
      <style:text-properties fo:font-variant="normal" fo:text-transform="none" fo:color="#000000" fo:letter-spacing="normal" fo:language="en" fo:country="GB" fo:font-style="normal" fo:font-weight="normal" officeooo:rsid="0089f7d8" style:font-name-asian="Ubuntu Mono1" style:font-size-asian="10pt" style:font-name-complex="Ubuntu Mono1" style:font-size-complex="10pt"/>
    </style:style>
    <style:style style:name="T65"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name-asian="Ubuntu Mono1" style:font-size-asian="10pt" style:font-name-complex="Ubuntu Mono1" style:font-size-complex="10pt"/>
    </style:style>
    <style:style style:name="T66" style:family="text">
      <style:text-properties fo:font-variant="normal" fo:text-transform="none" fo:color="#000000" style:text-line-through-style="none" style:text-line-through-type="none" style:font-name="Arial1" fo:font-size="10pt" fo:font-style="normal" style:text-underline-style="none" fo:font-weight="normal" officeooo:rsid="011d2bcb" style:text-blinking="false" fo:background-color="transparent" loext:char-shading-value="0" style:font-name-asian="Ubuntu Mono1" style:font-size-asian="10pt" style:font-name-complex="Ubuntu Mono1" style:font-size-complex="10pt"/>
    </style:style>
    <style:style style:name="T6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12072c8" style:text-blinking="false" fo:background-color="transparent" loext:char-shading-value="0"/>
    </style:style>
    <style:style style:name="T69" style:family="text">
      <style:text-properties fo:font-variant="normal" fo:text-transform="none" fo:color="#000000" style:font-name="Calibri" fo:font-size="9.75pt" fo:letter-spacing="normal" fo:font-style="normal"/>
    </style:style>
    <style:style style:name="T70" style:family="text">
      <style:text-properties fo:font-variant="normal" fo:text-transform="none" fo:color="#000000" style:font-name="Calibri" fo:font-size="9.75pt" fo:letter-spacing="normal" fo:font-style="normal" officeooo:rsid="01793a60"/>
    </style:style>
    <style:style style:name="T71" style:family="text">
      <style:text-properties fo:font-variant="normal" fo:text-transform="none" fo:color="#000000" style:font-name="Calibri" fo:font-size="9.75pt" fo:letter-spacing="normal" fo:font-style="normal" officeooo:rsid="017a5af2"/>
    </style:style>
    <style:style style:name="T72" style:family="text">
      <style:text-properties officeooo:rsid="00866767"/>
    </style:style>
    <style:style style:name="T73" style:family="text">
      <style:text-properties officeooo:rsid="0088e537"/>
    </style:style>
    <style:style style:name="T74" style:family="text">
      <style:text-properties style:font-name="Courier New" fo:font-size="11pt" fo:language="en" fo:country="GB" officeooo:rsid="00deae99" style:font-size-asian="11pt"/>
    </style:style>
    <style:style style:name="T75" style:family="text">
      <style:text-properties officeooo:rsid="0089f7d8" style:font-name-asian="Ubuntu Mono1" style:font-size-asian="10pt" style:font-name-complex="Ubuntu Mono1" style:font-size-complex="10pt"/>
    </style:style>
    <style:style style:name="T76" style:family="text">
      <style:text-properties officeooo:rsid="00918cc8"/>
    </style:style>
    <style:style style:name="T77" style:family="text">
      <style:text-properties officeooo:rsid="0096a7f4"/>
    </style:style>
    <style:style style:name="T78" style:family="text">
      <style:text-properties officeooo:rsid="009bec20"/>
    </style:style>
    <style:style style:name="T79" style:family="text">
      <style:text-properties officeooo:rsid="00a78db1"/>
    </style:style>
    <style:style style:name="T80" style:family="text">
      <style:text-properties officeooo:rsid="00ae8c41"/>
    </style:style>
    <style:style style:name="T81" style:family="text">
      <style:text-properties officeooo:rsid="00bd1305"/>
    </style:style>
    <style:style style:name="T82" style:family="text">
      <style:text-properties officeooo:rsid="00bdd52a"/>
    </style:style>
    <style:style style:name="T83" style:family="text">
      <style:text-properties officeooo:rsid="00cc9e0a"/>
    </style:style>
    <style:style style:name="T84" style:family="text">
      <style:text-properties officeooo:rsid="00ce29d7"/>
    </style:style>
    <style:style style:name="T85" style:family="text">
      <style:text-properties officeooo:rsid="00d4c5c4"/>
    </style:style>
    <style:style style:name="T86" style:family="text">
      <style:text-properties officeooo:rsid="00d53492"/>
    </style:style>
    <style:style style:name="T87" style:family="text">
      <style:text-properties officeooo:rsid="00d9f439"/>
    </style:style>
    <style:style style:name="T88" style:family="text">
      <style:text-properties officeooo:rsid="00da3d02"/>
    </style:style>
    <style:style style:name="T89" style:family="text">
      <style:text-properties officeooo:rsid="00deae99"/>
    </style:style>
    <style:style style:name="T90" style:family="text">
      <style:text-properties officeooo:rsid="00e202b8"/>
    </style:style>
    <style:style style:name="T91" style:family="text">
      <style:text-properties officeooo:rsid="00e54104"/>
    </style:style>
    <style:style style:name="T92" style:family="text">
      <style:text-properties officeooo:rsid="00e9857d"/>
    </style:style>
    <style:style style:name="T93" style:family="text">
      <style:text-properties officeooo:rsid="00ee2374"/>
    </style:style>
    <style:style style:name="T94" style:family="text">
      <style:text-properties officeooo:rsid="00f560b1"/>
    </style:style>
    <style:style style:name="T95" style:family="text">
      <style:text-properties officeooo:rsid="00fc713f"/>
    </style:style>
    <style:style style:name="T96" style:family="text">
      <style:text-properties officeooo:rsid="01010732"/>
    </style:style>
    <style:style style:name="T97" style:family="text">
      <style:text-properties officeooo:rsid="010a5a44"/>
    </style:style>
    <style:style style:name="T98" style:family="text">
      <style:text-properties officeooo:rsid="010a6fa4"/>
    </style:style>
    <style:style style:name="T99" style:family="text">
      <style:text-properties officeooo:rsid="010e1349"/>
    </style:style>
    <style:style style:name="T100" style:family="text">
      <style:text-properties officeooo:rsid="010f94f6"/>
    </style:style>
    <style:style style:name="T101" style:family="text">
      <style:text-properties officeooo:rsid="01139b9e"/>
    </style:style>
    <style:style style:name="T102" style:family="text">
      <style:text-properties officeooo:rsid="01160633"/>
    </style:style>
    <style:style style:name="T103" style:family="text">
      <style:text-properties officeooo:rsid="01192ee3"/>
    </style:style>
    <style:style style:name="T104" style:family="text">
      <style:text-properties officeooo:rsid="011c35d7"/>
    </style:style>
    <style:style style:name="T105" style:family="text">
      <style:text-properties officeooo:rsid="011e91e2"/>
    </style:style>
    <style:style style:name="T106" style:family="text">
      <style:text-properties officeooo:rsid="01205ea4"/>
    </style:style>
    <style:style style:name="T107" style:family="text">
      <style:text-properties officeooo:rsid="0120e1e0"/>
    </style:style>
    <style:style style:name="T108" style:family="text">
      <style:text-properties officeooo:rsid="012b4c65"/>
    </style:style>
    <style:style style:name="T109" style:family="text">
      <style:text-properties officeooo:rsid="013757d0"/>
    </style:style>
    <style:style style:name="T110" style:family="text">
      <style:text-properties officeooo:rsid="013f7d9b"/>
    </style:style>
    <style:style style:name="T111" style:family="text">
      <style:text-properties officeooo:rsid="01406f86"/>
    </style:style>
    <style:style style:name="T112" style:family="text">
      <style:text-properties officeooo:rsid="010dc726"/>
    </style:style>
    <style:style style:name="T113" style:family="text">
      <style:text-properties officeooo:rsid="0148af5a"/>
    </style:style>
    <style:style style:name="T114" style:family="text">
      <style:text-properties officeooo:rsid="0151b1bb"/>
    </style:style>
    <style:style style:name="T115" style:family="text">
      <style:text-properties officeooo:rsid="0154b551"/>
    </style:style>
    <style:style style:name="T116" style:family="text">
      <style:text-properties officeooo:rsid="01574c5d"/>
    </style:style>
    <style:style style:name="T117" style:family="text">
      <style:text-properties fo:font-weight="bold" style:font-weight-asian="bold" style:font-weight-complex="bold"/>
    </style:style>
    <style:style style:name="T118" style:family="text">
      <style:text-properties officeooo:rsid="015c1b9b"/>
    </style:style>
    <style:style style:name="T119" style:family="text">
      <style:text-properties officeooo:rsid="015f1a7a"/>
    </style:style>
    <style:style style:name="T120" style:family="text">
      <style:text-properties officeooo:rsid="016171b5"/>
    </style:style>
    <style:style style:name="T121" style:family="text">
      <style:text-properties officeooo:rsid="01675822"/>
    </style:style>
    <style:style style:name="T122" style:family="text">
      <style:text-properties officeooo:rsid="0168d42d"/>
    </style:style>
    <style:style style:name="T123" style:family="text">
      <style:text-properties officeooo:rsid="0169e65b"/>
    </style:style>
    <style:style style:name="T124" style:family="text">
      <style:text-properties officeooo:rsid="016eb24c"/>
    </style:style>
    <style:style style:name="T125" style:family="text">
      <style:text-properties officeooo:rsid="017722a1"/>
    </style:style>
    <style:style style:name="T126" style:family="text">
      <style:text-properties officeooo:rsid="0177368d"/>
    </style:style>
    <style:style style:name="T127" style:family="text">
      <style:text-properties officeooo:rsid="017cfac1"/>
    </style:style>
    <style:style style:name="T128" style:family="text">
      <style:text-properties officeooo:rsid="018319c7"/>
    </style:style>
    <style:style style:name="T129" style:family="text">
      <style:text-properties officeooo:rsid="0189dcfa"/>
    </style:style>
    <style:style style:name="T130" style:family="text">
      <style:text-properties officeooo:rsid="018ad7f8"/>
    </style:style>
    <style:style style:name="T131" style:family="text">
      <style:text-properties officeooo:rsid="018d343f"/>
    </style:style>
    <style:style style:name="T132" style:family="text">
      <style:text-properties officeooo:rsid="018e3722"/>
    </style:style>
    <style:style style:name="T133" style:family="text">
      <style:text-properties officeooo:rsid="0195539f"/>
    </style:style>
    <style:style style:name="T134" style:family="text">
      <style:text-properties officeooo:rsid="019912e4"/>
    </style:style>
    <style:style style:name="T135" style:family="text">
      <style:text-properties officeooo:rsid="01a01178"/>
    </style:style>
    <style:style style:name="T136" style:family="text">
      <style:text-properties officeooo:rsid="01a67784"/>
    </style:style>
    <style:style style:name="T137" style:family="text">
      <style:text-properties officeooo:rsid="01b1b6c8"/>
    </style:style>
    <style:style style:name="T138" style:family="text">
      <style:text-properties officeooo:rsid="01793a60"/>
    </style:style>
    <style:style style:name="T139" style:family="text">
      <style:text-properties officeooo:rsid="01796c52"/>
    </style:style>
    <style:style style:name="T140" style:family="text">
      <style:text-properties officeooo:rsid="017a5af2"/>
    </style:style>
    <style:style style:name="T141" style:family="text">
      <style:text-properties officeooo:rsid="01b43948"/>
    </style:style>
    <style:style style:name="T142" style:family="text">
      <style:text-properties officeooo:rsid="01b4b2b9"/>
    </style:style>
    <style:style style:name="T143" style:family="text">
      <style:text-properties officeooo:rsid="01b62972"/>
    </style:style>
    <style:style style:name="T144" style:family="text">
      <style:text-properties officeooo:rsid="01b746cd"/>
    </style:style>
    <style:style style:name="T145" style:family="text">
      <style:text-properties fo:font-style="normal" fo:font-weight="normal"/>
    </style:style>
    <style:style style:name="T146" style:family="text">
      <style:text-properties fo:font-style="normal" fo:font-weight="normal" officeooo:rsid="01b8d4d0"/>
    </style:style>
    <style:style style:name="T147" style:family="text">
      <style:text-properties officeooo:rsid="01bc64c5"/>
    </style:style>
    <style:style style:name="T148" style:family="text">
      <style:text-properties officeooo:rsid="01bddaee"/>
    </style:style>
    <style:style style:name="T149" style:family="text">
      <style:text-properties officeooo:rsid="01c02c3c"/>
    </style:style>
    <style:style style:name="T150" style:family="text">
      <style:text-properties officeooo:rsid="01c24495"/>
    </style:style>
    <style:style style:name="T151" style:family="text">
      <style:text-properties officeooo:rsid="01c3ccff"/>
    </style:style>
    <style:style style:name="T152" style:family="text">
      <style:text-properties officeooo:rsid="01c519ef"/>
    </style:style>
    <style:style style:name="T153" style:family="text">
      <style:text-properties officeooo:rsid="01c628eb"/>
    </style:style>
    <style:style style:name="T154" style:family="text">
      <style:text-properties officeooo:rsid="01c6cd47"/>
    </style:style>
    <style:style style:name="T155" style:family="text">
      <style:text-properties officeooo:rsid="01c88c92"/>
    </style:style>
    <style:style style:name="T156" style:family="text">
      <style:text-properties officeooo:rsid="01d3d8c0"/>
    </style:style>
    <style:style style:name="T157" style:family="text">
      <style:text-properties officeooo:rsid="01d6e803"/>
    </style:style>
    <style:style style:name="T158" style:family="text">
      <style:text-properties fo:background-color="#00a933" loext:char-shading-value="0"/>
    </style:style>
    <style:style style:name="T159" style:family="text">
      <style:text-properties officeooo:rsid="015f1a7a" fo:background-color="#ff0000" loext:char-shading-value="0"/>
    </style:style>
    <style:style style:name="T160" style:family="text">
      <style:text-properties fo:background-color="#729fcf" loext:char-shading-value="0"/>
    </style:style>
    <style:style style:name="T161" style:family="text">
      <style:text-properties fo:background-color="#ffd428" loext:char-shading-value="0"/>
    </style:style>
    <style:style style:name="T162" style:family="text">
      <style:text-properties fo:color="#ff0000" fo:font-weight="bold" style:font-weight-asian="bold" style:font-weight-complex="bold"/>
    </style:style>
    <style:style style:name="T163" style:family="text">
      <style:text-properties fo:color="#ff0000" fo:font-weight="bold" officeooo:rsid="01d6f640" style:font-weight-asian="bold" style:font-weight-complex="bold"/>
    </style:style>
    <style:style style:name="T164" style:family="text">
      <style:text-properties officeooo:rsid="01d6f640"/>
    </style:style>
    <style:style style:name="T165" style:family="text">
      <style:text-properties fo:color="#111111"/>
    </style:style>
    <style:style style:name="T166" style:family="text">
      <style:text-properties fo:color="#111111" officeooo:rsid="01d6f640"/>
    </style:style>
    <style:style style:name="T167" style:family="text">
      <style:text-properties officeooo:rsid="01d71cb5"/>
    </style:style>
    <style:style style:name="T168" style:family="text">
      <style:text-properties officeooo:rsid="01d93b7a"/>
    </style:style>
    <style:style style:name="T169" style:family="text">
      <style:text-properties officeooo:rsid="01d97050"/>
    </style:style>
    <style:style style:name="T170" style:family="text">
      <style:text-properties officeooo:rsid="01e2fe3f"/>
    </style:style>
    <style:style style:name="T171" style:family="text">
      <style:text-properties officeooo:rsid="01e713ee"/>
    </style:style>
    <style:style style:name="T172" style:family="text">
      <style:text-properties officeooo:rsid="01ef4de6"/>
    </style:style>
    <style:style style:name="T173" style:family="text">
      <style:text-properties officeooo:rsid="01ff298f"/>
    </style:style>
    <style:style style:name="T174" style:family="text">
      <style:text-properties officeooo:rsid="020bb8dd"/>
    </style:style>
    <style:style style:name="T175" style:family="text">
      <style:text-properties officeooo:rsid="021644c4"/>
    </style:style>
    <style:style style:name="T176" style:family="text">
      <style:text-properties officeooo:rsid="0223bae7"/>
    </style:style>
    <style:style style:name="T177" style:family="text">
      <style:text-properties officeooo:rsid="022501fe"/>
    </style:style>
    <style:style style:name="T178" style:family="text">
      <style:text-properties officeooo:rsid="022b4a28"/>
    </style:style>
    <style:style style:name="T179" style:family="text">
      <style:text-properties officeooo:rsid="022d0004"/>
    </style:style>
    <style:style style:name="T180" style:family="text">
      <style:text-properties officeooo:rsid="022d3c03"/>
    </style:style>
    <style:style style:name="T181" style:family="text">
      <style:text-properties officeooo:rsid="022f2e66"/>
    </style:style>
    <style:style style:name="T182" style:family="text">
      <style:text-properties officeooo:rsid="02312f21"/>
    </style:style>
    <style:style style:name="T183" style:family="text">
      <style:text-properties officeooo:rsid="02315a18"/>
    </style:style>
    <style:style style:name="T184" style:family="text">
      <style:text-properties officeooo:rsid="02344fc1"/>
    </style:style>
    <style:style style:name="T185" style:family="text">
      <style:text-properties officeooo:rsid="0235ce20"/>
    </style:style>
    <style:style style:name="T186" style:family="text">
      <style:text-properties officeooo:rsid="0236ca88"/>
    </style:style>
    <style:style style:name="T187" style:family="text">
      <style:text-properties officeooo:rsid="02375a8c"/>
    </style:style>
    <style:style style:name="T188" style:family="text">
      <style:text-properties officeooo:rsid="0238fa98"/>
    </style:style>
    <style:style style:name="T189" style:family="text">
      <style:text-properties officeooo:rsid="0239ae11"/>
    </style:style>
    <style:style style:name="T190" style:family="text">
      <style:text-properties officeooo:rsid="023a43a2"/>
    </style:style>
    <style:style style:name="T191" style:family="text">
      <style:text-properties officeooo:rsid="023be84c"/>
    </style:style>
    <style:style style:name="T192" style:family="text">
      <style:text-properties officeooo:rsid="023dc5e4"/>
    </style:style>
    <style:style style:name="T193" style:family="text">
      <style:text-properties officeooo:rsid="0246a703"/>
    </style:style>
    <style:style style:name="T194" style:family="text">
      <style:text-properties officeooo:rsid="0249b284"/>
    </style:style>
    <style:style style:name="T195" style:family="text">
      <style:text-properties officeooo:rsid="024bb618"/>
    </style:style>
    <style:style style:name="T196" style:family="text">
      <style:text-properties officeooo:rsid="024caf4b"/>
    </style:style>
    <style:style style:name="T197" style:family="text">
      <style:text-properties officeooo:rsid="024e9eec"/>
    </style:style>
    <style:style style:name="T198" style:family="text">
      <style:text-properties officeooo:rsid="02514fe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HidePrivateWord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8" text:outline-level="1"><text:bookmark-start text:name="__RefHeading___Toc15054_3727030152"/>TACHYON Forth<text:span text:style-name="T7"> version 5v7</text:span> GLOSSARY<text:span text:style-name="T103">------<text:tab/>for the PARALLAX PROPELLER P1</text:span><text:bookmark-end text:name="__RefHeading___Toc15054_3727030152"/></text:h>
      <text:p text:style-name="P8">The purpose of this glossary is to provide a sorted list of words, their <text:span text:style-name="T103">stack </text:span>effects, and a short description. It is recommended to go to the relev<text:span text:style-name="T125">a</text:span>nt source code to glean more information if necessary.</text:p>
      <text:p text:style-name="P8"/>
      <text:p text:style-name="P9">Stack notation shows input parameters with the rightmost being the top of the stack<text:span text:style-name="T124">, input parameters on the left, output on the right, separated by --</text:span></text:p>
      <text:p text:style-name="P10">Where a word has a compile time and a run time behaviour, the two stack effects are shown as &lt;compile effect&gt; ; &lt;runtime effect&gt;</text:p>
      <text:p text:style-name="P10"/>
      <text:p text:style-name="P11">e.g. ( a b -- c )<text:tab/>A word removes the top two stack items<text:span text:style-name="T152"> as input parameters</text:span>, b is top of stack (tos). The word places c on the stack as the result</text:p>
      <text:p text:style-name="P12">e.g. ( n -- ; -- adr ) During compilation this word removes n from the stack. During execution the word leaves an address on the stack</text:p>
      <text:p text:style-name="P15">e.g <text:s/>( &lt;text&gt; n -- ) This word expects another word it will consume from the input stream and n<text:span text:style-name="T196"> that</text:span> it will pop off the stack as inputs </text:p>
      <text:p text:style-name="P8"/>
      <text:p text:style-name="P13"><text:span text:style-name="T136">The Code </text:span>Type<text:span text:style-name="T136"> column is coded as follows</text:span> - C - <text:span text:style-name="T171">Assembly language</text:span> word, H - <text:span text:style-name="T171">H</text:span>igh level word, X - High level word defined in 'Extend.fth'<text:span text:style-name="T141">, EF - High level word defined in 'Easyfile.fth'. <text:s/>(there are other types unknown to the author)</text:span></text:p>
      <text:p text:style-name="P13"/>
      <text:p text:style-name="P14">The Word <text:span text:style-name="T171">Ty</text:span>pe column shows whether a word is <text:span text:style-name="T170">of type </text:span>public (PUB), private (PRI), preemptive (PRE) or a module header (MOD).</text:p>
      <text:p text:style-name="P8"/>
      <text:p text:style-name="P8"><text:span text:style-name="T110">Some words also have alias names, these</text:span> are made available so that those with traditional Forth or Spin experience can be familiar with them although some are favo<text:span text:style-name="T110">u</text:span>red for clarity and readability especially in various fonts.</text:p>
      <text:p text:style-name="P18"/>
      <text:p text:style-name="P693">The data stack is 4 levels deep in the cog and then implemented as a non-addressable LIFO stack in cog memory. Tachyon words are optimized for these four fixed cog registers and to encourage efficient stack use no messy PICK and ROLL words are implemented. There are many words that also avoid pushing and popping the stack as this slows execution speed too. Try to factor words so that they use four or less parameters.</text:p>
      <text:p text:style-name="P19"/>
      <text:p text:style-name="P817"><text:bookmark text:name="docs-internal-guid-0868b03d-7fff-44c6-ecc8-8fa1b985d7ac"/>Data is referred to as bytes (8 bits), words (16 bits), longs (32 bits) and doubles (64 bits). The Tachyon stacks are 32 bit<text:span text:style-name="T126"> wide, so types other than longs are padded or split when placed on the stack. The paper </text:span><text:a xlink:type="simple" xlink:href="https://docs.google.com/document/d/14DSs5zIEAFqqkBo-cbfcsvDwyPtH-wQkjJmduayUP9c/edit#" text:style-name="Internet_20_link" text:visited-style-name="Visited_20_Internet_20_Link"><text:span text:style-name="T126">'Tachyon Forth Model'</text:span></text:a><text:span text:style-name="T126"> by Peter Jakacki provides further detail <text:s/>of the internal structure of Tachyon Forth.</text:span></text:p>
      <text:h text:style-name="Heading_20_1" text:outline-level="1">P<text:span text:style-name="T178">UBLIC WORDS</text:span></text:h>
      <text:p text:style-name="P819">This section lists all the public words in Tachyon. These are words that are always available in the dictionary to write programs with. If the programmer is not interested in the Private Words<text:span text:style-name="T179"> (Module low-level internal words)</text:span>, listed at the back of this document, then he can easily <text:span text:style-name="T179">delete that section</text:span>, or just print the Public Word section.</text:p>
      <text:p text:style-name="P817"/>
      <text:p text:style-name="P745">NAME<text:tab/>STACK<text:span text:style-name="T167"> <text:s text:c="35"/>CODE <text:s text:c="2"/>WORD <text:s text:c="2"/><text:tab/><text:tab/> </text:span><text:tab/>DESCRIPTION</text:p>
      <text:p text:style-name="P748"><text:tab/> <text:s text:c="47"/>TYPE <text:s text:c="3"/><text:span text:style-name="T171">TY</text:span>PE</text:p>
      <text:h text:style-name="P900" text:outline-level="2"><text:bookmark-start text:name="__RefHeading___Toc15056_3727030152"/><text:span text:style-name="T154">DATA S</text:span>TACK<text:bookmark-end text:name="__RefHeading___Toc15056_3727030152"/></text:h>
      <text:p text:style-name="P75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53">-ROT </text:p>
          </table:table-cell>
          <table:table-cell table:style-name="Table1.A1" office:value-type="string">
            <text:p text:style-name="P753">( a b c -- c a b ) </text:p>
          </table:table-cell>
          <table:table-cell table:style-name="Table1.A1" office:value-type="string">
            <text:p text:style-name="P753">H</text:p>
          </table:table-cell>
          <table:table-cell table:style-name="Table1.A1" office:value-type="string">
            <text:p text:style-name="P756">PUB</text:p>
          </table:table-cell>
          <table:table-cell table:style-name="Table1.A1" office:value-type="string">
            <text:p text:style-name="P753">Reverse rotate (equiv. to ROT ROT )</text:p>
          </table:table-cell>
        </table:table-row>
        <table:table-row>
          <table:table-cell table:style-name="Table1.A1" office:value-type="string">
            <text:p text:style-name="P753">!SP </text:p>
          </table:table-cell>
          <table:table-cell table:style-name="Table1.A1" office:value-type="string">
            <text:p text:style-name="P753">( ? -- ) </text:p>
          </table:table-cell>
          <table:table-cell table:style-name="Table1.A1" office:value-type="string">
            <text:p text:style-name="P753">H</text:p>
          </table:table-cell>
          <table:table-cell table:style-name="Table1.A1" office:value-type="string">
            <text:p text:style-name="P756">PUB</text:p>
          </table:table-cell>
          <table:table-cell table:style-name="Table1.A1" office:value-type="string">
            <text:p text:style-name="P753">Init stack pointer, clear the stack</text:p>
          </table:table-cell>
        </table:table-row>
        <table:table-row>
          <table:table-cell table:style-name="Table1.A1" office:value-type="string">
            <text:p text:style-name="P753">?DUP </text:p>
          </table:table-cell>
          <table:table-cell table:style-name="Table1.A1" office:value-type="string">
            <text:p text:style-name="P753">( a -- a a )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dup if a &lt;&gt;0, else ( a -- a )</text:p>
          </table:table-cell>
        </table:table-row>
        <table:table-row>
          <table:table-cell table:style-name="Table1.A1" office:value-type="string">
            <text:p text:style-name="P753">2DROP </text:p>
          </table:table-cell>
          <table:table-cell table:style-name="Table1.A1" office:value-type="string">
            <text:p text:style-name="P753">( a b --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Drop top 2 items off the stack (pop)</text:p>
          </table:table-cell>
        </table:table-row>
        <table:table-row>
          <table:table-cell table:style-name="Table1.A1" office:value-type="string">
            <text:p text:style-name="P753">2DUP </text:p>
          </table:table-cell>
          <table:table-cell table:style-name="Table1.A1" office:value-type="string">
            <text:p text:style-name="P753">( a b -- a b a b ) </text:p>
          </table:table-cell>
          <table:table-cell table:style-name="Table1.A1" office:value-type="string">
            <text:p text:style-name="P753">H</text:p>
          </table:table-cell>
          <table:table-cell table:style-name="Table1.A1" office:value-type="string">
            <text:p text:style-name="P756">PUB</text:p>
          </table:table-cell>
          <table:table-cell table:style-name="Table1.A1" office:value-type="string">
            <text:p text:style-name="P753">Duplicate the top two stack items (equiv. to OVER OVER ) (push)</text:p>
          </table:table-cell>
        </table:table-row>
        <table:table-row>
          <table:table-cell table:style-name="Table1.A1" office:value-type="string">
            <text:p text:style-name="P858">2OVER</text:p>
          </table:table-cell>
          <table:table-cell table:style-name="Table1.A1" office:value-type="string">
            <text:p text:style-name="P860">( n1 n2 n3 n4 -- n1 n2 n3 n4 n1 n2 ) </text:p>
          </table:table-cell>
          <table:table-cell table:style-name="Table1.A1" office:value-type="string">
            <text:p text:style-name="P861">H</text:p>
          </table:table-cell>
          <table:table-cell table:style-name="Table1.A1" office:value-type="string">
            <text:p text:style-name="P768">PUB</text:p>
          </table:table-cell>
          <table:table-cell table:style-name="Table1.A1" office:value-type="string">
            <text:p text:style-name="P860">Copy 3rd and 4th items to tos</text:p>
          </table:table-cell>
        </table:table-row>
        <table:table-row>
          <table:table-cell table:style-name="Table1.A1" office:value-type="string">
            <text:p text:style-name="P753">2OVER </text:p>
          </table:table-cell>
          <table:table-cell table:style-name="Table1.A1" office:value-type="string">
            <text:p text:style-name="P753">( a b c d -- a b c d a b ) </text:p>
          </table:table-cell>
          <table:table-cell table:style-name="Table1.A1" office:value-type="string">
            <text:p text:style-name="P753">H</text:p>
          </table:table-cell>
          <table:table-cell table:style-name="Table1.A1" office:value-type="string">
            <text:p text:style-name="P756">PUB</text:p>
          </table:table-cell>
          <table:table-cell table:style-name="Table1.A1" office:value-type="string">
            <text:p text:style-name="P753">Duplicate the next two stack items (as if it is a double number) (push)</text:p>
          </table:table-cell>
        </table:table-row>
        <table:table-row>
          <table:table-cell table:style-name="Table1.A1" office:value-type="string">
            <text:p text:style-name="P860">2SWAP</text:p>
          </table:table-cell>
          <table:table-cell table:style-name="Table1.A1" office:value-type="string">
            <text:p text:style-name="P860">( n1 n2 n3 n4 -- n3 n4 n1 n2 )</text:p>
          </table:table-cell>
          <table:table-cell table:style-name="Table1.A1" office:value-type="string">
            <text:p text:style-name="P861">H</text:p>
          </table:table-cell>
          <table:table-cell table:style-name="Table1.A1" office:value-type="string">
            <text:p text:style-name="P768">PUB</text:p>
          </table:table-cell>
          <table:table-cell table:style-name="Table1.A1" office:value-type="string">
            <text:p text:style-name="P860">Swap items 1,2 with items 3,4</text:p>
          </table:table-cell>
        </table:table-row>
        <table:table-row>
          <table:table-cell table:style-name="Table1.A1" office:value-type="string">
            <text:p text:style-name="P859">3DROP </text:p>
          </table:table-cell>
          <table:table-cell table:style-name="Table1.A1" office:value-type="string">
            <text:p text:style-name="P859">( a b c -- )</text:p>
          </table:table-cell>
          <table:table-cell table:style-name="Table1.A1" office:value-type="string">
            <text:p text:style-name="P859">C</text:p>
          </table:table-cell>
          <table:table-cell table:style-name="Table1.A1" office:value-type="string">
            <text:p text:style-name="P756">PUB</text:p>
          </table:table-cell>
          <table:table-cell table:style-name="Table1.A1" office:value-type="string">
            <text:p text:style-name="P859">Drop 3 top stack items</text:p>
          </table:table-cell>
        </table:table-row>
        <table:table-row>
          <table:table-cell table:style-name="Table1.A1" office:value-type="string">
            <text:p text:style-name="P860">3DUP</text:p>
          </table:table-cell>
          <table:table-cell table:style-name="Table1.A1" office:value-type="string">
            <text:p text:style-name="P860">( n1 n2 n3 -- n1 n2 n3 n1 n2 n3 )</text:p>
          </table:table-cell>
          <table:table-cell table:style-name="Table1.A1" office:value-type="string">
            <text:p text:style-name="P862">X</text:p>
          </table:table-cell>
          <table:table-cell table:style-name="Table1.A1" office:value-type="string">
            <text:p text:style-name="P768">PUB</text:p>
          </table:table-cell>
          <table:table-cell table:style-name="Table1.A1" office:value-type="string">
            <text:p text:style-name="P860">Copy first 3 items to tos</text:p>
          </table:table-cell>
        </table:table-row>
        <table:table-row>
          <table:table-cell table:style-name="Table1.A1" office:value-type="string">
            <text:p text:style-name="P753">3RD </text:p>
          </table:table-cell>
          <table:table-cell table:style-name="Table1.A1" office:value-type="string">
            <text:p text:style-name="P753">( a b c d -- a b c d b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Copy third stack item (push)</text:p>
          </table:table-cell>
        </table:table-row>
        <table:table-row>
          <table:table-cell table:style-name="Table1.A1" office:value-type="string">
            <text:p text:style-name="P753">4TH </text:p>
          </table:table-cell>
          <table:table-cell table:style-name="Table1.A1" office:value-type="string">
            <text:p text:style-name="P753">( a b c d -- a b c d a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Copy fourth stack item (push)</text:p>
          </table:table-cell>
        </table:table-row>
        <table:table-row>
          <table:table-cell table:style-name="Table1.A1" office:value-type="string">
            <text:p text:style-name="P863">BOUNDS</text:p>
          </table:table-cell>
          <table:table-cell table:style-name="Table1.A1" office:value-type="string">
            <text:p text:style-name="P863">( n1 n2 -- n1+n2 n1 )</text:p>
          </table:table-cell>
          <table:table-cell table:style-name="Table1.A1" office:value-type="string">
            <text:p text:style-name="P864">C</text:p>
          </table:table-cell>
          <table:table-cell table:style-name="Table1.A1" office:value-type="string">
            <text:p text:style-name="P768">PUB</text:p>
          </table:table-cell>
          <table:table-cell table:style-name="Table1.A1" office:value-type="string">
            <text:p text:style-name="P864">n1 becomes n1+n2, n2 unchanged</text:p>
          </table:table-cell>
        </table:table-row>
        <table:table-row>
          <table:table-cell table:style-name="Table1.A1" office:value-type="string">
            <text:p text:style-name="P753">DEPTH </text:p>
          </table:table-cell>
          <table:table-cell table:style-name="Table1.A1" office:value-type="string">
            <text:p text:style-name="P753">( -- depth ) </text:p>
          </table:table-cell>
          <table:table-cell table:style-name="Table1.A1" office:value-type="string">
            <text:p text:style-name="P753">H</text:p>
          </table:table-cell>
          <table:table-cell table:style-name="Table1.A1" office:value-type="string">
            <text:p text:style-name="P756">PUB</text:p>
          </table:table-cell>
          <table:table-cell table:style-name="Table1.A1" office:value-type="string">
            <text:p text:style-name="P753">Return with current depth of data stack (but does not include depth itself) (push)</text:p>
          </table:table-cell>
        </table:table-row>
        <table:table-row>
          <table:table-cell table:style-name="Table1.A1" office:value-type="string">
            <text:p text:style-name="P753">DROP </text:p>
          </table:table-cell>
          <table:table-cell table:style-name="Table1.A1" office:value-type="string">
            <text:p text:style-name="P753">( a --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Drop top item off the stack (pop)</text:p>
          </table:table-cell>
        </table:table-row>
        <table:table-row>
          <table:table-cell table:style-name="Table1.A1" office:value-type="string">
            <text:p text:style-name="P754">DROP;</text:p>
          </table:table-cell>
          <table:table-cell table:style-name="Table1.A1" office:value-type="string">
            <text:p text:style-name="P755">( a -- )</text:p>
          </table:table-cell>
          <table:table-cell table:style-name="Table1.A1" office:value-type="string">
            <text:p text:style-name="P755">H</text:p>
          </table:table-cell>
          <table:table-cell table:style-name="Table1.A1" office:value-type="string">
            <text:p text:style-name="P756">PUB</text:p>
          </table:table-cell>
          <table:table-cell table:style-name="Table1.A1" office:value-type="string">
            <text:p text:style-name="P754">DROP ; - used by MOD</text:p>
          </table:table-cell>
        </table:table-row>
        <table:table-row>
          <table:table-cell table:style-name="Table1.A1" office:value-type="string">
            <text:p text:style-name="P753">DUP </text:p>
          </table:table-cell>
          <table:table-cell table:style-name="Table1.A1" office:value-type="string">
            <text:p text:style-name="P753">( a -- a a )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Duplicate top item on stack (push)</text:p>
          </table:table-cell>
        </table:table-row>
        <table:table-row>
          <table:table-cell table:style-name="Table1.A1" office:value-type="string">
            <text:p text:style-name="P859">LP! </text:p>
          </table:table-cell>
          <table:table-cell table:style-name="Table1.A1" office:value-type="string">
            <text:p text:style-name="P859">( a -- ) </text:p>
          </table:table-cell>
          <table:table-cell table:style-name="Table1.A1" office:value-type="string">
            <text:p text:style-name="P859">H</text:p>
          </table:table-cell>
          <table:table-cell table:style-name="Table1.A1" office:value-type="string">
            <text:p text:style-name="P756">PUB</text:p>
          </table:table-cell>
          <table:table-cell table:style-name="Table1.A1" office:value-type="string">
            <text:p text:style-name="P859">Set loop stack memory - each cog that uses FOR NEXT needs room for 8 longs or more</text:p>
          </table:table-cell>
        </table:table-row>
        <table:table-row>
          <table:table-cell table:style-name="Table1.A1" office:value-type="string">
            <text:p text:style-name="P753">NIP </text:p>
          </table:table-cell>
          <table:table-cell table:style-name="Table1.A1" office:value-type="string">
            <text:p text:style-name="P753">( a b -- b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Drop 2nd stack item (pop)</text:p>
          </table:table-cell>
        </table:table-row>
        <table:table-row>
          <table:table-cell table:style-name="Table1.A1" office:value-type="string">
            <text:p text:style-name="P753">OVER </text:p>
          </table:table-cell>
          <table:table-cell table:style-name="Table1.A1" office:value-type="string">
            <text:p text:style-name="P753">( a b -- a b a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Copy 2nd stack location to first (push)</text:p>
          </table:table-cell>
        </table:table-row>
        <table:table-row>
          <table:table-cell table:style-name="Table1.A1" office:value-type="string">
            <text:p text:style-name="P866">OVER+</text:p>
          </table:table-cell>
          <table:table-cell table:style-name="Table1.A1" office:value-type="string">
            <text:p text:style-name="P866">( n1 n2 -- n1 n2+n1 )</text:p>
          </table:table-cell>
          <table:table-cell table:style-name="Table1.A1" office:value-type="string">
            <text:p text:style-name="P865">C</text:p>
          </table:table-cell>
          <table:table-cell table:style-name="Table1.A1" office:value-type="string">
            <text:p text:style-name="P768">PUB</text:p>
          </table:table-cell>
          <table:table-cell table:style-name="Table1.A1" office:value-type="string">
            <text:p text:style-name="P865">n2 becomes n1+n2, n1 unchanged</text:p>
          </table:table-cell>
        </table:table-row>
        <table:table-row>
          <table:table-cell table:style-name="Table1.A1" office:value-type="string">
            <text:p text:style-name="P753">ROT </text:p>
          </table:table-cell>
          <table:table-cell table:style-name="Table1.A1" office:value-type="string">
            <text:p text:style-name="P753">( a b c -- b c a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Move 3rd item to 1st, 1st to 2nd, 2nd to 3rd </text:p>
          </table:table-cell>
        </table:table-row>
        <table:table-row>
          <table:table-cell table:style-name="Table1.A1" office:value-type="string">
            <text:p text:style-name="P753">SWAP <text:s/></text:p>
          </table:table-cell>
          <table:table-cell table:style-name="Table1.A1" office:value-type="string">
            <text:p text:style-name="P753">( a b -- b a ) </text:p>
          </table:table-cell>
          <table:table-cell table:style-name="Table1.A1" office:value-type="string">
            <text:p text:style-name="P753">C</text:p>
          </table:table-cell>
          <table:table-cell table:style-name="Table1.A1" office:value-type="string">
            <text:p text:style-name="P756">PUB</text:p>
          </table:table-cell>
          <table:table-cell table:style-name="Table1.A1" office:value-type="string">
            <text:p text:style-name="P753">Swap top 2 stack items</text:p>
          </table:table-cell>
        </table:table-row>
      </table:table>
      <text:h text:style-name="Heading_20_2" text:outline-level="2"><text:bookmark-start text:name="__RefHeading___Toc15058_3727030152"/><text:span text:style-name="T7">R</text:span>ETURN STACK<text:bookmark-end text:name="__RefHeading___Toc15058_3727030152"/></text:h>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45">!RP</text:p>
          </table:table-cell>
          <table:table-cell table:style-name="Table29.A1" office:value-type="string">
            <text:p text:style-name="P354">( -- )</text:p>
          </table:table-cell>
          <table:table-cell table:style-name="Table29.A1" office:value-type="string">
            <text:p text:style-name="P45">C2</text:p>
          </table:table-cell>
          <table:table-cell table:style-name="Table29.A1" office:value-type="string">
            <text:p text:style-name="P315">PUB</text:p>
          </table:table-cell>
          <table:table-cell table:style-name="Table29.A1" office:value-type="string">
            <text:p text:style-name="P45">Init return stack pointer</text:p>
          </table:table-cell>
        </table:table-row>
        <table:table-row>
          <table:table-cell table:style-name="Table29.A1" office:value-type="string">
            <text:p text:style-name="P45">&gt;R </text:p>
          </table:table-cell>
          <table:table-cell table:style-name="Table29.A1" office:value-type="string">
            <text:p text:style-name="P45">( a -- )</text:p>
          </table:table-cell>
          <table:table-cell table:style-name="Table29.A1" office:value-type="string">
            <text:p text:style-name="P45">C</text:p>
          </table:table-cell>
          <table:table-cell table:style-name="Table29.A1" office:value-type="string">
            <text:p text:style-name="P315">PUB</text:p>
          </table:table-cell>
          <table:table-cell table:style-name="Table29.A1" office:value-type="string">
            <text:p text:style-name="P45">Push a from data stack onto return stack</text:p>
          </table:table-cell>
        </table:table-row>
        <table:table-row>
          <table:table-cell table:style-name="Table29.A1" office:value-type="string">
            <text:p text:style-name="P280">FORK</text:p>
          </table:table-cell>
          <table:table-cell table:style-name="Table29.A1" office:value-type="string">
            <text:p text:style-name="P280">( -- <text:s/>)</text:p>
          </table:table-cell>
          <table:table-cell table:style-name="Table29.A1" office:value-type="string">
            <text:p text:style-name="P281">X</text:p>
          </table:table-cell>
          <table:table-cell table:style-name="Table29.A1" office:value-type="string">
            <text:p text:style-name="P315">PUB</text:p>
          </table:table-cell>
          <table:table-cell table:style-name="Table29.A1" office:value-type="string">
            <text:p text:style-name="P282">Duplicate top of return stack</text:p>
          </table:table-cell>
        </table:table-row>
        <table:table-row>
          <table:table-cell table:style-name="Table29.A1" office:value-type="string">
            <text:p text:style-name="P282">R@</text:p>
          </table:table-cell>
          <table:table-cell table:style-name="Table29.A1" office:value-type="string">
            <text:p text:style-name="P282">( -- a )</text:p>
          </table:table-cell>
          <table:table-cell table:style-name="Table29.A1" office:value-type="string">
            <text:p text:style-name="P281">X</text:p>
          </table:table-cell>
          <table:table-cell table:style-name="Table29.A1" office:value-type="string">
            <text:p text:style-name="P315">PUB</text:p>
          </table:table-cell>
          <table:table-cell table:style-name="Table29.A1" office:value-type="string">
            <text:p text:style-name="P282">Copy top of return stack to tos</text:p>
          </table:table-cell>
        </table:table-row>
        <table:table-row>
          <table:table-cell table:style-name="Table29.A1" office:value-type="string">
            <text:p text:style-name="P45">R&gt; </text:p>
          </table:table-cell>
          <table:table-cell table:style-name="Table29.A1" office:value-type="string">
            <text:p text:style-name="P45">( -- a )</text:p>
          </table:table-cell>
          <table:table-cell table:style-name="Table29.A1" office:value-type="string">
            <text:p text:style-name="P45">C</text:p>
          </table:table-cell>
          <table:table-cell table:style-name="Table29.A1" office:value-type="string">
            <text:p text:style-name="P315">PUB</text:p>
          </table:table-cell>
          <table:table-cell table:style-name="Table29.A1" office:value-type="string">
            <text:p text:style-name="P45">Pop a from return stack onto data stack</text:p>
          </table:table-cell>
        </table:table-row>
      </table:table>
      <text:h text:style-name="Heading_20_2" text:outline-level="2"><text:bookmark-start text:name="__RefHeading___Toc15060_3727030152"/>LOGICAL<text:bookmark-end text:name="__RefHeading___Toc15060_3727030152"/></text:h>
      <text:p text:style-name="P839">Some logical operations include a built-in parameter to avoid slow push/pop operations such as 8&lt;&lt; rather than 8 &lt;&lt; (0.4us vs 2.4us)</text:p>
      <text:p text:style-name="P2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1"><text:s/>&lt;&lt;</text:p>
          </table:table-cell>
          <table:table-cell table:style-name="Table8.A1" office:value-type="string">
            <text:p text:style-name="P204">( n cnt -- n2 )</text:p>
          </table:table-cell>
          <table:table-cell table:style-name="Table8.A1" office:value-type="string">
            <text:p text:style-name="P204">C</text:p>
          </table:table-cell>
          <table:table-cell table:style-name="Table8.A1" office:value-type="string">
            <text:p text:style-name="P324">PUB</text:p>
          </table:table-cell>
          <table:table-cell table:style-name="Table8.A1" office:value-type="string">
            <text:p text:style-name="P31"><text:span text:style-name="T67">Shift n </text:span><text:span text:style-name="T68">left</text:span><text:span text:style-name="T67"> cnt places</text:span> </text:p>
          </table:table-cell>
        </table:table-row>
        <table:table-row>
          <table:table-cell table:style-name="Table8.A1" office:value-type="string">
            <text:p text:style-name="P20"><text:s/>&gt;&gt;</text:p>
          </table:table-cell>
          <table:table-cell table:style-name="Table8.A1" office:value-type="string">
            <text:p text:style-name="P203">( n1 cnt -- n2 )</text:p>
          </table:table-cell>
          <table:table-cell table:style-name="Table8.A1" office:value-type="string">
            <text:p text:style-name="P203">C</text:p>
          </table:table-cell>
          <table:table-cell table:style-name="Table8.A1" office:value-type="string">
            <text:p text:style-name="P324">PUB</text:p>
          </table:table-cell>
          <table:table-cell table:style-name="Table8.A1" office:value-type="string">
            <text:p text:style-name="P20"><text:span text:style-name="T67">Shift n right cnt places</text:span> </text:p>
          </table:table-cell>
        </table:table-row>
        <table:table-row>
          <table:table-cell table:style-name="Table8.A1" office:value-type="string">
            <text:p text:style-name="P20">&gt;|</text:p>
          </table:table-cell>
          <table:table-cell table:style-name="Table8.A1" office:value-type="string">
            <text:p text:style-name="P20">( mask -- bit )</text:p>
          </table:table-cell>
          <table:table-cell table:style-name="Table8.A1" office:value-type="string">
            <text:p text:style-name="P20">X</text:p>
          </table:table-cell>
          <table:table-cell table:style-name="Table8.A1" office:value-type="string">
            <text:p text:style-name="P321">PUB</text:p>
          </table:table-cell>
          <table:table-cell table:style-name="Table8.A1" office:value-type="string">
            <text:p text:style-name="P20">Convert mask to bit position of first lsb that is set<text:span text:style-name="T107"> e.g. 512 &gt;| . --- 9 <text:s/>ok</text:span></text:p>
          </table:table-cell>
        </table:table-row>
        <table:table-row>
          <table:table-cell table:style-name="Table8.A1" office:value-type="string">
            <text:p text:style-name="P776">&gt;b</text:p>
          </table:table-cell>
          <table:table-cell table:style-name="Table8.A1" office:value-type="string">
            <text:p text:style-name="P776">( n1 -- byte )</text:p>
          </table:table-cell>
          <table:table-cell table:style-name="Table8.A1" office:value-type="string">
            <text:p text:style-name="P776">C</text:p>
          </table:table-cell>
          <table:table-cell table:style-name="Table8.A1" office:value-type="string">
            <text:p text:style-name="P324">PUB</text:p>
          </table:table-cell>
          <table:table-cell table:style-name="Table8.A1" office:value-type="string">
            <text:p text:style-name="P776">Mask n to <text:span text:style-name="T91">the </text:span>l<text:span text:style-name="T91">.</text:span>s<text:span text:style-name="T91">.</text:span> b<text:span text:style-name="T91">it</text:span></text:p>
          </table:table-cell>
        </table:table-row>
        <table:table-row>
          <table:table-cell table:style-name="Table8.A1" office:value-type="string">
            <text:p text:style-name="P20">&gt;B </text:p>
          </table:table-cell>
          <table:table-cell table:style-name="Table8.A1" office:value-type="string">
            <text:p text:style-name="P20">( n -- byte )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Mask off a byte ($FF AND)</text:p>
          </table:table-cell>
        </table:table-row>
        <table:table-row>
          <table:table-cell table:style-name="Table8.A1" office:value-type="string">
            <text:p text:style-name="P20">&gt;N </text:p>
          </table:table-cell>
          <table:table-cell table:style-name="Table8.A1" office:value-type="string">
            <text:p text:style-name="P20">( n -- nib )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Mask off a nibble ($0F AND)</text:p>
          </table:table-cell>
        </table:table-row>
        <table:table-row>
          <table:table-cell table:style-name="Table8.A1" office:value-type="string">
            <text:p text:style-name="P20">|&lt;</text:p>
          </table:table-cell>
          <table:table-cell table:style-name="Table8.A1" office:value-type="string">
            <text:p text:style-name="P167">( bit -- mask )</text:p>
          </table:table-cell>
          <table:table-cell table:style-name="Table8.A1" office:value-type="string">
            <text:p text:style-name="P167">X</text:p>
          </table:table-cell>
          <table:table-cell table:style-name="Table8.A1" office:value-type="string">
            <text:p text:style-name="P314">PUB</text:p>
          </table:table-cell>
          <table:table-cell table:style-name="Table8.A1" office:value-type="string">
            <text:p text:style-name="P167">Alias for MASK</text:p>
          </table:table-cell>
        </table:table-row>
        <table:table-row>
          <table:table-cell table:style-name="Table8.A1" office:value-type="string">
            <text:p text:style-name="P20">2* </text:p>
          </table:table-cell>
          <table:table-cell table:style-name="Table8.A1" office:value-type="string">
            <text:p text:style-name="P20">( a -- b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Shift left one bit (multiply by two unsigned)</text:p>
          </table:table-cell>
        </table:table-row>
        <table:table-row>
          <table:table-cell table:style-name="Table8.A1" office:value-type="string">
            <text:p text:style-name="P20">2/ </text:p>
          </table:table-cell>
          <table:table-cell table:style-name="Table8.A1" office:value-type="string">
            <text:p text:style-name="P20">( a -- b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Shift right one bit (divide by two unsigned)</text:p>
          </table:table-cell>
        </table:table-row>
        <table:table-row>
          <table:table-cell table:style-name="Table8.A1" office:value-type="string">
            <text:p text:style-name="P166">4*</text:p>
          </table:table-cell>
          <table:table-cell table:style-name="Table8.A1" office:value-type="string">
            <text:p text:style-name="P166">( a -- b )</text:p>
          </table:table-cell>
          <table:table-cell table:style-name="Table8.A1" office:value-type="string">
            <text:p text:style-name="P166">C</text:p>
          </table:table-cell>
          <table:table-cell table:style-name="Table8.A1" office:value-type="string">
            <text:p text:style-name="P324">PUB</text:p>
          </table:table-cell>
          <table:table-cell table:style-name="Table8.A1" office:value-type="string">
            <text:p text:style-name="P166">Shift left two bits (multiply by 4 unsigned)</text:p>
          </table:table-cell>
        </table:table-row>
        <table:table-row>
          <table:table-cell table:style-name="Table8.A1" office:value-type="string">
            <text:p text:style-name="P20">8&lt;&lt;</text:p>
          </table:table-cell>
          <table:table-cell table:style-name="Table8.A1" office:value-type="string">
            <text:p text:style-name="P20">( a -- b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Fast 8-bit shift left - avoids slow push and pop of literal</text:p>
          </table:table-cell>
        </table:table-row>
        <table:table-row>
          <table:table-cell table:style-name="Table8.A1" office:value-type="string">
            <text:p text:style-name="P20">8&gt;&gt;</text:p>
          </table:table-cell>
          <table:table-cell table:style-name="Table8.A1" office:value-type="string">
            <text:p text:style-name="P20">( a -- b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Fast 8-bit shift right - avoids slow push and pop of <text:s/>literal (i.e. $12345678 -&gt; $00123456)</text:p>
          </table:table-cell>
        </table:table-row>
        <text:soft-page-break/>
        <table:table-row>
          <table:table-cell table:style-name="Table8.A1" office:value-type="string">
            <text:p text:style-name="P20">AND </text:p>
          </table:table-cell>
          <table:table-cell table:style-name="Table8.A1" office:value-type="string">
            <text:p text:style-name="P20">( a b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c = a AND b</text:p>
          </table:table-cell>
        </table:table-row>
        <table:table-row>
          <table:table-cell table:style-name="Table8.A1" office:value-type="string">
            <text:p text:style-name="P20">ANDN </text:p>
          </table:table-cell>
          <table:table-cell table:style-name="Table8.A1" office:value-type="string">
            <text:p text:style-name="P20">( a b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c = a AND NOT b ($DEADBEEF $FF ANDN .LONG DEAD.BE00 ok)</text:p>
          </table:table-cell>
        </table:table-row>
        <table:table-row>
          <table:table-cell table:style-name="Table8.A1" office:value-type="string">
            <text:p text:style-name="P779">BIT!</text:p>
          </table:table-cell>
          <table:table-cell table:style-name="Table8.A1" office:value-type="string">
            <text:p text:style-name="P779">( addr flg -- )</text:p>
          </table:table-cell>
          <table:table-cell table:style-name="Table8.A1" office:value-type="string">
            <text:p text:style-name="P779">H</text:p>
          </table:table-cell>
          <table:table-cell table:style-name="Table8.A1" office:value-type="string">
            <text:p text:style-name="P324">PUB</text:p>
          </table:table-cell>
          <table:table-cell table:style-name="Table8.A1" office:value-type="string">
            <text:p text:style-name="P779">store 1 in long at addr if flg&lt;&gt;0, else store 0</text:p>
          </table:table-cell>
        </table:table-row>
        <table:table-row>
          <table:table-cell table:style-name="Table8.A1" office:value-type="string">
            <text:p text:style-name="P777">BIT?</text:p>
          </table:table-cell>
          <table:table-cell table:style-name="Table8.A1" office:value-type="string">
            <text:p text:style-name="P777">( mask addr -- mask flg )</text:p>
          </table:table-cell>
          <table:table-cell table:style-name="Table8.A1" office:value-type="string">
            <text:p text:style-name="P777">C</text:p>
          </table:table-cell>
          <table:table-cell table:style-name="Table8.A1" office:value-type="string">
            <text:p text:style-name="P324">PUB</text:p>
          </table:table-cell>
          <table:table-cell table:style-name="Table8.A1" office:value-type="string">
            <text:p text:style-name="P777">flg = <text:span text:style-name="T92">long</text:span> at addr anded with mask</text:p>
          </table:table-cell>
        </table:table-row>
        <table:table-row>
          <table:table-cell table:style-name="Table8.A1" office:value-type="string">
            <text:p text:style-name="P774">FALSE</text:p>
          </table:table-cell>
          <table:table-cell table:style-name="Table8.A1" office:value-type="string">
            <text:p text:style-name="P774">( -- 0 )</text:p>
          </table:table-cell>
          <table:table-cell table:style-name="Table8.A1" office:value-type="string">
            <text:p text:style-name="P780">C</text:p>
          </table:table-cell>
          <table:table-cell table:style-name="Table8.A1" office:value-type="string">
            <text:p text:style-name="P790">PUB</text:p>
          </table:table-cell>
          <table:table-cell table:style-name="Table8.A1" office:value-type="string">
            <text:p text:style-name="P774">Constant</text:p>
          </table:table-cell>
        </table:table-row>
        <table:table-row>
          <table:table-cell table:style-name="Table8.A1" office:value-type="string">
            <text:p text:style-name="P20">INVERT </text:p>
          </table:table-cell>
          <table:table-cell table:style-name="Table8.A1" office:value-type="string">
            <text:p text:style-name="P20">( a -- b )</text:p>
          </table:table-cell>
          <table:table-cell table:style-name="Table8.A1" office:value-type="string">
            <text:p text:style-name="P206">H</text:p>
          </table:table-cell>
          <table:table-cell table:style-name="Table8.A1" office:value-type="string">
            <text:p text:style-name="P314">PUB</text:p>
          </table:table-cell>
          <table:table-cell table:style-name="Table8.A1" office:value-type="string">
            <text:p text:style-name="P20">Bitwise inversion - all bits are flipped (i.e. $FFFFFFF5 -&gt; $0A )</text:p>
          </table:table-cell>
        </table:table-row>
        <table:table-row>
          <table:table-cell table:style-name="Table8.A1" office:value-type="string">
            <text:p text:style-name="P776">L&gt;S</text:p>
          </table:table-cell>
          <table:table-cell table:style-name="Table8.A1" office:value-type="string">
            <text:p text:style-name="P776">( n -- lsb9 h )</text:p>
          </table:table-cell>
          <table:table-cell table:style-name="Table8.A1" office:value-type="string">
            <text:p text:style-name="P776">C</text:p>
          </table:table-cell>
          <table:table-cell table:style-name="Table8.A1" office:value-type="string">
            <text:p text:style-name="P324">PUB</text:p>
          </table:table-cell>
          <table:table-cell table:style-name="Table8.A1" office:value-type="string">
            <text:p text:style-name="P776">Specialized operation for filesystem addresses</text:p>
          </table:table-cell>
        </table:table-row>
        <table:table-row>
          <table:table-cell table:style-name="Table8.A1" office:value-type="string">
            <text:p text:style-name="P20">MASK </text:p>
          </table:table-cell>
          <table:table-cell table:style-name="Table8.A1" office:value-type="string">
            <text:p text:style-name="P20">( bit -- mask )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Convert 5-bit number to a mask over 32-bits - mask=0 if bit&gt;31</text:p>
          </table:table-cell>
        </table:table-row>
        <table:table-row>
          <table:table-cell table:style-name="Table8.A1" office:value-type="string">
            <text:p text:style-name="P32"><text:span text:style-name="T112">N</text:span><text:span text:style-name="T31">OOP</text:span></text:p>
          </table:table-cell>
          <table:table-cell table:style-name="Table8.A1" office:value-type="string">
            <text:p text:style-name="P724">( -- )</text:p>
          </table:table-cell>
          <table:table-cell table:style-name="Table8.A1" office:value-type="string">
            <text:p text:style-name="P724">H</text:p>
          </table:table-cell>
          <table:table-cell table:style-name="Table8.A1" office:value-type="string">
            <text:p text:style-name="P334">PUB</text:p>
          </table:table-cell>
          <table:table-cell table:style-name="Table8.A1" office:value-type="string">
            <text:p text:style-name="P719">No operation</text:p>
          </table:table-cell>
        </table:table-row>
        <table:table-row>
          <table:table-cell table:style-name="Table8.A1" office:value-type="string">
            <text:p text:style-name="P772">NOP</text:p>
          </table:table-cell>
          <table:table-cell table:style-name="Table8.A1" office:value-type="string">
            <text:p text:style-name="P783">( -- )</text:p>
          </table:table-cell>
          <table:table-cell table:style-name="Table8.A1" office:value-type="string">
            <text:p text:style-name="P772">C</text:p>
          </table:table-cell>
          <table:table-cell table:style-name="Table8.A1" office:value-type="string">
            <text:p text:style-name="P791">PUB</text:p>
          </table:table-cell>
          <table:table-cell table:style-name="Table8.A1" office:value-type="string">
            <text:p text:style-name="P772">No operation<text:span text:style-name="T123"> - </text:span>( 0.4 us )<text:span text:style-name="T123"> - can be used as a placeholder and overwritten later e.g. pri trap nop nop ;</text:span></text:p>
          </table:table-cell>
        </table:table-row>
        <table:table-row>
          <table:table-cell table:style-name="Table8.A1" office:value-type="string">
            <text:p text:style-name="P775">OFF</text:p>
          </table:table-cell>
          <table:table-cell table:style-name="Table8.A1" office:value-type="string">
            <text:p text:style-name="P775">( -- 0 )</text:p>
          </table:table-cell>
          <table:table-cell table:style-name="Table8.A1" office:value-type="string">
            <text:p text:style-name="P781">C</text:p>
          </table:table-cell>
          <table:table-cell table:style-name="Table8.A1" office:value-type="string">
            <text:p text:style-name="P795">PUB</text:p>
          </table:table-cell>
          <table:table-cell table:style-name="Table8.A1" office:value-type="string">
            <text:p text:style-name="P775">Alias for FALSE</text:p>
          </table:table-cell>
        </table:table-row>
        <table:table-row>
          <table:table-cell table:style-name="Table8.A1" office:value-type="string">
            <text:p text:style-name="P775">ON</text:p>
          </table:table-cell>
          <table:table-cell table:style-name="Table8.A1" office:value-type="string">
            <text:p text:style-name="P775">( -- -1 )</text:p>
          </table:table-cell>
          <table:table-cell table:style-name="Table8.A1" office:value-type="string">
            <text:p text:style-name="P781">C</text:p>
          </table:table-cell>
          <table:table-cell table:style-name="Table8.A1" office:value-type="string">
            <text:p text:style-name="P795">PUB</text:p>
          </table:table-cell>
          <table:table-cell table:style-name="Table8.A1" office:value-type="string">
            <text:p text:style-name="P775">Alias for TRUE</text:p>
          </table:table-cell>
        </table:table-row>
        <table:table-row>
          <table:table-cell table:style-name="Table8.A1" office:value-type="string">
            <text:p text:style-name="P20">OR </text:p>
          </table:table-cell>
          <table:table-cell table:style-name="Table8.A1" office:value-type="string">
            <text:p text:style-name="P20">( a b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c = a OR b ($123400 $56 OR .LONG 0012.3456 ok)</text:p>
          </table:table-cell>
        </table:table-row>
        <table:table-row>
          <table:table-cell table:style-name="Table8.A1" office:value-type="string">
            <text:p text:style-name="P20">REV </text:p>
          </table:table-cell>
          <table:table-cell table:style-name="Table8.A1" office:value-type="string">
            <text:p text:style-name="P20">( n1 bits -- n2 )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Reverse LSBs of n1 and zero-extend</text:p>
          </table:table-cell>
        </table:table-row>
        <table:table-row>
          <table:table-cell table:style-name="Table8.A1" office:value-type="string">
            <text:p text:style-name="P20">ROL </text:p>
          </table:table-cell>
          <table:table-cell table:style-name="Table8.A1" office:value-type="string">
            <text:p text:style-name="P20">( a cnt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Rotate a left with b31 rotating into b0 for cnt ($12345678 8 ROL .LONG 3456.7812 ok)</text:p>
          </table:table-cell>
        </table:table-row>
        <table:table-row>
          <table:table-cell table:style-name="Table8.A1" office:value-type="string">
            <text:p text:style-name="P20">ROR </text:p>
          </table:table-cell>
          <table:table-cell table:style-name="Table8.A1" office:value-type="string">
            <text:p text:style-name="P20">( a cnt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Rotate right bit b0 rotating into b31 for cnt ($DEADBEEF 8 ROR .LONG EFDE.ADBE ok)</text:p>
          </table:table-cell>
        </table:table-row>
        <table:table-row>
          <table:table-cell table:style-name="Table8.A1" office:value-type="string">
            <text:p text:style-name="P776">SAR</text:p>
          </table:table-cell>
          <table:table-cell table:style-name="Table8.A1" office:value-type="string">
            <text:p text:style-name="P776">( a n -- b )</text:p>
          </table:table-cell>
          <table:table-cell table:style-name="Table8.A1" office:value-type="string">
            <text:p text:style-name="P782">C</text:p>
          </table:table-cell>
          <table:table-cell table:style-name="Table8.A1" office:value-type="string">
            <text:p text:style-name="P324">PUB</text:p>
          </table:table-cell>
          <table:table-cell table:style-name="Table8.A1" office:value-type="string">
            <text:p text:style-name="P776">b = a Shift Arithmetic Right n places</text:p>
          </table:table-cell>
        </table:table-row>
        <table:table-row>
          <table:table-cell table:style-name="Table8.A1" office:value-type="string">
            <text:p text:style-name="P20">SHL </text:p>
          </table:table-cell>
          <table:table-cell table:style-name="Table8.A1" office:value-type="string">
            <text:p text:style-name="P20">( a cnt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Shift left all bits by cnt</text:p>
          </table:table-cell>
        </table:table-row>
        <table:table-row>
          <table:table-cell table:style-name="Table8.A1" office:value-type="string">
            <text:p text:style-name="P20">SHR </text:p>
          </table:table-cell>
          <table:table-cell table:style-name="Table8.A1" office:value-type="string">
            <text:p text:style-name="P20">( a cnt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Shift right all bits by cnt</text:p>
          </table:table-cell>
        </table:table-row>
        <table:table-row>
          <table:table-cell table:style-name="Table8.A1" office:value-type="string">
            <text:p text:style-name="P778">TOG</text:p>
          </table:table-cell>
          <table:table-cell table:style-name="Table8.A1" office:value-type="string">
            <text:p text:style-name="P778">( mask caddr -- )</text:p>
          </table:table-cell>
          <table:table-cell table:style-name="Table8.A1" office:value-type="string">
            <text:p text:style-name="P778">H</text:p>
          </table:table-cell>
          <table:table-cell table:style-name="Table8.A1" office:value-type="string">
            <text:p text:style-name="P324">PUB</text:p>
          </table:table-cell>
          <table:table-cell table:style-name="Table8.A1" office:value-type="string">
            <text:p text:style-name="P778">toggle bits defined by mask in hub byte at caddr</text:p>
          </table:table-cell>
        </table:table-row>
        <table:table-row>
          <table:table-cell table:style-name="Table8.A1" office:value-type="string">
            <text:p text:style-name="P774">TRUE</text:p>
          </table:table-cell>
          <table:table-cell table:style-name="Table8.A1" office:value-type="string">
            <text:p text:style-name="P774">( -- -1 )</text:p>
          </table:table-cell>
          <table:table-cell table:style-name="Table8.A1" office:value-type="string">
            <text:p text:style-name="P780">C</text:p>
          </table:table-cell>
          <table:table-cell table:style-name="Table8.A1" office:value-type="string">
            <text:p text:style-name="P790">PUB</text:p>
          </table:table-cell>
          <table:table-cell table:style-name="Table8.A1" office:value-type="string">
            <text:p text:style-name="P774">Constant (although any non-zero number is treated as true as well</text:p>
          </table:table-cell>
        </table:table-row>
        <table:table-row>
          <table:table-cell table:style-name="Table8.A1" office:value-type="string">
            <text:p text:style-name="P20">XOR </text:p>
          </table:table-cell>
          <table:table-cell table:style-name="Table8.A1" office:value-type="string">
            <text:p text:style-name="P20">( a b -- c )</text:p>
          </table:table-cell>
          <table:table-cell table:style-name="Table8.A1" office:value-type="string">
            <text:p text:style-name="P20">C</text:p>
          </table:table-cell>
          <table:table-cell table:style-name="Table8.A1" office:value-type="string">
            <text:p text:style-name="P324">PUB</text:p>
          </table:table-cell>
          <table:table-cell table:style-name="Table8.A1" office:value-type="string">
            <text:p text:style-name="P20">c = a XOR b ($123456 $FF XOR .LONG 0012.34A9 ok)</text:p>
          </table:table-cell>
        </table:table-row>
        <table:table-row>
          <table:table-cell table:style-name="Table8.A1" office:value-type="string">
            <text:p text:style-name="P168">|&lt;=</text:p>
          </table:table-cell>
          <table:table-cell table:style-name="Table8.A1" office:value-type="string">
            <text:p text:style-name="P168">( bit -- ; -- mask )</text:p>
          </table:table-cell>
          <table:table-cell table:style-name="Table8.A1" office:value-type="string">
            <text:p text:style-name="P205">H</text:p>
          </table:table-cell>
          <table:table-cell table:style-name="Table8.A1" office:value-type="string">
            <text:p text:style-name="P316">PRE</text:p>
          </table:table-cell>
          <table:table-cell table:style-name="Table8.A1" office:value-type="string">
            <text:p text:style-name="Standard"/>
          </table:table-cell>
        </table:table-row>
      </table:table>
      <text:h text:style-name="Heading_20_2" text:outline-level="2"><text:bookmark-start text:name="__RefHeading___Toc15062_3727030152"/>COMPARISON<text:bookmark-end text:name="__RefHeading___Toc15062_372703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0">&lt; </text:p>
          </table:table-cell>
          <table:table-cell table:style-name="Table16.A1" office:value-type="string">
            <text:p text:style-name="P20">( a b -- flg )</text:p>
          </table:table-cell>
          <table:table-cell table:style-name="Table16.A1" office:value-type="string">
            <text:p text:style-name="P20">H</text:p>
          </table:table-cell>
          <table:table-cell table:style-name="Table16.A1" office:value-type="string">
            <text:p text:style-name="P324">PUB</text:p>
          </table:table-cell>
          <table:table-cell table:style-name="Table16.A1" office:value-type="string">
            <text:p text:style-name="P20">If a is less than b then return with true flag</text:p>
          </table:table-cell>
        </table:table-row>
        <table:table-row>
          <table:table-cell table:style-name="Table16.A1" office:value-type="string">
            <text:p text:style-name="P20">&lt;=</text:p>
          </table:table-cell>
          <table:table-cell table:style-name="Table16.A1" office:value-type="string">
            <text:p text:style-name="P722">( a b -- flg )</text:p>
          </table:table-cell>
          <table:table-cell table:style-name="Table16.A1" office:value-type="string">
            <text:p text:style-name="P722">X</text:p>
          </table:table-cell>
          <table:table-cell table:style-name="Table16.A1" office:value-type="string">
            <text:p text:style-name="P736">PUB</text:p>
          </table:table-cell>
          <table:table-cell table:style-name="Table16.A1" office:value-type="string">
            <text:p text:style-name="P722">if a &lt; or = to b then flg = true</text:p>
          </table:table-cell>
        </table:table-row>
        <table:table-row>
          <table:table-cell table:style-name="Table16.A1" office:value-type="string">
            <text:p text:style-name="P20">&lt;&gt; </text:p>
          </table:table-cell>
          <table:table-cell table:style-name="Table16.A1" office:value-type="string">
            <text:p text:style-name="P20">( n1 n2 -- flg ) </text:p>
          </table:table-cell>
          <table:table-cell table:style-name="Table16.A1" office:value-type="string">
            <text:p text:style-name="P20">C2</text:p>
          </table:table-cell>
          <table:table-cell table:style-name="Table16.A1" office:value-type="string">
            <text:p text:style-name="P324">PUB</text:p>
          </table:table-cell>
          <table:table-cell table:style-name="Table16.A1" office:value-type="string">
            <text:p text:style-name="P20">Return with flag indicating if n1 &lt;&gt; n2 (equiv. to = NOT ) </text:p>
          </table:table-cell>
        </table:table-row>
        <table:table-row>
          <table:table-cell table:style-name="Table16.A1" office:value-type="string">
            <text:p text:style-name="P20">= </text:p>
          </table:table-cell>
          <table:table-cell table:style-name="Table16.A1" office:value-type="string">
            <text:p text:style-name="P20">( a b -- flg )</text:p>
          </table:table-cell>
          <table:table-cell table:style-name="Table16.A1" office:value-type="string">
            <text:p text:style-name="P20">C</text:p>
          </table:table-cell>
          <table:table-cell table:style-name="Table16.A1" office:value-type="string">
            <text:p text:style-name="P324">PUB</text:p>
          </table:table-cell>
          <table:table-cell table:style-name="Table16.A1" office:value-type="string">
            <text:p text:style-name="P20">Compare a with b </text:p>
          </table:table-cell>
        </table:table-row>
        <table:table-row>
          <table:table-cell table:style-name="Table16.A1" office:value-type="string">
            <text:p text:style-name="P722">=&gt;</text:p>
          </table:table-cell>
          <table:table-cell table:style-name="Table16.A1" office:value-type="string">
            <text:p text:style-name="P722">( a b -- flg )</text:p>
          </table:table-cell>
          <table:table-cell table:style-name="Table16.A1" office:value-type="string">
            <text:p text:style-name="P722">X</text:p>
          </table:table-cell>
          <table:table-cell table:style-name="Table16.A1" office:value-type="string">
            <text:p text:style-name="P736">PUB</text:p>
          </table:table-cell>
          <table:table-cell table:style-name="Table16.A1" office:value-type="string">
            <text:p text:style-name="P722">if a &gt; or = to b then flg = true</text:p>
          </table:table-cell>
        </table:table-row>
        <table:table-row>
          <table:table-cell table:style-name="Table16.A1" office:value-type="string">
            <text:p text:style-name="P20">&gt; </text:p>
          </table:table-cell>
          <table:table-cell table:style-name="Table16.A1" office:value-type="string">
            <text:p text:style-name="P20">( a b -- flg )</text:p>
          </table:table-cell>
          <table:table-cell table:style-name="Table16.A1" office:value-type="string">
            <text:p text:style-name="P20">C</text:p>
          </table:table-cell>
          <table:table-cell table:style-name="Table16.A1" office:value-type="string">
            <text:p text:style-name="P324">PUB</text:p>
          </table:table-cell>
          <table:table-cell table:style-name="Table16.A1" office:value-type="string">
            <text:p text:style-name="P20">If a &gt; b then flg = true</text:p>
          </table:table-cell>
        </table:table-row>
        <table:table-row>
          <table:table-cell table:style-name="Table16.A1" office:value-type="string">
            <text:p text:style-name="P20">0&lt; </text:p>
          </table:table-cell>
          <table:table-cell table:style-name="Table16.A1" office:value-type="string">
            <text:p text:style-name="P20">( val -- flg )</text:p>
          </table:table-cell>
          <table:table-cell table:style-name="Table16.A1" office:value-type="string">
            <text:p text:style-name="P207">C</text:p>
          </table:table-cell>
          <table:table-cell table:style-name="Table16.A1" office:value-type="string">
            <text:p text:style-name="P324">PUB</text:p>
          </table:table-cell>
          <table:table-cell table:style-name="Table16.A1" office:value-type="string">
            <text:p text:style-name="P20">If val is less than zero (negative) then return with true flag</text:p>
          </table:table-cell>
        </table:table-row>
        <table:table-row>
          <table:table-cell table:style-name="Table16.A1" office:value-type="string">
            <text:p text:style-name="P20">0&lt;&gt; </text:p>
          </table:table-cell>
          <table:table-cell table:style-name="Table16.A1" office:value-type="string">
            <text:p text:style-name="P20">( n -- flg ) </text:p>
          </table:table-cell>
          <table:table-cell table:style-name="Table16.A1" office:value-type="string">
            <text:p text:style-name="P20">C2</text:p>
          </table:table-cell>
          <table:table-cell table:style-name="Table16.A1" office:value-type="string">
            <text:p text:style-name="P335">PUB</text:p>
          </table:table-cell>
          <table:table-cell table:style-name="Table16.A1" office:value-type="string">
            <text:p text:style-name="P20">Return with flag indicating if n &lt;&gt; 0 (equiva. to 0= NOT )</text:p>
          </table:table-cell>
        </table:table-row>
        <table:table-row>
          <table:table-cell table:style-name="Table16.A1" office:value-type="string">
            <text:p text:style-name="P20">0= </text:p>
          </table:table-cell>
          <table:table-cell table:style-name="Table16.A1" office:value-type="string">
            <text:p text:style-name="P20">( val -- flg )</text:p>
          </table:table-cell>
          <table:table-cell table:style-name="Table16.A1" office:value-type="string">
            <text:p text:style-name="P20">C</text:p>
          </table:table-cell>
          <table:table-cell table:style-name="Table16.A1" office:value-type="string">
            <text:p text:style-name="P324">PUB</text:p>
          </table:table-cell>
          <table:table-cell table:style-name="Table16.A1" office:value-type="string">
            <text:p text:style-name="P20">Compare n to zero and return with boolean flag</text:p>
          </table:table-cell>
        </table:table-row>
        <table:table-row>
          <table:table-cell table:style-name="Table16.A1" office:value-type="string">
            <text:p text:style-name="P33">NOT</text:p>
          </table:table-cell>
          <table:table-cell table:style-name="Table16.A1" office:value-type="string">
            <text:p text:style-name="P33">( val -- flg )</text:p>
          </table:table-cell>
          <table:table-cell table:style-name="Table16.A1" office:value-type="string">
            <text:p text:style-name="P33">C</text:p>
          </table:table-cell>
          <table:table-cell table:style-name="Table16.A1" office:value-type="string">
            <text:p text:style-name="P324">PUB</text:p>
          </table:table-cell>
          <table:table-cell table:style-name="Table16.A1" office:value-type="string">
            <text:p text:style-name="P208">Alias for 0=</text:p>
          </table:table-cell>
        </table:table-row>
        <table:table-row>
          <table:table-cell table:style-name="Table16.A1" office:value-type="string">
            <text:p text:style-name="P20">U&lt; </text:p>
          </table:table-cell>
          <table:table-cell table:style-name="Table16.A1" office:value-type="string">
            <text:p text:style-name="P20">( a b -- flg )</text:p>
          </table:table-cell>
          <table:table-cell table:style-name="Table16.A1" office:value-type="string">
            <text:p text:style-name="P207">C</text:p>
          </table:table-cell>
          <table:table-cell table:style-name="Table16.A1" office:value-type="string">
            <text:p text:style-name="P324">PUB</text:p>
          </table:table-cell>
          <table:table-cell table:style-name="Table16.A1" office:value-type="string">
            <text:p text:style-name="P20">If a is unsigned less than b then return with true flag</text:p>
          </table:table-cell>
        </table:table-row>
        <table:table-row>
          <table:table-cell table:style-name="Table16.A1" office:value-type="string">
            <text:p text:style-name="P722">U&gt;</text:p>
          </table:table-cell>
          <table:table-cell table:style-name="Table16.A1" office:value-type="string">
            <text:p text:style-name="P722">( a b -- flg )</text:p>
          </table:table-cell>
          <table:table-cell table:style-name="Table16.A1" office:value-type="string">
            <text:p text:style-name="P722">X</text:p>
          </table:table-cell>
          <table:table-cell table:style-name="Table16.A1" office:value-type="string">
            <text:p text:style-name="P324">PUB</text:p>
          </table:table-cell>
          <table:table-cell table:style-name="Table16.A1" office:value-type="string">
            <text:p text:style-name="P722">If a is unsigned greater than b then return with true flag</text:p>
          </table:table-cell>
        </table:table-row>
        <table:table-row>
          <table:table-cell table:style-name="Table16.A1" office:value-type="string">
            <text:p text:style-name="P20">WITHIN </text:p>
          </table:table-cell>
          <table:table-cell table:style-name="Table16.A1" office:value-type="string">
            <text:p text:style-name="P20">( val min max -- flg )</text:p>
          </table:table-cell>
          <table:table-cell table:style-name="Table16.A1" office:value-type="string">
            <text:p text:style-name="P20">H</text:p>
          </table:table-cell>
          <table:table-cell table:style-name="Table16.A1" office:value-type="string">
            <text:p text:style-name="P324">PUB</text:p>
          </table:table-cell>
          <table:table-cell table:style-name="Table16.A1" office:value-type="string">
            <text:p text:style-name="P20">Return with flag if val is within min and max (inclusive, not ANSI)</text:p>
          </table:table-cell>
        </table:table-row>
      </table:table>
      <text:h text:style-name="Heading_20_2" text:outline-level="2"><text:bookmark-start text:name="__RefHeading___Toc15064_3727030152"/>MEMORY<text:bookmark-end text:name="__RefHeading___Toc15064_3727030152"/></text:h>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0">--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Decrement the long in hub memory</text:p>
          </table:table-cell>
        </table:table-row>
        <table:table-row>
          <table:table-cell table:style-name="Table17.A1" office:value-type="string">
            <text:p text:style-name="P20">! </text:p>
          </table:table-cell>
          <table:table-cell table:style-name="Table17.A1" office:value-type="string">
            <text:p text:style-name="P20">( long adr --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Store the long in hub memory (2.2us) (pops)</text:p>
          </table:table-cell>
        </table:table-row>
        <table:table-row>
          <table:table-cell table:style-name="Table17.A1" office:value-type="string">
            <text:p text:style-name="P20">@ </text:p>
          </table:table-cell>
          <table:table-cell table:style-name="Table17.A1" office:value-type="string">
            <text:p text:style-name="P20">( adr -- long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Fetch a long from hub memory (0.4us)</text:p>
          </table:table-cell>
        </table:table-row>
        <table:table-row>
          <table:table-cell table:style-name="Table17.A1" office:value-type="string">
            <text:p text:style-name="P844">@<text:span text:style-name="T85">1</text:span></text:p>
          </table:table-cell>
          <table:table-cell table:style-name="Table17.A1" office:value-type="string">
            <text:p text:style-name="P848">( -- adr )</text:p>
          </table:table-cell>
          <table:table-cell table:style-name="Table17.A1" office:value-type="string">
            <text:p text:style-name="P850">X</text:p>
          </table:table-cell>
          <table:table-cell table:style-name="Table17.A1" office:value-type="string">
            <text:p text:style-name="P855">PUB</text:p>
          </table:table-cell>
          <table:table-cell table:style-name="Table17.A1" office:value-type="string">
            <text:p text:style-name="P844">1 long</text:p>
          </table:table-cell>
        </table:table-row>
        <table:table-row>
          <table:table-cell table:style-name="Table17.A1" office:value-type="string">
            <text:p text:style-name="P844">@2</text:p>
          </table:table-cell>
          <table:table-cell table:style-name="Table17.A1" office:value-type="string">
            <text:p text:style-name="P848">( -- adr )</text:p>
          </table:table-cell>
          <table:table-cell table:style-name="Table17.A1" office:value-type="string">
            <text:p text:style-name="P850">X</text:p>
          </table:table-cell>
          <table:table-cell table:style-name="Table17.A1" office:value-type="string">
            <text:p text:style-name="P855">PUB</text:p>
          </table:table-cell>
          <table:table-cell table:style-name="Table17.A1" office:value-type="string">
            <text:p text:style-name="P844">1 long</text:p>
          </table:table-cell>
        </table:table-row>
        <table:table-row>
          <table:table-cell table:style-name="Table17.A1" office:value-type="string">
            <text:p text:style-name="P842">@3</text:p>
          </table:table-cell>
          <table:table-cell table:style-name="Table17.A1" office:value-type="string">
            <text:p text:style-name="P849">( -- adr )</text:p>
          </table:table-cell>
          <table:table-cell table:style-name="Table17.A1" office:value-type="string">
            <text:p text:style-name="P851">X</text:p>
          </table:table-cell>
          <table:table-cell table:style-name="Table17.A1" office:value-type="string">
            <text:p text:style-name="P855">PUB</text:p>
          </table:table-cell>
          <table:table-cell table:style-name="Table17.A1" office:value-type="string">
            <text:p text:style-name="P842">1 long</text:p>
          </table:table-cell>
        </table:table-row>
        <table:table-row>
          <table:table-cell table:style-name="Table17.A1" office:value-type="string">
            <text:p text:style-name="P20">+! </text:p>
          </table:table-cell>
          <table:table-cell table:style-name="Table17.A1" office:value-type="string">
            <text:p text:style-name="P20">( long adr --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Add long to long in hub memory</text:p>
          </table:table-cell>
        </table:table-row>
        <table:table-row>
          <table:table-cell table:style-name="Table17.A1" office:value-type="string">
            <text:p text:style-name="P20">++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Increment the long in hub memory</text:p>
          </table:table-cell>
        </table:table-row>
        <table:table-row>
          <table:table-cell table:style-name="Table17.A1" office:value-type="string">
            <text:p text:style-name="P20">&lt;CMOVE </text:p>
          </table:table-cell>
          <table:table-cell table:style-name="Table17.A1" office:value-type="string">
            <text:p text:style-name="P20">( src dst cnt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Reverse MOVE bytes starting from end of src to end of dst by cnt bytes</text:p>
          </table:table-cell>
        </table:table-row>
        <table:table-row>
          <table:table-cell table:style-name="Table17.A1" office:value-type="string">
            <text:p text:style-name="P20">~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Set the long in hub memory to zeros</text:p>
          </table:table-cell>
        </table:table-row>
        <table:table-row>
          <table:table-cell table:style-name="Table17.A1" office:value-type="string">
            <text:p text:style-name="P20">~~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Set the long in hub memory to all ones</text:p>
          </table:table-cell>
        </table:table-row>
        <table:table-row>
          <table:table-cell table:style-name="Table17.A1" office:value-type="string">
            <text:p text:style-name="P843"><text:span text:style-name="T85">1</text:span>!</text:p>
          </table:table-cell>
          <table:table-cell table:style-name="Table17.A1" office:value-type="string">
            <text:p text:style-name="P843">( n -- )</text:p>
          </table:table-cell>
          <table:table-cell table:style-name="Table17.A1" office:value-type="string">
            <text:p text:style-name="P852">X</text:p>
          </table:table-cell>
          <table:table-cell table:style-name="Table17.A1" office:value-type="string">
            <text:p text:style-name="P855">PUB</text:p>
          </table:table-cell>
          <table:table-cell table:style-name="Table17.A1" office:value-type="string">
            <text:p text:style-name="P843">store n in <text:span text:style-name="T85">@1</text:span></text:p>
          </table:table-cell>
        </table:table-row>
        <table:table-row>
          <table:table-cell table:style-name="Table17.A1" office:value-type="string">
            <text:p text:style-name="P843"><text:span text:style-name="T85">1</text:span>@</text:p>
          </table:table-cell>
          <table:table-cell table:style-name="Table17.A1" office:value-type="string">
            <text:p text:style-name="P843">( -- n )</text:p>
          </table:table-cell>
          <table:table-cell table:style-name="Table17.A1" office:value-type="string">
            <text:p text:style-name="P852">X</text:p>
          </table:table-cell>
          <table:table-cell table:style-name="Table17.A1" office:value-type="string">
            <text:p text:style-name="P855">PUB</text:p>
          </table:table-cell>
          <table:table-cell table:style-name="Table17.A1" office:value-type="string">
            <text:p text:style-name="P843">return value n stored at @<text:span text:style-name="T85">1</text:span></text:p>
          </table:table-cell>
        </table:table-row>
        <table:table-row>
          <table:table-cell table:style-name="Table17.A1" office:value-type="string">
            <text:p text:style-name="P843"><text:span text:style-name="T85">1</text:span>++</text:p>
          </table:table-cell>
          <table:table-cell table:style-name="Table17.A1" office:value-type="string">
            <text:p text:style-name="P843">( -- )</text:p>
          </table:table-cell>
          <table:table-cell table:style-name="Table17.A1" office:value-type="string">
            <text:p text:style-name="P852">X</text:p>
          </table:table-cell>
          <table:table-cell table:style-name="Table17.A1" office:value-type="string">
            <text:p text:style-name="P855">PUB</text:p>
          </table:table-cell>
          <table:table-cell table:style-name="Table17.A1" office:value-type="string">
            <text:p text:style-name="P843">increment value stored at @<text:span text:style-name="T85">1</text:span></text:p>
          </table:table-cell>
        </table:table-row>
        <table:table-row>
          <table:table-cell table:style-name="Table17.A1" office:value-type="string">
            <text:p text:style-name="P842">2!</text:p>
          </table:table-cell>
          <table:table-cell table:style-name="Table17.A1" office:value-type="string">
            <text:p text:style-name="P842">( n -- )</text:p>
          </table:table-cell>
          <table:table-cell table:style-name="Table17.A1" office:value-type="string">
            <text:p text:style-name="P851">X</text:p>
          </table:table-cell>
          <table:table-cell table:style-name="Table17.A1" office:value-type="string">
            <text:p text:style-name="P855">PUB</text:p>
          </table:table-cell>
          <table:table-cell table:style-name="Table17.A1" office:value-type="string">
            <text:p text:style-name="P842">store n in 2@</text:p>
          </table:table-cell>
        </table:table-row>
        <table:table-row>
          <table:table-cell table:style-name="Table17.A1" office:value-type="string">
            <text:p text:style-name="P842">2@</text:p>
          </table:table-cell>
          <table:table-cell table:style-name="Table17.A1" office:value-type="string">
            <text:p text:style-name="P842">( -- n )</text:p>
          </table:table-cell>
          <table:table-cell table:style-name="Table17.A1" office:value-type="string">
            <text:p text:style-name="P851">X</text:p>
          </table:table-cell>
          <table:table-cell table:style-name="Table17.A1" office:value-type="string">
            <text:p text:style-name="P855">PUB</text:p>
          </table:table-cell>
          <table:table-cell table:style-name="Table17.A1" office:value-type="string">
            <text:p text:style-name="P842">return value n stored at @2</text:p>
          </table:table-cell>
        </table:table-row>
        <table:table-row>
          <table:table-cell table:style-name="Table17.A1" office:value-type="string">
            <text:p text:style-name="P842">2++</text:p>
          </table:table-cell>
          <table:table-cell table:style-name="Table17.A1" office:value-type="string">
            <text:p text:style-name="P842">( -- )</text:p>
          </table:table-cell>
          <table:table-cell table:style-name="Table17.A1" office:value-type="string">
            <text:p text:style-name="P851">X</text:p>
          </table:table-cell>
          <table:table-cell table:style-name="Table17.A1" office:value-type="string">
            <text:p text:style-name="P855">PUB</text:p>
          </table:table-cell>
          <table:table-cell table:style-name="Table17.A1" office:value-type="string">
            <text:p text:style-name="P842">increment value stored at @2</text:p>
          </table:table-cell>
        </table:table-row>
        <table:table-row>
          <table:table-cell table:style-name="Table17.A1" office:value-type="string">
            <text:p text:style-name="P842">3!</text:p>
          </table:table-cell>
          <table:table-cell table:style-name="Table17.A1" office:value-type="string">
            <text:p text:style-name="P842">(n -- )</text:p>
          </table:table-cell>
          <table:table-cell table:style-name="Table17.A1" office:value-type="string">
            <text:p text:style-name="P851">X</text:p>
          </table:table-cell>
          <table:table-cell table:style-name="Table17.A1" office:value-type="string">
            <text:p text:style-name="P855">PUB</text:p>
          </table:table-cell>
          <table:table-cell table:style-name="Table17.A1" office:value-type="string">
            <text:p text:style-name="P842">store n in 3@</text:p>
          </table:table-cell>
        </table:table-row>
        <table:table-row>
          <table:table-cell table:style-name="Table17.A1" office:value-type="string">
            <text:p text:style-name="P842">3@</text:p>
          </table:table-cell>
          <table:table-cell table:style-name="Table17.A1" office:value-type="string">
            <text:p text:style-name="P842">( -- n )</text:p>
          </table:table-cell>
          <table:table-cell table:style-name="Table17.A1" office:value-type="string">
            <text:p text:style-name="P851">X</text:p>
          </table:table-cell>
          <table:table-cell table:style-name="Table17.A1" office:value-type="string">
            <text:p text:style-name="P855">PUB</text:p>
          </table:table-cell>
          <table:table-cell table:style-name="Table17.A1" office:value-type="string">
            <text:p text:style-name="P842">return value n stored at @3</text:p>
          </table:table-cell>
        </table:table-row>
        <table:table-row>
          <table:table-cell table:style-name="Table17.A1" office:value-type="string">
            <text:p text:style-name="P842">3++</text:p>
          </table:table-cell>
          <table:table-cell table:style-name="Table17.A1" office:value-type="string">
            <text:p text:style-name="P842">( -- )</text:p>
          </table:table-cell>
          <table:table-cell table:style-name="Table17.A1" office:value-type="string">
            <text:p text:style-name="P851">X</text:p>
          </table:table-cell>
          <table:table-cell table:style-name="Table17.A1" office:value-type="string">
            <text:p text:style-name="P855">PUB</text:p>
          </table:table-cell>
          <table:table-cell table:style-name="Table17.A1" office:value-type="string">
            <text:p text:style-name="P842">increment value stored in @3</text:p>
          </table:table-cell>
        </table:table-row>
        <table:table-row>
          <table:table-cell table:style-name="Table17.A1" office:value-type="string">
            <text:p text:style-name="P841">ALIGN </text:p>
          </table:table-cell>
          <table:table-cell table:style-name="Table17.A1" office:value-type="string">
            <text:p text:style-name="P841">( adr align -- adr1 )</text:p>
          </table:table-cell>
          <table:table-cell table:style-name="Table17.A1" office:value-type="string">
            <text:p text:style-name="P841">X</text:p>
          </table:table-cell>
          <table:table-cell table:style-name="Table17.A1" office:value-type="string">
            <text:p text:style-name="P857">PUB</text:p>
          </table:table-cell>
          <table:table-cell table:style-name="Table17.A1" office:value-type="string">
            <text:p text:style-name="P841">Align address upwards to match alignment boundary (i.e. $474A $40 ALIGN .WORD 4780 ok )</text:p>
          </table:table-cell>
        </table:table-row>
        <table:table-row>
          <table:table-cell table:style-name="Table17.A1" office:value-type="string">
            <text:p text:style-name="P845">BIG!</text:p>
          </table:table-cell>
          <table:table-cell table:style-name="Table17.A1" office:value-type="string">
            <text:p text:style-name="P845">( long addr -- )</text:p>
          </table:table-cell>
          <table:table-cell table:style-name="Table17.A1" office:value-type="string">
            <text:p text:style-name="P853">X</text:p>
          </table:table-cell>
          <table:table-cell table:style-name="Table17.A1" office:value-type="string">
            <text:p text:style-name="P856">PUB</text:p>
          </table:table-cell>
          <table:table-cell table:style-name="Table17.A1" office:value-type="string">
            <text:p text:style-name="P845">store long big-endian style</text:p>
          </table:table-cell>
        </table:table-row>
        <table:table-row>
          <table:table-cell table:style-name="Table17.A1" office:value-type="string">
            <text:p text:style-name="P845">BIG@</text:p>
          </table:table-cell>
          <table:table-cell table:style-name="Table17.A1" office:value-type="string">
            <text:p text:style-name="P845">( addr -- long )</text:p>
          </table:table-cell>
          <table:table-cell table:style-name="Table17.A1" office:value-type="string">
            <text:p text:style-name="P853">X</text:p>
          </table:table-cell>
          <table:table-cell table:style-name="Table17.A1" office:value-type="string">
            <text:p text:style-name="P856">PUB</text:p>
          </table:table-cell>
          <table:table-cell table:style-name="Table17.A1" office:value-type="string">
            <text:p text:style-name="P845">read long big-endian style</text:p>
          </table:table-cell>
        </table:table-row>
        <table:table-row>
          <table:table-cell table:style-name="Table17.A1" office:value-type="string">
            <text:p text:style-name="P20">C--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Decrement the byte in hub memory</text:p>
          </table:table-cell>
        </table:table-row>
        <table:table-row>
          <table:table-cell table:style-name="Table17.A1" office:value-type="string">
            <text:p text:style-name="P20">C! </text:p>
          </table:table-cell>
          <table:table-cell table:style-name="Table17.A1" office:value-type="string">
            <text:p text:style-name="P20">( byte adr --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store byte to hub memory</text:p>
          </table:table-cell>
        </table:table-row>
        <table:table-row>
          <table:table-cell table:style-name="Table17.A1" office:value-type="string">
            <text:p text:style-name="P20">C@ </text:p>
          </table:table-cell>
          <table:table-cell table:style-name="Table17.A1" office:value-type="string">
            <text:p text:style-name="P20">( adr -- byte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Fetch a byte from hub memory </text:p>
          </table:table-cell>
        </table:table-row>
        <table:table-row>
          <table:table-cell table:style-name="Table17.A1" office:value-type="string">
            <text:p text:style-name="P20">C@++ </text:p>
          </table:table-cell>
          <table:table-cell table:style-name="Table17.A1" office:value-type="string">
            <text:p text:style-name="P20">( adr -- adr+1 char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Fetch a byte from hub memory and maintain and increment the address</text:p>
          </table:table-cell>
        </table:table-row>
        <table:table-row>
          <table:table-cell table:style-name="Table17.A1" office:value-type="string">
            <text:p text:style-name="P20">C+! </text:p>
          </table:table-cell>
          <table:table-cell table:style-name="Table17.A1" office:value-type="string">
            <text:p text:style-name="P20">( byte adr --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add byte to hub memory</text:p>
          </table:table-cell>
        </table:table-row>
        <table:table-row>
          <table:table-cell table:style-name="Table17.A1" office:value-type="string">
            <text:p text:style-name="P20">C++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Increment the byte in hub memory</text:p>
          </table:table-cell>
        </table:table-row>
        <table:table-row>
          <table:table-cell table:style-name="Table17.A1" office:value-type="string">
            <text:p text:style-name="P20">C~</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Clear the byte in hub memory to zeros</text:p>
          </table:table-cell>
        </table:table-row>
        <table:table-row>
          <table:table-cell table:style-name="Table17.A1" office:value-type="string">
            <text:p text:style-name="P20">C~~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Set the byte in hub memory to all ones</text:p>
          </table:table-cell>
        </table:table-row>
        <table:table-row>
          <table:table-cell table:style-name="Table17.A1" office:value-type="string">
            <text:p text:style-name="P846">CELL+</text:p>
          </table:table-cell>
          <table:table-cell table:style-name="Table17.A1" office:value-type="string">
            <text:p text:style-name="P846">( addr -- addr+4 )</text:p>
          </table:table-cell>
          <table:table-cell table:style-name="Table17.A1" office:value-type="string">
            <text:p text:style-name="P854">H</text:p>
          </table:table-cell>
          <table:table-cell table:style-name="Table17.A1" office:value-type="string">
            <text:p text:style-name="P324">PUB</text:p>
          </table:table-cell>
          <table:table-cell table:style-name="Table17.A1" office:value-type="string">
            <text:p text:style-name="P846">Advance address by one cell - A cell is defined as 4 bytes in Tachyon</text:p>
          </table:table-cell>
        </table:table-row>
        <table:table-row>
          <table:table-cell table:style-name="Table17.A1" office:value-type="string">
            <text:p text:style-name="P20">CLR </text:p>
          </table:table-cell>
          <table:table-cell table:style-name="Table17.A1" office:value-type="string">
            <text:p text:style-name="P20">( mask addr --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Clear the bits in the byte at addr</text:p>
          </table:table-cell>
        </table:table-row>
        <table:table-row>
          <table:table-cell table:style-name="Table17.A1" office:value-type="string">
            <text:p text:style-name="P20">CMOVE </text:p>
          </table:table-cell>
          <table:table-cell table:style-name="Table17.A1" office:value-type="string">
            <text:p text:style-name="P20">( src dst cnt -- )</text:p>
          </table:table-cell>
          <table:table-cell table:style-name="Table17.A1" office:value-type="string">
            <text:p text:style-name="P20">C2</text:p>
          </table:table-cell>
          <table:table-cell table:style-name="Table17.A1" office:value-type="string">
            <text:p text:style-name="P324">PUB</text:p>
          </table:table-cell>
          <table:table-cell table:style-name="Table17.A1" office:value-type="string">
            <text:p text:style-name="P20">CMOVE bytes from src to dst by cnt bytes (13.11ms for 32k)</text:p>
          </table:table-cell>
        </table:table-row>
        <table:table-row>
          <table:table-cell table:style-name="Table17.A1" office:value-type="string">
            <text:p text:style-name="P847">D!</text:p>
          </table:table-cell>
          <table:table-cell table:style-name="Table17.A1" office:value-type="string">
            <text:p text:style-name="P847">( n1 n2 addr -- )</text:p>
          </table:table-cell>
          <table:table-cell table:style-name="Table17.A1" office:value-type="string">
            <text:p text:style-name="P847">H</text:p>
          </table:table-cell>
          <table:table-cell table:style-name="Table17.A1" office:value-type="string">
            <text:p text:style-name="P324">PUB</text:p>
          </table:table-cell>
          <table:table-cell table:style-name="Table17.A1" office:value-type="string">
            <text:p text:style-name="P847">Store double n1 n2 at addr</text:p>
          </table:table-cell>
        </table:table-row>
        <table:table-row>
          <table:table-cell table:style-name="Table17.A1" office:value-type="string">
            <text:p text:style-name="P847">D@</text:p>
          </table:table-cell>
          <table:table-cell table:style-name="Table17.A1" office:value-type="string">
            <text:p text:style-name="P847">( addr -- n1 n2 )</text:p>
          </table:table-cell>
          <table:table-cell table:style-name="Table17.A1" office:value-type="string">
            <text:p text:style-name="P847">H</text:p>
          </table:table-cell>
          <table:table-cell table:style-name="Table17.A1" office:value-type="string">
            <text:p text:style-name="P324">PUB</text:p>
          </table:table-cell>
          <table:table-cell table:style-name="Table17.A1" office:value-type="string">
            <text:p text:style-name="P847">Fetch double n1, n2 from addr</text:p>
          </table:table-cell>
        </table:table-row>
        <table:table-row>
          <table:table-cell table:style-name="Table17.A1" office:value-type="string">
            <text:p text:style-name="P20">ERASE </text:p>
          </table:table-cell>
          <table:table-cell table:style-name="Table17.A1" office:value-type="string">
            <text:p text:style-name="P20">( adr cnt --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ERASE memory (to 0) from adr for cnt bytes</text:p>
          </table:table-cell>
        </table:table-row>
        <table:table-row>
          <table:table-cell table:style-name="Table17.A1" office:value-type="string">
            <text:p text:style-name="P20">FILL </text:p>
          </table:table-cell>
          <table:table-cell table:style-name="Table17.A1" office:value-type="string">
            <text:p text:style-name="P20">( adr cnt ch --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FILL memory from adr for cnt bytes with ch</text:p>
          </table:table-cell>
        </table:table-row>
        <table:table-row>
          <table:table-cell table:style-name="Table17.A1" office:value-type="string">
            <text:p text:style-name="P20">SET </text:p>
          </table:table-cell>
          <table:table-cell table:style-name="Table17.A1" office:value-type="string">
            <text:p text:style-name="P20">( mask addr --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Set the bits in the byte at addr</text:p>
          </table:table-cell>
        </table:table-row>
        <table:table-row>
          <table:table-cell table:style-name="Table17.A1" office:value-type="string">
            <text:p text:style-name="P20">SET? </text:p>
          </table:table-cell>
          <table:table-cell table:style-name="Table17.A1" office:value-type="string">
            <text:p text:style-name="P20">( mask addr -- flg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Test the bits in the byte at addr and return with state</text:p>
          </table:table-cell>
        </table:table-row>
        <table:table-row>
          <table:table-cell table:style-name="Table17.A1" office:value-type="string">
            <text:p text:style-name="P20">U!</text:p>
          </table:table-cell>
          <table:table-cell table:style-name="Table17.A1" office:value-type="string">
            <text:p text:style-name="P209">( n <text:s/>adr -<text:span text:style-name="T174">- )</text:span></text:p>
          </table:table-cell>
          <table:table-cell table:style-name="Table17.A1" office:value-type="string">
            <text:p text:style-name="P20">X</text:p>
          </table:table-cell>
          <table:table-cell table:style-name="Table17.A1" office:value-type="string">
            <text:p text:style-name="P321">PUB</text:p>
          </table:table-cell>
          <table:table-cell table:style-name="Table17.A1" office:value-type="string">
            <text:p text:style-name="P209">Write unaligned long</text:p>
          </table:table-cell>
        </table:table-row>
        <table:table-row>
          <table:table-cell table:style-name="Table17.A1" office:value-type="string">
            <text:p text:style-name="P20">U@</text:p>
          </table:table-cell>
          <table:table-cell table:style-name="Table17.A1" office:value-type="string">
            <text:p text:style-name="P209">( adr -- n )</text:p>
          </table:table-cell>
          <table:table-cell table:style-name="Table17.A1" office:value-type="string">
            <text:p text:style-name="P20">X</text:p>
          </table:table-cell>
          <table:table-cell table:style-name="Table17.A1" office:value-type="string">
            <text:p text:style-name="P321">PUB</text:p>
          </table:table-cell>
          <table:table-cell table:style-name="Table17.A1" office:value-type="string">
            <text:p text:style-name="P20"><text:span text:style-name="T89">Read </text:span><text:span text:style-name="T74">unaligned long</text:span></text:p>
          </table:table-cell>
        </table:table-row>
        <table:table-row>
          <table:table-cell table:style-name="Table17.A1" office:value-type="string">
            <text:p text:style-name="P20">W--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Decrement the word in hub memory</text:p>
          </table:table-cell>
        </table:table-row>
        <table:table-row>
          <table:table-cell table:style-name="Table17.A1" office:value-type="string">
            <text:p text:style-name="P20">W! </text:p>
          </table:table-cell>
          <table:table-cell table:style-name="Table17.A1" office:value-type="string">
            <text:p text:style-name="P20">( word adr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Store word to word at adr</text:p>
          </table:table-cell>
        </table:table-row>
        <table:table-row>
          <table:table-cell table:style-name="Table17.A1" office:value-type="string">
            <text:p text:style-name="P20">W@ </text:p>
          </table:table-cell>
          <table:table-cell table:style-name="Table17.A1" office:value-type="string">
            <text:p text:style-name="P20">( adr -- word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Fetch a word from hub memory</text:p>
          </table:table-cell>
        </table:table-row>
        <table:table-row>
          <table:table-cell table:style-name="Table17.A1" office:value-type="string">
            <text:p text:style-name="P20">W+! </text:p>
          </table:table-cell>
          <table:table-cell table:style-name="Table17.A1" office:value-type="string">
            <text:p text:style-name="P20">( word adr -- )</text:p>
          </table:table-cell>
          <table:table-cell table:style-name="Table17.A1" office:value-type="string">
            <text:p text:style-name="P20">C</text:p>
          </table:table-cell>
          <table:table-cell table:style-name="Table17.A1" office:value-type="string">
            <text:p text:style-name="P324">PUB</text:p>
          </table:table-cell>
          <table:table-cell table:style-name="Table17.A1" office:value-type="string">
            <text:p text:style-name="P20">Add word to word at adr</text:p>
          </table:table-cell>
        </table:table-row>
        <table:table-row>
          <table:table-cell table:style-name="Table17.A1" office:value-type="string">
            <text:p text:style-name="P20">W++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Increment the word in hub memory</text:p>
          </table:table-cell>
        </table:table-row>
        <table:table-row>
          <table:table-cell table:style-name="Table17.A1" office:value-type="string">
            <text:p text:style-name="P20">W~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24">PUB</text:p>
          </table:table-cell>
          <table:table-cell table:style-name="Table17.A1" office:value-type="string">
            <text:p text:style-name="P20">Clear the word in hub memory to zeros</text:p>
          </table:table-cell>
        </table:table-row>
        <table:table-row>
          <table:table-cell table:style-name="Table17.A1" office:value-type="string">
            <text:p text:style-name="P20">W~~ </text:p>
          </table:table-cell>
          <table:table-cell table:style-name="Table17.A1" office:value-type="string">
            <text:p text:style-name="P20">( adr -- )</text:p>
          </table:table-cell>
          <table:table-cell table:style-name="Table17.A1" office:value-type="string">
            <text:p text:style-name="P20">H</text:p>
          </table:table-cell>
          <table:table-cell table:style-name="Table17.A1" office:value-type="string">
            <text:p text:style-name="P314">PUB</text:p>
          </table:table-cell>
          <table:table-cell table:style-name="Table17.A1" office:value-type="string">
            <text:p text:style-name="P20">Set the word in hub memory to all ones</text:p>
          </table:table-cell>
        </table:table-row>
      </table:table>
      <text:p text:style-name="P847"/>
      <text:h text:style-name="Heading_20_2" text:outline-level="2"><text:bookmark-start text:name="__RefHeading___Toc15066_3727030152"/><text:soft-page-break/><text:span text:style-name="T7">M</text:span>ATHS<text:bookmark-end text:name="__RefHeading___Toc15066_3727030152"/></text:h>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0">- </text:p>
          </table:table-cell>
          <table:table-cell table:style-name="Table18.A1" office:value-type="string">
            <text:p text:style-name="P20">( a b -- c )</text:p>
          </table:table-cell>
          <table:table-cell table:style-name="Table18.A1" office:value-type="string">
            <text:p text:style-name="P20">C</text:p>
          </table:table-cell>
          <table:table-cell table:style-name="Table18.A1" office:value-type="string">
            <text:p text:style-name="P324">PUB</text:p>
          </table:table-cell>
          <table:table-cell table:style-name="Table18.A1" office:value-type="string">
            <text:p text:style-name="P20">c = a - b [6912 5678 - . 1234 ok]</text:p>
          </table:table-cell>
        </table:table-row>
        <table:table-row>
          <table:table-cell table:style-name="Table18.A1" office:value-type="string">
            <text:p text:style-name="P20">?NEGATE </text:p>
          </table:table-cell>
          <table:table-cell table:style-name="Table18.A1" office:value-type="string">
            <text:p text:style-name="P20">( a flg -- b )</text:p>
          </table:table-cell>
          <table:table-cell table:style-name="Table18.A1" office:value-type="string">
            <text:p text:style-name="P214">H</text:p>
          </table:table-cell>
          <table:table-cell table:style-name="Table18.A1" office:value-type="string">
            <text:p text:style-name="P334">PUB</text:p>
          </table:table-cell>
          <table:table-cell table:style-name="Table18.A1" office:value-type="string">
            <text:p text:style-name="P20">Negate a if flg is true</text:p>
          </table:table-cell>
        </table:table-row>
        <table:table-row>
          <table:table-cell table:style-name="Table18.A1" office:value-type="string">
            <text:p text:style-name="P20">* </text:p>
          </table:table-cell>
          <table:table-cell table:style-name="Table18.A1" office:value-type="string">
            <text:p text:style-name="P20">( s1 s2 -- s3 )</text:p>
          </table:table-cell>
          <table:table-cell table:style-name="Table18.A1" office:value-type="string">
            <text:p text:style-name="P20">C2</text:p>
          </table:table-cell>
          <table:table-cell table:style-name="Table18.A1" office:value-type="string">
            <text:p text:style-name="P324">PUB</text:p>
          </table:table-cell>
          <table:table-cell table:style-name="Table18.A1" office:value-type="string">
            <text:p text:style-name="P20">Signed multiply [-1234 5678 * . -7006652 <text:s/>ok]</text:p>
          </table:table-cell>
        </table:table-row>
        <table:table-row>
          <table:table-cell table:style-name="Table18.A1" office:value-type="string">
            <text:p text:style-name="P20">*/ </text:p>
          </table:table-cell>
          <table:table-cell table:style-name="Table18.A1" office:value-type="string">
            <text:p text:style-name="P20">( um1 um2 udiv -- rslt32 )</text:p>
          </table:table-cell>
          <table:table-cell table:style-name="Table18.A1" office:value-type="string">
            <text:p text:style-name="P20">H</text:p>
          </table:table-cell>
          <table:table-cell table:style-name="Table18.A1" office:value-type="string">
            <text:p text:style-name="P324">PUB</text:p>
          </table:table-cell>
          <table:table-cell table:style-name="Table18.A1" office:value-type="string">
            <text:p text:style-name="P20">Multiply um1 and um2 to produce a 64-bit intermediate result divided by udiv for 32-bit result</text:p>
          </table:table-cell>
        </table:table-row>
        <table:table-row>
          <table:table-cell table:style-name="Table18.A1" office:value-type="string">
            <text:p text:style-name="P20">/</text:p>
          </table:table-cell>
          <table:table-cell table:style-name="Table18.A1" office:value-type="string">
            <text:p text:style-name="P20">( div1 div2 -- rslt )</text:p>
          </table:table-cell>
          <table:table-cell table:style-name="Table18.A1" office:value-type="string">
            <text:p text:style-name="P20">X</text:p>
          </table:table-cell>
          <table:table-cell table:style-name="Table18.A1" office:value-type="string">
            <text:p text:style-name="P324">PUB</text:p>
          </table:table-cell>
          <table:table-cell table:style-name="Table18.A1" office:value-type="string">
            <text:p text:style-name="P20">Signed divide</text:p>
          </table:table-cell>
        </table:table-row>
        <table:table-row>
          <table:table-cell table:style-name="Table18.A1" office:value-type="string">
            <text:p text:style-name="P20">+ </text:p>
          </table:table-cell>
          <table:table-cell table:style-name="Table18.A1" office:value-type="string">
            <text:p text:style-name="P20">( a b -- c )</text:p>
          </table:table-cell>
          <table:table-cell table:style-name="Table18.A1" office:value-type="string">
            <text:p text:style-name="P20">C</text:p>
          </table:table-cell>
          <table:table-cell table:style-name="Table18.A1" office:value-type="string">
            <text:p text:style-name="P324">PUB</text:p>
          </table:table-cell>
          <table:table-cell table:style-name="Table18.A1" office:value-type="string">
            <text:p text:style-name="P20">c = a + b [1234 5678 + . 6912 ok]</text:p>
          </table:table-cell>
        </table:table-row>
        <table:table-row>
          <table:table-cell table:style-name="Table18.A1" office:value-type="string">
            <text:p text:style-name="P20">1- </text:p>
          </table:table-cell>
          <table:table-cell table:style-name="Table18.A1" office:value-type="string">
            <text:p text:style-name="P20">( a -- a-1 )</text:p>
          </table:table-cell>
          <table:table-cell table:style-name="Table18.A1" office:value-type="string">
            <text:p text:style-name="P20">C</text:p>
          </table:table-cell>
          <table:table-cell table:style-name="Table18.A1" office:value-type="string">
            <text:p text:style-name="P324">PUB</text:p>
          </table:table-cell>
          <table:table-cell table:style-name="Table18.A1" office:value-type="string">
            <text:p text:style-name="P20">Decrement a unsigned</text:p>
          </table:table-cell>
        </table:table-row>
        <table:table-row>
          <table:table-cell table:style-name="Table18.A1" office:value-type="string">
            <text:p text:style-name="P20">1+ </text:p>
          </table:table-cell>
          <table:table-cell table:style-name="Table18.A1" office:value-type="string">
            <text:p text:style-name="P20">( a -- a+1 )</text:p>
          </table:table-cell>
          <table:table-cell table:style-name="Table18.A1" office:value-type="string">
            <text:p text:style-name="P20">C</text:p>
          </table:table-cell>
          <table:table-cell table:style-name="Table18.A1" office:value-type="string">
            <text:p text:style-name="P324">PUB</text:p>
          </table:table-cell>
          <table:table-cell table:style-name="Table18.A1" office:value-type="string">
            <text:p text:style-name="P20">Increment a unsigned</text:p>
          </table:table-cell>
        </table:table-row>
        <table:table-row>
          <table:table-cell table:style-name="Table18.A1" office:value-type="string">
            <text:p text:style-name="P20">2- </text:p>
          </table:table-cell>
          <table:table-cell table:style-name="Table18.A1" office:value-type="string">
            <text:p text:style-name="P20">( a -- a-2 )</text:p>
          </table:table-cell>
          <table:table-cell table:style-name="Table18.A1" office:value-type="string">
            <text:p text:style-name="P20">C2</text:p>
          </table:table-cell>
          <table:table-cell table:style-name="Table18.A1" office:value-type="string">
            <text:p text:style-name="P324">PUB</text:p>
          </table:table-cell>
          <table:table-cell table:style-name="Table18.A1" office:value-type="string">
            <text:p text:style-name="P20">Decrement a by 2 unsigned (double bytecode instruction)</text:p>
          </table:table-cell>
        </table:table-row>
        <table:table-row>
          <table:table-cell table:style-name="Table18.A1" office:value-type="string">
            <text:p text:style-name="P20">2+ </text:p>
          </table:table-cell>
          <table:table-cell table:style-name="Table18.A1" office:value-type="string">
            <text:p text:style-name="P20">( a -- a+2 )</text:p>
          </table:table-cell>
          <table:table-cell table:style-name="Table18.A1" office:value-type="string">
            <text:p text:style-name="P20">C2</text:p>
          </table:table-cell>
          <table:table-cell table:style-name="Table18.A1" office:value-type="string">
            <text:p text:style-name="P324">PUB</text:p>
          </table:table-cell>
          <table:table-cell table:style-name="Table18.A1" office:value-type="string">
            <text:p text:style-name="P20">Increment a by 2 unsigned (actually a double bytecode instruction 1+ 1+)</text:p>
          </table:table-cell>
        </table:table-row>
        <table:table-row>
          <table:table-cell table:style-name="Table18.A1" office:value-type="string">
            <text:p text:style-name="P20">ABS </text:p>
          </table:table-cell>
          <table:table-cell table:style-name="Table18.A1" office:value-type="string">
            <text:p text:style-name="P20">( a -- b )</text:p>
          </table:table-cell>
          <table:table-cell table:style-name="Table18.A1" office:value-type="string">
            <text:p text:style-name="P20">C</text:p>
          </table:table-cell>
          <table:table-cell table:style-name="Table18.A1" office:value-type="string">
            <text:p text:style-name="P334">PUB</text:p>
          </table:table-cell>
          <table:table-cell table:style-name="Table18.A1" office:value-type="string">
            <text:p text:style-name="P20">Absolute value of a - if a is negative then negate it to a positive number</text:p>
          </table:table-cell>
        </table:table-row>
        <table:table-row>
          <table:table-cell table:style-name="Table18.A1" office:value-type="string">
            <text:p text:style-name="P157">ADDABS</text:p>
          </table:table-cell>
          <table:table-cell table:style-name="Table18.A1" office:value-type="string">
            <text:p text:style-name="P157">( n1 n2 -- n3 )</text:p>
          </table:table-cell>
          <table:table-cell table:style-name="Table18.A1" office:value-type="string">
            <text:p text:style-name="P217">C</text:p>
          </table:table-cell>
          <table:table-cell table:style-name="Table18.A1" office:value-type="string">
            <text:p text:style-name="P334">PUB</text:p>
          </table:table-cell>
          <table:table-cell table:style-name="Table18.A1" office:value-type="string">
            <text:p text:style-name="P157">n3 = n1 + abs(n3) e.g. -2 -3 ADDABS . --- 1 ok</text:p>
          </table:table-cell>
        </table:table-row>
        <table:table-row>
          <table:table-cell table:style-name="Table18.A1" office:value-type="string">
            <text:p text:style-name="P20">AVG</text:p>
          </table:table-cell>
          <table:table-cell table:style-name="Table18.A1" office:value-type="string">
            <text:p text:style-name="P20">( val var -- avg )</text:p>
          </table:table-cell>
          <table:table-cell table:style-name="Table18.A1" office:value-type="string">
            <text:p text:style-name="P20">X</text:p>
          </table:table-cell>
          <table:table-cell table:style-name="Table18.A1" office:value-type="string">
            <text:p text:style-name="P314">PUB</text:p>
          </table:table-cell>
          <table:table-cell table:style-name="Table18.A1" office:value-type="string">
            <text:p text:style-name="P20">Accumulate the average using 25% of the difference between the current average and val</text:p>
          </table:table-cell>
        </table:table-row>
        <table:table-row>
          <table:table-cell table:style-name="Table18.A1" office:value-type="string">
            <text:p text:style-name="P169">CMPSUB</text:p>
          </table:table-cell>
          <table:table-cell table:style-name="Table18.A1" office:value-type="string">
            <text:p text:style-name="P169">( n1 n2 -- n3 )</text:p>
          </table:table-cell>
          <table:table-cell table:style-name="Table18.A1" office:value-type="string">
            <text:p text:style-name="P218">C</text:p>
          </table:table-cell>
          <table:table-cell table:style-name="Table18.A1" office:value-type="string">
            <text:p text:style-name="P334">PUB</text:p>
          </table:table-cell>
          <table:table-cell table:style-name="Table18.A1" office:value-type="string">
            <text:p text:style-name="P170">Compare unsigined, substitute n1 if lesser or equal<text:span text:style-name="T127"> </text:span>e.g. 2 3 CMPSUB . --- 2 <text:s/>ok</text:p>
          </table:table-cell>
        </table:table-row>
        <table:table-row>
          <table:table-cell table:style-name="Table18.A1" office:value-type="string">
            <text:p text:style-name="P155">LIMIT</text:p>
          </table:table-cell>
          <table:table-cell table:style-name="Table18.A1" office:value-type="string">
            <text:p text:style-name="P155">( n min max -- )</text:p>
          </table:table-cell>
          <table:table-cell table:style-name="Table18.A1" office:value-type="string">
            <text:p text:style-name="P219">X</text:p>
          </table:table-cell>
          <table:table-cell table:style-name="Table18.A1" office:value-type="string">
            <text:p text:style-name="P321">PUB</text:p>
          </table:table-cell>
          <table:table-cell table:style-name="Table18.A1" office:value-type="string">
            <text:p text:style-name="P155">Return n <text:s/>limited to within range of min and max inclusive</text:p>
          </table:table-cell>
        </table:table-row>
        <table:table-row>
          <table:table-cell table:style-name="Table18.A1" office:value-type="string">
            <text:p text:style-name="P28">MAX </text:p>
          </table:table-cell>
          <table:table-cell table:style-name="Table18.A1" office:value-type="string">
            <text:p text:style-name="P28">( n1 n2 -- n3 )</text:p>
          </table:table-cell>
          <table:table-cell table:style-name="Table18.A1" office:value-type="string">
            <text:p text:style-name="P215">C</text:p>
          </table:table-cell>
          <table:table-cell table:style-name="Table18.A1" office:value-type="string">
            <text:p text:style-name="P334">PUB</text:p>
          </table:table-cell>
          <table:table-cell table:style-name="Table18.A1" office:value-type="string">
            <text:p text:style-name="P28">Return <text:span text:style-name="T100">un</text:span>signed maximum of two items</text:p>
          </table:table-cell>
        </table:table-row>
        <table:table-row>
          <table:table-cell table:style-name="Table18.A1" office:value-type="string">
            <text:p text:style-name="P27">MAX<text:span text:style-name="T100">S</text:span> </text:p>
          </table:table-cell>
          <table:table-cell table:style-name="Table18.A1" office:value-type="string">
            <text:p text:style-name="P27">( n1 n2 -- n3 )</text:p>
          </table:table-cell>
          <table:table-cell table:style-name="Table18.A1" office:value-type="string">
            <text:p text:style-name="P216">C</text:p>
          </table:table-cell>
          <table:table-cell table:style-name="Table18.A1" office:value-type="string">
            <text:p text:style-name="P334">PUB</text:p>
          </table:table-cell>
          <table:table-cell table:style-name="Table18.A1" office:value-type="string">
            <text:p text:style-name="P27">Return signed maximum of two items</text:p>
          </table:table-cell>
        </table:table-row>
        <table:table-row>
          <table:table-cell table:style-name="Table18.A1" office:value-type="string">
            <text:p text:style-name="P27">MIN </text:p>
          </table:table-cell>
          <table:table-cell table:style-name="Table18.A1" office:value-type="string">
            <text:p text:style-name="P27">( n1 n2 -- n3 )</text:p>
          </table:table-cell>
          <table:table-cell table:style-name="Table18.A1" office:value-type="string">
            <text:p text:style-name="P216">C</text:p>
          </table:table-cell>
          <table:table-cell table:style-name="Table18.A1" office:value-type="string">
            <text:p text:style-name="P334">PUB</text:p>
          </table:table-cell>
          <table:table-cell table:style-name="Table18.A1" office:value-type="string">
            <text:p text:style-name="P27">Return <text:span text:style-name="T100">un</text:span>signed minimum of two items</text:p>
          </table:table-cell>
        </table:table-row>
        <table:table-row>
          <table:table-cell table:style-name="Table18.A1" office:value-type="string">
            <text:p text:style-name="P157">MINS</text:p>
          </table:table-cell>
          <table:table-cell table:style-name="Table18.A1" office:value-type="string">
            <text:p text:style-name="P27">( n1 n2 -- n3 )</text:p>
          </table:table-cell>
          <table:table-cell table:style-name="Table18.A1" office:value-type="string">
            <text:p text:style-name="P157">C</text:p>
          </table:table-cell>
          <table:table-cell table:style-name="Table18.A1" office:value-type="string">
            <text:p text:style-name="P334">PUB</text:p>
          </table:table-cell>
          <table:table-cell table:style-name="Table18.A1" office:value-type="string">
            <text:p text:style-name="P157">Return signed minimum of two items</text:p>
          </table:table-cell>
        </table:table-row>
        <table:table-row>
          <table:table-cell table:style-name="Table18.A1" office:value-type="string">
            <text:p text:style-name="P20">MOD</text:p>
          </table:table-cell>
          <table:table-cell table:style-name="Table18.A1" office:value-type="string">
            <text:p text:style-name="P20">( a mod -- rem )</text:p>
          </table:table-cell>
          <table:table-cell table:style-name="Table18.A1" office:value-type="string">
            <text:p text:style-name="P20">X</text:p>
          </table:table-cell>
          <table:table-cell table:style-name="Table18.A1" office:value-type="string">
            <text:p text:style-name="P314">PUB</text:p>
          </table:table-cell>
          <table:table-cell table:style-name="Table18.A1" office:value-type="string">
            <text:p text:style-name="P20">Extract the remainder after division</text:p>
          </table:table-cell>
        </table:table-row>
        <table:table-row>
          <table:table-cell table:style-name="Table18.A1" office:value-type="string">
            <text:p text:style-name="P20">NEGATE </text:p>
          </table:table-cell>
          <table:table-cell table:style-name="Table18.A1" office:value-type="string">
            <text:p text:style-name="P20">( a -- 0-a )</text:p>
          </table:table-cell>
          <table:table-cell table:style-name="Table18.A1" office:value-type="string">
            <text:p text:style-name="P20">C</text:p>
          </table:table-cell>
          <table:table-cell table:style-name="Table18.A1" office:value-type="string">
            <text:p text:style-name="P334">PUB</text:p>
          </table:table-cell>
          <table:table-cell table:style-name="Table18.A1" office:value-type="string">
            <text:p text:style-name="P20">Negate a - that is subtract a from zero</text:p>
          </table:table-cell>
        </table:table-row>
        <table:table-row>
          <table:table-cell table:style-name="Table18.A1" office:value-type="string">
            <text:p text:style-name="P20">RND</text:p>
          </table:table-cell>
          <table:table-cell table:style-name="Table18.A1" office:value-type="string">
            <text:p text:style-name="P20">( -- rnd )</text:p>
          </table:table-cell>
          <table:table-cell table:style-name="Table18.A1" office:value-type="string">
            <text:p text:style-name="P20">X</text:p>
          </table:table-cell>
          <table:table-cell table:style-name="Table18.A1" office:value-type="string">
            <text:p text:style-name="P308">PUB</text:p>
          </table:table-cell>
          <table:table-cell table:style-name="Table18.A1" office:value-type="string">
            <text:p text:style-name="P20">Generate a 32-bit pseudo-random number enhanced with the system counter</text:p>
          </table:table-cell>
        </table:table-row>
        <table:table-row>
          <table:table-cell table:style-name="Table18.A1" office:value-type="string">
            <text:p text:style-name="P159">SUBABS</text:p>
          </table:table-cell>
          <table:table-cell table:style-name="Table18.A1" office:value-type="string">
            <text:p text:style-name="P158">( n1 n2 -- n3 )</text:p>
          </table:table-cell>
          <table:table-cell table:style-name="Table18.A1" office:value-type="string">
            <text:p text:style-name="P220">C</text:p>
          </table:table-cell>
          <table:table-cell table:style-name="Table18.A1" office:value-type="string">
            <text:p text:style-name="P334">PUB</text:p>
          </table:table-cell>
          <table:table-cell table:style-name="Table18.A1" office:value-type="string">
            <text:p text:style-name="P159">n3 = n1 - abs(n2) e.g. 3 -2 SUBABS . --- 1 <text:s/>ok</text:p>
          </table:table-cell>
        </table:table-row>
        <table:table-row>
          <table:table-cell table:style-name="Table18.A1" office:value-type="string">
            <text:p text:style-name="P772">U/ </text:p>
          </table:table-cell>
          <table:table-cell table:style-name="Table18.A1" office:value-type="string">
            <text:p text:style-name="P772">( u1 u2 -- u3 )</text:p>
          </table:table-cell>
          <table:table-cell table:style-name="Table18.A1" office:value-type="string">
            <text:p text:style-name="P772">H</text:p>
          </table:table-cell>
          <table:table-cell table:style-name="Table18.A1" office:value-type="string">
            <text:p text:style-name="P324">PUB</text:p>
          </table:table-cell>
          <table:table-cell table:style-name="Table18.A1" office:value-type="string">
            <text:p text:style-name="P772">Unsigned divide</text:p>
          </table:table-cell>
        </table:table-row>
        <table:table-row>
          <table:table-cell table:style-name="Table18.A1" office:value-type="string">
            <text:p text:style-name="P20">U/MOD </text:p>
          </table:table-cell>
          <table:table-cell table:style-name="Table18.A1" office:value-type="string">
            <text:p text:style-name="P20">( u1 u2 -- rem quot )</text:p>
          </table:table-cell>
          <table:table-cell table:style-name="Table18.A1" office:value-type="string">
            <text:p text:style-name="P20">H</text:p>
          </table:table-cell>
          <table:table-cell table:style-name="Table18.A1" office:value-type="string">
            <text:p text:style-name="P324">PUB</text:p>
          </table:table-cell>
          <table:table-cell table:style-name="Table18.A1" office:value-type="string">
            <text:p text:style-name="P20">Unsigned modulo divide includes remainder [1024 10 U/MOD . SPACE . 102 4 ok]</text:p>
          </table:table-cell>
        </table:table-row>
        <table:table-row>
          <table:table-cell table:style-name="Table18.A1" office:value-type="string">
            <text:p text:style-name="P20">UM* </text:p>
          </table:table-cell>
          <table:table-cell table:style-name="Table18.A1" office:value-type="string">
            <text:p text:style-name="P20">( u1 u2 -- u1*u2L u1*u2H )</text:p>
          </table:table-cell>
          <table:table-cell table:style-name="Table18.A1" office:value-type="string">
            <text:p text:style-name="P20">C</text:p>
          </table:table-cell>
          <table:table-cell table:style-name="Table18.A1" office:value-type="string">
            <text:p text:style-name="P324">PUB</text:p>
          </table:table-cell>
          <table:table-cell table:style-name="Table18.A1" office:value-type="string">
            <text:p text:style-name="P20">unsigned 32bit * 32bit multiply --&gt; 64bit double result</text:p>
          </table:table-cell>
        </table:table-row>
        <table:table-row>
          <table:table-cell table:style-name="Table18.A1" office:value-type="string">
            <text:p text:style-name="P20">UM*/</text:p>
          </table:table-cell>
          <table:table-cell table:style-name="Table18.A1" office:value-type="string">
            <text:p text:style-name="P20">( um1 um2 udiv -- rsltL rsltH )</text:p>
          </table:table-cell>
          <table:table-cell table:style-name="Table18.A1" office:value-type="string">
            <text:p text:style-name="P20">X</text:p>
          </table:table-cell>
          <table:table-cell table:style-name="Table18.A1" office:value-type="string">
            <text:p text:style-name="P324">PUB</text:p>
          </table:table-cell>
          <table:table-cell table:style-name="Table18.A1" office:value-type="string">
            <text:p text:style-name="P20">Multiply um1 by um2 with 64-bit intermediate divided by udiv for a 64-bit result </text:p>
          </table:table-cell>
        </table:table-row>
        <table:table-row>
          <table:table-cell table:style-name="Table18.A1" office:value-type="string">
            <text:p text:style-name="P29"><text:span text:style-name="T101">UM/DMOD</text:span> </text:p>
          </table:table-cell>
          <table:table-cell table:style-name="Table18.A1" office:value-type="string">
            <text:p text:style-name="P29">( dvnL dvdH dvsr -- rem qL qH )</text:p>
          </table:table-cell>
          <table:table-cell table:style-name="Table18.A1" office:value-type="string">
            <text:p text:style-name="P29">C</text:p>
          </table:table-cell>
          <table:table-cell table:style-name="Table18.A1" office:value-type="string">
            <text:p text:style-name="P334">PUB</text:p>
          </table:table-cell>
          <table:table-cell table:style-name="Table18.A1" office:value-type="string">
            <text:p text:style-name="P29">Full 64-bit by 32-bit divide - used by U/ and U/MOD</text:p>
          </table:table-cell>
        </table:table-row>
        <table:table-row>
          <table:table-cell table:style-name="Table18.A1" office:value-type="string">
            <text:p text:style-name="P20">UM/MOD </text:p>
          </table:table-cell>
          <table:table-cell table:style-name="Table18.A1" office:value-type="string">
            <text:p text:style-name="P20">( dvndL dvndH dvsr -- rem quot )</text:p>
          </table:table-cell>
          <table:table-cell table:style-name="Table18.A1" office:value-type="string">
            <text:p text:style-name="P20">C2</text:p>
          </table:table-cell>
          <table:table-cell table:style-name="Table18.A1" office:value-type="string">
            <text:p text:style-name="P334">PUB</text:p>
          </table:table-cell>
          <table:table-cell table:style-name="Table18.A1" office:value-type="string">
            <text:p text:style-name="P20">Same as UM/MOD64 but constructed with (bytecodes UM/MOD64 DROP)</text:p>
          </table:table-cell>
        </table:table-row>
      </table:table>
      <text:h text:style-name="Heading_20_2" text:outline-level="2">FLOATING POINT MATHS</text:h>
      <text:p text:style-name="P16"/>
      <text:p text:style-name="P680">The following words require the F32 ROM be loaded - N.B. there are more functions in the ROM <text:span text:style-name="T72">than there are forth words currently to drive them. The words below were written as proof of concept and would probably need expanding for any f.p. application. See the F32 ROM source for more details.</text:span></text:p>
      <text:p text:style-name="P16"/>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681">&gt;F</text:p>
          </table:table-cell>
          <table:table-cell table:style-name="Table19.A1" office:value-type="string">
            <text:p text:style-name="P681">(n1 -- result )</text:p>
          </table:table-cell>
          <table:table-cell table:style-name="Table19.A1" office:value-type="string">
            <text:p text:style-name="P682">X</text:p>
          </table:table-cell>
          <table:table-cell table:style-name="Table19.A1" office:value-type="string">
            <text:p text:style-name="P689">PUB</text:p>
          </table:table-cell>
          <table:table-cell table:style-name="Table19.A1" office:value-type="string">
            <text:p text:style-name="Standard"/>
          </table:table-cell>
        </table:table-row>
        <table:table-row>
          <table:table-cell table:style-name="Table19.A1" office:value-type="string">
            <text:p text:style-name="P681">F-</text:p>
          </table:table-cell>
          <table:table-cell table:style-name="Table19.A1" office:value-type="string">
            <text:p text:style-name="P681">(n1 n2 -- result )</text:p>
          </table:table-cell>
          <table:table-cell table:style-name="Table19.A1" office:value-type="string">
            <text:p text:style-name="P682">X</text:p>
          </table:table-cell>
          <table:table-cell table:style-name="Table19.A1" office:value-type="string">
            <text:p text:style-name="P689">PUB</text:p>
          </table:table-cell>
          <table:table-cell table:style-name="Table19.A1" office:value-type="string">
            <text:p text:style-name="P681">Subtraction</text:p>
          </table:table-cell>
        </table:table-row>
        <table:table-row>
          <table:table-cell table:style-name="Table19.A1" office:value-type="string">
            <text:p text:style-name="P681">F*</text:p>
          </table:table-cell>
          <table:table-cell table:style-name="Table19.A1" office:value-type="string">
            <text:p text:style-name="P681">(n1 n2 -- result )</text:p>
          </table:table-cell>
          <table:table-cell table:style-name="Table19.A1" office:value-type="string">
            <text:p text:style-name="P682">X</text:p>
          </table:table-cell>
          <table:table-cell table:style-name="Table19.A1" office:value-type="string">
            <text:p text:style-name="P689">PUB</text:p>
          </table:table-cell>
          <table:table-cell table:style-name="Table19.A1" office:value-type="string">
            <text:p text:style-name="P681">Multiplication</text:p>
          </table:table-cell>
        </table:table-row>
        <table:table-row>
          <table:table-cell table:style-name="Table19.A1" office:value-type="string">
            <text:p text:style-name="P681">F/</text:p>
          </table:table-cell>
          <table:table-cell table:style-name="Table19.A1" office:value-type="string">
            <text:p text:style-name="P681">(n1 n2 -- result )</text:p>
          </table:table-cell>
          <table:table-cell table:style-name="Table19.A1" office:value-type="string">
            <text:p text:style-name="P682">X</text:p>
          </table:table-cell>
          <table:table-cell table:style-name="Table19.A1" office:value-type="string">
            <text:p text:style-name="P689">PUB</text:p>
          </table:table-cell>
          <table:table-cell table:style-name="Table19.A1" office:value-type="string">
            <text:p text:style-name="P681">Division</text:p>
          </table:table-cell>
        </table:table-row>
        <table:table-row>
          <table:table-cell table:style-name="Table19.A1" office:value-type="string">
            <text:p text:style-name="P681">F+</text:p>
          </table:table-cell>
          <table:table-cell table:style-name="Table19.A1" office:value-type="string">
            <text:p text:style-name="P681">(n1 n2 -- result )</text:p>
          </table:table-cell>
          <table:table-cell table:style-name="Table19.A1" office:value-type="string">
            <text:p text:style-name="P682">X</text:p>
          </table:table-cell>
          <table:table-cell table:style-name="Table19.A1" office:value-type="string">
            <text:p text:style-name="P689">PUB</text:p>
          </table:table-cell>
          <table:table-cell table:style-name="Table19.A1" office:value-type="string">
            <text:p text:style-name="P681">Addition</text:p>
          </table:table-cell>
        </table:table-row>
        <table:table-row>
          <table:table-cell table:style-name="Table19.A1" office:value-type="string">
            <text:p text:style-name="P681">F&gt;</text:p>
          </table:table-cell>
          <table:table-cell table:style-name="Table19.A1" office:value-type="string">
            <text:p text:style-name="P681">( n1 -- result )</text:p>
          </table:table-cell>
          <table:table-cell table:style-name="Table19.A1" office:value-type="string">
            <text:p text:style-name="P682">X</text:p>
          </table:table-cell>
          <table:table-cell table:style-name="Table19.A1" office:value-type="string">
            <text:p text:style-name="P689">PUB</text:p>
          </table:table-cell>
          <table:table-cell table:style-name="Table19.A1" office:value-type="string">
            <text:p text:style-name="P17"/>
          </table:table-cell>
        </table:table-row>
        <table:table-row>
          <table:table-cell table:style-name="Table19.A1" office:value-type="string">
            <text:p text:style-name="P681">FSIN</text:p>
          </table:table-cell>
          <table:table-cell table:style-name="Table19.A1" office:value-type="string">
            <text:p text:style-name="P681">( n1 -- result )</text:p>
          </table:table-cell>
          <table:table-cell table:style-name="Table19.A1" office:value-type="string">
            <text:p text:style-name="P682">X</text:p>
          </table:table-cell>
          <table:table-cell table:style-name="Table19.A1" office:value-type="string">
            <text:p text:style-name="P689">PUB</text:p>
          </table:table-cell>
          <table:table-cell table:style-name="Table19.A1" office:value-type="string">
            <text:p text:style-name="P681">Sine</text:p>
          </table:table-cell>
        </table:table-row>
        <table:table-row>
          <table:table-cell table:style-name="Table19.A1" office:value-type="string">
            <text:p text:style-name="P680">FSQRT</text:p>
          </table:table-cell>
          <table:table-cell table:style-name="Table19.A1" office:value-type="string">
            <text:p text:style-name="P680">( n1 -- result )</text:p>
          </table:table-cell>
          <table:table-cell table:style-name="Table19.A1" office:value-type="string">
            <text:p text:style-name="P683">X</text:p>
          </table:table-cell>
          <table:table-cell table:style-name="Table19.A1" office:value-type="string">
            <text:p text:style-name="P687">PUB</text:p>
          </table:table-cell>
          <table:table-cell table:style-name="Table19.A1" office:value-type="string">
            <text:p text:style-name="P680">Square root</text:p>
          </table:table-cell>
        </table:table-row>
      </table:table>
      <text:h text:style-name="Heading_20_2" text:outline-level="2"><text:bookmark-start text:name="__RefHeading___Toc15068_3727030152"/>CONVERSION<text:bookmark-end text:name="__RefHeading___Toc15068_3727030152"/></text:h>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0">&gt;W</text:p>
          </table:table-cell>
          <table:table-cell table:style-name="Table20.A1" office:value-type="string">
            <text:p text:style-name="P20">( n -- word )</text:p>
          </table:table-cell>
          <table:table-cell table:style-name="Table20.A1" office:value-type="string">
            <text:p text:style-name="P20">X</text:p>
          </table:table-cell>
          <table:table-cell table:style-name="Table20.A1" office:value-type="string">
            <text:p text:style-name="P314">PUB</text:p>
          </table:table-cell>
          <table:table-cell table:style-name="Table20.A1" office:value-type="string">
            <text:p text:style-name="P20">Mask n to a 16-bit word (eq. $FFFF AND)</text:p>
          </table:table-cell>
        </table:table-row>
        <table:table-row>
          <table:table-cell table:style-name="Table20.A1" office:value-type="string">
            <text:p text:style-name="P121">1M</text:p>
          </table:table-cell>
          <table:table-cell table:style-name="Table20.A1" office:value-type="string">
            <text:p text:style-name="P121">( -- 1000000 )</text:p>
          </table:table-cell>
          <table:table-cell table:style-name="Table20.A1" office:value-type="string">
            <text:p text:style-name="P221">X</text:p>
          </table:table-cell>
          <table:table-cell table:style-name="Table20.A1" office:value-type="string">
            <text:p text:style-name="P311">PUB</text:p>
          </table:table-cell>
          <table:table-cell table:style-name="Table20.A1" office:value-type="string">
            <text:p text:style-name="P121">constant, 1000000</text:p>
          </table:table-cell>
        </table:table-row>
        <table:table-row>
          <table:table-cell table:style-name="Table20.A1" office:value-type="string">
            <text:p text:style-name="P20">B&gt;L </text:p>
          </table:table-cell>
          <table:table-cell table:style-name="Table20.A1" office:value-type="string">
            <text:p text:style-name="P20">( a b c d -- dcba )</text:p>
          </table:table-cell>
          <table:table-cell table:style-name="Table20.A1" office:value-type="string">
            <text:p text:style-name="P20">X</text:p>
          </table:table-cell>
          <table:table-cell table:style-name="Table20.A1" office:value-type="string">
            <text:p text:style-name="P314">PUB</text:p>
          </table:table-cell>
          <table:table-cell table:style-name="Table20.A1" office:value-type="string">
            <text:p text:style-name="P20">Merge four bytes into one long ( $12 $34 $56 $78 B&gt;L .LONG 7856.3412 ok )</text:p>
          </table:table-cell>
        </table:table-row>
        <table:table-row>
          <table:table-cell table:style-name="Table20.A1" office:value-type="string">
            <text:p text:style-name="P20">B&gt;W</text:p>
          </table:table-cell>
          <table:table-cell table:style-name="Table20.A1" office:value-type="string">
            <text:p text:style-name="P20">( bytel byteh -- word )</text:p>
          </table:table-cell>
          <table:table-cell table:style-name="Table20.A1" office:value-type="string">
            <text:p text:style-name="P20">X</text:p>
          </table:table-cell>
          <table:table-cell table:style-name="Table20.A1" office:value-type="string">
            <text:p text:style-name="P314">PUB</text:p>
          </table:table-cell>
          <table:table-cell table:style-name="Table20.A1" office:value-type="string">
            <text:p text:style-name="P20">Merge bytes into a word</text:p>
          </table:table-cell>
        </table:table-row>
        <table:table-row>
          <table:table-cell table:style-name="Table20.A1" office:value-type="string">
            <text:p text:style-name="P121">KB</text:p>
          </table:table-cell>
          <table:table-cell table:style-name="Table20.A1" office:value-type="string">
            <text:p text:style-name="P121">( n - n&lt;&lt;10 )</text:p>
          </table:table-cell>
          <table:table-cell table:style-name="Table20.A1" office:value-type="string">
            <text:p text:style-name="P221">X</text:p>
          </table:table-cell>
          <table:table-cell table:style-name="Table20.A1" office:value-type="string">
            <text:p text:style-name="P311">PUB</text:p>
          </table:table-cell>
          <table:table-cell table:style-name="Table20.A1" office:value-type="string">
            <text:p text:style-name="P121">kilobytes</text:p>
          </table:table-cell>
        </table:table-row>
        <table:table-row>
          <table:table-cell table:style-name="Table20.A1" office:value-type="string">
            <text:p text:style-name="P20">L&gt;W</text:p>
          </table:table-cell>
          <table:table-cell table:style-name="Table20.A1" office:value-type="string">
            <text:p text:style-name="P20">( long -- wordl wordh )</text:p>
          </table:table-cell>
          <table:table-cell table:style-name="Table20.A1" office:value-type="string">
            <text:p text:style-name="P20">X</text:p>
          </table:table-cell>
          <table:table-cell table:style-name="Table20.A1" office:value-type="string">
            <text:p text:style-name="P314">PUB</text:p>
          </table:table-cell>
          <table:table-cell table:style-name="Table20.A1" office:value-type="string">
            <text:p text:style-name="P20">Split a long into words</text:p>
          </table:table-cell>
        </table:table-row>
        <table:table-row>
          <table:table-cell table:style-name="Table20.A1" office:value-type="string">
            <text:p text:style-name="P117">M</text:p>
          </table:table-cell>
          <table:table-cell table:style-name="Table20.A1" office:value-type="string">
            <text:p text:style-name="P117">( n -- n*1000000 )</text:p>
          </table:table-cell>
          <table:table-cell table:style-name="Table20.A1" office:value-type="string">
            <text:p text:style-name="P222">X</text:p>
          </table:table-cell>
          <table:table-cell table:style-name="Table20.A1" office:value-type="string">
            <text:p text:style-name="P311">PUB</text:p>
          </table:table-cell>
          <table:table-cell table:style-name="Table20.A1" office:value-type="string">
            <text:p text:style-name="P117">million</text:p>
          </table:table-cell>
        </table:table-row>
        <table:table-row>
          <table:table-cell table:style-name="Table20.A1" office:value-type="string">
            <text:p text:style-name="P118">MB</text:p>
          </table:table-cell>
          <table:table-cell table:style-name="Table20.A1" office:value-type="string">
            <text:p text:style-name="P118">( n<text:span text:style-name="T84"> - n&lt;&lt;20 )</text:span></text:p>
          </table:table-cell>
          <table:table-cell table:style-name="Table20.A1" office:value-type="string">
            <text:p text:style-name="P121">X</text:p>
          </table:table-cell>
          <table:table-cell table:style-name="Table20.A1" office:value-type="string">
            <text:p text:style-name="P311">PUB</text:p>
          </table:table-cell>
          <table:table-cell table:style-name="Table20.A1" office:value-type="string">
            <text:p text:style-name="P121">megabytes</text:p>
          </table:table-cell>
        </table:table-row>
        <table:table-row>
          <table:table-cell table:style-name="Table20.A1" office:value-type="string">
            <text:p text:style-name="P20">W&gt;B</text:p>
          </table:table-cell>
          <table:table-cell table:style-name="Table20.A1" office:value-type="string">
            <text:p text:style-name="P20">( word -- bytel byteh )</text:p>
          </table:table-cell>
          <table:table-cell table:style-name="Table20.A1" office:value-type="string">
            <text:p text:style-name="P20">X</text:p>
          </table:table-cell>
          <table:table-cell table:style-name="Table20.A1" office:value-type="string">
            <text:p text:style-name="P314">PUB</text:p>
          </table:table-cell>
          <table:table-cell table:style-name="Table20.A1" office:value-type="string">
            <text:p text:style-name="P20">Split a word into bytes</text:p>
          </table:table-cell>
        </table:table-row>
        <table:table-row>
          <table:table-cell table:style-name="Table20.A1" office:value-type="string">
            <text:p text:style-name="P20">W&gt;L</text:p>
          </table:table-cell>
          <table:table-cell table:style-name="Table20.A1" office:value-type="string">
            <text:p text:style-name="P20">( wordl wordh -- long )</text:p>
          </table:table-cell>
          <table:table-cell table:style-name="Table20.A1" office:value-type="string">
            <text:p text:style-name="P20">X</text:p>
          </table:table-cell>
          <table:table-cell table:style-name="Table20.A1" office:value-type="string">
            <text:p text:style-name="P314">PUB</text:p>
          </table:table-cell>
          <table:table-cell table:style-name="Table20.A1" office:value-type="string">
            <text:p text:style-name="P20">Merge words into a long</text:p>
          </table:table-cell>
        </table:table-row>
      </table:table>
      <text:h text:style-name="Heading_20_2" text:outline-level="2"><text:bookmark-start text:name="__RefHeading___Toc15070_3727030152"/>LOOPING<text:bookmark-end text:name="__RefHeading___Toc15070_3727030152"/></text:h>
      <text:p text:style-name="P43">DO and LOOP use a separate loop stack to hold the parameters and a branch stack to hold the looping address for very fast looping. So loop indices are available outside of the loop as when functions are called from inside the loop. The words associated with DO and FOR are actual instructions which do not need to calculate branch addresses immediately at compile time. These instructions push their current IP onto the branch stack and use this for fast and efficient looping. Take care with unstructured exiting from loops, use LEAVE or UNLOOP.</text:p>
      <text:p text:style-name="P43"/>
      <text:p text:style-name="P386">Each FOR will push four parameters onto the loop stack being:</text:p>
      <text:p text:style-name="P386"/>
      <text:p text:style-name="P804">FOR<text:tab/><text:tab/>The number of times FOR NEXT will loop (not affected by BY)</text:p>
      <text:p text:style-name="P804">FROM<text:tab/><text:tab/>The value that the index starts FROM (0 if not set)</text:p>
      <text:p text:style-name="P804">BY<text:tab/><text:tab/>The value to increment the FROM index I by (1 if not set)</text:p>
      <text:p text:style-name="P386">BRANCH<text:tab/>The address after FOR which is used by NEXT</text:p>
      <text:p text:style-name="P386"/>
      <text:p text:style-name="P386">The loop stack is maintained in hub RAM at $180 for COG 0. Any other Tachyon cogs should allocate 12 to 16 bytes typically</text:p>
      <text:p text:style-name="P386">for 3 to 4 levels recommended (rarely reaches 4)</text:p>
      <text:p text:style-name="P20"/>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34">ADO</text:p>
          </table:table-cell>
          <table:table-cell table:style-name="Table21.A1" office:value-type="string">
            <text:p text:style-name="P134">( from for -- )</text:p>
          </table:table-cell>
          <table:table-cell table:style-name="Table21.A1" office:value-type="string">
            <text:p text:style-name="P134">C</text:p>
          </table:table-cell>
          <table:table-cell table:style-name="Table21.A1" office:value-type="string">
            <text:p text:style-name="P324">PUB</text:p>
          </table:table-cell>
          <table:table-cell table:style-name="Table21.A1" office:value-type="string">
            <text:p text:style-name="P134">Start a DO loop with slightly different parameters to DO</text:p>
          </table:table-cell>
        </table:table-row>
        <table:table-row>
          <table:table-cell table:style-name="Table21.A1" office:value-type="string">
            <text:p text:style-name="P20">BY</text:p>
          </table:table-cell>
          <table:table-cell table:style-name="Table21.A1" office:value-type="string">
            <text:p text:style-name="P20">( by -- )</text:p>
          </table:table-cell>
          <table:table-cell table:style-name="Table21.A1" office:value-type="string">
            <text:p text:style-name="P223">C</text:p>
          </table:table-cell>
          <table:table-cell table:style-name="Table21.A1" office:value-type="string">
            <text:p text:style-name="P324">PUB</text:p>
          </table:table-cell>
          <table:table-cell table:style-name="Table21.A1" office:value-type="string">
            <text:p text:style-name="P223">e.g. 100 FROM 2 BY 10 FOR I . NEXT --- 100 102 104 106 108 110 112 114 116 118 <text:s/>ok</text:p>
          </table:table-cell>
        </table:table-row>
        <table:table-row>
          <table:table-cell table:style-name="Table21.A1" office:value-type="string">
            <text:p text:style-name="P136">BY!</text:p>
          </table:table-cell>
          <table:table-cell table:style-name="Table21.A1" office:value-type="string">
            <text:p text:style-name="P136">( newby -- )</text:p>
          </table:table-cell>
          <table:table-cell table:style-name="Table21.A1" office:value-type="string">
            <text:p text:style-name="P136">C</text:p>
          </table:table-cell>
          <table:table-cell table:style-name="Table21.A1" office:value-type="string">
            <text:p text:style-name="P324">PUB</text:p>
          </table:table-cell>
          <table:table-cell table:style-name="Table21.A1" office:value-type="string">
            <text:p text:style-name="P136">set the BY value in a running FOR loop to newby</text:p>
          </table:table-cell>
        </table:table-row>
        <table:table-row>
          <table:table-cell table:style-name="Table21.A1" office:value-type="string">
            <text:p text:style-name="P134">DO</text:p>
          </table:table-cell>
          <table:table-cell table:style-name="Table21.A1" office:value-type="string">
            <text:p text:style-name="P134">( to from -- )</text:p>
          </table:table-cell>
          <table:table-cell table:style-name="Table21.A1" office:value-type="string">
            <text:p text:style-name="P134">C</text:p>
          </table:table-cell>
          <table:table-cell table:style-name="Table21.A1" office:value-type="string">
            <text:p text:style-name="P324">PUB</text:p>
          </table:table-cell>
          <table:table-cell table:style-name="Table21.A1" office:value-type="string">
            <text:p text:style-name="P134">Start a DO loop<text:span text:style-name="T151"> e.g. 5 0 <text:s/>DO I . LOOP --- 0 1 2 3 4 <text:s/>ok</text:span></text:p>
          </table:table-cell>
        </table:table-row>
        <table:table-row>
          <table:table-cell table:style-name="Table21.A1" office:value-type="string">
            <text:p text:style-name="P20">FOR </text:p>
          </table:table-cell>
          <table:table-cell table:style-name="Table21.A1" office:value-type="string">
            <text:p text:style-name="P20">( cnt -- )</text:p>
          </table:table-cell>
          <table:table-cell table:style-name="Table21.A1" office:value-type="string">
            <text:p text:style-name="P20">C</text:p>
          </table:table-cell>
          <table:table-cell table:style-name="Table21.A1" office:value-type="string">
            <text:p text:style-name="P324">PUB</text:p>
          </table:table-cell>
          <table:table-cell table:style-name="Table21.A1" office:value-type="string">
            <text:p text:style-name="P20">Push cnt onto loop stack and save next IP onto branch stack for NEXT</text:p>
            <text:p text:style-name="P278">e.g. 5 FOR I . NEXT --- 0 1 2 3 4 <text:s/>ok</text:p>
          </table:table-cell>
        </table:table-row>
        <table:table-row>
          <table:table-cell table:style-name="Table21.A1" office:value-type="string">
            <text:p text:style-name="P135">FOR!</text:p>
          </table:table-cell>
          <table:table-cell table:style-name="Table21.A1" office:value-type="string">
            <text:p text:style-name="P224">( n -- )</text:p>
          </table:table-cell>
          <table:table-cell table:style-name="Table21.A1" office:value-type="string">
            <text:p text:style-name="P224">C</text:p>
          </table:table-cell>
          <table:table-cell table:style-name="Table21.A1" office:value-type="string">
            <text:p text:style-name="P324">PUB</text:p>
          </table:table-cell>
          <table:table-cell table:style-name="Table21.A1" office:value-type="string">
            <text:p text:style-name="P224">FOR value on loop stack set to tos</text:p>
          </table:table-cell>
        </table:table-row>
        <table:table-row>
          <table:table-cell table:style-name="Table21.A1" office:value-type="string">
            <text:p text:style-name="P135">FOR@</text:p>
          </table:table-cell>
          <table:table-cell table:style-name="Table21.A1" office:value-type="string">
            <text:p text:style-name="P224">( -- n )</text:p>
          </table:table-cell>
          <table:table-cell table:style-name="Table21.A1" office:value-type="string">
            <text:p text:style-name="P224">C</text:p>
          </table:table-cell>
          <table:table-cell table:style-name="Table21.A1" office:value-type="string">
            <text:p text:style-name="P324">PUB</text:p>
          </table:table-cell>
          <table:table-cell table:style-name="Table21.A1" office:value-type="string">
            <text:p text:style-name="P224">Present FOR value copied to tos</text:p>
          </table:table-cell>
        </table:table-row>
        <table:table-row>
          <table:table-cell table:style-name="Table21.A1" office:value-type="string">
            <text:p text:style-name="P20">FROM</text:p>
          </table:table-cell>
          <table:table-cell table:style-name="Table21.A1" office:value-type="string">
            <text:p text:style-name="P20">( <text:span text:style-name="T94">start</text:span> -- )</text:p>
          </table:table-cell>
          <table:table-cell table:style-name="Table21.A1" office:value-type="string">
            <text:p text:style-name="P225">C</text:p>
          </table:table-cell>
          <table:table-cell table:style-name="Table21.A1" office:value-type="string">
            <text:p text:style-name="P324">PUB</text:p>
          </table:table-cell>
          <table:table-cell table:style-name="Table21.A1" office:value-type="string">
            <text:p text:style-name="P225">e.g. 100 FROM 8 FOR I . NEXT -- --- 100 101 102 103 104 105 106 107 <text:s/>ok</text:p>
          </table:table-cell>
        </table:table-row>
        <table:table-row>
          <table:table-cell table:style-name="Table21.A1" office:value-type="string">
            <text:p text:style-name="P20">I </text:p>
          </table:table-cell>
          <table:table-cell table:style-name="Table21.A1" office:value-type="string">
            <text:p text:style-name="P20">( -- index )</text:p>
          </table:table-cell>
          <table:table-cell table:style-name="Table21.A1" office:value-type="string">
            <text:p text:style-name="P20">C</text:p>
          </table:table-cell>
          <table:table-cell table:style-name="Table21.A1" office:value-type="string">
            <text:p text:style-name="P324">PUB</text:p>
          </table:table-cell>
          <table:table-cell table:style-name="Table21.A1" office:value-type="string">
            <text:p text:style-name="P20">Push DO index onto data stack</text:p>
          </table:table-cell>
        </table:table-row>
        <table:table-row>
          <table:table-cell table:style-name="Table21.A1" office:value-type="string">
            <text:p text:style-name="P133">IC!</text:p>
          </table:table-cell>
          <table:table-cell table:style-name="Table21.A1" office:value-type="string">
            <text:p text:style-name="P133">( byte -- byte )</text:p>
          </table:table-cell>
          <table:table-cell table:style-name="Table21.A1" office:value-type="string">
            <text:p text:style-name="P133">C</text:p>
          </table:table-cell>
          <table:table-cell table:style-name="Table21.A1" office:value-type="string">
            <text:p text:style-name="P324">PUB</text:p>
          </table:table-cell>
          <table:table-cell table:style-name="Table21.A1" office:value-type="string">
            <text:p text:style-name="P133">Store byte in hub ram pointed at by I</text:p>
          </table:table-cell>
        </table:table-row>
        <table:table-row>
          <table:table-cell table:style-name="Table21.A1" office:value-type="string">
            <text:p text:style-name="P133">IC@</text:p>
          </table:table-cell>
          <table:table-cell table:style-name="Table21.A1" office:value-type="string">
            <text:p text:style-name="P133">( n -- byte )</text:p>
          </table:table-cell>
          <table:table-cell table:style-name="Table21.A1" office:value-type="string">
            <text:p text:style-name="P133">C</text:p>
          </table:table-cell>
          <table:table-cell table:style-name="Table21.A1" office:value-type="string">
            <text:p text:style-name="P324">PUB</text:p>
          </table:table-cell>
          <table:table-cell table:style-name="Table21.A1" office:value-type="string">
            <text:p text:style-name="P133">Fetch byte from hub ram pointed at by I</text:p>
          </table:table-cell>
        </table:table-row>
        <table:table-row>
          <table:table-cell table:style-name="Table21.A1" office:value-type="string">
            <text:p text:style-name="P20">J </text:p>
          </table:table-cell>
          <table:table-cell table:style-name="Table21.A1" office:value-type="string">
            <text:p text:style-name="P20">( -- index3 )</text:p>
          </table:table-cell>
          <table:table-cell table:style-name="Table21.A1" office:value-type="string">
            <text:p text:style-name="P20">H</text:p>
          </table:table-cell>
          <table:table-cell table:style-name="Table21.A1" office:value-type="string">
            <text:p text:style-name="P324">PUB</text:p>
          </table:table-cell>
          <table:table-cell table:style-name="Table21.A1" office:value-type="string">
            <text:p text:style-name="P20">Push third level DO index</text:p>
          </table:table-cell>
        </table:table-row>
        <table:table-row>
          <table:table-cell table:style-name="Table21.A1" office:value-type="string">
            <text:p text:style-name="P20">K </text:p>
          </table:table-cell>
          <table:table-cell table:style-name="Table21.A1" office:value-type="string">
            <text:p text:style-name="P20">( -- index2 )</text:p>
          </table:table-cell>
          <table:table-cell table:style-name="Table21.A1" office:value-type="string">
            <text:p text:style-name="P20">H</text:p>
          </table:table-cell>
          <table:table-cell table:style-name="Table21.A1" office:value-type="string">
            <text:p text:style-name="P324">PUB</text:p>
          </table:table-cell>
          <table:table-cell table:style-name="Table21.A1" office:value-type="string">
            <text:p text:style-name="P20">Push second level DO index</text:p>
          </table:table-cell>
        </table:table-row>
        <text:soft-page-break/>
        <table:table-row>
          <table:table-cell table:style-name="Table21.A1" office:value-type="string">
            <text:p text:style-name="P20">LEAVE </text:p>
          </table:table-cell>
          <table:table-cell table:style-name="Table21.A1" office:value-type="string">
            <text:p text:style-name="P20">( -- )</text:p>
          </table:table-cell>
          <table:table-cell table:style-name="Table21.A1" office:value-type="string">
            <text:p text:style-name="P20">H</text:p>
          </table:table-cell>
          <table:table-cell table:style-name="Table21.A1" office:value-type="string">
            <text:p text:style-name="P324">PUB</text:p>
          </table:table-cell>
          <table:table-cell table:style-name="Table21.A1" office:value-type="string">
            <text:p text:style-name="P20">Set the index to limit-1 so that it will LEAVE the loop when it encounters LOOP</text:p>
          </table:table-cell>
        </table:table-row>
        <table:table-row>
          <table:table-cell table:style-name="Table21.A1" office:value-type="string">
            <text:p text:style-name="P134">LOOP</text:p>
          </table:table-cell>
          <table:table-cell table:style-name="Table21.A1" office:value-type="string">
            <text:p text:style-name="P134">( -- )</text:p>
          </table:table-cell>
          <table:table-cell table:style-name="Table21.A1" office:value-type="string">
            <text:p text:style-name="P134">C</text:p>
          </table:table-cell>
          <table:table-cell table:style-name="Table21.A1" office:value-type="string">
            <text:p text:style-name="P324">PUB</text:p>
          </table:table-cell>
          <table:table-cell table:style-name="Table21.A1" office:value-type="string">
            <text:p text:style-name="P134">Loop back if the loop count has not finished, else leave the loop</text:p>
          </table:table-cell>
        </table:table-row>
        <table:table-row>
          <table:table-cell table:style-name="Table21.A1" office:value-type="string">
            <text:p text:style-name="P137">LP!</text:p>
          </table:table-cell>
          <table:table-cell table:style-name="Table21.A1" office:value-type="string">
            <text:p text:style-name="P137">( loopstk -- )</text:p>
          </table:table-cell>
          <table:table-cell table:style-name="Table21.A1" office:value-type="string">
            <text:p text:style-name="P137">H</text:p>
          </table:table-cell>
          <table:table-cell table:style-name="Table21.A1" office:value-type="string">
            <text:p text:style-name="P324">PUB</text:p>
          </table:table-cell>
          <table:table-cell table:style-name="Table21.A1" office:value-type="string">
            <text:p text:style-name="P137"/>
          </table:table-cell>
        </table:table-row>
        <table:table-row>
          <table:table-cell table:style-name="Table21.A1" office:value-type="string">
            <text:p text:style-name="P137">LP@</text:p>
          </table:table-cell>
          <table:table-cell table:style-name="Table21.A1" office:value-type="string">
            <text:p text:style-name="P137">( offset -- (addr) )</text:p>
          </table:table-cell>
          <table:table-cell table:style-name="Table21.A1" office:value-type="string">
            <text:p text:style-name="P137">H</text:p>
          </table:table-cell>
          <table:table-cell table:style-name="Table21.A1" office:value-type="string">
            <text:p text:style-name="P324">PUB</text:p>
          </table:table-cell>
          <table:table-cell table:style-name="Table21.A1" office:value-type="string">
            <text:p text:style-name="Standard"/>
          </table:table-cell>
        </table:table-row>
        <table:table-row>
          <table:table-cell table:style-name="Table21.A1" office:value-type="string">
            <text:p text:style-name="P20">NEXT </text:p>
          </table:table-cell>
          <table:table-cell table:style-name="Table21.A1" office:value-type="string">
            <text:p text:style-name="P20">( -- )</text:p>
          </table:table-cell>
          <table:table-cell table:style-name="Table21.A1" office:value-type="string">
            <text:p text:style-name="P20">C</text:p>
          </table:table-cell>
          <table:table-cell table:style-name="Table21.A1" office:value-type="string">
            <text:p text:style-name="P324">PUB</text:p>
          </table:table-cell>
          <table:table-cell table:style-name="Table21.A1" office:value-type="string">
            <text:p text:style-name="P20">Decrement loop IX and exit loop if IX = 0 or else branch using saved FOR branch address</text:p>
          </table:table-cell>
        </table:table-row>
      </table:table>
      <text:h text:style-name="Heading_20_2" text:outline-level="2"><text:bookmark-start text:name="__RefHeading___Toc15072_3727030152"/>CONDITIONAL BRANCH &amp; LOOPING<text:bookmark-end text:name="__RefHeading___Toc15072_3727030152"/></text:h>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325">AGAIN</text:p>
          </table:table-cell>
          <table:table-cell table:style-name="Table22.A1" office:value-type="string">
            <text:p text:style-name="P325"/>
          </table:table-cell>
          <table:table-cell table:style-name="Table22.A1" office:value-type="string">
            <text:p text:style-name="P325">HI</text:p>
          </table:table-cell>
          <table:table-cell table:style-name="Table22.A1" office:value-type="string">
            <text:p text:style-name="P327">PRE</text:p>
          </table:table-cell>
          <table:table-cell table:style-name="Table22.A1" office:value-type="string">
            <text:p text:style-name="P325">Jump back AGAIN to first instruction after matching BEGIN ( BEGIN......AGAIN )</text:p>
          </table:table-cell>
        </table:table-row>
        <table:table-row>
          <table:table-cell table:style-name="Table22.A1" office:value-type="string">
            <text:p text:style-name="P326">BEGIN</text:p>
          </table:table-cell>
          <table:table-cell table:style-name="Table22.A1" office:value-type="string">
            <text:p text:style-name="P326"/>
          </table:table-cell>
          <table:table-cell table:style-name="Table22.A1" office:value-type="string">
            <text:p text:style-name="P326">HI</text:p>
          </table:table-cell>
          <table:table-cell table:style-name="Table22.A1" office:value-type="string">
            <text:p text:style-name="P327">PRE</text:p>
          </table:table-cell>
          <table:table-cell table:style-name="Table22.A1" office:value-type="string">
            <text:p text:style-name="P326">BEGIN a conditional loop - marks the spot for a BEGIN UNTIL or BEGIN WHILE REPEAT. During compilation this leaves the address of the next instruction merged with $BE.0000</text:p>
          </table:table-cell>
        </table:table-row>
        <table:table-row>
          <table:table-cell table:style-name="Table22.A1" office:value-type="string">
            <text:p text:style-name="P326">ELSE</text:p>
          </table:table-cell>
          <table:table-cell table:style-name="Table22.A1" office:value-type="string">
            <text:p text:style-name="P326"/>
          </table:table-cell>
          <table:table-cell table:style-name="Table22.A1" office:value-type="string">
            <text:p text:style-name="P326">HI</text:p>
          </table:table-cell>
          <table:table-cell table:style-name="Table22.A1" office:value-type="string">
            <text:p text:style-name="P327">PRE</text:p>
          </table:table-cell>
          <table:table-cell table:style-name="Table22.A1" office:value-type="string">
            <text:p text:style-name="P326">IF flg was not true then execute between ELSE THEN. During compilation this checks and resolves a preceding IF and sets up for a THEN</text:p>
          </table:table-cell>
        </table:table-row>
        <table:table-row>
          <table:table-cell table:style-name="Table22.A1" office:value-type="string">
            <text:p text:style-name="P325">ENDIF</text:p>
          </table:table-cell>
          <table:table-cell table:style-name="Table22.A1" office:value-type="string">
            <text:p text:style-name="P797"/>
          </table:table-cell>
          <table:table-cell table:style-name="Table22.A1" office:value-type="string">
            <text:p text:style-name="P798">HI</text:p>
          </table:table-cell>
          <table:table-cell table:style-name="Table22.A1" office:value-type="string">
            <text:p text:style-name="P799">PRE</text:p>
          </table:table-cell>
          <table:table-cell table:style-name="Table22.A1" office:value-type="string">
            <text:p text:style-name="P798">Alias for THEN</text:p>
          </table:table-cell>
        </table:table-row>
        <table:table-row>
          <table:table-cell table:style-name="Table22.A1" office:value-type="string">
            <text:p text:style-name="P326">IF </text:p>
          </table:table-cell>
          <table:table-cell table:style-name="Table22.A1" office:value-type="string">
            <text:p text:style-name="P326">( flg -- )</text:p>
          </table:table-cell>
          <table:table-cell table:style-name="Table22.A1" office:value-type="string">
            <text:p text:style-name="P326">HI</text:p>
          </table:table-cell>
          <table:table-cell table:style-name="Table22.A1" office:value-type="string">
            <text:p text:style-name="P327">PRE</text:p>
          </table:table-cell>
          <table:table-cell table:style-name="Table22.A1" office:value-type="string">
            <text:p text:style-name="P326">IF flg is true (non-zero) then execute between IF THEN or IF ELSE. During compilation this leaves the address of the next instruction IF merged with $1F.0000 </text:p>
          </table:table-cell>
        </table:table-row>
        <table:table-row>
          <table:table-cell table:style-name="Table22.A1" office:value-type="string">
            <text:p text:style-name="P325">REPEAT</text:p>
          </table:table-cell>
          <table:table-cell table:style-name="Table22.A1" office:value-type="string">
            <text:p text:style-name="P325"/>
          </table:table-cell>
          <table:table-cell table:style-name="Table22.A1" office:value-type="string">
            <text:p text:style-name="P325">HI</text:p>
          </table:table-cell>
          <table:table-cell table:style-name="Table22.A1" office:value-type="string">
            <text:p text:style-name="P327">PRE</text:p>
          </table:table-cell>
          <table:table-cell table:style-name="Table22.A1" office:value-type="string">
            <text:p text:style-name="P325">REPEAT the conditional loop by jumping back to after matching BEGIN</text:p>
          </table:table-cell>
        </table:table-row>
        <table:table-row>
          <table:table-cell table:style-name="Table22.A1" office:value-type="string">
            <text:p text:style-name="P326">THEN</text:p>
          </table:table-cell>
          <table:table-cell table:style-name="Table22.A1" office:value-type="string">
            <text:p text:style-name="P326"/>
          </table:table-cell>
          <table:table-cell table:style-name="Table22.A1" office:value-type="string">
            <text:p text:style-name="P326">HI</text:p>
          </table:table-cell>
          <table:table-cell table:style-name="Table22.A1" office:value-type="string">
            <text:p text:style-name="P327">PRE</text:p>
          </table:table-cell>
          <table:table-cell table:style-name="Table22.A1" office:value-type="string">
            <text:p text:style-name="P326">THEN continue on executing normally (terminates an IF). Check and resolve any IFs or ELSEs and set the forward branch offset</text:p>
          </table:table-cell>
        </table:table-row>
        <table:table-row>
          <table:table-cell table:style-name="Table22.A1" office:value-type="string">
            <text:p text:style-name="P325">UNTIL </text:p>
          </table:table-cell>
          <table:table-cell table:style-name="Table22.A1" office:value-type="string">
            <text:p text:style-name="P325">( flg -- )</text:p>
          </table:table-cell>
          <table:table-cell table:style-name="Table22.A1" office:value-type="string">
            <text:p text:style-name="P325">HI</text:p>
          </table:table-cell>
          <table:table-cell table:style-name="Table22.A1" office:value-type="string">
            <text:p text:style-name="P327">PRE</text:p>
          </table:table-cell>
          <table:table-cell table:style-name="Table22.A1" office:value-type="string">
            <text:p text:style-name="P325">UNTIL flg is true continue back to matching BEGIN <text:s/>( BEGIN.......UNTIL )</text:p>
          </table:table-cell>
        </table:table-row>
        <table:table-row>
          <table:table-cell table:style-name="Table22.A1" office:value-type="string">
            <text:p text:style-name="P325">WHILE </text:p>
          </table:table-cell>
          <table:table-cell table:style-name="Table22.A1" office:value-type="string">
            <text:p text:style-name="P325">( flg -- )</text:p>
          </table:table-cell>
          <table:table-cell table:style-name="Table22.A1" office:value-type="string">
            <text:p text:style-name="P325">HI</text:p>
          </table:table-cell>
          <table:table-cell table:style-name="Table22.A1" office:value-type="string">
            <text:p text:style-name="P327">PRE</text:p>
          </table:table-cell>
          <table:table-cell table:style-name="Table22.A1" office:value-type="string">
            <text:p text:style-name="P325">WHILE flg is true continue executing code up to REPEAT ( BEGIN......WHILE.....REPEAT )</text:p>
          </table:table-cell>
        </table:table-row>
      </table:table>
      <text:p text:style-name="Text_20_body"/>
      <text:p text:style-name="P891"><text:span text:style-name="T149">Examples</text:span>:</text:p>
      <table:table table:name="Table2" table:style-name="Table2">
        <table:table-column table:style-name="Table2.A"/>
        <table:table-column table:style-name="Table2.B"/>
        <table:table-row table:style-name="Table2.1">
          <table:table-cell table:style-name="Table2.A1" office:value-type="string">
            <text:p text:style-name="P890">IF &lt;words<text:span text:style-name="T193"> to execute if condition true</text:span>&gt; THEN</text:p>
          </table:table-cell>
          <table:table-cell table:style-name="Table2.A1" office:value-type="string">
            <text:p text:style-name="P887">BEGIN <text:span text:style-name="T148">&lt;more words&gt;</text:span>WHILE <text:span text:style-name="T148">&lt;more words&gt;</text:span> REPEAT</text:p>
          </table:table-cell>
        </table:table-row>
        <table:table-row table:style-name="Table2.1">
          <table:table-cell table:style-name="Table2.A1" office:value-type="string">
            <text:p text:style-name="P888">IF &lt;words<text:span text:style-name="T193"> if condition true</text:span>&gt;<text:span text:style-name="T193"> ELSE</text:span> <text:span text:style-name="T193">&lt;</text:span>words<text:span text:style-name="T193"> if condition false</text:span>&gt;<text:span text:style-name="T193"> </text:span>THEN</text:p>
          </table:table-cell>
          <table:table-cell table:style-name="Table2.A1" office:value-type="string">
            <text:p text:style-name="P887">BEGIN <text:span text:style-name="T148">&lt;more words&gt;</text:span> UNTIL</text:p>
          </table:table-cell>
        </table:table-row>
        <table:table-row table:style-name="Table2.1">
          <table:table-cell table:style-name="Table2.A1" office:value-type="string">
            <text:p text:style-name="P889"/>
          </table:table-cell>
          <table:table-cell table:style-name="Table2.A1" office:value-type="string">
            <text:p text:style-name="P887">BEGIN <text:span text:style-name="T148">&lt;more words&gt;</text:span> AGAIN - useful within other COGS started within a Tachyon program </text:p>
          </table:table-cell>
        </table:table-row>
      </table:table>
      <text:p text:style-name="Standard"/>
      <text:h text:style-name="Heading_20_2" text:outline-level="2"><text:bookmark-start text:name="__RefHeading___Toc15074_3727030152"/>CALLS AND BRANCHING<text:bookmark-end text:name="__RefHeading___Toc15074_3727030152"/></text:h>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5">?EXIT </text:p>
          </table:table-cell>
          <table:table-cell table:style-name="Table23.A1" office:value-type="string">
            <text:p text:style-name="P25">( flg -- ) </text:p>
          </table:table-cell>
          <table:table-cell table:style-name="Table23.A1" office:value-type="string">
            <text:p text:style-name="P25">H</text:p>
          </table:table-cell>
          <table:table-cell table:style-name="Table23.A1" office:value-type="string">
            <text:p text:style-name="P324">PUB</text:p>
          </table:table-cell>
          <table:table-cell table:style-name="Table23.A1" office:value-type="string">
            <text:p text:style-name="P25">Exit if flg is true.</text:p>
          </table:table-cell>
        </table:table-row>
        <table:table-row>
          <table:table-cell table:style-name="Table23.A1" office:value-type="string">
            <text:p text:style-name="P137">?JUMP</text:p>
          </table:table-cell>
          <table:table-cell table:style-name="Table23.A1" office:value-type="string">
            <text:p text:style-name="P355">( flg -- )</text:p>
          </table:table-cell>
          <table:table-cell table:style-name="Table23.A1" office:value-type="string">
            <text:p text:style-name="P137">C</text:p>
          </table:table-cell>
          <table:table-cell table:style-name="Table23.A1" office:value-type="string">
            <text:p text:style-name="P324">PUB</text:p>
          </table:table-cell>
          <table:table-cell table:style-name="Table23.A1" office:value-type="string">
            <text:p text:style-name="P137">VECTOR JUMP if set</text:p>
          </table:table-cell>
        </table:table-row>
        <table:table-row>
          <table:table-cell table:style-name="Table23.A1" office:value-type="string">
            <text:p text:style-name="P25">0EXIT </text:p>
          </table:table-cell>
          <table:table-cell table:style-name="Table23.A1" office:value-type="string">
            <text:p text:style-name="P25">( flg -- ) </text:p>
          </table:table-cell>
          <table:table-cell table:style-name="Table23.A1" office:value-type="string">
            <text:p text:style-name="P25">C</text:p>
          </table:table-cell>
          <table:table-cell table:style-name="Table23.A1" office:value-type="string">
            <text:p text:style-name="P324">PUB</text:p>
          </table:table-cell>
          <table:table-cell table:style-name="Table23.A1" office:value-type="string">
            <text:p text:style-name="P25">Exit if flg is zero. This saves a IF … THEN ;</text:p>
          </table:table-cell>
        </table:table-row>
        <table:table-row>
          <table:table-cell table:style-name="Table23.A1" office:value-type="string">
            <text:p text:style-name="P25">CALL</text:p>
          </table:table-cell>
          <table:table-cell table:style-name="Table23.A1" office:value-type="string">
            <text:p text:style-name="P25">( adr -- )</text:p>
          </table:table-cell>
          <table:table-cell table:style-name="Table23.A1" office:value-type="string">
            <text:p text:style-name="P25">C</text:p>
          </table:table-cell>
          <table:table-cell table:style-name="Table23.A1" office:value-type="string">
            <text:p text:style-name="P324">PUB</text:p>
          </table:table-cell>
          <table:table-cell table:style-name="Table23.A1" office:value-type="string">
            <text:p text:style-name="P25">Call the adr - used to execute cfa vectors</text:p>
          </table:table-cell>
        </table:table-row>
        <table:table-row>
          <table:table-cell table:style-name="Table23.A1" office:value-type="string">
            <text:p text:style-name="P25">EXIT</text:p>
          </table:table-cell>
          <table:table-cell table:style-name="Table23.A1" office:value-type="string">
            <text:p text:style-name="P355">( -- )</text:p>
          </table:table-cell>
          <table:table-cell table:style-name="Table23.A1" office:value-type="string">
            <text:p text:style-name="P25">C</text:p>
          </table:table-cell>
          <table:table-cell table:style-name="Table23.A1" office:value-type="string">
            <text:p text:style-name="P324">PUB</text:p>
          </table:table-cell>
          <table:table-cell table:style-name="Table23.A1" office:value-type="string">
            <text:p text:style-name="P25">Exit from a called routine and pop the return stack into the IP </text:p>
          </table:table-cell>
        </table:table-row>
        <table:table-row>
          <table:table-cell table:style-name="Table23.A1" office:value-type="string">
            <text:p text:style-name="P25">JUMP </text:p>
          </table:table-cell>
          <table:table-cell table:style-name="Table23.A1" office:value-type="string">
            <text:p text:style-name="P25">( adr -- )</text:p>
          </table:table-cell>
          <table:table-cell table:style-name="Table23.A1" office:value-type="string">
            <text:p text:style-name="P25">C</text:p>
          </table:table-cell>
          <table:table-cell table:style-name="Table23.A1" office:value-type="string">
            <text:p text:style-name="P324">PUB</text:p>
          </table:table-cell>
          <table:table-cell table:style-name="Table23.A1" office:value-type="string">
            <text:p text:style-name="P25">Same as CALL but doesn't save the return address</text:p>
          </table:table-cell>
        </table:table-row>
      </table:table>
      <text:h text:style-name="Heading_20_2" text:outline-level="2"><text:bookmark-start text:name="__RefHeading___Toc15076_3727030152"/>CASE STATEMENTS<text:bookmark-end text:name="__RefHeading___Toc15076_3727030152"/></text:h>
      <text:p text:style-name="P25">CASE statements are constructed in a manner similar to C using SWITCH, CASE, and BREAK.</text:p>
      <text:p text:style-name="P25"/>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5">SWITCH </text:p>
          </table:table-cell>
          <table:table-cell table:style-name="Table25.A1" office:value-type="string">
            <text:p text:style-name="P25">( val -- ) </text:p>
          </table:table-cell>
          <table:table-cell table:style-name="Table25.A1" office:value-type="string">
            <text:p text:style-name="P229">X</text:p>
          </table:table-cell>
          <table:table-cell table:style-name="Table25.A1" office:value-type="string">
            <text:p text:style-name="P316">PUB</text:p>
          </table:table-cell>
          <table:table-cell table:style-name="Table25.A1" office:value-type="string">
            <text:p text:style-name="P25">Store the switch value in a task variables so that is can be referenced by a CASE statement.</text:p>
          </table:table-cell>
        </table:table-row>
        <table:table-row>
          <table:table-cell table:style-name="Table25.A1" office:value-type="string">
            <text:p text:style-name="P25">SWITCH@</text:p>
          </table:table-cell>
          <table:table-cell table:style-name="Table25.A1" office:value-type="string">
            <text:p text:style-name="P25">( -- val ) </text:p>
          </table:table-cell>
          <table:table-cell table:style-name="Table25.A1" office:value-type="string">
            <text:p text:style-name="P229">X</text:p>
          </table:table-cell>
          <table:table-cell table:style-name="Table25.A1" office:value-type="string">
            <text:p text:style-name="P316">PUB</text:p>
          </table:table-cell>
          <table:table-cell table:style-name="Table25.A1" office:value-type="string">
            <text:p text:style-name="P25">Retrieve the switch value - useful if we want to perform more complex comparisons</text:p>
          </table:table-cell>
        </table:table-row>
        <table:table-row>
          <table:table-cell table:style-name="Table25.A1" office:value-type="string">
            <text:p text:style-name="P122">SWITCHES</text:p>
          </table:table-cell>
          <table:table-cell table:style-name="Table25.A1" office:value-type="string">
            <text:p text:style-name="P122">( <text:span text:style-name="T143">val &lt;val-word pairs&gt;</text:span> -- )</text:p>
          </table:table-cell>
          <table:table-cell table:style-name="Table25.A1" office:value-type="string">
            <text:p text:style-name="P230">X</text:p>
          </table:table-cell>
          <table:table-cell table:style-name="Table25.A1" office:value-type="string">
            <text:p text:style-name="P316">PUB</text:p>
          </table:table-cell>
          <table:table-cell table:style-name="Table25.A1" office:value-type="string">
            <text:p text:style-name="P2"><text:span text:style-name="T17">Scan the following val and word pairs for a match</text:span><text:span text:style-name="T22"> </text:span><text:span text:style-name="T21">or until a non-value is encountered</text:span></text:p>
          </table:table-cell>
        </table:table-row>
        <table:table-row>
          <table:table-cell table:style-name="Table25.A1" office:value-type="string">
            <text:p text:style-name="P122">]</text:p>
          </table:table-cell>
          <table:table-cell table:style-name="Table25.A1" office:value-type="string">
            <text:p text:style-name="P355">( -- )</text:p>
          </table:table-cell>
          <table:table-cell table:style-name="Table25.A1" office:value-type="string">
            <text:p text:style-name="P277">X</text:p>
          </table:table-cell>
          <table:table-cell table:style-name="Table25.A1" office:value-type="string">
            <text:p text:style-name="P316">PRE</text:p>
          </table:table-cell>
          <table:table-cell table:style-name="Table25.A1" office:value-type="string">
            <text:p text:style-name="P122">Alias for BREAK</text:p>
          </table:table-cell>
        </table:table-row>
        <table:table-row>
          <table:table-cell table:style-name="Table25.A1" office:value-type="string">
            <text:p text:style-name="P122">=[</text:p>
          </table:table-cell>
          <table:table-cell table:style-name="Table25.A1" office:value-type="string">
            <text:p text:style-name="P35">( val -- ) </text:p>
          </table:table-cell>
          <table:table-cell table:style-name="Table25.A1" office:value-type="string">
            <text:p text:style-name="P226">HI</text:p>
          </table:table-cell>
          <table:table-cell table:style-name="Table25.A1" office:value-type="string">
            <text:p text:style-name="P316">PRE</text:p>
          </table:table-cell>
          <table:table-cell table:style-name="Table25.A1" office:value-type="string">
            <text:p text:style-name="P122">Alias for CASE</text:p>
          </table:table-cell>
        </table:table-row>
        <table:table-row>
          <table:table-cell table:style-name="Table25.A1" office:value-type="string">
            <text:p text:style-name="P25">BREAK</text:p>
          </table:table-cell>
          <table:table-cell table:style-name="Table25.A1" office:value-type="string">
            <text:p text:style-name="P355">( -- )</text:p>
          </table:table-cell>
          <table:table-cell table:style-name="Table25.A1" office:value-type="string">
            <text:p text:style-name="P25">HI</text:p>
          </table:table-cell>
          <table:table-cell table:style-name="Table25.A1" office:value-type="string">
            <text:p text:style-name="P316">PRE</text:p>
          </table:table-cell>
          <table:table-cell table:style-name="Table25.A1" office:value-type="string">
            <text:p text:style-name="P25">Stop executing this CASE code and return immediately from routine</text:p>
          </table:table-cell>
        </table:table-row>
        <table:table-row>
          <table:table-cell table:style-name="Table25.A1" office:value-type="string">
            <text:p text:style-name="P35">CASE </text:p>
          </table:table-cell>
          <table:table-cell table:style-name="Table25.A1" office:value-type="string">
            <text:p text:style-name="P35">( val -- ) </text:p>
          </table:table-cell>
          <table:table-cell table:style-name="Table25.A1" office:value-type="string">
            <text:p text:style-name="P35">HI</text:p>
          </table:table-cell>
          <table:table-cell table:style-name="Table25.A1" office:value-type="string">
            <text:p text:style-name="P316">PRE</text:p>
          </table:table-cell>
          <table:table-cell table:style-name="Table25.A1" office:value-type="string">
            <text:p text:style-name="P35">Execute the following code up to BREAK if val = SWITCH val<text:span text:style-name="T128"> i.e. ( $0D CASE PRINT" CARRIAGE RETURN" BREAK )</text:span> </text:p>
          </table:table-cell>
        </table:table-row>
        <table:table-row>
          <table:table-cell table:style-name="Table25.A1" office:value-type="string">
            <text:p text:style-name="P228">CASES</text:p>
          </table:table-cell>
          <table:table-cell table:style-name="Table25.A1" office:value-type="string">
            <text:p text:style-name="P228">( from to -- )</text:p>
          </table:table-cell>
          <table:table-cell table:style-name="Table25.A1" office:value-type="string">
            <text:p text:style-name="P227">H</text:p>
          </table:table-cell>
          <table:table-cell table:style-name="Table25.A1" office:value-type="string">
            <text:p text:style-name="P316">PRE</text:p>
          </table:table-cell>
          <table:table-cell table:style-name="Table25.A1" office:value-type="string">
            <text:p text:style-name="P383">Use as: <text:s/>from to CASES ..... BREAK</text:p>
          </table:table-cell>
        </table:table-row>
      </table:table>
      <text:p text:style-name="Standard"/>
      <text:p text:style-name="P878">CASE<text:span text:style-name="T150"> and SWITCHES</text:span> example<text:span text:style-name="T150">s</text:span>:-</text:p>
      <table:table table:name="Table74" table:style-name="Table74">
        <table:table-column table:style-name="Table74.A"/>
        <table:table-column table:style-name="Table74.B"/>
        <table:table-row>
          <table:table-cell table:style-name="Table74.A1" office:value-type="string">
            <text:p text:style-name="P769"><text:span text:style-name="T60">pub RunLED</text:span><text:span text:style-name="T63">s</text:span></text:p>
            <text:p text:style-name="P882">LState C@ SWITCH</text:p>
            <text:p text:style-name="P884"><text:span text:style-name="T146"><text:tab/></text:span><text:span text:style-name="T145">0 CASE</text:span></text:p>
            <text:p text:style-name="P884"><text:span text:style-name="T146"><text:tab/> <text:s text:c="6"/></text:span><text:span text:style-name="T145">10 HIGH 10 LOW 10 FLOAT 1 LState C! BREA</text:span><text:span text:style-name="T146">K</text:span></text:p>
            <text:p text:style-name="P884"><text:span text:style-name="T146"><text:tab/></text:span><text:span text:style-name="T145">1 CASE</text:span></text:p>
            <text:p text:style-name="P884"><text:span text:style-name="T146"><text:tab/> <text:s text:c="6"/></text:span><text:span text:style-name="T145">11 HIGH 11 LOW 11 FLOAT 2 LState C! BREAK</text:span></text:p>
            <text:p text:style-name="P884"><text:span text:style-name="T146"><text:tab/></text:span><text:span text:style-name="T145">2 CASE</text:span></text:p>
            <text:p text:style-name="P884"><text:span text:style-name="T146"><text:tab/> <text:s text:c="6"/></text:span><text:span text:style-name="T145">12 HIGH 12 LOW 12 FLOAT 0 LState C! BREAK</text:span></text:p>
            <text:p text:style-name="P883"><text:tab/>3 10 CASES <text:s/>&lt;more words&gt; BREAK</text:p>
            <text:p text:style-name="P885">;</text:p>
          </table:table-cell>
          <table:table-cell table:style-name="Table74.A1" office:value-type="string">
            <text:p text:style-name="P879">SWITCH@<text:span text:style-name="T147"> and</text:span> SWITCH=<text:span text:style-name="T147"> can be used wherever the switch value needs checking for more complex behaviour within a CASE (say)</text:span></text:p>
            <text:p text:style-name="P880"/>
            <text:p text:style-name="P880">SWITCHES is followed by a list of &lt;value&gt; &lt;word&gt; pairs in the input stream. If the input = one of <text:s/>the &lt;value&gt;, then the corresponding word executes </text:p>
            <text:p text:style-name="P881"><text:span text:style-name="T143">e.g. </text:span>SWITCHES $0D LCDCR $0A LCDLF $09 LCDTAB <text:s/>NOP<text:span text:style-name="T143"> </text:span>This function automatically terminates when it encounters a word in the list<text:span text:style-name="T143"> </text:span>that is not a 15-bit literal, so use any other function including<text:span text:style-name="T143"> NOP or ;</text:span></text:p>
          </table:table-cell>
        </table:table-row>
      </table:table>
      <text:p text:style-name="P878"/>
      <text:h text:style-name="Heading_20_2" text:outline-level="2">VECTORED EXECUTION</text:h>
      <text:p text:style-name="P100"/>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00">+VECTOR</text:p>
          </table:table-cell>
          <table:table-cell table:style-name="Table26.A1" office:value-type="string">
            <text:p text:style-name="P100"/>
          </table:table-cell>
          <table:table-cell table:style-name="Table26.A1" office:value-type="string">
            <text:p text:style-name="P229">X</text:p>
          </table:table-cell>
          <table:table-cell table:style-name="Table26.A1" office:value-type="string">
            <text:p text:style-name="P303">PRE</text:p>
          </table:table-cell>
          <table:table-cell table:style-name="Table26.A1" office:value-type="string">
            <text:p text:style-name="P100">Insert a call over first instruction</text:p>
          </table:table-cell>
        </table:table-row>
        <table:table-row>
          <table:table-cell table:style-name="Table26.A1" office:value-type="string">
            <text:p text:style-name="P505">REDEFINE</text:p>
          </table:table-cell>
          <table:table-cell table:style-name="Table26.A1" office:value-type="string">
            <text:p text:style-name="P506">( &lt;target&gt; &lt;new&gt; -- )</text:p>
          </table:table-cell>
          <table:table-cell table:style-name="Table26.A1" office:value-type="string">
            <text:p text:style-name="P497">X</text:p>
          </table:table-cell>
          <table:table-cell table:style-name="Table26.A1" office:value-type="string">
            <text:p text:style-name="P585">PRE</text:p>
          </table:table-cell>
          <table:table-cell table:style-name="Table26.A1" office:value-type="string">
            <text:p text:style-name="P505">Alias for REVECTOR</text:p>
          </table:table-cell>
        </table:table-row>
        <table:table-row>
          <table:table-cell table:style-name="Table26.A1" office:value-type="string">
            <text:p text:style-name="P100">REVECTOR</text:p>
          </table:table-cell>
          <table:table-cell table:style-name="Table26.A1" office:value-type="string">
            <text:p text:style-name="P100">( &lt;target&gt; &lt;new&gt; -- )</text:p>
          </table:table-cell>
          <table:table-cell table:style-name="Table26.A1" office:value-type="string">
            <text:p text:style-name="P229">X</text:p>
          </table:table-cell>
          <table:table-cell table:style-name="Table26.A1" office:value-type="string">
            <text:p text:style-name="P303">PRE</text:p>
          </table:table-cell>
          <table:table-cell table:style-name="Table26.A1" office:value-type="string">
            <text:p text:style-name="P507">Replaces first instruction of target with jump to new</text:p>
          </table:table-cell>
        </table:table-row>
      </table:table>
      <text:h text:style-name="Heading_20_2" text:outline-level="2"><text:span text:style-name="T32">TACHYON</text:span><text:span text:style-name="T40"> START-UP</text:span></text:h>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P466">!INITS</text:p>
          </table:table-cell>
          <table:table-cell table:style-name="Table27.A1" office:value-type="string">
            <text:p text:style-name="P466">( -- )</text:p>
          </table:table-cell>
          <table:table-cell table:style-name="Table27.A1" office:value-type="string">
            <text:p text:style-name="P498">X</text:p>
          </table:table-cell>
          <table:table-cell table:style-name="Table27.A1" office:value-type="string">
            <text:p text:style-name="P585">PUB</text:p>
          </table:table-cell>
          <table:table-cell table:style-name="Table27.A1" office:value-type="string">
            <text:p text:style-name="P466">Initialise the user INIT list to do nothing on Tachyon start</text:p>
          </table:table-cell>
        </table:table-row>
        <table:table-row>
          <table:table-cell table:style-name="Table27.A1" office:value-type="string">
            <text:p text:style-name="P466">+INIT</text:p>
          </table:table-cell>
          <table:table-cell table:style-name="Table27.A1" office:value-type="string">
            <text:p text:style-name="P466">( nfa -- )</text:p>
          </table:table-cell>
          <table:table-cell table:style-name="Table27.A1" office:value-type="string">
            <text:p text:style-name="P498">X</text:p>
          </table:table-cell>
          <table:table-cell table:style-name="Table27.A1" office:value-type="string">
            <text:p text:style-name="P585">PUB</text:p>
          </table:table-cell>
          <table:table-cell table:style-name="Table27.A1" office:value-type="string">
            <text:p text:style-name="P466">Add the word whose nfa is tos to the user INIT list to execute on Tachyon starting</text:p>
          </table:table-cell>
        </table:table-row>
        <table:table-row>
          <table:table-cell table:style-name="Table27.A1" office:value-type="string">
            <text:p text:style-name="P466">AUTORUN</text:p>
          </table:table-cell>
          <table:table-cell table:style-name="Table27.A1" office:value-type="string">
            <text:p text:style-name="P466">( nfa -- )</text:p>
          </table:table-cell>
          <table:table-cell table:style-name="Table27.A1" office:value-type="string">
            <text:p text:style-name="P498">X</text:p>
          </table:table-cell>
          <table:table-cell table:style-name="Table27.A1" office:value-type="string">
            <text:p text:style-name="P585">PUB</text:p>
          </table:table-cell>
          <table:table-cell table:style-name="Table27.A1" office:value-type="string">
            <text:p text:style-name="P466">An alias of +INIT</text:p>
          </table:table-cell>
        </table:table-row>
        <table:table-row>
          <table:table-cell table:style-name="Table27.A1" office:value-type="string">
            <text:p text:style-name="P476">boot</text:p>
          </table:table-cell>
          <table:table-cell table:style-name="Table27.A1" office:value-type="string">
            <text:p text:style-name="P508">( -- adr )</text:p>
          </table:table-cell>
          <table:table-cell table:style-name="Table27.A1" office:value-type="string">
            <text:p text:style-name="P499">X</text:p>
          </table:table-cell>
          <table:table-cell table:style-name="Table27.A1" office:value-type="string">
            <text:p text:style-name="P589">PUB</text:p>
          </table:table-cell>
          <table:table-cell table:style-name="Table27.A1" office:value-type="string">
            <text:p text:style-name="P476">1 long - maybe unused now</text:p>
          </table:table-cell>
        </table:table-row>
        <table:table-row>
          <table:table-cell table:style-name="Table27.A1" office:value-type="string">
            <text:p text:style-name="P466">INIT</text:p>
          </table:table-cell>
          <table:table-cell table:style-name="Table27.A1" office:value-type="string">
            <text:p text:style-name="P466"/>
          </table:table-cell>
          <table:table-cell table:style-name="Table27.A1" office:value-type="string">
            <text:p text:style-name="P498">X</text:p>
          </table:table-cell>
          <table:table-cell table:style-name="Table27.A1" office:value-type="string">
            <text:p text:style-name="P585">PUB</text:p>
          </table:table-cell>
          <table:table-cell table:style-name="Table27.A1" office:value-type="string">
            <text:p text:style-name="P466">Executes up to 16 user INIT words at Tachyon start</text:p>
          </table:table-cell>
        </table:table-row>
        <table:table-row>
          <table:table-cell table:style-name="Table27.A1" office:value-type="string">
            <text:p text:style-name="P732">uauto</text:p>
          </table:table-cell>
          <table:table-cell table:style-name="Table27.A1" office:value-type="string">
            <text:p text:style-name="P785">( -- adr )</text:p>
          </table:table-cell>
          <table:table-cell table:style-name="Table27.A1" office:value-type="string">
            <text:p text:style-name="P786">C</text:p>
          </table:table-cell>
          <table:table-cell table:style-name="Table27.A1" office:value-type="string">
            <text:p text:style-name="P796">PUB</text:p>
          </table:table-cell>
          <table:table-cell table:style-name="Table27.A1" office:value-type="string">
            <text:p text:style-name="P784">user autostart address if non-zero - called from within terminal</text:p>
          </table:table-cell>
        </table:table-row>
      </table:table>
      <text:p text:style-name="Standard"/>
      <text:h text:style-name="P916" text:outline-level="2"><text:bookmark-start text:name="__RefHeading___Toc15078_3727030152"/>I/O PORTS<text:bookmark-end text:name="__RefHeading___Toc15078_3727030152"/></text:h>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464">!COUNT</text:p>
          </table:table-cell>
          <table:table-cell table:style-name="Table28.A1" office:value-type="string">
            <text:p text:style-name="P464"/>
          </table:table-cell>
          <table:table-cell table:style-name="Table28.A1" office:value-type="string">
            <text:p text:style-name="P500">X</text:p>
          </table:table-cell>
          <table:table-cell table:style-name="Table28.A1" office:value-type="string">
            <text:p text:style-name="P580">PUB</text:p>
          </table:table-cell>
          <table:table-cell table:style-name="Table28.A1" office:value-type="string">
            <text:p text:style-name="P464"/>
          </table:table-cell>
        </table:table-row>
        <table:table-row>
          <table:table-cell table:style-name="Table28.A1" office:value-type="string">
            <text:p text:style-name="P456">A</text:p>
          </table:table-cell>
          <table:table-cell table:style-name="Table28.A1" office:value-type="string">
            <text:p text:style-name="P456"/>
          </table:table-cell>
          <table:table-cell table:style-name="Table28.A1" office:value-type="string">
            <text:p text:style-name="P515">X</text:p>
          </table:table-cell>
          <table:table-cell table:style-name="Table28.A1" office:value-type="string">
            <text:p text:style-name="P580">PUB</text:p>
          </table:table-cell>
          <table:table-cell table:style-name="Table28.A1" office:value-type="string">
            <text:p text:style-name="P456">Select the desired target CTR A before use</text:p>
          </table:table-cell>
        </table:table-row>
        <table:table-row>
          <table:table-cell table:style-name="Table28.A1" office:value-type="string">
            <text:p text:style-name="P456">APIN</text:p>
          </table:table-cell>
          <table:table-cell table:style-name="Table28.A1" office:value-type="string">
            <text:p text:style-name="P456">( pin -- )</text:p>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P456">Set the APIN of the current CTR</text:p>
          </table:table-cell>
        </table:table-row>
        <table:table-row>
          <table:table-cell table:style-name="Table28.A1" office:value-type="string">
            <text:p text:style-name="P456">B</text:p>
          </table:table-cell>
          <table:table-cell table:style-name="Table28.A1" office:value-type="string">
            <text:p text:style-name="P456"/>
          </table:table-cell>
          <table:table-cell table:style-name="Table28.A1" office:value-type="string">
            <text:p text:style-name="P515">X</text:p>
          </table:table-cell>
          <table:table-cell table:style-name="Table28.A1" office:value-type="string">
            <text:p text:style-name="P580">PUB</text:p>
          </table:table-cell>
          <table:table-cell table:style-name="Table28.A1" office:value-type="string">
            <text:p text:style-name="P456">Select the desired target CTR B before use</text:p>
          </table:table-cell>
        </table:table-row>
        <table:table-row>
          <table:table-cell table:style-name="Table28.A1" office:value-type="string">
            <text:p text:style-name="P461">BEEP</text:p>
          </table:table-cell>
          <table:table-cell table:style-name="Table28.A1" office:value-type="string">
            <text:p text:style-name="P461">(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Output 2250Hz for 150 ms on the currently selected pin</text:p>
          </table:table-cell>
        </table:table-row>
        <table:table-row>
          <table:table-cell table:style-name="Table28.A1" office:value-type="string">
            <text:p text:style-name="P461">BEEPS</text:p>
          </table:table-cell>
          <table:table-cell table:style-name="Table28.A1" office:value-type="string">
            <text:p text:style-name="P461">( cnt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Output cnt BEEPs with a 50 ms break between on the currently selected pin</text:p>
          </table:table-cell>
        </table:table-row>
        <table:table-row>
          <table:table-cell table:style-name="Table28.A1" office:value-type="string">
            <text:p text:style-name="P461">BIP</text:p>
          </table:table-cell>
          <table:table-cell table:style-name="Table28.A1" office:value-type="string">
            <text:p text:style-name="P461">(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Output 3kHz for 80 ms on the currently selected pin</text:p>
          </table:table-cell>
        </table:table-row>
        <table:table-row>
          <table:table-cell table:style-name="Table28.A1" office:value-type="string">
            <text:p text:style-name="P97">BLINK</text:p>
          </table:table-cell>
          <table:table-cell table:style-name="Table28.A1" office:value-type="string">
            <text:p text:style-name="P97">( pin -- )</text:p>
          </table:table-cell>
          <table:table-cell table:style-name="Table28.A1" office:value-type="string">
            <text:p text:style-name="P231">X</text:p>
          </table:table-cell>
          <table:table-cell table:style-name="Table28.A1" office:value-type="string">
            <text:p text:style-name="P302">PUB</text:p>
          </table:table-cell>
          <table:table-cell table:style-name="Table28.A1" office:value-type="string">
            <text:p text:style-name="P97">Toggle pin on and off at 2Hz<text:span text:style-name="T32"> - also useful for setting up a pin quickly - then use HZ etc</text:span></text:p>
          </table:table-cell>
        </table:table-row>
        <table:table-row>
          <table:table-cell table:style-name="Table28.A1" office:value-type="string">
            <text:p text:style-name="P456">BPIN</text:p>
          </table:table-cell>
          <table:table-cell table:style-name="Table28.A1" office:value-type="string">
            <text:p text:style-name="P456">( pin -- )</text:p>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P456">Set the BPIN of the current CTR</text:p>
          </table:table-cell>
        </table:table-row>
        <table:table-row>
          <table:table-cell table:style-name="Table28.A1" office:value-type="string">
            <text:p text:style-name="P462">CLICK</text:p>
          </table:table-cell>
          <table:table-cell table:style-name="Table28.A1" office:value-type="string">
            <text:p text:style-name="P462">( --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P462">Output a click on the currently selected pin</text:p>
          </table:table-cell>
        </table:table-row>
        <table:table-row>
          <table:table-cell table:style-name="Table28.A1" office:value-type="string">
            <text:p text:style-name="P471">CLKIN</text:p>
          </table:table-cell>
          <table:table-cell table:style-name="Table28.A1" office:value-type="string">
            <text:p text:style-name="P471">( iomask dat -- iomask dat2 )</text:p>
          </table:table-cell>
          <table:table-cell table:style-name="Table28.A1" office:value-type="string">
            <text:p text:style-name="P471">C</text:p>
          </table:table-cell>
          <table:table-cell table:style-name="Table28.A1" office:value-type="string">
            <text:p text:style-name="P324">PUB</text:p>
          </table:table-cell>
          <table:table-cell table:style-name="Table28.A1" office:value-type="string">
            <text:p text:style-name="P471">Shift bit in<text:span text:style-name="T93"> from pin</text:span>, <text:s/>clock high, clock low</text:p>
          </table:table-cell>
        </table:table-row>
        <table:table-row>
          <table:table-cell table:style-name="Table28.A1" office:value-type="string">
            <text:p text:style-name="P471">CLKOUT</text:p>
          </table:table-cell>
          <table:table-cell table:style-name="Table28.A1" office:value-type="string">
            <text:p text:style-name="P471">(iomask dat -- iomask dat2 )</text:p>
          </table:table-cell>
          <table:table-cell table:style-name="Table28.A1" office:value-type="string">
            <text:p text:style-name="P471">C</text:p>
          </table:table-cell>
          <table:table-cell table:style-name="Table28.A1" office:value-type="string">
            <text:p text:style-name="P324">PUB</text:p>
          </table:table-cell>
          <table:table-cell table:style-name="Table28.A1" office:value-type="string">
            <text:p text:style-name="P471">Shift <text:span text:style-name="T93">msb </text:span>bit out<text:span text:style-name="T93"> to pin</text:span>, <text:s/>clock high, clock low</text:p>
          </table:table-cell>
        </table:table-row>
        <table:table-row>
          <table:table-cell table:style-name="Table28.A1" office:value-type="string">
            <text:p text:style-name="P20">CLOCK</text:p>
          </table:table-cell>
          <table:table-cell table:style-name="Table28.A1" office:value-type="string">
            <text:p text:style-name="P20"/>
          </table:table-cell>
          <table:table-cell table:style-name="Table28.A1" office:value-type="string">
            <text:p text:style-name="P20">C</text:p>
          </table:table-cell>
          <table:table-cell table:style-name="Table28.A1" office:value-type="string">
            <text:p text:style-name="P324">PUB</text:p>
          </table:table-cell>
          <table:table-cell table:style-name="Table28.A1" office:value-type="string">
            <text:p text:style-name="P20">.</text:p>
          </table:table-cell>
        </table:table-row>
        <table:table-row>
          <table:table-cell table:style-name="Table28.A1" office:value-type="string">
            <text:p text:style-name="P462">COUNT@</text:p>
          </table:table-cell>
          <table:table-cell table:style-name="Table28.A1" office:value-type="string">
            <text:p text:style-name="P462"/>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521">CTRMODE</text:p>
          </table:table-cell>
          <table:table-cell table:style-name="Table28.A1" office:value-type="string">
            <text:p text:style-name="P521">( n -- )</text:p>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P456">Writes to the CTRMODE field of the current CTR channel without disturbing the other bits of the counter</text:p>
          </table:table-cell>
        </table:table-row>
        <table:table-row>
          <table:table-cell table:style-name="Table28.A1" office:value-type="string">
            <text:p text:style-name="P455">DAC!</text:p>
          </table:table-cell>
          <table:table-cell table:style-name="Table28.A1" office:value-type="string">
            <text:p text:style-name="P455">( byte oin -- )</text:p>
          </table:table-cell>
          <table:table-cell table:style-name="Table28.A1" office:value-type="string">
            <text:p text:style-name="P518">X</text:p>
          </table:table-cell>
          <table:table-cell table:style-name="Table28.A1" office:value-type="string">
            <text:p text:style-name="P580">PUB</text:p>
          </table:table-cell>
          <table:table-cell table:style-name="Table28.A1" office:value-type="string">
            <text:p text:style-name="P455">Write an 8-bit value to the pin as a duty cycle - filter output for a voltage</text:p>
          </table:table-cell>
        </table:table-row>
        <table:table-row>
          <table:table-cell table:style-name="Table28.A1" office:value-type="string">
            <text:p text:style-name="P464">DETECT</text:p>
          </table:table-cell>
          <table:table-cell table:style-name="Table28.A1" office:value-type="string">
            <text:p text:style-name="P464">( pol edge fb -- )</text:p>
          </table:table-cell>
          <table:table-cell table:style-name="Table28.A1" office:value-type="string">
            <text:p text:style-name="P500">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456">DIFF</text:p>
          </table:table-cell>
          <table:table-cell table:style-name="Table28.A1" office:value-type="string">
            <text:p text:style-name="P456"/>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P456">Change counter mode to differential</text:p>
          </table:table-cell>
        </table:table-row>
        <table:table-row>
          <table:table-cell table:style-name="Table28.A1" office:value-type="string">
            <text:p text:style-name="P456">DUTY</text:p>
          </table:table-cell>
          <table:table-cell table:style-name="Table28.A1" office:value-type="string">
            <text:p text:style-name="P456"/>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462">EDGE</text:p>
          </table:table-cell>
          <table:table-cell table:style-name="Table28.A1" office:value-type="string">
            <text:p text:style-name="P462">( n -- n+2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472">F</text:p>
          </table:table-cell>
          <table:table-cell table:style-name="Table28.A1" office:value-type="string">
            <text:p text:style-name="P472">( mask -- mask )</text:p>
          </table:table-cell>
          <table:table-cell table:style-name="Table28.A1" office:value-type="string">
            <text:p text:style-name="P472">C</text:p>
          </table:table-cell>
          <table:table-cell table:style-name="Table28.A1" office:value-type="string">
            <text:p text:style-name="P324">PUB</text:p>
          </table:table-cell>
          <table:table-cell table:style-name="Table28.A1" office:value-type="string">
            <text:p text:style-name="P472">float ( make high impedance ) bits on the output - leave stack intact - fast operation</text:p>
          </table:table-cell>
        </table:table-row>
        <table:table-row>
          <table:table-cell table:style-name="Table28.A1" office:value-type="string">
            <text:p text:style-name="P462">FB</text:p>
          </table:table-cell>
          <table:table-cell table:style-name="Table28.A1" office:value-type="string">
            <text:p text:style-name="P462">( n -- n+1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20">FLOAT </text:p>
          </table:table-cell>
          <table:table-cell table:style-name="Table28.A1" office:value-type="string">
            <text:p text:style-name="P20">( pin -- )</text:p>
          </table:table-cell>
          <table:table-cell table:style-name="Table28.A1" office:value-type="string">
            <text:p text:style-name="P20">X</text:p>
          </table:table-cell>
          <table:table-cell table:style-name="Table28.A1" office:value-type="string">
            <text:p text:style-name="P324">PUB</text:p>
          </table:table-cell>
          <table:table-cell table:style-name="Table28.A1" office:value-type="string">
            <text:p text:style-name="P20">Float the pin (make it an input)</text:p>
          </table:table-cell>
        </table:table-row>
        <table:table-row>
          <table:table-cell table:style-name="Table28.A1" office:value-type="string">
            <text:p text:style-name="P462">FREQ@</text:p>
          </table:table-cell>
          <table:table-cell table:style-name="Table28.A1" office:value-type="string">
            <text:p text:style-name="P462">( pin -- freq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P462">Measure frequency of pulses at pin, measured over 1/10s</text:p>
          </table:table-cell>
        </table:table-row>
        <table:table-row>
          <table:table-cell table:style-name="Table28.A1" office:value-type="string">
            <text:p text:style-name="P455">FRQ</text:p>
          </table:table-cell>
          <table:table-cell table:style-name="Table28.A1" office:value-type="string">
            <text:p text:style-name="P455">( n -- )</text:p>
          </table:table-cell>
          <table:table-cell table:style-name="Table28.A1" office:value-type="string">
            <text:p text:style-name="P518">X</text:p>
          </table:table-cell>
          <table:table-cell table:style-name="Table28.A1" office:value-type="string">
            <text:p text:style-name="P580">PUB</text:p>
          </table:table-cell>
          <table:table-cell table:style-name="Table28.A1" office:value-type="string">
            <text:p text:style-name="P455">Set the duty cycle frequency FRQ, either A or B</text:p>
          </table:table-cell>
        </table:table-row>
        <table:table-row>
          <table:table-cell table:style-name="Table28.A1" office:value-type="string">
            <text:p text:style-name="P472">H</text:p>
          </table:table-cell>
          <table:table-cell table:style-name="Table28.A1" office:value-type="string">
            <text:p text:style-name="P472">( iomask -- iomask )</text:p>
          </table:table-cell>
          <table:table-cell table:style-name="Table28.A1" office:value-type="string">
            <text:p text:style-name="P472">C</text:p>
          </table:table-cell>
          <table:table-cell table:style-name="Table28.A1" office:value-type="string">
            <text:p text:style-name="P324">PUB</text:p>
          </table:table-cell>
          <table:table-cell table:style-name="Table28.A1" office:value-type="string">
            <text:p text:style-name="P472">Set mask bits on the output high - leave stack intact - fast operation</text:p>
          </table:table-cell>
        </table:table-row>
        <table:table-row>
          <table:table-cell table:style-name="Table28.A1" office:value-type="string">
            <text:p text:style-name="P20">HIGH </text:p>
          </table:table-cell>
          <table:table-cell table:style-name="Table28.A1" office:value-type="string">
            <text:p text:style-name="P20">( pin -- )</text:p>
          </table:table-cell>
          <table:table-cell table:style-name="Table28.A1" office:value-type="string">
            <text:p text:style-name="P20">X</text:p>
          </table:table-cell>
          <table:table-cell table:style-name="Table28.A1" office:value-type="string">
            <text:p text:style-name="P324">PUB</text:p>
          </table:table-cell>
          <table:table-cell table:style-name="Table28.A1" office:value-type="string">
            <text:p text:style-name="P20">Set pin high as an output</text:p>
          </table:table-cell>
        </table:table-row>
        <table:table-row>
          <table:table-cell table:style-name="Table28.A1" office:value-type="string">
            <text:p text:style-name="P462">HIGH@</text:p>
          </table:table-cell>
          <table:table-cell table:style-name="Table28.A1" office:value-type="string">
            <text:p text:style-name="P462">( pin -- clks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P462">Measure high pulse width in clock cycles at pin</text:p>
          </table:table-cell>
        </table:table-row>
        <table:table-row>
          <table:table-cell table:style-name="Table28.A1" office:value-type="string">
            <text:p text:style-name="P465">HZ</text:p>
          </table:table-cell>
          <table:table-cell table:style-name="Table28.A1" office:value-type="string">
            <text:p text:style-name="P465">( n -- )</text:p>
          </table:table-cell>
          <table:table-cell table:style-name="Table28.A1" office:value-type="string">
            <text:p text:style-name="P519">X</text:p>
          </table:table-cell>
          <table:table-cell table:style-name="Table28.A1" office:value-type="string">
            <text:p text:style-name="P580">PUB</text:p>
          </table:table-cell>
          <table:table-cell table:style-name="Table28.A1" office:value-type="string">
            <text:p text:style-name="P465">Output a 1:1 m/s tone, n Hz, on the currently selected pin</text:p>
          </table:table-cell>
        </table:table-row>
        <table:table-row>
          <table:table-cell table:style-name="Table28.A1" office:value-type="string">
            <text:p text:style-name="P20">IN </text:p>
          </table:table-cell>
          <table:table-cell table:style-name="Table28.A1" office:value-type="string">
            <text:p text:style-name="P20">( pinmask -- flg )</text:p>
          </table:table-cell>
          <table:table-cell table:style-name="Table28.A1" office:value-type="string">
            <text:p text:style-name="P234">C</text:p>
          </table:table-cell>
          <table:table-cell table:style-name="Table28.A1" office:value-type="string">
            <text:p text:style-name="P324">PUB</text:p>
          </table:table-cell>
          <table:table-cell table:style-name="Table28.A1" office:value-type="string">
            <text:p text:style-name="P20">Test pins using mask</text:p>
          </table:table-cell>
        </table:table-row>
        <table:table-row>
          <table:table-cell table:style-name="Table28.A1" office:value-type="string">
            <text:p text:style-name="P20">INPUTS </text:p>
          </table:table-cell>
          <table:table-cell table:style-name="Table28.A1" office:value-type="string">
            <text:p text:style-name="P20">( mask -- ) </text:p>
          </table:table-cell>
          <table:table-cell table:style-name="Table28.A1" office:value-type="string">
            <text:p text:style-name="P20">C</text:p>
          </table:table-cell>
          <table:table-cell table:style-name="Table28.A1" office:value-type="string">
            <text:p text:style-name="P324">PUB</text:p>
          </table:table-cell>
          <table:table-cell table:style-name="Table28.A1" office:value-type="string">
            <text:p text:style-name="P20">Float the pins to inputs.</text:p>
          </table:table-cell>
        </table:table-row>
        <table:table-row>
          <table:table-cell table:style-name="Table28.A1" office:value-type="string">
            <text:p text:style-name="P457">ISERIAL</text:p>
          </table:table-cell>
          <table:table-cell table:style-name="Table28.A1" office:value-type="string">
            <text:p text:style-name="P457">( pin -- )</text:p>
          </table:table-cell>
          <table:table-cell table:style-name="Table28.A1" office:value-type="string">
            <text:p text:style-name="P514">X</text:p>
          </table:table-cell>
          <table:table-cell table:style-name="Table28.A1" office:value-type="string">
            <text:p text:style-name="P580">PUB</text:p>
          </table:table-cell>
          <table:table-cell table:style-name="Table28.A1" office:value-type="string">
            <text:p text:style-name="P457">Redirect character output to select serial channel using SEROUT</text:p>
          </table:table-cell>
        </table:table-row>
        <table:table-row>
          <table:table-cell table:style-name="Table28.A1" office:value-type="string">
            <text:p text:style-name="P459">ISEROUT</text:p>
          </table:table-cell>
          <table:table-cell table:style-name="Table28.A1" office:value-type="string">
            <text:p text:style-name="P459">( data pin -- )</text:p>
          </table:table-cell>
          <table:table-cell table:style-name="Table28.A1" office:value-type="string">
            <text:p text:style-name="P514">X</text:p>
          </table:table-cell>
          <table:table-cell table:style-name="Table28.A1" office:value-type="string">
            <text:p text:style-name="P583">PUB</text:p>
          </table:table-cell>
          <table:table-cell table:style-name="Table28.A1" office:value-type="string">
            <text:p text:style-name="Standard"/>
          </table:table-cell>
        </table:table-row>
        <table:table-row>
          <table:table-cell table:style-name="Table28.A1" office:value-type="string">
            <text:p text:style-name="P465">KHZ</text:p>
          </table:table-cell>
          <table:table-cell table:style-name="Table28.A1" office:value-type="string">
            <text:p text:style-name="P465">( n -- )</text:p>
          </table:table-cell>
          <table:table-cell table:style-name="Table28.A1" office:value-type="string">
            <text:p text:style-name="P519">X</text:p>
          </table:table-cell>
          <table:table-cell table:style-name="Table28.A1" office:value-type="string">
            <text:p text:style-name="P580">PUB</text:p>
          </table:table-cell>
          <table:table-cell table:style-name="Table28.A1" office:value-type="string">
            <text:p text:style-name="P465">Output a 1:1 m/s tone, n kHz, on the currently selected pin</text:p>
          </table:table-cell>
        </table:table-row>
        <table:table-row>
          <table:table-cell table:style-name="Table28.A1" office:value-type="string">
            <text:p text:style-name="P472">L</text:p>
          </table:table-cell>
          <table:table-cell table:style-name="Table28.A1" office:value-type="string">
            <text:p text:style-name="P472">( mask -- mask )</text:p>
          </table:table-cell>
          <table:table-cell table:style-name="Table28.A1" office:value-type="string">
            <text:p text:style-name="P472">C</text:p>
          </table:table-cell>
          <table:table-cell table:style-name="Table28.A1" office:value-type="string">
            <text:p text:style-name="P324">PUB</text:p>
          </table:table-cell>
          <table:table-cell table:style-name="Table28.A1" office:value-type="string">
            <text:p text:style-name="P472">Set mask bits on the output low - leave stack intact - fast operation</text:p>
          </table:table-cell>
        </table:table-row>
        <table:table-row>
          <table:table-cell table:style-name="Table28.A1" office:value-type="string">
            <text:p text:style-name="P20">LOW </text:p>
          </table:table-cell>
          <table:table-cell table:style-name="Table28.A1" office:value-type="string">
            <text:p text:style-name="P20">( pin -- )</text:p>
          </table:table-cell>
          <table:table-cell table:style-name="Table28.A1" office:value-type="string">
            <text:p text:style-name="P20">X</text:p>
          </table:table-cell>
          <table:table-cell table:style-name="Table28.A1" office:value-type="string">
            <text:p text:style-name="P324">PUB</text:p>
          </table:table-cell>
          <table:table-cell table:style-name="Table28.A1" office:value-type="string">
            <text:p text:style-name="P20">Clear pin low as an output</text:p>
          </table:table-cell>
        </table:table-row>
        <table:table-row>
          <table:table-cell table:style-name="Table28.A1" office:value-type="string">
            <text:p text:style-name="P462">LOW@</text:p>
          </table:table-cell>
          <table:table-cell table:style-name="Table28.A1" office:value-type="string">
            <text:p text:style-name="P462">( pin -- clks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P462">Measure low pulse width in clock cycles at pin</text:p>
          </table:table-cell>
        </table:table-row>
        <table:table-row>
          <table:table-cell table:style-name="Table28.A1" office:value-type="string">
            <text:p text:style-name="P465">MHZ</text:p>
          </table:table-cell>
          <table:table-cell table:style-name="Table28.A1" office:value-type="string">
            <text:p text:style-name="P465">( n -- )</text:p>
          </table:table-cell>
          <table:table-cell table:style-name="Table28.A1" office:value-type="string">
            <text:p text:style-name="P519">X</text:p>
          </table:table-cell>
          <table:table-cell table:style-name="Table28.A1" office:value-type="string">
            <text:p text:style-name="P580">PUB</text:p>
          </table:table-cell>
          <table:table-cell table:style-name="Table28.A1" office:value-type="string">
            <text:p text:style-name="P465">Output a 1:1 m/s tone, n MHz, on the currently selected pin</text:p>
          </table:table-cell>
        </table:table-row>
        <table:table-row>
          <table:table-cell table:style-name="Table28.A1" office:value-type="string">
            <text:p text:style-name="P464">MUTE</text:p>
          </table:table-cell>
          <table:table-cell table:style-name="Table28.A1" office:value-type="string">
            <text:p text:style-name="P464">( -- )</text:p>
          </table:table-cell>
          <table:table-cell table:style-name="Table28.A1" office:value-type="string">
            <text:p text:style-name="P500">X</text:p>
          </table:table-cell>
          <table:table-cell table:style-name="Table28.A1" office:value-type="string">
            <text:p text:style-name="P580">PUB</text:p>
          </table:table-cell>
          <table:table-cell table:style-name="Table28.A1" office:value-type="string">
            <text:p text:style-name="P464">Cancel all activity on the currently selected pin</text:p>
          </table:table-cell>
        </table:table-row>
        <table:table-row>
          <table:table-cell table:style-name="Table28.A1" office:value-type="string">
            <text:p text:style-name="P521">NCO</text:p>
          </table:table-cell>
          <table:table-cell table:style-name="Table28.A1" office:value-type="string">
            <text:p text:style-name="P521">( -- )</text:p>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P521">Set counter mode to NCO</text:p>
          </table:table-cell>
        </table:table-row>
        <table:table-row>
          <table:table-cell table:style-name="Table28.A1" office:value-type="string">
            <text:p text:style-name="P462">NEG</text:p>
          </table:table-cell>
          <table:table-cell table:style-name="Table28.A1" office:value-type="string">
            <text:p text:style-name="P462">( -- 4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20">OUT </text:p>
          </table:table-cell>
          <table:table-cell table:style-name="Table28.A1" office:value-type="string">
            <text:p text:style-name="P20">( data pinmask -- )</text:p>
          </table:table-cell>
          <table:table-cell table:style-name="Table28.A1" office:value-type="string">
            <text:p text:style-name="P20">X</text:p>
          </table:table-cell>
          <table:table-cell table:style-name="Table28.A1" office:value-type="string">
            <text:p text:style-name="P308">PUB</text:p>
          </table:table-cell>
          <table:table-cell table:style-name="Table28.A1" office:value-type="string">
            <text:p text:style-name="P20">Set pins in pinmask to outputs and write data to them</text:p>
          </table:table-cell>
        </table:table-row>
        <table:table-row>
          <table:table-cell table:style-name="Table28.A1" office:value-type="string">
            <text:p text:style-name="P20">OUTCLR </text:p>
          </table:table-cell>
          <table:table-cell table:style-name="Table28.A1" office:value-type="string">
            <text:p text:style-name="P20">( mask -- ) </text:p>
          </table:table-cell>
          <table:table-cell table:style-name="Table28.A1" office:value-type="string">
            <text:p text:style-name="P20">C</text:p>
          </table:table-cell>
          <table:table-cell table:style-name="Table28.A1" office:value-type="string">
            <text:p text:style-name="P324">PUB</text:p>
          </table:table-cell>
          <table:table-cell table:style-name="Table28.A1" office:value-type="string">
            <text:p text:style-name="P20">Clear the pins to low outputs (also sets DIR bits)</text:p>
          </table:table-cell>
        </table:table-row>
        <table:table-row>
          <table:table-cell table:style-name="Table28.A1" office:value-type="string">
            <text:p text:style-name="P20">OUTPUTS </text:p>
          </table:table-cell>
          <table:table-cell table:style-name="Table28.A1" office:value-type="string">
            <text:p text:style-name="P20">( mask -- ) </text:p>
          </table:table-cell>
          <table:table-cell table:style-name="Table28.A1" office:value-type="string">
            <text:p text:style-name="P20">C</text:p>
          </table:table-cell>
          <table:table-cell table:style-name="Table28.A1" office:value-type="string">
            <text:p text:style-name="P324">PUB</text:p>
          </table:table-cell>
          <table:table-cell table:style-name="Table28.A1" office:value-type="string">
            <text:p text:style-name="P20">Set the pins to outputs (normally redundant) </text:p>
          </table:table-cell>
        </table:table-row>
        <table:table-row>
          <table:table-cell table:style-name="Table28.A1" office:value-type="string">
            <text:p text:style-name="P20">OUTSET </text:p>
          </table:table-cell>
          <table:table-cell table:style-name="Table28.A1" office:value-type="string">
            <text:p text:style-name="P20">( mask -- ) </text:p>
          </table:table-cell>
          <table:table-cell table:style-name="Table28.A1" office:value-type="string">
            <text:p text:style-name="P20">C</text:p>
          </table:table-cell>
          <table:table-cell table:style-name="Table28.A1" office:value-type="string">
            <text:p text:style-name="P324">PUB</text:p>
          </table:table-cell>
          <table:table-cell table:style-name="Table28.A1" office:value-type="string">
            <text:p text:style-name="P20">Set the pins as high outputs (also sets DIR bits)</text:p>
          </table:table-cell>
        </table:table-row>
        <table:table-row>
          <table:table-cell table:style-name="Table28.A1" office:value-type="string">
            <text:p text:style-name="P472">P</text:p>
          </table:table-cell>
          <table:table-cell table:style-name="Table28.A1" office:value-type="string">
            <text:p text:style-name="P472">( mask -- mask )</text:p>
          </table:table-cell>
          <table:table-cell table:style-name="Table28.A1" office:value-type="string">
            <text:p text:style-name="P472">C</text:p>
          </table:table-cell>
          <table:table-cell table:style-name="Table28.A1" office:value-type="string">
            <text:p text:style-name="P324">PUB</text:p>
          </table:table-cell>
          <table:table-cell table:style-name="Table28.A1" office:value-type="string">
            <text:p text:style-name="P472">pulse high mask bits on the output - leave stack intact - fast operation</text:p>
          </table:table-cell>
        </table:table-row>
        <table:table-row>
          <table:table-cell table:style-name="Table28.A1" office:value-type="string">
            <text:p text:style-name="P20">P! </text:p>
          </table:table-cell>
          <table:table-cell table:style-name="Table28.A1" office:value-type="string">
            <text:p text:style-name="P20">( long -- )</text:p>
          </table:table-cell>
          <table:table-cell table:style-name="Table28.A1" office:value-type="string">
            <text:p text:style-name="P20">X</text:p>
          </table:table-cell>
          <table:table-cell table:style-name="Table28.A1" office:value-type="string">
            <text:p text:style-name="P308">PUB</text:p>
          </table:table-cell>
          <table:table-cell table:style-name="Table28.A1" office:value-type="string">
            <text:p text:style-name="P20">Write directly to OUTA</text:p>
          </table:table-cell>
        </table:table-row>
        <table:table-row>
          <table:table-cell table:style-name="Table28.A1" office:value-type="string">
            <text:p text:style-name="P20">P@ </text:p>
          </table:table-cell>
          <table:table-cell table:style-name="Table28.A1" office:value-type="string">
            <text:p text:style-name="P20">( -- long )</text:p>
          </table:table-cell>
          <table:table-cell table:style-name="Table28.A1" office:value-type="string">
            <text:p text:style-name="P20">X</text:p>
          </table:table-cell>
          <table:table-cell table:style-name="Table28.A1" office:value-type="string">
            <text:p text:style-name="P308">PUB</text:p>
          </table:table-cell>
          <table:table-cell table:style-name="Table28.A1" office:value-type="string">
            <text:p text:style-name="P20">Read directly from OUTA</text:p>
          </table:table-cell>
        </table:table-row>
        <table:table-row>
          <table:table-cell table:style-name="Table28.A1" office:value-type="string">
            <text:p text:style-name="P20">PIN! </text:p>
          </table:table-cell>
          <table:table-cell table:style-name="Table28.A1" office:value-type="string">
            <text:p text:style-name="P20">( state pin -- )</text:p>
          </table:table-cell>
          <table:table-cell table:style-name="Table28.A1" office:value-type="string">
            <text:p text:style-name="P20">X</text:p>
          </table:table-cell>
          <table:table-cell table:style-name="Table28.A1" office:value-type="string">
            <text:p text:style-name="P308">PUB</text:p>
          </table:table-cell>
          <table:table-cell table:style-name="Table28.A1" office:value-type="string">
            <text:p text:style-name="P20">Set pin to state (i.e. ON 6 PIN!)</text:p>
          </table:table-cell>
        </table:table-row>
        <table:table-row>
          <table:table-cell table:style-name="Table28.A1" office:value-type="string">
            <text:p text:style-name="P20">PIN@ </text:p>
          </table:table-cell>
          <table:table-cell table:style-name="Table28.A1" office:value-type="string">
            <text:p text:style-name="P20">( pin -- flg )</text:p>
          </table:table-cell>
          <table:table-cell table:style-name="Table28.A1" office:value-type="string">
            <text:p text:style-name="P234">C</text:p>
          </table:table-cell>
          <table:table-cell table:style-name="Table28.A1" office:value-type="string">
            <text:p text:style-name="P324">PUB</text:p>
          </table:table-cell>
          <table:table-cell table:style-name="Table28.A1" office:value-type="string">
            <text:p text:style-name="P20">Test state of pin</text:p>
          </table:table-cell>
        </table:table-row>
        <table:table-row>
          <table:table-cell table:style-name="Table28.A1" office:value-type="string">
            <text:p text:style-name="P20">PINS@ </text:p>
          </table:table-cell>
          <table:table-cell table:style-name="Table28.A1" office:value-type="string">
            <text:p text:style-name="P20">( pin pins -- n )</text:p>
          </table:table-cell>
          <table:table-cell table:style-name="Table28.A1" office:value-type="string">
            <text:p text:style-name="P20">X</text:p>
          </table:table-cell>
          <table:table-cell table:style-name="Table28.A1" office:value-type="string">
            <text:p text:style-name="P308">PUB</text:p>
          </table:table-cell>
          <table:table-cell table:style-name="Table28.A1" office:value-type="string">
            <text:p text:style-name="P20">Read from pin for pins and right justify result</text:p>
          </table:table-cell>
        </table:table-row>
        <table:table-row>
          <table:table-cell table:style-name="Table28.A1" office:value-type="string">
            <text:p text:style-name="P456">PLL</text:p>
          </table:table-cell>
          <table:table-cell table:style-name="Table28.A1" office:value-type="string">
            <text:p text:style-name="P456"/>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456">PLLDIV</text:p>
          </table:table-cell>
          <table:table-cell table:style-name="Table28.A1" office:value-type="string">
            <text:p text:style-name="P456">( n -- )</text:p>
          </table:table-cell>
          <table:table-cell table:style-name="Table28.A1" office:value-type="string">
            <text:p text:style-name="P517">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462">POS</text:p>
          </table:table-cell>
          <table:table-cell table:style-name="Table28.A1" office:value-type="string">
            <text:p text:style-name="P462">( -- 0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Standard"/>
          </table:table-cell>
        </table:table-row>
        <table:table-row>
          <table:table-cell table:style-name="Table28.A1" office:value-type="string">
            <text:p text:style-name="P461">RING</text:p>
          </table:table-cell>
          <table:table-cell table:style-name="Table28.A1" office:value-type="string">
            <text:p text:style-name="P461">(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WARBLE twice on the currently selected pin</text:p>
          </table:table-cell>
        </table:table-row>
        <table:table-row>
          <table:table-cell table:style-name="Table28.A1" office:value-type="string">
            <text:p text:style-name="P461">RINGS</text:p>
          </table:table-cell>
          <table:table-cell table:style-name="Table28.A1" office:value-type="string">
            <text:p text:style-name="P461">( rings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Ring 'rings' times on the currently selected pin</text:p>
          </table:table-cell>
        </table:table-row>
        <table:table-row>
          <table:table-cell table:style-name="Table28.A1" office:value-type="string">
            <text:p text:style-name="P459">S<text:span text:style-name="T113">E</text:span>RBAUD</text:p>
          </table:table-cell>
          <table:table-cell table:style-name="Table28.A1" office:value-type="string">
            <text:p text:style-name="P459">( baud -- )</text:p>
          </table:table-cell>
          <table:table-cell table:style-name="Table28.A1" office:value-type="string">
            <text:p text:style-name="P514">X</text:p>
          </table:table-cell>
          <table:table-cell table:style-name="Table28.A1" office:value-type="string">
            <text:p text:style-name="P585">PUB</text:p>
          </table:table-cell>
          <table:table-cell table:style-name="Table28.A1" office:value-type="string">
            <text:p text:style-name="P457">Calc bit ticks <text:s text:c="2"/>and set <text:s text:c="2"/>as well as start bit compensation</text:p>
          </table:table-cell>
        </table:table-row>
        <table:table-row>
          <table:table-cell table:style-name="Table28.A1" office:value-type="string">
            <text:p text:style-name="P457">SERIAL</text:p>
          </table:table-cell>
          <table:table-cell table:style-name="Table28.A1" office:value-type="string">
            <text:p text:style-name="P457">( pin -- )</text:p>
          </table:table-cell>
          <table:table-cell table:style-name="Table28.A1" office:value-type="string">
            <text:p text:style-name="P514">X</text:p>
          </table:table-cell>
          <table:table-cell table:style-name="Table28.A1" office:value-type="string">
            <text:p text:style-name="P583">PUB</text:p>
          </table:table-cell>
          <table:table-cell table:style-name="Table28.A1" office:value-type="string">
            <text:p text:style-name="P457">redirect character output to select serial channel using SEROUT</text:p>
          </table:table-cell>
        </table:table-row>
        <table:table-row>
          <table:table-cell table:style-name="Table28.A1" office:value-type="string">
            <text:p text:style-name="P457">SERIN</text:p>
          </table:table-cell>
          <table:table-cell table:style-name="Table28.A1" office:value-type="string">
            <text:p text:style-name="P457">( pin -- data )</text:p>
          </table:table-cell>
          <table:table-cell table:style-name="Table28.A1" office:value-type="string">
            <text:p text:style-name="P514">X</text:p>
          </table:table-cell>
          <table:table-cell table:style-name="Table28.A1" office:value-type="string">
            <text:p text:style-name="P580">PUB</text:p>
          </table:table-cell>
          <table:table-cell table:style-name="Table28.A1" office:value-type="string">
            <text:p text:style-name="P457">Receive 8 bit serial data from pin at rate set with SERBAUD, blocks until character received</text:p>
          </table:table-cell>
        </table:table-row>
        <table:table-row>
          <table:table-cell table:style-name="Table28.A1" office:value-type="string">
            <text:p text:style-name="P459">SEROUT</text:p>
          </table:table-cell>
          <table:table-cell table:style-name="Table28.A1" office:value-type="string">
            <text:p text:style-name="P459">( data pin -- )</text:p>
          </table:table-cell>
          <table:table-cell table:style-name="Table28.A1" office:value-type="string">
            <text:p text:style-name="P514">X</text:p>
          </table:table-cell>
          <table:table-cell table:style-name="Table28.A1" office:value-type="string">
            <text:p text:style-name="P583">PUB</text:p>
          </table:table-cell>
          <table:table-cell table:style-name="Table28.A1" office:value-type="string">
            <text:p text:style-name="Standard"/>
          </table:table-cell>
        </table:table-row>
        <table:table-row>
          <table:table-cell table:style-name="Table28.A1" office:value-type="string">
            <text:p text:style-name="P20">SHRINP </text:p>
          </table:table-cell>
          <table:table-cell table:style-name="Table28.A1" office:value-type="string">
            <text:p text:style-name="P20">( iomask dat -- iomask dat/2 )</text:p>
          </table:table-cell>
          <table:table-cell table:style-name="Table28.A1" office:value-type="string">
            <text:p text:style-name="P20">C</text:p>
          </table:table-cell>
          <table:table-cell table:style-name="Table28.A1" office:value-type="string">
            <text:p text:style-name="P324">PUB</text:p>
          </table:table-cell>
          <table:table-cell table:style-name="Table28.A1" office:value-type="string">
            <text:p text:style-name="P20">Shift in right into msb of dat using iomask to specify the pin.</text:p>
          </table:table-cell>
        </table:table-row>
        <table:table-row>
          <table:table-cell table:style-name="Table28.A1" office:value-type="string">
            <text:p text:style-name="P20">SHROUT </text:p>
          </table:table-cell>
          <table:table-cell table:style-name="Table28.A1" office:value-type="string">
            <text:p text:style-name="P20">( mask dat -- iomask dat/2 )</text:p>
          </table:table-cell>
          <table:table-cell table:style-name="Table28.A1" office:value-type="string">
            <text:p text:style-name="P20">C</text:p>
          </table:table-cell>
          <table:table-cell table:style-name="Table28.A1" office:value-type="string">
            <text:p text:style-name="P324">PUB</text:p>
          </table:table-cell>
          <table:table-cell table:style-name="Table28.A1" office:value-type="string">
            <text:p text:style-name="P20">Shift out right the lsb of dat over the pins in iomask and return with the shifted data</text:p>
          </table:table-cell>
        </table:table-row>
        <table:table-row>
          <table:table-cell table:style-name="Table28.A1" office:value-type="string">
            <text:p text:style-name="P461">SIREN</text:p>
          </table:table-cell>
          <table:table-cell table:style-name="Table28.A1" office:value-type="string">
            <text:p text:style-name="P461">(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Use WARBLE to make weewaa for 400 mS on currently selected pin</text:p>
          </table:table-cell>
        </table:table-row>
        <table:table-row>
          <table:table-cell table:style-name="Table28.A1" office:value-type="string">
            <text:p text:style-name="P462">SPKR</text:p>
          </table:table-cell>
          <table:table-cell table:style-name="Table28.A1" office:value-type="string">
            <text:p text:style-name="P462">( pin -- )</text:p>
          </table:table-cell>
          <table:table-cell table:style-name="Table28.A1" office:value-type="string">
            <text:p text:style-name="P502">X</text:p>
          </table:table-cell>
          <table:table-cell table:style-name="Table28.A1" office:value-type="string">
            <text:p text:style-name="P580">PUB</text:p>
          </table:table-cell>
          <table:table-cell table:style-name="Table28.A1" office:value-type="string">
            <text:p text:style-name="P462">Set the pin for audio output</text:p>
          </table:table-cell>
        </table:table-row>
        <table:table-row>
          <table:table-cell table:style-name="Table28.A1" office:value-type="string">
            <text:p text:style-name="P472">T</text:p>
          </table:table-cell>
          <table:table-cell table:style-name="Table28.A1" office:value-type="string">
            <text:p text:style-name="P472">( mask -- mask )</text:p>
          </table:table-cell>
          <table:table-cell table:style-name="Table28.A1" office:value-type="string">
            <text:p text:style-name="P472">C</text:p>
          </table:table-cell>
          <table:table-cell table:style-name="Table28.A1" office:value-type="string">
            <text:p text:style-name="P324">PUB</text:p>
          </table:table-cell>
          <table:table-cell table:style-name="Table28.A1" office:value-type="string">
            <text:p text:style-name="P472">toggle bits on the output - leave stack intact - fast operation</text:p>
          </table:table-cell>
        </table:table-row>
        <table:table-row>
          <table:table-cell table:style-name="Table28.A1" office:value-type="string">
            <text:p text:style-name="P99"><text:span text:style-name="T32">TO</text:span><text:span text:style-name="T39">N</text:span><text:span text:style-name="T32">E</text:span></text:p>
          </table:table-cell>
          <table:table-cell table:style-name="Table28.A1" office:value-type="string">
            <text:p text:style-name="P461">( tone dur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Output tone Hz for dur milliseconds on the currently selected pin</text:p>
          </table:table-cell>
        </table:table-row>
        <table:table-row>
          <table:table-cell table:style-name="Table28.A1" office:value-type="string">
            <text:p text:style-name="P455">VOLTS</text:p>
          </table:table-cell>
          <table:table-cell table:style-name="Table28.A1" office:value-type="string">
            <text:p text:style-name="P455">( mV pin -- )</text:p>
          </table:table-cell>
          <table:table-cell table:style-name="Table28.A1" office:value-type="string">
            <text:p text:style-name="P518">X</text:p>
          </table:table-cell>
          <table:table-cell table:style-name="Table28.A1" office:value-type="string">
            <text:p text:style-name="P580">PUB</text:p>
          </table:table-cell>
          <table:table-cell table:style-name="Table28.A1" office:value-type="string">
            <text:p text:style-name="P455">Use duty cycle mode plus RC on a pin to generate a voltage from 0 to 3.3V (mV set 0-3300 )</text:p>
          </table:table-cell>
        </table:table-row>
        <table:table-row>
          <table:table-cell table:style-name="Table28.A1" office:value-type="string">
            <text:p text:style-name="P473">WAITHI</text:p>
          </table:table-cell>
          <table:table-cell table:style-name="Table28.A1" office:value-type="string">
            <text:p text:style-name="P473">( -- )</text:p>
          </table:table-cell>
          <table:table-cell table:style-name="Table28.A1" office:value-type="string">
            <text:p text:style-name="P473">C</text:p>
          </table:table-cell>
          <table:table-cell table:style-name="Table28.A1" office:value-type="string">
            <text:p text:style-name="P324">PUB</text:p>
          </table:table-cell>
          <table:table-cell table:style-name="Table28.A1" office:value-type="string">
            <text:p text:style-name="P473">Wait until the currently selected pin goes high</text:p>
          </table:table-cell>
        </table:table-row>
        <table:table-row>
          <table:table-cell table:style-name="Table28.A1" office:value-type="string">
            <text:p text:style-name="P473">WAITLO</text:p>
          </table:table-cell>
          <table:table-cell table:style-name="Table28.A1" office:value-type="string">
            <text:p text:style-name="P473">( -- )</text:p>
          </table:table-cell>
          <table:table-cell table:style-name="Table28.A1" office:value-type="string">
            <text:p text:style-name="P473">C</text:p>
          </table:table-cell>
          <table:table-cell table:style-name="Table28.A1" office:value-type="string">
            <text:p text:style-name="P324">PUB</text:p>
          </table:table-cell>
          <table:table-cell table:style-name="Table28.A1" office:value-type="string">
            <text:p text:style-name="P473">Wait until the currently selected pin goes low</text:p>
          </table:table-cell>
        </table:table-row>
        <table:table-row>
          <table:table-cell table:style-name="Table28.A1" office:value-type="string">
            <text:p text:style-name="P461">WARBLE</text:p>
          </table:table-cell>
          <table:table-cell table:style-name="Table28.A1" office:value-type="string">
            <text:p text:style-name="P461">( hz1 hz2 ms -- )</text:p>
          </table:table-cell>
          <table:table-cell table:style-name="Table28.A1" office:value-type="string">
            <text:p text:style-name="P501">X</text:p>
          </table:table-cell>
          <table:table-cell table:style-name="Table28.A1" office:value-type="string">
            <text:p text:style-name="P580">PUB</text:p>
          </table:table-cell>
          <table:table-cell table:style-name="Table28.A1" office:value-type="string">
            <text:p text:style-name="P461">Flip between hz1 and hz2 frequency tone for ms milliseconds on the currently selected pin</text:p>
          </table:table-cell>
        </table:table-row>
      </table:table>
      <text:p text:style-name="Standard"/>
      <text:h text:style-name="P916" text:outline-level="2"><text:bookmark-start text:name="__RefHeading___Toc15080_3727030152"/>SPI INSTRUCTIONS<text:bookmark-end text:name="__RefHeading___Toc15080_3727030152"/></text:h>
      <text:p text:style-name="P20">These are fast optimized bytecode instructions for reading and writing an SPI bus whose parameters are held in COGREGS - use SPIPINS to set. Most parameters can be reused as in multibyte shifts plus this makes the transfer faster as pushing and popping the data stack slows things down.</text:p>
      <text:p text:style-name="P20"/>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97">@CE</text:p>
          </table:table-cell>
          <table:table-cell table:style-name="Table30.A1" office:value-type="string">
            <text:p text:style-name="P97"/>
          </table:table-cell>
          <table:table-cell table:style-name="Table30.A1" office:value-type="string">
            <text:p text:style-name="P236">X</text:p>
          </table:table-cell>
          <table:table-cell table:style-name="Table30.A1" office:value-type="string">
            <text:p text:style-name="P301">PUB</text:p>
          </table:table-cell>
          <table:table-cell table:style-name="Table30.A1" office:value-type="string">
            <text:p text:style-name="P97">Returns @SCK + 3</text:p>
          </table:table-cell>
        </table:table-row>
        <table:table-row>
          <table:table-cell table:style-name="Table30.A1" office:value-type="string">
            <text:p text:style-name="P97">@CNT</text:p>
          </table:table-cell>
          <table:table-cell table:style-name="Table30.A1" office:value-type="string">
            <text:p text:style-name="P97"/>
          </table:table-cell>
          <table:table-cell table:style-name="Table30.A1" office:value-type="string">
            <text:p text:style-name="P236">X</text:p>
          </table:table-cell>
          <table:table-cell table:style-name="Table30.A1" office:value-type="string">
            <text:p text:style-name="P301">PUB</text:p>
          </table:table-cell>
          <table:table-cell table:style-name="Table30.A1" office:value-type="string">
            <text:p text:style-name="P97">Returns @SCK + 4</text:p>
          </table:table-cell>
        </table:table-row>
        <table:table-row>
          <table:table-cell table:style-name="Table30.A1" office:value-type="string">
            <text:p text:style-name="P97">@MISO</text:p>
          </table:table-cell>
          <table:table-cell table:style-name="Table30.A1" office:value-type="string">
            <text:p text:style-name="P97"/>
          </table:table-cell>
          <table:table-cell table:style-name="Table30.A1" office:value-type="string">
            <text:p text:style-name="P236">X</text:p>
          </table:table-cell>
          <table:table-cell table:style-name="Table30.A1" office:value-type="string">
            <text:p text:style-name="P301">PUB</text:p>
          </table:table-cell>
          <table:table-cell table:style-name="Table30.A1" office:value-type="string">
            <text:p text:style-name="P97">Retuns @SCK + 2</text:p>
          </table:table-cell>
        </table:table-row>
        <table:table-row>
          <table:table-cell table:style-name="Table30.A1" office:value-type="string">
            <text:p text:style-name="P97">@MOSI</text:p>
          </table:table-cell>
          <table:table-cell table:style-name="Table30.A1" office:value-type="string">
            <text:p text:style-name="P97"/>
          </table:table-cell>
          <table:table-cell table:style-name="Table30.A1" office:value-type="string">
            <text:p text:style-name="P236">X</text:p>
          </table:table-cell>
          <table:table-cell table:style-name="Table30.A1" office:value-type="string">
            <text:p text:style-name="P301">PUB</text:p>
          </table:table-cell>
          <table:table-cell table:style-name="Table30.A1" office:value-type="string">
            <text:p text:style-name="P97">Returns @SCK + 1</text:p>
          </table:table-cell>
        </table:table-row>
        <table:table-row>
          <table:table-cell table:style-name="Table30.A1" office:value-type="string">
            <text:p text:style-name="P97">@SCK</text:p>
          </table:table-cell>
          <table:table-cell table:style-name="Table30.A1" office:value-type="string">
            <text:p text:style-name="P97"/>
          </table:table-cell>
          <table:table-cell table:style-name="Table30.A1" office:value-type="string">
            <text:p text:style-name="P236">X</text:p>
          </table:table-cell>
          <table:table-cell table:style-name="Table30.A1" office:value-type="string">
            <text:p text:style-name="P301">PUB</text:p>
          </table:table-cell>
          <table:table-cell table:style-name="Table30.A1" office:value-type="string">
            <text:p text:style-name="P97">Returns 1 default</text:p>
          </table:table-cell>
        </table:table-row>
        <table:table-row>
          <table:table-cell table:style-name="Table30.A1" office:value-type="string">
            <text:p text:style-name="P97">@SCL</text:p>
          </table:table-cell>
          <table:table-cell table:style-name="Table30.A1" office:value-type="string">
            <text:p text:style-name="P97"/>
          </table:table-cell>
          <table:table-cell table:style-name="Table30.A1" office:value-type="string">
            <text:p text:style-name="P236">X</text:p>
          </table:table-cell>
          <table:table-cell table:style-name="Table30.A1" office:value-type="string">
            <text:p text:style-name="P301">PUB</text:p>
          </table:table-cell>
          <table:table-cell table:style-name="Table30.A1" office:value-type="string">
            <text:p text:style-name="P97">Constant, default 15</text:p>
          </table:table-cell>
        </table:table-row>
        <table:table-row>
          <table:table-cell table:style-name="Table30.A1" office:value-type="string">
            <text:p text:style-name="P97">@SPISCK</text:p>
          </table:table-cell>
          <table:table-cell table:style-name="Table30.A1" office:value-type="string">
            <text:p text:style-name="P97"/>
          </table:table-cell>
          <table:table-cell table:style-name="Table30.A1" office:value-type="string">
            <text:p text:style-name="P236">X</text:p>
          </table:table-cell>
          <table:table-cell table:style-name="Table30.A1" office:value-type="string">
            <text:p text:style-name="P301">PUB</text:p>
          </table:table-cell>
          <table:table-cell table:style-name="Table30.A1" office:value-type="string">
            <text:p text:style-name="P97">Constant, default 10</text:p>
          </table:table-cell>
        </table:table-row>
        <table:table-row>
          <table:table-cell table:style-name="Table30.A1" office:value-type="string">
            <text:p text:style-name="P20">SPICE</text:p>
          </table:table-cell>
          <table:table-cell table:style-name="Table30.A1" office:value-type="string">
            <text:p text:style-name="P20">( -- )</text:p>
          </table:table-cell>
          <table:table-cell table:style-name="Table30.A1" office:value-type="string">
            <text:p text:style-name="P20">C</text:p>
          </table:table-cell>
          <table:table-cell table:style-name="Table30.A1" office:value-type="string">
            <text:p text:style-name="P324">PUB</text:p>
          </table:table-cell>
          <table:table-cell table:style-name="Table30.A1" office:value-type="string">
            <text:p text:style-name="P20">Release the SPI CE line (automatically enabled on any SPI operation)</text:p>
          </table:table-cell>
        </table:table-row>
        <table:table-row>
          <table:table-cell table:style-name="Table30.A1" office:value-type="string">
            <text:p text:style-name="P20">SPIPINS </text:p>
          </table:table-cell>
          <table:table-cell table:style-name="Table30.A1" office:value-type="string">
            <text:p text:style-name="P695"><text:span text:style-name="T3">( </text:span><text:span text:style-name="T4">&amp;ce.mi</text:span><text:span text:style-name="T79">so.mosi.clk</text:span><text:span text:style-name="T3"> -- )</text:span></text:p>
          </table:table-cell>
          <table:table-cell table:style-name="Table30.A1" office:value-type="string">
            <text:p text:style-name="P20">X</text:p>
          </table:table-cell>
          <table:table-cell table:style-name="Table30.A1" office:value-type="string">
            <text:p text:style-name="P301">PUB</text:p>
          </table:table-cell>
          <table:table-cell table:style-name="Table30.A1" office:value-type="string">
            <text:p text:style-name="P20">Set pins to be used by SPI - parameter is encoded as byte fields - use &amp; prefix to force decimal bytes</text:p>
          </table:table-cell>
        </table:table-row>
        <table:table-row>
          <table:table-cell table:style-name="Table30.A1" office:value-type="string">
            <text:p text:style-name="P20">SPIRD </text:p>
          </table:table-cell>
          <table:table-cell table:style-name="Table30.A1" office:value-type="string">
            <text:p text:style-name="P20">( long -- long1 ) </text:p>
          </table:table-cell>
          <table:table-cell table:style-name="Table30.A1" office:value-type="string">
            <text:p text:style-name="P20">C</text:p>
          </table:table-cell>
          <table:table-cell table:style-name="Table30.A1" office:value-type="string">
            <text:p text:style-name="P324">PUB</text:p>
          </table:table-cell>
          <table:table-cell table:style-name="Table30.A1" office:value-type="string">
            <text:p text:style-name="P20">Read SPI data and left rotate into long with long1 as result ( $12345678 -&gt; $345678NN )</text:p>
          </table:table-cell>
        </table:table-row>
        <table:table-row>
          <table:table-cell table:style-name="Table30.A1" office:value-type="string">
            <text:p text:style-name="P20">SPIWR </text:p>
          </table:table-cell>
          <table:table-cell table:style-name="Table30.A1" office:value-type="string">
            <text:p text:style-name="P20">( long -- long1 ) </text:p>
          </table:table-cell>
          <table:table-cell table:style-name="Table30.A1" office:value-type="string">
            <text:p text:style-name="P20">C</text:p>
          </table:table-cell>
          <table:table-cell table:style-name="Table30.A1" office:value-type="string">
            <text:p text:style-name="P324">PUB</text:p>
          </table:table-cell>
          <table:table-cell table:style-name="Table30.A1" office:value-type="string">
            <text:p text:style-name="P20">Send 8 MSBs of long over SPI and return with left rotated long1 ( $12345678 -&gt; $34567812 )</text:p>
          </table:table-cell>
        </table:table-row>
        <table:table-row>
          <table:table-cell table:style-name="Table30.A1" office:value-type="string">
            <text:p text:style-name="P20">SPIWR16 </text:p>
          </table:table-cell>
          <table:table-cell table:style-name="Table30.A1" office:value-type="string">
            <text:p text:style-name="P20">( long -- long1 ) </text:p>
          </table:table-cell>
          <table:table-cell table:style-name="Table30.A1" office:value-type="string">
            <text:p text:style-name="P20">C</text:p>
          </table:table-cell>
          <table:table-cell table:style-name="Table30.A1" office:value-type="string">
            <text:p text:style-name="P324">PUB</text:p>
          </table:table-cell>
          <table:table-cell table:style-name="Table30.A1" office:value-type="string">
            <text:p text:style-name="P20">Send msb 16-bits (b31..b16) over SPI and return with long rotated left by 16 bits </text:p>
          </table:table-cell>
        </table:table-row>
        <table:table-row>
          <table:table-cell table:style-name="Table30.A1" office:value-type="string">
            <text:p text:style-name="P134">SPIWR32</text:p>
          </table:table-cell>
          <table:table-cell table:style-name="Table30.A1" office:value-type="string">
            <text:p text:style-name="P134">( long - long )</text:p>
          </table:table-cell>
          <table:table-cell table:style-name="Table30.A1" office:value-type="string">
            <text:p text:style-name="P134">C</text:p>
          </table:table-cell>
          <table:table-cell table:style-name="Table30.A1" office:value-type="string">
            <text:p text:style-name="P324">PUB</text:p>
          </table:table-cell>
          <table:table-cell table:style-name="Table30.A1" office:value-type="string">
            <text:p text:style-name="P134">Send 32-bits over SPI, leaves tos unchanged</text:p>
          </table:table-cell>
        </table:table-row>
        <table:table-row>
          <table:table-cell table:style-name="Table30.A1" office:value-type="string">
            <text:p text:style-name="P20">SPIWRB </text:p>
          </table:table-cell>
          <table:table-cell table:style-name="Table30.A1" office:value-type="string">
            <text:p text:style-name="P20">( byte -- byte ) </text:p>
          </table:table-cell>
          <table:table-cell table:style-name="Table30.A1" office:value-type="string">
            <text:p text:style-name="P20">C</text:p>
          </table:table-cell>
          <table:table-cell table:style-name="Table30.A1" office:value-type="string">
            <text:p text:style-name="P324">PUB</text:p>
          </table:table-cell>
          <table:table-cell table:style-name="Table30.A1" office:value-type="string">
            <text:p text:style-name="P20">Send byte over SPI lines as defined in COGREGs and return with same byte</text:p>
          </table:table-cell>
        </table:table-row>
      </table:table>
      <text:h text:style-name="Heading_20_2" text:outline-level="2"><text:bookmark-start text:name="__RefHeading___Toc15082_3727030152"/>I/O MASKS<text:bookmark-end text:name="__RefHeading___Toc15082_3727030152"/></text:h>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20">@CE</text:p>
          </table:table-cell>
          <table:table-cell table:style-name="Table31.A1" office:value-type="string">
            <text:p text:style-name="P20">( -- 3 )</text:p>
          </table:table-cell>
          <table:table-cell table:style-name="Table31.A1" office:value-type="string">
            <text:p text:style-name="P235">X</text:p>
          </table:table-cell>
          <table:table-cell table:style-name="Table31.A1" office:value-type="string">
            <text:p text:style-name="P336">PUB</text:p>
          </table:table-cell>
          <table:table-cell table:style-name="Table31.A1" office:value-type="string">
            <text:p text:style-name="Standard"/>
          </table:table-cell>
        </table:table-row>
        <table:table-row>
          <table:table-cell table:style-name="Table31.A1" office:value-type="string">
            <text:p text:style-name="P20">@CNT</text:p>
          </table:table-cell>
          <table:table-cell table:style-name="Table31.A1" office:value-type="string">
            <text:p text:style-name="P20">( -- 4 )</text:p>
          </table:table-cell>
          <table:table-cell table:style-name="Table31.A1" office:value-type="string">
            <text:p text:style-name="P20">X</text:p>
          </table:table-cell>
          <table:table-cell table:style-name="Table31.A1" office:value-type="string">
            <text:p text:style-name="P336">PUB</text:p>
          </table:table-cell>
          <table:table-cell table:style-name="Table31.A1" office:value-type="string">
            <text:p text:style-name="P20">COGREG address for variable CNT used by some RUNMODs</text:p>
          </table:table-cell>
        </table:table-row>
        <table:table-row>
          <table:table-cell table:style-name="Table31.A1" office:value-type="string">
            <text:p text:style-name="P20">@MISO</text:p>
          </table:table-cell>
          <table:table-cell table:style-name="Table31.A1" office:value-type="string">
            <text:p text:style-name="P20">( -- 2 )</text:p>
          </table:table-cell>
          <table:table-cell table:style-name="Table31.A1" office:value-type="string">
            <text:p text:style-name="P235">X</text:p>
          </table:table-cell>
          <table:table-cell table:style-name="Table31.A1" office:value-type="string">
            <text:p text:style-name="P336">PUB</text:p>
          </table:table-cell>
          <table:table-cell table:style-name="Table31.A1" office:value-type="string">
            <text:p text:style-name="Standard"/>
          </table:table-cell>
        </table:table-row>
        <table:table-row>
          <table:table-cell table:style-name="Table31.A1" office:value-type="string">
            <text:p text:style-name="P20">@MOSI</text:p>
          </table:table-cell>
          <table:table-cell table:style-name="Table31.A1" office:value-type="string">
            <text:p text:style-name="P20">( -- 1 )</text:p>
          </table:table-cell>
          <table:table-cell table:style-name="Table31.A1" office:value-type="string">
            <text:p text:style-name="P235">X</text:p>
          </table:table-cell>
          <table:table-cell table:style-name="Table31.A1" office:value-type="string">
            <text:p text:style-name="P336">PUB</text:p>
          </table:table-cell>
          <table:table-cell table:style-name="Table31.A1" office:value-type="string">
            <text:p text:style-name="Standard"/>
          </table:table-cell>
        </table:table-row>
        <table:table-row>
          <table:table-cell table:style-name="Table31.A1" office:value-type="string">
            <text:p text:style-name="P20">@SCK</text:p>
          </table:table-cell>
          <table:table-cell table:style-name="Table31.A1" office:value-type="string">
            <text:p text:style-name="P20">( -- 0 )</text:p>
          </table:table-cell>
          <table:table-cell table:style-name="Table31.A1" office:value-type="string">
            <text:p text:style-name="P20">X</text:p>
          </table:table-cell>
          <table:table-cell table:style-name="Table31.A1" office:value-type="string">
            <text:p text:style-name="P336">PUB</text:p>
          </table:table-cell>
          <table:table-cell table:style-name="Table31.A1" office:value-type="string">
            <text:p text:style-name="P20">COGREG address for SCK mask</text:p>
          </table:table-cell>
        </table:table-row>
        <table:table-row>
          <table:table-cell table:style-name="Table31.A1" office:value-type="string">
            <text:p text:style-name="P20">@SCL</text:p>
          </table:table-cell>
          <table:table-cell table:style-name="Table31.A1" office:value-type="string">
            <text:p text:style-name="P20">( -- -6 )</text:p>
          </table:table-cell>
          <table:table-cell table:style-name="Table31.A1" office:value-type="string">
            <text:p text:style-name="P20">X</text:p>
          </table:table-cell>
          <table:table-cell table:style-name="Table31.A1" office:value-type="string">
            <text:p text:style-name="P336">PUB</text:p>
          </table:table-cell>
          <table:table-cell table:style-name="Table31.A1" office:value-type="string">
            <text:p text:style-name="P20">COGREG address for SCL (used for fast CLOCK instruction)</text:p>
          </table:table-cell>
        </table:table-row>
        <table:table-row>
          <table:table-cell table:style-name="Table31.A1" office:value-type="string">
            <text:p text:style-name="P20">MODPINS</text:p>
          </table:table-cell>
          <table:table-cell table:style-name="Table31.A1" office:value-type="string">
            <text:p text:style-name="P20">( pins -- )</text:p>
          </table:table-cell>
          <table:table-cell table:style-name="Table31.A1" office:value-type="string">
            <text:p text:style-name="P20">X</text:p>
          </table:table-cell>
          <table:table-cell table:style-name="Table31.A1" office:value-type="string">
            <text:p text:style-name="P301">PUB</text:p>
          </table:table-cell>
          <table:table-cell table:style-name="Table31.A1" office:value-type="string">
            <text:p text:style-name="P20">Set the pin masks for RUNMODs using (&amp;27.26.25.23 MODPINS to set ce.miso.mosi.clk)</text:p>
          </table:table-cell>
        </table:table-row>
        <table:table-row>
          <table:table-cell table:style-name="Table31.A1" office:value-type="string">
            <text:p text:style-name="P20">SETPINS</text:p>
          </table:table-cell>
          <table:table-cell table:style-name="Table31.A1" office:value-type="string">
            <text:p text:style-name="P20">( pins adr -- )</text:p>
          </table:table-cell>
          <table:table-cell table:style-name="Table31.A1" office:value-type="string">
            <text:p text:style-name="P20">X</text:p>
          </table:table-cell>
          <table:table-cell table:style-name="Table31.A1" office:value-type="string">
            <text:p text:style-name="P301">PUB</text:p>
          </table:table-cell>
          <table:table-cell table:style-name="Table31.A1" office:value-type="string">
            <text:p text:style-name="P20">Set pins masks using adr for cog starting address of clk pin</text:p>
          </table:table-cell>
        </table:table-row>
      </table:table>
      <text:h text:style-name="Heading_20_2" text:outline-level="2"><text:bookmark-start text:name="__RefHeading___Toc15084_3727030152"/>COG INSTRUCTIONS<text:bookmark-end text:name="__RefHeading___Toc15084_3727030152"/></text:h>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P76">.TASKS</text:p>
          </table:table-cell>
          <table:table-cell table:style-name="Table32.A1" office:value-type="string">
            <text:p text:style-name="P76">( -- )</text:p>
          </table:table-cell>
          <table:table-cell table:style-name="Table32.A1" office:value-type="string">
            <text:p text:style-name="P237">X</text:p>
          </table:table-cell>
          <table:table-cell table:style-name="Table32.A1" office:value-type="string">
            <text:p text:style-name="P286">PUB</text:p>
          </table:table-cell>
          <table:table-cell table:style-name="Table32.A1" office:value-type="string">
            <text:p text:style-name="P76">Display the status of cog 0,2-7<text:span text:style-name="T56"> w.r.t what they are running</text:span></text:p>
          </table:table-cell>
        </table:table-row>
        <table:table-row>
          <table:table-cell table:style-name="Table32.A1" office:value-type="string">
            <text:p text:style-name="P468">boot</text:p>
          </table:table-cell>
          <table:table-cell table:style-name="Table32.A1" office:value-type="string">
            <text:p text:style-name="P508">( -- adr )</text:p>
          </table:table-cell>
          <table:table-cell table:style-name="Table32.A1" office:value-type="string">
            <text:p text:style-name="P703">X</text:p>
          </table:table-cell>
          <table:table-cell table:style-name="Table32.A1" office:value-type="string">
            <text:p text:style-name="P598">PUB</text:p>
          </table:table-cell>
          <table:table-cell table:style-name="Table32.A1" office:value-type="string">
            <text:p text:style-name="P703">1 long</text:p>
          </table:table-cell>
        </table:table-row>
        <table:table-row>
          <table:table-cell table:style-name="Table32.A1" office:value-type="string">
            <text:p text:style-name="P20">COG! </text:p>
          </table:table-cell>
          <table:table-cell table:style-name="Table32.A1" office:value-type="string">
            <text:p text:style-name="P20">( long adr -- ) </text:p>
          </table:table-cell>
          <table:table-cell table:style-name="Table32.A1" office:value-type="string">
            <text:p text:style-name="P20">C2</text:p>
          </table:table-cell>
          <table:table-cell table:style-name="Table32.A1" office:value-type="string">
            <text:p text:style-name="P324">PUB</text:p>
          </table:table-cell>
          <table:table-cell table:style-name="Table32.A1" office:value-type="string">
            <text:p text:style-name="P20">Store long to cog memory</text:p>
          </table:table-cell>
        </table:table-row>
        <table:table-row>
          <table:table-cell table:style-name="Table32.A1" office:value-type="string">
            <text:p text:style-name="P20">COG@ </text:p>
          </table:table-cell>
          <table:table-cell table:style-name="Table32.A1" office:value-type="string">
            <text:p text:style-name="P20">( adr -- long ) </text:p>
          </table:table-cell>
          <table:table-cell table:style-name="Table32.A1" office:value-type="string">
            <text:p text:style-name="P20">C2</text:p>
          </table:table-cell>
          <table:table-cell table:style-name="Table32.A1" office:value-type="string">
            <text:p text:style-name="P324">PUB</text:p>
          </table:table-cell>
          <table:table-cell table:style-name="Table32.A1" office:value-type="string">
            <text:p text:style-name="P20">Fetch long from cog memory</text:p>
          </table:table-cell>
        </table:table-row>
        <table:table-row>
          <table:table-cell table:style-name="Table32.A1" office:value-type="string">
            <text:p text:style-name="P20">COGID </text:p>
          </table:table-cell>
          <table:table-cell table:style-name="Table32.A1" office:value-type="string">
            <text:p text:style-name="P20">( -- id )</text:p>
          </table:table-cell>
          <table:table-cell table:style-name="Table32.A1" office:value-type="string">
            <text:p text:style-name="P20">C2</text:p>
          </table:table-cell>
          <table:table-cell table:style-name="Table32.A1" office:value-type="string">
            <text:p text:style-name="P330">PUB</text:p>
          </table:table-cell>
          <table:table-cell table:style-name="Table32.A1" office:value-type="string">
            <text:p text:style-name="Standard"/>
          </table:table-cell>
        </table:table-row>
        <table:table-row>
          <table:table-cell table:style-name="Table32.A1" office:value-type="string">
            <text:p text:style-name="P20">COGINIT </text:p>
          </table:table-cell>
          <table:table-cell table:style-name="Table32.A1" office:value-type="string">
            <text:p text:style-name="P20">( code pars cog -- ret )</text:p>
          </table:table-cell>
          <table:table-cell table:style-name="Table32.A1" office:value-type="string">
            <text:p text:style-name="P20">H</text:p>
          </table:table-cell>
          <table:table-cell table:style-name="Table32.A1" office:value-type="string">
            <text:p text:style-name="P307">PUB</text:p>
          </table:table-cell>
          <table:table-cell table:style-name="Table32.A1" office:value-type="string">
            <text:p text:style-name="P20">Same as COGINIT in PASM - also saves information in cog TASK block (8 bytes/cog)</text:p>
          </table:table-cell>
        </table:table-row>
        <table:table-row>
          <table:table-cell table:style-name="Table32.A1" office:value-type="string">
            <text:p text:style-name="P142">COGSTOP</text:p>
          </table:table-cell>
          <table:table-cell table:style-name="Table32.A1" office:value-type="string">
            <text:p text:style-name="P142">( n -- )</text:p>
          </table:table-cell>
          <table:table-cell table:style-name="Table32.A1" office:value-type="string">
            <text:p text:style-name="P238">H</text:p>
          </table:table-cell>
          <table:table-cell table:style-name="Table32.A1" office:value-type="string">
            <text:p text:style-name="P330">PUB</text:p>
          </table:table-cell>
          <table:table-cell table:style-name="Table32.A1" office:value-type="string">
            <text:p text:style-name="P142">Stop cog n</text:p>
          </table:table-cell>
        </table:table-row>
        <table:table-row>
          <table:table-cell table:style-name="Table32.A1" office:value-type="string">
            <text:p text:style-name="P241">LOADCOG</text:p>
          </table:table-cell>
          <table:table-cell table:style-name="Table32.A1" office:value-type="string">
            <text:p text:style-name="P241">( name cog par -- )</text:p>
          </table:table-cell>
          <table:table-cell table:style-name="Table32.A1" office:value-type="string">
            <text:p text:style-name="P239">X</text:p>
          </table:table-cell>
          <table:table-cell table:style-name="Table32.A1" office:value-type="string">
            <text:p text:style-name="P291">PUB</text:p>
          </table:table-cell>
          <table:table-cell table:style-name="Table32.A1" office:value-type="string">
            <text:p text:style-name="P694"><text:span text:style-name="T75">e.g. </text:span><text:span text:style-name="T61">" VGA32x15 <text:s/>" 3 vgapars LOADCOG</text:span><text:span text:style-name="T62"> <text:s/>- Load VGA32x15 ROM into cog3 with vgapars parameter block</text:span></text:p>
          </table:table-cell>
        </table:table-row>
        <table:table-row>
          <table:table-cell table:style-name="Table32.A1" office:value-type="string">
            <text:p text:style-name="P241">LOADCOGS</text:p>
          </table:table-cell>
          <table:table-cell table:style-name="Table32.A1" office:value-type="string">
            <text:p text:style-name="P241">( name cog par step cogs -- )</text:p>
          </table:table-cell>
          <table:table-cell table:style-name="Table32.A1" office:value-type="string">
            <text:p text:style-name="P239">X</text:p>
          </table:table-cell>
          <table:table-cell table:style-name="Table32.A1" office:value-type="string">
            <text:p text:style-name="P291">PUB</text:p>
          </table:table-cell>
          <table:table-cell table:style-name="Table32.A1" office:value-type="string">
            <text:p text:style-name="P694"><text:span text:style-name="T75">e.g. </text:span><text:span text:style-name="T37">" HSUART <text:s text:c="3"/>" 3 par1 12 5 LOADCOGS</text:span><text:span text:style-name="T64">- Load HSUART ROM into cog3, 12 byte pars entries for another 5 cogs</text:span></text:p>
          </table:table-cell>
        </table:table-row>
        <table:table-row>
          <table:table-cell table:style-name="Table32.A1" office:value-type="string">
            <text:p text:style-name="P20">LOADMOD </text:p>
          </table:table-cell>
          <table:table-cell table:style-name="Table32.A1" office:value-type="string">
            <text:p text:style-name="P20">( src dst cnt -- )</text:p>
          </table:table-cell>
          <table:table-cell table:style-name="Table32.A1" office:value-type="string">
            <text:p text:style-name="P20">C2</text:p>
          </table:table-cell>
          <table:table-cell table:style-name="Table32.A1" office:value-type="string">
            <text:p text:style-name="P330">PUB</text:p>
          </table:table-cell>
          <table:table-cell table:style-name="Table32.A1" office:value-type="string">
            <text:p text:style-name="P20">Load cog memory from hub memory - used internally by CODE MODULES</text:p>
          </table:table-cell>
        </table:table-row>
        <table:table-row>
          <table:table-cell table:style-name="Table32.A1" office:value-type="string">
            <text:p text:style-name="P142">pCOGINIT</text:p>
          </table:table-cell>
          <table:table-cell table:style-name="Table32.A1" office:value-type="string">
            <text:p text:style-name="P142"/>
          </table:table-cell>
          <table:table-cell table:style-name="Table32.A1" office:value-type="string">
            <text:p text:style-name="P238">H</text:p>
          </table:table-cell>
          <table:table-cell table:style-name="Table32.A1" office:value-type="string">
            <text:p text:style-name="P330">PUB</text:p>
          </table:table-cell>
          <table:table-cell table:style-name="Table32.A1" office:value-type="string">
            <text:p text:style-name="P142">Part of COGINIT</text:p>
          </table:table-cell>
        </table:table-row>
        <table:table-row>
          <table:table-cell table:style-name="Table32.A1" office:value-type="string">
            <text:p text:style-name="P20">REBOOT </text:p>
          </table:table-cell>
          <table:table-cell table:style-name="Table32.A1" office:value-type="string">
            <text:p text:style-name="P20"><text:s/></text:p>
          </table:table-cell>
          <table:table-cell table:style-name="Table32.A1" office:value-type="string">
            <text:p text:style-name="P20">H</text:p>
          </table:table-cell>
          <table:table-cell table:style-name="Table32.A1" office:value-type="string">
            <text:p text:style-name="P330">PUB</text:p>
          </table:table-cell>
          <table:table-cell table:style-name="Table32.A1" office:value-type="string">
            <text:p text:style-name="P20">Reboot the current co<text:span text:style-name="T108">g</text:span></text:p>
          </table:table-cell>
        </table:table-row>
        <table:table-row>
          <table:table-cell table:style-name="Table32.A1" office:value-type="string">
            <text:p text:style-name="P34">RESET</text:p>
          </table:table-cell>
          <table:table-cell table:style-name="Table32.A1" office:value-type="string">
            <text:p text:style-name="P34"/>
          </table:table-cell>
          <table:table-cell table:style-name="Table32.A1" office:value-type="string">
            <text:p text:style-name="P34">C</text:p>
          </table:table-cell>
          <table:table-cell table:style-name="Table32.A1" office:value-type="string">
            <text:p text:style-name="P324">PUB</text:p>
          </table:table-cell>
          <table:table-cell table:style-name="Table32.A1" office:value-type="string">
            <text:p text:style-name="P34">Reset this cog only</text:p>
          </table:table-cell>
        </table:table-row>
        <table:table-row>
          <table:table-cell table:style-name="Table32.A1" office:value-type="string">
            <text:p text:style-name="P467">RUN</text:p>
          </table:table-cell>
          <table:table-cell table:style-name="Table32.A1" office:value-type="string">
            <text:p text:style-name="P467">( pfa cog -- )</text:p>
          </table:table-cell>
          <table:table-cell table:style-name="Table32.A1" office:value-type="string">
            <text:p text:style-name="P522">X</text:p>
          </table:table-cell>
          <table:table-cell table:style-name="Table32.A1" office:value-type="string">
            <text:p text:style-name="P587">PUB</text:p>
          </table:table-cell>
          <table:table-cell table:style-name="Table32.A1" office:value-type="string">
            <text:p text:style-name="P467">e.g. ' MYTASK TASK? RUN - run MYTASK on the next available cog</text:p>
          </table:table-cell>
        </table:table-row>
        <table:table-row>
          <table:table-cell table:style-name="Table32.A1" office:value-type="string">
            <text:p text:style-name="P467">RUN:</text:p>
          </table:table-cell>
          <table:table-cell table:style-name="Table32.A1" office:value-type="string">
            <text:p text:style-name="P467">( pfa cog -- )</text:p>
          </table:table-cell>
          <table:table-cell table:style-name="Table32.A1" office:value-type="string">
            <text:p text:style-name="P522">X</text:p>
          </table:table-cell>
          <table:table-cell table:style-name="Table32.A1" office:value-type="string">
            <text:p text:style-name="P587">PUB</text:p>
          </table:table-cell>
          <table:table-cell table:style-name="Table32.A1" office:value-type="string">
            <text:p text:style-name="P469">Run following code as a task in cog n<text:span text:style-name="T129"> </text:span></text:p>
            <table:table table:name="Table24" table:style-name="Table24">
              <table:table-column table:style-name="Table24.A"/>
              <table:table-row>
                <table:table-cell table:style-name="Table24.A1" office:value-type="string">
                  <text:p text:style-name="P469">e.g. : pri SENSORS 3 RUN: BEGIN 12 13 DISTANCE mm W! 15 DHT 'c W! rh W! 60 ms AGAIN ;</text:p>
                </table:table-cell>
              </table:table-row>
            </table:table>
            <text:p text:style-name="P820"/>
          </table:table-cell>
        </table:table-row>
        <table:table-row>
          <table:table-cell table:style-name="Table32.A1" office:value-type="string">
            <text:p text:style-name="P20">RUNMOD <text:s text:c="3"/></text:p>
          </table:table-cell>
          <table:table-cell table:style-name="Table32.A1" office:value-type="string">
            <text:p text:style-name="P20"/>
          </table:table-cell>
          <table:table-cell table:style-name="Table32.A1" office:value-type="string">
            <text:p text:style-name="P20">C</text:p>
          </table:table-cell>
          <table:table-cell table:style-name="Table32.A1" office:value-type="string">
            <text:p text:style-name="P330">PUB</text:p>
          </table:table-cell>
          <table:table-cell table:style-name="Table32.A1" office:value-type="string">
            <text:p text:style-name="P20">Run the currently loaded code module</text:p>
          </table:table-cell>
        </table:table-row>
        <table:table-row>
          <table:table-cell table:style-name="Table32.A1" office:value-type="string">
            <text:p text:style-name="P467">TASK?</text:p>
          </table:table-cell>
          <table:table-cell table:style-name="Table32.A1" office:value-type="string">
            <text:p text:style-name="P467">( -- task )</text:p>
          </table:table-cell>
          <table:table-cell table:style-name="Table32.A1" office:value-type="string">
            <text:p text:style-name="P522">X</text:p>
          </table:table-cell>
          <table:table-cell table:style-name="Table32.A1" office:value-type="string">
            <text:p text:style-name="P587">PUB</text:p>
          </table:table-cell>
          <table:table-cell table:style-name="Table32.A1" office:value-type="string">
            <text:p text:style-name="P467">Find the next available cog that's free to run a task - ready and in IDLE</text:p>
          </table:table-cell>
        </table:table-row>
        <table:table-row>
          <table:table-cell table:style-name="Table32.A1" office:value-type="string">
            <text:p text:style-name="P116">TASKREGS</text:p>
          </table:table-cell>
          <table:table-cell table:style-name="Table32.A1" office:value-type="string">
            <text:p text:style-name="P116">( addr -- )</text:p>
          </table:table-cell>
          <table:table-cell table:style-name="Table32.A1" office:value-type="string">
            <text:p text:style-name="P240">X</text:p>
          </table:table-cell>
          <table:table-cell table:style-name="Table32.A1" office:value-type="string">
            <text:p text:style-name="P307">PUB</text:p>
          </table:table-cell>
          <table:table-cell table:style-name="Table32.A1" office:value-type="string">
            <text:p text:style-name="P467">Set starting address of a task's registers</text:p>
          </table:table-cell>
        </table:table-row>
      </table:table>
      <text:h text:style-name="Heading_20_2" text:outline-level="2"><text:bookmark-start text:name="__RefHeading___Toc15086_3727030152"/>CODE MODULES<text:bookmark-end text:name="__RefHeading___Toc15086_3727030152"/></text:h>
      <text:p text:style-name="P37">These are small PASM modules that loaded into once the Tachyon cog and executed repeatedly with the separate RUNMOD word.</text:p>
      <text:p text:style-name="P37"/>
      <text:p text:style-name="P37">[SDRD] <text:s text:c="3"/><text:tab/><text:tab/>H<text:tab/>SD card block read</text:p>
      <table:table table:name="Table4" table:style-name="Table4">
        <table:table-column table:style-name="Table4.A"/>
        <table:table-row table:style-name="Table4.1">
          <table:table-cell table:style-name="Table4.A1" office:value-type="string">
            <text:p text:style-name="P37">RUNMOD <text:tab/>( dst char <text:s/>-- <text:s/>firstPos charcnt )<text:span text:style-name="T175"><text:tab/>H<text:tab/>PUB</text:span></text:p>
            <text:p text:style-name="P37">Read block from SD into memory while scanning for special char</text:p>
            <text:p text:style-name="P37">dst is a 32 bit SD-card address 0..4GB, char is the character to scan for while, reading in the block.</text:p>
            <text:p text:style-name="P37"><text:s/>NOTE: ensure MOSI is set as an output high from caller by <text:s/>1 COGREG@ OUTSET</text:p>
            <text:p text:style-name="P37"><text:s/>This is just the low-level block read once the SD card has been setup, so it just reads a sector into the dst</text:p>
            <text:p text:style-name="P37"><text:s/>There is also a scan character that it will look for and return its first position and how many were found</text:p>
          </table:table-cell>
        </table:table-row>
      </table:table>
      <text:p text:style-name="P37"><text:s/></text:p>
      <text:p text:style-name="P37"/>
      <text:p text:style-name="P37">[SDWR] <text:s text:c="3"/><text:tab/><text:tab/>H<text:tab/>SD card block write</text:p>
      <table:table table:name="Table5" table:style-name="Table5">
        <table:table-column table:style-name="Table5.A"/>
        <table:table-row table:style-name="Table5.1">
          <table:table-cell table:style-name="Table5.A1" office:value-type="string">
            <text:p text:style-name="P49">RUNMOD <text:tab/>( src cnt <text:s/>-- <text:s/>)<text:span text:style-name="T175"><text:tab/>H<text:tab/>PUB</text:span></text:p>
            <text:p text:style-name="P37">Write a block to the SD card - normally 512 bytes</text:p>
          </table:table-cell>
        </table:table-row>
      </table:table>
      <text:p text:style-name="P37"/>
      <text:p text:style-name="P37">[PWM32] <text:s text:c="3"/><text:tab/><text:tab/>H<text:tab/>PWM32 runtime (takes over cog)</text:p>
      <table:table table:name="Table6" table:style-name="Table6">
        <table:table-column table:style-name="Table6.A"/>
        <table:table-row table:style-name="Table6.1">
          <table:table-cell table:style-name="Table6.A1" office:value-type="string">
            <text:p text:style-name="P49">RUNMOD <text:tab/>( table waitcnt -- )<text:span text:style-name="T175"><text:tab/>H<text:tab/>PUB</text:span></text:p>
            <text:p text:style-name="P37">32 channel 8-bit PWM that runs up to 7.6kHz</text:p>
            <text:p text:style-name="P37">Can be used as an arbitrary waveform generator too as it reads a long from table (32 channels) every waitcnt sample and writes to all the outputs that are enabled in the PWM cog. The normal wave table is 256 longs deep.<text:span text:style-name="T176"> </text:span>The table must be aligned to a 256 long<text:span text:style-name="T177"> </text:span>boundary</text:p>
          </table:table-cell>
        </table:table-row>
      </table:table>
      <text:p text:style-name="P37"/>
      <text:p text:style-name="P37">[PWM32!] <text:s text:c="3"/><text:tab/><text:tab/>H<text:tab/>PWM32 table setup</text:p>
      <table:table table:name="Table7" table:style-name="Table7">
        <table:table-column table:style-name="Table7.A"/>
        <table:table-row table:style-name="Table7.1">
          <table:table-cell table:style-name="Table7.A1" office:value-type="string">
            <text:p text:style-name="P49">RUNMOD <text:tab/>( duty8 mask table -- )<text:span text:style-name="T175"><text:tab/>H<text:tab/>PUB</text:span></text:p>
            <text:p text:style-name="P37">Write 8-bit duty cycle to channels specified in mask at specified table</text:p>
          </table:table-cell>
        </table:table-row>
      </table:table>
      <text:p text:style-name="P37"/>
      <text:p text:style-name="P37"/>
      <text:p text:style-name="P37">[WS2812] <text:s text:c="3"/><text:tab/><text:tab/><text:span text:style-name="T175">H</text:span><text:tab/>WS2812 RGB LEDs ( array cnt -- )</text:p>
      <table:table table:name="Table9" table:style-name="Table9">
        <table:table-column table:style-name="Table9.A"/>
        <text:soft-page-break/>
        <table:table-row table:style-name="Table9.1">
          <table:table-cell table:style-name="Table9.A1" office:value-type="string">
            <text:p text:style-name="P49">RUNMOD <text:tab/>( array cnt -- ) <text:span text:style-name="T175"><text:tab/>C<text:tab/>PUB</text:span></text:p>
            <text:p text:style-name="P37">pin mask is in COGREG4, line RET is done at HL, not here</text:p>
            <text:p text:style-name="P37">Will transmit a whole array of bytes each back to back in WS2812 timing format</text:p>
            <text:p text:style-name="P37">A zero is transmitted as 350ns high by 800ns low (+/-150ns)</text:p>
            <text:p text:style-name="P37">A one is transmitted as 700ns high by 600ns low</text:p>
          </table:table-cell>
        </table:table-row>
      </table:table>
      <text:p text:style-name="P37"/>
      <text:p text:style-name="P773">[SDRDF] [SDRD] [SDWR] [SDIO] [SSD!] [PLOT] [CAP] [WAV] [MCP32] [RCTIME]<text:span text:style-name="T102">[LTC2754][SSD!]</text:span></text:p>
      <text:p text:style-name="P37"/>
      <text:p text:style-name="P37">[SSD] <text:s text:c="3"/><text:tab/><text:tab/><text:span text:style-name="T175">H PUB</text:span><text:tab/>TFT display</text:p>
      <text:p text:style-name="P49">[ESPIO] <text:s text:c="2"/><text:tab/> <text:tab/><text:span text:style-name="T175">H PUB</text:span><text:tab/>Enhanced Serial Peripheral I/O</text:p>
      <text:p text:style-name="P49">[SPIO] <text:s text:c="2"/><text:tab/> <text:tab/><text:span text:style-name="T175">H PUB</text:span><text:tab/>Serial Peripheral I/O</text:p>
      <text:p text:style-name="P49">[MCP32] <text:s text:c="2"/><text:tab/> <text:tab/><text:span text:style-name="T175">H PUB</text:span><text:tab/>SPI for MCP3208 style chips etc</text:p>
      <text:p text:style-name="P49">[PLOT] <text:s text:c="3"/><text:tab/><text:tab/><text:span text:style-name="T175">H PUB</text:span><text:tab/>Fast plotting</text:p>
      <text:p text:style-name="P49">[CAP] <text:s text:c="3"/><text:tab/><text:tab/><text:span text:style-name="T175">H PUB</text:span><text:tab/>Fast I/O Capture for SPLAT logic analyser ( buf lcnt dly -- )</text:p>
      <text:p text:style-name="Standard"/>
      <text:h text:style-name="Heading_20_2" text:outline-level="2"><text:bookmark-start text:name="__RefHeading___Toc15088_3727030152"/>ROMS<text:bookmark-end text:name="__RefHeading___Toc15088_3727030152"/></text:h>
      <table:table table:name="Table10" table:style-name="Table10">
        <table:table-column table:style-name="Table10.A"/>
        <table:table-row table:style-name="Table10.1">
          <table:table-cell table:style-name="Table10.A1" office:value-type="string">
            <text:p text:style-name="P840">ROMS are binary images<text:span text:style-name="T181"> of assembly language</text:span> <text:span text:style-name="T181">code </text:span>that are saved to upper EEPROM (or elsewhere) that can be loaded into cogs at runtime by name.<text:span text:style-name="T181"> Just send the relevant .hex file to Tachyon, like you would with any other .fth file. The new ROM will show up on boot or if 'lsrom' is executed</text:span></text:p>
          </table:table-cell>
        </table:table-row>
      </table:table>
      <text:p text:style-name="P37"/>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office:value-type="string">
            <text:p text:style-name="P37">lsroms</text:p>
          </table:table-cell>
          <table:table-cell office:value-type="string">
            <text:p text:style-name="P37"/>
          </table:table-cell>
          <table:table-cell office:value-type="string">
            <text:p text:style-name="P37"/>
          </table:table-cell>
          <table:table-cell office:value-type="string">
            <text:p text:style-name="P289">PUB</text:p>
          </table:table-cell>
          <table:table-cell office:value-type="string">
            <text:p text:style-name="P347">List the ROMS present in the upper 32k of EEPROM</text:p>
          </table:table-cell>
        </table:table-row>
      </table:table>
      <text:h text:style-name="Heading_20_2" text:outline-level="2"><text:bookmark-start text:name="__RefHeading___Toc15090_3727030152"/><text:span text:style-name="T168">T</text:span>IMING<text:span text:style-name="T59"> and FREQUENCY</text:span><text:bookmark-end text:name="__RefHeading___Toc15090_3727030152"/></text:h>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123"><text:s/>~F</text:p>
          </table:table-cell>
          <table:table-cell table:style-name="Table33.A1" office:value-type="string">
            <text:p text:style-name="P123">( -- )</text:p>
          </table:table-cell>
          <table:table-cell table:style-name="Table33.A1" office:value-type="string">
            <text:p text:style-name="P123">X</text:p>
          </table:table-cell>
          <table:table-cell table:style-name="Table33.A1" office:value-type="string">
            <text:p text:style-name="P127">PUB</text:p>
          </table:table-cell>
          <table:table-cell table:style-name="Table33.A1" office:value-type="string">
            <text:p text:style-name="P123">Display the P1 .clock frequency</text:p>
          </table:table-cell>
        </table:table-row>
        <table:table-row>
          <table:table-cell table:style-name="Table33.A1" office:value-type="string">
            <text:p text:style-name="P126">.FREQ</text:p>
          </table:table-cell>
          <table:table-cell table:style-name="Table33.A1" office:value-type="string">
            <text:p text:style-name="P126">( -- )</text:p>
          </table:table-cell>
          <table:table-cell table:style-name="Table33.A1" office:value-type="string">
            <text:p text:style-name="P126">X</text:p>
          </table:table-cell>
          <table:table-cell table:style-name="Table33.A1" office:value-type="string">
            <text:p text:style-name="P127">PUB</text:p>
          </table:table-cell>
          <table:table-cell table:style-name="Table33.A1" office:value-type="string">
            <text:p text:style-name="P126">Display the phrase 'FREQ = &lt;cpu clock frequency&gt;'</text:p>
          </table:table-cell>
        </table:table-row>
        <table:table-row>
          <table:table-cell table:style-name="Table33.A1" office:value-type="string">
            <text:p text:style-name="P125">.LAP</text:p>
          </table:table-cell>
          <table:table-cell table:style-name="Table33.A1" office:value-type="string">
            <text:p text:style-name="P125"/>
          </table:table-cell>
          <table:table-cell table:style-name="Table33.A1" office:value-type="string">
            <text:p text:style-name="P125">X</text:p>
          </table:table-cell>
          <table:table-cell table:style-name="Table33.A1" office:value-type="string">
            <text:p text:style-name="P127">PUB</text:p>
          </table:table-cell>
          <table:table-cell table:style-name="Table33.A1" office:value-type="string">
            <text:p text:style-name="P125">Print results of LAP &lt;tests&gt; LAP</text:p>
          </table:table-cell>
        </table:table-row>
        <table:table-row>
          <table:table-cell table:style-name="Table33.A1" office:value-type="string">
            <text:p text:style-name="P128">CLK</text:p>
          </table:table-cell>
          <table:table-cell table:style-name="Table33.A1" office:value-type="string">
            <text:p text:style-name="P128"/>
          </table:table-cell>
          <table:table-cell table:style-name="Table33.A1" office:value-type="string">
            <text:p text:style-name="P128">H</text:p>
          </table:table-cell>
          <table:table-cell table:style-name="Table33.A1" office:value-type="string">
            <text:p text:style-name="P330">PUB</text:p>
          </table:table-cell>
          <table:table-cell table:style-name="Table33.A1" office:value-type="string">
            <text:p text:style-name="P787"/>
          </table:table-cell>
        </table:table-row>
        <table:table-row>
          <table:table-cell table:style-name="Table33.A1" office:value-type="string">
            <text:p text:style-name="P124">CLKFREQ</text:p>
          </table:table-cell>
          <table:table-cell table:style-name="Table33.A1" office:value-type="string">
            <text:p text:style-name="P124">( -- n )</text:p>
          </table:table-cell>
          <table:table-cell table:style-name="Table33.A1" office:value-type="string">
            <text:p text:style-name="P124">X</text:p>
          </table:table-cell>
          <table:table-cell table:style-name="Table33.A1" office:value-type="string">
            <text:p text:style-name="P321">PUB</text:p>
          </table:table-cell>
          <table:table-cell table:style-name="Table33.A1" office:value-type="string">
            <text:p text:style-name="P124">constant, CPU frequency</text:p>
          </table:table-cell>
        </table:table-row>
        <table:table-row>
          <table:table-cell table:style-name="Table33.A1" office:value-type="string">
            <text:p text:style-name="P124">CLKMHZ</text:p>
          </table:table-cell>
          <table:table-cell table:style-name="Table33.A1" office:value-type="string">
            <text:p text:style-name="P124">( -- n )</text:p>
          </table:table-cell>
          <table:table-cell table:style-name="Table33.A1" office:value-type="string">
            <text:p text:style-name="P124">X</text:p>
          </table:table-cell>
          <table:table-cell table:style-name="Table33.A1" office:value-type="string">
            <text:p text:style-name="P321">PUB</text:p>
          </table:table-cell>
          <table:table-cell table:style-name="Table33.A1" office:value-type="string">
            <text:p text:style-name="P124">constant, CPU frequency / 1000000</text:p>
          </table:table-cell>
        </table:table-row>
        <table:table-row>
          <table:table-cell table:style-name="Table33.A1" office:value-type="string">
            <text:p text:style-name="P128">CLKSET</text:p>
          </table:table-cell>
          <table:table-cell table:style-name="Table33.A1" office:value-type="string">
            <text:p text:style-name="P128"/>
          </table:table-cell>
          <table:table-cell table:style-name="Table33.A1" office:value-type="string">
            <text:p text:style-name="P128">H</text:p>
          </table:table-cell>
          <table:table-cell table:style-name="Table33.A1" office:value-type="string">
            <text:p text:style-name="P330">PUB</text:p>
          </table:table-cell>
          <table:table-cell table:style-name="Table33.A1" office:value-type="string">
            <text:p text:style-name="P787"/>
          </table:table-cell>
        </table:table-row>
        <table:table-row>
          <table:table-cell table:style-name="Table33.A1" office:value-type="string">
            <text:p text:style-name="P123">LAP </text:p>
          </table:table-cell>
          <table:table-cell table:style-name="Table33.A1" office:value-type="string">
            <text:p text:style-name="P123">( -- ) </text:p>
          </table:table-cell>
          <table:table-cell table:style-name="Table33.A1" office:value-type="string">
            <text:p text:style-name="P123">C2</text:p>
          </table:table-cell>
          <table:table-cell table:style-name="Table33.A1" office:value-type="string">
            <text:p text:style-name="P334">PUB</text:p>
          </table:table-cell>
          <table:table-cell table:style-name="Table33.A1" office:value-type="string">
            <text:p text:style-name="P123">Latch the CNT value and before saving calculate the difference from previous LAP and save</text:p>
          </table:table-cell>
        </table:table-row>
        <table:table-row>
          <table:table-cell table:style-name="Table33.A1" office:value-type="string">
            <text:p text:style-name="P700">LAP@</text:p>
          </table:table-cell>
          <table:table-cell table:style-name="Table33.A1" office:value-type="string">
            <text:p text:style-name="P700">( -- n )</text:p>
          </table:table-cell>
          <table:table-cell table:style-name="Table33.A1" office:value-type="string">
            <text:p text:style-name="P701">H</text:p>
          </table:table-cell>
          <table:table-cell table:style-name="Table33.A1" office:value-type="string">
            <text:p text:style-name="P334">PUB</text:p>
          </table:table-cell>
          <table:table-cell table:style-name="Table33.A1" office:value-type="string">
            <text:p text:style-name="P700">Used to zero LAP <text:s/>timing ?</text:p>
          </table:table-cell>
        </table:table-row>
        <table:table-row>
          <table:table-cell table:style-name="Table33.A1" office:value-type="string">
            <text:p text:style-name="P120">ms</text:p>
          </table:table-cell>
          <table:table-cell table:style-name="Table33.A1" office:value-type="string">
            <text:p text:style-name="P120">( n -- )</text:p>
          </table:table-cell>
          <table:table-cell table:style-name="Table33.A1" office:value-type="string">
            <text:p text:style-name="P242">X</text:p>
          </table:table-cell>
          <table:table-cell table:style-name="Table33.A1" office:value-type="string">
            <text:p text:style-name="P314">PUB</text:p>
          </table:table-cell>
          <table:table-cell table:style-name="Table33.A1" office:value-type="string">
            <text:p text:style-name="P120">Pause execution for n milliseconds</text:p>
          </table:table-cell>
        </table:table-row>
        <table:table-row>
          <table:table-cell table:style-name="Table33.A1" office:value-type="string">
            <text:p text:style-name="P717">runtime</text:p>
          </table:table-cell>
          <table:table-cell table:style-name="Table33.A1" office:value-type="string">
            <text:p text:style-name="P725">( -- addr )</text:p>
          </table:table-cell>
          <table:table-cell table:style-name="Table33.A1" office:value-type="string">
            <text:p text:style-name="P725">X</text:p>
          </table:table-cell>
          <table:table-cell table:style-name="Table33.A1" office:value-type="string">
            <text:p text:style-name="P738">PUB</text:p>
          </table:table-cell>
          <table:table-cell table:style-name="Table33.A1" office:value-type="string">
            <text:p text:style-name="P725">1 long variable</text:p>
          </table:table-cell>
        </table:table-row>
        <table:table-row>
          <table:table-cell table:style-name="Table33.A1" office:value-type="string">
            <text:p text:style-name="P120">s</text:p>
          </table:table-cell>
          <table:table-cell table:style-name="Table33.A1" office:value-type="string">
            <text:p text:style-name="P120">( n -- )</text:p>
          </table:table-cell>
          <table:table-cell table:style-name="Table33.A1" office:value-type="string">
            <text:p text:style-name="P242">X</text:p>
          </table:table-cell>
          <table:table-cell table:style-name="Table33.A1" office:value-type="string">
            <text:p text:style-name="P314">PUB</text:p>
          </table:table-cell>
          <table:table-cell table:style-name="Table33.A1" office:value-type="string">
            <text:p text:style-name="P120">Pause execution for n seconds</text:p>
          </table:table-cell>
        </table:table-row>
        <table:table-row>
          <table:table-cell table:style-name="Table33.A1" office:value-type="string">
            <text:p text:style-name="P717">time</text:p>
          </table:table-cell>
          <table:table-cell table:style-name="Table33.A1" office:value-type="string">
            <text:p text:style-name="P726">( -- addr </text:p>
          </table:table-cell>
          <table:table-cell table:style-name="Table33.A1" office:value-type="string">
            <text:p text:style-name="P726">X</text:p>
          </table:table-cell>
          <table:table-cell table:style-name="Table33.A1" office:value-type="string">
            <text:p text:style-name="P738">PUB</text:p>
          </table:table-cell>
          <table:table-cell table:style-name="Table33.A1" office:value-type="string">
            <text:p text:style-name="P726">4 bytes variable</text:p>
          </table:table-cell>
        </table:table-row>
        <table:table-row>
          <table:table-cell table:style-name="Table33.A1" office:value-type="string">
            <text:p text:style-name="P717">TIMERJOB</text:p>
          </table:table-cell>
          <table:table-cell table:style-name="Table33.A1" office:value-type="string">
            <text:p text:style-name="P726">( cfa -- )</text:p>
          </table:table-cell>
          <table:table-cell table:style-name="Table33.A1" office:value-type="string">
            <text:p text:style-name="P726">X</text:p>
          </table:table-cell>
          <table:table-cell table:style-name="Table33.A1" office:value-type="string">
            <text:p text:style-name="P738">PUB</text:p>
          </table:table-cell>
          <table:table-cell table:style-name="Table33.A1" office:value-type="string">
            <text:p text:style-name="Standard"/>
          </table:table-cell>
        </table:table-row>
        <table:table-row>
          <table:table-cell table:style-name="Table33.A1" office:value-type="string">
            <text:p text:style-name="P717">timers</text:p>
          </table:table-cell>
          <table:table-cell table:style-name="Table33.A1" office:value-type="string">
            <text:p text:style-name="P725">( --- addr )</text:p>
          </table:table-cell>
          <table:table-cell table:style-name="Table33.A1" office:value-type="string">
            <text:p text:style-name="P725">X</text:p>
          </table:table-cell>
          <table:table-cell table:style-name="Table33.A1" office:value-type="string">
            <text:p text:style-name="P738">PUB</text:p>
          </table:table-cell>
          <table:table-cell table:style-name="Table33.A1" office:value-type="string">
            <text:p text:style-name="P725">1 cword variable</text:p>
          </table:table-cell>
        </table:table-row>
        <table:table-row>
          <table:table-cell table:style-name="Table33.A1" office:value-type="string">
            <text:p text:style-name="P120">us</text:p>
          </table:table-cell>
          <table:table-cell table:style-name="Table33.A1" office:value-type="string">
            <text:p text:style-name="P120">( n -- )</text:p>
          </table:table-cell>
          <table:table-cell table:style-name="Table33.A1" office:value-type="string">
            <text:p text:style-name="P242">X</text:p>
          </table:table-cell>
          <table:table-cell table:style-name="Table33.A1" office:value-type="string">
            <text:p text:style-name="P314">PUB</text:p>
          </table:table-cell>
          <table:table-cell table:style-name="Table33.A1" office:value-type="string">
            <text:p text:style-name="P120">Pause execution for n microseconds</text:p>
          </table:table-cell>
        </table:table-row>
        <table:table-row>
          <table:table-cell table:style-name="Table33.A1" office:value-type="string">
            <text:p text:style-name="P20">us </text:p>
          </table:table-cell>
          <table:table-cell table:style-name="Table33.A1" office:value-type="string">
            <text:p text:style-name="P20">( n -- )</text:p>
          </table:table-cell>
          <table:table-cell table:style-name="Table33.A1" office:value-type="string">
            <text:p text:style-name="P20">X</text:p>
          </table:table-cell>
          <table:table-cell table:style-name="Table33.A1" office:value-type="string">
            <text:p text:style-name="P336">PUB</text:p>
          </table:table-cell>
          <table:table-cell table:style-name="Table33.A1" office:value-type="string">
            <text:p text:style-name="P20">Delay for n microseconds (+10us overhead but values are compensated so 20 us = 20us )</text:p>
          </table:table-cell>
        </table:table-row>
        <table:table-row>
          <table:table-cell table:style-name="Table33.A1" office:value-type="string">
            <text:p text:style-name="P20">WAITCNT</text:p>
          </table:table-cell>
          <table:table-cell table:style-name="Table33.A1" office:value-type="string">
            <text:p text:style-name="P20"/>
          </table:table-cell>
          <table:table-cell table:style-name="Table33.A1" office:value-type="string">
            <text:p text:style-name="P20">C2</text:p>
          </table:table-cell>
          <table:table-cell table:style-name="Table33.A1" office:value-type="string">
            <text:p text:style-name="P332">PUB</text:p>
          </table:table-cell>
          <table:table-cell table:style-name="Table33.A1" office:value-type="string">
            <text:p text:style-name="P20">Wait until CNT reaches the DELTA value - callo repeatedly after first setting DELTA</text:p>
          </table:table-cell>
        </table:table-row>
        <table:table-row>
          <table:table-cell table:style-name="Table33.A1" office:value-type="string">
            <text:p text:style-name="P331">WAITX</text:p>
          </table:table-cell>
          <table:table-cell table:style-name="Table33.A1" office:value-type="string">
            <text:p text:style-name="P331">( delta -- )</text:p>
          </table:table-cell>
          <table:table-cell table:style-name="Table33.A1" office:value-type="string">
            <text:p text:style-name="P331">C</text:p>
          </table:table-cell>
          <table:table-cell table:style-name="Table33.A1" office:value-type="string">
            <text:p text:style-name="P331">PUB</text:p>
          </table:table-cell>
          <table:table-cell table:style-name="Table33.A1" office:value-type="string">
            <text:p text:style-name="P20">Wait for x cycles and set WAITCNT delta</text:p>
          </table:table-cell>
        </table:table-row>
      </table:table>
      <text:h text:style-name="Heading_20_2" text:outline-level="2"><text:bookmark-start text:name="__RefHeading___Toc15092_3727030152"/>DEFINITIONS<text:bookmark-end text:name="__RefHeading___Toc15092_3727030152"/></text:h>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26"><text:s/>pub</text:p>
          </table:table-cell>
          <table:table-cell table:style-name="Table35.A1" office:value-type="string">
            <text:p text:style-name="P26"/>
          </table:table-cell>
          <table:table-cell table:style-name="Table35.A1" office:value-type="string">
            <text:p text:style-name="P243">HI</text:p>
          </table:table-cell>
          <table:table-cell table:style-name="Table35.A1" office:value-type="string">
            <text:p text:style-name="P327">PRE</text:p>
          </table:table-cell>
          <table:table-cell table:style-name="Table35.A1" office:value-type="string">
            <text:p text:style-name="P243">Alias of :</text:p>
          </table:table-cell>
        </table:table-row>
        <table:table-row>
          <table:table-cell table:style-name="Table35.A1" office:value-type="string">
            <text:p text:style-name="P20">;</text:p>
          </table:table-cell>
          <table:table-cell table:style-name="Table35.A1" office:value-type="string">
            <text:p text:style-name="P20"/>
          </table:table-cell>
          <table:table-cell table:style-name="Table35.A1" office:value-type="string">
            <text:p text:style-name="P20">HI</text:p>
          </table:table-cell>
          <table:table-cell table:style-name="Table35.A1" office:value-type="string">
            <text:p text:style-name="P327">PRE</text:p>
          </table:table-cell>
          <table:table-cell table:style-name="Table35.A1" office:value-type="string">
            <text:p text:style-name="P20">Compile an EXIT instruction before finishing off a definition</text:p>
          </table:table-cell>
        </table:table-row>
        <table:table-row>
          <table:table-cell table:style-name="Table35.A1" office:value-type="string">
            <text:p text:style-name="P20">: </text:p>
          </table:table-cell>
          <table:table-cell table:style-name="Table35.A1" office:value-type="string">
            <text:p text:style-name="P20">( &lt;name&gt; -- ) </text:p>
          </table:table-cell>
          <table:table-cell table:style-name="Table35.A1" office:value-type="string">
            <text:p text:style-name="P20">HI</text:p>
          </table:table-cell>
          <table:table-cell table:style-name="Table35.A1" office:value-type="string">
            <text:p text:style-name="P327">PRE</text:p>
          </table:table-cell>
          <table:table-cell table:style-name="Table35.A1" office:value-type="string">
            <text:p text:style-name="P20">Create a Forth definition and compile all words into it until a ; is encountered</text:p>
          </table:table-cell>
        </table:table-row>
        <table:table-row>
          <table:table-cell table:style-name="Table35.A1" office:value-type="string">
            <text:p text:style-name="P743"><text:span text:style-name="T12">[</text:span><text:span text:style-name="T10">C]</text:span></text:p>
          </table:table-cell>
          <table:table-cell table:style-name="Table35.A1" office:value-type="string">
            <text:p text:style-name="P143">( &lt;word&gt; -- )</text:p>
          </table:table-cell>
          <table:table-cell table:style-name="Table35.A1" office:value-type="string">
            <text:p text:style-name="P143">H</text:p>
          </table:table-cell>
          <table:table-cell table:style-name="Table35.A1" office:value-type="string">
            <text:p text:style-name="P327">PRE</text:p>
          </table:table-cell>
          <table:table-cell table:style-name="Table35.A1" office:value-type="string">
            <text:p text:style-name="P743"><text:span text:style-name="T10">Forces the compilation </text:span><text:span text:style-name="T14">of </text:span><text:span text:style-name="T10">a preemptive word</text:span></text:p>
          </table:table-cell>
        </table:table-row>
        <table:table-row>
          <table:table-cell table:style-name="Table35.A1" office:value-type="string">
            <text:p text:style-name="P143">ALIAS</text:p>
          </table:table-cell>
          <table:table-cell table:style-name="Table35.A1" office:value-type="string">
            <text:p text:style-name="P143">( &lt;oldword&gt; &lt;newword&gt; --)</text:p>
          </table:table-cell>
          <table:table-cell table:style-name="Table35.A1" office:value-type="string">
            <text:p text:style-name="P244">H</text:p>
          </table:table-cell>
          <table:table-cell table:style-name="Table35.A1" office:value-type="string">
            <text:p text:style-name="P327">PRE</text:p>
          </table:table-cell>
          <table:table-cell table:style-name="Table35.A1" office:value-type="string">
            <text:p text:style-name="P143">Create an alias for an existing word</text:p>
          </table:table-cell>
        </table:table-row>
        <table:table-row>
          <table:table-cell table:style-name="Table35.A1" office:value-type="string">
            <text:p text:style-name="P246">module</text:p>
          </table:table-cell>
          <table:table-cell table:style-name="Table35.A1" office:value-type="string">
            <text:p text:style-name="P143">( -- )</text:p>
          </table:table-cell>
          <table:table-cell table:style-name="Table35.A1" office:value-type="string">
            <text:p text:style-name="P143">H</text:p>
          </table:table-cell>
          <table:table-cell table:style-name="Table35.A1" office:value-type="string">
            <text:p text:style-name="P327">PRE</text:p>
          </table:table-cell>
          <table:table-cell table:style-name="Table35.A1" office:value-type="string">
            <text:p text:style-name="P3"><text:span text:style-name="T13">e.g. </text:span><text:span text:style-name="T17">module EXTEND</text:span><text:span text:style-name="T23"> </text:span><text:span text:style-name="T17">." </text:span><text:span text:style-name="T23">My Forth Module</text:span><text:span text:style-name="T17"> " ;</text:span><text:span text:style-name="T23"> The string is displayed under MODULES at Tachyon start</text:span></text:p>
          </table:table-cell>
        </table:table-row>
        <table:table-row>
          <table:table-cell table:style-name="Table35.A1" office:value-type="string">
            <text:p text:style-name="P243">pre</text:p>
          </table:table-cell>
          <table:table-cell table:style-name="Table35.A1" office:value-type="string">
            <text:p text:style-name="P243">( &lt;name&gt; -- )</text:p>
          </table:table-cell>
          <table:table-cell table:style-name="Table35.A1" office:value-type="string">
            <text:p text:style-name="P243">HI</text:p>
          </table:table-cell>
          <table:table-cell table:style-name="Table35.A1" office:value-type="string">
            <text:p text:style-name="P327">PRE</text:p>
          </table:table-cell>
          <table:table-cell table:style-name="Table35.A1" office:value-type="string">
            <text:p text:style-name="P243">Create a preemptive Forth header for a word which must execute at compile time, not be compiled</text:p>
          </table:table-cell>
        </table:table-row>
        <table:table-row>
          <table:table-cell table:style-name="Table35.A1" office:value-type="string">
            <text:p text:style-name="P38">pri </text:p>
          </table:table-cell>
          <table:table-cell table:style-name="Table35.A1" office:value-type="string">
            <text:p text:style-name="P38">( &lt;name&gt; -- ) </text:p>
          </table:table-cell>
          <table:table-cell table:style-name="Table35.A1" office:value-type="string">
            <text:p text:style-name="P38">HI</text:p>
          </table:table-cell>
          <table:table-cell table:style-name="Table35.A1" office:value-type="string">
            <text:p text:style-name="P327">PRE</text:p>
          </table:table-cell>
          <table:table-cell table:style-name="Table35.A1" office:value-type="string">
            <text:p text:style-name="P38">Create a <text:span text:style-name="T95">private </text:span>Forth header exactly the same as : except set the private attribute in the header.<text:span text:style-name="T131"> If RECLAIM is executed later on it will find all headers with the private attribute and strip them out.</text:span></text:p>
          </table:table-cell>
        </table:table-row>
      </table:table>
      <text:h text:style-name="Heading_20_2" text:outline-level="2"><text:bookmark-start text:name="__RefHeading___Toc15094_3727030152"/>COMMENTS<text:bookmark-end text:name="__RefHeading___Toc15094_3727030152"/></text:h>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20"><text:s/><text:span text:style-name="T99"><text:s/></text:span>---</text:p>
          </table:table-cell>
          <table:table-cell table:style-name="Table36.A1" office:value-type="string">
            <text:p text:style-name="P20"/>
          </table:table-cell>
          <table:table-cell table:style-name="Table36.A1" office:value-type="string">
            <text:p text:style-name="P20">XI</text:p>
          </table:table-cell>
          <table:table-cell table:style-name="Table36.A1" office:value-type="string">
            <text:p text:style-name="P334">PRE</text:p>
          </table:table-cell>
          <table:table-cell table:style-name="Table36.A1" office:value-type="string">
            <text:p text:style-name="P20"><text:span text:style-name="T168">P</text:span>refered Tachyon comment as it separates sufficiently and does not look like any other operator</text:p>
          </table:table-cell>
        </table:table-row>
        <table:table-row>
          <table:table-cell table:style-name="Table36.A1" office:value-type="string">
            <text:p text:style-name="P156"><text:s text:c="2"/>--&gt;</text:p>
          </table:table-cell>
          <table:table-cell table:style-name="Table36.A1" office:value-type="string">
            <text:p text:style-name="P156"/>
          </table:table-cell>
          <table:table-cell table:style-name="Table36.A1" office:value-type="string">
            <text:p text:style-name="P245">HI</text:p>
          </table:table-cell>
          <table:table-cell table:style-name="Table36.A1" office:value-type="string">
            <text:p text:style-name="P334">PRE</text:p>
          </table:table-cell>
          <table:table-cell table:style-name="Table36.A1" office:value-type="string">
            <text:p text:style-name="P156"><text:span text:style-name="T168">R</text:span>esult comment</text:p>
          </table:table-cell>
        </table:table-row>
        <table:table-row>
          <table:table-cell table:style-name="Table36.A1" office:value-type="string">
            <text:p text:style-name="P20"><text:s text:c="2"/>''</text:p>
          </table:table-cell>
          <table:table-cell table:style-name="Table36.A1" office:value-type="string">
            <text:p text:style-name="P20"/>
          </table:table-cell>
          <table:table-cell table:style-name="Table36.A1" office:value-type="string">
            <text:p text:style-name="P20">HI</text:p>
          </table:table-cell>
          <table:table-cell table:style-name="Table36.A1" office:value-type="string">
            <text:p text:style-name="P334">PRE</text:p>
          </table:table-cell>
          <table:table-cell table:style-name="Table36.A1" office:value-type="string">
            <text:p text:style-name="P20"><text:span text:style-name="T168">S</text:span>imilar to Spin comment operator</text:p>
          </table:table-cell>
        </table:table-row>
        <table:table-row>
          <table:table-cell table:style-name="Table36.A1" office:value-type="string">
            <text:p text:style-name="P20">( </text:p>
          </table:table-cell>
          <table:table-cell table:style-name="Table36.A1" office:value-type="string">
            <text:p text:style-name="P20"/>
          </table:table-cell>
          <table:table-cell table:style-name="Table36.A1" office:value-type="string">
            <text:p text:style-name="P20">HI</text:p>
          </table:table-cell>
          <table:table-cell table:style-name="Table36.A1" office:value-type="string">
            <text:p text:style-name="P334">PRE</text:p>
          </table:table-cell>
          <table:table-cell table:style-name="Table36.A1" office:value-type="string">
            <text:p text:style-name="P20">Comment up to the matching ) and echo - <text:s text:c="3"/>( what follows is a stack comment ) <text:s text:c="3"/>( n1 n2 -- n3 )</text:p>
          </table:table-cell>
        </table:table-row>
        <table:table-row>
          <table:table-cell table:style-name="Table36.A1" office:value-type="string">
            <text:p text:style-name="P20">{ </text:p>
          </table:table-cell>
          <table:table-cell table:style-name="Table36.A1" office:value-type="string">
            <text:p text:style-name="P20"/>
          </table:table-cell>
          <table:table-cell table:style-name="Table36.A1" office:value-type="string">
            <text:p text:style-name="P20">HI</text:p>
          </table:table-cell>
          <table:table-cell table:style-name="Table36.A1" office:value-type="string">
            <text:p text:style-name="P334">PRE</text:p>
          </table:table-cell>
          <table:table-cell table:style-name="Table36.A1" office:value-type="string">
            <text:p text:style-name="P20">Ignore all text up to the matching }. Used for multiline comments. Nesting to 255 levels</text:p>
          </table:table-cell>
        </table:table-row>
        <table:table-row>
          <table:table-cell table:style-name="Table36.A1" office:value-type="string">
            <text:p text:style-name="P20">} </text:p>
          </table:table-cell>
          <table:table-cell table:style-name="Table36.A1" office:value-type="string">
            <text:p text:style-name="P20"/>
          </table:table-cell>
          <table:table-cell table:style-name="Table36.A1" office:value-type="string">
            <text:p text:style-name="P20">HI</text:p>
          </table:table-cell>
          <table:table-cell table:style-name="Table36.A1" office:value-type="string">
            <text:p text:style-name="P334">PRE</text:p>
          </table:table-cell>
          <table:table-cell table:style-name="Table36.A1" office:value-type="string">
            <text:p text:style-name="P20">Outside of a block comment this symbol will simply be ignored</text:p>
          </table:table-cell>
        </table:table-row>
        <table:table-row>
          <table:table-cell table:style-name="Table36.A1" office:value-type="string">
            <text:p text:style-name="P20">\ <text:s text:c="3"/></text:p>
          </table:table-cell>
          <table:table-cell table:style-name="Table36.A1" office:value-type="string">
            <text:p text:style-name="P20"/>
          </table:table-cell>
          <table:table-cell table:style-name="Table36.A1" office:value-type="string">
            <text:p text:style-name="P20">HI</text:p>
          </table:table-cell>
          <table:table-cell table:style-name="Table36.A1" office:value-type="string">
            <text:p text:style-name="P334">PRE</text:p>
          </table:table-cell>
          <table:table-cell table:style-name="Table36.A1" office:value-type="string">
            <text:p text:style-name="P20">Comment the rest of the line and do not echo - \ this is a comment</text:p>
          </table:table-cell>
        </table:table-row>
      </table:table>
      <text:h text:style-name="Heading_20_2" text:outline-level="2"><text:bookmark-start text:name="__RefHeading___Toc15096_3727030152"/>CONDITIONAL COMPILE<text:bookmark-end text:name="__RefHeading___Toc15096_3727030152"/></text:h>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757">IFDEF</text:p>
          </table:table-cell>
          <table:table-cell table:style-name="Table37.A1" office:value-type="string">
            <text:p text:style-name="P757"><text:span text:style-name="T132">( </text:span>&lt;name &gt;<text:span text:style-name="T132"> -- )</text:span></text:p>
          </table:table-cell>
          <table:table-cell table:style-name="Table37.A1" office:value-type="string">
            <text:p text:style-name="P757">HI</text:p>
          </table:table-cell>
          <table:table-cell table:style-name="Table37.A1" office:value-type="string">
            <text:p text:style-name="P334">PRE</text:p>
          </table:table-cell>
          <table:table-cell table:style-name="Table37.A1" office:value-type="string">
            <text:p text:style-name="P757">IF &lt;name&gt; DEFINED then process all source between here and the matching }</text:p>
          </table:table-cell>
        </table:table-row>
        <table:table-row>
          <table:table-cell table:style-name="Table37.A1" office:value-type="string">
            <text:p text:style-name="P757">IFNDEF</text:p>
          </table:table-cell>
          <table:table-cell table:style-name="Table37.A1" office:value-type="string">
            <text:p text:style-name="P757"><text:span text:style-name="T132">( </text:span>&lt;name&gt;<text:span text:style-name="T132"> -- )</text:span></text:p>
          </table:table-cell>
          <table:table-cell table:style-name="Table37.A1" office:value-type="string">
            <text:p text:style-name="P757">HI</text:p>
          </table:table-cell>
          <table:table-cell table:style-name="Table37.A1" office:value-type="string">
            <text:p text:style-name="P334">PRE</text:p>
          </table:table-cell>
          <table:table-cell table:style-name="Table37.A1" office:value-type="string">
            <text:p text:style-name="P757">IF &lt;name&gt; NOT DEFINED then process all source between here and the matching }</text:p>
          </table:table-cell>
        </table:table-row>
      </table:table>
      <text:h text:style-name="Heading_20_2" text:outline-level="2"><text:bookmark-start text:name="__RefHeading___Toc15098_3727030152"/>COMPILE LITERALS<text:bookmark-end text:name="__RefHeading___Toc15098_3727030152"/></text:h>
      <text:p text:style-name="P20">Bytes, words, and longs may be compiled directly into code memory usually for building fixed tables.</text:p>
      <text:p text:style-name="P20">These cannot be used inside a definition as any preceding literal would have already been compiled as a literal.</text:p>
      <text:p text:style-name="P20"/>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0">, </text:p>
          </table:table-cell>
          <table:table-cell table:style-name="Table38.A1" office:value-type="string">
            <text:p text:style-name="P20">( long -- ) </text:p>
          </table:table-cell>
          <table:table-cell table:style-name="Table38.A1" office:value-type="string">
            <text:p text:style-name="P20">HI</text:p>
          </table:table-cell>
          <table:table-cell table:style-name="Table38.A1" office:value-type="string">
            <text:p text:style-name="P327">PRE</text:p>
          </table:table-cell>
          <table:table-cell table:style-name="Table38.A1" office:value-type="string">
            <text:p text:style-name="P20">Compile a long as used in building tables i.e. $1234.5678 , $DEAD.BEEF ,</text:p>
          </table:table-cell>
        </table:table-row>
        <table:table-row>
          <table:table-cell table:style-name="Table38.A1" office:value-type="string">
            <text:p text:style-name="P20">| </text:p>
          </table:table-cell>
          <table:table-cell table:style-name="Table38.A1" office:value-type="string">
            <text:p text:style-name="P20">( byte -- )</text:p>
          </table:table-cell>
          <table:table-cell table:style-name="Table38.A1" office:value-type="string">
            <text:p text:style-name="P20">HI</text:p>
          </table:table-cell>
          <table:table-cell table:style-name="Table38.A1" office:value-type="string">
            <text:p text:style-name="P328">PRE</text:p>
          </table:table-cell>
          <table:table-cell table:style-name="Table38.A1" office:value-type="string">
            <text:p text:style-name="P20">Alias for C, - less clutter when building tables i.e. 34 | 45 | 98 | 20 | etc</text:p>
          </table:table-cell>
        </table:table-row>
        <table:table-row>
          <table:table-cell table:style-name="Table38.A1" office:value-type="string">
            <text:p text:style-name="P20">|| </text:p>
          </table:table-cell>
          <table:table-cell table:style-name="Table38.A1" office:value-type="string">
            <text:p text:style-name="P20">( word -- )</text:p>
          </table:table-cell>
          <table:table-cell table:style-name="Table38.A1" office:value-type="string">
            <text:p text:style-name="P20">HI</text:p>
          </table:table-cell>
          <table:table-cell table:style-name="Table38.A1" office:value-type="string">
            <text:p text:style-name="P690">PRE</text:p>
          </table:table-cell>
          <table:table-cell table:style-name="Table38.A1" office:value-type="string">
            <text:p text:style-name="P20">Compile the preceding word into code memory i.e. $1234 || $0FCA || $0082 ||</text:p>
          </table:table-cell>
        </table:table-row>
        <table:table-row>
          <table:table-cell table:style-name="Table38.A1" office:value-type="string">
            <text:p text:style-name="P20">C, </text:p>
          </table:table-cell>
          <table:table-cell table:style-name="Table38.A1" office:value-type="string">
            <text:p text:style-name="P20">( byte -- )</text:p>
          </table:table-cell>
          <table:table-cell table:style-name="Table38.A1" office:value-type="string">
            <text:p text:style-name="P20">HI</text:p>
          </table:table-cell>
          <table:table-cell table:style-name="Table38.A1" office:value-type="string">
            <text:p text:style-name="P330">PUB</text:p>
          </table:table-cell>
          <table:table-cell table:style-name="Table38.A1" office:value-type="string">
            <text:p text:style-name="P20">Compile the preceding byte into code memory</text:p>
          </table:table-cell>
        </table:table-row>
        <table:table-row>
          <table:table-cell table:style-name="Table38.A1" office:value-type="string">
            <text:p text:style-name="P139"><text:span text:style-name="T96">L</text:span>,</text:p>
          </table:table-cell>
          <table:table-cell table:style-name="Table38.A1" office:value-type="string">
            <text:p text:style-name="P139">( <text:span text:style-name="T96">long</text:span> -- )</text:p>
          </table:table-cell>
          <table:table-cell table:style-name="Table38.A1" office:value-type="string">
            <text:p text:style-name="P247">HI</text:p>
          </table:table-cell>
          <table:table-cell table:style-name="Table38.A1" office:value-type="string">
            <text:p text:style-name="P330">PUB</text:p>
          </table:table-cell>
          <table:table-cell table:style-name="Table38.A1" office:value-type="string">
            <text:p text:style-name="P139">Compile the preceding <text:span text:style-name="T96">long</text:span> into code memory</text:p>
          </table:table-cell>
        </table:table-row>
        <table:table-row>
          <table:table-cell table:style-name="Table38.A1" office:value-type="string">
            <text:p text:style-name="P140">NFA,</text:p>
          </table:table-cell>
          <table:table-cell table:style-name="Table38.A1" office:value-type="string">
            <text:p text:style-name="P140">( &lt;word&gt; -- )</text:p>
          </table:table-cell>
          <table:table-cell table:style-name="Table38.A1" office:value-type="string">
            <text:p text:style-name="P140">H</text:p>
          </table:table-cell>
          <table:table-cell table:style-name="Table38.A1" office:value-type="string">
            <text:p text:style-name="P327">PRE</text:p>
          </table:table-cell>
          <table:table-cell table:style-name="Table38.A1" office:value-type="string">
            <text:p text:style-name="P140">Compile the name field address into code memory</text:p>
          </table:table-cell>
        </table:table-row>
        <table:table-row>
          <table:table-cell table:style-name="Table38.A1" office:value-type="string">
            <text:p text:style-name="P138">W,</text:p>
          </table:table-cell>
          <table:table-cell table:style-name="Table38.A1" office:value-type="string">
            <text:p text:style-name="P138">( word -- )</text:p>
          </table:table-cell>
          <table:table-cell table:style-name="Table38.A1" office:value-type="string">
            <text:p text:style-name="P248">HI</text:p>
          </table:table-cell>
          <table:table-cell table:style-name="Table38.A1" office:value-type="string">
            <text:p text:style-name="P330">PUB</text:p>
          </table:table-cell>
          <table:table-cell table:style-name="Table38.A1" office:value-type="string">
            <text:p text:style-name="P138">Compile the preceding word into code memory</text:p>
          </table:table-cell>
        </table:table-row>
      </table:table>
      <text:p text:style-name="Standard"/>
      <text:h text:style-name="P916" text:outline-level="2">RADIX WORDS</text:h>
      <table:table table:name="Table11" table:style-name="Table11">
        <table:table-column table:style-name="Table11.A"/>
        <table:table-row table:style-name="Table11.1">
          <table:table-cell table:style-name="Table11.A1" office:value-type="string">
            <text:p text:style-name="P20">Numbers entered and printed can be represented in any base (radix) by setting the cog variable "base" to that value. </text:p>
            <text:p text:style-name="P20">The three most common bases are predefined.</text:p>
            <text:p text:style-name="P836">NOTE: It is recommended that numbers other than decimal are always forced with a prefix or alternatively a suffix such as $0FAD or 0FADh etc.</text:p>
          </table:table-cell>
        </table:table-row>
      </table:table>
      <text:p text:style-name="P20"><text:tab/> <text:tab/> <text:tab/> <text:tab/></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20">HEX</text:p>
          </table:table-cell>
          <table:table-cell table:style-name="Table39.A1" office:value-type="string">
            <text:p text:style-name="P20"/>
          </table:table-cell>
          <table:table-cell table:style-name="Table39.A1" office:value-type="string">
            <text:p text:style-name="P20">H</text:p>
          </table:table-cell>
          <table:table-cell table:style-name="Table39.A1" office:value-type="string">
            <text:p text:style-name="P334">PUB</text:p>
          </table:table-cell>
          <table:table-cell table:style-name="Table39.A1" office:value-type="string">
            <text:p text:style-name="P20">Switch number base to HEX mode - all input and output will default to HEX unless overridden</text:p>
          </table:table-cell>
        </table:table-row>
        <table:table-row>
          <table:table-cell table:style-name="Table39.A1" office:value-type="string">
            <text:p text:style-name="P20">DECIMAL</text:p>
          </table:table-cell>
          <table:table-cell table:style-name="Table39.A1" office:value-type="string">
            <text:p text:style-name="P20"/>
          </table:table-cell>
          <table:table-cell table:style-name="Table39.A1" office:value-type="string">
            <text:p text:style-name="P20">H</text:p>
          </table:table-cell>
          <table:table-cell table:style-name="Table39.A1" office:value-type="string">
            <text:p text:style-name="P334">PUB</text:p>
          </table:table-cell>
          <table:table-cell table:style-name="Table39.A1" office:value-type="string">
            <text:p text:style-name="Standard"/>
          </table:table-cell>
        </table:table-row>
        <table:table-row>
          <table:table-cell table:style-name="Table39.A1" office:value-type="string">
            <text:p text:style-name="P20">BINARY</text:p>
          </table:table-cell>
          <table:table-cell table:style-name="Table39.A1" office:value-type="string">
            <text:p text:style-name="P20"/>
          </table:table-cell>
          <table:table-cell table:style-name="Table39.A1" office:value-type="string">
            <text:p text:style-name="P20">H</text:p>
          </table:table-cell>
          <table:table-cell table:style-name="Table39.A1" office:value-type="string">
            <text:p text:style-name="P334">PUB</text:p>
          </table:table-cell>
          <table:table-cell table:style-name="Table39.A1" office:value-type="string">
            <text:p text:style-name="Standard"/>
          </table:table-cell>
        </table:table-row>
      </table:table>
      <text:h text:style-name="Heading_20_2" text:outline-level="2">RADIX OPERATORS</text:h>
      <table:table table:name="Table12" table:style-name="Table12">
        <table:table-column table:style-name="Table12.A"/>
        <table:table-row table:style-name="Table12.1">
          <table:table-cell table:style-name="Table12.A1" office:value-type="string">
            <text:p text:style-name="P20">While not defined in the dictionary radix operators force a number to be recognized in a certain base. The operators may be prefixed or suffixed while the prefixed operators have the advantage that the compiler will compile these immediately as a number rather than search the dictionary first as it would with any other number. Tachyon convention is that all hex number are prefixed with $ with the number base set to decimal by default. All numbers 0 to 9 do not need a prefix as that is redundant and besides some of these single digits are predefined as fast constants making them a single bytecode.</text:p>
            <text:p text:style-name="P20"/>
            <text:p text:style-name="P20">$<text:tab/>HEX prefix - number may contain symbols but must end in a valid digit i.e. $Q00FA</text:p>
            <text:p text:style-name="P20">#<text:tab/>Decimal prefix - " " i.e. #P26</text:p>
            <text:p text:style-name="P20">%<text:tab/>Binary prefix </text:p>
            <text:p text:style-name="P20">H<text:tab/>i.e. 00FAh - number must begin with a decimal digit or zero.</text:p>
            <text:p text:style-name="P20">D<text:tab/>i.e. 1234d</text:p>
            <text:p text:style-name="P20">B<text:tab/>i.e. 01101110b</text:p>
            <text:p text:style-name="P20">^&lt;ch&gt;<text:tab/>Return with the control character literal for the next character i.e. ^Z returns $1A</text:p>
            <text:p text:style-name="P20"><text:span text:style-name="T106">'</text:span>&lt;ch&gt;<text:span text:style-name="T106">'</text:span><text:tab/>Return with the ASCII literal for the enclosed character i.e. <text:span text:style-name="T106">'</text:span>Z<text:span text:style-name="T106">'</text:span> returns $5A</text:p>
          </table:table-cell>
        </table:table-row>
      </table:table>
      <text:h text:style-name="Heading_20_2" text:outline-level="2">DEBUG</text:h>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171">??</text:p>
          </table:table-cell>
          <table:table-cell table:style-name="Table34.A1" office:value-type="string">
            <text:p text:style-name="P171">( -- )</text:p>
          </table:table-cell>
          <table:table-cell table:style-name="Table34.A1" office:value-type="string">
            <text:p text:style-name="P253">X</text:p>
          </table:table-cell>
          <table:table-cell table:style-name="Table34.A1" office:value-type="string">
            <text:p text:style-name="P287">PUB</text:p>
          </table:table-cell>
          <table:table-cell table:style-name="Table34.A1" office:value-type="string">
            <text:p text:style-name="P171">Called as part of REBOOT. Displays Modules loaded; Clock frequency; <text:span text:style-name="T57">User i</text:span>nitialisation words; ROMS;<text:span text:style-name="T130"> </text:span>I2C devices sensed; Pi0-P31 loads sensed; Memory free; Data stack; Date and Time</text:p>
          </table:table-cell>
        </table:table-row>
        <table:table-row>
          <table:table-cell table:style-name="Table34.A1" office:value-type="string">
            <text:p text:style-name="P191">.MODULES</text:p>
          </table:table-cell>
          <table:table-cell table:style-name="Table34.A1" office:value-type="string">
            <text:p text:style-name="P191">( -- )</text:p>
          </table:table-cell>
          <table:table-cell table:style-name="Table34.A1" office:value-type="string">
            <text:p text:style-name="P258">X</text:p>
          </table:table-cell>
          <table:table-cell table:style-name="Table34.A1" office:value-type="string">
            <text:p text:style-name="P289">PUB</text:p>
          </table:table-cell>
          <table:table-cell table:style-name="Table34.A1" office:value-type="string">
            <text:p text:style-name="P191">Displays list of Tachyon forth modules installed</text:p>
          </table:table-cell>
        </table:table-row>
        <table:table-row>
          <table:table-cell table:style-name="Table34.A1" office:value-type="string">
            <text:p text:style-name="P20">.S</text:p>
          </table:table-cell>
          <table:table-cell table:style-name="Table34.A1" office:value-type="string">
            <text:p text:style-name="P20"/>
          </table:table-cell>
          <table:table-cell table:style-name="Table34.A1" office:value-type="string">
            <text:p text:style-name="P20">H</text:p>
          </table:table-cell>
          <table:table-cell table:style-name="Table34.A1" office:value-type="string">
            <text:p text:style-name="P334">PUB</text:p>
          </table:table-cell>
          <table:table-cell table:style-name="Table34.A1" office:value-type="string">
            <text:p text:style-name="P20">Print the contents of the data stack</text:p>
          </table:table-cell>
        </table:table-row>
        <table:table-row>
          <table:table-cell table:style-name="Table34.A1" office:value-type="string">
            <text:p text:style-name="P192">.STATS</text:p>
          </table:table-cell>
          <table:table-cell table:style-name="Table34.A1" office:value-type="string">
            <text:p text:style-name="P192">( -- )</text:p>
          </table:table-cell>
          <table:table-cell table:style-name="Table34.A1" office:value-type="string">
            <text:p text:style-name="P259">H</text:p>
          </table:table-cell>
          <table:table-cell table:style-name="Table34.A1" office:value-type="string">
            <text:p text:style-name="P334">PUB</text:p>
          </table:table-cell>
          <table:table-cell table:style-name="Table34.A1" office:value-type="string">
            <text:p text:style-name="P192">Display code, name, data and free space sizes</text:p>
          </table:table-cell>
        </table:table-row>
        <table:table-row>
          <table:table-cell table:style-name="Table34.A1" office:value-type="string">
            <text:p text:style-name="P185">.VARS</text:p>
          </table:table-cell>
          <table:table-cell table:style-name="Table34.A1" office:value-type="string">
            <text:p text:style-name="P185">( -- )</text:p>
          </table:table-cell>
          <table:table-cell table:style-name="Table34.A1" office:value-type="string">
            <text:p text:style-name="P249">X</text:p>
          </table:table-cell>
          <table:table-cell table:style-name="Table34.A1" office:value-type="string">
            <text:p text:style-name="P287">PUB</text:p>
          </table:table-cell>
          <table:table-cell table:style-name="Table34.A1" office:value-type="string">
            <text:p text:style-name="P185">Display all variables and constants, with present values, in the dictionary</text:p>
          </table:table-cell>
        </table:table-row>
        <table:table-row>
          <table:table-cell table:style-name="Table34.A1" office:value-type="string">
            <text:p text:style-name="P79">BOOT</text:p>
          </table:table-cell>
          <table:table-cell table:style-name="Table34.A1" office:value-type="string">
            <text:p text:style-name="P79">( -- )</text:p>
          </table:table-cell>
          <table:table-cell table:style-name="Table34.A1" office:value-type="string">
            <text:p text:style-name="P251">X</text:p>
          </table:table-cell>
          <table:table-cell table:style-name="Table34.A1" office:value-type="string">
            <text:p text:style-name="P292">PUB</text:p>
          </table:table-cell>
          <table:table-cell table:style-name="Table34.A1" office:value-type="string">
            <text:p text:style-name="P79">Starts the Tachyon system</text:p>
          </table:table-cell>
        </table:table-row>
        <table:table-row>
          <table:table-cell table:style-name="Table34.A1" office:value-type="string">
            <text:p text:style-name="P36">DEBUG</text:p>
          </table:table-cell>
          <table:table-cell table:style-name="Table34.A1" office:value-type="string">
            <text:p text:style-name="P36"/>
          </table:table-cell>
          <table:table-cell table:style-name="Table34.A1" office:value-type="string">
            <text:p text:style-name="P36">H</text:p>
          </table:table-cell>
          <table:table-cell table:style-name="Table34.A1" office:value-type="string">
            <text:p text:style-name="P334">PUB</text:p>
          </table:table-cell>
          <table:table-cell table:style-name="Table34.A1" office:value-type="string">
            <text:p text:style-name="P36">Will dump stacks, registers, and current compilation area. Can also be accessed by a single keystroke ^D (control D)</text:p>
          </table:table-cell>
        </table:table-row>
        <table:table-row>
          <table:table-cell table:style-name="Table34.A1" office:value-type="string">
            <text:p text:style-name="P188">lsi2c</text:p>
          </table:table-cell>
          <table:table-cell table:style-name="Table34.A1" office:value-type="string">
            <text:p text:style-name="P188">( -- )</text:p>
          </table:table-cell>
          <table:table-cell table:style-name="Table34.A1" office:value-type="string">
            <text:p text:style-name="P255">X</text:p>
          </table:table-cell>
          <table:table-cell table:style-name="Table34.A1" office:value-type="string">
            <text:p text:style-name="P291">PUB</text:p>
          </table:table-cell>
          <table:table-cell table:style-name="Table34.A1" office:value-type="string">
            <text:p text:style-name="P188">Displays list of i2c devices sensed - used by ?? word</text:p>
          </table:table-cell>
        </table:table-row>
        <table:table-row>
          <table:table-cell table:style-name="Table34.A1" office:value-type="string">
            <text:p text:style-name="P187">lsini</text:p>
          </table:table-cell>
          <table:table-cell table:style-name="Table34.A1" office:value-type="string">
            <text:p text:style-name="P187">( -- )</text:p>
          </table:table-cell>
          <table:table-cell table:style-name="Table34.A1" office:value-type="string">
            <text:p text:style-name="P254">X</text:p>
          </table:table-cell>
          <table:table-cell table:style-name="Table34.A1" office:value-type="string">
            <text:p text:style-name="P287">PUB</text:p>
          </table:table-cell>
          <table:table-cell table:style-name="Table34.A1" office:value-type="string">
            <text:p text:style-name="P187">Displays list of user initialisation words - used by ?? word</text:p>
          </table:table-cell>
        </table:table-row>
        <table:table-row>
          <table:table-cell table:style-name="Table34.A1" office:value-type="string">
            <text:p text:style-name="P189">lsio</text:p>
          </table:table-cell>
          <table:table-cell table:style-name="Table34.A1" office:value-type="string">
            <text:p text:style-name="P189">( -- )</text:p>
          </table:table-cell>
          <table:table-cell table:style-name="Table34.A1" office:value-type="string">
            <text:p text:style-name="P256">X</text:p>
          </table:table-cell>
          <table:table-cell table:style-name="Table34.A1" office:value-type="string">
            <text:p text:style-name="P291">PUB</text:p>
          </table:table-cell>
          <table:table-cell table:style-name="Table34.A1" office:value-type="string">
            <text:p text:style-name="P189">Displays list of loads sensed on P0 - P31 - used by ?? word</text:p>
          </table:table-cell>
        </table:table-row>
        <table:table-row>
          <table:table-cell table:style-name="Table34.A1" office:value-type="string">
            <text:p text:style-name="P190">lsroms</text:p>
          </table:table-cell>
          <table:table-cell table:style-name="Table34.A1" office:value-type="string">
            <text:p text:style-name="P190">( -- )</text:p>
          </table:table-cell>
          <table:table-cell table:style-name="Table34.A1" office:value-type="string">
            <text:p text:style-name="P257">X</text:p>
          </table:table-cell>
          <table:table-cell table:style-name="Table34.A1" office:value-type="string">
            <text:p text:style-name="P336">PUB</text:p>
          </table:table-cell>
          <table:table-cell table:style-name="Table34.A1" office:value-type="string">
            <text:p text:style-name="P190">Displays list of ROMS loaded - used by ?? word</text:p>
          </table:table-cell>
        </table:table-row>
        <table:table-row>
          <table:table-cell table:style-name="Table34.A1" office:value-type="string">
            <text:p text:style-name="P172">REBOOT</text:p>
          </table:table-cell>
          <table:table-cell table:style-name="Table34.A1" office:value-type="string">
            <text:p text:style-name="P172">( -- )</text:p>
          </table:table-cell>
          <table:table-cell table:style-name="Table34.A1" office:value-type="string">
            <text:p text:style-name="P252">H</text:p>
          </table:table-cell>
          <table:table-cell table:style-name="Table34.A1" office:value-type="string">
            <text:p text:style-name="P336">PUB</text:p>
          </table:table-cell>
          <table:table-cell table:style-name="Table34.A1" office:value-type="string">
            <text:p text:style-name="P172">Restarts the <text:span text:style-name="T76">Tachyon system</text:span></text:p>
          </table:table-cell>
        </table:table-row>
        <table:table-row>
          <table:table-cell table:style-name="Table34.A1" office:value-type="string">
            <text:p text:style-name="P101">TRAP</text:p>
          </table:table-cell>
          <table:table-cell table:style-name="Table34.A1" office:value-type="string">
            <text:p text:style-name="P101">( <text:span text:style-name="T80">&lt;wordtotrap&gt;</text:span> <text:span text:style-name="T80">&lt;debugword&gt;</text:span> -- )</text:p>
          </table:table-cell>
          <table:table-cell table:style-name="Table34.A1" office:value-type="string">
            <text:p text:style-name="P261">X</text:p>
          </table:table-cell>
          <table:table-cell table:style-name="Table34.A1" office:value-type="string">
            <text:p text:style-name="P303">PUB</text:p>
          </table:table-cell>
          <table:table-cell table:style-name="Table34.A1" office:value-type="string">
            <text:p text:style-name="P261">Has the effect of inserting debugword at the start of wordtotrap e.g. to print stuff each time wordtotrap is called; wordtotrap will only revert to normal after Tachyon is rebooted</text:p>
          </table:table-cell>
        </table:table-row>
        <table:table-row>
          <table:table-cell table:style-name="Table34.A1" office:value-type="string">
            <text:p text:style-name="P186">HELP</text:p>
          </table:table-cell>
          <table:table-cell table:style-name="Table34.A1" office:value-type="string">
            <text:p text:style-name="P186">( &lt;word&gt; -- )</text:p>
          </table:table-cell>
          <table:table-cell table:style-name="Table34.A1" office:value-type="string">
            <text:p text:style-name="P250">X</text:p>
          </table:table-cell>
          <table:table-cell table:style-name="Table34.A1" office:value-type="string">
            <text:p text:style-name="P286">PRE</text:p>
          </table:table-cell>
          <table:table-cell table:style-name="Table34.A1" office:value-type="string">
            <text:p text:style-name="P186">Displays decompilation of the word if present in dictionary. Use CR to terminate</text:p>
          </table:table-cell>
        </table:table-row>
      </table:table>
      <text:h text:style-name="Heading_20_2" text:outline-level="2"><text:span text:style-name="T156">DEBUG </text:span>CONTROL KEYS</text:h>
      <table:table table:name="Table13" table:style-name="Table13">
        <table:table-column table:style-name="Table13.A"/>
        <table:table-row table:style-name="Table13.1">
          <table:table-cell table:style-name="Table13.A1" office:value-type="string">
            <text:p text:style-name="P46">To speed up interactive testing there are certain control keys that can perform operations.</text:p>
            <text:p text:style-name="P758"/>
            <table:table table:name="Table71" table:style-name="Table71">
              <table:table-column table:style-name="Table71.A"/>
              <table:table-column table:style-name="Table71.B"/>
              <table:table-row>
                <table:table-cell office:value-type="string">
                  <text:p text:style-name="P759">^?</text:p>
                </table:table-cell>
                <table:table-cell office:value-type="string">
                  <text:p text:style-name="P759">Executes .STATS , displaying code, name, data, <text:s/>free and data stack space </text:p>
                </table:table-cell>
              </table:table-row>
              <table:table-row>
                <table:table-cell office:value-type="string">
                  <text:p text:style-name="P758">^B</text:p>
                </table:table-cell>
                <table:table-cell office:value-type="string">
                  <text:p text:style-name="P758">Block dump all of hub memory (wait for it)</text:p>
                </table:table-cell>
              </table:table-row>
              <table:table-row>
                <table:table-cell office:value-type="string">
                  <text:p text:style-name="P760">^C</text:p>
                </table:table-cell>
                <table:table-cell office:value-type="string">
                  <text:p text:style-name="P760">Reboot Tachyon</text:p>
                </table:table-cell>
              </table:table-row>
              <table:table-row>
                <table:table-cell office:value-type="string">
                  <text:p text:style-name="P761">^D</text:p>
                </table:table-cell>
                <table:table-cell office:value-type="string">
                  <text:p text:style-name="P761">Dump stacks, registers, and current compilation area</text:p>
                </table:table-cell>
              </table:table-row>
              <table:table-row>
                <table:table-cell office:value-type="string">
                  <text:p text:style-name="P761">^Q</text:p>
                </table:table-cell>
                <table:table-cell office:value-type="string">
                  <text:p text:style-name="P761">Display two lines of memory data starting at address on tos. Consumes tos</text:p>
                </table:table-cell>
              </table:table-row>
              <table:table-row>
                <table:table-cell office:value-type="string">
                  <text:p text:style-name="P761">^S</text:p>
                </table:table-cell>
                <table:table-cell office:value-type="string">
                  <text:p text:style-name="P761">Reset data stack</text:p>
                </table:table-cell>
              </table:table-row>
              <table:table-row>
                <table:table-cell office:value-type="string">
                  <text:p text:style-name="P760">^V</text:p>
                </table:table-cell>
                <table:table-cell office:value-type="string">
                  <text:p text:style-name="P760">Display all variables and constants, with values, in memory</text:p>
                </table:table-cell>
              </table:table-row>
              <table:table-row>
                <table:table-cell office:value-type="string">
                  <text:p text:style-name="P760">^W</text:p>
                </table:table-cell>
                <table:table-cell office:value-type="string">
                  <text:p text:style-name="P760">Execute WORDS<text:span text:style-name="T104">, display</text:span> all the words in the dictionary</text:p>
                </table:table-cell>
              </table:table-row>
              <table:table-row>
                <table:table-cell office:value-type="string">
                  <text:p text:style-name="P758">^X</text:p>
                </table:table-cell>
                <table:table-cell office:value-type="string">
                  <text:p text:style-name="P758">Repeat previous line (re-executes the previous interactive code)</text:p>
                </table:table-cell>
              </table:table-row>
              <table:table-row>
                <table:table-cell office:value-type="string">
                  <text:p text:style-name="P758">^Z^Z</text:p>
                </table:table-cell>
                <table:table-cell office:value-type="string">
                  <text:p text:style-name="P758">Cold start - wipe all extensions bar the kernel although everything is still intact in EEPROM</text:p>
                </table:table-cell>
              </table:table-row>
              <table:table-row>
                <table:table-cell office:value-type="string">
                  <text:p text:style-name="P758">&lt;BREAK&gt;</text:p>
                </table:table-cell>
                <table:table-cell office:value-type="string">
                  <text:p text:style-name="P758">Will reboot the processor regardless of what code it is running (system in fact detects 100 "framing errors" in a row)</text:p>
                </table:table-cell>
              </table:table-row>
              <table:table-row>
                <table:table-cell office:value-type="string">
                  <text:p text:style-name="P758">&lt;ESC&gt;</text:p>
                </table:table-cell>
                <table:table-cell office:value-type="string">
                  <text:p text:style-name="P758"><text:span text:style-name="T104">Discard</text:span> the current interactive line</text:p>
                </table:table-cell>
              </table:table-row>
              <table:table-row>
                <table:table-cell office:value-type="string">
                  <text:p text:style-name="P758">BKSP</text:p>
                </table:table-cell>
                <table:table-cell office:value-type="string">
                  <text:p text:style-name="P758">Backspace up to the beginning of a word or else the line (preceding words are already compiled)</text:p>
                </table:table-cell>
              </table:table-row>
              <table:table-row>
                <table:table-cell office:value-type="string">
                  <text:p text:style-name="P758">LF</text:p>
                </table:table-cell>
                <table:table-cell office:value-type="string">
                  <text:p text:style-name="P758">Ignore (as part of a CRLF)</text:p>
                </table:table-cell>
              </table:table-row>
              <table:table-row>
                <table:table-cell office:value-type="string">
                  <text:p text:style-name="P758">TAB</text:p>
                </table:table-cell>
                <table:table-cell office:value-type="string">
                  <text:p text:style-name="P758">Tab as normal but handled like a single space</text:p>
                </table:table-cell>
              </table:table-row>
            </table:table>
          </table:table-cell>
        </table:table-row>
      </table:table>
      <text:p text:style-name="P762"/>
      <text:h text:style-name="Heading_20_2" text:outline-level="2">DUMP MEMORY OPERATIONS</text:h>
      <table:table table:name="Table14" table:style-name="Table14">
        <table:table-column table:style-name="Table14.A"/>
        <table:table-row table:style-name="Table14.1">
          <table:table-cell table:style-name="Table14.A1" office:value-type="string">
            <text:p text:style-name="P837">Various words are available for general-purpose dumping of memory in hex format. Normally the memory that the DUMP words examine is hub memory but a modifier may be used before a DUMP is executed to use other types of memory. After any dump the default if set back to hub RAM. </text:p>
            <text:p text:style-name="P837">Some modifiers are:</text:p>
            <text:p text:style-name="P837">EE = EEPROM</text:p>
            <text:p text:style-name="P837">COG = COG MEMORY (LONG)</text:p>
            <text:p text:style-name="P837">SD = SD card raw</text:p>
            <text:p text:style-name="P837">FS = File System (from the start of an open file)</text:p>
            <text:p text:style-name="P837">WIZ = WIZnet chip</text:p>
          </table:table-cell>
        </table:table-row>
      </table:table>
      <text:p text:style-name="P39"><text:tab/> <text:tab/> <text:tab/> <text:tab/></text:p>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39">DUMP </text:p>
          </table:table-cell>
          <table:table-cell table:style-name="Table40.A1" office:value-type="string">
            <text:p text:style-name="P39">( adr bytes -- )</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39">Dump as bytes from current dump device including an ASCII code column (revert back to RAM after)</text:p>
          </table:table-cell>
        </table:table-row>
        <table:table-row>
          <table:table-cell table:style-name="Table40.A1" office:value-type="string">
            <text:p text:style-name="P39">DUMPW </text:p>
          </table:table-cell>
          <table:table-cell table:style-name="Table40.A1" office:value-type="string">
            <text:p text:style-name="P39">( adr bytes -- )</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39">Dump as words (same as DUMP)</text:p>
          </table:table-cell>
        </table:table-row>
        <table:table-row>
          <table:table-cell table:style-name="Table40.A1" office:value-type="string">
            <text:p text:style-name="P39">DUMPL </text:p>
          </table:table-cell>
          <table:table-cell table:style-name="Table40.A1" office:value-type="string">
            <text:p text:style-name="P39">( adr bytes -- )</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39">Dump as longs (same as DUMP, formatted as 0000.0000)</text:p>
          </table:table-cell>
        </table:table-row>
        <table:table-row>
          <table:table-cell table:style-name="Table40.A1" office:value-type="string">
            <text:p text:style-name="P39">DUMPA </text:p>
          </table:table-cell>
          <table:table-cell table:style-name="Table40.A1" office:value-type="string">
            <text:p text:style-name="P39">( adr bytes -- )</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39">Dump ASCII printable characters - default width of 64 characters/line (uses . for non-printable)</text:p>
          </table:table-cell>
        </table:table-row>
        <table:table-row>
          <table:table-cell table:style-name="Table40.A1" office:value-type="string">
            <text:p text:style-name="P193">DUMPAW</text:p>
          </table:table-cell>
          <table:table-cell table:style-name="Table40.A1" office:value-type="string">
            <text:p text:style-name="P193">( adr bytes -- )</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193">Dump ASCII wide</text:p>
          </table:table-cell>
        </table:table-row>
        <table:table-row>
          <table:table-cell table:style-name="Table40.A1" office:value-type="string">
            <text:p text:style-name="P193">DUMPC</text:p>
          </table:table-cell>
          <table:table-cell table:style-name="Table40.A1" office:value-type="string">
            <text:p text:style-name="P356">(<text:span text:style-name="T112"> adr bytes -- )</text:span></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193">Dump COG longs</text:p>
          </table:table-cell>
        </table:table-row>
        <table:table-row>
          <table:table-cell table:style-name="Table40.A1" office:value-type="string">
            <text:p text:style-name="P39">QD </text:p>
          </table:table-cell>
          <table:table-cell table:style-name="Table40.A1" office:value-type="string">
            <text:p text:style-name="P39">( adr -- )</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39">Quick Dump two lines of standard DUMP data</text:p>
          </table:table-cell>
        </table:table-row>
        <table:table-row table:style-name="Table40.8">
          <table:table-cell table:style-name="Table40.A1" office:value-type="string">
            <text:p text:style-name="P39">RAM</text:p>
          </table:table-cell>
          <table:table-cell table:style-name="Table40.A1" office:value-type="string">
            <text:p text:style-name="P356">( -- )</text:p>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39">Change DUMP device to standard HUB RAM (DUMP always defaults here after every DUMP)</text:p>
          </table:table-cell>
        </table:table-row>
        <text:soft-page-break/>
        <table:table-row>
          <table:table-cell table:style-name="Table40.A1" office:value-type="string">
            <text:p text:style-name="P39">EE</text:p>
          </table:table-cell>
          <table:table-cell table:style-name="Table40.A1" office:value-type="string">
            <text:p text:style-name="P356">( -- )</text:p>
          </table:table-cell>
          <table:table-cell table:style-name="Table40.A1" office:value-type="string">
            <text:p text:style-name="P262">H</text:p>
          </table:table-cell>
          <table:table-cell table:style-name="Table40.A1" office:value-type="string">
            <text:p text:style-name="P336">PUB</text:p>
          </table:table-cell>
          <table:table-cell table:style-name="Table40.A1" office:value-type="string">
            <text:p text:style-name="P39">Change DUMP device to EEPROM (&gt;64k addresses next device etc)</text:p>
          </table:table-cell>
        </table:table-row>
        <table:table-row>
          <table:table-cell table:style-name="Table40.A1" office:value-type="string">
            <text:p text:style-name="P194">DUMP:</text:p>
          </table:table-cell>
          <table:table-cell table:style-name="Table40.A1" office:value-type="string">
            <text:p text:style-name="P263"/>
          </table:table-cell>
          <table:table-cell table:style-name="Table40.A1" office:value-type="string">
            <text:p text:style-name="P262">H</text:p>
          </table:table-cell>
          <table:table-cell table:style-name="Table40.A1" office:value-type="string">
            <text:p text:style-name="P334">PUB</text:p>
          </table:table-cell>
          <table:table-cell table:style-name="Table40.A1" office:value-type="string">
            <text:p text:style-name="P4"><text:span text:style-name="T15">For defining new DUMP type words e.g. pub</text:span><text:span text:style-name="T65"> SD DUMP: </text:span><text:span text:style-name="T66">&lt;more words&gt;</text:span><text:span text:style-name="T65"> ;</text:span><text:span text:style-name="T29"> </text:span></text:p>
          </table:table-cell>
        </table:table-row>
        <table:table-row>
          <table:table-cell table:style-name="Table40.A1" office:value-type="string">
            <text:p text:style-name="P194">DUMPX</text:p>
          </table:table-cell>
          <table:table-cell table:style-name="Table40.A1" office:value-type="string">
            <text:p text:style-name="P194">( from cnt spaces:bytes:width+format 'method -- )<text:span text:style-name="T114"> </text:span></text:p>
          </table:table-cell>
          <table:table-cell table:style-name="Table40.A1" office:value-type="string">
            <text:p text:style-name="P821">H</text:p>
          </table:table-cell>
          <table:table-cell table:style-name="Table40.A1" office:value-type="string">
            <text:p text:style-name="P334">PUB</text:p>
          </table:table-cell>
          <table:table-cell table:style-name="Table40.A1" office:value-type="string">
            <text:p text:style-name="P822"/>
          </table:table-cell>
        </table:table-row>
      </table:table>
      <text:h text:style-name="Heading_20_2" text:outline-level="2">STREAMING I/O</text:h>
      <text:p text:style-name="P40">Character based devices such as serial, VGA, LCD etc are treated as streaming I/O where the device code automatically detects and handles special characters. EMIT words will send a single character via the currently selected output device. Conversely KEY is the input from the device.</text:p>
      <text:p text:style-name="P40"/>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40">.VER</text:p>
          </table:table-cell>
          <table:table-cell table:style-name="Table15.A1" office:value-type="string">
            <text:p text:style-name="P356">( -- )</text:p>
          </table:table-cell>
          <table:table-cell table:style-name="Table15.A1" office:value-type="string">
            <text:p text:style-name="P40">H</text:p>
          </table:table-cell>
          <table:table-cell table:style-name="Table15.A1" office:value-type="string">
            <text:p text:style-name="P334">PUB</text:p>
          </table:table-cell>
          <table:table-cell table:style-name="Table15.A1" office:value-type="string">
            <text:p text:style-name="P40">Print verbose Tachyon version number i.e. .VER Propeller .:.:--TACHYON--:.:. Forth V27150908.1000</text:p>
          </table:table-cell>
        </table:table-row>
        <table:table-row>
          <table:table-cell table:style-name="Table15.A1" office:value-type="string">
            <text:p text:style-name="P40">(EMIT) </text:p>
          </table:table-cell>
          <table:table-cell table:style-name="Table15.A1" office:value-type="string">
            <text:p text:style-name="P40">( ch -- ) </text:p>
          </table:table-cell>
          <table:table-cell table:style-name="Table15.A1" office:value-type="string">
            <text:p text:style-name="P40">C2</text:p>
          </table:table-cell>
          <table:table-cell table:style-name="Table15.A1" office:value-type="string">
            <text:p text:style-name="P332">PUB</text:p>
          </table:table-cell>
          <table:table-cell table:style-name="Table15.A1" office:value-type="string">
            <text:p text:style-name="P40">The default emit code if uemit is zero</text:p>
          </table:table-cell>
        </table:table-row>
        <table:table-row>
          <table:table-cell table:style-name="Table15.A1" office:value-type="string">
            <text:p text:style-name="P195">(EMITX)</text:p>
          </table:table-cell>
          <table:table-cell table:style-name="Table15.A1" office:value-type="string">
            <text:p text:style-name="P195"/>
          </table:table-cell>
          <table:table-cell table:style-name="Table15.A1" office:value-type="string">
            <text:p text:style-name="P264">C2</text:p>
          </table:table-cell>
          <table:table-cell table:style-name="Table15.A1" office:value-type="string">
            <text:p text:style-name="P332">PUB</text:p>
          </table:table-cell>
          <table:table-cell table:style-name="Table15.A1" office:value-type="string">
            <text:p text:style-name="P195">Part of (EMIT)</text:p>
          </table:table-cell>
        </table:table-row>
        <table:table-row>
          <table:table-cell table:style-name="Table15.A1" office:value-type="string">
            <text:p text:style-name="P40">(KEY) </text:p>
          </table:table-cell>
          <table:table-cell table:style-name="Table15.A1" office:value-type="string">
            <text:p text:style-name="P40">( -- ch )</text:p>
          </table:table-cell>
          <table:table-cell table:style-name="Table15.A1" office:value-type="string">
            <text:p text:style-name="P40">H</text:p>
          </table:table-cell>
          <table:table-cell table:style-name="Table15.A1" office:value-type="string">
            <text:p text:style-name="P332">PUB</text:p>
          </table:table-cell>
          <table:table-cell table:style-name="Table15.A1" office:value-type="string">
            <text:p text:style-name="P5"><text:span text:style-name="T10">Read the console input, this is the default execution vector when ukey = 0 (see </text:span><text:a xlink:type="simple" xlink:href="#cavvt3v69mps" text:style-name="ListLabel_20_10" text:visited-style-name="ListLabel_20_10"><text:span text:style-name="T6">task registers</text:span></text:a><text:span text:style-name="T10">)</text:span></text:p>
          </table:table-cell>
        </table:table-row>
        <table:table-row>
          <table:table-cell table:style-name="Table15.A1" office:value-type="string">
            <text:p text:style-name="P40">[CON</text:p>
          </table:table-cell>
          <table:table-cell table:style-name="Table15.A1" office:value-type="string">
            <text:p text:style-name="P40"/>
          </table:table-cell>
          <table:table-cell table:style-name="Table15.A1" office:value-type="string">
            <text:p text:style-name="P40">X</text:p>
          </table:table-cell>
          <table:table-cell table:style-name="Table15.A1" office:value-type="string">
            <text:p text:style-name="P311">PUB</text:p>
          </table:table-cell>
          <table:table-cell table:style-name="Table15.A1" office:value-type="string">
            <text:p text:style-name="P40">Switch to console but save current output device - use to print console messages without changes</text:p>
          </table:table-cell>
        </table:table-row>
        <table:table-row>
          <table:table-cell table:style-name="Table15.A1" office:value-type="string">
            <text:p text:style-name="P40">&lt;CR&gt;</text:p>
          </table:table-cell>
          <table:table-cell table:style-name="Table15.A1" office:value-type="string">
            <text:p text:style-name="P40"/>
          </table:table-cell>
          <table:table-cell table:style-name="Table15.A1" office:value-type="string">
            <text:p text:style-name="P40">X</text:p>
          </table:table-cell>
          <table:table-cell table:style-name="Table15.A1" office:value-type="string">
            <text:p text:style-name="P332">PUB</text:p>
          </table:table-cell>
          <table:table-cell table:style-name="Table15.A1" office:value-type="string">
            <text:p text:style-name="P40">Emit a single CR (no LF)</text:p>
          </table:table-cell>
        </table:table-row>
        <table:table-row>
          <table:table-cell table:style-name="Table15.A1" office:value-type="string">
            <text:p text:style-name="P265">CON</text:p>
          </table:table-cell>
          <table:table-cell table:style-name="Table15.A1" office:value-type="string">
            <text:p text:style-name="P265">( -- )</text:p>
          </table:table-cell>
          <table:table-cell table:style-name="Table15.A1" office:value-type="string">
            <text:p text:style-name="P264">X</text:p>
          </table:table-cell>
          <table:table-cell table:style-name="Table15.A1" office:value-type="string">
            <text:p text:style-name="P311">PUB</text:p>
          </table:table-cell>
          <table:table-cell table:style-name="Table15.A1" office:value-type="string">
            <text:p text:style-name="P5"><text:span text:style-name="T11">R</text:span><text:span text:style-name="T17">eset character I/O ( EMIT &amp; KEY) back to default console</text:span></text:p>
          </table:table-cell>
        </table:table-row>
        <table:table-row>
          <table:table-cell table:style-name="Table15.A1" office:value-type="string">
            <text:p text:style-name="P40">CON]</text:p>
          </table:table-cell>
          <table:table-cell table:style-name="Table15.A1" office:value-type="string">
            <text:p text:style-name="P40"/>
          </table:table-cell>
          <table:table-cell table:style-name="Table15.A1" office:value-type="string">
            <text:p text:style-name="P40">X</text:p>
          </table:table-cell>
          <table:table-cell table:style-name="Table15.A1" office:value-type="string">
            <text:p text:style-name="P311">PUB</text:p>
          </table:table-cell>
          <table:table-cell table:style-name="Table15.A1" office:value-type="string">
            <text:p text:style-name="P40">Restore previous output device before the [CON word was executed</text:p>
          </table:table-cell>
        </table:table-row>
        <table:table-row>
          <table:table-cell table:style-name="Table15.A1" office:value-type="string">
            <text:p text:style-name="P40">CR </text:p>
          </table:table-cell>
          <table:table-cell table:style-name="Table15.A1" office:value-type="string">
            <text:p text:style-name="P40">( -- ) </text:p>
          </table:table-cell>
          <table:table-cell table:style-name="Table15.A1" office:value-type="string">
            <text:p text:style-name="P40">H</text:p>
          </table:table-cell>
          <table:table-cell table:style-name="Table15.A1" office:value-type="string">
            <text:p text:style-name="P332">PUB</text:p>
          </table:table-cell>
          <table:table-cell table:style-name="Table15.A1" office:value-type="string">
            <text:p text:style-name="P40">Emit a CR+LF sequence</text:p>
          </table:table-cell>
        </table:table-row>
        <table:table-row>
          <table:table-cell table:style-name="Table15.A1" office:value-type="string">
            <text:p text:style-name="P40">CTYPE </text:p>
          </table:table-cell>
          <table:table-cell table:style-name="Table15.A1" office:value-type="string">
            <text:p text:style-name="P40">( str cnt -- )</text:p>
          </table:table-cell>
          <table:table-cell table:style-name="Table15.A1" office:value-type="string">
            <text:p text:style-name="P40">X</text:p>
          </table:table-cell>
          <table:table-cell table:style-name="Table15.A1" office:value-type="string">
            <text:p text:style-name="P332">PUB</text:p>
          </table:table-cell>
          <table:table-cell table:style-name="Table15.A1" office:value-type="string">
            <text:p text:style-name="P40">Print the string for cnt characters, normally in Forth this is simple TYPE but that is used in FTP</text:p>
          </table:table-cell>
        </table:table-row>
        <table:table-row>
          <table:table-cell table:style-name="Table15.A1" office:value-type="string">
            <text:p text:style-name="P145">doKEY</text:p>
          </table:table-cell>
          <table:table-cell table:style-name="Table15.A1" office:value-type="string">
            <text:p text:style-name="P823"/>
          </table:table-cell>
          <table:table-cell table:style-name="Table15.A1" office:value-type="string">
            <text:p text:style-name="P823"/>
          </table:table-cell>
          <table:table-cell table:style-name="Table15.A1" office:value-type="string">
            <text:p text:style-name="P332">PUB</text:p>
          </table:table-cell>
          <table:table-cell table:style-name="Table15.A1" office:value-type="string">
            <text:p text:style-name="P823"/>
          </table:table-cell>
        </table:table-row>
        <table:table-row>
          <table:table-cell table:style-name="Table15.A1" office:value-type="string">
            <text:p text:style-name="P145">DOT</text:p>
          </table:table-cell>
          <table:table-cell table:style-name="Table15.A1" office:value-type="string">
            <text:p text:style-name="P145">( -- )</text:p>
          </table:table-cell>
          <table:table-cell table:style-name="Table15.A1" office:value-type="string">
            <text:p text:style-name="P145">H </text:p>
          </table:table-cell>
          <table:table-cell table:style-name="Table15.A1" office:value-type="string">
            <text:p text:style-name="P332">PUB</text:p>
          </table:table-cell>
          <table:table-cell table:style-name="Table15.A1" office:value-type="string">
            <text:p text:style-name="P145">emit one full stop character</text:p>
          </table:table-cell>
        </table:table-row>
        <table:table-row>
          <table:table-cell table:style-name="Table15.A1" office:value-type="string">
            <text:p text:style-name="P480">ECHO</text:p>
          </table:table-cell>
          <table:table-cell table:style-name="Table15.A1" office:value-type="string">
            <text:p text:style-name="P628">( -- )</text:p>
          </table:table-cell>
          <table:table-cell table:style-name="Table15.A1" office:value-type="string">
            <text:p text:style-name="P523">H</text:p>
          </table:table-cell>
          <table:table-cell table:style-name="Table15.A1" office:value-type="string">
            <text:p text:style-name="P334">PUB</text:p>
          </table:table-cell>
          <table:table-cell table:style-name="Table15.A1" office:value-type="string">
            <text:p text:style-name="P480">ECHO OFF - streaming input not echoed, ECHO ON - input is echoed</text:p>
          </table:table-cell>
        </table:table-row>
        <table:table-row>
          <table:table-cell table:style-name="Table15.A1" office:value-type="string">
            <text:p text:style-name="P40">EMIT </text:p>
          </table:table-cell>
          <table:table-cell table:style-name="Table15.A1" office:value-type="string">
            <text:p text:style-name="P40">( ch -- ) </text:p>
          </table:table-cell>
          <table:table-cell table:style-name="Table15.A1" office:value-type="string">
            <text:p text:style-name="P40">H</text:p>
          </table:table-cell>
          <table:table-cell table:style-name="Table15.A1" office:value-type="string">
            <text:p text:style-name="P332">PUB</text:p>
          </table:table-cell>
          <table:table-cell table:style-name="Table15.A1" office:value-type="string">
            <text:p text:style-name="P40">emit the character via the vector at uemit</text:p>
          </table:table-cell>
        </table:table-row>
        <table:table-row>
          <table:table-cell table:style-name="Table15.A1" office:value-type="string">
            <text:p text:style-name="P119">EMIT:</text:p>
          </table:table-cell>
          <table:table-cell table:style-name="Table15.A1" office:value-type="string">
            <text:p text:style-name="P119">( -- )</text:p>
          </table:table-cell>
          <table:table-cell table:style-name="Table15.A1" office:value-type="string">
            <text:p text:style-name="P264">X</text:p>
          </table:table-cell>
          <table:table-cell table:style-name="Table15.A1" office:value-type="string">
            <text:p text:style-name="P311">PUB</text:p>
          </table:table-cell>
          <table:table-cell table:style-name="Table15.A1" office:value-type="string">
            <text:p text:style-name="P119">Used to create char output redirection words e.g <text:s/><text:span text:style-name="T32">pub NULLOUT EMIT: DROP ;</text:span></text:p>
          </table:table-cell>
        </table:table-row>
        <table:table-row>
          <table:table-cell table:style-name="Table15.A1" office:value-type="string">
            <text:p text:style-name="P40">EMITS </text:p>
          </table:table-cell>
          <table:table-cell table:style-name="Table15.A1" office:value-type="string">
            <text:p text:style-name="P40">( char cnt -- )</text:p>
          </table:table-cell>
          <table:table-cell table:style-name="Table15.A1" office:value-type="string">
            <text:p text:style-name="P40">X</text:p>
          </table:table-cell>
          <table:table-cell table:style-name="Table15.A1" office:value-type="string">
            <text:p text:style-name="P332">PUB</text:p>
          </table:table-cell>
          <table:table-cell table:style-name="Table15.A1" office:value-type="string">
            <text:p text:style-name="P40">Print the char repeatedly for cnt</text:p>
          </table:table-cell>
        </table:table-row>
        <table:table-row>
          <table:table-cell table:style-name="Table15.A1" office:value-type="string">
            <text:p text:style-name="P40">ESC? </text:p>
          </table:table-cell>
          <table:table-cell table:style-name="Table15.A1" office:value-type="string">
            <text:p text:style-name="P40">( -- flg )</text:p>
          </table:table-cell>
          <table:table-cell table:style-name="Table15.A1" office:value-type="string">
            <text:p text:style-name="P40">X</text:p>
          </table:table-cell>
          <table:table-cell table:style-name="Table15.A1" office:value-type="string">
            <text:p text:style-name="P311">PUB</text:p>
          </table:table-cell>
          <table:table-cell table:style-name="Table15.A1" office:value-type="string">
            <text:p text:style-name="P40">Return true if the last console key pressed was an escape? (even if it's still buffered)</text:p>
          </table:table-cell>
        </table:table-row>
        <table:table-row>
          <table:table-cell table:style-name="Table15.A1" office:value-type="string">
            <text:p text:style-name="P480">GRAB</text:p>
          </table:table-cell>
          <table:table-cell table:style-name="Table15.A1" office:value-type="string">
            <text:p text:style-name="P705">( -- )</text:p>
          </table:table-cell>
          <table:table-cell table:style-name="Table15.A1" office:value-type="string">
            <text:p text:style-name="P704">H</text:p>
          </table:table-cell>
          <table:table-cell table:style-name="Table15.A1" office:value-type="string">
            <text:p text:style-name="P597">PUB</text:p>
          </table:table-cell>
          <table:table-cell table:style-name="Table15.A1" office:value-type="string">
            <text:p text:style-name="P199"><text:span text:style-name="T8">Force execution of </text:span><text:span text:style-name="T9">all preceding words on a streaming input line</text:span></text:p>
          </table:table-cell>
        </table:table-row>
        <table:table-row>
          <table:table-cell table:style-name="Table15.A1" office:value-type="string">
            <text:p text:style-name="P40">KEY </text:p>
          </table:table-cell>
          <table:table-cell table:style-name="Table15.A1" office:value-type="string">
            <text:p text:style-name="P40">( -- ch )</text:p>
          </table:table-cell>
          <table:table-cell table:style-name="Table15.A1" office:value-type="string">
            <text:p text:style-name="P40">H</text:p>
          </table:table-cell>
          <table:table-cell table:style-name="Table15.A1" office:value-type="string">
            <text:p text:style-name="P332">PUB</text:p>
          </table:table-cell>
          <table:table-cell table:style-name="Table15.A1" office:value-type="string">
            <text:p text:style-name="P40">Read a character from the device, a null indicates that no character was available</text:p>
          </table:table-cell>
        </table:table-row>
        <table:table-row>
          <table:table-cell table:style-name="Table15.A1" office:value-type="string">
            <text:p text:style-name="P119">KEY:</text:p>
          </table:table-cell>
          <table:table-cell table:style-name="Table15.A1" office:value-type="string">
            <text:p text:style-name="P119">( -- )</text:p>
          </table:table-cell>
          <table:table-cell table:style-name="Table15.A1" office:value-type="string">
            <text:p text:style-name="P264">X</text:p>
          </table:table-cell>
          <table:table-cell table:style-name="Table15.A1" office:value-type="string">
            <text:p text:style-name="P311">PUB</text:p>
          </table:table-cell>
          <table:table-cell table:style-name="Table15.A1" office:value-type="string">
            <text:p text:style-name="P119">Used to create char input redirection words - like EMIT: </text:p>
          </table:table-cell>
        </table:table-row>
        <table:table-row>
          <table:table-cell table:style-name="Table15.A1" office:value-type="string">
            <text:p text:style-name="P40">KEY! </text:p>
          </table:table-cell>
          <table:table-cell table:style-name="Table15.A1" office:value-type="string">
            <text:p text:style-name="P40">( char -- )</text:p>
          </table:table-cell>
          <table:table-cell table:style-name="Table15.A1" office:value-type="string">
            <text:p text:style-name="P40">X</text:p>
          </table:table-cell>
          <table:table-cell table:style-name="Table15.A1" office:value-type="string">
            <text:p text:style-name="P332">PUB</text:p>
          </table:table-cell>
          <table:table-cell table:style-name="Table15.A1" office:value-type="string">
            <text:p text:style-name="P40">Force a character to be read as the next KEY</text:p>
          </table:table-cell>
        </table:table-row>
        <table:table-row>
          <table:table-cell table:style-name="Table15.A1" office:value-type="string">
            <text:p text:style-name="P153">KEY$</text:p>
          </table:table-cell>
          <table:table-cell table:style-name="Table15.A1" office:value-type="string">
            <text:p text:style-name="P153"/>
          </table:table-cell>
          <table:table-cell table:style-name="Table15.A1" office:value-type="string">
            <text:p text:style-name="P264">H</text:p>
          </table:table-cell>
          <table:table-cell table:style-name="Table15.A1" office:value-type="string">
            <text:p text:style-name="P334">PUB</text:p>
          </table:table-cell>
          <table:table-cell table:style-name="Table15.A1" office:value-type="string">
            <text:p text:style-name="P823"><text:span text:style-name="T194">r</text:span>eads keys and preprocesses them for building the string</text:p>
          </table:table-cell>
        </table:table-row>
        <table:table-row>
          <table:table-cell table:style-name="Table15.A1" office:value-type="string">
            <text:p text:style-name="P119">NULLOUT</text:p>
          </table:table-cell>
          <table:table-cell table:style-name="Table15.A1" office:value-type="string">
            <text:p text:style-name="P119">( -- )</text:p>
          </table:table-cell>
          <table:table-cell table:style-name="Table15.A1" office:value-type="string">
            <text:p text:style-name="P264">X</text:p>
          </table:table-cell>
          <table:table-cell table:style-name="Table15.A1" office:value-type="string">
            <text:p text:style-name="P311">PUB</text:p>
          </table:table-cell>
          <table:table-cell table:style-name="Table15.A1" office:value-type="string">
            <text:p text:style-name="P119">Throw away all char output - do not display anywhere</text:p>
          </table:table-cell>
        </table:table-row>
        <table:table-row>
          <table:table-cell table:style-name="Table15.A1" office:value-type="string">
            <text:p text:style-name="P524">QUIET</text:p>
          </table:table-cell>
          <table:table-cell table:style-name="Table15.A1" office:value-type="string">
            <text:p text:style-name="P524">( on/off -- )</text:p>
          </table:table-cell>
          <table:table-cell table:style-name="Table15.A1" office:value-type="string">
            <text:p text:style-name="P523">X</text:p>
          </table:table-cell>
          <table:table-cell table:style-name="Table15.A1" office:value-type="string">
            <text:p text:style-name="P591">PUB</text:p>
          </table:table-cell>
          <table:table-cell table:style-name="Table15.A1" office:value-type="string">
            <text:p text:style-name="P40"><text:span text:style-name="T47">Non-interactive mode - just accept "commands"</text:span><text:span text:style-name="T46"> - ON QUIET</text:span></text:p>
          </table:table-cell>
        </table:table-row>
        <table:table-row>
          <table:table-cell table:style-name="Table15.A1" office:value-type="string">
            <text:p text:style-name="P197">SHORTCUT</text:p>
          </table:table-cell>
          <table:table-cell table:style-name="Table15.A1" office:value-type="string">
            <text:p text:style-name="P197">( vec key -- )</text:p>
          </table:table-cell>
          <table:table-cell table:style-name="Table15.A1" office:value-type="string">
            <text:p text:style-name="P264">X</text:p>
          </table:table-cell>
          <table:table-cell table:style-name="Table15.A1" office:value-type="string">
            <text:p text:style-name="P320">PUB</text:p>
          </table:table-cell>
          <table:table-cell table:style-name="Table15.A1" office:value-type="string">
            <text:p text:style-name="P197">A<text:span text:style-name="T32">ssign a control key shortcut</text:span></text:p>
          </table:table-cell>
        </table:table-row>
        <table:table-row>
          <table:table-cell table:style-name="Table15.A1" office:value-type="string">
            <text:p text:style-name="P40">SPACE </text:p>
          </table:table-cell>
          <table:table-cell table:style-name="Table15.A1" office:value-type="string">
            <text:p text:style-name="P40">( -- ) </text:p>
          </table:table-cell>
          <table:table-cell table:style-name="Table15.A1" office:value-type="string">
            <text:p text:style-name="P40">H</text:p>
          </table:table-cell>
          <table:table-cell table:style-name="Table15.A1" office:value-type="string">
            <text:p text:style-name="P332">PUB</text:p>
          </table:table-cell>
          <table:table-cell table:style-name="Table15.A1" office:value-type="string">
            <text:p text:style-name="P40">Emit a space</text:p>
          </table:table-cell>
        </table:table-row>
        <table:table-row>
          <table:table-cell table:style-name="Table15.A1" office:value-type="string">
            <text:p text:style-name="P145">SPACES</text:p>
          </table:table-cell>
          <table:table-cell table:style-name="Table15.A1" office:value-type="string">
            <text:p text:style-name="P145">( n -- )</text:p>
          </table:table-cell>
          <table:table-cell table:style-name="Table15.A1" office:value-type="string">
            <text:p text:style-name="P279">X</text:p>
          </table:table-cell>
          <table:table-cell table:style-name="Table15.A1" office:value-type="string">
            <text:p text:style-name="P332">PUB</text:p>
          </table:table-cell>
          <table:table-cell table:style-name="Table15.A1" office:value-type="string">
            <text:p text:style-name="P145">Emit n spaces</text:p>
          </table:table-cell>
        </table:table-row>
        <table:table-row>
          <table:table-cell table:style-name="Table15.A1" office:value-type="string">
            <text:p text:style-name="P40">TAB</text:p>
          </table:table-cell>
          <table:table-cell table:style-name="Table15.A1" office:value-type="string">
            <text:p text:style-name="P145">( -- )</text:p>
          </table:table-cell>
          <table:table-cell table:style-name="Table15.A1" office:value-type="string">
            <text:p text:style-name="P40">X</text:p>
          </table:table-cell>
          <table:table-cell table:style-name="Table15.A1" office:value-type="string">
            <text:p text:style-name="P332">PUB</text:p>
          </table:table-cell>
          <table:table-cell table:style-name="Table15.A1" office:value-type="string">
            <text:p text:style-name="P40">Emit a single TAB</text:p>
          </table:table-cell>
        </table:table-row>
        <table:table-row>
          <table:table-cell table:style-name="Table15.A1" office:value-type="string">
            <text:p text:style-name="P145">TABS</text:p>
          </table:table-cell>
          <table:table-cell table:style-name="Table15.A1" office:value-type="string">
            <text:p text:style-name="P145">( n -- )</text:p>
          </table:table-cell>
          <table:table-cell table:style-name="Table15.A1" office:value-type="string">
            <text:p text:style-name="P264">H</text:p>
          </table:table-cell>
          <table:table-cell table:style-name="Table15.A1" office:value-type="string">
            <text:p text:style-name="P332">PUB</text:p>
          </table:table-cell>
          <table:table-cell table:style-name="Table15.A1" office:value-type="string">
            <text:p text:style-name="P145">Emit n TAB characters</text:p>
          </table:table-cell>
        </table:table-row>
        <table:table-row>
          <table:table-cell table:style-name="Table15.A1" office:value-type="string">
            <text:p text:style-name="P40">WKEY </text:p>
          </table:table-cell>
          <table:table-cell table:style-name="Table15.A1" office:value-type="string">
            <text:p text:style-name="P40">( -- ch )</text:p>
          </table:table-cell>
          <table:table-cell table:style-name="Table15.A1" office:value-type="string">
            <text:p text:style-name="P40">H</text:p>
          </table:table-cell>
          <table:table-cell table:style-name="Table15.A1" office:value-type="string">
            <text:p text:style-name="P332">PUB</text:p>
          </table:table-cell>
          <table:table-cell table:style-name="Table15.A1" office:value-type="string">
            <text:p text:style-name="P40">Always WAIT for a KEY so that even a null is a character</text:p>
          </table:table-cell>
        </table:table-row>
        <table:table-row>
          <table:table-cell table:style-name="Table15.A1" office:value-type="string">
            <text:p text:style-name="P145"><text:span text:style-name="T46">X</text:span><text:span text:style-name="T32">TAB</text:span></text:p>
          </table:table-cell>
          <table:table-cell table:style-name="Table15.A1" office:value-type="string">
            <text:p text:style-name="P525">( pos -- )</text:p>
          </table:table-cell>
          <table:table-cell table:style-name="Table15.A1" office:value-type="string">
            <text:p text:style-name="P523">H</text:p>
          </table:table-cell>
          <table:table-cell table:style-name="Table15.A1" office:value-type="string">
            <text:p text:style-name="P594">PUB</text:p>
          </table:table-cell>
          <table:table-cell table:style-name="Table15.A1" office:value-type="string">
            <text:p text:style-name="P823"/>
          </table:table-cell>
        </table:table-row>
      </table:table>
      <text:h text:style-name="P901" text:outline-level="2">CONSTANTS and VARIABLES</text:h>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Standard"><text:span text:style-name="T45">:</text:span><text:span text:style-name="T32">=!</text:span></text:p>
          </table:table-cell>
          <table:table-cell table:style-name="Table42.A1" office:value-type="string">
            <text:p text:style-name="Standard">( newcon 'oldcon -- )</text:p>
          </table:table-cell>
          <table:table-cell table:style-name="Table42.A1" office:value-type="string">
            <text:p text:style-name="Standard">X</text:p>
          </table:table-cell>
          <table:table-cell table:style-name="Table42.A1" office:value-type="string">
            <text:p text:style-name="Standard">PUB</text:p>
          </table:table-cell>
          <table:table-cell table:style-name="Table42.A1" office:value-type="string">
            <text:p text:style-name="Standard"><text:span text:style-name="T32">change a pseudo constant value e.g. : myconst 3 ; 5 ' myconst :=!</text:span><text:span text:style-name="T48">. Does not work with := type constants</text:span></text:p>
          </table:table-cell>
        </table:table-row>
        <table:table-row>
          <table:table-cell table:style-name="Table42.A1" office:value-type="string">
            <text:p text:style-name="Standard">@org</text:p>
          </table:table-cell>
          <table:table-cell table:style-name="Table42.A1" office:value-type="string">
            <text:p text:style-name="Standard">( -- ptr )</text:p>
          </table:table-cell>
          <table:table-cell table:style-name="Table42.A1" office:value-type="string">
            <text:p text:style-name="Standard">H</text:p>
          </table:table-cell>
          <table:table-cell table:style-name="Table42.A1" office:value-type="string">
            <text:p text:style-name="Standard">PUB</text:p>
          </table:table-cell>
          <table:table-cell table:style-name="Table42.A1" office:value-type="string">
            <text:p text:style-name="Standard">Pointer for org</text:p>
          </table:table-cell>
        </table:table-row>
        <table:table-row>
          <table:table-cell table:style-name="Table42.A1" office:value-type="string">
            <text:p text:style-name="Standard"><text:span text:style-name="T87">DS</text:span>+</text:p>
          </table:table-cell>
          <table:table-cell table:style-name="Table42.A1" office:value-type="string">
            <text:p text:style-name="Standard">( bytes -- )</text:p>
          </table:table-cell>
          <table:table-cell table:style-name="Table42.A1" office:value-type="string">
            <text:p text:style-name="Standard">X</text:p>
          </table:table-cell>
          <table:table-cell table:style-name="Table42.A1" office:value-type="string">
            <text:p text:style-name="Standard">PUB</text:p>
          </table:table-cell>
          <table:table-cell table:style-name="Table42.A1" office:value-type="string">
            <text:p text:style-name="Standard">Allocate bytes at org</text:p>
          </table:table-cell>
        </table:table-row>
        <table:table-row>
          <table:table-cell table:style-name="Table42.A1" office:value-type="string">
            <text:p text:style-name="Standard">org</text:p>
          </table:table-cell>
          <table:table-cell table:style-name="Table42.A1" office:value-type="string">
            <text:p text:style-name="Standard">( adr -- )</text:p>
          </table:table-cell>
          <table:table-cell table:style-name="Table42.A1" office:value-type="string">
            <text:p text:style-name="Standard">X</text:p>
          </table:table-cell>
          <table:table-cell table:style-name="Table42.A1" office:value-type="string">
            <text:p text:style-name="Standard">PUB</text:p>
          </table:table-cell>
          <table:table-cell table:style-name="Table42.A1" office:value-type="string">
            <text:p text:style-name="Standard">Set the data origin for DS style data memory allocation</text:p>
          </table:table-cell>
        </table:table-row>
        <table:table-row>
          <table:table-cell table:style-name="Table42.A1" office:value-type="string">
            <text:p text:style-name="Standard">org@</text:p>
          </table:table-cell>
          <table:table-cell table:style-name="Table42.A1" office:value-type="string">
            <text:p text:style-name="Standard">( n -- )</text:p>
          </table:table-cell>
          <table:table-cell table:style-name="Table42.A1" office:value-type="string">
            <text:p text:style-name="Standard">X</text:p>
          </table:table-cell>
          <table:table-cell table:style-name="Table42.A1" office:value-type="string">
            <text:p text:style-name="Standard">PUB</text:p>
          </table:table-cell>
          <table:table-cell table:style-name="Table42.A1" office:value-type="string">
            <text:p text:style-name="Standard">Save n as word at @org</text:p>
          </table:table-cell>
        </table:table-row>
        <table:table-row>
          <table:table-cell table:style-name="Table42.A1" office:value-type="string">
            <text:p text:style-name="Standard">vars</text:p>
          </table:table-cell>
          <table:table-cell table:style-name="Table42.A1" office:value-type="string">
            <text:p text:style-name="Standard"/>
          </table:table-cell>
          <table:table-cell table:style-name="Table42.A1" office:value-type="string">
            <text:p text:style-name="Standard"/>
          </table:table-cell>
          <table:table-cell table:style-name="Table42.A1" office:value-type="string">
            <text:p text:style-name="Standard">PUB</text:p>
          </table:table-cell>
          <table:table-cell table:style-name="Table42.A1" office:value-type="string">
            <text:p text:style-name="Standard"/>
          </table:table-cell>
        </table:table-row>
        <table:table-row>
          <table:table-cell table:style-name="Table42.A1" office:value-type="string">
            <text:p text:style-name="Standard">VER </text:p>
          </table:table-cell>
          <table:table-cell table:style-name="Table42.A1" office:value-type="string">
            <text:p text:style-name="Standard">( -- adr )</text:p>
          </table:table-cell>
          <table:table-cell table:style-name="Table42.A1" office:value-type="string">
            <text:p text:style-name="Standard">H</text:p>
          </table:table-cell>
          <table:table-cell table:style-name="Table42.A1" office:value-type="string">
            <text:p text:style-name="Standard">PUB</text:p>
          </table:table-cell>
          <table:table-cell table:style-name="Table42.A1" office:value-type="string">
            <text:p text:style-name="Standard">Address of longs that holds current kernel version build i.e. VER @ .DEC 27150908 = V2.7 150908</text:p>
          </table:table-cell>
        </table:table-row>
        <table:table-row>
          <table:table-cell table:style-name="Table42.A1" office:value-type="string">
            <text:p text:style-name="Standard">:= </text:p>
          </table:table-cell>
          <table:table-cell table:style-name="Table42.A1" office:value-type="string">
            <text:p text:style-name="Standard">( val &lt;name&gt; -- )</text:p>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Create a constant (preferred format reduces clutter around values and names)</text:p>
          </table:table-cell>
        </table:table-row>
        <table:table-row>
          <table:table-cell table:style-name="Table42.A1" office:value-type="string">
            <text:p text:style-name="Standard">byte </text:p>
          </table:table-cell>
          <table:table-cell table:style-name="Table42.A1" office:value-type="string">
            <text:p text:style-name="Standard">( &lt;csv&gt; -- )</text:p>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Create byte variables from the CSV list (or just a single variable) (BYTE xy,myvar,net)</text:p>
          </table:table-cell>
        </table:table-row>
        <table:table-row>
          <table:table-cell table:style-name="Table42.A1" office:value-type="string">
            <text:p text:style-name="Standard">bytes</text:p>
          </table:table-cell>
          <table:table-cell table:style-name="Table42.A1" office:value-type="string">
            <text:p text:style-name="Standard">( n &lt;name&gt; -- )</text:p>
          </table:table-cell>
          <table:table-cell table:style-name="Table42.A1" office:value-type="string">
            <text:p text:style-name="Standard">H</text:p>
          </table:table-cell>
          <table:table-cell table:style-name="Table42.A1" office:value-type="string">
            <text:p text:style-name="Standard">PRE</text:p>
          </table:table-cell>
          <table:table-cell table:style-name="Table42.A1" office:value-type="string">
            <text:p text:style-name="Standard">Create a block n bytes</text:p>
          </table:table-cell>
        </table:table-row>
        <table:table-row>
          <table:table-cell table:style-name="Table42.A1" office:value-type="string">
            <text:p text:style-name="Standard">CARRAY</text:p>
          </table:table-cell>
          <table:table-cell table:style-name="Table42.A1" office:value-type="string">
            <text:p text:style-name="Standard">( cnt &lt;name&gt; -- ; index -- addr )</text:p>
          </table:table-cell>
          <table:table-cell table:style-name="Table42.A1" office:value-type="string">
            <text:p text:style-name="Standard">X</text:p>
          </table:table-cell>
          <table:table-cell table:style-name="Table42.A1" office:value-type="string">
            <text:p text:style-name="Standard">PRE</text:p>
          </table:table-cell>
          <table:table-cell table:style-name="Table42.A1" office:value-type="string">
            <text:p text:style-name="Standard"><text:span text:style-name="T45">create an array of bytes in code memory tha</text:span><text:span text:style-name="T32">t</text:span><text:span text:style-name="T45"> can be indexed (saved in EEPROM on BACKUP)</text:span></text:p>
          </table:table-cell>
        </table:table-row>
        <table:table-row>
          <table:table-cell table:style-name="Table42.A1" office:value-type="string">
            <text:p text:style-name="Standard">cbytes</text:p>
          </table:table-cell>
          <table:table-cell table:style-name="Table42.A1" office:value-type="string">
            <text:p text:style-name="Standard">( val cnt &lt;name&gt; -- )</text:p>
          </table:table-cell>
          <table:table-cell table:style-name="Table42.A1" office:value-type="string">
            <text:p text:style-name="Standard">X</text:p>
          </table:table-cell>
          <table:table-cell table:style-name="Table42.A1" office:value-type="string">
            <text:p text:style-name="Standard">PRE</text:p>
          </table:table-cell>
          <table:table-cell table:style-name="Table42.A1" office:value-type="string">
            <text:p text:style-name="Standard">allocate and fill bytes in code memory</text:p>
          </table:table-cell>
        </table:table-row>
        <table:table-row>
          <table:table-cell table:style-name="Table42.A1" office:value-type="string">
            <text:p text:style-name="Standard">clong</text:p>
          </table:table-cell>
          <table:table-cell table:style-name="Table42.A1" office:value-type="string">
            <text:p text:style-name="Standard">( &lt;name&gt; -- )</text:p>
          </table:table-cell>
          <table:table-cell table:style-name="Table42.A1" office:value-type="string">
            <text:p text:style-name="Standard">X</text:p>
          </table:table-cell>
          <table:table-cell table:style-name="Table42.A1" office:value-type="string">
            <text:p text:style-name="Standard">PRE</text:p>
          </table:table-cell>
          <table:table-cell table:style-name="Table42.A1" office:value-type="string">
            <text:p text:style-name="Standard">create a long in code memory (saved in EEPROM on BACKUP)</text:p>
          </table:table-cell>
        </table:table-row>
        <table:table-row>
          <table:table-cell table:style-name="Table42.A1" office:value-type="string">
            <text:p text:style-name="Standard">cword</text:p>
          </table:table-cell>
          <table:table-cell table:style-name="Table42.A1" office:value-type="string">
            <text:p text:style-name="Standard">( &lt;name&gt; -- )</text:p>
          </table:table-cell>
          <table:table-cell table:style-name="Table42.A1" office:value-type="string">
            <text:p text:style-name="Standard">X</text:p>
          </table:table-cell>
          <table:table-cell table:style-name="Table42.A1" office:value-type="string">
            <text:p text:style-name="Standard">PRE</text:p>
          </table:table-cell>
          <table:table-cell table:style-name="Table42.A1" office:value-type="string">
            <text:p text:style-name="Standard">create a word in code memory (saved in EEPROM on BACKUP)</text:p>
          </table:table-cell>
        </table:table-row>
        <table:table-row>
          <table:table-cell table:style-name="Table42.A1" office:value-type="string">
            <text:p text:style-name="Standard">DS</text:p>
          </table:table-cell>
          <table:table-cell table:style-name="Table42.A1" office:value-type="string">
            <text:p text:style-name="Standard">( bytes &lt;name&gt; -- )</text:p>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Create a constant with the current value of the ORG then advance it by bytes for next DS</text:p>
          </table:table-cell>
        </table:table-row>
        <table:table-row>
          <table:table-cell table:style-name="Table42.A1" office:value-type="string">
            <text:p text:style-name="Standard">long </text:p>
          </table:table-cell>
          <table:table-cell table:style-name="Table42.A1" office:value-type="string">
            <text:p text:style-name="Standard">( &lt;csv&gt; -- )</text:p>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Create long variables (long aligned)</text:p>
          </table:table-cell>
        </table:table-row>
        <table:table-row>
          <table:table-cell table:style-name="Table42.A1" office:value-type="string">
            <text:p text:style-name="Standard">longs </text:p>
          </table:table-cell>
          <table:table-cell table:style-name="Table42.A1" office:value-type="string">
            <text:p text:style-name="Standard">( cnt &lt;name&gt; -- )</text:p>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Create a long array (long aligned)</text:p>
          </table:table-cell>
        </table:table-row>
        <table:table-row>
          <table:table-cell table:style-name="Table42.A1" office:value-type="string">
            <text:p text:style-name="Standard">res</text:p>
          </table:table-cell>
          <table:table-cell table:style-name="Table42.A1" office:value-type="string">
            <text:p text:style-name="Standard"/>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Alias for DS</text:p>
          </table:table-cell>
        </table:table-row>
        <table:table-row>
          <table:table-cell table:style-name="Table42.A1" office:value-type="string">
            <text:p text:style-name="Standard">TABLE </text:p>
          </table:table-cell>
          <table:table-cell table:style-name="Table42.A1" office:value-type="string">
            <text:p text:style-name="Standard">( &lt;name&gt; -- )</text:p>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Create a table with zero entries (use , | || words to add entries)</text:p>
          </table:table-cell>
        </table:table-row>
        <table:table-row>
          <table:table-cell table:style-name="Table42.A1" office:value-type="string">
            <text:p text:style-name="Standard">word </text:p>
          </table:table-cell>
          <table:table-cell table:style-name="Table42.A1" office:value-type="string">
            <text:p text:style-name="Standard">( &lt;csv&gt; -- )</text:p>
          </table:table-cell>
          <table:table-cell table:style-name="Table42.A1" office:value-type="string">
            <text:p text:style-name="Standard">XI</text:p>
          </table:table-cell>
          <table:table-cell table:style-name="Table42.A1" office:value-type="string">
            <text:p text:style-name="Standard">PRE</text:p>
          </table:table-cell>
          <table:table-cell table:style-name="Table42.A1" office:value-type="string">
            <text:p text:style-name="Standard">Create word variables (word aligned)</text:p>
          </table:table-cell>
        </table:table-row>
        <table:table-row>
          <table:table-cell table:style-name="Table42.A1" office:value-type="string">
            <text:p text:style-name="Standard">words</text:p>
          </table:table-cell>
          <table:table-cell table:style-name="Table42.A1" office:value-type="string">
            <text:p text:style-name="Standard">( n &lt;name&gt; -- )</text:p>
          </table:table-cell>
          <table:table-cell table:style-name="Table42.A1" office:value-type="string">
            <text:p text:style-name="Standard">H</text:p>
          </table:table-cell>
          <table:table-cell table:style-name="Table42.A1" office:value-type="string">
            <text:p text:style-name="Standard">PRE</text:p>
          </table:table-cell>
          <table:table-cell table:style-name="Table42.A1" office:value-type="string">
            <text:p text:style-name="Standard">Create a block of n words (word aligned)</text:p>
          </table:table-cell>
        </table:table-row>
        <table:table-row>
          <table:table-cell table:style-name="Table42.A1" office:value-type="string">
            <text:p text:style-name="Standard">words</text:p>
          </table:table-cell>
          <table:table-cell table:style-name="Table42.A1" office:value-type="string">
            <text:p text:style-name="Standard">( cnt &lt;name&gt; -- )</text:p>
          </table:table-cell>
          <table:table-cell table:style-name="Table42.A1" office:value-type="string">
            <text:p text:style-name="Standard">X</text:p>
          </table:table-cell>
          <table:table-cell table:style-name="Table42.A1" office:value-type="string">
            <text:p text:style-name="Standard"/>
          </table:table-cell>
          <table:table-cell table:style-name="Table42.A1" office:value-type="string">
            <text:p text:style-name="Standard">I<text:span text:style-name="T16">ndirectly called by WORDS which performs another action if there is no name</text:span></text:p>
          </table:table-cell>
        </table:table-row>
      </table:table>
      <text:section text:style-name="Sect1" text:name="Section8" text:condition="ooow:HidePrivate Words==&quot;not shown&quot;" text:is-hidden="true" text:display="condition">
        <text:h text:style-name="P901" text:outline-level="2">Private Words</text:h>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481">CALIGN</text:p>
            </table:table-cell>
            <table:table-cell table:style-name="Table67.A1" office:value-type="string">
              <text:p text:style-name="P481">( -- )</text:p>
            </table:table-cell>
            <table:table-cell table:style-name="Table67.A1" office:value-type="string">
              <text:p text:style-name="P526">X</text:p>
            </table:table-cell>
            <table:table-cell table:style-name="Table67.A1" office:value-type="string">
              <text:p text:style-name="P592">PRI</text:p>
            </table:table-cell>
            <table:table-cell table:style-name="Table67.A1" office:value-type="string">
              <text:p text:style-name="P481">long align code memory</text:p>
            </table:table-cell>
          </table:table-row>
        </table:table>
        <text:h text:style-name="P896" text:outline-level="1"/>
      </text:section>
      <text:p text:style-name="Standard"/>
      <text:h text:style-name="Heading_20_2" text:outline-level="2">S<text:span text:style-name="T198">TRINGS</text:span></text:h>
      <text:p text:style-name="P892">Strings are represented in Tachyon as an address to a null (or 8th bit) terminated string.</text:p>
      <text:p text:style-name="P893">Strings may be defined in Tachyon as STRING mystringname Hello World! &lt;cr&gt;</text:p>
      <text:p text:style-name="P894"/>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P57"><text:s/>$=</text:p>
          </table:table-cell>
          <table:table-cell table:style-name="Table43.A1" office:value-type="string">
            <text:p text:style-name="P267">( str1 str2 -- flg )</text:p>
          </table:table-cell>
          <table:table-cell table:style-name="Table43.A1" office:value-type="string">
            <text:p text:style-name="P267">X</text:p>
          </table:table-cell>
          <table:table-cell table:style-name="Table43.A1" office:value-type="string">
            <text:p text:style-name="P313">PUB</text:p>
          </table:table-cell>
          <table:table-cell table:style-name="Table43.A1" office:value-type="string">
            <text:p text:style-name="P267">Compare two strings for equality</text:p>
          </table:table-cell>
        </table:table-row>
        <table:table-row>
          <table:table-cell table:style-name="Table43.A1" office:value-type="string">
            <text:p text:style-name="P313">$!</text:p>
          </table:table-cell>
          <table:table-cell table:style-name="Table43.A1" office:value-type="string">
            <text:p text:style-name="P313">( str1 str2 -- )</text:p>
          </table:table-cell>
          <table:table-cell table:style-name="Table43.A1" office:value-type="string">
            <text:p text:style-name="P267"/>
          </table:table-cell>
          <table:table-cell table:style-name="Table43.A1" office:value-type="string">
            <text:p text:style-name="P313">PUB</text:p>
          </table:table-cell>
          <table:table-cell table:style-name="Table43.A1" office:value-type="string">
            <text:p text:style-name="P267"/>
          </table:table-cell>
        </table:table-row>
        <table:table-row>
          <table:table-cell table:style-name="Table43.A1" office:value-type="string">
            <text:p text:style-name="P57">." </text:p>
          </table:table-cell>
          <table:table-cell table:style-name="Table43.A1" office:value-type="string">
            <text:p text:style-name="P57">( &lt;str&gt;” -- ) </text:p>
          </table:table-cell>
          <table:table-cell table:style-name="Table43.A1" office:value-type="string">
            <text:p text:style-name="P57">HI</text:p>
          </table:table-cell>
          <table:table-cell table:style-name="Table43.A1" office:value-type="string">
            <text:p text:style-name="P329">PRE</text:p>
          </table:table-cell>
          <table:table-cell table:style-name="Table43.A1" office:value-type="string">
            <text:p text:style-name="P57">Print the literal string. Example: PRINT" HELLO WORLD" -- actually the compile-time part of it</text:p>
          </table:table-cell>
        </table:table-row>
        <table:table-row>
          <table:table-cell table:style-name="Table43.A1" office:value-type="string">
            <text:p text:style-name="P57">" </text:p>
          </table:table-cell>
          <table:table-cell table:style-name="Table43.A1" office:value-type="string">
            <text:p text:style-name="P57">( &lt;str&gt;" -- str ) </text:p>
          </table:table-cell>
          <table:table-cell table:style-name="Table43.A1" office:value-type="string">
            <text:p text:style-name="P57">HI</text:p>
          </table:table-cell>
          <table:table-cell table:style-name="Table43.A1" office:value-type="string">
            <text:p text:style-name="P329">PRE</text:p>
          </table:table-cell>
          <table:table-cell table:style-name="Table43.A1" office:value-type="string">
            <text:p text:style-name="P57">Process the following characters up to " as a string and leave the address on the stack.<text:span text:style-name="T133"> Outside of a definition the string buffer will be reused and not available after the line is processed.</text:span></text:p>
          </table:table-cell>
        </table:table-row>
        <table:table-row>
          <table:table-cell table:style-name="Table43.A1" office:value-type="string">
            <text:p text:style-name="P57">(.") </text:p>
          </table:table-cell>
          <table:table-cell table:style-name="Table43.A1" office:value-type="string">
            <text:p text:style-name="P57">( -- ) </text:p>
          </table:table-cell>
          <table:table-cell table:style-name="Table43.A1" office:value-type="string">
            <text:p text:style-name="P57">HI</text:p>
          </table:table-cell>
          <table:table-cell table:style-name="Table43.A1" office:value-type="string">
            <text:p text:style-name="P337">PUB</text:p>
          </table:table-cell>
          <table:table-cell table:style-name="Table43.A1" office:value-type="string">
            <text:p text:style-name="P57">this is the helper which does the runtime printing</text:p>
          </table:table-cell>
        </table:table-row>
        <table:table-row>
          <table:table-cell table:style-name="Table43.A1" office:value-type="string">
            <text:p text:style-name="P57">+CHAR</text:p>
          </table:table-cell>
          <table:table-cell table:style-name="Table43.A1" office:value-type="string">
            <text:p text:style-name="P357">( ch str2 -- )</text:p>
          </table:table-cell>
          <table:table-cell table:style-name="Table43.A1" office:value-type="string">
            <text:p text:style-name="P357">X</text:p>
          </table:table-cell>
          <table:table-cell table:style-name="Table43.A1" office:value-type="string">
            <text:p text:style-name="P313">PUB</text:p>
          </table:table-cell>
          <table:table-cell table:style-name="Table43.A1" office:value-type="string">
            <text:p text:style-name="P357">Add a character to a string</text:p>
          </table:table-cell>
        </table:table-row>
        <table:table-row>
          <table:table-cell table:style-name="Table43.A1" office:value-type="string">
            <text:p text:style-name="P57">APPEND$</text:p>
          </table:table-cell>
          <table:table-cell table:style-name="Table43.A1" office:value-type="string">
            <text:p text:style-name="P357">( str1 str2 -- )</text:p>
          </table:table-cell>
          <table:table-cell table:style-name="Table43.A1" office:value-type="string">
            <text:p text:style-name="P357">X</text:p>
          </table:table-cell>
          <table:table-cell table:style-name="Table43.A1" office:value-type="string">
            <text:p text:style-name="P313">PUB</text:p>
          </table:table-cell>
          <table:table-cell table:style-name="Table43.A1" office:value-type="string">
            <text:p text:style-name="P357">Append str1 to the end of str2</text:p>
          </table:table-cell>
        </table:table-row>
        <table:table-row>
          <table:table-cell table:style-name="Table43.A1" office:value-type="string">
            <text:p text:style-name="P57">LEFT$ </text:p>
          </table:table-cell>
          <table:table-cell table:style-name="Table43.A1" office:value-type="string">
            <text:p text:style-name="P57">( str len -- str )</text:p>
          </table:table-cell>
          <table:table-cell table:style-name="Table43.A1" office:value-type="string">
            <text:p text:style-name="P57">X</text:p>
          </table:table-cell>
          <table:table-cell table:style-name="Table43.A1" office:value-type="string">
            <text:p text:style-name="P313">PUB</text:p>
          </table:table-cell>
          <table:table-cell table:style-name="Table43.A1" office:value-type="string">
            <text:p text:style-name="P57">Destructive LEFT$ - uses same string</text:p>
          </table:table-cell>
        </table:table-row>
        <table:table-row>
          <table:table-cell table:style-name="Table43.A1" office:value-type="string">
            <text:p text:style-name="P57">LEN$</text:p>
          </table:table-cell>
          <table:table-cell table:style-name="Table43.A1" office:value-type="string">
            <text:p text:style-name="P57">( str -- len ) </text:p>
          </table:table-cell>
          <table:table-cell table:style-name="Table43.A1" office:value-type="string">
            <text:p text:style-name="P57">H</text:p>
          </table:table-cell>
          <table:table-cell table:style-name="Table43.A1" office:value-type="string">
            <text:p text:style-name="P333">PUB</text:p>
          </table:table-cell>
          <table:table-cell table:style-name="Table43.A1" office:value-type="string">
            <text:p text:style-name="P57">Return with the length of the null terminated string</text:p>
          </table:table-cell>
        </table:table-row>
        <table:table-row>
          <table:table-cell table:style-name="Table43.A1" office:value-type="string">
            <text:p text:style-name="P57">LOCATE$ </text:p>
          </table:table-cell>
          <table:table-cell table:style-name="Table43.A1" office:value-type="string">
            <text:p text:style-name="P57">( ch str -- str )</text:p>
          </table:table-cell>
          <table:table-cell table:style-name="Table43.A1" office:value-type="string">
            <text:p text:style-name="P57">X</text:p>
          </table:table-cell>
          <table:table-cell table:style-name="Table43.A1" office:value-type="string">
            <text:p text:style-name="P313">PUB</text:p>
          </table:table-cell>
          <table:table-cell table:style-name="Table43.A1" office:value-type="string">
            <text:p text:style-name="P57">variableLocate the first ch in the string and return else null</text:p>
          </table:table-cell>
        </table:table-row>
        <table:table-row>
          <table:table-cell table:style-name="Table43.A1" office:value-type="string">
            <text:p text:style-name="P57">MID$ </text:p>
          </table:table-cell>
          <table:table-cell table:style-name="Table43.A1" office:value-type="string">
            <text:p text:style-name="P57">( str offset len -- str )</text:p>
          </table:table-cell>
          <table:table-cell table:style-name="Table43.A1" office:value-type="string">
            <text:p text:style-name="P57">X</text:p>
          </table:table-cell>
          <table:table-cell table:style-name="Table43.A1" office:value-type="string">
            <text:p text:style-name="P313">PUB</text:p>
          </table:table-cell>
          <table:table-cell table:style-name="Table43.A1" office:value-type="string">
            <text:p text:style-name="P57">Extract the substring of str starting at offset len chars long</text:p>
          </table:table-cell>
        </table:table-row>
        <text:soft-page-break/>
        <table:table-row>
          <table:table-cell table:style-name="Table43.A1" office:value-type="string">
            <text:p text:style-name="P57">NULL$ </text:p>
          </table:table-cell>
          <table:table-cell table:style-name="Table43.A1" office:value-type="string">
            <text:p text:style-name="P57">( -- str )</text:p>
          </table:table-cell>
          <table:table-cell table:style-name="Table43.A1" office:value-type="string">
            <text:p text:style-name="P57">X</text:p>
          </table:table-cell>
          <table:table-cell table:style-name="Table43.A1" office:value-type="string">
            <text:p text:style-name="P313">PUB</text:p>
          </table:table-cell>
          <table:table-cell table:style-name="Table43.A1" office:value-type="string">
            <text:p text:style-name="P57">Just an empty string</text:p>
          </table:table-cell>
        </table:table-row>
        <table:table-row>
          <table:table-cell table:style-name="Table43.A1" office:value-type="string">
            <text:p text:style-name="P358">PRINT"</text:p>
          </table:table-cell>
          <table:table-cell table:style-name="Table43.A1" office:value-type="string">
            <text:p text:style-name="P358">( &lt;str&gt;" -- )</text:p>
          </table:table-cell>
          <table:table-cell table:style-name="Table43.A1" office:value-type="string">
            <text:p text:style-name="P267">HI</text:p>
          </table:table-cell>
          <table:table-cell table:style-name="Table43.A1" office:value-type="string">
            <text:p text:style-name="P329">PRE</text:p>
          </table:table-cell>
          <table:table-cell table:style-name="Table43.A1" office:value-type="string">
            <text:p text:style-name="P358">Alias for ."</text:p>
          </table:table-cell>
        </table:table-row>
        <table:table-row>
          <table:table-cell table:style-name="Table43.A1" office:value-type="string">
            <text:p text:style-name="P57">PRINT$ </text:p>
          </table:table-cell>
          <table:table-cell table:style-name="Table43.A1" office:value-type="string">
            <text:p text:style-name="P57">( str -- ) </text:p>
          </table:table-cell>
          <table:table-cell table:style-name="Table43.A1" office:value-type="string">
            <text:p text:style-name="P57">H</text:p>
          </table:table-cell>
          <table:table-cell table:style-name="Table43.A1" office:value-type="string">
            <text:p text:style-name="P333">PUB</text:p>
          </table:table-cell>
          <table:table-cell table:style-name="Table43.A1" office:value-type="string">
            <text:p text:style-name="P57">Print out the null terminated string at str onto the currently selected output device (via uemit)</text:p>
          </table:table-cell>
        </table:table-row>
        <table:table-row>
          <table:table-cell table:style-name="Table43.A1" office:value-type="string">
            <text:p text:style-name="P57">RIGHT$ </text:p>
          </table:table-cell>
          <table:table-cell table:style-name="Table43.A1" office:value-type="string">
            <text:p text:style-name="P57">( str len -- str )</text:p>
          </table:table-cell>
          <table:table-cell table:style-name="Table43.A1" office:value-type="string">
            <text:p text:style-name="P57">X</text:p>
          </table:table-cell>
          <table:table-cell table:style-name="Table43.A1" office:value-type="string">
            <text:p text:style-name="P313">PUB</text:p>
          </table:table-cell>
          <table:table-cell table:style-name="Table43.A1" office:value-type="string">
            <text:p text:style-name="P57">give a copy of the rightmost len chars of str</text:p>
          </table:table-cell>
        </table:table-row>
        <table:table-row>
          <table:table-cell table:style-name="Table43.A1" office:value-type="string">
            <text:p text:style-name="P359">STRING</text:p>
          </table:table-cell>
          <table:table-cell table:style-name="Table43.A1" office:value-type="string">
            <text:p text:style-name="P359">( &lt;wordname&gt; &lt;string&gt; -- )</text:p>
          </table:table-cell>
          <table:table-cell table:style-name="Table43.A1" office:value-type="string">
            <text:p text:style-name="P359"/>
          </table:table-cell>
          <table:table-cell table:style-name="Table43.A1" office:value-type="string">
            <text:p text:style-name="P319">PRE</text:p>
          </table:table-cell>
          <table:table-cell table:style-name="Table43.A1" office:value-type="string">
            <text:p text:style-name="P359">Define anew string called wordname, initialised to string</text:p>
          </table:table-cell>
        </table:table-row>
        <table:table-row>
          <table:table-cell table:style-name="Table43.A1" office:value-type="string">
            <text:p text:style-name="P57">STRING </text:p>
          </table:table-cell>
          <table:table-cell table:style-name="Table43.A1" office:value-type="string">
            <text:p text:style-name="P57">( str max -- )</text:p>
          </table:table-cell>
          <table:table-cell table:style-name="Table43.A1" office:value-type="string">
            <text:p text:style-name="P57">XI</text:p>
          </table:table-cell>
          <table:table-cell table:style-name="Table43.A1" office:value-type="string">
            <text:p text:style-name="P57"/>
          </table:table-cell>
          <table:table-cell table:style-name="Table43.A1" office:value-type="string">
            <text:p text:style-name="P57">Immediate word to build a string with a maximum size (use 0 to fit current length)</text:p>
          </table:table-cell>
        </table:table-row>
      </table:table>
      <text:h text:style-name="Heading_20_2" text:outline-level="2">PRINT NUMBERS</text:h>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40">. </text:p>
          </table:table-cell>
          <table:table-cell table:style-name="Table44.A1" office:value-type="string">
            <text:p text:style-name="P40">( n -- ) </text:p>
          </table:table-cell>
          <table:table-cell table:style-name="Table44.A1" office:value-type="string">
            <text:p text:style-name="P268">H</text:p>
          </table:table-cell>
          <table:table-cell table:style-name="Table44.A1" office:value-type="string">
            <text:p text:style-name="P332">PUB</text:p>
          </table:table-cell>
          <table:table-cell table:style-name="Table44.A1" office:value-type="string">
            <text:p text:style-name="P40">Print number unformatted in the current base</text:p>
          </table:table-cell>
        </table:table-row>
        <table:table-row>
          <table:table-cell table:style-name="Table44.A1" office:value-type="string">
            <text:p text:style-name="P486">.AS</text:p>
          </table:table-cell>
          <table:table-cell table:style-name="Table44.A1" office:value-type="string">
            <text:p text:style-name="P486">( num format -- )</text:p>
          </table:table-cell>
          <table:table-cell table:style-name="Table44.A1" office:value-type="string">
            <text:p text:style-name="P527">X</text:p>
          </table:table-cell>
          <table:table-cell table:style-name="Table44.A1" office:value-type="string">
            <text:p text:style-name="P585">PUB</text:p>
          </table:table-cell>
          <table:table-cell table:style-name="Table44.A1" office:value-type="string">
            <text:p text:style-name="P486">Display num with format defined in format string</text:p>
          </table:table-cell>
        </table:table-row>
        <table:table-row>
          <table:table-cell table:style-name="Table44.A1" office:value-type="string">
            <text:p text:style-name="P593">.B</text:p>
          </table:table-cell>
          <table:table-cell table:style-name="Table44.A1" office:value-type="string">
            <text:p text:style-name="P593">( n -- )</text:p>
          </table:table-cell>
          <table:table-cell table:style-name="Table44.A1" office:value-type="string">
            <text:p text:style-name="P593">X</text:p>
          </table:table-cell>
          <table:table-cell table:style-name="Table44.A1" office:value-type="string">
            <text:p text:style-name="P593">PUB</text:p>
          </table:table-cell>
          <table:table-cell table:style-name="Table44.A1" office:value-type="string">
            <text:p text:style-name="P593">Display n as two hex digits</text:p>
          </table:table-cell>
        </table:table-row>
        <table:table-row>
          <table:table-cell table:style-name="Table44.A1" office:value-type="string">
            <text:p text:style-name="P482">.BIN16</text:p>
          </table:table-cell>
          <table:table-cell table:style-name="Table44.A1" office:value-type="string">
            <text:p text:style-name="P482">( n -- )</text:p>
          </table:table-cell>
          <table:table-cell table:style-name="Table44.A1" office:value-type="string">
            <text:p text:style-name="P527">X</text:p>
          </table:table-cell>
          <table:table-cell table:style-name="Table44.A1" office:value-type="string">
            <text:p text:style-name="P585">PUB</text:p>
          </table:table-cell>
          <table:table-cell table:style-name="Table44.A1" office:value-type="string">
            <text:p text:style-name="P482">Display n as a 16 bit binary number</text:p>
          </table:table-cell>
        </table:table-row>
        <table:table-row>
          <table:table-cell table:style-name="Table44.A1" office:value-type="string">
            <text:p text:style-name="P114"><text:span text:style-name="T33">.</text:span><text:span text:style-name="T32">BIN32</text:span></text:p>
          </table:table-cell>
          <table:table-cell table:style-name="Table44.A1" office:value-type="string">
            <text:p text:style-name="P482">( n -- )</text:p>
          </table:table-cell>
          <table:table-cell table:style-name="Table44.A1" office:value-type="string">
            <text:p text:style-name="P527">X</text:p>
          </table:table-cell>
          <table:table-cell table:style-name="Table44.A1" office:value-type="string">
            <text:p text:style-name="P585">PUB</text:p>
          </table:table-cell>
          <table:table-cell table:style-name="Table44.A1" office:value-type="string">
            <text:p text:style-name="P482">Display n as a 32 bit binary number with an underscore in the middle and a % prefix</text:p>
          </table:table-cell>
        </table:table-row>
        <table:table-row>
          <table:table-cell table:style-name="Table44.A1" office:value-type="string">
            <text:p text:style-name="P40">.BYTE </text:p>
          </table:table-cell>
          <table:table-cell table:style-name="Table44.A1" office:value-type="string">
            <text:p text:style-name="P40">( n --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rint the byte in n as two hex characters</text:p>
          </table:table-cell>
        </table:table-row>
        <table:table-row>
          <table:table-cell table:style-name="Table44.A1" office:value-type="string">
            <text:p text:style-name="P482">.DEC2</text:p>
          </table:table-cell>
          <table:table-cell table:style-name="Table44.A1" office:value-type="string">
            <text:p text:style-name="P482">( n -- )</text:p>
          </table:table-cell>
          <table:table-cell table:style-name="Table44.A1" office:value-type="string">
            <text:p text:style-name="P527">X</text:p>
          </table:table-cell>
          <table:table-cell table:style-name="Table44.A1" office:value-type="string">
            <text:p text:style-name="P585">PUB</text:p>
          </table:table-cell>
          <table:table-cell table:style-name="Table44.A1" office:value-type="string">
            <text:p text:style-name="P484">Display n as a decimal number in the range 00 - 99</text:p>
          </table:table-cell>
        </table:table-row>
        <table:table-row>
          <table:table-cell table:style-name="Table44.A1" office:value-type="string">
            <text:p text:style-name="P484">.DEC2.</text:p>
          </table:table-cell>
          <table:table-cell table:style-name="Table44.A1" office:value-type="string">
            <text:p text:style-name="P484">( n -- )</text:p>
          </table:table-cell>
          <table:table-cell table:style-name="Table44.A1" office:value-type="string">
            <text:p text:style-name="P527">X</text:p>
          </table:table-cell>
          <table:table-cell table:style-name="Table44.A1" office:value-type="string">
            <text:p text:style-name="P585">PUB</text:p>
          </table:table-cell>
          <table:table-cell table:style-name="Table44.A1" office:value-type="string">
            <text:p text:style-name="P484">Display n as a decimal number in the range 00 - 99 with a decimal point suffix</text:p>
          </table:table-cell>
        </table:table-row>
        <table:table-row>
          <table:table-cell table:style-name="Table44.A1" office:value-type="string">
            <text:p text:style-name="P202">.DEC4</text:p>
          </table:table-cell>
          <table:table-cell table:style-name="Table44.A1" office:value-type="string">
            <text:p text:style-name="P202">( n -- )</text:p>
          </table:table-cell>
          <table:table-cell table:style-name="Table44.A1" office:value-type="string">
            <text:p text:style-name="P268">X</text:p>
          </table:table-cell>
          <table:table-cell table:style-name="Table44.A1" office:value-type="string">
            <text:p text:style-name="P303">PUB</text:p>
          </table:table-cell>
          <table:table-cell table:style-name="Table44.A1" office:value-type="string">
            <text:p text:style-name="P202">Display n as a four digit decimal number</text:p>
          </table:table-cell>
        </table:table-row>
        <table:table-row>
          <table:table-cell table:style-name="Table44.A1" office:value-type="string">
            <text:p text:style-name="P485">.DECL</text:p>
          </table:table-cell>
          <table:table-cell table:style-name="Table44.A1" office:value-type="string">
            <text:p text:style-name="P485">( n -- )</text:p>
          </table:table-cell>
          <table:table-cell table:style-name="Table44.A1" office:value-type="string">
            <text:p text:style-name="P527">X</text:p>
          </table:table-cell>
          <table:table-cell table:style-name="Table44.A1" office:value-type="string">
            <text:p text:style-name="P585">PUB</text:p>
          </table:table-cell>
          <table:table-cell table:style-name="Table44.A1" office:value-type="string">
            <text:p text:style-name="P485">Display n with commas at the thousands, millions etc.</text:p>
          </table:table-cell>
        </table:table-row>
        <table:table-row>
          <table:table-cell table:style-name="Table44.A1" office:value-type="string">
            <text:p text:style-name="P40">.DP </text:p>
          </table:table-cell>
          <table:table-cell table:style-name="Table44.A1" office:value-type="string">
            <text:p text:style-name="P40">( dblnum decimals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rint the double number with decimal places (scaled)</text:p>
          </table:table-cell>
        </table:table-row>
        <table:table-row>
          <table:table-cell table:style-name="Table44.A1" office:value-type="string">
            <text:p text:style-name="P40">.HEX </text:p>
          </table:table-cell>
          <table:table-cell table:style-name="Table44.A1" office:value-type="string">
            <text:p text:style-name="P40">( n --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rint the nibble in n as a single hex character</text:p>
          </table:table-cell>
        </table:table-row>
        <table:table-row>
          <table:table-cell table:style-name="Table44.A1" office:value-type="string">
            <text:p text:style-name="P40">.INDEX</text:p>
          </table:table-cell>
          <table:table-cell table:style-name="Table44.A1" office:value-type="string">
            <text:p text:style-name="P40"/>
          </table:table-cell>
          <table:table-cell table:style-name="Table44.A1" office:value-type="string">
            <text:p text:style-name="P40">X</text:p>
          </table:table-cell>
          <table:table-cell table:style-name="Table44.A1" office:value-type="string">
            <text:p text:style-name="P286">PUB</text:p>
          </table:table-cell>
          <table:table-cell table:style-name="Table44.A1" office:value-type="string">
            <text:p text:style-name="P40">Print the current DO index on a new line as (0000: )</text:p>
          </table:table-cell>
        </table:table-row>
        <table:table-row>
          <table:table-cell table:style-name="Table44.A1" office:value-type="string">
            <text:p text:style-name="P490">.L</text:p>
          </table:table-cell>
          <table:table-cell table:style-name="Table44.A1" office:value-type="string">
            <text:p text:style-name="P490">( n -- )</text:p>
          </table:table-cell>
          <table:table-cell table:style-name="Table44.A1" office:value-type="string">
            <text:p text:style-name="P529">X</text:p>
          </table:table-cell>
          <table:table-cell table:style-name="Table44.A1" office:value-type="string">
            <text:p text:style-name="P593">PUB</text:p>
          </table:table-cell>
          <table:table-cell table:style-name="Table44.A1" office:value-type="string">
            <text:p text:style-name="P490">Display n as 8 digits of hex with . in the centre</text:p>
          </table:table-cell>
        </table:table-row>
        <table:table-row>
          <table:table-cell table:style-name="Table44.A1" office:value-type="string">
            <text:p text:style-name="P40">.LONG </text:p>
          </table:table-cell>
          <table:table-cell table:style-name="Table44.A1" office:value-type="string">
            <text:p text:style-name="P40">( n --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rint the number in hexadecimal as a long (i.e. 0 @ .LONG 05B8.D800 ok )</text:p>
          </table:table-cell>
        </table:table-row>
        <table:table-row>
          <table:table-cell table:style-name="Table44.A1" office:value-type="string">
            <text:p text:style-name="P492">.NFA</text:p>
          </table:table-cell>
          <table:table-cell table:style-name="Table44.A1" office:value-type="string">
            <text:p text:style-name="P492">( nfa -- )</text:p>
          </table:table-cell>
          <table:table-cell table:style-name="Table44.A1" office:value-type="string">
            <text:p text:style-name="P529">H</text:p>
          </table:table-cell>
          <table:table-cell table:style-name="Table44.A1" office:value-type="string">
            <text:p text:style-name="P594">PUB</text:p>
          </table:table-cell>
          <table:table-cell table:style-name="Table44.A1" office:value-type="string">
            <text:p text:style-name="P492">Display the corresponding word name</text:p>
          </table:table-cell>
        </table:table-row>
        <table:table-row>
          <table:table-cell table:style-name="Table44.A1" office:value-type="string">
            <text:p text:style-name="P489">.W</text:p>
          </table:table-cell>
          <table:table-cell table:style-name="Table44.A1" office:value-type="string">
            <text:p text:style-name="P489">( n -- )</text:p>
          </table:table-cell>
          <table:table-cell table:style-name="Table44.A1" office:value-type="string">
            <text:p text:style-name="P529">X</text:p>
          </table:table-cell>
          <table:table-cell table:style-name="Table44.A1" office:value-type="string">
            <text:p text:style-name="P593">PUB</text:p>
          </table:table-cell>
          <table:table-cell table:style-name="Table44.A1" office:value-type="string">
            <text:p text:style-name="P489">Display n as 4 digits in hex</text:p>
          </table:table-cell>
        </table:table-row>
        <table:table-row>
          <table:table-cell table:style-name="Table44.A1" office:value-type="string">
            <text:p text:style-name="P489">.W:</text:p>
          </table:table-cell>
          <table:table-cell table:style-name="Table44.A1" office:value-type="string">
            <text:p text:style-name="P489">( n -- )</text:p>
          </table:table-cell>
          <table:table-cell table:style-name="Table44.A1" office:value-type="string">
            <text:p text:style-name="P529">X</text:p>
          </table:table-cell>
          <table:table-cell table:style-name="Table44.A1" office:value-type="string">
            <text:p text:style-name="P593">PUB</text:p>
          </table:table-cell>
          <table:table-cell table:style-name="Table44.A1" office:value-type="string">
            <text:p text:style-name="P489">Display n as 4 digits of hex with : suffix </text:p>
          </table:table-cell>
        </table:table-row>
        <table:table-row>
          <table:table-cell table:style-name="Table44.A1" office:value-type="string">
            <text:p text:style-name="P40">.WORD </text:p>
          </table:table-cell>
          <table:table-cell table:style-name="Table44.A1" office:value-type="string">
            <text:p text:style-name="P40">( n --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rint the word in n as four hex characters</text:p>
          </table:table-cell>
        </table:table-row>
        <table:table-row>
          <table:table-cell table:style-name="Table44.A1" office:value-type="string">
            <text:p text:style-name="P147">.WORD$</text:p>
          </table:table-cell>
          <table:table-cell table:style-name="Table44.A1" office:value-type="string">
            <text:p text:style-name="P147">( n )</text:p>
          </table:table-cell>
          <table:table-cell table:style-name="Table44.A1" office:value-type="string">
            <text:p text:style-name="P268">H</text:p>
          </table:table-cell>
          <table:table-cell table:style-name="Table44.A1" office:value-type="string">
            <text:p text:style-name="P332">PUB</text:p>
          </table:table-cell>
          <table:table-cell table:style-name="Table44.A1" office:value-type="string">
            <text:p text:style-name="P147">Print the word in n as four hex characters with $ prefix</text:p>
          </table:table-cell>
        </table:table-row>
        <table:table-row>
          <table:table-cell table:style-name="Table44.A1" office:value-type="string">
            <text:p text:style-name="P40">@.</text:p>
          </table:table-cell>
          <table:table-cell table:style-name="Table44.A1" office:value-type="string">
            <text:p text:style-name="P40">( adr -- )</text:p>
          </table:table-cell>
          <table:table-cell table:style-name="Table44.A1" office:value-type="string">
            <text:p text:style-name="P40">X</text:p>
          </table:table-cell>
          <table:table-cell table:style-name="Table44.A1" office:value-type="string">
            <text:p text:style-name="P314">PUB</text:p>
          </table:table-cell>
          <table:table-cell table:style-name="Table44.A1" office:value-type="string">
            <text:p text:style-name="P40">Fetch long and print value in current base</text:p>
          </table:table-cell>
        </table:table-row>
        <table:table-row>
          <table:table-cell table:style-name="Table44.A1" office:value-type="string">
            <text:p text:style-name="P488">@.</text:p>
          </table:table-cell>
          <table:table-cell table:style-name="Table44.A1" office:value-type="string">
            <text:p text:style-name="P488">( addr -- )</text:p>
          </table:table-cell>
          <table:table-cell table:style-name="Table44.A1" office:value-type="string">
            <text:p text:style-name="P529">X</text:p>
          </table:table-cell>
          <table:table-cell table:style-name="Table44.A1" office:value-type="string">
            <text:p text:style-name="P601">PUB</text:p>
          </table:table-cell>
          <table:table-cell table:style-name="Table44.A1" office:value-type="string">
            <text:p text:style-name="P488">Display long value stored at addr</text:p>
          </table:table-cell>
        </table:table-row>
        <table:table-row>
          <table:table-cell table:style-name="Table44.A1" office:value-type="string">
            <text:p text:style-name="P40">@PAD </text:p>
          </table:table-cell>
          <table:table-cell table:style-name="Table44.A1" office:value-type="string">
            <text:p text:style-name="P40">( -- adr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ointer to current position in number pad</text:p>
          </table:table-cell>
        </table:table-row>
        <table:table-row>
          <table:table-cell table:style-name="Table44.A1" office:value-type="string">
            <text:p text:style-name="P40"># </text:p>
          </table:table-cell>
          <table:table-cell table:style-name="Table44.A1" office:value-type="string">
            <text:p text:style-name="P40">( a -- b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Extract another digit from the a leaving b and prepend the digit to the number string buffer</text:p>
          </table:table-cell>
        </table:table-row>
        <table:table-row>
          <table:table-cell table:style-name="Table44.A1" office:value-type="string">
            <text:p text:style-name="P40">#&gt; </text:p>
          </table:table-cell>
          <table:table-cell table:style-name="Table44.A1" office:value-type="string">
            <text:p text:style-name="P40">( a -- str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Stop converting the number and discard what's left and return with a ptr to the string</text:p>
          </table:table-cell>
        </table:table-row>
        <table:table-row>
          <table:table-cell table:style-name="Table44.A1" office:value-type="string">
            <text:p text:style-name="P40">#S </text:p>
          </table:table-cell>
          <table:table-cell table:style-name="Table44.A1" office:value-type="string">
            <text:p text:style-name="P40">( a n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Extract n digits using # word</text:p>
          </table:table-cell>
        </table:table-row>
        <table:table-row>
          <table:table-cell table:style-name="Table44.A1" office:value-type="string">
            <text:p text:style-name="P40">&lt;#</text:p>
          </table:table-cell>
          <table:table-cell table:style-name="Table44.A1" office:value-type="string">
            <text:p text:style-name="P40"/>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Start converting a number to a string by resetting the number buffer</text:p>
          </table:table-cell>
        </table:table-row>
        <table:table-row>
          <table:table-cell table:style-name="Table44.A1" office:value-type="string">
            <text:p text:style-name="P40">&lt;D&gt; </text:p>
          </table:table-cell>
          <table:table-cell table:style-name="Table44.A1" office:value-type="string">
            <text:p text:style-name="P40">( --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Signal that the current number to be printed should be processed as a double number</text:p>
          </table:table-cell>
        </table:table-row>
        <table:table-row>
          <table:table-cell table:style-name="Table44.A1" office:value-type="string">
            <text:p text:style-name="P40">&gt;CHAR </text:p>
          </table:table-cell>
          <table:table-cell table:style-name="Table44.A1" office:value-type="string">
            <text:p text:style-name="P40">( val -- ch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Convert a binary value to a character that represents that digit (0-9,A-Z,a-z)</text:p>
          </table:table-cell>
        </table:table-row>
        <table:table-row>
          <table:table-cell table:style-name="Table44.A1" office:value-type="string">
            <text:p text:style-name="P491">ASCBIN</text:p>
          </table:table-cell>
          <table:table-cell table:style-name="Table44.A1" office:value-type="string">
            <text:p text:style-name="P491">( char -- val flg )</text:p>
          </table:table-cell>
          <table:table-cell table:style-name="Table44.A1" office:value-type="string">
            <text:p text:style-name="P529">H</text:p>
          </table:table-cell>
          <table:table-cell table:style-name="Table44.A1" office:value-type="string">
            <text:p text:style-name="P594">PUB</text:p>
          </table:table-cell>
          <table:table-cell table:style-name="Table44.A1" office:value-type="string">
            <text:p text:style-name="P491">If char is 0-9,A-F, converts to 4 bit binary and flg=true, else flg=false</text:p>
          </table:table-cell>
        </table:table-row>
        <table:table-row>
          <table:table-cell table:style-name="Table44.A1" office:value-type="string">
            <text:p text:style-name="P488">D.</text:p>
          </table:table-cell>
          <table:table-cell table:style-name="Table44.A1" office:value-type="string">
            <text:p text:style-name="P488">(n1 n2 -- )</text:p>
          </table:table-cell>
          <table:table-cell table:style-name="Table44.A1" office:value-type="string">
            <text:p text:style-name="P529">X</text:p>
          </table:table-cell>
          <table:table-cell table:style-name="Table44.A1" office:value-type="string">
            <text:p text:style-name="P590">PUB</text:p>
          </table:table-cell>
          <table:table-cell table:style-name="Table44.A1" office:value-type="string">
            <text:p text:style-name="P488">Display n1 / n2 as a double number (64 bit)</text:p>
          </table:table-cell>
        </table:table-row>
        <table:table-row>
          <table:table-cell table:style-name="Table44.A1" office:value-type="string">
            <text:p text:style-name="P40">HOLD </text:p>
          </table:table-cell>
          <table:table-cell table:style-name="Table44.A1" office:value-type="string">
            <text:p text:style-name="P40">( ch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repend the character to the number string buffer</text:p>
          </table:table-cell>
        </table:table-row>
        <table:table-row>
          <table:table-cell table:style-name="Table44.A1" office:value-type="string">
            <text:p text:style-name="P40">NUM&gt;STR </text:p>
          </table:table-cell>
          <table:table-cell table:style-name="Table44.A1" office:value-type="string">
            <text:p text:style-name="P40">( num -- str )</text:p>
          </table:table-cell>
          <table:table-cell table:style-name="Table44.A1" office:value-type="string">
            <text:p text:style-name="P40">X</text:p>
          </table:table-cell>
          <table:table-cell table:style-name="Table44.A1" office:value-type="string">
            <text:p text:style-name="P320">PUB</text:p>
          </table:table-cell>
          <table:table-cell table:style-name="Table44.A1" office:value-type="string">
            <text:p text:style-name="P40">Convert a number to a string and buffer it in NUM$ where it can be manipulated etc</text:p>
          </table:table-cell>
        </table:table-row>
        <table:table-row>
          <table:table-cell table:style-name="Table44.A1" office:value-type="string">
            <text:p text:style-name="P150">PRINT</text:p>
          </table:table-cell>
          <table:table-cell table:style-name="Table44.A1" office:value-type="string">
            <text:p text:style-name="P150">( n -- )</text:p>
          </table:table-cell>
          <table:table-cell table:style-name="Table44.A1" office:value-type="string">
            <text:p text:style-name="P268">H</text:p>
          </table:table-cell>
          <table:table-cell table:style-name="Table44.A1" office:value-type="string">
            <text:p text:style-name="P332">PUB</text:p>
          </table:table-cell>
          <table:table-cell table:style-name="Table44.A1" office:value-type="string">
            <text:p text:style-name="P150">Alias for .</text:p>
          </table:table-cell>
        </table:table-row>
        <table:table-row>
          <table:table-cell table:style-name="Table44.A1" office:value-type="string">
            <text:p text:style-name="P482">PRINT&amp;</text:p>
          </table:table-cell>
          <table:table-cell table:style-name="Table44.A1" office:value-type="string">
            <text:p text:style-name="P482">( n -- )</text:p>
          </table:table-cell>
          <table:table-cell table:style-name="Table44.A1" office:value-type="string">
            <text:p text:style-name="P527">X</text:p>
          </table:table-cell>
          <table:table-cell table:style-name="Table44.A1" office:value-type="string">
            <text:p text:style-name="P585">PUB</text:p>
          </table:table-cell>
          <table:table-cell table:style-name="Table44.A1" office:value-type="string">
            <text:p text:style-name="P482">Display n in IP address format - &amp;aa.bb.cc.dd</text:p>
          </table:table-cell>
        </table:table-row>
        <table:table-row>
          <table:table-cell table:style-name="Table44.A1" office:value-type="string">
            <text:p text:style-name="P696"><text:span text:style-name="T28">STR&gt;NUM</text:span><text:span text:style-name="T27"> </text:span></text:p>
          </table:table-cell>
          <table:table-cell table:style-name="Table44.A1" office:value-type="string">
            <text:p text:style-name="P40">( str -- val digits | false ) </text:p>
          </table:table-cell>
          <table:table-cell table:style-name="Table44.A1" office:value-type="string">
            <text:p text:style-name="P40">X</text:p>
          </table:table-cell>
          <table:table-cell table:style-name="Table44.A1" office:value-type="string">
            <text:p text:style-name="P320">PUB</text:p>
          </table:table-cell>
          <table:table-cell table:style-name="Table44.A1" office:value-type="string">
            <text:p text:style-name="P40">Convert a string to a number if possible </text:p>
          </table:table-cell>
        </table:table-row>
        <table:table-row>
          <table:table-cell table:style-name="Table44.A1" office:value-type="string">
            <text:p text:style-name="P40">U. </text:p>
          </table:table-cell>
          <table:table-cell table:style-name="Table44.A1" office:value-type="string">
            <text:p text:style-name="P40">( u1 -- )</text:p>
          </table:table-cell>
          <table:table-cell table:style-name="Table44.A1" office:value-type="string">
            <text:p text:style-name="P40">X</text:p>
          </table:table-cell>
          <table:table-cell table:style-name="Table44.A1" office:value-type="string">
            <text:p text:style-name="P332">PUB</text:p>
          </table:table-cell>
          <table:table-cell table:style-name="Table44.A1" office:value-type="string">
            <text:p text:style-name="P40">Print unsigned number</text:p>
          </table:table-cell>
        </table:table-row>
        <table:table-row>
          <table:table-cell table:style-name="Table44.A1" office:value-type="string">
            <text:p text:style-name="P202">.AS"</text:p>
          </table:table-cell>
          <table:table-cell table:style-name="Table44.A1" office:value-type="string">
            <text:p text:style-name="P202">( n -- )</text:p>
          </table:table-cell>
          <table:table-cell table:style-name="Table44.A1" office:value-type="string">
            <text:p text:style-name="P202">X</text:p>
          </table:table-cell>
          <table:table-cell table:style-name="Table44.A1" office:value-type="string">
            <text:p text:style-name="P303">PRE</text:p>
          </table:table-cell>
          <table:table-cell table:style-name="Table44.A1" office:value-type="string">
            <text:p text:style-name="P40"><text:span text:style-name="T82">Define a number display word with a defined format e.g. <text:s/>pub </text:span><text:span text:style-name="T32">.DEC4</text:span><text:span text:style-name="T41"> </text:span><text:span text:style-name="T32">.AS" ###`#" ;</text:span></text:p>
          </table:table-cell>
        </table:table-row>
      </table:table>
      <text:p text:style-name="P40"/>
      <text:p text:style-name="P50"><text:tab/></text:p>
      <table:table table:name="Table45" table:style-name="Table45">
        <table:table-column table:style-name="Table45.A"/>
        <table:table-row table:style-name="Table45.1">
          <table:table-cell table:style-name="Table45.A1" office:value-type="string">
            <text:p text:style-name="P527">Number Print Formatting <text:s/>--- .AS" and friends are very versatile ...</text:p>
            <text:p text:style-name="P527"/>
            <text:p text:style-name="P527">.. <text:s/>123456 .AS" $~###,###,##~#.##" <text:s text:c="3"/>$1,234.56 ok</text:p>
            <text:p text:style-name="P805">.. <text:s/>1234 .AS" 8|~" <text:s text:c="2"/>00001234 ok</text:p>
            <text:p text:style-name="P805">.. <text:s/>1234 .AS" 8|`" <text:s text:c="6"/>1234 ok</text:p>
            <text:p text:style-name="P805">~<text:tab/>pad leading zeros with spaces</text:p>
            <text:p text:style-name="P805">`<text:tab/>skip over leading zeros</text:p>
            <text:p text:style-name="P838"/>
          </table:table-cell>
        </table:table-row>
      </table:table>
      <text:h text:style-name="Heading_20_2" text:outline-level="2">TASK VARIABLES</text:h>
      <text:p text:style-name="P40">Each cog may have its own set of variables that are offset from the address in COGREG 7.<text:span text:style-name="T88"> </text:span>This is so that any cog running Tachyon may have different I/O devices selected etc.Only a small number of these variables are named in the dictionary but they can be referenced from these with an offset by referring to the source.</text:p>
      <text:p text:style-name="P40"/>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40">REG </text:p>
          </table:table-cell>
          <table:table-cell table:style-name="Table73.A1" office:value-type="string">
            <text:p text:style-name="P40">( index -- adr )</text:p>
          </table:table-cell>
          <table:table-cell table:style-name="Table73.A1" office:value-type="string">
            <text:p text:style-name="P40">C</text:p>
          </table:table-cell>
          <table:table-cell table:style-name="Table73.A1" office:value-type="string">
            <text:p text:style-name="P334">PUB</text:p>
          </table:table-cell>
          <table:table-cell table:style-name="Table73.A1" office:value-type="string">
            <text:p text:style-name="P40">Find the address of the register for this cog</text:p>
          </table:table-cell>
        </table:table-row>
        <table:table-row>
          <table:table-cell table:style-name="Table73.A1" office:value-type="string">
            <text:p text:style-name="P201">reg</text:p>
          </table:table-cell>
          <table:table-cell table:style-name="Table73.A1" office:value-type="string">
            <text:p text:style-name="P201">( &lt;name&gt; -- )</text:p>
          </table:table-cell>
          <table:table-cell table:style-name="Table73.A1" office:value-type="string">
            <text:p text:style-name="P344">X</text:p>
          </table:table-cell>
          <table:table-cell table:style-name="Table73.A1" office:value-type="string">
            <text:p text:style-name="P320">PRE</text:p>
          </table:table-cell>
          <table:table-cell table:style-name="Table73.A1" office:value-type="string">
            <text:p text:style-name="P606">Create user register variable ( normally up to 256 byte addresses )</text:p>
          </table:table-cell>
        </table:table-row>
        <table:table-row>
          <table:table-cell table:style-name="Table73.A1" office:value-type="string">
            <text:p text:style-name="P40">rx</text:p>
          </table:table-cell>
          <table:table-cell table:style-name="Table73.A1" office:value-type="string">
            <text:p text:style-name="P345">( -- adr )</text:p>
          </table:table-cell>
          <table:table-cell table:style-name="Table73.A1" office:value-type="string">
            <text:p text:style-name="P40">H</text:p>
          </table:table-cell>
          <table:table-cell table:style-name="Table73.A1" office:value-type="string">
            <text:p text:style-name="P338">PUB</text:p>
          </table:table-cell>
          <table:table-cell table:style-name="Table73.A1" office:value-type="string">
            <text:p text:style-name="P40">Pointer to the rx buffer with the 2 words before the buffer as rxrd and rxwr index</text:p>
          </table:table-cell>
        </table:table-row>
        <table:table-row>
          <table:table-cell table:style-name="Table73.A1" office:value-type="string">
            <text:p text:style-name="P40">flags</text:p>
          </table:table-cell>
          <table:table-cell table:style-name="Table73.A1" office:value-type="string">
            <text:p text:style-name="P345">( -- adr )</text:p>
          </table:table-cell>
          <table:table-cell table:style-name="Table73.A1" office:value-type="string">
            <text:p text:style-name="P40">H</text:p>
          </table:table-cell>
          <table:table-cell table:style-name="Table73.A1" office:value-type="string">
            <text:p text:style-name="P338">PUB</text:p>
          </table:table-cell>
          <table:table-cell table:style-name="Table73.A1" office:value-type="string">
            <text:p text:style-name="P40">Bit flags used by the kernel</text:p>
          </table:table-cell>
        </table:table-row>
      </table:table>
      <text:p text:style-name="P40"/>
      <text:list xml:id="list628000677" text:style-name="WWNum1">
        <text:list-item>
          <text:p text:style-name="P895">echo <text:s text:c="2"/><text:tab/> = 1<text:tab/><text:tab/> ' managed by pub ECHO <text:s/>\ ON ECHO \ OFF ECHO for console echo</text:p>
        </text:list-item>
        <text:list-item>
          <text:p text:style-name="P895">linenums <text:s text:c="2"/><text:tab/> = 2 <text:s text:c="2"/><text:tab/> ' prepend line number to each new line</text:p>
        </text:list-item>
        <text:list-item>
          <text:p text:style-name="P895">ipmode <text:s text:c="2"/><text:tab/> = 4 <text:s text:c="2"/><text:tab/> ' interpret this number in IP format where a "." separates bytes</text:p>
        </text:list-item>
        <text:list-item>
          <text:p text:style-name="P895">leadspaces <text:s text:c="2"/><text:tab/> = 4</text:p>
        </text:list-item>
        <text:list-item>
          <text:p text:style-name="P895">prset <text:s text:c="2"/><text:tab/> = 8 <text:s text:c="2"/><text:tab/> ' private headers set as default</text:p>
        </text:list-item>
        <text:list-item>
          <text:p text:style-name="P895">striplf <text:s text:c="2"/><text:tab/> = $10 <text:s text:c="2"/><text:tab/> ' strip linefeeds from output if set ( not used - LEMIT replaces this !!!)</text:p>
        </text:list-item>
        <text:list-item>
          <text:p text:style-name="P895">sign <text:s text:c="2"/><text:tab/> = $20</text:p>
        </text:list-item>
        <text:list-item>
          <text:p text:style-name="P895">comp <text:s text:c="2"/><text:tab/> = $40 <text:s text:c="2"/><text:tab/> ' force compilation of the current word - resets each time</text:p>
        </text:list-item>
        <text:list-item>
          <text:p text:style-name="P895">defining <text:s text:c="2"/><text:tab/> = $80<text:tab/> ' set flag so we know we are inside a definition now</text:p>
        </text:list-item>
      </text:list>
      <text:p text:style-name="P40"><text:tab/> <text:tab/> <text:tab/> <text:tab/></text:p>
      <text:p text:style-name="P40">base <text:tab/>( -- adr )<text:tab/>H<text:tab/>Byte variable specifying the current base + backup byte used during overrides</text:p>
      <text:p text:style-name="P40">digits <text:tab/>( -- adr )<text:tab/>H<text:tab/>Byte variable with count of digits from last number parsed</text:p>
      <text:p text:style-name="P40">delim <text:tab/>( -- adr )<text:tab/>H<text:tab/>Word delimiter (normally space) plus backup byte with delimiter detected (SP,TAB,CR etc)</text:p>
      <text:p text:style-name="P40">word <text:tab/>( -- adr )<text:tab/>H<text:tab/>Pointer to word buffer where a parsed word is stored</text:p>
      <text:p text:style-name="P40">switch <text:tab/>( -- adr )<text:tab/>H<text:tab/>SWITCH value is stored as a long here (single level only)</text:p>
      <text:p text:style-name="P40">autorun <text:tab/>( -- adr )<text:tab/>H<text:tab/>Pointer to cfa of user autostart routine normally used by EXTEND which implements a new user vect</text:p>
      <text:p text:style-name="P40">keypoll <text:tab/>( -- adr )<text:tab/>H<text:tab/>User app may set this to the cfa of a routine that gets polled while KEY is idling.</text:p>
      <text:p text:style-name="P40">tasks <text:tab/>( -- adr )<text:tab/>H<text:tab/>Holds task list of 8 bytes for each 8 cogs (IP[2],RUN[1] implemented in EXTEND</text:p>
      <text:p text:style-name="P40">unum <text:tab/>( -- adr )<text:tab/>H<text:tab/>User number processor vector. 0 defaults to kernel method.</text:p>
      <text:p text:style-name="P40">uemit <text:tab/>( -- adr )<text:tab/>H<text:tab/>Vector points to cfa of current EMIT routine (0=console=(EMIT))</text:p>
      <text:p text:style-name="P40">ukey <text:tab/>( -- adr )<text:tab/>H<text:tab/>Vector points to cfa of current KEY routine (0=console=(KEY))</text:p>
      <text:p text:style-name="P40">names <text:tab/>( -- adr )<text:tab/>H<text:tab/>Points to the start of the latest name field in the dictionary (builds down)</text:p>
      <text:p text:style-name="P40"><text:soft-page-break/>here <text:tab/>( -- adr )<text:tab/>H<text:tab/>Points to the end of the code space but normally referenced by HERE (here W@)</text:p>
      <text:p text:style-name="P40">codes <text:tab/>( -- adr )<text:tab/>H<text:tab/>Temporary code space pointer while a line is compiled but not yet committed (interactive)</text:p>
      <text:p text:style-name="P40">baudcnt <text:tab/>( -- adr )<text:tab/>H<text:tab/>EXTEND has SERIN and SEROUT routines which store their baudrate CNT value here for each cog</text:p>
      <text:p text:style-name="P40">prompt <text:tab/>( -- adr )<text:tab/>H<text:tab/>User vector may point to code to change the prompt (normally blank)</text:p>
      <text:p text:style-name="P40">ufind <text:s text:c="3"/><text:tab/>( -- adr )<text:tab/>H<text:tab/></text:p>
      <text:p text:style-name="P40">create <text:s text:c="2"/><text:tab/>( -- adr )<text:tab/>H<text:tab/></text:p>
      <text:p text:style-name="P40">Lines <text:s text:c="2"/><text:tab/>( -- adr )<text:tab/>H<text:tab/>holds line count during block load</text:p>
      <text:p text:style-name="P40">errors <text:s text:c="2"/><text:tab/>( -- adr )<text:tab/>H<text:tab/>holds count of errors detected during block load of source via TACHYON word</text:p>
      <text:p text:style-name="P40">lastkey <text:s text:c="2"/><text:tab/>( -- adr )<text:tab/>H<text:tab/>The last key that was pressed from the serial console is stored here, useful for lookaheads.</text:p>
      <text:p text:style-name="P40"/>
      <text:h text:style-name="Heading_20_3" text:outline-level="3"><text:bookmark-start text:name="__RefHeading___Toc15100_3727030152"/>Special Purpose Registers<text:bookmark-end text:name="__RefHeading___Toc15100_3727030152"/></text:h>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607">SPR</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40"><text:span text:style-name="T42">constant = $01F0, </text:span><text:span text:style-name="T43">Special Purpose Register table</text:span></text:p>
          </table:table-cell>
        </table:table-row>
        <table:table-row>
          <table:table-cell table:style-name="Table65.A1" office:value-type="string">
            <text:p text:style-name="P40"><text:span text:style-name="T32">PA</text:span><text:span text:style-name="T43">R</text:span></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0, Boot Parameter</text:p>
          </table:table-cell>
        </table:table-row>
        <table:table-row>
          <table:table-cell table:style-name="Table65.A1" office:value-type="string">
            <text:p text:style-name="P384">CNT</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1, System Counter</text:p>
          </table:table-cell>
        </table:table-row>
        <table:table-row>
          <table:table-cell table:style-name="Table65.A1" office:value-type="string">
            <text:p text:style-name="P384">INA</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2, Input States for P31-P0</text:p>
          </table:table-cell>
        </table:table-row>
        <table:table-row>
          <table:table-cell table:style-name="Table65.A1" office:value-type="string">
            <text:p text:style-name="P384">INB</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3, Input States for P63-P32 (not used)</text:p>
          </table:table-cell>
        </table:table-row>
        <table:table-row>
          <table:table-cell table:style-name="Table65.A1" office:value-type="string">
            <text:p text:style-name="P384">OUTA</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4, Output States for P31-P0</text:p>
          </table:table-cell>
        </table:table-row>
        <table:table-row>
          <table:table-cell table:style-name="Table65.A1" office:value-type="string">
            <text:p text:style-name="P384">OUTB</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48"><text:span text:style-name="T43">constant = $01F5</text:span><text:span text:style-name="T49"> </text:span><text:span text:style-name="T43">Output States for P63-P32 (not used)</text:span></text:p>
          </table:table-cell>
        </table:table-row>
        <table:table-row>
          <table:table-cell table:style-name="Table65.A1" office:value-type="string">
            <text:p text:style-name="P384">DIRA</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48"><text:span text:style-name="T43">constant = $01F6</text:span><text:span text:style-name="T49"> </text:span><text:span text:style-name="T43">Direction States for P31-P0</text:span></text:p>
          </table:table-cell>
        </table:table-row>
        <table:table-row>
          <table:table-cell table:style-name="Table65.A1" office:value-type="string">
            <text:p text:style-name="P384">DIRB</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7, Direction States for P63-P32 (not used)</text:p>
          </table:table-cell>
        </table:table-row>
        <table:table-row>
          <table:table-cell table:style-name="Table65.A1" office:value-type="string">
            <text:p text:style-name="P384">CTRA</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8, Counter A Control</text:p>
          </table:table-cell>
        </table:table-row>
        <table:table-row>
          <table:table-cell table:style-name="Table65.A1" office:value-type="string">
            <text:p text:style-name="P384">CTRB</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9, Counter B Control</text:p>
          </table:table-cell>
        </table:table-row>
        <table:table-row>
          <table:table-cell table:style-name="Table65.A1" office:value-type="string">
            <text:p text:style-name="P384">FRQA</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A, Counter A Frequency</text:p>
          </table:table-cell>
        </table:table-row>
        <table:table-row>
          <table:table-cell table:style-name="Table65.A1" office:value-type="string">
            <text:p text:style-name="P384">FRQB</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B, Counter B Frequency</text:p>
          </table:table-cell>
        </table:table-row>
        <table:table-row>
          <table:table-cell table:style-name="Table65.A1" office:value-type="string">
            <text:p text:style-name="P384">PHSA</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C, Counter A Phase</text:p>
          </table:table-cell>
        </table:table-row>
        <table:table-row>
          <table:table-cell table:style-name="Table65.A1" office:value-type="string">
            <text:p text:style-name="P384">PHSB</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609">constant = $01FD, Counter B Phase</text:p>
          </table:table-cell>
        </table:table-row>
        <table:table-row>
          <table:table-cell table:style-name="Table65.A1" office:value-type="string">
            <text:p text:style-name="P384">VCFG</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40"><text:span text:style-name="T43">constant = $01F</text:span><text:span text:style-name="T44">E</text:span><text:span text:style-name="T43">,</text:span><text:span text:style-name="T44"> Video Configuration</text:span></text:p>
          </table:table-cell>
        </table:table-row>
        <table:table-row>
          <table:table-cell table:style-name="Table65.A1" office:value-type="string">
            <text:p text:style-name="P607">VSCL</text:p>
          </table:table-cell>
          <table:table-cell table:style-name="Table65.A1" office:value-type="string">
            <text:p text:style-name="P608">( -- adr )</text:p>
          </table:table-cell>
          <table:table-cell table:style-name="Table65.A1" office:value-type="string">
            <text:p text:style-name="P40"/>
          </table:table-cell>
          <table:table-cell table:style-name="Table65.A1" office:value-type="string">
            <text:p text:style-name="P310">PUB</text:p>
          </table:table-cell>
          <table:table-cell table:style-name="Table65.A1" office:value-type="string">
            <text:p text:style-name="P40"><text:span text:style-name="T43">constant = $01F</text:span><text:span text:style-name="T44">F</text:span><text:span text:style-name="T43">,</text:span><text:span text:style-name="T44"> Video Scale</text:span><text:span text:style-name="T43"> </text:span></text:p>
          </table:table-cell>
        </table:table-row>
      </table:table>
      <text:h text:style-name="Heading_20_3" text:outline-level="3"><text:bookmark-start text:name="__RefHeading___Toc15102_3727030152"/>Registers by index<text:bookmark-end text:name="__RefHeading___Toc15102_3727030152"/></text:h>
      <text:p text:style-name="P40">' Minimum registers required for a new task - other registers after the ' ---- are not needed other than by the console</text:p>
      <text:p text:style-name="P60">0<text:tab/>temp <text:s text:c="2"/><text:tab/>res 12 <text:s text:c="2"/><text:tab/>' general purpose</text:p>
      <text:p text:style-name="P59">12<text:tab/>cntr <text:s text:c="2"/><text:tab/>res 4 <text:s text:c="2"/><text:tab/>' hold CNT or temp</text:p>
      <text:p text:style-name="P59">' @16</text:p>
      <text:p text:style-name="P59">16<text:tab/>uemit <text:s text:c="2"/><text:tab/>res 2 <text:s text:c="2"/><text:tab/>' emit vector – 0 = default</text:p>
      <text:p text:style-name="P59">18<text:tab/>ukey <text:s text:c="2"/><text:tab/>res 2 <text:s text:c="2"/><text:tab/>' key vector</text:p>
      <text:p text:style-name="P59">20<text:tab/>keypoll <text:s text:c="2"/><text:tab/>res 2 <text:s text:c="2"/><text:tab/>' poll user routines - low priority background task</text:p>
      <text:p text:style-name="P59">22<text:tab/>base <text:s text:c="2"/><text:tab/>res 2 <text:s text:c="2"/><text:tab/>' current number base + backup location during overrides</text:p>
      <text:p text:style-name="P59">24<text:tab/>baudcnt <text:s text:c="2"/><text:tab/>res 4 <text:s text:c="2"/><text:tab/>' SERIN SEROUT baud cnt value where baud = clkfreq/baudcnt – each cog can have it's own</text:p>
      <text:p text:style-name="P59">28<text:tab/>uswitch <text:s text:c="2"/><text:tab/>res 4 <text:s text:c="2"/><text:tab/>' target parameter used in CASE structures</text:p>
      <text:p text:style-name="P59">32<text:tab/>flags <text:s text:c="2"/><text:tab/>res 2 <text:s text:c="2"/><text:tab/>' echo,linenums,ipmode,leadspaces,prset,striplf,sign,comp,defining</text:p>
      <text:p text:style-name="P59">34<text:tab/>keycol <text:s text:c="2"/><text:tab/>res 1 <text:s text:c="2"/><text:tab/>' maintains column position of key input</text:p>
      <text:p text:style-name="P59">35<text:tab/>wordcnt <text:s text:c="2"/><text:tab/>res 1 <text:s text:c="2"/><text:tab/>' length of current word (which is still null terminated)</text:p>
      <text:p text:style-name="P59">36<text:tab/>wordbuf <text:s text:c="2"/><text:tab/>res wordsz <text:s text:c="2"/><text:tab/>' words from the input stream are assembled here</text:p>
      <text:p text:style-name="P59">75<text:tab/>numpad <text:s text:c="2"/><text:tab/>res numpadsz<text:tab/>' Number print format routines assemble digit characters here – builds from end - 18,446,744,073,709,551,615</text:p>
      <text:p text:style-name="P59"><text:span text:style-name="T121"><text:tab/><text:tab/><text:tab/><text:tab/></text:span>' numpad may continue to build backwards into wordbuf for special cases such as long binary numbers</text:p>
      <text:p text:style-name="P59">101<text:tab/>padwr <text:s text:c="2"/><text:tab/>res 1 <text:s text:c="2"/><text:tab/>' write index (builds characters down from lsb to msb in MODULO style)</text:p>
      <text:p text:style-name="P59"/>
      <text:p text:style-name="P59">'</text:p>
      <text:p text:style-name="P59">' ------ console only registers – not required for other tasks - so no need to allocate memory beyond here</text:p>
      <text:p text:style-name="P59">'</text:p>
      <text:p text:style-name="P59"/>
      <text:p text:style-name="P59"/>
      <text:p text:style-name="P59">102<text:tab/>unum <text:s text:c="2"/><text:tab/>res 2 <text:s text:c="2"/><text:tab/>' User number processing routine - executed if number failed and UNUM &lt;&gt; 0</text:p>
      <text:p text:style-name="P59">104<text:tab/>anumber <text:s text:c="2"/><text:tab/>res 4 <text:s text:c="2"/><text:tab/>' Assembled number from input</text:p>
      <text:p text:style-name="P59">108<text:tab/>bnumber <text:s text:c="2"/><text:tab/>res 4</text:p>
      <text:p text:style-name="P59">112<text:tab/>digits <text:s text:c="2"/><text:tab/>res 1 <text:s text:c="2"/><text:tab/>' number of digits in current number that has just been processed</text:p>
      <text:p text:style-name="P59">113<text:tab/>dpl <text:s text:c="2"/><text:span text:style-name="T122"><text:tab/></text:span><text:tab/>res 1 <text:s text:c="2"/><text:tab/>' Position of the decimal point if encountered (else zero)</text:p>
      <text:p text:style-name="P59"/>
      <text:p text:style-name="P59">' WORD aligned registers</text:p>
      <text:p text:style-name="P59"/>
      <text:p text:style-name="P59">114<text:tab/>ufind <text:s text:c="2"/><text:tab/>res 2 <text:s text:c="2"/><text:tab/>' runs extended dictionary search if set after failing precompiled dictionary search</text:p>
      <text:p text:style-name="P59">116<text:tab/>createvec <text:s text:c="2"/><text:tab/>res 2 <text:s text:c="2"/><text:tab/>' If set will execute user create routines rather than the kernel's</text:p>
      <text:p text:style-name="P59"/>
      <text:p text:style-name="P59">118<text:tab/>rxptr <text:s text:c="2"/><text:tab/>res 2 <text:s text:c="2"/><text:tab/>' Pointer to the terminal receive buffer - read &amp; write index precedes</text:p>
      <text:p text:style-name="P59">120<text:tab/>rxsz <text:s text:c="2"/><text:tab/>res 2 <text:s text:c="2"/><text:tab/>' normally set to 256 bytes but increased during block load</text:p>
      <text:p text:style-name="P59">122<text:tab/>corenames <text:s text:c="2"/><text:tab/>res 2 <text:s text:c="2"/><text:tab/>' points to core kernel names for optimizing search sequence</text:p>
      <text:p text:style-name="P59">124<text:tab/>oldnames <text:s text:c="2"/><text:tab/>res 2 <text:s text:c="2"/><text:tab/>' backup of names used at start of TACHYON load</text:p>
      <text:p text:style-name="P59">126<text:tab/>names <text:s text:c="2"/><text:tab/>res 2 <text:s text:c="2"/><text:tab/>' start of dictionary (builds down)</text:p>
      <text:p text:style-name="P59">128<text:tab/>prevname <text:s text:c="2"/><text:tab/>res 2 <text:s text:c="2"/><text:tab/>' temp location used by CREATE</text:p>
      <text:p text:style-name="P59">130<text:tab/>fromhere <text:s text:c="2"/><text:tab/>res 2 <text:s text:c="2"/><text:tab/>' Used by TACHYON word to backup current “here” to determine code size at end of load</text:p>
      <text:p text:style-name="P59">132<text:tab/>here <text:s text:c="2"/><text:tab/>res 2 <text:s text:c="2"/><text:tab/>' pointer to compilation area (overwrites VM image)</text:p>
      <text:p text:style-name="P59">134<text:tab/>codes <text:s text:c="2"/><text:tab/>res 2 <text:s text:c="2"/><text:tab/>' current code compilation pointer (updates "here" or is reset by it)</text:p>
      <text:p text:style-name="P59">136<text:tab/>cold <text:s text:c="2"/><text:tab/>res 2 <text:s text:c="2"/><text:tab/>' pattern to detect if this is a cold or warm start ($A55A )</text:p>
      <text:p text:style-name="P59">138<text:tab/>autovec <text:s text:c="2"/><text:tab/>res 2 <text:s text:c="2"/><text:tab/>' user autostart address if non-zero - called from within terminal</text:p>
      <text:p text:style-name="P59">140<text:tab/>errors <text:s text:c="2"/><text:tab/>res 2</text:p>
      <text:p text:style-name="P59">142<text:tab/>linenum <text:s text:c="2"/><text:tab/>res 2</text:p>
      <text:p text:style-name="P59"/>
      <text:p text:style-name="P59">' Unaligned registers</text:p>
      <text:p text:style-name="P59"/>
      <text:p text:style-name="P59">144<text:tab/>delim <text:s text:c="2"/><text:tab/>res 2 <text:s text:c="2"/><text:tab/>' the delimiter used in text input and a save location</text:p>
      <text:p text:style-name="P59"/>
      <text:p text:style-name="P59">146<text:tab/>prompt <text:s text:c="2"/><text:tab/>res 2 <text:s text:c="2"/><text:tab/>' pointer to code to execute when Forth prompts for a new line</text:p>
      <text:p text:style-name="P59">148<text:tab/>accept <text:s text:c="2"/><text:tab/>res 2 <text:s text:c="2"/><text:tab/>' pointer to code to execute when Forth accepts a line to interpret (0=ok)</text:p>
      <text:p text:style-name="P59"/>
      <text:p text:style-name="P59"/>
      <text:p text:style-name="P59">150<text:tab/>prevch <text:s text:c="2"/><text:tab/>res 2 <text:s text:c="2"/><text:tab/>' used to detect LF only sequences vs CRLF to perform auto CR</text:p>
      <text:p text:style-name="P59">152<text:tab/>lastkey <text:s text:c="2"/><text:tab/>res 1 <text:s text:c="2"/><text:tab/>' written to directly from serialrx</text:p>
      <text:p text:style-name="P59">153<text:tab/>keychar <text:s text:c="2"/><text:tab/>res 1 <text:s text:c="2"/><text:tab/>' override for key character</text:p>
      <text:p text:style-name="P59"><text:soft-page-break/></text:p>
      <text:p text:style-name="P59">154<text:tab/>spincnt <text:s text:c="2"/><text:tab/>res 1 <text:s text:c="2"/><text:tab/>' Used by spinner to rotate busy symbol</text:p>
      <text:p text:style-name="P59"/>
      <text:p text:style-name="P59">155<text:tab/>prefix <text:s text:c="2"/><text:tab/>res 1 <text:s text:c="2"/><text:tab/>' NUMBER input prefix</text:p>
      <text:p text:style-name="P59">156<text:tab/>suffix <text:s text:c="2"/><text:tab/>res 1 <text:s text:c="2"/><text:tab/>' NUMBER input suffix</text:p>
      <text:p text:style-name="P59">157<text:tab/> <text:s text:c="9"/><text:tab/>res 3</text:p>
      <text:p text:style-name="P59"/>
      <text:p text:style-name="P59">160<text:tab/>tasks <text:s text:c="2"/><text:tab/> res tasksz*8 <text:s/><text:tab/>' (must be long aligned)</text:p>
      <text:p text:style-name="P59"/>
      <text:p text:style-name="P59">224<text:tab/>endreg <text:s text:c="2"/><text:tab/> res 0</text:p>
      <text:h text:style-name="Heading_20_2" text:outline-level="2"><text:bookmark-start text:name="__RefHeading___Toc15104_3727030152"/>DICTIONARY<text:bookmark-end text:name="__RefHeading___Toc15104_3727030152"/></text:h>
      <text:p text:style-name="P20">The Tachyon names dictionary is a completely separate area from the code dictionary and is where all the names, name and code attributes, and code "pointer" is stored. Unlike traditional Forths the names are not stored inline with the code and this allows for more flexibility with memory and dictionary. For instance names may be removed without touching or impacting code and also aliases may be added that are simply clones of the original header so they do not add any overhead. Also names may be declared as private allowing them to be removed later on and the memory reclaimed. Because code no longer has inline headers and is always bytecode it also means that code can "fall through" into the next code forward definition thus simplifying code. </text:p>
      <text:p text:style-name="P20"/>
      <text:p text:style-name="P44">Here is an example of a code header which has the fields: count(1), name(V), ATR(1), pointer(2)</text:p>
      <text:p text:style-name="P44"><text:span text:style-name="T30"><text:tab/></text:span><text:span text:style-name="T26">: HELLO PRINT" HELLO WORLD" <text:s/>CR ; <text:s/>ok</text:span></text:p>
      <text:p text:style-name="P722"><text:span text:style-name="T109"><text:tab/></text:span>@NAMES 10 DUMP</text:p>
      <text:p text:style-name="P722"><text:span text:style-name="T109"><text:tab/></text:span>0000_559D: <text:s text:c="2"/>05 48 45 4C <text:s/>4C 4F 82 BD <text:s text:c="2"/>53</text:p>
      <text:p text:style-name="P20">Dictionary ATR fields always have the msb set thus terminating the name if it is referenced as a string since both nulls and &gt;$7F characters are valid string terminators in Tachyon. The pointer is more commonly not a pointer as such but the bytecodes to be compiled, either one or two bytes. The name count is used both for quick linking into the next word (nextadr = adr+cnt+4) and also to speed up searching as string compare is skipped if counts do not match. Name dictionaries build down from a high address toward the code dictionary which builds up (since it needs to execute in this manner) from a low address towards the name dictionary. So free space is the difference between the latest entry in the names dictionary @NAMES and the current HERE which points to the next free code location.</text:p>
      <text:p text:style-name="P47"><text:tab/> <text:tab/> <text:tab/> <text:tab/> <text:tab/> <text:tab/> <text:tab/></text:p>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106">.CFA</text:p>
          </table:table-cell>
          <table:table-cell table:style-name="Table46.A1" office:value-type="string">
            <text:p text:style-name="P106">( cfa -- )</text:p>
          </table:table-cell>
          <table:table-cell table:style-name="Table46.A1" office:value-type="string">
            <text:p text:style-name="P106"/>
          </table:table-cell>
          <table:table-cell table:style-name="Table46.A1" office:value-type="string">
            <text:p text:style-name="P303">PUB</text:p>
          </table:table-cell>
          <table:table-cell table:style-name="Table46.A1" office:value-type="string">
            <text:p text:style-name="P106">Displays word name and code field address</text:p>
          </table:table-cell>
        </table:table-row>
        <table:table-row table:style-name="Table46.2">
          <table:table-cell table:style-name="Table46.A2" office:value-type="string">
            <text:p text:style-name="P103">(FORGET)</text:p>
          </table:table-cell>
          <table:table-cell table:style-name="Table46.A2" office:value-type="string">
            <text:p text:style-name="P103">( nfa -- )</text:p>
          </table:table-cell>
          <table:table-cell table:style-name="Table46.A2" office:value-type="string">
            <text:p text:style-name="P103"/>
          </table:table-cell>
          <table:table-cell table:style-name="Table46.A2" office:value-type="string">
            <text:p text:style-name="P303">PUB</text:p>
          </table:table-cell>
          <table:table-cell table:style-name="Table46.A2" office:value-type="string">
            <text:p text:style-name="P103">Forget the word with this nfa</text:p>
          </table:table-cell>
        </table:table-row>
        <table:table-row table:style-name="Table46.2">
          <table:table-cell table:style-name="Table46.A2" office:value-type="string">
            <text:p text:style-name="P20">[']</text:p>
          </table:table-cell>
          <table:table-cell table:style-name="Table46.A2" office:value-type="string">
            <text:p text:style-name="P20"/>
          </table:table-cell>
          <table:table-cell table:style-name="Table46.A2" office:value-type="string">
            <text:p text:style-name="P20">H</text:p>
          </table:table-cell>
          <table:table-cell table:style-name="Table46.A2" office:value-type="string">
            <text:p text:style-name="P327">PUB</text:p>
          </table:table-cell>
          <table:table-cell table:style-name="Table46.A2" office:value-type="string">
            <text:p text:style-name="P20"/>
          </table:table-cell>
        </table:table-row>
        <table:table-row table:style-name="Table46.2">
          <table:table-cell table:style-name="Table46.A2" office:value-type="string">
            <text:p text:style-name="P152">[W,]</text:p>
          </table:table-cell>
          <table:table-cell table:style-name="Table46.A2" office:value-type="string">
            <text:p text:style-name="P152">( wordcode -- )</text:p>
          </table:table-cell>
          <table:table-cell table:style-name="Table46.A2" office:value-type="string">
            <text:p text:style-name="P771"/>
          </table:table-cell>
          <table:table-cell table:style-name="Table46.A2" office:value-type="string">
            <text:p text:style-name="P794">PUB</text:p>
          </table:table-cell>
          <table:table-cell table:style-name="Table46.A2" office:value-type="string">
            <text:p text:style-name="P771"/>
          </table:table-cell>
        </table:table-row>
        <table:table-row table:style-name="Table46.2">
          <table:table-cell table:style-name="Table46.A2" office:value-type="string">
            <text:p text:style-name="P20">@NAMES</text:p>
          </table:table-cell>
          <table:table-cell table:style-name="Table46.A2" office:value-type="string">
            <text:p text:style-name="P20">( -- adr )</text:p>
          </table:table-cell>
          <table:table-cell table:style-name="Table46.A2" office:value-type="string">
            <text:p text:style-name="P20">X</text:p>
          </table:table-cell>
          <table:table-cell table:style-name="Table46.A2" office:value-type="string">
            <text:p text:style-name="P792">PUB</text:p>
          </table:table-cell>
          <table:table-cell table:style-name="Table46.A2" office:value-type="string">
            <text:p text:style-name="P20">Return with point to start of latest dictionary header (builds down)</text:p>
          </table:table-cell>
        </table:table-row>
        <table:table-row table:style-name="Table46.2">
          <table:table-cell table:style-name="Table46.A2" office:value-type="string">
            <text:p text:style-name="P475">+NFA</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792">PUB</text:p>
          </table:table-cell>
          <table:table-cell table:style-name="Table46.A2" office:value-type="string">
            <text:p text:style-name="P771"/>
          </table:table-cell>
        </table:table-row>
        <table:table-row table:style-name="Table46.2">
          <table:table-cell table:style-name="Table46.A2" office:value-type="string">
            <text:p text:style-name="P151">ALIGN</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792">PUB</text:p>
          </table:table-cell>
          <table:table-cell table:style-name="Table46.A2" office:value-type="string">
            <text:p text:style-name="P771"/>
          </table:table-cell>
        </table:table-row>
        <table:table-row table:style-name="Table46.2">
          <table:table-cell table:style-name="Table46.A2" office:value-type="string">
            <text:p text:style-name="P151">ALIGNORG</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792">PUB</text:p>
          </table:table-cell>
          <table:table-cell table:style-name="Table46.A2" office:value-type="string">
            <text:p text:style-name="P771"/>
          </table:table-cell>
        </table:table-row>
        <table:table-row table:style-name="Table46.2">
          <table:table-cell table:style-name="Table46.A2" office:value-type="string">
            <text:p text:style-name="P20">ALLOCATED</text:p>
          </table:table-cell>
          <table:table-cell table:style-name="Table46.A2" office:value-type="string">
            <text:p text:style-name="P20"/>
          </table:table-cell>
          <table:table-cell table:style-name="Table46.A2" office:value-type="string">
            <text:p text:style-name="P20">H</text:p>
          </table:table-cell>
          <table:table-cell table:style-name="Table46.A2" office:value-type="string">
            <text:p text:style-name="P792">PUB</text:p>
          </table:table-cell>
          <table:table-cell table:style-name="Table46.A2" office:value-type="string">
            <text:p text:style-name="P771"/>
          </table:table-cell>
        </table:table-row>
        <table:table-row table:style-name="Table46.2">
          <table:table-cell table:style-name="Table46.A2" office:value-type="string">
            <text:p text:style-name="P20">ALLOT <text:s text:c="5"/></text:p>
          </table:table-cell>
          <table:table-cell table:style-name="Table46.A2" office:value-type="string">
            <text:p text:style-name="P20">( n -- )</text:p>
          </table:table-cell>
          <table:table-cell table:style-name="Table46.A2" office:value-type="string">
            <text:p text:style-name="P20">H</text:p>
          </table:table-cell>
          <table:table-cell table:style-name="Table46.A2" office:value-type="string">
            <text:p text:style-name="P792">PUB</text:p>
          </table:table-cell>
          <table:table-cell table:style-name="Table46.A2" office:value-type="string">
            <text:p text:style-name="P20">Allot n bytes of code memory - advances "here"</text:p>
          </table:table-cell>
        </table:table-row>
        <table:table-row table:style-name="Table46.2">
          <table:table-cell table:style-name="Table46.A2" office:value-type="string">
            <text:p text:style-name="P595">CFA</text:p>
          </table:table-cell>
          <table:table-cell table:style-name="Table46.A2" office:value-type="string">
            <text:p text:style-name="P792">( -- adr )</text:p>
          </table:table-cell>
          <table:table-cell table:style-name="Table46.A2" office:value-type="string">
            <text:p text:style-name="P771"/>
          </table:table-cell>
          <table:table-cell table:style-name="Table46.A2" office:value-type="string">
            <text:p text:style-name="P792">PUB</text:p>
          </table:table-cell>
          <table:table-cell table:style-name="Table46.A2" office:value-type="string">
            <text:p text:style-name="P771"/>
          </table:table-cell>
        </table:table-row>
        <table:table-row table:style-name="Table46.2">
          <table:table-cell table:style-name="Table46.A2" office:value-type="string">
            <text:p text:style-name="P20">CONSOLE</text:p>
          </table:table-cell>
          <table:table-cell table:style-name="Table46.A2" office:value-type="string">
            <text:p text:style-name="P20"/>
          </table:table-cell>
          <table:table-cell table:style-name="Table46.A2" office:value-type="string">
            <text:p text:style-name="P20">H</text:p>
          </table:table-cell>
          <table:table-cell table:style-name="Table46.A2" office:value-type="string">
            <text:p text:style-name="P334">PUB</text:p>
          </table:table-cell>
          <table:table-cell table:style-name="Table46.A2" office:value-type="string">
            <text:p text:style-name="P20"/>
          </table:table-cell>
        </table:table-row>
        <table:table-row table:style-name="Table46.2">
          <table:table-cell table:style-name="Table46.A2" office:value-type="string">
            <text:p text:style-name="P475">CPA</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792">PUB</text:p>
          </table:table-cell>
          <table:table-cell table:style-name="Table46.A2" office:value-type="string">
            <text:p text:style-name="P771"/>
          </table:table-cell>
        </table:table-row>
        <table:table-row table:style-name="Table46.2">
          <table:table-cell table:style-name="Table46.A2" office:value-type="string">
            <text:p text:style-name="P20">CREATE</text:p>
          </table:table-cell>
          <table:table-cell table:style-name="Table46.A2" office:value-type="string">
            <text:p text:style-name="P196">( &lt;name&gt; -- )</text:p>
          </table:table-cell>
          <table:table-cell table:style-name="Table46.A2" office:value-type="string">
            <text:p text:style-name="P20">H</text:p>
          </table:table-cell>
          <table:table-cell table:style-name="Table46.A2" office:value-type="string">
            <text:p text:style-name="P320">PUB</text:p>
          </table:table-cell>
          <table:table-cell table:style-name="Table46.A2" office:value-type="string">
            <text:p text:style-name="P382">create new dev with dummy cfa (save ptr to it</text:p>
          </table:table-cell>
        </table:table-row>
        <table:table-row table:style-name="Table46.2">
          <table:table-cell table:style-name="Table46.A2" office:value-type="string">
            <text:p text:style-name="P149">CREATE:</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332">PUB</text:p>
          </table:table-cell>
          <table:table-cell table:style-name="Table46.A2" office:value-type="string">
            <text:p text:style-name="P771"/>
          </table:table-cell>
        </table:table-row>
        <table:table-row table:style-name="Table46.2">
          <table:table-cell table:style-name="Table46.A2" office:value-type="string">
            <text:p text:style-name="P20">CREATE$</text:p>
          </table:table-cell>
          <table:table-cell table:style-name="Table46.A2" office:value-type="string">
            <text:p text:style-name="P148">( wordcode -- )</text:p>
          </table:table-cell>
          <table:table-cell table:style-name="Table46.A2" office:value-type="string">
            <text:p text:style-name="P20">X</text:p>
          </table:table-cell>
          <table:table-cell table:style-name="Table46.A2" office:value-type="string">
            <text:p text:style-name="P332">PUB</text:p>
          </table:table-cell>
          <table:table-cell table:style-name="Table46.A2" office:value-type="string">
            <text:p text:style-name="P20"><text:span text:style-name="T97">C</text:span>reate a name in the dictionary from wordcnt+wordbuf</text:p>
          </table:table-cell>
        </table:table-row>
        <table:table-row table:style-name="Table46.2">
          <table:table-cell table:style-name="Table46.A2" office:value-type="string">
            <text:p text:style-name="P346">DEFAULTS</text:p>
          </table:table-cell>
          <table:table-cell table:style-name="Table46.A2" office:value-type="string">
            <text:p text:style-name="P75">( -- )</text:p>
          </table:table-cell>
          <table:table-cell table:style-name="Table46.A2" office:value-type="string">
            <text:p text:style-name="P75"/>
          </table:table-cell>
          <table:table-cell table:style-name="Table46.A2" office:value-type="string">
            <text:p text:style-name="P285">PUB</text:p>
          </table:table-cell>
          <table:table-cell table:style-name="Table46.A2" office:value-type="string">
            <text:p text:style-name="P75">Reset dictionary pointers and stop COGS 3-7</text:p>
          </table:table-cell>
        </table:table-row>
        <table:table-row table:style-name="Table46.2">
          <table:table-cell table:style-name="Table46.A2" office:value-type="string">
            <text:p text:style-name="P20">DEFER </text:p>
          </table:table-cell>
          <table:table-cell table:style-name="Table46.A2" office:value-type="string">
            <text:p text:style-name="P20">( &lt;word&gt; -- str )</text:p>
          </table:table-cell>
          <table:table-cell table:style-name="Table46.A2" office:value-type="string">
            <text:p text:style-name="P20">H</text:p>
          </table:table-cell>
          <table:table-cell table:style-name="Table46.A2" office:value-type="string">
            <text:p text:style-name="P292">PUB</text:p>
          </table:table-cell>
          <table:table-cell table:style-name="Table46.A2" office:value-type="string">
            <text:p text:style-name="P20">Wait for a terminated word to be entered and return with the ptr to the wordbuf</text:p>
          </table:table-cell>
        </table:table-row>
        <table:table-row table:style-name="Table46.2">
          <table:table-cell table:style-name="Table46.A2" office:value-type="string">
            <text:p text:style-name="P41">DISCARD</text:p>
          </table:table-cell>
          <table:table-cell table:style-name="Table46.A2" office:value-type="string">
            <text:p text:style-name="P41"/>
          </table:table-cell>
          <table:table-cell table:style-name="Table46.A2" office:value-type="string">
            <text:p text:style-name="P41">H</text:p>
          </table:table-cell>
          <table:table-cell table:style-name="Table46.A2" office:value-type="string">
            <text:p text:style-name="P334">PUB</text:p>
          </table:table-cell>
          <table:table-cell table:style-name="Table46.A2" office:value-type="string">
            <text:p text:style-name="P200">Discard the current input line</text:p>
          </table:table-cell>
        </table:table-row>
        <table:table-row table:style-name="Table46.2">
          <table:table-cell table:style-name="Table46.A2" office:value-type="string">
            <text:p text:style-name="P474">DOES&gt;</text:p>
          </table:table-cell>
          <table:table-cell table:style-name="Table46.A2" office:value-type="string">
            <text:p text:style-name="P474">( -- )</text:p>
          </table:table-cell>
          <table:table-cell table:style-name="Table46.A2" office:value-type="string">
            <text:p text:style-name="P474"/>
          </table:table-cell>
          <table:table-cell table:style-name="Table46.A2" office:value-type="string">
            <text:p text:style-name="P591">PUB</text:p>
          </table:table-cell>
          <table:table-cell table:style-name="Table46.A2" office:value-type="string">
            <text:p text:style-name="P474">set new cfa to point back to DOES: code (skipped by DOES: itself)</text:p>
          </table:table-cell>
        </table:table-row>
        <table:table-row table:style-name="Table46.2">
          <table:table-cell table:style-name="Table46.A2" office:value-type="string">
            <text:p text:style-name="P152">END</text:p>
          </table:table-cell>
          <table:table-cell table:style-name="Table46.A2" office:value-type="string">
            <text:p text:style-name="P152">( -- )</text:p>
          </table:table-cell>
          <table:table-cell table:style-name="Table46.A2" office:value-type="string">
            <text:p text:style-name="P152"/>
          </table:table-cell>
          <table:table-cell table:style-name="Table46.A2" office:value-type="string">
            <text:p text:style-name="P334">PUB</text:p>
          </table:table-cell>
          <table:table-cell table:style-name="Table46.A2" office:value-type="string">
            <text:p text:style-name="P152">Used to signal the end of a TACHYON source code section</text:p>
          </table:table-cell>
        </table:table-row>
        <table:table-row table:style-name="Table46.2">
          <table:table-cell table:style-name="Table46.A2" office:value-type="string">
            <text:p text:style-name="P20">GETWORD <text:s text:c="3"/></text:p>
          </table:table-cell>
          <table:table-cell table:style-name="Table46.A2" office:value-type="string">
            <text:p text:style-name="P20">( &lt;word&gt; -- str )</text:p>
          </table:table-cell>
          <table:table-cell table:style-name="Table46.A2" office:value-type="string">
            <text:p text:style-name="P20">H</text:p>
          </table:table-cell>
          <table:table-cell table:style-name="Table46.A2" office:value-type="string">
            <text:p text:style-name="P332">PUB</text:p>
          </table:table-cell>
          <table:table-cell table:style-name="Table46.A2" office:value-type="string">
            <text:p text:style-name="P20">Wait for a terminated word to be entered and return with the ptr to the wordbuf (Deprecated use DEFER)</text:p>
          </table:table-cell>
        </table:table-row>
        <table:table-row table:style-name="Table46.2">
          <table:table-cell table:style-name="Table46.A2" office:value-type="string">
            <text:p text:style-name="P20">HERE</text:p>
          </table:table-cell>
          <table:table-cell table:style-name="Table46.A2" office:value-type="string">
            <text:p text:style-name="P20">( -- adr )</text:p>
          </table:table-cell>
          <table:table-cell table:style-name="Table46.A2" office:value-type="string">
            <text:p text:style-name="P20">H</text:p>
          </table:table-cell>
          <table:table-cell table:style-name="Table46.A2" office:value-type="string">
            <text:p text:style-name="P792">PUB</text:p>
          </table:table-cell>
          <table:table-cell table:style-name="Table46.A2" office:value-type="string">
            <text:p text:style-name="P20"/>
          </table:table-cell>
        </table:table-row>
        <table:table-row table:style-name="Table46.2">
          <table:table-cell table:style-name="Table46.A2" office:value-type="string">
            <text:p text:style-name="P20">IDLE</text:p>
          </table:table-cell>
          <table:table-cell table:style-name="Table46.A2" office:value-type="string">
            <text:p text:style-name="P20"/>
          </table:table-cell>
          <table:table-cell table:style-name="Table46.A2" office:value-type="string">
            <text:p text:style-name="P20">H</text:p>
          </table:table-cell>
          <table:table-cell table:style-name="Table46.A2" office:value-type="string">
            <text:p text:style-name="P334">PUB</text:p>
          </table:table-cell>
          <table:table-cell table:style-name="Table46.A2" office:value-type="string">
            <text:p text:style-name="P20">Start-up used by idle cogs which checks for a run address while pausing to save power</text:p>
          </table:table-cell>
        </table:table-row>
        <table:table-row table:style-name="Table46.2">
          <table:table-cell table:style-name="Table46.A2" office:value-type="string">
            <text:p text:style-name="P596">names</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793">PUB</text:p>
          </table:table-cell>
          <table:table-cell table:style-name="Table46.A2" office:value-type="string">
            <text:p text:style-name="P771"/>
          </table:table-cell>
        </table:table-row>
        <table:table-row table:style-name="Table46.2">
          <table:table-cell table:style-name="Table46.A2" office:value-type="string">
            <text:p text:style-name="P475">NFA</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792">PUB</text:p>
          </table:table-cell>
          <table:table-cell table:style-name="Table46.A2" office:value-type="string">
            <text:p text:style-name="P771"/>
          </table:table-cell>
        </table:table-row>
        <table:table-row table:style-name="Table46.2">
          <table:table-cell table:style-name="Table46.A2" office:value-type="string">
            <text:p text:style-name="P475">NFA</text:p>
          </table:table-cell>
          <table:table-cell table:style-name="Table46.A2" office:value-type="string">
            <text:p text:style-name="P771"/>
          </table:table-cell>
          <table:table-cell table:style-name="Table46.A2" office:value-type="string">
            <text:p text:style-name="P771"/>
          </table:table-cell>
          <table:table-cell table:style-name="Table46.A2" office:value-type="string">
            <text:p text:style-name="P800">PUB</text:p>
          </table:table-cell>
          <table:table-cell table:style-name="Table46.A2" office:value-type="string">
            <text:p text:style-name="P771"/>
          </table:table-cell>
        </table:table-row>
        <table:table-row table:style-name="Table46.2">
          <table:table-cell table:style-name="Table46.A2" office:value-type="string">
            <text:p text:style-name="P141">NFA$</text:p>
          </table:table-cell>
          <table:table-cell table:style-name="Table46.A2" office:value-type="string">
            <text:p text:style-name="P141">( str -- nfaptr )</text:p>
          </table:table-cell>
          <table:table-cell table:style-name="Table46.A2" office:value-type="string">
            <text:p text:style-name="P141">H</text:p>
          </table:table-cell>
          <table:table-cell table:style-name="Table46.A2" office:value-type="string">
            <text:p text:style-name="P327">PUB</text:p>
          </table:table-cell>
          <table:table-cell table:style-name="Table46.A2" office:value-type="string">
            <text:p text:style-name="P141"/>
          </table:table-cell>
        </table:table-row>
        <table:table-row table:style-name="Table46.2">
          <table:table-cell table:style-name="Table46.A2" office:value-type="string">
            <text:p text:style-name="P132">PRIVATE</text:p>
          </table:table-cell>
          <table:table-cell table:style-name="Table46.A2" office:value-type="string">
            <text:p text:style-name="P132">( -- )</text:p>
          </table:table-cell>
          <table:table-cell table:style-name="Table46.A2" office:value-type="string">
            <text:p text:style-name="P132"/>
          </table:table-cell>
          <table:table-cell table:style-name="Table46.A2" office:value-type="string">
            <text:p text:style-name="P321">PUB</text:p>
          </table:table-cell>
          <table:table-cell table:style-name="Table46.A2" office:value-type="string">
            <text:p text:style-name="P132">All <text:span text:style-name="T90">: , var and const </text:span>definitions that follow may be removed from the dictionary so that<text:span text:style-name="T134"> </text:span>they can no longer be used in new definitions<text:span text:style-name="T90">. 'pub' and 'pri' words override this</text:span></text:p>
          </table:table-cell>
        </table:table-row>
        <table:table-row table:style-name="Table46.2">
          <table:table-cell table:style-name="Table46.A2" office:value-type="string">
            <text:p text:style-name="P131">PUBLIC</text:p>
          </table:table-cell>
          <table:table-cell table:style-name="Table46.A2" office:value-type="string">
            <text:p text:style-name="P131">( -- )</text:p>
          </table:table-cell>
          <table:table-cell table:style-name="Table46.A2" office:value-type="string">
            <text:p text:style-name="P131"/>
          </table:table-cell>
          <table:table-cell table:style-name="Table46.A2" office:value-type="string">
            <text:p text:style-name="P321">PUB</text:p>
          </table:table-cell>
          <table:table-cell table:style-name="Table46.A2" office:value-type="string">
            <text:p text:style-name="P131">All <text:span text:style-name="T90">: , variable and constant </text:span>definitions that follow can be used in <text:span text:style-name="T90">all </text:span>following definitions</text:p>
          </table:table-cell>
        </table:table-row>
        <table:table-row table:style-name="Table46.2">
          <table:table-cell table:style-name="Table46.A2" office:value-type="string">
            <text:p text:style-name="P73">QW</text:p>
          </table:table-cell>
          <table:table-cell table:style-name="Table46.A2" office:value-type="string">
            <text:p text:style-name="P73">( -- )</text:p>
          </table:table-cell>
          <table:table-cell table:style-name="Table46.A2" office:value-type="string">
            <text:p text:style-name="P73">X</text:p>
          </table:table-cell>
          <table:table-cell table:style-name="Table46.A2" office:value-type="string">
            <text:p text:style-name="P286">PUB</text:p>
          </table:table-cell>
          <table:table-cell table:style-name="Table46.A2" office:value-type="string">
            <text:p text:style-name="P73">List the latest 128 words in quick compact format</text:p>
          </table:table-cell>
        </table:table-row>
        <table:table-row table:style-name="Table46.2">
          <table:table-cell table:style-name="Table46.A2" office:value-type="string">
            <text:p text:style-name="P20">SEARCH </text:p>
          </table:table-cell>
          <table:table-cell table:style-name="Table46.A2" office:value-type="string">
            <text:p text:style-name="P20">( cstr -- nfaptr )</text:p>
          </table:table-cell>
          <table:table-cell table:style-name="Table46.A2" office:value-type="string">
            <text:p text:style-name="P20">H</text:p>
          </table:table-cell>
          <table:table-cell table:style-name="Table46.A2" office:value-type="string">
            <text:p text:style-name="P332">PUB</text:p>
          </table:table-cell>
          <table:table-cell table:style-name="Table46.A2" office:value-type="string">
            <text:p text:style-name="P20">Search the dictionaries for cstr which points to the word string constructed as count+string+null</text:p>
          </table:table-cell>
        </table:table-row>
        <table:table-row table:style-name="Table46.2">
          <table:table-cell table:style-name="Table46.A2" office:value-type="string">
            <text:p text:style-name="P152">TACHYON</text:p>
          </table:table-cell>
          <table:table-cell table:style-name="Table46.A2" office:value-type="string">
            <text:p text:style-name="P152">( -- )</text:p>
          </table:table-cell>
          <table:table-cell table:style-name="Table46.A2" office:value-type="string">
            <text:p text:style-name="P152"/>
          </table:table-cell>
          <table:table-cell table:style-name="Table46.A2" office:value-type="string">
            <text:p text:style-name="P334">PUB</text:p>
          </table:table-cell>
          <table:table-cell table:style-name="Table46.A2" office:value-type="string">
            <text:p text:style-name="P152">used to verify that source code is intended for Tachyon and also to reset load stats - terminate with END</text:p>
          </table:table-cell>
        </table:table-row>
        <table:table-row table:style-name="Table46.2">
          <table:table-cell table:style-name="Table46.A2" office:value-type="string">
            <text:p text:style-name="P20">TASK</text:p>
          </table:table-cell>
          <table:table-cell table:style-name="Table46.A2" office:value-type="string">
            <text:p text:style-name="P198">( cog -- addr )</text:p>
          </table:table-cell>
          <table:table-cell table:style-name="Table46.A2" office:value-type="string">
            <text:p text:style-name="P20">H</text:p>
          </table:table-cell>
          <table:table-cell table:style-name="Table46.A2" office:value-type="string">
            <text:p text:style-name="P334">PUB</text:p>
          </table:table-cell>
          <table:table-cell table:style-name="Table46.A2" office:value-type="string">
            <text:p text:style-name="P20">Return with address of task control register in "tasks"</text:p>
          </table:table-cell>
        </table:table-row>
        <table:table-row table:style-name="Table46.2">
          <table:table-cell table:style-name="Table46.A2" office:value-type="string">
            <text:p text:style-name="P718">uhere</text:p>
          </table:table-cell>
          <table:table-cell table:style-name="Table46.A2" office:value-type="string">
            <text:p text:style-name="P727">( -- adr )</text:p>
          </table:table-cell>
          <table:table-cell table:style-name="Table46.A2" office:value-type="string">
            <text:p text:style-name="P718"/>
          </table:table-cell>
          <table:table-cell table:style-name="Table46.A2" office:value-type="string">
            <text:p text:style-name="P737">PUB</text:p>
          </table:table-cell>
          <table:table-cell table:style-name="Table46.A2" office:value-type="string">
            <text:p text:style-name="P727">1 word, pointer to to compilation area</text:p>
          </table:table-cell>
        </table:table-row>
        <table:table-row table:style-name="Table46.2">
          <table:table-cell table:style-name="Table46.A2" office:value-type="string">
            <text:p text:style-name="P721">undef</text:p>
          </table:table-cell>
          <table:table-cell table:style-name="Table46.A2" office:value-type="string">
            <text:p text:style-name="P729">( -- <text:span text:style-name="T148">a</text:span>dr )</text:p>
          </table:table-cell>
          <table:table-cell table:style-name="Table46.A2" office:value-type="string">
            <text:p text:style-name="P729">C</text:p>
          </table:table-cell>
          <table:table-cell table:style-name="Table46.A2" office:value-type="string">
            <text:p text:style-name="P737">PUB</text:p>
          </table:table-cell>
          <table:table-cell table:style-name="Table46.A2" office:value-type="string">
            <text:p text:style-name="P730">1 word, <text:s/>user word cfa <text:span text:style-name="T148">can be </text:span>stored here<text:span text:style-name="T148"> which</text:span> will be called when <text:span text:style-name="T148">a </text:span>word<text:span text:style-name="T148"> in the input stream</text:span> is not found in <text:span text:style-name="T148">the </text:span>dictionary. Reset 0 to do normal Tachyon behaviour<text:span text:style-name="T148"> e.g. ' FRUN undef W! causes the SD card to be searched for a file name and if found will load it to the input stream </text:span></text:p>
            <text:p text:style-name="P733">(Implements MSDOS 'batch file' behaviour) 0 undef W! disables the function</text:p>
          </table:table-cell>
        </table:table-row>
        <table:table-row table:style-name="Table46.2">
          <table:table-cell table:style-name="Table46.A2" office:value-type="string">
            <text:p text:style-name="P718">uthere </text:p>
          </table:table-cell>
          <table:table-cell table:style-name="Table46.A2" office:value-type="string">
            <text:p text:style-name="P727">( -- adr )</text:p>
          </table:table-cell>
          <table:table-cell table:style-name="Table46.A2" office:value-type="string">
            <text:p text:style-name="P729">C</text:p>
          </table:table-cell>
          <table:table-cell table:style-name="Table46.A2" office:value-type="string">
            <text:p text:style-name="P737">PUB</text:p>
          </table:table-cell>
          <table:table-cell table:style-name="Table46.A2" office:value-type="string">
            <text:p text:style-name="P727">1 word, current code compilation pointer (updates "here" or is reset by it)</text:p>
          </table:table-cell>
        </table:table-row>
        <table:table-row table:style-name="Table46.2">
          <table:table-cell table:style-name="Table46.A2" office:value-type="string">
            <text:p text:style-name="P335">V5</text:p>
          </table:table-cell>
          <table:table-cell table:style-name="Table46.A2" office:value-type="string">
            <text:p text:style-name="P269"/>
          </table:table-cell>
          <table:table-cell table:style-name="Table46.A2" office:value-type="string">
            <text:p text:style-name="P164"/>
          </table:table-cell>
          <table:table-cell table:style-name="Table46.A2" office:value-type="string">
            <text:p text:style-name="P335">PUB</text:p>
          </table:table-cell>
          <table:table-cell table:style-name="Table46.A2" office:value-type="string">
            <text:p text:style-name="P164"/>
          </table:table-cell>
        </table:table-row>
        <table:table-row table:style-name="Table46.2">
          <table:table-cell table:style-name="Table46.A2" office:value-type="string">
            <text:p text:style-name="P164">W</text:p>
          </table:table-cell>
          <table:table-cell table:style-name="Table46.A2" office:value-type="string">
            <text:p text:style-name="P269">( &lt;char&gt; -- )</text:p>
          </table:table-cell>
          <table:table-cell table:style-name="Table46.A2" office:value-type="string">
            <text:p text:style-name="P164">X</text:p>
          </table:table-cell>
          <table:table-cell table:style-name="Table46.A2" office:value-type="string">
            <text:p text:style-name="P286">PUB</text:p>
          </table:table-cell>
          <table:table-cell table:style-name="Table46.A2" office:value-type="string">
            <text:p text:style-name="P339">List all words with detail - like WWORDS &lt;cr&gt;</text:p>
          </table:table-cell>
        </table:table-row>
        <table:table-row table:style-name="Table46.2">
          <table:table-cell table:style-name="Table46.A2" office:value-type="string">
            <text:p text:style-name="P23">WORDS</text:p>
          </table:table-cell>
          <table:table-cell table:style-name="Table46.A2" office:value-type="string">
            <text:p text:style-name="P23"/>
          </table:table-cell>
          <table:table-cell table:style-name="Table46.A2" office:value-type="string">
            <text:p text:style-name="P23">XI</text:p>
          </table:table-cell>
          <table:table-cell table:style-name="Table46.A2" office:value-type="string">
            <text:p text:style-name="P792">PUB</text:p>
          </table:table-cell>
          <table:table-cell table:style-name="Table46.A2" office:value-type="string">
            <text:p text:style-name="P23">NOTE: special case performs one of two functions </text:p>
          </table:table-cell>
        </table:table-row>
        <table:table-row table:style-name="Table46.2">
          <table:table-cell table:style-name="Table46.A2" office:value-type="string">
            <text:p text:style-name="P23">WORDS</text:p>
          </table:table-cell>
          <table:table-cell table:style-name="Table46.A2" office:value-type="string">
            <text:p text:style-name="P270">( -- )</text:p>
          </table:table-cell>
          <table:table-cell table:style-name="Table46.A2" office:value-type="string">
            <text:p text:style-name="P339">X</text:p>
          </table:table-cell>
          <table:table-cell table:style-name="Table46.A2" office:value-type="string">
            <text:p text:style-name="P339">PUB</text:p>
          </table:table-cell>
          <table:table-cell table:style-name="Table46.A2" office:value-type="string">
            <text:p text:style-name="P23">List words in dictionary</text:p>
          </table:table-cell>
        </table:table-row>
        <table:table-row table:style-name="Table46.2">
          <table:table-cell table:style-name="Table46.A2" office:value-type="string">
            <text:p text:style-name="P23">WORDS</text:p>
          </table:table-cell>
          <table:table-cell table:style-name="Table46.A2" office:value-type="string">
            <text:p text:style-name="P23">( n &lt;name&gt; -- )</text:p>
          </table:table-cell>
          <table:table-cell table:style-name="Table46.A2" office:value-type="string">
            <text:p text:style-name="P23"/>
          </table:table-cell>
          <table:table-cell table:style-name="Table46.A2" office:value-type="string">
            <text:p text:style-name="P341">PUB</text:p>
          </table:table-cell>
          <table:table-cell table:style-name="Table46.A2" office:value-type="string">
            <text:p text:style-name="P23">Allocate n words of variable memory accessed by name</text:p>
          </table:table-cell>
        </table:table-row>
        <table:table-row table:style-name="Table46.2">
          <table:table-cell table:style-name="Table46.A2" office:value-type="string">
            <text:p text:style-name="P20">' <text:s text:c="3"/></text:p>
          </table:table-cell>
          <table:table-cell table:style-name="Table46.A2" office:value-type="string">
            <text:p text:style-name="P20">( &lt;word&gt; -- cfa )</text:p>
          </table:table-cell>
          <table:table-cell table:style-name="Table46.A2" office:value-type="string">
            <text:p text:style-name="P20">H</text:p>
          </table:table-cell>
          <table:table-cell table:style-name="Table46.A2" office:value-type="string">
            <text:p text:style-name="P339">PRE</text:p>
          </table:table-cell>
          <table:table-cell table:style-name="Table46.A2" office:value-type="string">
            <text:p text:style-name="P20">Return with the code address of the following word. If cfa&lt;$100 = bytecode address in cog memory.</text:p>
          </table:table-cell>
        </table:table-row>
        <table:table-row table:style-name="Table46.2">
          <table:table-cell table:style-name="Table46.A2" office:value-type="string">
            <text:p text:style-name="P152">[B]</text:p>
          </table:table-cell>
          <table:table-cell table:style-name="Table46.A2" office:value-type="string">
            <text:p text:style-name="P152">( bytecode -- )</text:p>
          </table:table-cell>
          <table:table-cell table:style-name="Table46.A2" office:value-type="string">
            <text:p text:style-name="P152"/>
          </table:table-cell>
          <table:table-cell table:style-name="Table46.A2" office:value-type="string">
            <text:p text:style-name="P334">PRE</text:p>
          </table:table-cell>
          <table:table-cell table:style-name="Table46.A2" office:value-type="string">
            <text:p text:style-name="P152"><text:span text:style-name="T98">append this </text:span>byte<text:span text:style-name="T98">code to next free code location + append EXIT (without counting)</text:span></text:p>
          </table:table-cell>
        </table:table-row>
        <table:table-row table:style-name="Table46.2">
          <table:table-cell table:style-name="Table46.A2" office:value-type="string">
            <text:p text:style-name="P151">[W]</text:p>
          </table:table-cell>
          <table:table-cell table:style-name="Table46.A2" office:value-type="string">
            <text:p text:style-name="P151">( wordcode -- )</text:p>
          </table:table-cell>
          <table:table-cell table:style-name="Table46.A2" office:value-type="string">
            <text:p text:style-name="P151"/>
          </table:table-cell>
          <table:table-cell table:style-name="Table46.A2" office:value-type="string">
            <text:p text:style-name="P334">PRE</text:p>
          </table:table-cell>
          <table:table-cell table:style-name="Table46.A2" office:value-type="string">
            <text:p text:style-name="P151">append this wordcode to next free code location + append EXIT (without counting)</text:p>
          </table:table-cell>
        </table:table-row>
        <table:table-row table:style-name="Table46.2">
          <table:table-cell table:style-name="Table46.A2" office:value-type="string">
            <text:p text:style-name="P103">FORGET</text:p>
          </table:table-cell>
          <table:table-cell table:style-name="Table46.A2" office:value-type="string">
            <text:p text:style-name="P103">( &lt;word&gt; -- )</text:p>
          </table:table-cell>
          <table:table-cell table:style-name="Table46.A2" office:value-type="string">
            <text:p text:style-name="P103"/>
          </table:table-cell>
          <table:table-cell table:style-name="Table46.A2" office:value-type="string">
            <text:p text:style-name="P303">PRE</text:p>
          </table:table-cell>
          <table:table-cell table:style-name="Table46.A2" office:value-type="string">
            <text:p text:style-name="P103">Forget and remove code for <text:s/>'word' and all words defined after it in the dictionary</text:p>
          </table:table-cell>
        </table:table-row>
        <table:table-row table:style-name="Table46.2">
          <table:table-cell table:style-name="Table46.A2" office:value-type="string">
            <text:p text:style-name="P20">NFA' </text:p>
          </table:table-cell>
          <table:table-cell table:style-name="Table46.A2" office:value-type="string">
            <text:p text:style-name="P20">( &lt;word&gt; -- nfa )</text:p>
          </table:table-cell>
          <table:table-cell table:style-name="Table46.A2" office:value-type="string">
            <text:p text:style-name="P20">H</text:p>
          </table:table-cell>
          <table:table-cell table:style-name="Table46.A2" office:value-type="string">
            <text:p text:style-name="P327">PRE</text:p>
          </table:table-cell>
          <table:table-cell table:style-name="Table46.A2" office:value-type="string">
            <text:p text:style-name="P20">Return with the name field address of the following word</text:p>
          </table:table-cell>
        </table:table-row>
        <table:table-row table:style-name="Table46.2">
          <table:table-cell table:style-name="Table46.A2" office:value-type="string">
            <text:p text:style-name="P74">RECLAIM</text:p>
          </table:table-cell>
          <table:table-cell table:style-name="Table46.A2" office:value-type="string">
            <text:p text:style-name="P104">( &lt;word&gt; -- )</text:p>
          </table:table-cell>
          <table:table-cell table:style-name="Table46.A2" office:value-type="string">
            <text:p text:style-name="P74">X</text:p>
          </table:table-cell>
          <table:table-cell table:style-name="Table46.A2" office:value-type="string">
            <text:p text:style-name="P303">PRE</text:p>
          </table:table-cell>
          <table:table-cell table:style-name="Table46.A2" office:value-type="string">
            <text:p text:style-name="P74">Scan the dictionary for any private words and removed their headers and reclaim dictionary memory by compacting<text:span text:style-name="T134">. Will RECLAIM from 'word' if that is present, else RECLAIMS all dictionary</text:span></text:p>
          </table:table-cell>
        </table:table-row>
        <table:table-row table:style-name="Table46.2">
          <table:table-cell table:style-name="Table46.A2" office:value-type="string">
            <text:p text:style-name="P103">STRIP</text:p>
          </table:table-cell>
          <table:table-cell table:style-name="Table46.A2" office:value-type="string">
            <text:p text:style-name="P103">( &lt;word&gt; -- )</text:p>
          </table:table-cell>
          <table:table-cell table:style-name="Table46.A2" office:value-type="string">
            <text:p text:style-name="P103"/>
          </table:table-cell>
          <table:table-cell table:style-name="Table46.A2" office:value-type="string">
            <text:p text:style-name="P303">PRE</text:p>
          </table:table-cell>
          <table:table-cell table:style-name="Table46.A2" office:value-type="string">
            <text:p text:style-name="P103">Strip a single header from the dictionary - 'word' then cannot be used in future definitions</text:p>
          </table:table-cell>
        </table:table-row>
        <table:table-row table:style-name="Table46.2">
          <table:table-cell table:style-name="Table46.A2" office:value-type="string">
            <text:p text:style-name="P23">WWORDS</text:p>
          </table:table-cell>
          <table:table-cell table:style-name="Table46.A2" office:value-type="string">
            <text:p text:style-name="P270">( &lt;char&gt; -- )</text:p>
          </table:table-cell>
          <table:table-cell table:style-name="Table46.A2" office:value-type="string">
            <text:p text:style-name="P23">X</text:p>
          </table:table-cell>
          <table:table-cell table:style-name="Table46.A2" office:value-type="string">
            <text:p text:style-name="P286">PRE</text:p>
          </table:table-cell>
          <table:table-cell table:style-name="Table46.A2" office:value-type="string">
            <text:p text:style-name="P23">List words in dictionary in wide 4 column format with detail<text:span text:style-name="T116"> and optional filtering *</text:span></text:p>
          </table:table-cell>
        </table:table-row>
        <table:table-row table:style-name="Table46.2">
          <table:table-cell table:style-name="Table46.A2" office:value-type="string">
            <text:p text:style-name="P470">EXTEND</text:p>
          </table:table-cell>
          <table:table-cell table:style-name="Table46.A2" office:value-type="string">
            <text:p text:style-name="P470">( -- )</text:p>
          </table:table-cell>
          <table:table-cell table:style-name="Table46.A2" office:value-type="string">
            <text:p text:style-name="P470"/>
          </table:table-cell>
          <table:table-cell table:style-name="Table46.A2" office:value-type="string">
            <text:p text:style-name="P602">MOD</text:p>
          </table:table-cell>
          <table:table-cell table:style-name="Table46.A2" office:value-type="string">
            <text:p text:style-name="P470">Module start marker for high level extension words to the core Tachyon in file EXTEND.fth</text:p>
          </table:table-cell>
        </table:table-row>
      </table:table>
      <text:p text:style-name="P886"/>
      <text:p text:style-name="P869">* WWORD<text:span text:style-name="T118">S</text:span> has some useful features for <text:span text:style-name="T139">inspecting</text:span> the dictionary<text:span text:style-name="T139">:-</text:span></text:p>
      <text:p text:style-name="P869"/>
      <text:p text:style-name="P869">The listing can<text:span text:style-name="T138"> be</text:span> filtered or not: e.g. WWORD G lists only words starting with G. WWORD &lt;cr&gt; lists all words</text:p>
      <text:p text:style-name="P869"><text:soft-page-break/>Each entry is <text:span text:style-name="T140">&lt;Name Field Address&gt; &lt;Code Field Address&gt; </text:span><text:s/><text:span text:style-name="T140">&lt;Key Field&gt; &lt;Word Name&gt;</text:span></text:p>
      <text:p text:style-name="P869"/>
      <text:p text:style-name="P870">1. Immediate words are shown in <text:span text:style-name="T117">BOLD</text:span></text:p>
      <text:p text:style-name="P875"><text:span text:style-name="T157">2. </text:span>Public words <text:span text:style-name="T158">are coloured green</text:span></text:p>
      <text:p text:style-name="P871"><text:span text:style-name="T157">3</text:span>. <text:span text:style-name="T119">Private words </text:span><text:span text:style-name="T159">are coloured red</text:span></text:p>
      <text:p text:style-name="P876">4. Public variables and constants <text:span text:style-name="T160">are coloured cyan</text:span></text:p>
      <text:p text:style-name="P876">5.Private variables and constants <text:span text:style-name="T161">are coloured yellow</text:span></text:p>
      <text:p text:style-name="P872"><text:span text:style-name="T157">6</text:span>. <text:span text:style-name="T139">Module Header w</text:span>ords <text:span text:style-name="T164">like EASYFILE and EXTEND which are </text:span>defined <text:span text:style-name="T165">with</text:span><text:span text:style-name="T166"> the </text:span><text:span text:style-name="T165"><text:s/>'module'</text:span><text:span text:style-name="T166"> word</text:span><text:span text:style-name="T162"> are</text:span><text:span text:style-name="T163"> coloured </text:span><text:span text:style-name="T162">bold red</text:span></text:p>
      <text:p text:style-name="P872"/>
      <text:p text:style-name="P877">If RECLAIM is run to remove all private word entries from the dictionary, WWORDS &lt;cr&gt; will then list only the public words - all the plain red and yellow words disappear, as you'd expect.</text:p>
      <text:p text:style-name="P873"/>
      <text:p text:style-name="P874">The Key field</text:p>
      <text:p text:style-name="P872"><text:span text:style-name="T69">Bit 7 is an immediate or preemptive attribute</text:span><text:line-break/><text:span text:style-name="T69">Bit 6 is a private word</text:span><text:line-break/><text:span text:style-name="T69">Bit 7&amp;6 together represents this entry as a module header.</text:span></text:p>
      <text:p text:style-name="P872"><text:span text:style-name="T70">Bits 5 - 3 reserved</text:span><text:line-break/><text:span text:style-name="T138">V</text:span><text:span text:style-name="T69">alid values </text:span><text:span text:style-name="T70">for bits 2 - 0 </text:span><text:span text:style-name="T69">are:</text:span><text:line-break/><text:span text:style-name="T138"><text:tab/></text:span><text:span text:style-name="T69">0 </text:span><text:span text:style-name="T71"><text:s/></text:span><text:span text:style-name="T69">public definition</text:span><text:line-break/><text:span text:style-name="T138"><text:tab/></text:span><text:span text:style-name="T69">1</text:span><text:span text:style-name="T70"> </text:span><text:span text:style-name="T71"><text:s/></text:span><text:span text:style-name="T70">reserved</text:span><text:line-break/><text:span text:style-name="T138"><text:tab/></text:span><text:span text:style-name="T69">2 </text:span><text:span text:style-name="T71"><text:s/></text:span><text:span text:style-name="T69">private (can be removed by RECLAIM)</text:span><text:line-break/><text:span text:style-name="T138"><text:tab/></text:span><text:span text:style-name="T69">3</text:span><text:span text:style-name="T70"> </text:span><text:span text:style-name="T71"><text:s/></text:span><text:span text:style-name="T70">reserved</text:span><text:line-break/><text:span text:style-name="T138"><text:tab/></text:span><text:span text:style-name="T69">4 </text:span><text:span text:style-name="T71"><text:s/>p</text:span><text:span text:style-name="T69">reemptive immediate word executes - normally to read in more words from the stream</text:span><text:line-break/><text:span text:style-name="T138"><text:tab/></text:span><text:span text:style-name="T69">5</text:span><text:span text:style-name="T70"> </text:span><text:span text:style-name="T71"><text:s/></text:span><text:span text:style-name="T70">reserved</text:span><text:line-break/><text:span text:style-name="T138"><text:tab/></text:span><text:span text:style-name="T69">6 </text:span><text:span text:style-name="T71"><text:s/>m</text:span><text:span text:style-name="T69">odule header</text:span><text:line-break/><text:span text:style-name="T138"><text:tab/></text:span><text:span text:style-name="T69">7</text:span><text:span text:style-name="T70"> <text:s/>reserved</text:span></text:p>
      <text:h text:style-name="Heading_20_2" text:outline-level="2"><text:span text:style-name="T169">B</text:span>UFFERS</text:h>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20">BUFFERS</text:p>
          </table:table-cell>
          <table:table-cell table:style-name="Table70.A1" office:value-type="string">
            <text:p text:style-name="P271">( -- adr )</text:p>
          </table:table-cell>
          <table:table-cell table:style-name="Table70.A1" office:value-type="string">
            <text:p text:style-name="P698">H</text:p>
          </table:table-cell>
          <table:table-cell table:style-name="Table70.A1" office:value-type="string">
            <text:p text:style-name="P334">PUB</text:p>
          </table:table-cell>
          <table:table-cell table:style-name="Table70.A1" office:value-type="string">
            <text:p text:style-name="P698">2k bytes available for up to 4 open files or general use</text:p>
          </table:table-cell>
        </table:table-row>
      </table:table>
      <text:p text:style-name="P20"/>
      <text:h text:style-name="Heading_20_2" text:outline-level="2">REAL TIME CLOCK</text:h>
      <text:p text:style-name="P697"><text:span text:style-name="T3">Many I2C RTC chips are very similar in layout and at present there are two types</text:span><text:span text:style-name="T5">, MCP79410 series and the DS3231 which is temperature compensated and includes temperature readings..</text:span><text:span text:style-name="T3"> But these are mostly compatible with many other types</text:span><text:span text:style-name="T5">.</text:span><text:span text:style-name="T3"> As the registers are in the same place it's just that sometimes some chips use the unused bits for various things. </text:span></text:p>
      <text:p text:style-name="P20"/>
      <table:table table:name="Table48" table:style-name="Table48">
        <table:table-column table:style-name="Table48.A"/>
        <table:table-column table:style-name="Table48.B"/>
        <table:table-column table:style-name="Table48.C"/>
        <table:table-column table:style-name="Table48.D"/>
        <table:table-column table:style-name="Table48.E"/>
        <table:table-row>
          <table:table-cell table:style-name="Table48.A1" office:value-type="string">
            <text:p text:style-name="P442">!RTC</text:p>
          </table:table-cell>
          <table:table-cell table:style-name="Table48.A1" office:value-type="string">
            <text:p text:style-name="P442">( -- )</text:p>
          </table:table-cell>
          <table:table-cell table:style-name="Table48.A1" office:value-type="string">
            <text:p text:style-name="P541">X</text:p>
          </table:table-cell>
          <table:table-cell table:style-name="Table48.A1" office:value-type="string">
            <text:p text:style-name="P574">PUB</text:p>
          </table:table-cell>
          <table:table-cell table:style-name="Table48.A1" office:value-type="string">
            <text:p text:style-name="P442">Read the RTC chip and set Tachyon date an<text:span text:style-name="T78">d time from it (if the chip is present)</text:span></text:p>
          </table:table-cell>
        </table:table-row>
        <table:table-row>
          <table:table-cell table:style-name="Table48.A1" office:value-type="string">
            <text:p text:style-name="P20">.ASMONTH </text:p>
          </table:table-cell>
          <table:table-cell table:style-name="Table48.A1" office:value-type="string">
            <text:p text:style-name="P20">( month -- )</text:p>
          </table:table-cell>
          <table:table-cell table:style-name="Table48.A1" office:value-type="string">
            <text:p text:style-name="P20">X</text:p>
          </table:table-cell>
          <table:table-cell table:style-name="Table48.A1" office:value-type="string">
            <text:p text:style-name="P292">PUB</text:p>
          </table:table-cell>
          <table:table-cell table:style-name="Table48.A1" office:value-type="string">
            <text:p text:style-name="P20">Print month index 1-12 as 3 characters (Jan..Dec)</text:p>
          </table:table-cell>
        </table:table-row>
        <table:table-row>
          <table:table-cell table:style-name="Table48.A1" office:value-type="string">
            <text:p text:style-name="P20">.DATE</text:p>
          </table:table-cell>
          <table:table-cell table:style-name="Table48.A1" office:value-type="string">
            <text:p text:style-name="P20"/>
          </table:table-cell>
          <table:table-cell table:style-name="Table48.A1" office:value-type="string">
            <text:p text:style-name="P20">X</text:p>
          </table:table-cell>
          <table:table-cell table:style-name="Table48.A1" office:value-type="string">
            <text:p text:style-name="P295">PUB</text:p>
          </table:table-cell>
          <table:table-cell table:style-name="Table48.A1" office:value-type="string">
            <text:p text:style-name="P20">Print the current date as YY/MM/DD</text:p>
          </table:table-cell>
        </table:table-row>
        <table:table-row>
          <table:table-cell table:style-name="Table48.A1" office:value-type="string">
            <text:p text:style-name="P20">.DAY</text:p>
          </table:table-cell>
          <table:table-cell table:style-name="Table48.A1" office:value-type="string">
            <text:p text:style-name="P20"/>
          </table:table-cell>
          <table:table-cell table:style-name="Table48.A1" office:value-type="string">
            <text:p text:style-name="P20">X</text:p>
          </table:table-cell>
          <table:table-cell table:style-name="Table48.A1" office:value-type="string">
            <text:p text:style-name="P295">PUB</text:p>
          </table:table-cell>
          <table:table-cell table:style-name="Table48.A1" office:value-type="string">
            <text:p text:style-name="P20">Print day as 3 characters (Mon..Sun)</text:p>
          </table:table-cell>
        </table:table-row>
        <table:table-row>
          <table:table-cell table:style-name="Table48.A1" office:value-type="string">
            <text:p text:style-name="P20">.DT</text:p>
          </table:table-cell>
          <table:table-cell table:style-name="Table48.A1" office:value-type="string">
            <text:p text:style-name="P272">( -- )</text:p>
          </table:table-cell>
          <table:table-cell table:style-name="Table48.A1" office:value-type="string">
            <text:p text:style-name="P20">X</text:p>
          </table:table-cell>
          <table:table-cell table:style-name="Table48.A1" office:value-type="string">
            <text:p text:style-name="P292">PUB</text:p>
          </table:table-cell>
          <table:table-cell table:style-name="Table48.A1" office:value-type="string">
            <text:p text:style-name="P20"><text:span text:style-name="T77">Display</text:span> <text:span text:style-name="T77">day of week, </text:span>date and time</text:p>
          </table:table-cell>
        </table:table-row>
        <table:table-row>
          <table:table-cell table:style-name="Table48.A1" office:value-type="string">
            <text:p text:style-name="P20">.TIME</text:p>
          </table:table-cell>
          <table:table-cell table:style-name="Table48.A1" office:value-type="string">
            <text:p text:style-name="P20"/>
          </table:table-cell>
          <table:table-cell table:style-name="Table48.A1" office:value-type="string">
            <text:p text:style-name="P20">X</text:p>
          </table:table-cell>
          <table:table-cell table:style-name="Table48.A1" office:value-type="string">
            <text:p text:style-name="P295">PUB</text:p>
          </table:table-cell>
          <table:table-cell table:style-name="Table48.A1" office:value-type="string">
            <text:p text:style-name="P20">Print the current time as HH:MM:SS</text:p>
          </table:table-cell>
        </table:table-row>
        <table:table-row>
          <table:table-cell table:style-name="Table48.A1" office:value-type="string">
            <text:p text:style-name="P89">BCD&gt;DEC</text:p>
          </table:table-cell>
          <table:table-cell table:style-name="Table48.A1" office:value-type="string">
            <text:p text:style-name="P89">( bcd -- dec )</text:p>
          </table:table-cell>
          <table:table-cell table:style-name="Table48.A1" office:value-type="string">
            <text:p text:style-name="P283">X</text:p>
          </table:table-cell>
          <table:table-cell table:style-name="Table48.A1" office:value-type="string">
            <text:p text:style-name="P340">PUB</text:p>
          </table:table-cell>
          <table:table-cell table:style-name="Table48.A1" office:value-type="string">
            <text:p text:style-name="P89">BCD to decimal conversion</text:p>
          </table:table-cell>
        </table:table-row>
        <table:table-row>
          <table:table-cell table:style-name="Table48.A1" office:value-type="string">
            <text:p text:style-name="P477">date</text:p>
          </table:table-cell>
          <table:table-cell table:style-name="Table48.A1" office:value-type="string">
            <text:p text:style-name="P508">( -- adr )</text:p>
          </table:table-cell>
          <table:table-cell table:style-name="Table48.A1" office:value-type="string">
            <text:p text:style-name="P541">X</text:p>
          </table:table-cell>
          <table:table-cell table:style-name="Table48.A1" office:value-type="string">
            <text:p text:style-name="P578">PUB</text:p>
          </table:table-cell>
          <table:table-cell table:style-name="Table48.A1" office:value-type="string">
            <text:p text:style-name="P477">4 byte buffer</text:p>
          </table:table-cell>
        </table:table-row>
        <table:table-row>
          <table:table-cell table:style-name="Table48.A1" office:value-type="string">
            <text:p text:style-name="P20">DATE! </text:p>
          </table:table-cell>
          <table:table-cell table:style-name="Table48.A1" office:value-type="string">
            <text:p text:style-name="P20">( date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Store date as international format decimal yymmdd</text:p>
          </table:table-cell>
        </table:table-row>
        <table:table-row>
          <table:table-cell table:style-name="Table48.A1" office:value-type="string">
            <text:p text:style-name="P20">DATE@ <text:s text:c="3"/></text:p>
          </table:table-cell>
          <table:table-cell table:style-name="Table48.A1" office:value-type="string">
            <text:p text:style-name="P20">( -- date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Fetch data as yymmdd</text:p>
          </table:table-cell>
        </table:table-row>
        <table:table-row>
          <table:table-cell table:style-name="Table48.A1" office:value-type="string">
            <text:p text:style-name="P88">DAY</text:p>
          </table:table-cell>
          <table:table-cell table:style-name="Table48.A1" office:value-type="string">
            <text:p text:style-name="P88">( day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530">set DAY as in MON DAY etc</text:p>
          </table:table-cell>
        </table:table-row>
        <table:table-row>
          <table:table-cell table:style-name="Table48.A1" office:value-type="string">
            <text:p text:style-name="P85">DAY@ </text:p>
          </table:table-cell>
          <table:table-cell table:style-name="Table48.A1" office:value-type="string">
            <text:p text:style-name="P85">( -- day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85">Fetch day of week</text:p>
          </table:table-cell>
        </table:table-row>
        <table:table-row>
          <table:table-cell table:style-name="Table48.A1" office:value-type="string">
            <text:p text:style-name="P30">DEC&gt;BCD </text:p>
          </table:table-cell>
          <table:table-cell table:style-name="Table48.A1" office:value-type="string">
            <text:p text:style-name="P30">( dec -- bcd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30">Convert decimal 0..99 to BCD</text:p>
          </table:table-cell>
        </table:table-row>
        <table:table-row>
          <table:table-cell table:style-name="Table48.A1" office:value-type="string">
            <text:p text:style-name="P273">DT!</text:p>
          </table:table-cell>
          <table:table-cell table:style-name="Table48.A1" office:value-type="string">
            <text:p text:style-name="P385">( hh.mm.ss|yy.mm.dd d/t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531">Write time/date in decimal format where d/t = 4 for date</text:p>
          </table:table-cell>
        </table:table-row>
        <table:table-row>
          <table:table-cell table:style-name="Table48.A1" office:value-type="string">
            <text:p text:style-name="P20">FRI <text:s text:c="3"/></text:p>
          </table:table-cell>
          <table:table-cell table:style-name="Table48.A1" office:value-type="string">
            <text:p text:style-name="P20">( -- 5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Day constant</text:p>
          </table:table-cell>
        </table:table-row>
        <table:table-row>
          <table:table-cell table:style-name="Table48.A1" office:value-type="string">
            <text:p text:style-name="P86">HMS</text:p>
          </table:table-cell>
          <table:table-cell table:style-name="Table48.A1" office:value-type="string">
            <text:p text:style-name="P532">( #xxyyzz -- zz yy xx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532">Split 6 digit decimal number into 3 two digit groups</text:p>
          </table:table-cell>
        </table:table-row>
        <table:table-row>
          <table:table-cell table:style-name="Table48.A1" office:value-type="string">
            <text:p text:style-name="P20">MON </text:p>
          </table:table-cell>
          <table:table-cell table:style-name="Table48.A1" office:value-type="string">
            <text:p text:style-name="P20">( -- 1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Day constant</text:p>
          </table:table-cell>
        </table:table-row>
        <table:table-row>
          <table:table-cell table:style-name="Table48.A1" office:value-type="string">
            <text:p text:style-name="P89">MS&gt;TIME</text:p>
          </table:table-cell>
          <table:table-cell table:style-name="Table48.A1" office:value-type="string">
            <text:p text:style-name="P89">( n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89">Convert N milliseconds to hhmmss</text:p>
          </table:table-cell>
        </table:table-row>
        <table:table-row>
          <table:table-cell table:style-name="Table48.A1" office:value-type="string">
            <text:p text:style-name="P452">RTC</text:p>
          </table:table-cell>
          <table:table-cell table:style-name="Table48.A1" office:value-type="string">
            <text:p text:style-name="P452"/>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443">Select RTC as a DUMP device - byte method only</text:p>
          </table:table-cell>
        </table:table-row>
        <table:table-row>
          <table:table-cell table:style-name="Table48.A1" office:value-type="string">
            <text:p text:style-name="P440">RTC! </text:p>
          </table:table-cell>
          <table:table-cell table:style-name="Table48.A1" office:value-type="string">
            <text:p text:style-name="P440">( byte adr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440">Write a byte into the RTC register</text:p>
          </table:table-cell>
        </table:table-row>
        <table:table-row>
          <table:table-cell table:style-name="Table48.A1" office:value-type="string">
            <text:p text:style-name="P440">RTC@ </text:p>
          </table:table-cell>
          <table:table-cell table:style-name="Table48.A1" office:value-type="string">
            <text:p text:style-name="P440">( adr -- byte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440">Read a byte from the RTC register</text:p>
          </table:table-cell>
        </table:table-row>
        <table:table-row>
          <table:table-cell table:style-name="Table48.A1" office:value-type="string">
            <text:p text:style-name="P479">runtime</text:p>
          </table:table-cell>
          <table:table-cell table:style-name="Table48.A1" office:value-type="string">
            <text:p text:style-name="P508">( -- adr )</text:p>
          </table:table-cell>
          <table:table-cell table:style-name="Table48.A1" office:value-type="string">
            <text:p text:style-name="P541">X</text:p>
          </table:table-cell>
          <table:table-cell table:style-name="Table48.A1" office:value-type="string">
            <text:p text:style-name="P578">PUB</text:p>
          </table:table-cell>
          <table:table-cell table:style-name="Table48.A1" office:value-type="string">
            <text:p text:style-name="P479">1 long</text:p>
          </table:table-cell>
        </table:table-row>
        <table:table-row>
          <table:table-cell table:style-name="Table48.A1" office:value-type="string">
            <text:p text:style-name="P20">SAT <text:s text:c="3"/></text:p>
          </table:table-cell>
          <table:table-cell table:style-name="Table48.A1" office:value-type="string">
            <text:p text:style-name="P20">( -- 6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Day constant</text:p>
          </table:table-cell>
        </table:table-row>
        <table:table-row>
          <table:table-cell table:style-name="Table48.A1" office:value-type="string">
            <text:p text:style-name="P449">SDT!</text:p>
          </table:table-cell>
          <table:table-cell table:style-name="Table48.A1" office:value-type="string">
            <text:p text:style-name="P449">( hh.mm.ss|yy.mm.dd d/t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449">Write soft time/date in decimal format where d/t = 4 for date</text:p>
          </table:table-cell>
        </table:table-row>
        <table:table-row>
          <table:table-cell table:style-name="Table48.A1" office:value-type="string">
            <text:p text:style-name="P452">SETRTC</text:p>
          </table:table-cell>
          <table:table-cell table:style-name="Table48.A1" office:value-type="string">
            <text:p text:style-name="P452">( $opt.addr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452">Select and set the RTC device</text:p>
          </table:table-cell>
        </table:table-row>
        <table:table-row>
          <table:table-cell table:style-name="Table48.A1" office:value-type="string">
            <text:p text:style-name="P450">STAMP@</text:p>
          </table:table-cell>
          <table:table-cell table:style-name="Table48.A1" office:value-type="string">
            <text:p text:style-name="P450">( -- dhmsc )</text:p>
          </table:table-cell>
          <table:table-cell table:style-name="Table48.A1" office:value-type="string">
            <text:p text:style-name="P541">X</text:p>
          </table:table-cell>
          <table:table-cell table:style-name="Table48.A1" office:value-type="string">
            <text:p text:style-name="P574">PUB</text:p>
          </table:table-cell>
          <table:table-cell table:style-name="Table48.A1" office:value-type="string">
            <text:p text:style-name="P450">Returns a 32-bit millisecond time + day of month in top 5-bits</text:p>
          </table:table-cell>
        </table:table-row>
        <table:table-row>
          <table:table-cell table:style-name="Table48.A1" office:value-type="string">
            <text:p text:style-name="P20">SUN <text:s text:c="2"/></text:p>
          </table:table-cell>
          <table:table-cell table:style-name="Table48.A1" office:value-type="string">
            <text:p text:style-name="P20">( -- 7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Day constant - use like this - SUN DAY!</text:p>
          </table:table-cell>
        </table:table-row>
        <table:table-row>
          <table:table-cell table:style-name="Table48.A1" office:value-type="string">
            <text:p text:style-name="P20">THU <text:s text:c="3"/></text:p>
          </table:table-cell>
          <table:table-cell table:style-name="Table48.A1" office:value-type="string">
            <text:p text:style-name="P20">( -- 4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Day constant</text:p>
          </table:table-cell>
        </table:table-row>
        <table:table-row>
          <table:table-cell table:style-name="Table48.A1" office:value-type="string">
            <text:p text:style-name="P479">time</text:p>
          </table:table-cell>
          <table:table-cell table:style-name="Table48.A1" office:value-type="string">
            <text:p text:style-name="P508">( -- adr )</text:p>
          </table:table-cell>
          <table:table-cell table:style-name="Table48.A1" office:value-type="string">
            <text:p text:style-name="P541">X</text:p>
          </table:table-cell>
          <table:table-cell table:style-name="Table48.A1" office:value-type="string">
            <text:p text:style-name="P578">PUB</text:p>
          </table:table-cell>
          <table:table-cell table:style-name="Table48.A1" office:value-type="string">
            <text:p text:style-name="P479">4 byte buffered</text:p>
          </table:table-cell>
        </table:table-row>
        <table:table-row>
          <table:table-cell table:style-name="Table48.A1" office:value-type="string">
            <text:p text:style-name="P20">TIME! <text:s text:c="2"/></text:p>
          </table:table-cell>
          <table:table-cell table:style-name="Table48.A1" office:value-type="string">
            <text:p text:style-name="P20">( time --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Store time as decimal hhmmss</text:p>
          </table:table-cell>
        </table:table-row>
        <table:table-row>
          <table:table-cell table:style-name="Table48.A1" office:value-type="string">
            <text:p text:style-name="P20">TIME@ <text:s text:c="3"/></text:p>
          </table:table-cell>
          <table:table-cell table:style-name="Table48.A1" office:value-type="string">
            <text:p text:style-name="P20">( -- time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Fetch time as decimal hhmmss</text:p>
          </table:table-cell>
        </table:table-row>
        <table:table-row>
          <table:table-cell table:style-name="Table48.A1" office:value-type="string">
            <text:p text:style-name="P20">TUE </text:p>
          </table:table-cell>
          <table:table-cell table:style-name="Table48.A1" office:value-type="string">
            <text:p text:style-name="P20">( -- 2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Day constant</text:p>
          </table:table-cell>
        </table:table-row>
        <table:table-row>
          <table:table-cell table:style-name="Table48.A1" office:value-type="string">
            <text:p text:style-name="P451">TZ</text:p>
          </table:table-cell>
          <table:table-cell table:style-name="Table48.A1" office:value-type="string">
            <text:p text:style-name="P451">( str -- )</text:p>
          </table:table-cell>
          <table:table-cell table:style-name="Table48.A1" office:value-type="string">
            <text:p text:style-name="P541">X</text:p>
          </table:table-cell>
          <table:table-cell table:style-name="Table48.A1" office:value-type="string">
            <text:p text:style-name="P574">PUB</text:p>
          </table:table-cell>
          <table:table-cell table:style-name="Table48.A1" office:value-type="string">
            <text:p text:style-name="P451">Save time zone to EEPROM?</text:p>
          </table:table-cell>
        </table:table-row>
        <table:table-row>
          <table:table-cell table:style-name="Table48.A1" office:value-type="string">
            <text:p text:style-name="P451">tz$</text:p>
          </table:table-cell>
          <table:table-cell table:style-name="Table48.A1" office:value-type="string">
            <text:p text:style-name="P451"/>
          </table:table-cell>
          <table:table-cell table:style-name="Table48.A1" office:value-type="string">
            <text:p text:style-name="P541">X</text:p>
          </table:table-cell>
          <table:table-cell table:style-name="Table48.A1" office:value-type="string">
            <text:p text:style-name="P574">PUB</text:p>
          </table:table-cell>
          <table:table-cell table:style-name="Table48.A1" office:value-type="string">
            <text:p text:style-name="P451">1 long, default to 0</text:p>
          </table:table-cell>
        </table:table-row>
        <table:table-row>
          <table:table-cell table:style-name="Table48.A1" office:value-type="string">
            <text:p text:style-name="P20">WED </text:p>
          </table:table-cell>
          <table:table-cell table:style-name="Table48.A1" office:value-type="string">
            <text:p text:style-name="P20">( -- 3 )</text:p>
          </table:table-cell>
          <table:table-cell table:style-name="Table48.A1" office:value-type="string">
            <text:p text:style-name="P541">X</text:p>
          </table:table-cell>
          <table:table-cell table:style-name="Table48.A1" office:value-type="string">
            <text:p text:style-name="P575">PUB</text:p>
          </table:table-cell>
          <table:table-cell table:style-name="Table48.A1" office:value-type="string">
            <text:p text:style-name="P20">Day constant</text:p>
          </table:table-cell>
        </table:table-row>
      </table:table>
      <text:h text:style-name="Heading_20_2" text:outline-level="2">TIMERS</text:h>
      <text:p text:style-name="P20">Tachyon maintains a background timer cog which counts every millisecond and scans a linked list of user counters that may be setup to simply countup or countdown to zero and optionally execute an ALARM condition. Also system runtime is maintained so this can be quite useful plus soft RTC functions are available too.</text:p>
      <text:p text:style-name="P20"/>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76">.TIMERS</text:p>
          </table:table-cell>
          <table:table-cell table:style-name="Table49.A1" office:value-type="string">
            <text:p text:style-name="P76">( -- )</text:p>
          </table:table-cell>
          <table:table-cell table:style-name="Table49.A1" office:value-type="string">
            <text:p text:style-name="P653">X</text:p>
          </table:table-cell>
          <table:table-cell table:style-name="Table49.A1" office:value-type="string">
            <text:p text:style-name="P667">PUB</text:p>
          </table:table-cell>
          <table:table-cell table:style-name="Table49.A1" office:value-type="string">
            <text:p text:style-name="P76">Display the list of active timers</text:p>
          </table:table-cell>
        </table:table-row>
        <table:table-row>
          <table:table-cell table:style-name="Table49.A1" office:value-type="string">
            <text:p text:style-name="P20">ALARM </text:p>
          </table:table-cell>
          <table:table-cell table:style-name="Table49.A1" office:value-type="string">
            <text:p text:style-name="P20">( cfa timer -- )</text:p>
          </table:table-cell>
          <table:table-cell table:style-name="Table49.A1" office:value-type="string">
            <text:p text:style-name="P653">X</text:p>
          </table:table-cell>
          <table:table-cell table:style-name="Table49.A1" office:value-type="string">
            <text:p text:style-name="P670">PUB</text:p>
          </table:table-cell>
          <table:table-cell table:style-name="Table49.A1" office:value-type="string">
            <text:p text:style-name="P20">Set the alarm condition to be executed when this timer has timed out</text:p>
          </table:table-cell>
        </table:table-row>
        <table:table-row>
          <table:table-cell table:style-name="Table49.A1" office:value-type="string">
            <text:p text:style-name="P90">ALARM:</text:p>
          </table:table-cell>
          <table:table-cell table:style-name="Table49.A1" office:value-type="string">
            <text:p text:style-name="P90">(val tmr : code -- )</text:p>
          </table:table-cell>
          <table:table-cell table:style-name="Table49.A1" office:value-type="string">
            <text:p text:style-name="P653">X</text:p>
          </table:table-cell>
          <table:table-cell table:style-name="Table49.A1" office:value-type="string">
            <text:p text:style-name="P670">PUB</text:p>
          </table:table-cell>
          <table:table-cell table:style-name="Table49.A1" office:value-type="string">
            <text:p text:style-name="P533">use to setup timer code easily: e.g 50 mytimer ALARM: &lt;inline alarm code follows&gt; ;</text:p>
          </table:table-cell>
        </table:table-row>
        <table:table-row>
          <table:table-cell table:style-name="Table49.A1" office:value-type="string">
            <text:p text:style-name="P20">COUNTUP </text:p>
          </table:table-cell>
          <table:table-cell table:style-name="Table49.A1" office:value-type="string">
            <text:p text:style-name="P20">( timer -- )</text:p>
          </table:table-cell>
          <table:table-cell table:style-name="Table49.A1" office:value-type="string">
            <text:p text:style-name="P653">X</text:p>
          </table:table-cell>
          <table:table-cell table:style-name="Table49.A1" office:value-type="string">
            <text:p text:style-name="P670">PUB</text:p>
          </table:table-cell>
          <table:table-cell table:style-name="Table49.A1" office:value-type="string">
            <text:p text:style-name="P20">Set this timer as a simple up counter e<text:span text:style-name="T38">very ms</text:span></text:p>
          </table:table-cell>
        </table:table-row>
        <table:table-row>
          <table:table-cell table:style-name="Table49.A1" office:value-type="string">
            <text:p text:style-name="P645">TIMEOUT</text:p>
          </table:table-cell>
          <table:table-cell table:style-name="Table49.A1" office:value-type="string">
            <text:p text:style-name="P645">( ms addr -- )</text:p>
          </table:table-cell>
          <table:table-cell table:style-name="Table49.A1" office:value-type="string">
            <text:p text:style-name="P653">X</text:p>
          </table:table-cell>
          <table:table-cell table:style-name="Table49.A1" office:value-type="string">
            <text:p text:style-name="P672">PUB</text:p>
          </table:table-cell>
          <table:table-cell table:style-name="Table49.A1" office:value-type="string">
            <text:p text:style-name="P645">Set the timeout period in ms for this timer - link and init if not already set </text:p>
          </table:table-cell>
        </table:table-row>
        <table:table-row>
          <table:table-cell table:style-name="Table49.A1" office:value-type="string">
            <text:p text:style-name="P20">TIMEOUT? </text:p>
          </table:table-cell>
          <table:table-cell table:style-name="Table49.A1" office:value-type="string">
            <text:p text:style-name="P20">( timer -- flg )</text:p>
          </table:table-cell>
          <table:table-cell table:style-name="Table49.A1" office:value-type="string">
            <text:p text:style-name="P653">X</text:p>
          </table:table-cell>
          <table:table-cell table:style-name="Table49.A1" office:value-type="string">
            <text:p text:style-name="P670">PUB</text:p>
          </table:table-cell>
          <table:table-cell table:style-name="Table49.A1" office:value-type="string">
            <text:p text:style-name="P20">Check if this timer (using TIMER name) has timed out. (also links this timer into the list)</text:p>
          </table:table-cell>
        </table:table-row>
        <table:table-row>
          <table:table-cell table:style-name="Table49.A1" office:value-type="string">
            <text:p text:style-name="P82">TIMERJOB</text:p>
          </table:table-cell>
          <table:table-cell table:style-name="Table49.A1" office:value-type="string">
            <text:p text:style-name="P82">( cfa -- )</text:p>
          </table:table-cell>
          <table:table-cell table:style-name="Table49.A1" office:value-type="string">
            <text:p text:style-name="P653">X</text:p>
          </table:table-cell>
          <table:table-cell table:style-name="Table49.A1" office:value-type="string">
            <text:p text:style-name="P668">PUB</text:p>
          </table:table-cell>
          <table:table-cell table:style-name="Table49.A1" office:value-type="string">
            <text:p text:style-name="P82">Wait until _job=0, then set _job to cfa</text:p>
          </table:table-cell>
        </table:table-row>
        <table:table-row>
          <table:table-cell table:style-name="Table49.A1" office:value-type="string">
            <text:p text:style-name="P646">timers</text:p>
          </table:table-cell>
          <table:table-cell table:style-name="Table49.A1" office:value-type="string">
            <text:p text:style-name="P648">( -- adr )</text:p>
          </table:table-cell>
          <table:table-cell table:style-name="Table49.A1" office:value-type="string">
            <text:p text:style-name="P653">X</text:p>
          </table:table-cell>
          <table:table-cell table:style-name="Table49.A1" office:value-type="string">
            <text:p text:style-name="P672">PUB</text:p>
          </table:table-cell>
          <table:table-cell table:style-name="Table49.A1" office:value-type="string">
            <text:p text:style-name="P646">1 cword, link to timers - set to 1 as last</text:p>
          </table:table-cell>
        </table:table-row>
        <table:table-row>
          <table:table-cell table:style-name="Table49.A1" office:value-type="string">
            <text:p text:style-name="P644">WATCHDOG </text:p>
          </table:table-cell>
          <table:table-cell table:style-name="Table49.A1" office:value-type="string">
            <text:p text:style-name="P644">( ms -- )</text:p>
          </table:table-cell>
          <table:table-cell table:style-name="Table49.A1" office:value-type="string">
            <text:p text:style-name="P653">X</text:p>
          </table:table-cell>
          <table:table-cell table:style-name="Table49.A1" office:value-type="string">
            <text:p text:style-name="P670">PUB</text:p>
          </table:table-cell>
          <table:table-cell table:style-name="Table49.A1" office:value-type="string">
            <text:p text:style-name="P644">(Re)Trigger watchdog and timeout in milliseconds to reboot</text:p>
          </table:table-cell>
        </table:table-row>
        <table:table-row>
          <table:table-cell table:style-name="Table49.A1" office:value-type="string">
            <text:p text:style-name="P20">TIMER </text:p>
          </table:table-cell>
          <table:table-cell table:style-name="Table49.A1" office:value-type="string">
            <text:p text:style-name="P20">( &lt;name&gt; -- )</text:p>
          </table:table-cell>
          <table:table-cell table:style-name="Table49.A1" office:value-type="string">
            <text:p text:style-name="P653">X</text:p>
          </table:table-cell>
          <table:table-cell table:style-name="Table49.A1" office:value-type="string">
            <text:p text:style-name="P672">PRE</text:p>
          </table:table-cell>
          <table:table-cell table:style-name="Table49.A1" office:value-type="string">
            <text:p text:style-name="P57">Create a new timer structure<text:span text:style-name="T194"> (12 bytes), </text:span><text:span text:style-name="T38">ms(4), alarm/mode(2), link(2), tid(1), nu(1), nu(2)</text:span></text:p>
          </table:table-cell>
        </table:table-row>
      </table:table>
      <text:p text:style-name="Standard"/>
      <text:h text:style-name="P916" text:outline-level="2">SYSTEM COUNTER</text:h>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763">=CNT</text:p>
          </table:table-cell>
          <table:table-cell table:style-name="Table50.A1" office:value-type="string">
            <text:p text:style-name="P763">( addr -- )</text:p>
          </table:table-cell>
          <table:table-cell table:style-name="Table50.A1" office:value-type="string">
            <text:p text:style-name="P764"/>
          </table:table-cell>
          <table:table-cell table:style-name="Table50.A1" office:value-type="string">
            <text:p text:style-name="P767">PUB</text:p>
          </table:table-cell>
          <table:table-cell table:style-name="Table50.A1" office:value-type="string">
            <text:p text:style-name="P765">store the system counter value at addr</text:p>
          </table:table-cell>
        </table:table-row>
        <table:table-row>
          <table:table-cell table:style-name="Table50.A1" office:value-type="string">
            <text:p text:style-name="P763">CNT?</text:p>
          </table:table-cell>
          <table:table-cell table:style-name="Table50.A1" office:value-type="string">
            <text:p text:style-name="P763">( cycles var -- flg )</text:p>
          </table:table-cell>
          <table:table-cell table:style-name="Table50.A1" office:value-type="string">
            <text:p text:style-name="P867"/>
          </table:table-cell>
          <table:table-cell table:style-name="Table50.A1" office:value-type="string">
            <text:p text:style-name="P868">PUB</text:p>
          </table:table-cell>
          <table:table-cell table:style-name="Table50.A1" office:value-type="string">
            <text:p text:style-name="P867"/>
          </table:table-cell>
        </table:table-row>
        <table:table-row>
          <table:table-cell table:style-name="Table50.A1" office:value-type="string">
            <text:p text:style-name="P763">CNT@</text:p>
          </table:table-cell>
          <table:table-cell table:style-name="Table50.A1" office:value-type="string">
            <text:p text:style-name="P763">( -- cntr )</text:p>
          </table:table-cell>
          <table:table-cell table:style-name="Table50.A1" office:value-type="string">
            <text:p text:style-name="P763"/>
          </table:table-cell>
          <table:table-cell table:style-name="Table50.A1" office:value-type="string">
            <text:p text:style-name="P767">PUB</text:p>
          </table:table-cell>
          <table:table-cell table:style-name="Table50.A1" office:value-type="string">
            <text:p text:style-name="P763">Fetch the current contents of the system counter</text:p>
          </table:table-cell>
        </table:table-row>
      </table:table>
      <text:p text:style-name="P766"/>
      <text:h text:style-name="Heading_20_2" text:outline-level="2">POLLING</text:h>
      <text:p text:style-name="P20">Somewhat related to timers but completely different is the background polling which goes on when a cog is waiting for KEY input. In the main console task this allows a user routine to add POLLS that check for low priority tasks that are more able to be handled by the main console cog such as detecting for SD card inserted etc. The user may add up to 8 polls and this needs to be done in the user init routine as all polls are cleared on boot. </text:p>
      <text:p text:style-name="P20"/>
      <table:table table:name="Table51" table:style-name="Table51">
        <table:table-column table:style-name="Table51.A"/>
        <table:table-column table:style-name="Table51.B"/>
        <table:table-column table:style-name="Table51.C"/>
        <table:table-column table:style-name="Table51.D"/>
        <table:table-column table:style-name="Table51.E"/>
        <table:table-row>
          <table:table-cell table:style-name="Table51.A1" office:value-type="string">
            <text:p text:style-name="P699">?POLL</text:p>
          </table:table-cell>
          <table:table-cell table:style-name="Table51.A1" office:value-type="string">
            <text:p text:style-name="P699">( -- )</text:p>
          </table:table-cell>
          <table:table-cell table:style-name="Table51.A1" office:value-type="string">
            <text:p text:style-name="P699"/>
          </table:table-cell>
          <table:table-cell table:style-name="Table51.A1" office:value-type="string">
            <text:p text:style-name="P702">PUB</text:p>
          </table:table-cell>
          <table:table-cell table:style-name="Table51.A1" office:value-type="string">
            <text:p text:style-name="P699">read up to 8 words and call them if set</text:p>
          </table:table-cell>
        </table:table-row>
        <table:table-row>
          <table:table-cell table:style-name="Table51.A1" office:value-type="string">
            <text:p text:style-name="P20">+POLL</text:p>
          </table:table-cell>
          <table:table-cell table:style-name="Table51.A1" office:value-type="string">
            <text:p text:style-name="P20">( cfa -- )</text:p>
          </table:table-cell>
          <table:table-cell table:style-name="Table51.A1" office:value-type="string">
            <text:p text:style-name="P698">X</text:p>
          </table:table-cell>
          <table:table-cell table:style-name="Table51.A1" office:value-type="string">
            <text:p text:style-name="P702">PUB</text:p>
          </table:table-cell>
          <table:table-cell table:style-name="Table51.A1" office:value-type="string">
            <text:p text:style-name="P698">Add the code routine as a background POLL</text:p>
          </table:table-cell>
        </table:table-row>
      </table:table>
      <text:p text:style-name="P20"/>
      <text:h text:style-name="Heading_20_2" text:outline-level="2">I2C BUS</text:h>
      <table:table table:name="Table52" table:style-name="Table52">
        <table:table-column table:style-name="Table52.A"/>
        <table:table-column table:style-name="Table52.B"/>
        <table:table-column table:style-name="Table52.C"/>
        <table:table-column table:style-name="Table52.D"/>
        <table:table-column table:style-name="Table52.E"/>
        <table:table-row>
          <table:table-cell table:style-name="Table52.A1" office:value-type="string">
            <text:p text:style-name="P299">_I2C@</text:p>
          </table:table-cell>
          <table:table-cell table:style-name="Table52.A1" office:value-type="string">
            <text:p text:style-name="P24"/>
          </table:table-cell>
          <table:table-cell table:style-name="Table52.A1" office:value-type="string">
            <text:p text:style-name="P58">X</text:p>
          </table:table-cell>
          <table:table-cell table:style-name="Table52.A1" office:value-type="string">
            <text:p text:style-name="P299">PUB</text:p>
          </table:table-cell>
          <table:table-cell table:style-name="Table52.A1" office:value-type="string">
            <text:p text:style-name="P24"/>
          </table:table-cell>
        </table:table-row>
        <table:table-row>
          <table:table-cell table:style-name="Table52.A1" office:value-type="string">
            <text:p text:style-name="P162">?I2C</text:p>
          </table:table-cell>
          <table:table-cell table:style-name="Table52.A1" office:value-type="string">
            <text:p text:style-name="P24"/>
          </table:table-cell>
          <table:table-cell table:style-name="Table52.A1" office:value-type="string">
            <text:p text:style-name="P58">X</text:p>
          </table:table-cell>
          <table:table-cell table:style-name="Table52.A1" office:value-type="string">
            <text:p text:style-name="P299">PUB</text:p>
          </table:table-cell>
          <table:table-cell table:style-name="Table52.A1" office:value-type="string">
            <text:p text:style-name="P24"><text:span text:style-name="T79">W</text:span><text:span text:style-name="T32">ait but timeout while busy</text:span></text:p>
          </table:table-cell>
        </table:table-row>
        <table:table-row>
          <table:table-cell table:style-name="Table52.A1" office:value-type="string">
            <text:p text:style-name="P97">*SCL</text:p>
          </table:table-cell>
          <table:table-cell table:style-name="Table52.A1" office:value-type="string">
            <text:p text:style-name="P97"/>
          </table:table-cell>
          <table:table-cell table:style-name="Table52.A1" office:value-type="string">
            <text:p text:style-name="P98">X</text:p>
          </table:table-cell>
          <table:table-cell table:style-name="Table52.A1" office:value-type="string">
            <text:p text:style-name="P302">PUB</text:p>
          </table:table-cell>
          <table:table-cell table:style-name="Table52.A1" office:value-type="string">
            <text:p text:style-name="P97">Pseudo constant, defaults to 28</text:p>
          </table:table-cell>
        </table:table-row>
        <table:table-row>
          <table:table-cell table:style-name="Table52.A1" office:value-type="string">
            <text:p text:style-name="P97">*SDA</text:p>
          </table:table-cell>
          <table:table-cell table:style-name="Table52.A1" office:value-type="string">
            <text:p text:style-name="P97"/>
          </table:table-cell>
          <table:table-cell table:style-name="Table52.A1" office:value-type="string">
            <text:p text:style-name="P98">X</text:p>
          </table:table-cell>
          <table:table-cell table:style-name="Table52.A1" office:value-type="string">
            <text:p text:style-name="P302">PUB</text:p>
          </table:table-cell>
          <table:table-cell table:style-name="Table52.A1" office:value-type="string">
            <text:p text:style-name="P97">Pseudo constant, defaults to 29</text:p>
          </table:table-cell>
        </table:table-row>
        <table:table-row>
          <table:table-cell table:style-name="Table52.A1" office:value-type="string">
            <text:p text:style-name="P94">&lt;I2C</text:p>
          </table:table-cell>
          <table:table-cell table:style-name="Table52.A1" office:value-type="string">
            <text:p text:style-name="P94"/>
          </table:table-cell>
          <table:table-cell table:style-name="Table52.A1" office:value-type="string">
            <text:p text:style-name="P96">X</text:p>
          </table:table-cell>
          <table:table-cell table:style-name="Table52.A1" office:value-type="string">
            <text:p text:style-name="P299">PUB</text:p>
          </table:table-cell>
          <table:table-cell table:style-name="Table52.A1" office:value-type="string">
            <text:p text:style-name="P94">Generate an I2C START condition</text:p>
          </table:table-cell>
        </table:table-row>
        <table:table-row>
          <table:table-cell table:style-name="Table52.A1" office:value-type="string">
            <text:p text:style-name="P162">&lt;I2C&gt;</text:p>
          </table:table-cell>
          <table:table-cell table:style-name="Table52.A1" office:value-type="string">
            <text:p text:style-name="P162"/>
          </table:table-cell>
          <table:table-cell table:style-name="Table52.A1" office:value-type="string">
            <text:p text:style-name="P163">X</text:p>
          </table:table-cell>
          <table:table-cell table:style-name="Table52.A1" office:value-type="string">
            <text:p text:style-name="P299">PUB</text:p>
          </table:table-cell>
          <table:table-cell table:style-name="Table52.A1" office:value-type="string">
            <text:p text:style-name="P162">Restart without checking busy</text:p>
          </table:table-cell>
        </table:table-row>
        <table:table-row>
          <table:table-cell table:style-name="Table52.A1" office:value-type="string">
            <text:p text:style-name="P20">ackI2C@ </text:p>
          </table:table-cell>
          <table:table-cell table:style-name="Table52.A1" office:value-type="string">
            <text:p text:style-name="P20">( -- byte )</text:p>
          </table:table-cell>
          <table:table-cell table:style-name="Table52.A1" office:value-type="string">
            <text:p text:style-name="P58">X</text:p>
          </table:table-cell>
          <table:table-cell table:style-name="Table52.A1" office:value-type="string">
            <text:p text:style-name="P340">PUB</text:p>
          </table:table-cell>
          <table:table-cell table:style-name="Table52.A1" office:value-type="string">
            <text:p text:style-name="P20">Same as I2C@ except the ack state is set active already (= 0 I2C@)</text:p>
          </table:table-cell>
        </table:table-row>
        <table:table-row>
          <table:table-cell table:style-name="Table52.A1" office:value-type="string">
            <text:p text:style-name="P20">EEPROM</text:p>
          </table:table-cell>
          <table:table-cell table:style-name="Table52.A1" office:value-type="string">
            <text:p text:style-name="P20"/>
          </table:table-cell>
          <table:table-cell table:style-name="Table52.A1" office:value-type="string">
            <text:p text:style-name="P58">X</text:p>
          </table:table-cell>
          <table:table-cell table:style-name="Table52.A1" office:value-type="string">
            <text:p text:style-name="P340">PUB</text:p>
          </table:table-cell>
          <table:table-cell table:style-name="Table52.A1" office:value-type="string">
            <text:p text:style-name="P20">Setup P29 and P28 as the I2C bus pins</text:p>
          </table:table-cell>
        </table:table-row>
        <table:table-row>
          <table:table-cell table:style-name="Table52.A1" office:value-type="string">
            <text:p text:style-name="P20">I2C! </text:p>
          </table:table-cell>
          <table:table-cell table:style-name="Table52.A1" office:value-type="string">
            <text:p text:style-name="P20">( byte -- )</text:p>
          </table:table-cell>
          <table:table-cell table:style-name="Table52.A1" office:value-type="string">
            <text:p text:style-name="P58">X</text:p>
          </table:table-cell>
          <table:table-cell table:style-name="Table52.A1" office:value-type="string">
            <text:p text:style-name="P299">PUB</text:p>
          </table:table-cell>
          <table:table-cell table:style-name="Table52.A1" office:value-type="string">
            <text:p text:style-name="P20">Write a byte to the I2C bus</text:p>
          </table:table-cell>
        </table:table-row>
        <table:table-row>
          <table:table-cell table:style-name="Table52.A1" office:value-type="string">
            <text:p text:style-name="P20">I2C!? </text:p>
          </table:table-cell>
          <table:table-cell table:style-name="Table52.A1" office:value-type="string">
            <text:p text:style-name="P20">( byte -- flg )</text:p>
          </table:table-cell>
          <table:table-cell table:style-name="Table52.A1" office:value-type="string">
            <text:p text:style-name="P58">X</text:p>
          </table:table-cell>
          <table:table-cell table:style-name="Table52.A1" office:value-type="string">
            <text:p text:style-name="P299">PUB</text:p>
          </table:table-cell>
          <table:table-cell table:style-name="Table52.A1" office:value-type="string">
            <text:p text:style-name="P20">Write a byte to the I2C bus and return with the ack state</text:p>
          </table:table-cell>
        </table:table-row>
        <table:table-row>
          <table:table-cell table:style-name="Table52.A1" office:value-type="string">
            <text:p text:style-name="P20">I2C@ </text:p>
          </table:table-cell>
          <table:table-cell table:style-name="Table52.A1" office:value-type="string">
            <text:p text:style-name="P20">( ack -- byte )</text:p>
          </table:table-cell>
          <table:table-cell table:style-name="Table52.A1" office:value-type="string">
            <text:p text:style-name="P58">X</text:p>
          </table:table-cell>
          <table:table-cell table:style-name="Table52.A1" office:value-type="string">
            <text:p text:style-name="P299">PUB</text:p>
          </table:table-cell>
          <table:table-cell table:style-name="Table52.A1" office:value-type="string">
            <text:p text:style-name="P20">Fetch a byte from the I2C bus and write the ack state (as is so that 0 = ack)</text:p>
          </table:table-cell>
        </table:table-row>
        <table:table-row>
          <table:table-cell table:style-name="Table52.A1" office:value-type="string">
            <text:p text:style-name="P94">I2C&gt;</text:p>
          </table:table-cell>
          <table:table-cell table:style-name="Table52.A1" office:value-type="string">
            <text:p text:style-name="P94"/>
          </table:table-cell>
          <table:table-cell table:style-name="Table52.A1" office:value-type="string">
            <text:p text:style-name="P96">X</text:p>
          </table:table-cell>
          <table:table-cell table:style-name="Table52.A1" office:value-type="string">
            <text:p text:style-name="P299">PUB</text:p>
          </table:table-cell>
          <table:table-cell table:style-name="Table52.A1" office:value-type="string">
            <text:p text:style-name="P94">Generate an I2C STOP condition</text:p>
          </table:table-cell>
        </table:table-row>
        <table:table-row>
          <table:table-cell table:style-name="Table52.A1" office:value-type="string">
            <text:p text:style-name="P93">I2C100</text:p>
          </table:table-cell>
          <table:table-cell table:style-name="Table52.A1" office:value-type="string">
            <text:p text:style-name="P93">( -- )</text:p>
          </table:table-cell>
          <table:table-cell table:style-name="Table52.A1" office:value-type="string">
            <text:p text:style-name="P96">X</text:p>
          </table:table-cell>
          <table:table-cell table:style-name="Table52.A1" office:value-type="string">
            <text:p text:style-name="P299">PUB</text:p>
          </table:table-cell>
          <table:table-cell table:style-name="Table52.A1" office:value-type="string">
            <text:p text:style-name="P93">Set the I2C bus to 100kHz rate</text:p>
          </table:table-cell>
        </table:table-row>
        <table:table-row>
          <table:table-cell table:style-name="Table52.A1" office:value-type="string">
            <text:p text:style-name="P93">I2C400</text:p>
          </table:table-cell>
          <table:table-cell table:style-name="Table52.A1" office:value-type="string">
            <text:p text:style-name="P93">( -- )</text:p>
          </table:table-cell>
          <table:table-cell table:style-name="Table52.A1" office:value-type="string">
            <text:p text:style-name="P96">X</text:p>
          </table:table-cell>
          <table:table-cell table:style-name="Table52.A1" office:value-type="string">
            <text:p text:style-name="P299">PUB</text:p>
          </table:table-cell>
          <table:table-cell table:style-name="Table52.A1" office:value-type="string">
            <text:p text:style-name="P93">Set the I2C bus to 400kHz rate</text:p>
          </table:table-cell>
        </table:table-row>
        <table:table-row>
          <table:table-cell table:style-name="Table52.A1" office:value-type="string">
            <text:p text:style-name="P93">I2CFAST</text:p>
          </table:table-cell>
          <table:table-cell table:style-name="Table52.A1" office:value-type="string">
            <text:p text:style-name="P93">( -- )</text:p>
          </table:table-cell>
          <table:table-cell table:style-name="Table52.A1" office:value-type="string">
            <text:p text:style-name="P96">X</text:p>
          </table:table-cell>
          <table:table-cell table:style-name="Table52.A1" office:value-type="string">
            <text:p text:style-name="P299">PUB</text:p>
          </table:table-cell>
          <table:table-cell table:style-name="Table52.A1" office:value-type="string">
            <text:p text:style-name="P93">Set the I2C bus to 1MHz rate</text:p>
          </table:table-cell>
        </table:table-row>
        <table:table-row>
          <table:table-cell table:style-name="Table52.A1" office:value-type="string">
            <text:p text:style-name="P20">i2cflg</text:p>
          </table:table-cell>
          <table:table-cell table:style-name="Table52.A1" office:value-type="string">
            <text:p text:style-name="P20"/>
          </table:table-cell>
          <table:table-cell table:style-name="Table52.A1" office:value-type="string">
            <text:p text:style-name="P58">X</text:p>
          </table:table-cell>
          <table:table-cell table:style-name="Table52.A1" office:value-type="string">
            <text:p text:style-name="P299">PUB</text:p>
          </table:table-cell>
          <table:table-cell table:style-name="Table52.A1" office:value-type="string">
            <text:p text:style-name="P161">1 byte</text:p>
          </table:table-cell>
        </table:table-row>
        <table:table-row>
          <table:table-cell table:style-name="Table52.A1" office:value-type="string">
            <text:p text:style-name="P20">I2CPINS </text:p>
          </table:table-cell>
          <table:table-cell table:style-name="Table52.A1" office:value-type="string">
            <text:p text:style-name="P20">( sda scl -- )</text:p>
          </table:table-cell>
          <table:table-cell table:style-name="Table52.A1" office:value-type="string">
            <text:p text:style-name="P58">X</text:p>
          </table:table-cell>
          <table:table-cell table:style-name="Table52.A1" office:value-type="string">
            <text:p text:style-name="P301">PUB</text:p>
          </table:table-cell>
          <table:table-cell table:style-name="Table52.A1" office:value-type="string">
            <text:p text:style-name="P20">Setup the pins that will be used for the I2C bus</text:p>
          </table:table-cell>
        </table:table-row>
        <table:table-row>
          <table:table-cell table:style-name="Table52.A1" office:value-type="string">
            <text:p text:style-name="P91">IO!</text:p>
          </table:table-cell>
          <table:table-cell table:style-name="Table52.A1" office:value-type="string">
            <text:p text:style-name="P91">( data device -- )</text:p>
          </table:table-cell>
          <table:table-cell table:style-name="Table52.A1" office:value-type="string">
            <text:p text:style-name="P92">X</text:p>
          </table:table-cell>
          <table:table-cell table:style-name="Table52.A1" office:value-type="string">
            <text:p text:style-name="P297">PUB</text:p>
          </table:table-cell>
          <table:table-cell table:style-name="Table52.A1" office:value-type="string">
            <text:p text:style-name="P91">PCF8574 style I2C write</text:p>
          </table:table-cell>
        </table:table-row>
        <table:table-row>
          <table:table-cell table:style-name="Table52.A1" office:value-type="string">
            <text:p text:style-name="P91">IO@</text:p>
          </table:table-cell>
          <table:table-cell table:style-name="Table52.A1" office:value-type="string">
            <text:p text:style-name="P91">( device -- data )</text:p>
          </table:table-cell>
          <table:table-cell table:style-name="Table52.A1" office:value-type="string">
            <text:p text:style-name="P92">X</text:p>
          </table:table-cell>
          <table:table-cell table:style-name="Table52.A1" office:value-type="string">
            <text:p text:style-name="P297">PUB</text:p>
          </table:table-cell>
          <table:table-cell table:style-name="Table52.A1" office:value-type="string">
            <text:p text:style-name="P91">PCF8574 style I2C read</text:p>
          </table:table-cell>
        </table:table-row>
        <table:table-row>
          <table:table-cell table:style-name="Table52.A1" office:value-type="string">
            <text:p text:style-name="P93">nakI2C@</text:p>
          </table:table-cell>
          <table:table-cell table:style-name="Table52.A1" office:value-type="string">
            <text:p text:style-name="P771"/>
          </table:table-cell>
          <table:table-cell table:style-name="Table52.A1" office:value-type="string">
            <text:p text:style-name="P58">X</text:p>
          </table:table-cell>
          <table:table-cell table:style-name="Table52.A1" office:value-type="string">
            <text:p text:style-name="P789">PUB</text:p>
          </table:table-cell>
          <table:table-cell table:style-name="Table52.A1" office:value-type="string">
            <text:p text:style-name="P771"/>
          </table:table-cell>
        </table:table-row>
      </table:table>
      <text:h text:style-name="Heading_20_2" text:outline-level="2">PING-PONG NETWORKING</text:h>
      <table:table table:name="Table53" table:style-name="Table53">
        <table:table-column table:style-name="Table53.A"/>
        <table:table-column table:style-name="Table53.B"/>
        <table:table-column table:style-name="Table53.C"/>
        <table:table-column table:style-name="Table53.D"/>
        <table:table-column table:style-name="Table53.E"/>
        <table:table-row>
          <table:table-cell table:style-name="Table53.A1" office:value-type="string">
            <text:p text:style-name="P706">ID!</text:p>
          </table:table-cell>
          <table:table-cell table:style-name="Table53.A1" office:value-type="string">
            <text:p text:style-name="P706">( str -- )</text:p>
          </table:table-cell>
          <table:table-cell table:style-name="Table53.A1" office:value-type="string">
            <text:p text:style-name="P708">X</text:p>
          </table:table-cell>
          <table:table-cell table:style-name="Table53.A1" office:value-type="string">
            <text:p text:style-name="P707">PUB</text:p>
          </table:table-cell>
          <table:table-cell table:style-name="Table53.A1" office:value-type="string">
            <text:p text:style-name="P709">save unit prompt ID (use NULL$ ID! to clear)</text:p>
          </table:table-cell>
        </table:table-row>
        <table:table-row>
          <table:table-cell table:style-name="Table53.A1" office:value-type="string">
            <text:p text:style-name="P709">INTERCOM!</text:p>
          </table:table-cell>
          <table:table-cell table:style-name="Table53.A1" office:value-type="string">
            <text:p text:style-name="P709">( &amp;GP.ID.TR.TE baud -- )</text:p>
          </table:table-cell>
          <table:table-cell table:style-name="Table53.A1" office:value-type="string">
            <text:p text:style-name="P711">X</text:p>
          </table:table-cell>
          <table:table-cell table:style-name="Table53.A1" office:value-type="string">
            <text:p text:style-name="P710">PUB</text:p>
          </table:table-cell>
          <table:table-cell table:style-name="Table53.A1" office:value-type="string">
            <text:p text:style-name="P709">configure this Propeller as a Ping-Pong slave GP-group, ID-moduleID, TR -transmit/receive pin, TE-enable pin</text:p>
          </table:table-cell>
        </table:table-row>
        <table:table-row>
          <table:table-cell table:style-name="Table53.A1" office:value-type="string">
            <text:p text:style-name="P174">.INTERCOM</text:p>
          </table:table-cell>
          <table:table-cell table:style-name="Table53.A1" office:value-type="string">
            <text:p text:style-name="P174">( -- )</text:p>
          </table:table-cell>
          <table:table-cell table:style-name="Table53.A1" office:value-type="string">
            <text:p text:style-name="P260">X</text:p>
          </table:table-cell>
          <table:table-cell table:style-name="Table53.A1" office:value-type="string">
            <text:p text:style-name="P289">PUB</text:p>
          </table:table-cell>
          <table:table-cell table:style-name="Table53.A1" office:value-type="string">
            <text:p text:style-name="P174">Display the list of connected 'PING-PONG network' devices, if this system is installed</text:p>
          </table:table-cell>
        </table:table-row>
      </table:table>
      <text:h text:style-name="Heading_20_2" text:outline-level="2">EEPROM</text:h>
      <text:p text:style-name="P744"><text:s/><text:tab/> <text:tab/> <text:tab/></text:p>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73">?BACKUP</text:p>
          </table:table-cell>
          <table:table-cell table:style-name="Table54.A1" office:value-type="string">
            <text:p text:style-name="P173"/>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Only backup if there were no errors in the TACHYON block load</text:p>
          </table:table-cell>
        </table:table-row>
        <table:table-row>
          <table:table-cell table:style-name="Table54.A1" office:value-type="string">
            <text:p text:style-name="P173">@EE </text:p>
          </table:table-cell>
          <table:table-cell table:style-name="Table54.A1" office:value-type="string">
            <text:p text:style-name="P173">( adr -- ack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Select the appropriate device and issue an address, check ack</text:p>
          </table:table-cell>
        </table:table-row>
        <table:table-row>
          <table:table-cell table:style-name="Table54.A1" office:value-type="string">
            <text:p text:style-name="P603">@EEWAIT</text:p>
          </table:table-cell>
          <table:table-cell table:style-name="Table54.A1" office:value-type="string">
            <text:p text:style-name="P603">( adr -- )</text:p>
          </table:table-cell>
          <table:table-cell table:style-name="Table54.A1" office:value-type="string">
            <text:p text:style-name="P603"/>
          </table:table-cell>
          <table:table-cell table:style-name="Table54.A1" office:value-type="string">
            <text:p text:style-name="P604">PUB</text:p>
          </table:table-cell>
          <table:table-cell table:style-name="Table54.A1" office:value-type="string">
            <text:p text:style-name="P603">Revision 140602 - Added timeout loop counter to prevent hanging</text:p>
          </table:table-cell>
        </table:table-row>
        <table:table-row>
          <table:table-cell table:style-name="Table54.A1" office:value-type="string">
            <text:p text:style-name="P173">AUTORUN &lt;name&gt;</text:p>
          </table:table-cell>
          <table:table-cell table:style-name="Table54.A1" office:value-type="string">
            <text:p text:style-name="P173"/>
          </table:table-cell>
          <table:table-cell table:style-name="Table54.A1" office:value-type="string">
            <text:p text:style-name="P173">XI</text:p>
          </table:table-cell>
          <table:table-cell table:style-name="Table54.A1" office:value-type="string">
            <text:p text:style-name="P176">PUB</text:p>
          </table:table-cell>
          <table:table-cell table:style-name="Table54.A1" office:value-type="string">
            <text:p text:style-name="P177">Set system to autorun name if found else clear autorun if invalid. Executed via EXTEND.boot </text:p>
            <table:table table:name="Table55" table:style-name="Table55">
              <table:table-column table:style-name="Table55.A"/>
              <table:table-row>
                <table:table-cell office:value-type="string">
                  <text:p text:style-name="P177">If the name does not exist in the dictionary at boot-time it will no longer be valid (as in FORGET &lt;name)</text:p>
                </table:table-cell>
              </table:table-row>
            </table:table>
            <text:p text:style-name="P801"/>
          </table:table-cell>
        </table:table-row>
        <table:table-row>
          <table:table-cell table:style-name="Table54.A1" office:value-type="string">
            <text:p text:style-name="P173">BACKUP</text:p>
          </table:table-cell>
          <table:table-cell table:style-name="Table54.A1" office:value-type="string">
            <text:p text:style-name="P173"/>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Backup all of 32k of hub RAM to $0000 of first EEPROM</text:p>
          </table:table-cell>
        </table:table-row>
        <table:table-row>
          <table:table-cell table:style-name="Table54.A1" office:value-type="string">
            <text:p text:style-name="P173">COLD</text:p>
          </table:table-cell>
          <table:table-cell table:style-name="Table54.A1" office:value-type="string">
            <text:p text:style-name="P173"/>
          </table:table-cell>
          <table:table-cell table:style-name="Table54.A1" office:value-type="string">
            <text:p text:style-name="P173">X</text:p>
          </table:table-cell>
          <table:table-cell table:style-name="Table54.A1" office:value-type="string">
            <text:p text:style-name="P178">PUB</text:p>
          </table:table-cell>
          <table:table-cell table:style-name="Table54.A1" office:value-type="string">
            <text:p text:style-name="P173">Reset to a kernel only system in RAM without extensions although EEPROM is not affected</text:p>
          </table:table-cell>
        </table:table-row>
        <table:table-row>
          <table:table-cell table:style-name="Table54.A1" office:value-type="string">
            <text:p text:style-name="P173">CONBAUD </text:p>
          </table:table-cell>
          <table:table-cell table:style-name="Table54.A1" office:value-type="string">
            <text:p text:style-name="P173">( baud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Set the startup baudrate of the console into EEPROM, needs restart to activate. Recommend 300 to 2,000,000</text:p>
          </table:table-cell>
        </table:table-row>
        <table:table-row>
          <table:table-cell table:style-name="Table54.A1" office:value-type="string">
            <text:p text:style-name="P173">E! </text:p>
          </table:table-cell>
          <table:table-cell table:style-name="Table54.A1" office:value-type="string">
            <text:p text:style-name="P173">( long -- adr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Write a long to EEPROM (non-aligned)</text:p>
          </table:table-cell>
        </table:table-row>
        <table:table-row>
          <table:table-cell table:style-name="Table54.A1" office:value-type="string">
            <text:p text:style-name="P173">E@ </text:p>
          </table:table-cell>
          <table:table-cell table:style-name="Table54.A1" office:value-type="string">
            <text:p text:style-name="P173">( adr -- long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Read a long from EEPROM (non-aligned)</text:p>
          </table:table-cell>
        </table:table-row>
        <table:table-row>
          <table:table-cell table:style-name="Table54.A1" office:value-type="string">
            <text:p text:style-name="P173">EC! <text:s text:c="2"/></text:p>
          </table:table-cell>
          <table:table-cell table:style-name="Table54.A1" office:value-type="string">
            <text:p text:style-name="P173">( byte adr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Write a byte to the EEPROM at adr <text:s text:c="2"/>(spans multiple 64k devices)</text:p>
          </table:table-cell>
        </table:table-row>
        <table:table-row>
          <table:table-cell table:style-name="Table54.A1" office:value-type="string">
            <text:p text:style-name="P173">EC@ <text:s text:c="3"/></text:p>
          </table:table-cell>
          <table:table-cell table:style-name="Table54.A1" office:value-type="string">
            <text:p text:style-name="P173">( adr -- byte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Read a byte from EEPROM at adr <text:s text:c="3"/>(spans multiple 64k devices)</text:p>
          </table:table-cell>
        </table:table-row>
        <table:table-row>
          <table:table-cell table:style-name="Table54.A1" office:value-type="string">
            <text:p text:style-name="P173">ECOPY </text:p>
          </table:table-cell>
          <table:table-cell table:style-name="Table54.A1" office:value-type="string">
            <text:p text:style-name="P173">( eesrc eedst cnt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Copy cnt bytes from eesrc to eedst </text:p>
          </table:table-cell>
        </table:table-row>
        <table:table-row>
          <table:table-cell table:style-name="Table54.A1" office:value-type="string">
            <text:p text:style-name="P173">EE</text:p>
          </table:table-cell>
          <table:table-cell table:style-name="Table54.A1" office:value-type="string">
            <text:p text:style-name="P173">(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Select EEPROM for memory DUMP using various DUMP methods (i.e. 0 $100 EE DUMP)</text:p>
          </table:table-cell>
        </table:table-row>
        <table:table-row>
          <table:table-cell table:style-name="Table54.A1" office:value-type="string">
            <text:p text:style-name="P179">eedev</text:p>
          </table:table-cell>
          <table:table-cell table:style-name="Table54.A1" office:value-type="string">
            <text:p text:style-name="P179">( -- adr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9">1 byte</text:p>
          </table:table-cell>
        </table:table-row>
        <table:table-row>
          <table:table-cell table:style-name="Table54.A1" office:value-type="string">
            <text:p text:style-name="P179">eeflg</text:p>
          </table:table-cell>
          <table:table-cell table:style-name="Table54.A1" office:value-type="string">
            <text:p text:style-name="P179">( -- adr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9">1 byte</text:p>
          </table:table-cell>
        </table:table-row>
        <table:table-row>
          <table:table-cell table:style-name="Table54.A1" office:value-type="string">
            <text:p text:style-name="P180">EEPROM</text:p>
          </table:table-cell>
          <table:table-cell table:style-name="Table54.A1" office:value-type="string">
            <text:p text:style-name="P180">(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80">Assign pins P28 and P29 for EEPROM interface</text:p>
          </table:table-cell>
        </table:table-row>
        <table:table-row>
          <table:table-cell table:style-name="Table54.A1" office:value-type="string">
            <text:p text:style-name="P173">EERD </text:p>
          </table:table-cell>
          <table:table-cell table:style-name="Table54.A1" office:value-type="string">
            <text:p text:style-name="P173">( -- <text:s/>)</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Switch EEPROM to read mode, check ack</text:p>
          </table:table-cell>
        </table:table-row>
        <table:table-row>
          <table:table-cell table:style-name="Table54.A1" office:value-type="string">
            <text:p text:style-name="P173">EFILL </text:p>
          </table:table-cell>
          <table:table-cell table:style-name="Table54.A1" office:value-type="string">
            <text:p text:style-name="P173">( src cnt ch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Fill EEPROM from src address for cnt times with byte ch</text:p>
          </table:table-cell>
        </table:table-row>
        <table:table-row>
          <table:table-cell table:style-name="Table54.A1" office:value-type="string">
            <text:p text:style-name="P173">ELOAD </text:p>
          </table:table-cell>
          <table:table-cell table:style-name="Table54.A1" office:value-type="string">
            <text:p text:style-name="P173">( eeprom ram cnt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Load a block of EEPROM to RAM. Will load 32K from EEPROM in <text:s/>4.325sec</text:p>
          </table:table-cell>
        </table:table-row>
        <table:table-row>
          <table:table-cell table:style-name="Table54.A1" office:value-type="string">
            <text:p text:style-name="P181">ep</text:p>
          </table:table-cell>
          <table:table-cell table:style-name="Table54.A1" office:value-type="string">
            <text:p text:style-name="P181">( -- 128 )</text:p>
          </table:table-cell>
          <table:table-cell table:style-name="Table54.A1" office:value-type="string">
            <text:p text:style-name="P181"/>
          </table:table-cell>
          <table:table-cell table:style-name="Table54.A1" office:value-type="string">
            <text:p text:style-name="P175">PUB</text:p>
          </table:table-cell>
          <table:table-cell table:style-name="Table54.A1" office:value-type="string">
            <text:p text:style-name="P181">Constant</text:p>
          </table:table-cell>
        </table:table-row>
        <table:table-row>
          <table:table-cell table:style-name="Table54.A1" office:value-type="string">
            <text:p text:style-name="P173">ESAVE </text:p>
          </table:table-cell>
          <table:table-cell table:style-name="Table54.A1" office:value-type="string">
            <text:p text:style-name="P173">( ram eeprom cnt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Save a block of RAM to EEPROM using page write. Will backup 32K to EEPROM in 4.963 seconds )</text:p>
          </table:table-cell>
        </table:table-row>
        <table:table-row>
          <table:table-cell table:style-name="Table54.A1" office:value-type="string">
            <text:p text:style-name="P173">ESAVEB </text:p>
          </table:table-cell>
          <table:table-cell table:style-name="Table54.A1" office:value-type="string">
            <text:p text:style-name="P173">( ram eeprom cnt --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Save a block of RAM to EEPROM using byte by byte method, slower and safer for non-page alignments</text:p>
          </table:table-cell>
        </table:table-row>
        <table:table-row>
          <table:table-cell table:style-name="Table54.A1" office:value-type="string">
            <text:p text:style-name="P173">EW! </text:p>
          </table:table-cell>
          <table:table-cell table:style-name="Table54.A1" office:value-type="string">
            <text:p text:style-name="P173">( word -- adr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Write a word to EEPROM (non-aligned)</text:p>
          </table:table-cell>
        </table:table-row>
        <table:table-row>
          <table:table-cell table:style-name="Table54.A1" office:value-type="string">
            <text:p text:style-name="P173">EW@ <text:s text:c="2"/></text:p>
          </table:table-cell>
          <table:table-cell table:style-name="Table54.A1" office:value-type="string">
            <text:p text:style-name="P173">( adr -- word )</text:p>
          </table:table-cell>
          <table:table-cell table:style-name="Table54.A1" office:value-type="string">
            <text:p text:style-name="P173">X</text:p>
          </table:table-cell>
          <table:table-cell table:style-name="Table54.A1" office:value-type="string">
            <text:p text:style-name="P175">PUB</text:p>
          </table:table-cell>
          <table:table-cell table:style-name="Table54.A1" office:value-type="string">
            <text:p text:style-name="P173">Read a word from EEPROM (non-aligned)</text:p>
          </table:table-cell>
        </table:table-row>
        <table:table-row>
          <table:table-cell table:style-name="Table54.A1" office:value-type="string">
            <text:p text:style-name="P182">SAVEROM</text:p>
          </table:table-cell>
          <table:table-cell table:style-name="Table54.A1" office:value-type="string">
            <text:p text:style-name="P182">( -- )</text:p>
          </table:table-cell>
          <table:table-cell table:style-name="Table54.A1" office:value-type="string">
            <text:p text:style-name="P360">X</text:p>
          </table:table-cell>
          <table:table-cell table:style-name="Table54.A1" office:value-type="string">
            <text:p text:style-name="P183">PUB</text:p>
          </table:table-cell>
          <table:table-cell table:style-name="Table54.A1" office:value-type="string">
            <text:p text:style-name="P182">Always called at the start of a ROM file to load the hex bytes of code and data that follow into cog memory</text:p>
          </table:table-cell>
        </table:table-row>
      </table:table>
      <text:p text:style-name="P698"/>
      <text:p text:style-name="Standard"/>
      <text:h text:style-name="P916" text:outline-level="2">ANSI<text:span text:style-name="T111"> TERMINAL SUPPORT</text:span></text:h>
      <table:table table:name="Table56" table:style-name="Table56">
        <table:table-column table:style-name="Table56.A"/>
        <table:table-column table:style-name="Table56.B"/>
        <table:table-column table:style-name="Table56.C"/>
        <table:table-column table:style-name="Table56.D"/>
        <table:table-column table:style-name="Table56.E"/>
        <table:table-row>
          <table:table-cell table:style-name="Table56.A1" office:value-type="string">
            <text:p text:style-name="P108">?ANSI</text:p>
          </table:table-cell>
          <table:table-cell table:style-name="Table56.A1" office:value-type="string">
            <text:p text:style-name="P108">(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108">Detects whether terminal supports ANSI commands<text:span text:style-name="T81"> and stores that at _ansi</text:span></text:p>
          </table:table-cell>
        </table:table-row>
        <table:table-row>
          <table:table-cell table:style-name="Table56.A1" office:value-type="string">
            <text:p text:style-name="P107">.HEAD$</text:p>
          </table:table-cell>
          <table:table-cell table:style-name="Table56.A1" office:value-type="string">
            <text:p text:style-name="P107">( str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74">Displays string at address str in bold with *** either side</text:p>
          </table:table-cell>
        </table:table-row>
        <table:table-row>
          <table:table-cell table:style-name="Table56.A1" office:value-type="string">
            <text:p text:style-name="P144">BELL</text:p>
          </table:table-cell>
          <table:table-cell table:style-name="Table56.A1" office:value-type="string">
            <text:p text:style-name="P144">( -- )</text:p>
          </table:table-cell>
          <table:table-cell table:style-name="Table56.A1" office:value-type="string">
            <text:p text:style-name="P275">X</text:p>
          </table:table-cell>
          <table:table-cell table:style-name="Table56.A1" office:value-type="string">
            <text:p text:style-name="P332">PUB</text:p>
          </table:table-cell>
          <table:table-cell table:style-name="Table56.A1" office:value-type="string">
            <text:p text:style-name="P144">emit one bell character</text:p>
          </table:table-cell>
        </table:table-row>
        <table:table-row>
          <table:table-cell table:style-name="Table56.A1" office:value-type="string">
            <text:p text:style-name="P20">black</text:p>
          </table:table-cell>
          <table:table-cell table:style-name="Table56.A1" office:value-type="string">
            <text:p text:style-name="P20">( -- 0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20">blue</text:p>
          </table:table-cell>
          <table:table-cell table:style-name="Table56.A1" office:value-type="string">
            <text:p text:style-name="P20">( -- 4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20">BOLD</text:p>
          </table:table-cell>
          <table:table-cell table:style-name="Table56.A1" office:value-type="string">
            <text:p text:style-name="P20"/>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Enable ANSI bold type (if supported)</text:p>
          </table:table-cell>
        </table:table-row>
        <table:table-row>
          <table:table-cell table:style-name="Table56.A1" office:value-type="string">
            <text:p text:style-name="P20">CLS</text:p>
          </table:table-cell>
          <table:table-cell table:style-name="Table56.A1" office:value-type="string">
            <text:p text:style-name="P20"/>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Hybrid $0C EMIT plus ANSI HOME + ERASE SCREEN</text:p>
          </table:table-cell>
        </table:table-row>
        <table:table-row>
          <table:table-cell table:style-name="Table56.A1" office:value-type="string">
            <text:p text:style-name="P146">CLS </text:p>
          </table:table-cell>
          <table:table-cell table:style-name="Table56.A1" office:value-type="string">
            <text:p text:style-name="P146">( -- ) </text:p>
          </table:table-cell>
          <table:table-cell table:style-name="Table56.A1" office:value-type="string">
            <text:p text:style-name="P275">X</text:p>
          </table:table-cell>
          <table:table-cell table:style-name="Table56.A1" office:value-type="string">
            <text:p text:style-name="P343">PUB</text:p>
          </table:table-cell>
          <table:table-cell table:style-name="Table56.A1" office:value-type="string">
            <text:p text:style-name="P146">Clear the screen (ANSI) </text:p>
          </table:table-cell>
        </table:table-row>
        <table:table-row>
          <table:table-cell table:style-name="Table56.A1" office:value-type="string">
            <text:p text:style-name="P110">CURSOR</text:p>
          </table:table-cell>
          <table:table-cell table:style-name="Table56.A1" office:value-type="string">
            <text:p text:style-name="P110">( on/off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110">Set visible cursor on or off</text:p>
          </table:table-cell>
        </table:table-row>
        <table:table-row>
          <table:table-cell table:style-name="Table56.A1" office:value-type="string">
            <text:p text:style-name="P20">cyan</text:p>
          </table:table-cell>
          <table:table-cell table:style-name="Table56.A1" office:value-type="string">
            <text:p text:style-name="P20">( -- 6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111">ERLINE</text:p>
          </table:table-cell>
          <table:table-cell table:style-name="Table56.A1" office:value-type="string">
            <text:p text:style-name="P111">(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111">Erase the current line</text:p>
          </table:table-cell>
        </table:table-row>
        <table:table-row>
          <table:table-cell table:style-name="Table56.A1" office:value-type="string">
            <text:p text:style-name="P111">ERSCN</text:p>
          </table:table-cell>
          <table:table-cell table:style-name="Table56.A1" office:value-type="string">
            <text:p text:style-name="P111">(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111">Erase the screen from the current location</text:p>
          </table:table-cell>
        </table:table-row>
        <table:table-row>
          <table:table-cell table:style-name="Table56.A1" office:value-type="string">
            <text:p text:style-name="P111">ESC</text:p>
          </table:table-cell>
          <table:table-cell table:style-name="Table56.A1" office:value-type="string">
            <text:p text:style-name="P111">( ch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20">green</text:p>
          </table:table-cell>
          <table:table-cell table:style-name="Table56.A1" office:value-type="string">
            <text:p text:style-name="P20">( -- 2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111">HOME</text:p>
          </table:table-cell>
          <table:table-cell table:style-name="Table56.A1" office:value-type="string">
            <text:p text:style-name="P111">(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111">Cursor is set to the top left corner of the window</text:p>
          </table:table-cell>
        </table:table-row>
        <table:table-row>
          <table:table-cell table:style-name="Table56.A1" office:value-type="string">
            <text:p text:style-name="P20">magenta</text:p>
          </table:table-cell>
          <table:table-cell table:style-name="Table56.A1" office:value-type="string">
            <text:p text:style-name="P20">( -- 5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108">MARGINS</text:p>
          </table:table-cell>
          <table:table-cell table:style-name="Table56.A1" office:value-type="string">
            <text:p text:style-name="P108">( top bottom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108">Sets the number of rows at top and bottom of the terminal window to be set as margins</text:p>
          </table:table-cell>
        </table:table-row>
        <table:table-row>
          <table:table-cell table:style-name="Table56.A1" office:value-type="string">
            <text:p text:style-name="P78">NEON</text:p>
          </table:table-cell>
          <table:table-cell table:style-name="Table56.A1" office:value-type="string">
            <text:p text:style-name="P78">( -- )</text:p>
          </table:table-cell>
          <table:table-cell table:style-name="Table56.A1" office:value-type="string">
            <text:p text:style-name="P275">X</text:p>
          </table:table-cell>
          <table:table-cell table:style-name="Table56.A1" office:value-type="string">
            <text:p text:style-name="P289">PUB</text:p>
          </table:table-cell>
          <table:table-cell table:style-name="Table56.A1" office:value-type="string">
            <text:p text:style-name="P78">Set pen color to a sequence per character</text:p>
          </table:table-cell>
        </table:table-row>
        <table:table-row>
          <table:table-cell table:style-name="Table56.A1" office:value-type="string">
            <text:p text:style-name="P20">PAPER</text:p>
          </table:table-cell>
          <table:table-cell table:style-name="Table56.A1" office:value-type="string">
            <text:p text:style-name="P20">( color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Set paper color (background 0..7)<text:span text:style-name="T142"> e.g. black PAPER</text:span></text:p>
          </table:table-cell>
        </table:table-row>
        <table:table-row>
          <table:table-cell table:style-name="Table56.A1" office:value-type="string">
            <text:p text:style-name="P20">PEN</text:p>
          </table:table-cell>
          <table:table-cell table:style-name="Table56.A1" office:value-type="string">
            <text:p text:style-name="P20">( color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Set pen color (foreground 0..7)<text:span text:style-name="T142"> e.g. white PEN</text:span></text:p>
          </table:table-cell>
        </table:table-row>
        <table:table-row>
          <table:table-cell table:style-name="Table56.A1" office:value-type="string">
            <text:p text:style-name="P20">PLAIN</text:p>
          </table:table-cell>
          <table:table-cell table:style-name="Table56.A1" office:value-type="string">
            <text:p text:style-name="P20"/>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Reset all type to plain</text:p>
          </table:table-cell>
        </table:table-row>
        <table:table-row>
          <table:table-cell table:style-name="Table56.A1" office:value-type="string">
            <text:p text:style-name="P20">red</text:p>
          </table:table-cell>
          <table:table-cell table:style-name="Table56.A1" office:value-type="string">
            <text:p text:style-name="P20">( -- 1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20">REVERSE</text:p>
          </table:table-cell>
          <table:table-cell table:style-name="Table56.A1" office:value-type="string">
            <text:p text:style-name="P20"/>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Enable ANSI reverse type</text:p>
          </table:table-cell>
        </table:table-row>
        <table:table-row>
          <table:table-cell table:style-name="Table56.A1" office:value-type="string">
            <text:p text:style-name="P146">SPINNER </text:p>
          </table:table-cell>
          <table:table-cell table:style-name="Table56.A1" office:value-type="string">
            <text:p text:style-name="P146">( -- ) </text:p>
          </table:table-cell>
          <table:table-cell table:style-name="Table56.A1" office:value-type="string">
            <text:p text:style-name="P275">X</text:p>
          </table:table-cell>
          <table:table-cell table:style-name="Table56.A1" office:value-type="string">
            <text:p text:style-name="P332">PUB</text:p>
          </table:table-cell>
          <table:table-cell table:style-name="Table56.A1" office:value-type="string">
            <text:p text:style-name="P146">Emit the next character in a spinner sequence ( | / - \ ) using backspace to reposition</text:p>
          </table:table-cell>
        </table:table-row>
        <table:table-row>
          <table:table-cell table:style-name="Table56.A1" office:value-type="string">
            <text:p text:style-name="P20">white</text:p>
          </table:table-cell>
          <table:table-cell table:style-name="Table56.A1" office:value-type="string">
            <text:p text:style-name="P20">( -- 7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Constant for ANSI pen or paper color (white PEN)</text:p>
          </table:table-cell>
        </table:table-row>
        <table:table-row>
          <table:table-cell table:style-name="Table56.A1" office:value-type="string">
            <text:p text:style-name="P108">WRAP</text:p>
          </table:table-cell>
          <table:table-cell table:style-name="Table56.A1" office:value-type="string">
            <text:p text:style-name="P108">( on/off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108">Set whether overflow at the end of line wraps round to the next line</text:p>
          </table:table-cell>
        </table:table-row>
        <table:table-row>
          <table:table-cell table:style-name="Table56.A1" office:value-type="string">
            <text:p text:style-name="P20">XY </text:p>
          </table:table-cell>
          <table:table-cell table:style-name="Table56.A1" office:value-type="string">
            <text:p text:style-name="P20">( x y --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P20">ANSI XY cursor positioning (1 1 XY = home)</text:p>
          </table:table-cell>
        </table:table-row>
        <table:table-row>
          <table:table-cell table:style-name="Table56.A1" office:value-type="string">
            <text:p text:style-name="P20">yellow</text:p>
          </table:table-cell>
          <table:table-cell table:style-name="Table56.A1" office:value-type="string">
            <text:p text:style-name="P20">( -- 3 )</text:p>
          </table:table-cell>
          <table:table-cell table:style-name="Table56.A1" office:value-type="string">
            <text:p text:style-name="P275">X</text:p>
          </table:table-cell>
          <table:table-cell table:style-name="Table56.A1" office:value-type="string">
            <text:p text:style-name="P303">PUB</text:p>
          </table:table-cell>
          <table:table-cell table:style-name="Table56.A1" office:value-type="string">
            <text:p text:style-name="Standard"/>
          </table:table-cell>
        </table:table-row>
        <table:table-row>
          <table:table-cell table:style-name="Table56.A1" office:value-type="string">
            <text:p text:style-name="P113">_ansi</text:p>
          </table:table-cell>
          <table:table-cell table:style-name="Table56.A1" office:value-type="string">
            <text:p text:style-name="P360">( -- adr )</text:p>
          </table:table-cell>
          <table:table-cell table:style-name="Table56.A1" office:value-type="string">
            <text:p text:style-name="P275">X</text:p>
          </table:table-cell>
          <table:table-cell table:style-name="Table56.A1" office:value-type="string">
            <text:p text:style-name="P303">PRI</text:p>
          </table:table-cell>
          <table:table-cell table:style-name="Table56.A1" office:value-type="string">
            <text:p text:style-name="P113">1 long, stores terminal ANSI support</text:p>
          </table:table-cell>
        </table:table-row>
        <table:table-row>
          <table:table-cell table:style-name="Table56.A1" office:value-type="string">
            <text:p text:style-name="P111">.PAR</text:p>
          </table:table-cell>
          <table:table-cell table:style-name="Table56.A1" office:value-type="string">
            <text:p text:style-name="P111">( -- )</text:p>
          </table:table-cell>
          <table:table-cell table:style-name="Table56.A1" office:value-type="string">
            <text:p text:style-name="P275">X</text:p>
          </table:table-cell>
          <table:table-cell table:style-name="Table56.A1" office:value-type="string">
            <text:p text:style-name="P303">PRI</text:p>
          </table:table-cell>
          <table:table-cell table:style-name="Table56.A1" office:value-type="string">
            <text:p text:style-name="Standard"/>
          </table:table-cell>
        </table:table-row>
        <table:table-row>
          <table:table-cell table:style-name="Table56.A1" office:value-type="string">
            <text:p text:style-name="P111">AEMIT</text:p>
          </table:table-cell>
          <table:table-cell table:style-name="Table56.A1" office:value-type="string">
            <text:p text:style-name="P115">( ch -- )</text:p>
          </table:table-cell>
          <table:table-cell table:style-name="Table56.A1" office:value-type="string">
            <text:p text:style-name="P275">X</text:p>
          </table:table-cell>
          <table:table-cell table:style-name="Table56.A1" office:value-type="string">
            <text:p text:style-name="P303">PRI</text:p>
          </table:table-cell>
          <table:table-cell table:style-name="Table56.A1" office:value-type="string">
            <text:p text:style-name="P115">Only emit ch if ANSI is supported</text:p>
          </table:table-cell>
        </table:table-row>
        <table:table-row>
          <table:table-cell table:style-name="Table56.A1" office:value-type="string">
            <text:p text:style-name="P113">ANSI?</text:p>
          </table:table-cell>
          <table:table-cell table:style-name="Table56.A1" office:value-type="string">
            <text:p text:style-name="P113">( -- flg )</text:p>
          </table:table-cell>
          <table:table-cell table:style-name="Table56.A1" office:value-type="string">
            <text:p text:style-name="P275">X</text:p>
          </table:table-cell>
          <table:table-cell table:style-name="Table56.A1" office:value-type="string">
            <text:p text:style-name="P303">PRI</text:p>
          </table:table-cell>
          <table:table-cell table:style-name="Table56.A1" office:value-type="string">
            <text:p text:style-name="P113">Checks the value of _ansi and sets flag true if ANSI supported ( faster than calling ?ANSI everytime )</text:p>
          </table:table-cell>
        </table:table-row>
      </table:table>
      <text:h text:style-name="Heading_20_2" text:outline-level="2">EASYFILE FAT32</text:h>
      <text:p text:style-name="P20">The FAT32 file layer is built on top of basic buffered sector layer and the virtual memory layer on top of that. Since the virtual memory is limited to 4GB using a 32-bit address a further step is taken to allow a file to be addressed as virtual memory of up to 4GB. There are sector and directory buffers for up to four files which are opened in the sense that the virtual memory address to the start of the file is located. File sectors are assumed to be contiguous without fragmentation and this is normally the case as I have never found a fragmented SD card before. Not having to follow clusters simplifies and speeds the virtual memory layer.</text:p>
      <text:p text:style-name="P20"/>
      <text:p text:style-name="P160">N.B. The SD card interface pins may need setting up with SDCARD, to suit your circuit board SanDisk cards <text:span text:style-name="T105">are known </text:span>to work, but other makes are not guaranteed</text:p>
      <text:p text:style-name="P20"/>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414">_sdpins</text:p>
          </table:table-cell>
          <table:table-cell table:style-name="Table57.A1" office:value-type="string">
            <text:p text:style-name="P509">( -- adr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4">1 long in code memory, SD pins setting which is saved every time BACKUP is run</text:p>
          </table:table-cell>
        </table:table-row>
        <table:table-row>
          <table:table-cell table:style-name="Table57.A1" office:value-type="string">
            <text:p text:style-name="P639">-FERASE</text:p>
          </table:table-cell>
          <table:table-cell table:style-name="Table57.A1" office:value-type="string">
            <text:p text:style-name="P639"/>
          </table:table-cell>
          <table:table-cell table:style-name="Table57.A1" office:value-type="string">
            <text:p text:style-name="P651">EF</text:p>
          </table:table-cell>
          <table:table-cell table:style-name="Table57.A1" office:value-type="string">
            <text:p text:style-name="P657">PUB</text:p>
          </table:table-cell>
          <table:table-cell table:style-name="Table57.A1" office:value-type="string">
            <text:p text:style-name="P639">Erase the current file by overwriting with nulls</text:p>
          </table:table-cell>
        </table:table-row>
        <table:table-row>
          <table:table-cell table:style-name="Table57.A1" office:value-type="string">
            <text:p text:style-name="P407">!SD</text:p>
          </table:table-cell>
          <table:table-cell table:style-name="Table57.A1" office:value-type="string">
            <text:p text:style-name="P407"/>
          </table:table-cell>
          <table:table-cell table:style-name="Table57.A1" office:value-type="string">
            <text:p text:style-name="P539">EF</text:p>
          </table:table-cell>
          <table:table-cell table:style-name="Table57.A1" office:value-type="string">
            <text:p text:style-name="P563">PUB</text:p>
          </table:table-cell>
          <table:table-cell table:style-name="Table57.A1" office:value-type="string">
            <text:p text:style-name="P407">Initialise the SD card (with timeout)</text:p>
          </table:table-cell>
        </table:table-row>
        <table:table-row>
          <table:table-cell table:style-name="Table57.A1" office:value-type="string">
            <text:p text:style-name="P72"><text:span text:style-name="T34">?</text:span><text:span text:style-name="T32">MOUNT</text:span></text:p>
          </table:table-cell>
          <table:table-cell table:style-name="Table57.A1" office:value-type="string">
            <text:p text:style-name="P535">( -- )</text:p>
          </table:table-cell>
          <table:table-cell table:style-name="Table57.A1" office:value-type="string">
            <text:p text:style-name="P539">EF</text:p>
          </table:table-cell>
          <table:table-cell table:style-name="Table57.A1" office:value-type="string">
            <text:p text:style-name="P555">PUB</text:p>
          </table:table-cell>
          <table:table-cell table:style-name="Table57.A1" office:value-type="string">
            <text:p text:style-name="P535">If not already, mount sdcard</text:p>
          </table:table-cell>
        </table:table-row>
        <table:table-row>
          <table:table-cell table:style-name="Table57.A1" office:value-type="string">
            <text:p text:style-name="P641">.FILE</text:p>
          </table:table-cell>
          <table:table-cell table:style-name="Table57.A1" office:value-type="string">
            <text:p text:style-name="P641">( -- )</text:p>
          </table:table-cell>
          <table:table-cell table:style-name="Table57.A1" office:value-type="string">
            <text:p text:style-name="P651">EF</text:p>
          </table:table-cell>
          <table:table-cell table:style-name="Table57.A1" office:value-type="string">
            <text:p text:style-name="P664">PUB</text:p>
          </table:table-cell>
          <table:table-cell table:style-name="Table57.A1" office:value-type="string">
            <text:p text:style-name="P641">Display the status of the file stream FILE#</text:p>
          </table:table-cell>
        </table:table-row>
        <table:table-row>
          <table:table-cell table:style-name="Table57.A1" office:value-type="string">
            <text:p text:style-name="P373">.FILES</text:p>
          </table:table-cell>
          <table:table-cell table:style-name="Table57.A1" office:value-type="string">
            <text:p text:style-name="P373"/>
          </table:table-cell>
          <table:table-cell table:style-name="Table57.A1" office:value-type="string">
            <text:p text:style-name="P539">EF</text:p>
          </table:table-cell>
          <table:table-cell table:style-name="Table57.A1" office:value-type="string">
            <text:p text:style-name="P543">PUB</text:p>
          </table:table-cell>
          <table:table-cell table:style-name="Table57.A1" office:value-type="string">
            <text:p text:style-name="P373">Display the present status of the four four file streams</text:p>
          </table:table-cell>
        </table:table-row>
        <table:table-row>
          <table:table-cell table:style-name="Table57.A1" office:value-type="string">
            <text:p text:style-name="P378">.FNAME</text:p>
          </table:table-cell>
          <table:table-cell table:style-name="Table57.A1" office:value-type="string">
            <text:p text:style-name="P378">( -- )</text:p>
          </table:table-cell>
          <table:table-cell table:style-name="Table57.A1" office:value-type="string">
            <text:p text:style-name="P539">EF</text:p>
          </table:table-cell>
          <table:table-cell table:style-name="Table57.A1" office:value-type="string">
            <text:p text:style-name="P546">PUB</text:p>
          </table:table-cell>
          <table:table-cell table:style-name="Table57.A1" office:value-type="string">
            <text:p text:style-name="P378">Print the file name at the current loop index I</text:p>
          </table:table-cell>
        </table:table-row>
        <table:table-row>
          <table:table-cell table:style-name="Table57.A1" office:value-type="string">
            <text:p text:style-name="P61">.FX</text:p>
          </table:table-cell>
          <table:table-cell table:style-name="Table57.A1" office:value-type="string">
            <text:p text:style-name="P61">( index -- )</text:p>
          </table:table-cell>
          <table:table-cell table:style-name="Table57.A1" office:value-type="string">
            <text:p text:style-name="P539">EF</text:p>
          </table:table-cell>
          <table:table-cell table:style-name="Table57.A1" office:value-type="string">
            <text:p text:style-name="P543">PUB</text:p>
          </table:table-cell>
          <table:table-cell table:style-name="Table57.A1" office:value-type="string">
            <text:p text:style-name="P61">Display the status of the file stream 'index'</text:p>
          </table:table-cell>
        </table:table-row>
        <table:table-row>
          <table:table-cell table:style-name="Table57.A1" office:value-type="string">
            <text:p text:style-name="P64">.LIST</text:p>
          </table:table-cell>
          <table:table-cell table:style-name="Table57.A1" office:value-type="string">
            <text:p text:style-name="P64">( -- )</text:p>
          </table:table-cell>
          <table:table-cell table:style-name="Table57.A1" office:value-type="string">
            <text:p text:style-name="P539">EF</text:p>
          </table:table-cell>
          <table:table-cell table:style-name="Table57.A1" office:value-type="string">
            <text:p text:style-name="P544">PUB</text:p>
          </table:table-cell>
          <table:table-cell table:style-name="Table57.A1" office:value-type="string">
            <text:p text:style-name="P64">Display verbose listing of files</text:p>
          </table:table-cell>
        </table:table-row>
        <table:table-row>
          <table:table-cell table:style-name="Table57.A1" office:value-type="string">
            <text:p text:style-name="P685">(cat)</text:p>
          </table:table-cell>
          <table:table-cell table:style-name="Table57.A1" office:value-type="string">
            <text:p text:style-name="P686"/>
          </table:table-cell>
          <table:table-cell table:style-name="Table57.A1" office:value-type="string">
            <text:p text:style-name="P651">EF</text:p>
          </table:table-cell>
          <table:table-cell table:style-name="Table57.A1" office:value-type="string">
            <text:p text:style-name="P657">PUB</text:p>
          </table:table-cell>
          <table:table-cell table:style-name="Table57.A1" office:value-type="string">
            <text:p text:style-name="P686">Display the currently open file else ignore</text:p>
          </table:table-cell>
        </table:table-row>
        <table:table-row>
          <table:table-cell table:style-name="Table57.A1" office:value-type="string">
            <text:p text:style-name="P362">(SLIST)</text:p>
          </table:table-cell>
          <table:table-cell table:style-name="Table57.A1" office:value-type="string">
            <text:p text:style-name="P362">( 'method -- )</text:p>
          </table:table-cell>
          <table:table-cell table:style-name="Table57.A1" office:value-type="string">
            <text:p text:style-name="P539">EF</text:p>
          </table:table-cell>
          <table:table-cell table:style-name="Table57.A1" office:value-type="string">
            <text:p text:style-name="P544">PUB</text:p>
          </table:table-cell>
          <table:table-cell table:style-name="Table57.A1" office:value-type="string">
            <text:p text:style-name="P362"/>
          </table:table-cell>
        </table:table-row>
        <table:table-row>
          <table:table-cell table:style-name="Table57.A1" office:value-type="string">
            <text:p text:style-name="P71">@BOOT</text:p>
          </table:table-cell>
          <table:table-cell table:style-name="Table57.A1" office:value-type="string">
            <text:p text:style-name="P71">( -- bootsect )</text:p>
          </table:table-cell>
          <table:table-cell table:style-name="Table57.A1" office:value-type="string">
            <text:p text:style-name="P539">EF</text:p>
          </table:table-cell>
          <table:table-cell table:style-name="Table57.A1" office:value-type="string">
            <text:p text:style-name="P557">PUB</text:p>
          </table:table-cell>
          <table:table-cell table:style-name="Table57.A1" office:value-type="string">
            <text:p text:style-name="Standard"/>
          </table:table-cell>
        </table:table-row>
        <table:table-row>
          <table:table-cell table:style-name="Table57.A1" office:value-type="string">
            <text:p text:style-name="P635">@FAT</text:p>
          </table:table-cell>
          <table:table-cell table:style-name="Table57.A1" office:value-type="string">
            <text:p text:style-name="P635">( fat# -- sector )</text:p>
          </table:table-cell>
          <table:table-cell table:style-name="Table57.A1" office:value-type="string">
            <text:p text:style-name="P651">EF</text:p>
          </table:table-cell>
          <table:table-cell table:style-name="Table57.A1" office:value-type="string">
            <text:p text:style-name="P662">PUB</text:p>
          </table:table-cell>
          <table:table-cell table:style-name="Table57.A1" office:value-type="string">
            <text:p text:style-name="P635">return with the starting address of the selected FAT (normally 0 or 1)</text:p>
          </table:table-cell>
        </table:table-row>
        <table:table-row>
          <table:table-cell table:style-name="Table57.A1" office:value-type="string">
            <text:p text:style-name="P402">@FILE</text:p>
          </table:table-cell>
          <table:table-cell table:style-name="Table57.A1" office:value-type="string">
            <text:p text:style-name="P402">( addr -- addr+off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15">returns the address offset into sector &amp; sectcrc tables for active file channel as set with index FILE<text:span text:style-name="T135"> </text:span></text:p>
            <table:table table:name="Table58" table:style-name="Table58">
              <table:table-column table:style-name="Table58.A"/>
              <table:table-row>
                <table:table-cell office:value-type="string">
                  <text:p text:style-name="P415">e.g. val sector @FILE ! otherval sectcrc @FILE ! sector @FILE @</text:p>
                </table:table-cell>
              </table:table-row>
            </table:table>
            <text:p text:style-name="P826"/>
          </table:table-cell>
        </table:table-row>
        <table:table-row>
          <table:table-cell table:style-name="Table57.A1" office:value-type="string">
            <text:p text:style-name="P392">@ROOT</text:p>
          </table:table-cell>
          <table:table-cell table:style-name="Table57.A1" office:value-type="string">
            <text:p text:style-name="P392">( -- rootsect )</text:p>
          </table:table-cell>
          <table:table-cell table:style-name="Table57.A1" office:value-type="string">
            <text:p text:style-name="P539">EF</text:p>
          </table:table-cell>
          <table:table-cell table:style-name="Table57.A1" office:value-type="string">
            <text:p text:style-name="P557">PUB</text:p>
          </table:table-cell>
          <table:table-cell table:style-name="Table57.A1" office:value-type="string">
            <text:p text:style-name="P392">start sector of the root directory</text:p>
          </table:table-cell>
        </table:table-row>
        <table:table-row>
          <table:table-cell table:style-name="Table57.A1" office:value-type="string">
            <text:p text:style-name="P413">#files</text:p>
          </table:table-cell>
          <table:table-cell table:style-name="Table57.A1" office:value-type="string">
            <text:p text:style-name="P413">( -- byte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3">4, the number of file channels as standard</text:p>
          </table:table-cell>
        </table:table-row>
        <table:table-row>
          <table:table-cell table:style-name="Table57.A1" office:value-type="string">
            <text:p text:style-name="P642">&gt;FILE</text:p>
          </table:table-cell>
          <table:table-cell table:style-name="Table57.A1" office:value-type="string">
            <text:p text:style-name="P677">( -- )</text:p>
          </table:table-cell>
          <table:table-cell table:style-name="Table57.A1" office:value-type="string">
            <text:p text:style-name="P651">EF</text:p>
          </table:table-cell>
          <table:table-cell table:style-name="Table57.A1" office:value-type="string">
            <text:p text:style-name="P659">PUB</text:p>
          </table:table-cell>
          <table:table-cell table:style-name="Table57.A1" office:value-type="string">
            <text:p text:style-name="P642">Redirect character output via uemit to the open file using "fptr" which is set to the start of the file when opened<text:span text:style-name="T135">. </text:span>If the file is not opened and a valid write pointer set then output will be discarded</text:p>
          </table:table-cell>
        </table:table-row>
        <table:table-row>
          <table:table-cell table:style-name="Table57.A1" office:value-type="string">
            <text:p text:style-name="P407">ACMD</text:p>
          </table:table-cell>
          <table:table-cell table:style-name="Table57.A1" office:value-type="string">
            <text:p text:style-name="P407">( data acmd -- res )</text:p>
          </table:table-cell>
          <table:table-cell table:style-name="Table57.A1" office:value-type="string">
            <text:p text:style-name="P539">EF</text:p>
          </table:table-cell>
          <table:table-cell table:style-name="Table57.A1" office:value-type="string">
            <text:p text:style-name="P563">PUB</text:p>
          </table:table-cell>
          <table:table-cell table:style-name="Table57.A1" office:value-type="string">
            <text:p text:style-name="P407">Send an ACMD to the card and return with response</text:p>
          </table:table-cell>
        </table:table-row>
        <table:table-row>
          <table:table-cell table:style-name="Table57.A1" office:value-type="string">
            <text:p text:style-name="P42">APPEND</text:p>
          </table:table-cell>
          <table:table-cell table:style-name="Table57.A1" office:value-type="string">
            <text:p text:style-name="P536">( eof -- fsptr )</text:p>
          </table:table-cell>
          <table:table-cell table:style-name="Table57.A1" office:value-type="string">
            <text:p text:style-name="P539">EF</text:p>
          </table:table-cell>
          <table:table-cell table:style-name="Table57.A1" office:value-type="string">
            <text:p text:style-name="P567">PUB</text:p>
          </table:table-cell>
          <table:table-cell table:style-name="Table57.A1" office:value-type="string">
            <text:p text:style-name="P6"><text:span text:style-name="T18">Find the EOF marker (normally a null) and set the write pointer and result to this ready to append</text:span><text:span text:style-name="T24"> </text:span><text:span text:style-name="T18">return with null if failed.</text:span></text:p>
          </table:table-cell>
        </table:table-row>
        <table:table-row>
          <table:table-cell table:style-name="Table57.A1" office:value-type="string">
            <text:p text:style-name="P418">BLKSIZ</text:p>
          </table:table-cell>
          <table:table-cell table:style-name="Table57.A1" office:value-type="string">
            <text:p text:style-name="P418">( -- word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8">512, the block size</text:p>
          </table:table-cell>
        </table:table-row>
        <table:table-row>
          <table:table-cell table:style-name="Table57.A1" office:value-type="string">
            <text:p text:style-name="P415">CARD?</text:p>
          </table:table-cell>
          <table:table-cell table:style-name="Table57.A1" office:value-type="string">
            <text:p text:style-name="P415">( -- flg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5">Detect SD card presence - the CS line must not have a pullup on it (redundant and undesirable)<text:span text:style-name="T135">. </text:span>Action is - pulse low, float, check, return high </text:p>
          </table:table-cell>
        </table:table-row>
        <table:table-row>
          <table:table-cell table:style-name="Table57.A1" office:value-type="string">
            <text:p text:style-name="P678">cd$</text:p>
          </table:table-cell>
          <table:table-cell table:style-name="Table57.A1" office:value-type="string">
            <text:p text:style-name="P678">( dirstr -- )</text:p>
          </table:table-cell>
          <table:table-cell table:style-name="Table57.A1" office:value-type="string">
            <text:p text:style-name="P651">EF</text:p>
          </table:table-cell>
          <table:table-cell table:style-name="Table57.A1" office:value-type="string">
            <text:p text:style-name="P657">PUB</text:p>
          </table:table-cell>
          <table:table-cell table:style-name="Table57.A1" office:value-type="string">
            <text:p text:style-name="P678">change directory to that defined by dirstr</text:p>
          </table:table-cell>
        </table:table-row>
        <table:table-row>
          <table:table-cell table:style-name="Table57.A1" office:value-type="string">
            <text:p text:style-name="P414">cid</text:p>
          </table:table-cell>
          <table:table-cell table:style-name="Table57.A1" office:value-type="string">
            <text:p text:style-name="P509">( -- adr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4">16 bytes, Card I.D.</text:p>
          </table:table-cell>
        </table:table-row>
        <table:table-row>
          <table:table-cell table:style-name="Table57.A1" office:value-type="string">
            <text:p text:style-name="P631">CLUST&gt;SECT</text:p>
          </table:table-cell>
          <table:table-cell table:style-name="Table57.A1" office:value-type="string">
            <text:p text:style-name="P631">(clust# -- sector )</text:p>
          </table:table-cell>
          <table:table-cell table:style-name="Table57.A1" office:value-type="string">
            <text:p text:style-name="P651">EF</text:p>
          </table:table-cell>
          <table:table-cell table:style-name="Table57.A1" office:value-type="string">
            <text:p text:style-name="P662">PUB</text:p>
          </table:table-cell>
          <table:table-cell table:style-name="Table57.A1" office:value-type="string">
            <text:p text:style-name="P631">convert a cluster number to a physical start sector (normally 64 sectors/cluster)</text:p>
          </table:table-cell>
        </table:table-row>
        <table:table-row>
          <table:table-cell table:style-name="Table57.A1" office:value-type="string">
            <text:p text:style-name="P408">CMD</text:p>
          </table:table-cell>
          <table:table-cell table:style-name="Table57.A1" office:value-type="string">
            <text:p text:style-name="P408">( data cmd -- res )</text:p>
          </table:table-cell>
          <table:table-cell table:style-name="Table57.A1" office:value-type="string">
            <text:p text:style-name="P539">EF</text:p>
          </table:table-cell>
          <table:table-cell table:style-name="Table57.A1" office:value-type="string">
            <text:p text:style-name="P563">PUB</text:p>
          </table:table-cell>
          <table:table-cell table:style-name="Table57.A1" office:value-type="string">
            <text:p text:style-name="P408">Send the command to the SD card and read result </text:p>
          </table:table-cell>
        </table:table-row>
        <table:table-row>
          <table:table-cell table:style-name="Table57.A1" office:value-type="string">
            <text:p text:style-name="P414">csd</text:p>
          </table:table-cell>
          <table:table-cell table:style-name="Table57.A1" office:value-type="string">
            <text:p text:style-name="P509">( -- adr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4">16 bytes, Card Specific Data</text:p>
          </table:table-cell>
        </table:table-row>
        <table:table-row>
          <table:table-cell table:style-name="Table57.A1" office:value-type="string">
            <text:p text:style-name="P632">DIR</text:p>
          </table:table-cell>
          <table:table-cell table:style-name="Table57.A1" office:value-type="string">
            <text:p text:style-name="P632">( -- )</text:p>
          </table:table-cell>
          <table:table-cell table:style-name="Table57.A1" office:value-type="string">
            <text:p text:style-name="P651">EF</text:p>
          </table:table-cell>
          <table:table-cell table:style-name="Table57.A1" office:value-type="string">
            <text:p text:style-name="P656">PUB</text:p>
          </table:table-cell>
          <table:table-cell table:style-name="Table57.A1" office:value-type="string">
            <text:p text:style-name="P632">Display a listing of the current directory</text:p>
          </table:table-cell>
        </table:table-row>
        <table:table-row>
          <table:table-cell table:style-name="Table57.A1" office:value-type="string">
            <text:p text:style-name="P634">DIR?</text:p>
          </table:table-cell>
          <table:table-cell table:style-name="Table57.A1" office:value-type="string">
            <text:p text:style-name="P634">( str -- diradr | false )</text:p>
          </table:table-cell>
          <table:table-cell table:style-name="Table57.A1" office:value-type="string">
            <text:p text:style-name="P651">EF</text:p>
          </table:table-cell>
          <table:table-cell table:style-name="Table57.A1" office:value-type="string">
            <text:p text:style-name="P660">PUB</text:p>
          </table:table-cell>
          <table:table-cell table:style-name="Table57.A1" office:value-type="string">
            <text:p text:style-name="P634">Find the name in the current directory and return with (virtual memory address) <text:s/>XXXX the dir buffer address</text:p>
          </table:table-cell>
        </table:table-row>
        <table:table-row>
          <table:table-cell table:style-name="Table57.A1" office:value-type="string">
            <text:p text:style-name="P402">dirbuf</text:p>
          </table:table-cell>
          <table:table-cell table:style-name="Table57.A1" office:value-type="string">
            <text:p text:style-name="P402"/>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2">An array of 32 byte buffers one per file (4 as standard)</text:p>
          </table:table-cell>
        </table:table-row>
        <table:table-row>
          <table:table-cell table:style-name="Table57.A1" office:value-type="string">
            <text:p text:style-name="P402">dirfsa</text:p>
          </table:table-cell>
          <table:table-cell table:style-name="Table57.A1" office:value-type="string">
            <text:p text:style-name="Standard"/>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Standard"/>
          </table:table-cell>
        </table:table-row>
        <table:table-row>
          <table:table-cell table:style-name="Table57.A1" office:value-type="string">
            <text:p text:style-name="P633">DIRW</text:p>
          </table:table-cell>
          <table:table-cell table:style-name="Table57.A1" office:value-type="string">
            <text:p text:style-name="P633">( -- )</text:p>
          </table:table-cell>
          <table:table-cell table:style-name="Table57.A1" office:value-type="string">
            <text:p text:style-name="P651">EF</text:p>
          </table:table-cell>
          <table:table-cell table:style-name="Table57.A1" office:value-type="string">
            <text:p text:style-name="P655">PUB</text:p>
          </table:table-cell>
          <table:table-cell table:style-name="Table57.A1" office:value-type="string">
            <text:p text:style-name="P633">Display shortform list of files</text:p>
          </table:table-cell>
        </table:table-row>
        <table:table-row>
          <table:table-cell table:style-name="Table57.A1" office:value-type="string">
            <text:p text:style-name="P633">FCLOSE</text:p>
          </table:table-cell>
          <table:table-cell table:style-name="Table57.A1" office:value-type="string">
            <text:p text:style-name="P633">( -- )</text:p>
          </table:table-cell>
          <table:table-cell table:style-name="Table57.A1" office:value-type="string">
            <text:p text:style-name="P651">EF</text:p>
          </table:table-cell>
          <table:table-cell table:style-name="Table57.A1" office:value-type="string">
            <text:p text:style-name="P659">PUB</text:p>
          </table:table-cell>
          <table:table-cell table:style-name="Table57.A1" office:value-type="string">
            <text:p text:style-name="P633">Close the current file</text:p>
          </table:table-cell>
        </table:table-row>
        <table:table-row>
          <table:table-cell table:style-name="Table57.A1" office:value-type="string">
            <text:p text:style-name="P637">FCOPY$</text:p>
          </table:table-cell>
          <table:table-cell table:style-name="Table57.A1" office:value-type="string">
            <text:p text:style-name="P637">( src$ dst$ -- )</text:p>
          </table:table-cell>
          <table:table-cell table:style-name="Table57.A1" office:value-type="string">
            <text:p text:style-name="P651">EF</text:p>
          </table:table-cell>
          <table:table-cell table:style-name="Table57.A1" office:value-type="string">
            <text:p text:style-name="P665">PUB</text:p>
          </table:table-cell>
          <table:table-cell table:style-name="Table57.A1" office:value-type="string">
            <text:p text:style-name="P637">Copy file src$ to file dst$</text:p>
          </table:table-cell>
        </table:table-row>
        <table:table-row>
          <table:table-cell table:style-name="Table57.A1" office:value-type="string">
            <text:p text:style-name="P638">FCREATE$</text:p>
          </table:table-cell>
          <table:table-cell table:style-name="Table57.A1" office:value-type="string">
            <text:p text:style-name="P638">( size namestr -- flg )</text:p>
          </table:table-cell>
          <table:table-cell table:style-name="Table57.A1" office:value-type="string">
            <text:p text:style-name="P651">EF</text:p>
          </table:table-cell>
          <table:table-cell table:style-name="Table57.A1" office:value-type="string">
            <text:p text:style-name="P659">PUB</text:p>
          </table:table-cell>
          <table:table-cell table:style-name="Table57.A1" office:value-type="string">
            <text:p text:style-name="P638">Create a new file by name but if it already exists then delete the old one and reuse the dir entry</text:p>
          </table:table-cell>
        </table:table-row>
        <table:table-row>
          <table:table-cell table:style-name="Table57.A1" office:value-type="string">
            <text:p text:style-name="P630">FGET</text:p>
          </table:table-cell>
          <table:table-cell table:style-name="Table57.A1" office:value-type="string">
            <text:p text:style-name="P630">( -- ch )</text:p>
          </table:table-cell>
          <table:table-cell table:style-name="Table57.A1" office:value-type="string">
            <text:p text:style-name="P651">EF</text:p>
          </table:table-cell>
          <table:table-cell table:style-name="Table57.A1" office:value-type="string">
            <text:p text:style-name="P659">PUB</text:p>
          </table:table-cell>
          <table:table-cell table:style-name="Table57.A1" office:value-type="string">
            <text:p text:style-name="P630">Read in the next character in the virtual buffer as part of the console input stream</text:p>
          </table:table-cell>
        </table:table-row>
        <table:table-row>
          <table:table-cell table:style-name="Table57.A1" office:value-type="string">
            <text:p text:style-name="P402">FILE</text:p>
          </table:table-cell>
          <table:table-cell table:style-name="Table57.A1" office:value-type="string">
            <text:p text:style-name="P402">( index -- )</text:p>
          </table:table-cell>
          <table:table-cell table:style-name="Table57.A1" office:value-type="string">
            <text:p text:style-name="P539">EF</text:p>
          </table:table-cell>
          <table:table-cell table:style-name="Table57.A1" office:value-type="string">
            <text:p text:style-name="P567">PUB</text:p>
          </table:table-cell>
          <table:table-cell table:style-name="Table57.A1" office:value-type="string">
            <text:p text:style-name="P402">index in range 0-3, set the active file channel</text:p>
          </table:table-cell>
        </table:table-row>
        <table:table-row>
          <table:table-cell table:style-name="Table57.A1" office:value-type="string">
            <text:p text:style-name="P402">FILE#</text:p>
          </table:table-cell>
          <table:table-cell table:style-name="Table57.A1" office:value-type="string">
            <text:p text:style-name="P402">( -- file#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2">Return the current file channel</text:p>
          </table:table-cell>
        </table:table-row>
        <table:table-row>
          <table:table-cell table:style-name="Table57.A1" office:value-type="string">
            <text:p text:style-name="P630">FILE&gt;</text:p>
          </table:table-cell>
          <table:table-cell table:style-name="Table57.A1" office:value-type="string">
            <text:p text:style-name="P677">( -- )</text:p>
          </table:table-cell>
          <table:table-cell table:style-name="Table57.A1" office:value-type="string">
            <text:p text:style-name="P651">EF</text:p>
          </table:table-cell>
          <table:table-cell table:style-name="Table57.A1" office:value-type="string">
            <text:p text:style-name="P659">PUB</text:p>
          </table:table-cell>
          <table:table-cell table:style-name="Table57.A1" office:value-type="string">
            <text:p text:style-name="P630">Set current file as an input device (instead of from console etc)</text:p>
          </table:table-cell>
        </table:table-row>
        <table:table-row>
          <table:table-cell table:style-name="Table57.A1" office:value-type="string">
            <text:p text:style-name="P376">FILE$</text:p>
          </table:table-cell>
          <table:table-cell table:style-name="Table57.A1" office:value-type="string">
            <text:p text:style-name="P376">( -- addrofFilenameString )</text:p>
          </table:table-cell>
          <table:table-cell table:style-name="Table57.A1" office:value-type="string">
            <text:p text:style-name="P539">EF</text:p>
          </table:table-cell>
          <table:table-cell table:style-name="Table57.A1" office:value-type="string">
            <text:p text:style-name="P555">PUB</text:p>
          </table:table-cell>
          <table:table-cell table:style-name="Table57.A1" office:value-type="string">
            <text:p text:style-name="P376"/>
          </table:table-cell>
        </table:table-row>
        <table:table-row>
          <table:table-cell table:style-name="Table57.A1" office:value-type="string">
            <text:p text:style-name="P406">FLUSH</text:p>
          </table:table-cell>
          <table:table-cell table:style-name="Table57.A1" office:value-type="string">
            <text:p text:style-name="P406">( --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6">Write the sector buffer if it has been modified</text:p>
          </table:table-cell>
        </table:table-row>
        <table:table-row>
          <table:table-cell table:style-name="Table57.A1" office:value-type="string">
            <text:p text:style-name="P640">FMAKE$</text:p>
          </table:table-cell>
          <table:table-cell table:style-name="Table57.A1" office:value-type="string">
            <text:p text:style-name="P640">( name$ -- flg )</text:p>
          </table:table-cell>
          <table:table-cell table:style-name="Table57.A1" office:value-type="string">
            <text:p text:style-name="P651">EF</text:p>
          </table:table-cell>
          <table:table-cell table:style-name="Table57.A1" office:value-type="string">
            <text:p text:style-name="P657">PUB</text:p>
          </table:table-cell>
          <table:table-cell table:style-name="Table57.A1" office:value-type="string">
            <text:p text:style-name="P640">Open or create a file</text:p>
          </table:table-cell>
        </table:table-row>
        <text:soft-page-break/>
        <table:table-row>
          <table:table-cell table:style-name="Table57.A1" office:value-type="string">
            <text:p text:style-name="P636">FMAX@</text:p>
          </table:table-cell>
          <table:table-cell table:style-name="Table57.A1" office:value-type="string">
            <text:p text:style-name="Standard"/>
          </table:table-cell>
          <table:table-cell table:style-name="Table57.A1" office:value-type="string">
            <text:p text:style-name="P539">EF</text:p>
          </table:table-cell>
          <table:table-cell table:style-name="Table57.A1" office:value-type="string">
            <text:p text:style-name="P555">PUB</text:p>
          </table:table-cell>
          <table:table-cell table:style-name="Table57.A1" office:value-type="string">
            <text:p text:style-name="Standard"/>
          </table:table-cell>
        </table:table-row>
        <table:table-row>
          <table:table-cell table:style-name="Table57.A1" office:value-type="string">
            <text:p text:style-name="P379">FOPEN$</text:p>
          </table:table-cell>
          <table:table-cell table:style-name="Table57.A1" office:value-type="string">
            <text:p text:style-name="P379">( namestr -- sector )</text:p>
          </table:table-cell>
          <table:table-cell table:style-name="Table57.A1" office:value-type="string">
            <text:p text:style-name="P539">EF</text:p>
          </table:table-cell>
          <table:table-cell table:style-name="Table57.A1" office:value-type="string">
            <text:p text:style-name="P551">PUB</text:p>
          </table:table-cell>
          <table:table-cell table:style-name="Table57.A1" office:value-type="string">
            <text:p text:style-name="P379">Open the file with the 8.3 name and return with its sector or 0 if failed<text:span text:style-name="T135">. </text:span>The variable fstat can be checked for more information i<text:span text:style-name="T50">f there was an error</text:span></text:p>
          </table:table-cell>
        </table:table-row>
        <table:table-row>
          <table:table-cell table:style-name="Table57.A1" office:value-type="string">
            <text:p text:style-name="P364">FPRINT$</text:p>
          </table:table-cell>
          <table:table-cell table:style-name="Table57.A1" office:value-type="string">
            <text:p text:style-name="P364">( file$ -- )</text:p>
          </table:table-cell>
          <table:table-cell table:style-name="Table57.A1" office:value-type="string">
            <text:p text:style-name="P539">EF</text:p>
          </table:table-cell>
          <table:table-cell table:style-name="Table57.A1" office:value-type="string">
            <text:p text:style-name="P549">PUB</text:p>
          </table:table-cell>
          <table:table-cell table:style-name="Table57.A1" office:value-type="string">
            <text:p text:style-name="P364">Display the contents of the file specified by the string if it exists</text:p>
          </table:table-cell>
        </table:table-row>
        <table:table-row>
          <table:table-cell table:style-name="Table57.A1" office:value-type="string">
            <text:p text:style-name="P365">FPUT</text:p>
          </table:table-cell>
          <table:table-cell table:style-name="Table57.A1" office:value-type="string">
            <text:p text:style-name="P365">( ch -- )</text:p>
          </table:table-cell>
          <table:table-cell table:style-name="Table57.A1" office:value-type="string">
            <text:p text:style-name="P539">EF</text:p>
          </table:table-cell>
          <table:table-cell table:style-name="Table57.A1" office:value-type="string">
            <text:p text:style-name="P551">PUB</text:p>
          </table:table-cell>
          <table:table-cell table:style-name="Table57.A1" office:value-type="string">
            <text:p text:style-name="P365">Write a character into the logical end of the file and update the write pointer</text:p>
          </table:table-cell>
        </table:table-row>
        <table:table-row>
          <table:table-cell table:style-name="Table57.A1" office:value-type="string">
            <text:p text:style-name="P369">FPUTB</text:p>
          </table:table-cell>
          <table:table-cell table:style-name="Table57.A1" office:value-type="string">
            <text:p text:style-name="P369">( byte -- )</text:p>
          </table:table-cell>
          <table:table-cell table:style-name="Table57.A1" office:value-type="string">
            <text:p text:style-name="P539">EF</text:p>
          </table:table-cell>
          <table:table-cell table:style-name="Table57.A1" office:value-type="string">
            <text:p text:style-name="P551">PUB</text:p>
          </table:table-cell>
          <table:table-cell table:style-name="Table57.A1" office:value-type="string">
            <text:p text:style-name="P369">Write a character into the logical end of the file and update the write pointer, even if it is a null char</text:p>
          </table:table-cell>
        </table:table-row>
        <table:table-row>
          <table:table-cell table:style-name="Table57.A1" office:value-type="string">
            <text:p text:style-name="P370">fread</text:p>
          </table:table-cell>
          <table:table-cell table:style-name="Table57.A1" office:value-type="string">
            <text:p text:style-name="P370">( -- readptr )</text:p>
          </table:table-cell>
          <table:table-cell table:style-name="Table57.A1" office:value-type="string">
            <text:p text:style-name="P539">EF</text:p>
          </table:table-cell>
          <table:table-cell table:style-name="Table57.A1" office:value-type="string">
            <text:p text:style-name="P553">PUB</text:p>
          </table:table-cell>
          <table:table-cell table:style-name="Table57.A1" office:value-type="string">
            <text:p text:style-name="Standard"/>
          </table:table-cell>
        </table:table-row>
        <table:table-row>
          <table:table-cell table:style-name="Table57.A1" office:value-type="string">
            <text:p text:style-name="P365">FREM</text:p>
          </table:table-cell>
          <table:table-cell table:style-name="Table57.A1" office:value-type="string">
            <text:p text:style-name="P365">( -- rem )</text:p>
          </table:table-cell>
          <table:table-cell table:style-name="Table57.A1" office:value-type="string">
            <text:p text:style-name="P539">EF</text:p>
          </table:table-cell>
          <table:table-cell table:style-name="Table57.A1" office:value-type="string">
            <text:p text:style-name="P553">PUB</text:p>
          </table:table-cell>
          <table:table-cell table:style-name="Table57.A1" office:value-type="string">
            <text:p text:style-name="P365">returns the number of remaining bytes in a file</text:p>
          </table:table-cell>
        </table:table-row>
        <table:table-row>
          <table:table-cell table:style-name="Table57.A1" office:value-type="string">
            <text:p text:style-name="P366">FRUN</text:p>
          </table:table-cell>
          <table:table-cell table:style-name="Table57.A1" office:value-type="string">
            <text:p text:style-name="P366"/>
          </table:table-cell>
          <table:table-cell table:style-name="Table57.A1" office:value-type="string">
            <text:p text:style-name="P539">EF</text:p>
          </table:table-cell>
          <table:table-cell table:style-name="Table57.A1" office:value-type="string">
            <text:p text:style-name="P543">PUB</text:p>
          </table:table-cell>
          <table:table-cell table:style-name="Table57.A1" office:value-type="string">
            <text:p text:style-name="P366">exception handler - if word not found then run from file - point unum to this code</text:p>
          </table:table-cell>
        </table:table-row>
        <table:table-row>
          <table:table-cell table:style-name="Table57.A1" office:value-type="string">
            <text:p text:style-name="P366">FS</text:p>
          </table:table-cell>
          <table:table-cell table:style-name="Table57.A1" office:value-type="string">
            <text:p text:style-name="P366"/>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P366">FS DUMP method - dump contents of open file</text:p>
          </table:table-cell>
        </table:table-row>
        <table:table-row>
          <table:table-cell table:style-name="Table57.A1" office:value-type="string">
            <text:p text:style-name="P399">FS!</text:p>
          </table:table-cell>
          <table:table-cell table:style-name="Table57.A1" office:value-type="string">
            <text:p text:style-name="P399">( long faddr -- )</text:p>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Standard"/>
          </table:table-cell>
        </table:table-row>
        <table:table-row>
          <table:table-cell table:style-name="Table57.A1" office:value-type="string">
            <text:p text:style-name="P366">FS@</text:p>
          </table:table-cell>
          <table:table-cell table:style-name="Table57.A1" office:value-type="string">
            <text:p text:style-name="Standard"/>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Standard"/>
          </table:table-cell>
        </table:table-row>
        <table:table-row>
          <table:table-cell table:style-name="Table57.A1" office:value-type="string">
            <text:p text:style-name="P399">FSADR</text:p>
          </table:table-cell>
          <table:table-cell table:style-name="Table57.A1" office:value-type="string">
            <text:p text:style-name="P399">( faddr -- addr )</text:p>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Standard"/>
          </table:table-cell>
        </table:table-row>
        <table:table-row>
          <table:table-cell table:style-name="Table57.A1" office:value-type="string">
            <text:p text:style-name="P399">FSC!</text:p>
          </table:table-cell>
          <table:table-cell table:style-name="Table57.A1" office:value-type="string">
            <text:p text:style-name="P399">( byte faddr -- )</text:p>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Standard"/>
          </table:table-cell>
        </table:table-row>
        <table:table-row>
          <table:table-cell table:style-name="Table57.A1" office:value-type="string">
            <text:p text:style-name="P366">FSC@</text:p>
          </table:table-cell>
          <table:table-cell table:style-name="Table57.A1" office:value-type="string">
            <text:p text:style-name="P366">( faddr -- byte )</text:p>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Standard"/>
          </table:table-cell>
        </table:table-row>
        <table:table-row>
          <table:table-cell table:style-name="Table57.A1" office:value-type="string">
            <text:p text:style-name="P404">FSECT@</text:p>
          </table:table-cell>
          <table:table-cell table:style-name="Table57.A1" office:value-type="string">
            <text:p text:style-name="P404">( -- sect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Standard"/>
          </table:table-cell>
        </table:table-row>
        <table:table-row>
          <table:table-cell table:style-name="Table57.A1" office:value-type="string">
            <text:p text:style-name="P404">FSIZE</text:p>
          </table:table-cell>
          <table:table-cell table:style-name="Table57.A1" office:value-type="string">
            <text:p text:style-name="Standard"/>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Standard"/>
          </table:table-cell>
        </table:table-row>
        <table:table-row>
          <table:table-cell table:style-name="Table57.A1" office:value-type="string">
            <text:p text:style-name="P368">FSIZE!</text:p>
          </table:table-cell>
          <table:table-cell table:style-name="Table57.A1" office:value-type="string">
            <text:p text:style-name="P368"/>
          </table:table-cell>
          <table:table-cell table:style-name="Table57.A1" office:value-type="string">
            <text:p text:style-name="P539">EF</text:p>
          </table:table-cell>
          <table:table-cell table:style-name="Table57.A1" office:value-type="string">
            <text:p text:style-name="P553">PUB</text:p>
          </table:table-cell>
          <table:table-cell table:style-name="Table57.A1" office:value-type="string">
            <text:p text:style-name="P368"/>
          </table:table-cell>
        </table:table-row>
        <table:table-row>
          <table:table-cell table:style-name="Table57.A1" office:value-type="string">
            <text:p text:style-name="P404">FSIZE@</text:p>
          </table:table-cell>
          <table:table-cell table:style-name="Table57.A1" office:value-type="string">
            <text:p text:style-name="Standard"/>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Standard"/>
          </table:table-cell>
        </table:table-row>
        <table:table-row>
          <table:table-cell table:style-name="Table57.A1" office:value-type="string">
            <text:p text:style-name="P367">FSTAMP</text:p>
          </table:table-cell>
          <table:table-cell table:style-name="Table57.A1" office:value-type="string">
            <text:p text:style-name="P367">( -- )</text:p>
          </table:table-cell>
          <table:table-cell table:style-name="Table57.A1" office:value-type="string">
            <text:p text:style-name="P539">EF</text:p>
          </table:table-cell>
          <table:table-cell table:style-name="Table57.A1" office:value-type="string">
            <text:p text:style-name="P553">PUB</text:p>
          </table:table-cell>
          <table:table-cell table:style-name="Table57.A1" office:value-type="string">
            <text:p text:style-name="P367">Update the modified time and date of the current file</text:p>
          </table:table-cell>
        </table:table-row>
        <table:table-row>
          <table:table-cell table:style-name="Table57.A1" office:value-type="string">
            <text:p text:style-name="P366">FSW@</text:p>
          </table:table-cell>
          <table:table-cell table:style-name="Table57.A1" office:value-type="string">
            <text:p text:style-name="Standard"/>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Standard"/>
          </table:table-cell>
        </table:table-row>
        <table:table-row>
          <table:table-cell table:style-name="Table57.A1" office:value-type="string">
            <text:p text:style-name="P69">fwrite</text:p>
          </table:table-cell>
          <table:table-cell table:style-name="Table57.A1" office:value-type="string">
            <text:p text:style-name="P69">( -- writeptr )</text:p>
          </table:table-cell>
          <table:table-cell table:style-name="Table57.A1" office:value-type="string">
            <text:p text:style-name="P539">EF</text:p>
          </table:table-cell>
          <table:table-cell table:style-name="Table57.A1" office:value-type="string">
            <text:p text:style-name="P553">PUB</text:p>
          </table:table-cell>
          <table:table-cell table:style-name="Table57.A1" office:value-type="string">
            <text:p text:style-name="P69"/>
          </table:table-cell>
        </table:table-row>
        <table:table-row>
          <table:table-cell table:style-name="Table57.A1" office:value-type="string">
            <text:p text:style-name="P411">I+</text:p>
          </table:table-cell>
          <table:table-cell table:style-name="Table57.A1" office:value-type="string">
            <text:p text:style-name="P411">( n -- I+n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1">Adds n to the loop index I</text:p>
          </table:table-cell>
        </table:table-row>
        <table:table-row>
          <table:table-cell table:style-name="Table57.A1" office:value-type="string">
            <text:p text:style-name="P62">lss</text:p>
          </table:table-cell>
          <table:table-cell table:style-name="Table57.A1" office:value-type="string">
            <text:p text:style-name="P62">( sector -- )</text:p>
          </table:table-cell>
          <table:table-cell table:style-name="Table57.A1" office:value-type="string">
            <text:p text:style-name="P539">EF</text:p>
          </table:table-cell>
          <table:table-cell table:style-name="Table57.A1" office:value-type="string">
            <text:p text:style-name="P543">PUB</text:p>
          </table:table-cell>
          <table:table-cell table:style-name="Table57.A1" office:value-type="string">
            <text:p text:style-name="P62">Display dump 200 hex bytes from 'sector'</text:p>
          </table:table-cell>
        </table:table-row>
        <table:table-row>
          <table:table-cell table:style-name="Table57.A1" office:value-type="string">
            <text:p text:style-name="P67">MAKE</text:p>
          </table:table-cell>
          <table:table-cell table:style-name="Table57.A1" office:value-type="string">
            <text:p text:style-name="P67">( size -- )</text:p>
          </table:table-cell>
          <table:table-cell table:style-name="Table57.A1" office:value-type="string">
            <text:p text:style-name="P539">EF</text:p>
          </table:table-cell>
          <table:table-cell table:style-name="Table57.A1" office:value-type="string">
            <text:p text:style-name="P551">PUB</text:p>
          </table:table-cell>
          <table:table-cell table:style-name="Table57.A1" office:value-type="string">
            <text:p text:style-name="P397">Force file open, create to size of it not found</text:p>
          </table:table-cell>
        </table:table-row>
        <table:table-row>
          <table:table-cell table:style-name="Table57.A1" office:value-type="string">
            <text:p text:style-name="P22"><text:span text:style-name="T34">M</text:span><text:span text:style-name="T35">OUNT</text:span></text:p>
          </table:table-cell>
          <table:table-cell table:style-name="Table57.A1" office:value-type="string">
            <text:p text:style-name="P535">( -- )</text:p>
          </table:table-cell>
          <table:table-cell table:style-name="Table57.A1" office:value-type="string">
            <text:p text:style-name="P539">EF</text:p>
          </table:table-cell>
          <table:table-cell table:style-name="Table57.A1" office:value-type="string">
            <text:p text:style-name="P555">PUB</text:p>
          </table:table-cell>
          <table:table-cell table:style-name="Table57.A1" office:value-type="string">
            <text:p text:style-name="P22"><text:span text:style-name="T32">Mount the currently selected storage device and init all 4 file handles</text:span><text:span text:style-name="T35">. Read the FAT32, set variables accordingly</text:span></text:p>
          </table:table-cell>
        </table:table-row>
        <table:table-row>
          <table:table-cell table:style-name="Table57.A1" office:value-type="string">
            <text:p text:style-name="P414">ocr</text:p>
          </table:table-cell>
          <table:table-cell table:style-name="Table57.A1" office:value-type="string">
            <text:p text:style-name="P509">( -- adr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4">4 bytes, Operating conditions register</text:p>
          </table:table-cell>
        </table:table-row>
        <table:table-row>
          <table:table-cell table:style-name="Table57.A1" office:value-type="string">
            <text:p text:style-name="P381"><text:span text:style-name="T53">O</text:span>penDir</text:p>
          </table:table-cell>
          <table:table-cell table:style-name="Table57.A1" office:value-type="string">
            <text:p text:style-name="P381"/>
          </table:table-cell>
          <table:table-cell table:style-name="Table57.A1" office:value-type="string">
            <text:p text:style-name="P539">EF</text:p>
          </table:table-cell>
          <table:table-cell table:style-name="Table57.A1" office:value-type="string">
            <text:p text:style-name="P555">PUB</text:p>
          </table:table-cell>
          <table:table-cell table:style-name="Table57.A1" office:value-type="string">
            <text:p text:style-name="P381">Make the current working directory accessible as a file itself</text:p>
          </table:table-cell>
        </table:table-row>
        <table:table-row>
          <table:table-cell table:style-name="Table57.A1" office:value-type="string">
            <text:p text:style-name="P388">pwd</text:p>
          </table:table-cell>
          <table:table-cell table:style-name="Table57.A1" office:value-type="string">
            <text:p text:style-name="P388">( -- )</text:p>
          </table:table-cell>
          <table:table-cell table:style-name="Table57.A1" office:value-type="string">
            <text:p text:style-name="P539">EF</text:p>
          </table:table-cell>
          <table:table-cell table:style-name="Table57.A1" office:value-type="string">
            <text:p text:style-name="P549">PUB</text:p>
          </table:table-cell>
          <table:table-cell table:style-name="Table57.A1" office:value-type="string">
            <text:p text:style-name="P388">Display current directory name</text:p>
          </table:table-cell>
        </table:table-row>
        <table:table-row>
          <table:table-cell table:style-name="Table57.A1" office:value-type="string">
            <text:p text:style-name="P387">RENAME$</text:p>
          </table:table-cell>
          <table:table-cell table:style-name="Table57.A1" office:value-type="string">
            <text:p text:style-name="P387">( from$ to$ -- )</text:p>
          </table:table-cell>
          <table:table-cell table:style-name="Table57.A1" office:value-type="string">
            <text:p text:style-name="P539">EF</text:p>
          </table:table-cell>
          <table:table-cell table:style-name="Table57.A1" office:value-type="string">
            <text:p text:style-name="P567">PUB</text:p>
          </table:table-cell>
          <table:table-cell table:style-name="Table57.A1" office:value-type="string">
            <text:p text:style-name="P387">Rename the file using two string parameters</text:p>
          </table:table-cell>
        </table:table-row>
        <table:table-row>
          <table:table-cell table:style-name="Table57.A1" office:value-type="string">
            <text:p text:style-name="P390">RO</text:p>
          </table:table-cell>
          <table:table-cell table:style-name="Table57.A1" office:value-type="string">
            <text:p text:style-name="P390">( -- )</text:p>
          </table:table-cell>
          <table:table-cell table:style-name="Table57.A1" office:value-type="string">
            <text:p text:style-name="P539">EF</text:p>
          </table:table-cell>
          <table:table-cell table:style-name="Table57.A1" office:value-type="string">
            <text:p text:style-name="P567">PUB</text:p>
          </table:table-cell>
          <table:table-cell table:style-name="Table57.A1" office:value-type="string">
            <text:p text:style-name="P390">Make current file read only</text:p>
          </table:table-cell>
        </table:table-row>
        <table:table-row>
          <table:table-cell table:style-name="Table57.A1" office:value-type="string">
            <text:p text:style-name="P391">ROOT</text:p>
          </table:table-cell>
          <table:table-cell table:style-name="Table57.A1" office:value-type="string">
            <text:p text:style-name="Standard"/>
          </table:table-cell>
          <table:table-cell table:style-name="Table57.A1" office:value-type="string">
            <text:p text:style-name="P539">EF</text:p>
          </table:table-cell>
          <table:table-cell table:style-name="Table57.A1" office:value-type="string">
            <text:p text:style-name="P555">PUB</text:p>
          </table:table-cell>
          <table:table-cell table:style-name="Table57.A1" office:value-type="string">
            <text:p text:style-name="Standard"/>
          </table:table-cell>
        </table:table-row>
        <table:table-row>
          <table:table-cell table:style-name="Table57.A1" office:value-type="string">
            <text:p text:style-name="P390">RW</text:p>
          </table:table-cell>
          <table:table-cell table:style-name="Table57.A1" office:value-type="string">
            <text:p text:style-name="P390">( -- )</text:p>
          </table:table-cell>
          <table:table-cell table:style-name="Table57.A1" office:value-type="string">
            <text:p text:style-name="P539">EF</text:p>
          </table:table-cell>
          <table:table-cell table:style-name="Table57.A1" office:value-type="string">
            <text:p text:style-name="P567">PUB</text:p>
          </table:table-cell>
          <table:table-cell table:style-name="Table57.A1" office:value-type="string">
            <text:p text:style-name="P390">Ma<text:span text:style-name="T172">r</text:span>k<text:span text:style-name="T172"> the</text:span> current<text:span text:style-name="T172">ly open</text:span> file read write</text:p>
          </table:table-cell>
        </table:table-row>
        <table:table-row>
          <table:table-cell table:style-name="Table57.A1" office:value-type="string">
            <text:p text:style-name="P406">SCAN!</text:p>
          </table:table-cell>
          <table:table-cell table:style-name="Table57.A1" office:value-type="string">
            <text:p text:style-name="P406">( ch/flg --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6">set scan char or disable with -1</text:p>
          </table:table-cell>
        </table:table-row>
        <table:table-row>
          <table:table-cell table:style-name="Table57.A1" office:value-type="string">
            <text:p text:style-name="P394">SD</text:p>
          </table:table-cell>
          <table:table-cell table:style-name="Table57.A1" office:value-type="string">
            <text:p text:style-name="P394">( -- )</text:p>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P394">Dump memory modifier e.g. 0 $200 SD DUMP</text:p>
          </table:table-cell>
        </table:table-row>
        <table:table-row>
          <table:table-cell table:style-name="Table57.A1" office:value-type="string">
            <text:p text:style-name="P412">sdbuf</text:p>
          </table:table-cell>
          <table:table-cell table:style-name="Table57.A1" office:value-type="string">
            <text:p text:style-name="P412"/>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2">Initial value for SDBUF which depends upon which file handle is selected</text:p>
          </table:table-cell>
        </table:table-row>
        <table:table-row>
          <table:table-cell table:style-name="Table57.A1" office:value-type="string">
            <text:p text:style-name="P409">SDBUSY</text:p>
          </table:table-cell>
          <table:table-cell table:style-name="Table57.A1" office:value-type="string">
            <text:p text:style-name="P409">(state --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09">Do what has to be done if the SD card is busy - does nothing as a default</text:p>
          </table:table-cell>
        </table:table-row>
        <table:table-row>
          <table:table-cell table:style-name="Table57.A1" office:value-type="string">
            <text:p text:style-name="P409">SDERR</text:p>
          </table:table-cell>
          <table:table-cell table:style-name="Table57.A1" office:value-type="string">
            <text:p text:style-name="P409">( state -- )</text:p>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09">Do what has to be done if the SD card errors - does nothing as a default</text:p>
          </table:table-cell>
        </table:table-row>
        <table:table-row>
          <table:table-cell table:style-name="Table57.A1" office:value-type="string">
            <text:p text:style-name="P410">SDIO32</text:p>
          </table:table-cell>
          <table:table-cell table:style-name="Table57.A1" office:value-type="string">
            <text:p text:style-name="P410"/>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0">Made SDIO RUNMOD handle 32-bit with normal entry and 8-bit with entry+2 including ROL</text:p>
          </table:table-cell>
        </table:table-row>
        <table:table-row>
          <table:table-cell table:style-name="Table57.A1" office:value-type="string">
            <text:p text:style-name="P410">SDIO8</text:p>
          </table:table-cell>
          <table:table-cell table:style-name="Table57.A1" office:value-type="string">
            <text:p text:style-name="P410"/>
          </table:table-cell>
          <table:table-cell table:style-name="Table57.A1" office:value-type="string">
            <text:p text:style-name="P539">EF</text:p>
          </table:table-cell>
          <table:table-cell table:style-name="Table57.A1" office:value-type="string">
            <text:p text:style-name="P565">PUB</text:p>
          </table:table-cell>
          <table:table-cell table:style-name="Table57.A1" office:value-type="string">
            <text:p text:style-name="P410">Made SDIO RUNMOD handle 32-bit with normal entry and 8-bit with entry+2 including ROL</text:p>
          </table:table-cell>
        </table:table-row>
        <table:table-row>
          <table:table-cell table:style-name="Table57.A1" office:value-type="string">
            <text:p text:style-name="P408">SDPINS</text:p>
          </table:table-cell>
          <table:table-cell table:style-name="Table57.A1" office:value-type="string">
            <text:p text:style-name="P408">(ce-miso-mosi-clk -- )</text:p>
          </table:table-cell>
          <table:table-cell table:style-name="Table57.A1" office:value-type="string">
            <text:p text:style-name="P539">EF</text:p>
          </table:table-cell>
          <table:table-cell table:style-name="Table57.A1" office:value-type="string">
            <text:p text:style-name="P563">PUB</text:p>
          </table:table-cell>
          <table:table-cell table:style-name="Table57.A1" office:value-type="string">
            <text:p text:style-name="P408">Remember which pins are to be used for BACKUP</text:p>
          </table:table-cell>
        </table:table-row>
        <table:table-row>
          <table:table-cell table:style-name="Table57.A1" office:value-type="string">
            <text:p text:style-name="P405">SDRD</text:p>
          </table:table-cell>
          <table:table-cell table:style-name="Table57.A1" office:value-type="string">
            <text:p text:style-name="P405">( sector dst -- buffer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5">Read sector from SD into dst</text:p>
          </table:table-cell>
        </table:table-row>
        <table:table-row>
          <table:table-cell table:style-name="Table57.A1" office:value-type="string">
            <text:p text:style-name="P407">SDWR</text:p>
          </table:table-cell>
          <table:table-cell table:style-name="Table57.A1" office:value-type="string">
            <text:p text:style-name="P407">( src sect -- flg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7">Write from src to xdst in the SD</text:p>
          </table:table-cell>
        </table:table-row>
        <table:table-row>
          <table:table-cell table:style-name="Table57.A1" office:value-type="string">
            <text:p text:style-name="P405">SECTOR</text:p>
          </table:table-cell>
          <table:table-cell table:style-name="Table57.A1" office:value-type="string">
            <text:p text:style-name="P405">( sect -- buffer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5">read sector into buffer, if not already there</text:p>
          </table:table-cell>
        </table:table-row>
        <table:table-row>
          <table:table-cell table:style-name="Table57.A1" office:value-type="string">
            <text:p text:style-name="P381">UpdateDir</text:p>
          </table:table-cell>
          <table:table-cell table:style-name="Table57.A1" office:value-type="string">
            <text:p text:style-name="P381"/>
          </table:table-cell>
          <table:table-cell table:style-name="Table57.A1" office:value-type="string">
            <text:p text:style-name="P539">EF</text:p>
          </table:table-cell>
          <table:table-cell table:style-name="Table57.A1" office:value-type="string">
            <text:p text:style-name="P555">PUB</text:p>
          </table:table-cell>
          <table:table-cell table:style-name="Table57.A1" office:value-type="string">
            <text:p text:style-name="P381">Update current directory entry from buffer</text:p>
          </table:table-cell>
        </table:table-row>
        <table:table-row>
          <table:table-cell table:style-name="Table57.A1" office:value-type="string">
            <text:p text:style-name="P396">VOLNAME!</text:p>
          </table:table-cell>
          <table:table-cell table:style-name="Table57.A1" office:value-type="string">
            <text:p text:style-name="P396">( str -- )</text:p>
          </table:table-cell>
          <table:table-cell table:style-name="Table57.A1" office:value-type="string">
            <text:p text:style-name="P539">EF</text:p>
          </table:table-cell>
          <table:table-cell table:style-name="Table57.A1" office:value-type="string">
            <text:p text:style-name="P543">PUB</text:p>
          </table:table-cell>
          <table:table-cell table:style-name="Table57.A1" office:value-type="string">
            <text:p text:style-name="P396">change the FAT VOL name</text:p>
          </table:table-cell>
        </table:table-row>
        <table:table-row>
          <table:table-cell table:style-name="Table57.A1" office:value-type="string">
            <text:p text:style-name="P406">WRSECT</text:p>
          </table:table-cell>
          <table:table-cell table:style-name="Table57.A1" office:value-type="string">
            <text:p text:style-name="P406">( --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6">Write the current sector back to the storage media</text:p>
          </table:table-cell>
        </table:table-row>
        <table:table-row>
          <table:table-cell table:style-name="Table57.A1" office:value-type="string">
            <text:p text:style-name="P401">X!</text:p>
          </table:table-cell>
          <table:table-cell table:style-name="Table57.A1" office:value-type="string">
            <text:p text:style-name="P401">( long xaddr --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1">Write a long to virtual memory address xaddr</text:p>
          </table:table-cell>
        </table:table-row>
        <table:table-row>
          <table:table-cell table:style-name="Table57.A1" office:value-type="string">
            <text:p text:style-name="P401">X@</text:p>
          </table:table-cell>
          <table:table-cell table:style-name="Table57.A1" office:value-type="string">
            <text:p text:style-name="P401">( xaddr -- lo<text:span text:style-name="T55">ng )</text:span></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3">Read a long from memory address xaddr</text:p>
          </table:table-cell>
        </table:table-row>
        <table:table-row>
          <table:table-cell table:style-name="Table57.A1" office:value-type="string">
            <text:p text:style-name="P403">XADR</text:p>
          </table:table-cell>
          <table:table-cell table:style-name="Table57.A1" office:value-type="string">
            <text:p text:style-name="P403">( xaddr -- addr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3">Translate absolute 4GB SD memory address to a buffered address in hub RAM</text:p>
          </table:table-cell>
        </table:table-row>
        <table:table-row>
          <table:table-cell table:style-name="Table57.A1" office:value-type="string">
            <text:p text:style-name="P401">XC!</text:p>
          </table:table-cell>
          <table:table-cell table:style-name="Table57.A1" office:value-type="string">
            <text:p text:style-name="P401">( byte xaddr -- )</text:p>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P401">Write a byte to virtual memory address xaddr</text:p>
          </table:table-cell>
        </table:table-row>
        <table:table-row>
          <table:table-cell table:style-name="Table57.A1" office:value-type="string">
            <text:p text:style-name="P401">XC@</text:p>
          </table:table-cell>
          <table:table-cell table:style-name="Table57.A1" office:value-type="string">
            <text:p text:style-name="P401">( xaddr -- byte )</text:p>
          </table:table-cell>
          <table:table-cell table:style-name="Table57.A1" office:value-type="string">
            <text:p text:style-name="P539">EF</text:p>
          </table:table-cell>
          <table:table-cell table:style-name="Table57.A1" office:value-type="string">
            <text:p text:style-name="P561">PUB</text:p>
          </table:table-cell>
          <table:table-cell table:style-name="Table57.A1" office:value-type="string">
            <text:p text:style-name="P401">Read a byte from virtual memory address xaddr</text:p>
          </table:table-cell>
        </table:table-row>
        <table:table-row>
          <table:table-cell table:style-name="Table57.A1" office:value-type="string">
            <text:p text:style-name="P401">XW@</text:p>
          </table:table-cell>
          <table:table-cell table:style-name="Table57.A1" office:value-type="string">
            <text:p text:style-name="P401">( xaddr -- word )</text:p>
          </table:table-cell>
          <table:table-cell table:style-name="Table57.A1" office:value-type="string">
            <text:p text:style-name="P539">EF</text:p>
          </table:table-cell>
          <table:table-cell table:style-name="Table57.A1" office:value-type="string">
            <text:p text:style-name="P559">PUB</text:p>
          </table:table-cell>
          <table:table-cell table:style-name="Table57.A1" office:value-type="string">
            <text:p text:style-name="P401">Read a word from virtual memory address xaddr</text:p>
          </table:table-cell>
        </table:table-row>
        <table:table-row>
          <table:table-cell table:style-name="Table57.A1" office:value-type="string">
            <text:p text:style-name="P371">FOPEN#</text:p>
          </table:table-cell>
          <table:table-cell table:style-name="Table57.A1" office:value-type="string">
            <text:p text:style-name="P371">( dirfsa -- sector )</text:p>
          </table:table-cell>
          <table:table-cell table:style-name="Table57.A1" office:value-type="string">
            <text:p text:style-name="P539">EF</text:p>
          </table:table-cell>
          <table:table-cell table:style-name="Table57.A1" office:value-type="string">
            <text:p text:style-name="P615">PUB</text:p>
          </table:table-cell>
          <table:table-cell table:style-name="Table57.A1" office:value-type="string">
            <text:p text:style-name="P371">Open the file pointed to by the virtual directory entry address<text:span text:style-name="T135"> </text:span>fsa = file system address (offset into directory file)</text:p>
          </table:table-cell>
        </table:table-row>
        <table:table-row>
          <table:table-cell table:style-name="Table57.A1" office:value-type="string">
            <text:p text:style-name="P21">cat</text:p>
          </table:table-cell>
          <table:table-cell table:style-name="Table57.A1" office:value-type="string">
            <text:p text:style-name="P21"><text:span text:style-name="T51">( </text:span>&lt;file&gt;<text:span text:style-name="T51"> -- )</text:span></text:p>
          </table:table-cell>
          <table:table-cell table:style-name="Table57.A1" office:value-type="string">
            <text:p text:style-name="P539">EF</text:p>
          </table:table-cell>
          <table:table-cell table:style-name="Table57.A1" office:value-type="string">
            <text:p text:style-name="P549">PRE</text:p>
          </table:table-cell>
          <table:table-cell table:style-name="Table57.A1" office:value-type="string">
            <text:p text:style-name="P21">Command line "cat" command to list the contents of a file</text:p>
          </table:table-cell>
        </table:table-row>
        <table:table-row>
          <table:table-cell table:style-name="Table57.A1" office:value-type="string">
            <text:p text:style-name="P678">cd</text:p>
          </table:table-cell>
          <table:table-cell table:style-name="Table57.A1" office:value-type="string">
            <text:p text:style-name="P678"/>
          </table:table-cell>
          <table:table-cell table:style-name="Table57.A1" office:value-type="string">
            <text:p text:style-name="P651">EF</text:p>
          </table:table-cell>
          <table:table-cell table:style-name="Table57.A1" office:value-type="string">
            <text:p text:style-name="P657">PRE</text:p>
          </table:table-cell>
          <table:table-cell table:style-name="Table57.A1" office:value-type="string">
            <text:p text:style-name="P678">deferred word - cd$</text:p>
          </table:table-cell>
        </table:table-row>
        <table:table-row>
          <table:table-cell table:style-name="Table57.A1" office:value-type="string">
            <text:p text:style-name="P637">FCOPY</text:p>
          </table:table-cell>
          <table:table-cell table:style-name="Table57.A1" office:value-type="string">
            <text:p text:style-name="P637">( <text:s/>&lt;from&gt; &lt;to&gt; -- )</text:p>
          </table:table-cell>
          <table:table-cell table:style-name="Table57.A1" office:value-type="string">
            <text:p text:style-name="P651">EF</text:p>
          </table:table-cell>
          <table:table-cell table:style-name="Table57.A1" office:value-type="string">
            <text:p text:style-name="P657">PRE</text:p>
          </table:table-cell>
          <table:table-cell table:style-name="Table57.A1" office:value-type="string">
            <text:p text:style-name="P637">Make a copy of a file with a new name</text:p>
          </table:table-cell>
        </table:table-row>
        <table:table-row>
          <table:table-cell table:style-name="Table57.A1" office:value-type="string">
            <text:p text:style-name="P377">FL</text:p>
          </table:table-cell>
          <table:table-cell table:style-name="Table57.A1" office:value-type="string">
            <text:p text:style-name="P377"/>
          </table:table-cell>
          <table:table-cell table:style-name="Table57.A1" office:value-type="string">
            <text:p text:style-name="P539">EF</text:p>
          </table:table-cell>
          <table:table-cell table:style-name="Table57.A1" office:value-type="string">
            <text:p text:style-name="P543">PRE</text:p>
          </table:table-cell>
          <table:table-cell table:style-name="Table57.A1" office:value-type="string">
            <text:p text:style-name="P377">Load text input into specified file or TEMP.TXT and then process</text:p>
          </table:table-cell>
        </table:table-row>
        <table:table-row>
          <table:table-cell table:style-name="Table57.A1" office:value-type="string">
            <text:p text:style-name="P374">FLOAD</text:p>
          </table:table-cell>
          <table:table-cell table:style-name="Table57.A1" office:value-type="string">
            <text:p text:style-name="P374">( &lt;file&gt; -- )</text:p>
          </table:table-cell>
          <table:table-cell table:style-name="Table57.A1" office:value-type="string">
            <text:p text:style-name="P539">EF</text:p>
          </table:table-cell>
          <table:table-cell table:style-name="Table57.A1" office:value-type="string">
            <text:p text:style-name="P549">PRE</text:p>
          </table:table-cell>
          <table:table-cell table:style-name="Table57.A1" office:value-type="string">
            <text:p text:style-name="P374">Command line File load - loads source file which is executed and/or compiled</text:p>
          </table:table-cell>
        </table:table-row>
        <table:table-row>
          <table:table-cell table:style-name="Table57.A1" office:value-type="string">
            <text:p text:style-name="P375">FOPEN</text:p>
          </table:table-cell>
          <table:table-cell table:style-name="Table57.A1" office:value-type="string">
            <text:p text:style-name="P375">( &lt;<text:span text:style-name="T137">file</text:span>name&gt; -- )</text:p>
          </table:table-cell>
          <table:table-cell table:style-name="Table57.A1" office:value-type="string">
            <text:p text:style-name="P539">EF</text:p>
          </table:table-cell>
          <table:table-cell table:style-name="Table57.A1" office:value-type="string">
            <text:p text:style-name="P549">PRE</text:p>
          </table:table-cell>
          <table:table-cell table:style-name="Table57.A1" office:value-type="string">
            <text:p text:style-name="P375">Open a file interactively with the name specified in the input stream, report back to the console</text:p>
          </table:table-cell>
        </table:table-row>
        <table:table-row>
          <table:table-cell table:style-name="Table57.A1" office:value-type="string">
            <text:p text:style-name="P63">ls</text:p>
          </table:table-cell>
          <table:table-cell table:style-name="Table57.A1" office:value-type="string">
            <text:p text:style-name="P63"/>
          </table:table-cell>
          <table:table-cell table:style-name="Table57.A1" office:value-type="string">
            <text:p text:style-name="P539">EF</text:p>
          </table:table-cell>
          <table:table-cell table:style-name="Table57.A1" office:value-type="string">
            <text:p text:style-name="P544">PRE</text:p>
          </table:table-cell>
          <table:table-cell table:style-name="Table57.A1" office:value-type="string">
            <text:p text:style-name="P63">L<text:span text:style-name="T33">ist the directory in wide and simple format</text:span><text:span text:style-name="T32"> (alias for DIRW?)</text:span></text:p>
          </table:table-cell>
        </table:table-row>
        <table:table-row>
          <table:table-cell table:style-name="Table57.A1" office:value-type="string">
            <text:p text:style-name="P66">mk</text:p>
          </table:table-cell>
          <table:table-cell table:style-name="Table57.A1" office:value-type="string">
            <text:p text:style-name="P66">( size &lt;name&gt; -- )</text:p>
          </table:table-cell>
          <table:table-cell table:style-name="Table57.A1" office:value-type="string">
            <text:p text:style-name="P539">EF</text:p>
          </table:table-cell>
          <table:table-cell table:style-name="Table57.A1" office:value-type="string">
            <text:p text:style-name="P567">PRE</text:p>
          </table:table-cell>
          <table:table-cell table:style-name="Table57.A1" office:value-type="string">
            <text:p text:style-name="P66">Make file</text:p>
          </table:table-cell>
        </table:table-row>
        <table:table-row>
          <table:table-cell table:style-name="Table57.A1" office:value-type="string">
            <text:p text:style-name="P389">QV</text:p>
          </table:table-cell>
          <table:table-cell table:style-name="Table57.A1" office:value-type="string">
            <text:p text:style-name="P389">( &lt;filename&gt; -- )</text:p>
          </table:table-cell>
          <table:table-cell table:style-name="Table57.A1" office:value-type="string">
            <text:p text:style-name="P539">EF</text:p>
          </table:table-cell>
          <table:table-cell table:style-name="Table57.A1" office:value-type="string">
            <text:p text:style-name="P543">PRE</text:p>
          </table:table-cell>
          <table:table-cell table:style-name="Table57.A1" office:value-type="string">
            <text:p text:style-name="P389">Quick view of file header in ASCII dump format</text:p>
          </table:table-cell>
        </table:table-row>
        <table:table-row>
          <table:table-cell table:style-name="Table57.A1" office:value-type="string">
            <text:p text:style-name="P387">RENAME</text:p>
          </table:table-cell>
          <table:table-cell table:style-name="Table57.A1" office:value-type="string">
            <text:p text:style-name="P387">( &lt;from&gt; &lt;to&gt; -- )</text:p>
          </table:table-cell>
          <table:table-cell table:style-name="Table57.A1" office:value-type="string">
            <text:p text:style-name="P539">EF</text:p>
          </table:table-cell>
          <table:table-cell table:style-name="Table57.A1" office:value-type="string">
            <text:p text:style-name="P567">PRE</text:p>
          </table:table-cell>
          <table:table-cell table:style-name="Table57.A1" office:value-type="string">
            <text:p text:style-name="P387">Command line file rename</text:p>
          </table:table-cell>
        </table:table-row>
        <table:table-row>
          <table:table-cell table:style-name="Table57.A1" office:value-type="string">
            <text:p text:style-name="P393">SAVETEXT</text:p>
          </table:table-cell>
          <table:table-cell table:style-name="Table57.A1" office:value-type="string">
            <text:p text:style-name="P393">( &lt;filename&gt; -- )</text:p>
          </table:table-cell>
          <table:table-cell table:style-name="Table57.A1" office:value-type="string">
            <text:p text:style-name="P539">EF</text:p>
          </table:table-cell>
          <table:table-cell table:style-name="Table57.A1" office:value-type="string">
            <text:p text:style-name="P543">PRE</text:p>
          </table:table-cell>
          <table:table-cell table:style-name="Table57.A1" office:value-type="string">
            <text:p text:style-name="P393">File write text input to file</text:p>
          </table:table-cell>
        </table:table-row>
        <table:table-row>
          <table:table-cell table:style-name="Table57.A1" office:value-type="string">
            <text:p text:style-name="P418">EASYFILE</text:p>
          </table:table-cell>
          <table:table-cell table:style-name="Table57.A1" office:value-type="string">
            <text:p text:style-name="P418"/>
          </table:table-cell>
          <table:table-cell table:style-name="Table57.A1" office:value-type="string">
            <text:p text:style-name="P539">EF</text:p>
          </table:table-cell>
          <table:table-cell table:style-name="Table57.A1" office:value-type="string">
            <text:p text:style-name="P565">MOD</text:p>
          </table:table-cell>
          <table:table-cell table:style-name="Table57.A1" office:value-type="string">
            <text:p text:style-name="P418">Module name in the dictionary for Easyfile.fth</text:p>
          </table:table-cell>
        </table:table-row>
      </table:table>
      <text:h text:style-name="Heading_20_2" text:outline-level="2">B<text:span text:style-name="T58">UILT-IN APPLICATIONS AND DEMOS</text:span></text:h>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office:value-type="string">
            <text:p text:style-name="P436">TOOLS</text:p>
          </table:table-cell>
          <table:table-cell table:style-name="Table64.A1" office:value-type="string">
            <text:p text:style-name="P436">( -- )</text:p>
          </table:table-cell>
          <table:table-cell table:style-name="Table64.A1" office:value-type="string">
            <text:p text:style-name="P493">X</text:p>
          </table:table-cell>
          <table:table-cell table:style-name="Table64.A1" office:value-type="string">
            <text:p text:style-name="P574">MOD</text:p>
          </table:table-cell>
          <table:table-cell table:style-name="Table64.A1" office:value-type="string">
            <text:p text:style-name="P750">Module marker for words defined in EXTEND.fth</text:p>
          </table:table-cell>
        </table:table-row>
      </table:table>
      <text:h text:style-name="Heading_20_3" text:outline-level="3"><text:bookmark-start text:name="__RefHeading___Toc15108_3727030152"/>Fibonacci series<text:bookmark-end text:name="__RefHeading___Toc15108_3727030152"/></text:h>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office:value-type="string">
            <text:p text:style-name="P538"><text:span text:style-name="T155">f</text:span>ibos</text:p>
          </table:table-cell>
          <table:table-cell table:style-name="Table63.A1" office:value-type="string">
            <text:p text:style-name="P416">( -- )</text:p>
          </table:table-cell>
          <table:table-cell table:style-name="Table63.A1" office:value-type="string">
            <text:p text:style-name="P493">X</text:p>
          </table:table-cell>
          <table:table-cell table:style-name="Table63.A1" office:value-type="string">
            <text:p text:style-name="P569">PUB</text:p>
          </table:table-cell>
          <table:table-cell table:style-name="Table63.A1" office:value-type="string">
            <text:p text:style-name="P422">Benchmark - Compute a series of fibonacci numbers and display them with execution times</text:p>
          </table:table-cell>
        </table:table-row>
        <table:table-row table:style-name="Table63.2">
          <table:table-cell table:style-name="Table63.A1" office:value-type="string">
            <text:p text:style-name="P419">fibo</text:p>
          </table:table-cell>
          <table:table-cell table:style-name="Table63.A1" office:value-type="string">
            <text:p text:style-name="P419">( n -- f ) </text:p>
          </table:table-cell>
          <table:table-cell table:style-name="Table63.A1" office:value-type="string">
            <text:p text:style-name="P493">X</text:p>
          </table:table-cell>
          <table:table-cell table:style-name="Table63.A1" office:value-type="string">
            <text:p text:style-name="P569">PUB</text:p>
          </table:table-cell>
          <table:table-cell table:style-name="Table63.A1" office:value-type="string">
            <text:p text:style-name="P419">Subroutine used by fibos</text:p>
          </table:table-cell>
        </table:table-row>
      </table:table>
      <text:p text:style-name="P429"/>
      <text:h text:style-name="Heading_20_3" text:outline-level="3"><text:bookmark-start text:name="__RefHeading___Toc15110_3727030152"/>Servos<text:bookmark-end text:name="__RefHeading___Toc15110_3727030152"/></text:h>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431">DEGREES</text:p>
          </table:table-cell>
          <table:table-cell table:style-name="Table59.A1" office:value-type="string">
            <text:p text:style-name="P431">( degrees pin -- ) marker </text:p>
          </table:table-cell>
          <table:table-cell table:style-name="Table59.A1" office:value-type="string">
            <text:p text:style-name="P807">X</text:p>
          </table:table-cell>
          <table:table-cell table:style-name="Table59.A1" office:value-type="string">
            <text:p text:style-name="P808">PUB</text:p>
          </table:table-cell>
          <table:table-cell table:style-name="Table59.A1" office:value-type="string">
            <text:p text:style-name="P806"/>
          </table:table-cell>
        </table:table-row>
        <table:table-row>
          <table:table-cell table:style-name="Table59.A1" office:value-type="string">
            <text:p text:style-name="P431">RUNSERVOS</text:p>
          </table:table-cell>
          <table:table-cell table:style-name="Table59.A1" office:value-type="string">
            <text:p text:style-name="P431">( cog -- )</text:p>
          </table:table-cell>
          <table:table-cell table:style-name="Table59.A1" office:value-type="string">
            <text:p text:style-name="P807">X</text:p>
          </table:table-cell>
          <table:table-cell table:style-name="Table59.A1" office:value-type="string">
            <text:p text:style-name="P808">PUB</text:p>
          </table:table-cell>
          <table:table-cell table:style-name="Table59.A1" office:value-type="string">
            <text:p text:style-name="P806"/>
          </table:table-cell>
        </table:table-row>
        <table:table-row>
          <table:table-cell table:style-name="Table59.A1" office:value-type="string">
            <text:p text:style-name="P431">SERVO!</text:p>
          </table:table-cell>
          <table:table-cell table:style-name="Table59.A1" office:value-type="string">
            <text:p text:style-name="P431">( word pin )</text:p>
          </table:table-cell>
          <table:table-cell table:style-name="Table59.A1" office:value-type="string">
            <text:p text:style-name="P432">X</text:p>
          </table:table-cell>
          <table:table-cell table:style-name="Table59.A1" office:value-type="string">
            <text:p text:style-name="P433">PUB</text:p>
          </table:table-cell>
          <table:table-cell table:style-name="Table59.A1" office:value-type="string">
            <text:p text:style-name="P431">Initialise the servo system</text:p>
          </table:table-cell>
        </table:table-row>
      </table:table>
      <text:h text:style-name="Heading_20_3" text:outline-level="3"><text:bookmark-start text:name="__RefHeading___Toc15112_3727030152"/>Pulse Width Modulation<text:bookmark-end text:name="__RefHeading___Toc15112_3727030152"/></text:h>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430">PWM</text:p>
          </table:table-cell>
          <table:table-cell table:style-name="Table60.A1" office:value-type="string">
            <text:p text:style-name="P420">( duty8 mask -- )</text:p>
          </table:table-cell>
          <table:table-cell table:style-name="Table60.A1" office:value-type="string">
            <text:p text:style-name="P825">X</text:p>
          </table:table-cell>
          <table:table-cell table:style-name="Table60.A1" office:value-type="string">
            <text:p text:style-name="P824">PUB</text:p>
          </table:table-cell>
          <table:table-cell table:style-name="Table60.A1" office:value-type="string">
            <text:p text:style-name="Standard"/>
          </table:table-cell>
        </table:table-row>
        <table:table-row>
          <table:table-cell table:style-name="Table60.A1" office:value-type="string">
            <text:p text:style-name="P430">PWM!</text:p>
          </table:table-cell>
          <table:table-cell table:style-name="Table60.A1" office:value-type="string">
            <text:p text:style-name="P430">( duty8 mask -- )</text:p>
          </table:table-cell>
          <table:table-cell table:style-name="Table60.A1" office:value-type="string">
            <text:p text:style-name="P493">X</text:p>
          </table:table-cell>
          <table:table-cell table:style-name="Table60.A1" office:value-type="string">
            <text:p text:style-name="P570">PUB</text:p>
          </table:table-cell>
          <table:table-cell table:style-name="Table60.A1" office:value-type="string">
            <text:p text:style-name="P430">Initialise the PWM system</text:p>
          </table:table-cell>
        </table:table-row>
        <table:table-row>
          <table:table-cell table:style-name="Table60.A1" office:value-type="string">
            <text:p text:style-name="P420">PWM.START</text:p>
          </table:table-cell>
          <table:table-cell table:style-name="Table60.A1" office:value-type="string">
            <text:p text:style-name="P420">( mask table Hz -- )</text:p>
          </table:table-cell>
          <table:table-cell table:style-name="Table60.A1" office:value-type="string">
            <text:p text:style-name="P493">X</text:p>
          </table:table-cell>
          <table:table-cell table:style-name="Table60.A1" office:value-type="string">
            <text:p text:style-name="P570">PUB</text:p>
          </table:table-cell>
          <table:table-cell table:style-name="Table60.A1" office:value-type="string">
            <text:p text:style-name="P420">Main multichannel PWM start method in next available cog</text:p>
          </table:table-cell>
        </table:table-row>
        <table:table-row>
          <table:table-cell table:style-name="Table60.A1" office:value-type="string">
            <text:p text:style-name="P420">PWM%</text:p>
          </table:table-cell>
          <table:table-cell table:style-name="Table60.A1" office:value-type="string">
            <text:p text:style-name="P420">( %duty pin -- )</text:p>
          </table:table-cell>
          <table:table-cell table:style-name="Table60.A1" office:value-type="string">
            <text:p text:style-name="P493">X</text:p>
          </table:table-cell>
          <table:table-cell table:style-name="Table60.A1" office:value-type="string">
            <text:p text:style-name="P570">PUB</text:p>
          </table:table-cell>
          <table:table-cell table:style-name="Table60.A1" office:value-type="string">
            <text:p text:style-name="P420">set the PWM duty cycle as a percentage</text:p>
          </table:table-cell>
        </table:table-row>
      </table:table>
      <text:p text:style-name="P421"><text:soft-page-break/></text:p>
      <text:h text:style-name="Heading_20_3" text:outline-level="3"><text:bookmark-start text:name="__RefHeading___Toc15114_3727030152"/>WS2812 RGB LED<text:bookmark-end text:name="__RefHeading___Toc15114_3727030152"/></text:h>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420">ALED</text:p>
          </table:table-cell>
          <table:table-cell table:style-name="Table61.A1" office:value-type="string">
            <text:p text:style-name="P809"/>
          </table:table-cell>
          <table:table-cell table:style-name="Table61.A1" office:value-type="string">
            <text:p text:style-name="P810">X</text:p>
          </table:table-cell>
          <table:table-cell table:style-name="Table61.A1" office:value-type="string">
            <text:p text:style-name="P811">PUB</text:p>
          </table:table-cell>
          <table:table-cell table:style-name="Table61.A1" office:value-type="string">
            <text:p text:style-name="P809"/>
          </table:table-cell>
        </table:table-row>
        <table:table-row>
          <table:table-cell table:style-name="Table61.A1" office:value-type="string">
            <text:p text:style-name="P420">RGB</text:p>
          </table:table-cell>
          <table:table-cell table:style-name="Table61.A1" office:value-type="string">
            <text:p text:style-name="P420">( rrggbb -- )</text:p>
          </table:table-cell>
          <table:table-cell table:style-name="Table61.A1" office:value-type="string">
            <text:p text:style-name="P810">X</text:p>
          </table:table-cell>
          <table:table-cell table:style-name="Table61.A1" office:value-type="string">
            <text:p text:style-name="P811">PUB</text:p>
          </table:table-cell>
          <table:table-cell table:style-name="Table61.A1" office:value-type="string">
            <text:p text:style-name="P809"/>
          </table:table-cell>
        </table:table-row>
        <table:table-row>
          <table:table-cell table:style-name="Table61.A1" office:value-type="string">
            <text:p text:style-name="P420">RGBS</text:p>
          </table:table-cell>
          <table:table-cell table:style-name="Table61.A1" office:value-type="string">
            <text:p text:style-name="P420">( array leds -- )</text:p>
          </table:table-cell>
          <table:table-cell table:style-name="Table61.A1" office:value-type="string">
            <text:p text:style-name="P422">X</text:p>
          </table:table-cell>
          <table:table-cell table:style-name="Table61.A1" office:value-type="string">
            <text:p text:style-name="P425">PUB</text:p>
          </table:table-cell>
          <table:table-cell table:style-name="Table61.A1" office:value-type="string">
            <text:p text:style-name="P420">Output an rgb array for the number of leds (3 bytes/led) on the selected pin</text:p>
          </table:table-cell>
        </table:table-row>
        <table:table-row>
          <table:table-cell table:style-name="Table61.A1" office:value-type="string">
            <text:p text:style-name="P424">RGNPIN</text:p>
          </table:table-cell>
          <table:table-cell table:style-name="Table61.A1" office:value-type="string">
            <text:p text:style-name="P424">( pin# -- )</text:p>
          </table:table-cell>
          <table:table-cell table:style-name="Table61.A1" office:value-type="string">
            <text:p text:style-name="P810">X</text:p>
          </table:table-cell>
          <table:table-cell table:style-name="Table61.A1" office:value-type="string">
            <text:p text:style-name="P811">PUB</text:p>
          </table:table-cell>
          <table:table-cell table:style-name="Table61.A1" office:value-type="string">
            <text:p text:style-name="P809"/>
          </table:table-cell>
        </table:table-row>
      </table:table>
      <text:p text:style-name="P421"/>
      <text:h text:style-name="P918" text:outline-level="3"><text:bookmark-start text:name="__RefHeading___Toc15116_3727030152"/>INFRARED CONTROL<text:bookmark-end text:name="__RefHeading___Toc15116_3727030152"/></text:h>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P435">IRRX</text:p>
          </table:table-cell>
          <table:table-cell table:style-name="Table62.A1" office:value-type="string">
            <text:p text:style-name="P435">( pin -- code )</text:p>
          </table:table-cell>
          <table:table-cell table:style-name="Table62.A1" office:value-type="string">
            <text:p text:style-name="P493">X</text:p>
          </table:table-cell>
          <table:table-cell table:style-name="Table62.A1" office:value-type="string">
            <text:p text:style-name="P572">PUB</text:p>
          </table:table-cell>
          <table:table-cell table:style-name="Table62.A1" office:value-type="string">
            <text:p text:style-name="P435">NEC IR Receive</text:p>
          </table:table-cell>
        </table:table-row>
        <table:table-row>
          <table:table-cell table:style-name="Table62.A1" office:value-type="string">
            <text:p text:style-name="P435">IRTX</text:p>
          </table:table-cell>
          <table:table-cell table:style-name="Table62.A1" office:value-type="string">
            <text:p text:style-name="P435">( code pin -- )</text:p>
          </table:table-cell>
          <table:table-cell table:style-name="Table62.A1" office:value-type="string">
            <text:p text:style-name="P493">X</text:p>
          </table:table-cell>
          <table:table-cell table:style-name="Table62.A1" office:value-type="string">
            <text:p text:style-name="P572">PUB</text:p>
          </table:table-cell>
          <table:table-cell table:style-name="Table62.A1" office:value-type="string">
            <text:p text:style-name="P435">NEC IR Transmit</text:p>
          </table:table-cell>
        </table:table-row>
      </table:table>
      <text:p text:style-name="P435"/>
      <text:h text:style-name="Heading_20_3" text:outline-level="3"><text:bookmark-start text:name="__RefHeading___Toc15118_3727030152"/>DHT22 humidity and Temperature<text:bookmark-end text:name="__RefHeading___Toc15118_3727030152"/></text:h>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437">DHT</text:p>
          </table:table-cell>
          <table:table-cell table:style-name="Table66.A1" office:value-type="string">
            <text:p text:style-name="P437">( pin -- rhum temp )</text:p>
          </table:table-cell>
          <table:table-cell table:style-name="Table66.A1" office:value-type="string">
            <text:p text:style-name="P495">X</text:p>
          </table:table-cell>
          <table:table-cell table:style-name="Table66.A1" office:value-type="string">
            <text:p text:style-name="P572">PUB</text:p>
          </table:table-cell>
          <table:table-cell table:style-name="Table66.A1" office:value-type="string">
            <text:p text:style-name="P437">Read values</text:p>
          </table:table-cell>
        </table:table-row>
        <table:table-row>
          <table:table-cell table:style-name="Table66.A1" office:value-type="string">
            <text:p text:style-name="P437">.DHT</text:p>
          </table:table-cell>
          <table:table-cell table:style-name="Table66.A1" office:value-type="string">
            <text:p text:style-name="P437">( pin -- )</text:p>
          </table:table-cell>
          <table:table-cell table:style-name="Table66.A1" office:value-type="string">
            <text:p text:style-name="P438">X</text:p>
          </table:table-cell>
          <table:table-cell table:style-name="Table66.A1" office:value-type="string">
            <text:p text:style-name="P572">PUB</text:p>
          </table:table-cell>
          <table:table-cell table:style-name="Table66.A1" office:value-type="string">
            <text:p text:style-name="P423">Read and display values e.g. 15 .DHT displays 34.6'C <text:s/>42.5%RH</text:p>
          </table:table-cell>
        </table:table-row>
      </table:table>
      <text:p text:style-name="P421"/>
      <text:h text:style-name="Heading_20_3" text:outline-level="3">U<text:span text:style-name="T192">L</text:span>TRASOUND DISTANCE MEASUREMENT</text:h>
      <text:p text:style-name="P56"><text:s text:c="2"/></text:p>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56">DISTANCE </text:p>
          </table:table-cell>
          <table:table-cell table:style-name="Table47.A1" office:value-type="string">
            <text:p text:style-name="P56">( trig echo -- distance.mm )</text:p>
          </table:table-cell>
          <table:table-cell table:style-name="Table47.A1" office:value-type="string">
            <text:p text:style-name="P56">X</text:p>
          </table:table-cell>
          <table:table-cell table:style-name="Table47.A1" office:value-type="string">
            <text:p text:style-name="P342">PUB</text:p>
          </table:table-cell>
          <table:table-cell table:style-name="Table47.A1" office:value-type="string">
            <text:p text:style-name="P56">PING sensor and return with reading in millimetres </text:p>
          </table:table-cell>
        </table:table-row>
        <table:table-row>
          <table:table-cell table:style-name="Table47.A1" office:value-type="string">
            <text:p text:style-name="P56">PING </text:p>
          </table:table-cell>
          <table:table-cell table:style-name="Table47.A1" office:value-type="string">
            <text:p text:style-name="P56">( trig echo -- us )</text:p>
          </table:table-cell>
          <table:table-cell table:style-name="Table47.A1" office:value-type="string">
            <text:p text:style-name="P56">X</text:p>
          </table:table-cell>
          <table:table-cell table:style-name="Table47.A1" office:value-type="string">
            <text:p text:style-name="P342">PUB</text:p>
          </table:table-cell>
          <table:table-cell table:style-name="Table47.A1" office:value-type="string">
            <text:p text:style-name="P56">Trigger PING sensor and listen on echo pin and return with microseconds value</text:p>
          </table:table-cell>
        </table:table-row>
      </table:table>
      <text:p text:style-name="P426"/>
      <text:h text:style-name="Heading_20_3" text:outline-level="3">DS3231 T<text:span text:style-name="T189">HERMOMETER</text:span></text:h>
      <text:p text:style-name="P441"/>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41">.TEMP</text:p>
          </table:table-cell>
          <table:table-cell table:style-name="Table68.A1" office:value-type="string">
            <text:p text:style-name="P441">( -- )</text:p>
          </table:table-cell>
          <table:table-cell table:style-name="Table68.A1" office:value-type="string">
            <text:p text:style-name="P495">X</text:p>
          </table:table-cell>
          <table:table-cell table:style-name="Table68.A1" office:value-type="string">
            <text:p text:style-name="P574">PUB</text:p>
          </table:table-cell>
          <table:table-cell table:style-name="Table68.A1" office:value-type="string">
            <text:p text:style-name="P441">Read and Display the temperature from a DS3231 chip in 'C</text:p>
          </table:table-cell>
        </table:table-row>
        <table:table-row>
          <table:table-cell table:style-name="Table68.A1" office:value-type="string">
            <text:p text:style-name="P441">'C</text:p>
          </table:table-cell>
          <table:table-cell table:style-name="Table68.A1" office:value-type="string">
            <text:p text:style-name="P441">( -- 'C*100 )</text:p>
          </table:table-cell>
          <table:table-cell table:style-name="Table68.A1" office:value-type="string">
            <text:p text:style-name="P495">X</text:p>
          </table:table-cell>
          <table:table-cell table:style-name="Table68.A1" office:value-type="string">
            <text:p text:style-name="P574">PUB</text:p>
          </table:table-cell>
          <table:table-cell table:style-name="Table68.A1" office:value-type="string">
            <text:p text:style-name="P441">Read the temp and return value in 'C x 100</text:p>
          </table:table-cell>
        </table:table-row>
        <table:table-row>
          <table:table-cell table:style-name="Table68.A1" office:value-type="string">
            <text:p text:style-name="P441">'F</text:p>
          </table:table-cell>
          <table:table-cell table:style-name="Table68.A1" office:value-type="string">
            <text:p text:style-name="P441">( -- 'F*100 )</text:p>
          </table:table-cell>
          <table:table-cell table:style-name="Table68.A1" office:value-type="string">
            <text:p text:style-name="P495">X</text:p>
          </table:table-cell>
          <table:table-cell table:style-name="Table68.A1" office:value-type="string">
            <text:p text:style-name="P574">PUB</text:p>
          </table:table-cell>
          <table:table-cell table:style-name="Table68.A1" office:value-type="string">
            <text:p text:style-name="P441">Read the temp and return value in 'F x 100</text:p>
          </table:table-cell>
        </table:table-row>
      </table:table>
      <text:h text:style-name="Heading_20_2" text:outline-level="2">UNSORTED<text:span text:style-name="T191"> WORDS</text:span></text:h>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712">(")</text:p>
          </table:table-cell>
          <table:table-cell table:style-name="Table69.A1" office:value-type="string">
            <text:p text:style-name="P812"/>
          </table:table-cell>
          <table:table-cell table:style-name="Table69.A1" office:value-type="string">
            <text:p text:style-name="P812"/>
          </table:table-cell>
          <table:table-cell table:style-name="Table69.A1" office:value-type="string">
            <text:p text:style-name="P813">PUB</text:p>
          </table:table-cell>
          <table:table-cell table:style-name="Table69.A1" office:value-type="string">
            <text:p text:style-name="P812"/>
          </table:table-cell>
        </table:table-row>
        <table:table-row>
          <table:table-cell table:style-name="Table69.A1" office:value-type="string">
            <text:p text:style-name="P713">@WORD</text:p>
          </table:table-cell>
          <table:table-cell table:style-name="Table69.A1" office:value-type="string">
            <text:p text:style-name="P812"/>
          </table:table-cell>
          <table:table-cell table:style-name="Table69.A1" office:value-type="string">
            <text:p text:style-name="P812"/>
          </table:table-cell>
          <table:table-cell table:style-name="Table69.A1" office:value-type="string">
            <text:p text:style-name="P714">PUB</text:p>
          </table:table-cell>
          <table:table-cell table:style-name="Table69.A1" office:value-type="string">
            <text:p text:style-name="P812"/>
          </table:table-cell>
        </table:table-row>
        <table:table-row>
          <table:table-cell table:style-name="Table69.A1" office:value-type="string">
            <text:p text:style-name="P713">id</text:p>
          </table:table-cell>
          <table:table-cell table:style-name="Table69.A1" office:value-type="string">
            <text:p text:style-name="P812"/>
          </table:table-cell>
          <table:table-cell table:style-name="Table69.A1" office:value-type="string">
            <text:p text:style-name="P812"/>
          </table:table-cell>
          <table:table-cell table:style-name="Table69.A1" office:value-type="string">
            <text:p text:style-name="P815">PUB</text:p>
          </table:table-cell>
          <table:table-cell table:style-name="Table69.A1" office:value-type="string">
            <text:p text:style-name="P812"/>
          </table:table-cell>
        </table:table-row>
        <table:table-row>
          <table:table-cell table:style-name="Table69.A1" office:value-type="string">
            <text:p text:style-name="P713">keytable</text:p>
          </table:table-cell>
          <table:table-cell table:style-name="Table69.A1" office:value-type="string">
            <text:p text:style-name="P812"/>
          </table:table-cell>
          <table:table-cell table:style-name="Table69.A1" office:value-type="string">
            <text:p text:style-name="P812"/>
          </table:table-cell>
          <table:table-cell table:style-name="Table69.A1" office:value-type="string">
            <text:p text:style-name="P815">PUB</text:p>
          </table:table-cell>
          <table:table-cell table:style-name="Table69.A1" office:value-type="string">
            <text:p text:style-name="P812"/>
          </table:table-cell>
        </table:table-row>
        <table:table-row>
          <table:table-cell table:style-name="Table69.A1" office:value-type="string">
            <text:p text:style-name="P712">num</text:p>
          </table:table-cell>
          <table:table-cell table:style-name="Table69.A1" office:value-type="string">
            <text:p text:style-name="P812"/>
          </table:table-cell>
          <table:table-cell table:style-name="Table69.A1" office:value-type="string">
            <text:p text:style-name="P812"/>
          </table:table-cell>
          <table:table-cell table:style-name="Table69.A1" office:value-type="string">
            <text:p text:style-name="P815">PUB</text:p>
          </table:table-cell>
          <table:table-cell table:style-name="Table69.A1" office:value-type="string">
            <text:p text:style-name="P812"/>
          </table:table-cell>
        </table:table-row>
        <table:table-row>
          <table:table-cell table:style-name="Table69.A1" office:value-type="string">
            <text:p text:style-name="P713">rxpars</text:p>
          </table:table-cell>
          <table:table-cell table:style-name="Table69.A1" office:value-type="string">
            <text:p text:style-name="P812"/>
          </table:table-cell>
          <table:table-cell table:style-name="Table69.A1" office:value-type="string">
            <text:p text:style-name="P812"/>
          </table:table-cell>
          <table:table-cell table:style-name="Table69.A1" office:value-type="string">
            <text:p text:style-name="P714">PUB</text:p>
          </table:table-cell>
          <table:table-cell table:style-name="Table69.A1" office:value-type="string">
            <text:p text:style-name="P812"/>
          </table:table-cell>
        </table:table-row>
        <table:table-row>
          <table:table-cell table:style-name="Table69.A1" office:value-type="string">
            <text:p text:style-name="P446">TX!</text:p>
          </table:table-cell>
          <table:table-cell table:style-name="Table69.A1" office:value-type="string">
            <text:p text:style-name="P446">( dat buf -- )</text:p>
          </table:table-cell>
          <table:table-cell table:style-name="Table69.A1" office:value-type="string">
            <text:p text:style-name="P446">C</text:p>
          </table:table-cell>
          <table:table-cell table:style-name="Table69.A1" office:value-type="string">
            <text:p text:style-name="P447">PUB</text:p>
          </table:table-cell>
          <table:table-cell table:style-name="Table69.A1" office:value-type="string">
            <text:p text:style-name="P446">write single buffer - but this word isn't used in kernel, EXTEND or EASYFILE, so obsolete?</text:p>
          </table:table-cell>
        </table:table-row>
        <table:table-row>
          <table:table-cell table:style-name="Table69.A1" office:value-type="string">
            <text:p text:style-name="P715">WAITVID</text:p>
          </table:table-cell>
          <table:table-cell table:style-name="Table69.A1" office:value-type="string">
            <text:p text:style-name="P812"/>
          </table:table-cell>
          <table:table-cell table:style-name="Table69.A1" office:value-type="string">
            <text:p text:style-name="P812"/>
          </table:table-cell>
          <table:table-cell table:style-name="Table69.A1" office:value-type="string">
            <text:p text:style-name="P814">PUB</text:p>
          </table:table-cell>
          <table:table-cell table:style-name="Table69.A1" office:value-type="string">
            <text:p text:style-name="P812"/>
          </table:table-cell>
        </table:table-row>
        <table:table-row>
          <table:table-cell table:style-name="Table69.A1" office:value-type="string">
            <text:p text:style-name="P444">["]</text:p>
          </table:table-cell>
          <table:table-cell table:style-name="Table69.A1" office:value-type="string">
            <text:p text:style-name="P444"/>
          </table:table-cell>
          <table:table-cell table:style-name="Table69.A1" office:value-type="string">
            <text:p text:style-name="P444">H</text:p>
          </table:table-cell>
          <table:table-cell table:style-name="Table69.A1" office:value-type="string">
            <text:p text:style-name="P445">PRE</text:p>
          </table:table-cell>
          <table:table-cell table:style-name="Table69.A1" office:value-type="string">
            <text:p text:style-name="P812"/>
          </table:table-cell>
        </table:table-row>
        <table:table-row>
          <table:table-cell table:style-name="Table69.A1" office:value-type="string">
            <text:p text:style-name="P720">...</text:p>
          </table:table-cell>
          <table:table-cell table:style-name="Table69.A1" office:value-type="string">
            <text:p text:style-name="Standard"/>
          </table:table-cell>
          <table:table-cell table:style-name="Table69.A1" office:value-type="string">
            <text:p text:style-name="Standard"/>
          </table:table-cell>
          <table:table-cell table:style-name="Table69.A1" office:value-type="string">
            <text:p text:style-name="Standard"/>
          </table:table-cell>
          <table:table-cell table:style-name="Table69.A1" office:value-type="string">
            <text:p text:style-name="Standard"/>
          </table:table-cell>
        </table:table-row>
      </table:table>
      <text:p text:style-name="Standard"/>
      <text:h text:style-name="P899" text:outline-level="1">P<text:span text:style-name="T178">RIVATE WORDS</text:span></text:h>
      <text:p text:style-name="P819">This section lists all the private words in Tachyon. These are low-level support words<text:span text:style-name="T190"> useful only within a Module.</text:span> <text:span text:style-name="T190">They are</text:span> not that useful to Tachyon programmers<text:span text:style-name="T190">,</text:span> <text:span text:style-name="T190">although t</text:span>hey are left visible in the dictionary. They can be removed from the dictionary, so they are no longer available for new definitions (but still continue to function) by the use of the RECLAIM word. This makes a further 1900 bytes available to the user.</text:p>
      <text:p text:style-name="P818"/>
      <text:p text:style-name="P746">NAME<text:tab/>STACK<text:span text:style-name="T167"> <text:s text:c="35"/>CODE <text:s text:c="2"/>WORD <text:s text:c="2"/><text:tab/><text:tab/> </text:span><text:tab/>DESCRIPTION</text:p>
      <text:p text:style-name="P747"><text:tab/> <text:s text:c="47"/>TYPE <text:s text:c="3"/><text:span text:style-name="T171">TY</text:span>PE</text:p>
      <text:h text:style-name="P902" text:outline-level="2">MEMORY - Private words</text:h>
      <table:table table:name="Table78" table:style-name="Table78">
        <table:table-column table:style-name="Table78.A"/>
        <table:table-column table:style-name="Table78.B"/>
        <table:table-column table:style-name="Table78.C"/>
        <table:table-column table:style-name="Table78.D"/>
        <table:table-column table:style-name="Table78.E"/>
        <table:table-row>
          <table:table-cell table:style-name="Table78.A1" office:value-type="string">
            <text:p text:style-name="P130">ulong</text:p>
          </table:table-cell>
          <table:table-cell table:style-name="Table78.A1" office:value-type="string">
            <text:p text:style-name="P212">( -- adr)</text:p>
          </table:table-cell>
          <table:table-cell table:style-name="Table78.A1" office:value-type="string">
            <text:p text:style-name="P213">X</text:p>
          </table:table-cell>
          <table:table-cell table:style-name="Table78.A1" office:value-type="string">
            <text:p text:style-name="P323">PRI</text:p>
          </table:table-cell>
          <table:table-cell table:style-name="Table78.A1" office:value-type="string">
            <text:p text:style-name="P130">long used by U!, U@</text:p>
          </table:table-cell>
        </table:table-row>
      </table:table>
      <text:h text:style-name="P902" text:outline-level="2">MATHS - Private words</text:h>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65">seed</text:p>
          </table:table-cell>
          <table:table-cell table:style-name="Table80.A1" office:value-type="string">
            <text:p text:style-name="P212">( -- adr )</text:p>
          </table:table-cell>
          <table:table-cell table:style-name="Table80.A1" office:value-type="string">
            <text:p text:style-name="P213">X</text:p>
          </table:table-cell>
          <table:table-cell table:style-name="Table80.A1" office:value-type="string">
            <text:p text:style-name="P309">PRI</text:p>
          </table:table-cell>
          <table:table-cell table:style-name="Table80.A1" office:value-type="string">
            <text:p text:style-name="P165">1 long used by RND</text:p>
          </table:table-cell>
        </table:table-row>
      </table:table>
      <text:h text:style-name="P903" text:outline-level="2">FLOATING POINT MATHS<text:span text:style-name="T179"> - </text:span>Private words</text:h>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691">f32cmd</text:p>
          </table:table-cell>
          <table:table-cell table:style-name="Table72.A1" office:value-type="string">
            <text:p text:style-name="P692">( -- adr )</text:p>
          </table:table-cell>
          <table:table-cell table:style-name="Table72.A1" office:value-type="string">
            <text:p text:style-name="P684">X</text:p>
          </table:table-cell>
          <table:table-cell table:style-name="Table72.A1" office:value-type="string">
            <text:p text:style-name="P688">PRI</text:p>
          </table:table-cell>
          <table:table-cell table:style-name="Table72.A1" office:value-type="string">
            <text:p text:style-name="P691">1 long <text:span text:style-name="T73">(</text:span>F32 parameter block header<text:span text:style-name="T73">)</text:span></text:p>
          </table:table-cell>
        </table:table-row>
        <table:table-row>
          <table:table-cell table:style-name="Table72.A1" office:value-type="string">
            <text:p text:style-name="P691">FCMD</text:p>
          </table:table-cell>
          <table:table-cell table:style-name="Table72.A1" office:value-type="string">
            <text:p text:style-name="P691">( n1 n2 cmd -- result )</text:p>
          </table:table-cell>
          <table:table-cell table:style-name="Table72.A1" office:value-type="string">
            <text:p text:style-name="P684">X</text:p>
          </table:table-cell>
          <table:table-cell table:style-name="Table72.A1" office:value-type="string">
            <text:p text:style-name="P688">PRI</text:p>
          </table:table-cell>
          <table:table-cell table:style-name="Table72.A1" office:value-type="string">
            <text:p text:style-name="P827"/>
          </table:table-cell>
        </table:table-row>
        <table:table-row>
          <table:table-cell table:style-name="Table72.A1" office:value-type="string">
            <text:p text:style-name="P691">fnumA</text:p>
          </table:table-cell>
          <table:table-cell table:style-name="Table72.A1" office:value-type="string">
            <text:p text:style-name="P692">( -- adr )</text:p>
          </table:table-cell>
          <table:table-cell table:style-name="Table72.A1" office:value-type="string">
            <text:p text:style-name="P684">X</text:p>
          </table:table-cell>
          <table:table-cell table:style-name="Table72.A1" office:value-type="string">
            <text:p text:style-name="P688">PRI</text:p>
          </table:table-cell>
          <table:table-cell table:style-name="Table72.A1" office:value-type="string">
            <text:p text:style-name="P691">1 long</text:p>
          </table:table-cell>
        </table:table-row>
        <table:table-row>
          <table:table-cell table:style-name="Table72.A1" office:value-type="string">
            <text:p text:style-name="P691">fnumB</text:p>
          </table:table-cell>
          <table:table-cell table:style-name="Table72.A1" office:value-type="string">
            <text:p text:style-name="P692">( -- adr )</text:p>
          </table:table-cell>
          <table:table-cell table:style-name="Table72.A1" office:value-type="string">
            <text:p text:style-name="P684">X</text:p>
          </table:table-cell>
          <table:table-cell table:style-name="Table72.A1" office:value-type="string">
            <text:p text:style-name="P688">PRI</text:p>
          </table:table-cell>
          <table:table-cell table:style-name="Table72.A1" office:value-type="string">
            <text:p text:style-name="P691">1 long</text:p>
          </table:table-cell>
        </table:table-row>
        <table:table-row>
          <table:table-cell table:style-name="Table72.A1" office:value-type="string">
            <text:p text:style-name="P691">result</text:p>
          </table:table-cell>
          <table:table-cell table:style-name="Table72.A1" office:value-type="string">
            <text:p text:style-name="P692">( -- adr )</text:p>
          </table:table-cell>
          <table:table-cell table:style-name="Table72.A1" office:value-type="string">
            <text:p text:style-name="P684">X</text:p>
          </table:table-cell>
          <table:table-cell table:style-name="Table72.A1" office:value-type="string">
            <text:p text:style-name="P688">PRI</text:p>
          </table:table-cell>
          <table:table-cell table:style-name="Table72.A1" office:value-type="string">
            <text:p text:style-name="P691">1 long</text:p>
          </table:table-cell>
        </table:table-row>
      </table:table>
      <text:h text:style-name="P904" text:outline-level="2">CASE STATEMENTS<text:span text:style-name="T179"> - </text:span>Private words</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751"><text:span text:style-name="T21">&gt;</text:span><text:span text:style-name="T17">SWITCH&lt;</text:span></text:p>
          </table:table-cell>
          <table:table-cell table:style-name="Table3.A1" office:value-type="string">
            <text:p text:style-name="P616">( min max -- )</text:p>
          </table:table-cell>
          <table:table-cell table:style-name="Table3.A1" office:value-type="string">
            <text:p text:style-name="P503">X</text:p>
          </table:table-cell>
          <table:table-cell table:style-name="Table3.A1" office:value-type="string">
            <text:p text:style-name="P617">PRI</text:p>
          </table:table-cell>
          <table:table-cell table:style-name="Table3.A1" office:value-type="string">
            <text:p text:style-name="P618">Part of CASES</text:p>
          </table:table-cell>
        </table:table-row>
        <table:table-row>
          <table:table-cell table:style-name="Table3.A1" office:value-type="string">
            <text:p text:style-name="P51">SWITCH= </text:p>
          </table:table-cell>
          <table:table-cell table:style-name="Table3.A1" office:value-type="string">
            <text:p text:style-name="P51">( val -- flg )</text:p>
          </table:table-cell>
          <table:table-cell table:style-name="Table3.A1" office:value-type="string">
            <text:p text:style-name="P232">X</text:p>
          </table:table-cell>
          <table:table-cell table:style-name="Table3.A1" office:value-type="string">
            <text:p text:style-name="P317">PRI</text:p>
          </table:table-cell>
          <table:table-cell table:style-name="Table3.A1" office:value-type="string">
            <text:p text:style-name="P51">Return true if val = SWITCH</text:p>
          </table:table-cell>
        </table:table-row>
      </table:table>
      <text:p text:style-name="P749"/>
      <text:h text:style-name="P905" text:outline-level="2">VECTORED EXECUTION<text:span text:style-name="T180"> - </text:span>Private words</text:h>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102">~v</text:p>
          </table:table-cell>
          <table:table-cell table:style-name="Table75.A1" office:value-type="string">
            <text:p text:style-name="P102"/>
          </table:table-cell>
          <table:table-cell table:style-name="Table75.A1" office:value-type="string">
            <text:p text:style-name="P233">X</text:p>
          </table:table-cell>
          <table:table-cell table:style-name="Table75.A1" office:value-type="string">
            <text:p text:style-name="P304">PRI</text:p>
          </table:table-cell>
          <table:table-cell table:style-name="Table75.A1" office:value-type="string">
            <text:p text:style-name="P102">Part of +VECTOR</text:p>
          </table:table-cell>
        </table:table-row>
      </table:table>
      <text:h text:style-name="Heading_20_2" text:outline-level="2">I/O PORTS<text:span text:style-name="T180"> - </text:span>Private words</text:h>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office:value-type="string">
            <text:p text:style-name="P458">_ctr</text:p>
          </table:table-cell>
          <table:table-cell table:style-name="Table76.A1" office:value-type="string">
            <text:p text:style-name="P458"/>
          </table:table-cell>
          <table:table-cell table:style-name="Table76.A1" office:value-type="string">
            <text:p text:style-name="P516">X</text:p>
          </table:table-cell>
          <table:table-cell table:style-name="Table76.A1" office:value-type="string">
            <text:p text:style-name="P581">PRI</text:p>
          </table:table-cell>
          <table:table-cell table:style-name="Table76.A1" office:value-type="string">
            <text:p text:style-name="P458">1 byte, storing the selected CTR, A or B</text:p>
          </table:table-cell>
        </table:table-row>
        <table:table-row>
          <table:table-cell table:style-name="Table76.A1" office:value-type="string">
            <text:p text:style-name="P463">*spkr</text:p>
          </table:table-cell>
          <table:table-cell table:style-name="Table76.A1" office:value-type="string">
            <text:p text:style-name="P510">( -- adr )</text:p>
          </table:table-cell>
          <table:table-cell table:style-name="Table76.A1" office:value-type="string">
            <text:p text:style-name="P504">X</text:p>
          </table:table-cell>
          <table:table-cell table:style-name="Table76.A1" office:value-type="string">
            <text:p text:style-name="P581">PRI</text:p>
          </table:table-cell>
          <table:table-cell table:style-name="Table76.A1" office:value-type="string">
            <text:p text:style-name="P463">1 long, defaults to 0, used to store pin for audio output</text:p>
          </table:table-cell>
        </table:table-row>
        <table:table-row>
          <table:table-cell table:style-name="Table76.A1" office:value-type="string">
            <text:p text:style-name="P458">+CTR</text:p>
          </table:table-cell>
          <table:table-cell table:style-name="Table76.A1" office:value-type="string">
            <text:p text:style-name="P458"/>
          </table:table-cell>
          <table:table-cell table:style-name="Table76.A1" office:value-type="string">
            <text:p text:style-name="P520">X</text:p>
          </table:table-cell>
          <table:table-cell table:style-name="Table76.A1" office:value-type="string">
            <text:p text:style-name="P581">PRI</text:p>
          </table:table-cell>
          <table:table-cell table:style-name="Table76.A1" office:value-type="string">
            <text:p text:style-name="P828"/>
          </table:table-cell>
        </table:table-row>
        <table:table-row>
          <table:table-cell table:style-name="Table76.A1" office:value-type="string">
            <text:p text:style-name="P458">~1</text:p>
          </table:table-cell>
          <table:table-cell table:style-name="Table76.A1" office:value-type="string">
            <text:p text:style-name="P458"/>
          </table:table-cell>
          <table:table-cell table:style-name="Table76.A1" office:value-type="string">
            <text:p text:style-name="P520">X</text:p>
          </table:table-cell>
          <table:table-cell table:style-name="Table76.A1" office:value-type="string">
            <text:p text:style-name="P581">PRI</text:p>
          </table:table-cell>
          <table:table-cell table:style-name="Table76.A1" office:value-type="string">
            <text:p text:style-name="P458">Part of CTR!</text:p>
          </table:table-cell>
        </table:table-row>
        <table:table-row>
          <table:table-cell table:style-name="Table76.A1" office:value-type="string">
            <text:p text:style-name="P460">~S</text:p>
          </table:table-cell>
          <table:table-cell table:style-name="Table76.A1" office:value-type="string">
            <text:p text:style-name="P460"/>
          </table:table-cell>
          <table:table-cell table:style-name="Table76.A1" office:value-type="string">
            <text:p text:style-name="P516">X</text:p>
          </table:table-cell>
          <table:table-cell table:style-name="Table76.A1" office:value-type="string">
            <text:p text:style-name="P576">PRI</text:p>
          </table:table-cell>
          <table:table-cell table:style-name="Table76.A1" office:value-type="string">
            <text:p text:style-name="P460">Part <text:s/>of ISERIAL</text:p>
          </table:table-cell>
        </table:table-row>
        <table:table-row>
          <table:table-cell table:style-name="Table76.A1" office:value-type="string">
            <text:p text:style-name="P460">baudcnt</text:p>
          </table:table-cell>
          <table:table-cell table:style-name="Table76.A1" office:value-type="string">
            <text:p text:style-name="P460"/>
          </table:table-cell>
          <table:table-cell table:style-name="Table76.A1" office:value-type="string">
            <text:p text:style-name="P516">X</text:p>
          </table:table-cell>
          <table:table-cell table:style-name="Table76.A1" office:value-type="string">
            <text:p text:style-name="P599">PRI</text:p>
          </table:table-cell>
          <table:table-cell table:style-name="Table76.A1" office:value-type="string">
            <text:p text:style-name="P460">user variable</text:p>
          </table:table-cell>
        </table:table-row>
        <table:table-row>
          <table:table-cell table:style-name="Table76.A1" office:value-type="string">
            <text:p text:style-name="P458">CTR</text:p>
          </table:table-cell>
          <table:table-cell table:style-name="Table76.A1" office:value-type="string">
            <text:p text:style-name="P458">( -- addr )</text:p>
          </table:table-cell>
          <table:table-cell table:style-name="Table76.A1" office:value-type="string">
            <text:p text:style-name="P520">X</text:p>
          </table:table-cell>
          <table:table-cell table:style-name="Table76.A1" office:value-type="string">
            <text:p text:style-name="P581">PRI</text:p>
          </table:table-cell>
          <table:table-cell table:style-name="Table76.A1" office:value-type="string">
            <text:p text:style-name="P828"/>
          </table:table-cell>
        </table:table-row>
        <table:table-row>
          <table:table-cell table:style-name="Table76.A1" office:value-type="string">
            <text:p text:style-name="P458">CTR!</text:p>
          </table:table-cell>
          <table:table-cell table:style-name="Table76.A1" office:value-type="string">
            <text:p text:style-name="P458"/>
          </table:table-cell>
          <table:table-cell table:style-name="Table76.A1" office:value-type="string">
            <text:p text:style-name="P520">X</text:p>
          </table:table-cell>
          <table:table-cell table:style-name="Table76.A1" office:value-type="string">
            <text:p text:style-name="P581">PRI</text:p>
          </table:table-cell>
          <table:table-cell table:style-name="Table76.A1" office:value-type="string">
            <text:p text:style-name="P458">clear the whole counter - except pin numbers </text:p>
          </table:table-cell>
        </table:table-row>
        <table:table-row>
          <table:table-cell table:style-name="Table76.A1" office:value-type="string">
            <text:p text:style-name="P458">CTR@</text:p>
          </table:table-cell>
          <table:table-cell table:style-name="Table76.A1" office:value-type="string">
            <text:p text:style-name="P458">( -- val )</text:p>
          </table:table-cell>
          <table:table-cell table:style-name="Table76.A1" office:value-type="string">
            <text:p text:style-name="P520">X</text:p>
          </table:table-cell>
          <table:table-cell table:style-name="Table76.A1" office:value-type="string">
            <text:p text:style-name="P581">PRI</text:p>
          </table:table-cell>
          <table:table-cell table:style-name="Table76.A1" office:value-type="string">
            <text:p text:style-name="P458">Read this cogs CTR</text:p>
          </table:table-cell>
        </table:table-row>
        <table:table-row>
          <table:table-cell table:style-name="Table76.A1" office:value-type="string">
            <text:p text:style-name="P460">TXSER</text:p>
          </table:table-cell>
          <table:table-cell table:style-name="Table76.A1" office:value-type="string">
            <text:p text:style-name="P460"/>
          </table:table-cell>
          <table:table-cell table:style-name="Table76.A1" office:value-type="string">
            <text:p text:style-name="P516">X</text:p>
          </table:table-cell>
          <table:table-cell table:style-name="Table76.A1" office:value-type="string">
            <text:p text:style-name="P584">PRI</text:p>
          </table:table-cell>
          <table:table-cell table:style-name="Table76.A1" office:value-type="string">
            <text:p text:style-name="P828"/>
          </table:table-cell>
        </table:table-row>
        <table:table-row>
          <table:table-cell table:style-name="Table76.A1" office:value-type="string">
            <text:p text:style-name="P610">WAIT!</text:p>
          </table:table-cell>
          <table:table-cell table:style-name="Table76.A1" office:value-type="string">
            <text:p text:style-name="P610">( n -- )</text:p>
          </table:table-cell>
          <table:table-cell table:style-name="Table76.A1" office:value-type="string">
            <text:p text:style-name="P516">X</text:p>
          </table:table-cell>
          <table:table-cell table:style-name="Table76.A1" office:value-type="string">
            <text:p text:style-name="P611">PRI</text:p>
          </table:table-cell>
          <table:table-cell table:style-name="Table76.A1" office:value-type="string">
            <text:p text:style-name="P610">Selects the pin n to be measured for pulse width etc. - used in LOW@ and friends</text:p>
          </table:table-cell>
        </table:table-row>
      </table:table>
      <text:h text:style-name="P906" text:outline-level="2"><text:span text:style-name="T181">ROMS - P</text:span>rivate words</text:h>
      <table:table table:name="Table77" table:style-name="Table77">
        <table:table-column table:style-name="Table77.A"/>
        <table:table-column table:style-name="Table77.B"/>
        <table:table-column table:style-name="Table77.C"/>
        <table:table-column table:style-name="Table77.D"/>
        <table:table-column table:style-name="Table77.E"/>
        <table:table-row>
          <table:table-cell office:value-type="string">
            <text:p text:style-name="P52">FINDROM </text:p>
          </table:table-cell>
          <table:table-cell office:value-type="string">
            <text:p text:style-name="P52">( name -- addr )</text:p>
          </table:table-cell>
          <table:table-cell office:value-type="string">
            <text:p text:style-name="P830"/>
          </table:table-cell>
          <table:table-cell office:value-type="string">
            <text:p text:style-name="P829">PRI</text:p>
          </table:table-cell>
          <table:table-cell office:value-type="string">
            <text:p text:style-name="P830"/>
          </table:table-cell>
        </table:table-row>
      </table:table>
      <text:h text:style-name="Heading_20_2" text:outline-level="2">TIMING and FREQUENCY - Private words</text:h>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735">+TIMER</text:p>
          </table:table-cell>
          <table:table-cell table:style-name="Table89.A1" office:value-type="string">
            <text:p text:style-name="P735">( addr -- )</text:p>
          </table:table-cell>
          <table:table-cell table:style-name="Table89.A1" office:value-type="string">
            <text:p text:style-name="P735">X</text:p>
          </table:table-cell>
          <table:table-cell table:style-name="Table89.A1" office:value-type="string">
            <text:p text:style-name="P739">PRI</text:p>
          </table:table-cell>
          <table:table-cell table:style-name="Table89.A1" office:value-type="string">
            <text:p text:style-name="P788"/>
          </table:table-cell>
        </table:table-row>
        <table:table-row>
          <table:table-cell table:style-name="Table89.A1" office:value-type="string">
            <text:p text:style-name="P735">CountDown</text:p>
          </table:table-cell>
          <table:table-cell table:style-name="Table89.A1" office:value-type="string">
            <text:p text:style-name="P735"/>
          </table:table-cell>
          <table:table-cell table:style-name="Table89.A1" office:value-type="string">
            <text:p text:style-name="P735">X</text:p>
          </table:table-cell>
          <table:table-cell table:style-name="Table89.A1" office:value-type="string">
            <text:p text:style-name="P739">PRI</text:p>
          </table:table-cell>
          <table:table-cell table:style-name="Table89.A1" office:value-type="string">
            <text:p text:style-name="P788"/>
          </table:table-cell>
        </table:table-row>
        <table:table-row>
          <table:table-cell table:style-name="Table89.A1" office:value-type="string">
            <text:p text:style-name="P129">HZCON</text:p>
          </table:table-cell>
          <table:table-cell table:style-name="Table89.A1" office:value-type="string">
            <text:p text:style-name="P129">( -- n )</text:p>
          </table:table-cell>
          <table:table-cell table:style-name="Table89.A1" office:value-type="string">
            <text:p text:style-name="P129">X</text:p>
          </table:table-cell>
          <table:table-cell table:style-name="Table89.A1" office:value-type="string">
            <text:p text:style-name="P322">PRI</text:p>
          </table:table-cell>
          <table:table-cell table:style-name="Table89.A1" office:value-type="string">
            <text:p text:style-name="P129">constant, used to convert various register values to the equivalent in Hz. Cpu clock frequency dependent</text:p>
          </table:table-cell>
        </table:table-row>
      </table:table>
      <text:h text:style-name="Heading_20_2" text:outline-level="2">STREAMING I/O<text:span text:style-name="T182"> - </text:span>Private <text:span text:style-name="T182">w</text:span>ords</text:h>
      <table:table table:name="Table79" table:style-name="Table79">
        <table:table-column table:style-name="Table79.A"/>
        <table:table-column table:style-name="Table79.B"/>
        <table:table-column table:style-name="Table79.C"/>
        <table:table-column table:style-name="Table79.D"/>
        <table:table-column table:style-name="Table79.E"/>
        <table:table-row>
          <table:table-cell table:style-name="Table79.A1" office:value-type="string">
            <text:p text:style-name="P266">~c</text:p>
          </table:table-cell>
          <table:table-cell table:style-name="Table79.A1" office:value-type="string">
            <text:p text:style-name="P266">( -- addr )</text:p>
          </table:table-cell>
          <table:table-cell table:style-name="Table79.A1" office:value-type="string">
            <text:p text:style-name="P266">X</text:p>
          </table:table-cell>
          <table:table-cell table:style-name="Table79.A1" office:value-type="string">
            <text:p text:style-name="P312">PRI</text:p>
          </table:table-cell>
          <table:table-cell table:style-name="Table79.A1" office:value-type="string">
            <text:p text:style-name="P53"><text:span text:style-name="T83">1 long, used by [CON, CON] etc</text:span> </text:p>
          </table:table-cell>
        </table:table-row>
      </table:table>
      <text:h text:style-name="P907" text:outline-level="2"><text:span text:style-name="T183">PRINT NUMBERS - </text:span>Private <text:span text:style-name="T183">w</text:span>ords</text:h>
      <table:table table:name="Table81" table:style-name="Table81">
        <table:table-column table:style-name="Table81.A"/>
        <table:table-column table:style-name="Table81.B"/>
        <table:table-column table:style-name="Table81.C"/>
        <table:table-column table:style-name="Table81.D"/>
        <table:table-column table:style-name="Table81.E"/>
        <table:table-row>
          <table:table-cell table:style-name="Table81.A1" office:value-type="string">
            <text:p text:style-name="P487">.AST</text:p>
          </table:table-cell>
          <table:table-cell table:style-name="Table81.A1" office:value-type="string">
            <text:p text:style-name="P487"/>
          </table:table-cell>
          <table:table-cell table:style-name="Table81.A1" office:value-type="string">
            <text:p text:style-name="P528">X</text:p>
          </table:table-cell>
          <table:table-cell table:style-name="Table81.A1" office:value-type="string">
            <text:p text:style-name="P586">PRI</text:p>
          </table:table-cell>
          <table:table-cell table:style-name="Table81.A1" office:value-type="string">
            <text:p text:style-name="P487">Part of .AS"</text:p>
          </table:table-cell>
        </table:table-row>
        <table:table-row>
          <table:table-cell table:style-name="Table81.A1" office:value-type="string">
            <text:p text:style-name="P612">.SIZE</text:p>
          </table:table-cell>
          <table:table-cell table:style-name="Table81.A1" office:value-type="string">
            <text:p text:style-name="P612">( n -- )</text:p>
          </table:table-cell>
          <table:table-cell table:style-name="Table81.A1" office:value-type="string">
            <text:p text:style-name="P528">H</text:p>
          </table:table-cell>
          <table:table-cell table:style-name="Table81.A1" office:value-type="string">
            <text:p text:style-name="P547">PRI</text:p>
          </table:table-cell>
          <table:table-cell table:style-name="Table81.A1" office:value-type="string">
            <text:p text:style-name="P363">9999 or 26k or 9.9M or 3.4G</text:p>
          </table:table-cell>
        </table:table-row>
        <table:table-row>
          <table:table-cell table:style-name="Table81.A1" office:value-type="string">
            <text:p text:style-name="P586">#NUM</text:p>
          </table:table-cell>
          <table:table-cell table:style-name="Table81.A1" office:value-type="string">
            <text:p text:style-name="P613"/>
          </table:table-cell>
          <table:table-cell table:style-name="Table81.A1" office:value-type="string">
            <text:p text:style-name="P528"/>
          </table:table-cell>
          <table:table-cell table:style-name="Table81.A1" office:value-type="string">
            <text:p text:style-name="P586">PRI</text:p>
          </table:table-cell>
          <table:table-cell table:style-name="Table81.A1" office:value-type="string">
            <text:p text:style-name="P831"/>
          </table:table-cell>
        </table:table-row>
        <table:table-row>
          <table:table-cell table:style-name="Table81.A1" office:value-type="string">
            <text:p text:style-name="P483">~P</text:p>
          </table:table-cell>
          <table:table-cell table:style-name="Table81.A1" office:value-type="string">
            <text:p text:style-name="P483"/>
          </table:table-cell>
          <table:table-cell table:style-name="Table81.A1" office:value-type="string">
            <text:p text:style-name="P528">X</text:p>
          </table:table-cell>
          <table:table-cell table:style-name="Table81.A1" office:value-type="string">
            <text:p text:style-name="P586">PRI</text:p>
          </table:table-cell>
          <table:table-cell table:style-name="Table81.A1" office:value-type="string">
            <text:p text:style-name="P483">Part of PRINT&amp;</text:p>
          </table:table-cell>
        </table:table-row>
        <table:table-row>
          <table:table-cell table:style-name="Table81.A1" office:value-type="string">
            <text:p text:style-name="P487">AS#</text:p>
          </table:table-cell>
          <table:table-cell table:style-name="Table81.A1" office:value-type="string">
            <text:p text:style-name="P487"/>
          </table:table-cell>
          <table:table-cell table:style-name="Table81.A1" office:value-type="string">
            <text:p text:style-name="P528">X</text:p>
          </table:table-cell>
          <table:table-cell table:style-name="Table81.A1" office:value-type="string">
            <text:p text:style-name="P586">PRI</text:p>
          </table:table-cell>
          <table:table-cell table:style-name="Table81.A1" office:value-type="string">
            <text:p text:style-name="P487">Part of .AS - usable command characters</text:p>
          </table:table-cell>
        </table:table-row>
        <table:table-row>
          <table:table-cell table:style-name="Table81.A1" office:value-type="string">
            <text:p text:style-name="P613">D<text:span text:style-name="T173">0</text:span>=</text:p>
          </table:table-cell>
          <table:table-cell table:style-name="Table81.A1" office:value-type="string">
            <text:p text:style-name="P613"/>
          </table:table-cell>
          <table:table-cell table:style-name="Table81.A1" office:value-type="string">
            <text:p text:style-name="P528">X</text:p>
          </table:table-cell>
          <table:table-cell table:style-name="Table81.A1" office:value-type="string">
            <text:p text:style-name="P588">PRI</text:p>
          </table:table-cell>
          <table:table-cell table:style-name="Table81.A1" office:value-type="string">
            <text:p text:style-name="P831"/>
          </table:table-cell>
        </table:table-row>
        <table:table-row>
          <table:table-cell table:style-name="Table81.A1" office:value-type="string">
            <text:p text:style-name="P613">pbase</text:p>
          </table:table-cell>
          <table:table-cell table:style-name="Table81.A1" office:value-type="string">
            <text:p text:style-name="P511">( -- adr )</text:p>
          </table:table-cell>
          <table:table-cell table:style-name="Table81.A1" office:value-type="string">
            <text:p text:style-name="P528">X</text:p>
          </table:table-cell>
          <table:table-cell table:style-name="Table81.A1" office:value-type="string">
            <text:p text:style-name="P588">PRI</text:p>
          </table:table-cell>
          <table:table-cell table:style-name="Table81.A1" office:value-type="string">
            <text:p text:style-name="P613">1 byte<text:span text:style-name="T115"> variable</text:span></text:p>
          </table:table-cell>
        </table:table-row>
        <table:table-row>
          <table:table-cell table:style-name="Table81.A1" office:value-type="string">
            <text:p text:style-name="P613">pflg</text:p>
          </table:table-cell>
          <table:table-cell table:style-name="Table81.A1" office:value-type="string">
            <text:p text:style-name="P511">( -- adr )</text:p>
          </table:table-cell>
          <table:table-cell table:style-name="Table81.A1" office:value-type="string">
            <text:p text:style-name="P528">X</text:p>
          </table:table-cell>
          <table:table-cell table:style-name="Table81.A1" office:value-type="string">
            <text:p text:style-name="P588">PRI</text:p>
          </table:table-cell>
          <table:table-cell table:style-name="Table81.A1" office:value-type="string">
            <text:p text:style-name="P613">1 byte<text:span text:style-name="T115"> variable</text:span></text:p>
          </table:table-cell>
        </table:table-row>
      </table:table>
      <text:h text:style-name="P908" text:outline-level="2"><text:span text:style-name="T184">DICTIONARY - </text:span>Private Words</text:h>
      <table:table table:name="Table82" table:style-name="Table82">
        <table:table-column table:style-name="Table82.A"/>
        <table:table-column table:style-name="Table82.B"/>
        <table:table-column table:style-name="Table82.C"/>
        <table:table-column table:style-name="Table82.D"/>
        <table:table-column table:style-name="Table82.E"/>
        <table:table-row table:style-name="Table82.1">
          <table:table-cell table:style-name="Table82.A1" office:value-type="string">
            <text:p text:style-name="P80">!DEFER</text:p>
          </table:table-cell>
          <table:table-cell table:style-name="Table82.A1" office:value-type="string">
            <text:p text:style-name="P80"/>
          </table:table-cell>
          <table:table-cell table:style-name="Table82.A1" office:value-type="string">
            <text:p text:style-name="P80"/>
          </table:table-cell>
          <table:table-cell table:style-name="Table82.A1" office:value-type="string">
            <text:p text:style-name="P293">PRI</text:p>
          </table:table-cell>
          <table:table-cell table:style-name="Table82.A1" office:value-type="string">
            <text:p text:style-name="P80">Part of DEFER</text:p>
          </table:table-cell>
        </table:table-row>
        <table:table-row table:style-name="Table82.1">
          <table:table-cell table:style-name="Table82.A1" office:value-type="string">
            <text:p text:style-name="P105">(STRIP)</text:p>
          </table:table-cell>
          <table:table-cell table:style-name="Table82.A1" office:value-type="string">
            <text:p text:style-name="P105">( nfa -- nfa+ )</text:p>
          </table:table-cell>
          <table:table-cell table:style-name="Table82.A1" office:value-type="string">
            <text:p text:style-name="P105"/>
          </table:table-cell>
          <table:table-cell table:style-name="Table82.A1" office:value-type="string">
            <text:p text:style-name="P305">PRI</text:p>
          </table:table-cell>
          <table:table-cell table:style-name="Table82.A1" office:value-type="string">
            <text:p text:style-name="P105">Strip name by moving newer words over</text:p>
          </table:table-cell>
        </table:table-row>
        <table:table-row table:style-name="Table82.1">
          <table:table-cell table:style-name="Table82.A1" office:value-type="string">
            <text:p text:style-name="P81">+UNDEF</text:p>
          </table:table-cell>
          <table:table-cell table:style-name="Table82.A1" office:value-type="string">
            <text:p text:style-name="P81"/>
          </table:table-cell>
          <table:table-cell table:style-name="Table82.A1" office:value-type="string">
            <text:p text:style-name="P81"/>
          </table:table-cell>
          <table:table-cell table:style-name="Table82.A1" office:value-type="string">
            <text:p text:style-name="P293">PRI</text:p>
          </table:table-cell>
          <table:table-cell table:style-name="Table82.A1" office:value-type="string">
            <text:p text:style-name="P81">Part of DEFER</text:p>
          </table:table-cell>
        </table:table-row>
        <table:table-row table:style-name="Table82.1">
          <table:table-cell table:style-name="Table82.A1" office:value-type="string">
            <text:p text:style-name="P77">lsword</text:p>
          </table:table-cell>
          <table:table-cell table:style-name="Table82.A1" office:value-type="string">
            <text:p text:style-name="P77">( nfa -- nfa )</text:p>
          </table:table-cell>
          <table:table-cell table:style-name="Table82.A1" office:value-type="string">
            <text:p text:style-name="P77"/>
          </table:table-cell>
          <table:table-cell table:style-name="Table82.A1" office:value-type="string">
            <text:p text:style-name="P288">PRI</text:p>
          </table:table-cell>
          <table:table-cell table:style-name="Table82.A1" office:value-type="string">
            <text:p text:style-name="P77">Display numeric params for a word in the dictionary, used in WWORDS</text:p>
          </table:table-cell>
        </table:table-row>
        <table:table-row table:style-name="Table82.1">
          <table:table-cell table:style-name="Table82.A1" office:value-type="string">
            <text:p text:style-name="P81">undef$</text:p>
          </table:table-cell>
          <table:table-cell table:style-name="Table82.A1" office:value-type="string">
            <text:p text:style-name="P210">( -- adr )</text:p>
          </table:table-cell>
          <table:table-cell table:style-name="Table82.A1" office:value-type="string">
            <text:p text:style-name="P81"/>
          </table:table-cell>
          <table:table-cell table:style-name="Table82.A1" office:value-type="string">
            <text:p text:style-name="P293">PRI</text:p>
          </table:table-cell>
          <table:table-cell table:style-name="Table82.A1" office:value-type="string">
            <text:p text:style-name="P81">16 words</text:p>
          </table:table-cell>
        </table:table-row>
        <table:table-row table:style-name="Table82.1">
          <table:table-cell table:style-name="Table82.A1" office:value-type="string">
            <text:p text:style-name="P80">UNDEFER</text:p>
          </table:table-cell>
          <table:table-cell table:style-name="Table82.A1" office:value-type="string">
            <text:p text:style-name="P80"/>
          </table:table-cell>
          <table:table-cell table:style-name="Table82.A1" office:value-type="string">
            <text:p text:style-name="P80"/>
          </table:table-cell>
          <table:table-cell table:style-name="Table82.A1" office:value-type="string">
            <text:p text:style-name="P293">PRI</text:p>
          </table:table-cell>
          <table:table-cell table:style-name="Table82.A1" office:value-type="string">
            <text:p text:style-name="P80">Part of DEFER</text:p>
          </table:table-cell>
        </table:table-row>
      </table:table>
      <text:p text:style-name="P154"/>
      <text:h text:style-name="P909" text:outline-level="2"><text:soft-page-break/><text:span text:style-name="T185">REAL TIME CLOCK - </text:span>Private words</text:h>
      <text:p text:style-name="P614"/>
      <table:table table:name="Table83" table:style-name="Table83">
        <table:table-column table:style-name="Table83.A"/>
        <table:table-column table:style-name="Table83.B"/>
        <table:table-column table:style-name="Table83.C"/>
        <table:table-column table:style-name="Table83.D"/>
        <table:table-column table:style-name="Table83.E"/>
        <table:table-row>
          <table:table-cell table:style-name="Table83.A1" office:value-type="string">
            <text:p text:style-name="P54">.ASMONTH</text:p>
          </table:table-cell>
          <table:table-cell table:style-name="Table83.A1" office:value-type="string">
            <text:p text:style-name="P54"/>
          </table:table-cell>
          <table:table-cell table:style-name="Table83.A1" office:value-type="string">
            <text:p text:style-name="P54"/>
          </table:table-cell>
          <table:table-cell table:style-name="Table83.A1" office:value-type="string">
            <text:p text:style-name="P294">PRI</text:p>
          </table:table-cell>
          <table:table-cell table:style-name="Table83.A1" office:value-type="string">
            <text:p text:style-name="P54"/>
          </table:table-cell>
        </table:table-row>
        <table:table-row>
          <table:table-cell table:style-name="Table83.A1" office:value-type="string">
            <text:p text:style-name="P87">.DATEF</text:p>
          </table:table-cell>
          <table:table-cell table:style-name="Table83.A1" office:value-type="string">
            <text:p text:style-name="P87">( n -- )</text:p>
          </table:table-cell>
          <table:table-cell table:style-name="Table83.A1" office:value-type="string">
            <text:p text:style-name="P284">X</text:p>
          </table:table-cell>
          <table:table-cell table:style-name="Table83.A1" office:value-type="string">
            <text:p text:style-name="P294">PRI</text:p>
          </table:table-cell>
          <table:table-cell table:style-name="Table83.A1" office:value-type="string">
            <text:p text:style-name="P87">Print n as date as YY/MM/DD</text:p>
          </table:table-cell>
        </table:table-row>
        <table:table-row>
          <table:table-cell table:style-name="Table83.A1" office:value-type="string">
            <text:p text:style-name="P87">.DTS</text:p>
          </table:table-cell>
          <table:table-cell table:style-name="Table83.A1" office:value-type="string">
            <text:p text:style-name="P87">( time date day -- )</text:p>
          </table:table-cell>
          <table:table-cell table:style-name="Table83.A1" office:value-type="string">
            <text:p text:style-name="P284">X</text:p>
          </table:table-cell>
          <table:table-cell table:style-name="Table83.A1" office:value-type="string">
            <text:p text:style-name="P294">PRI</text:p>
          </table:table-cell>
          <table:table-cell table:style-name="Table83.A1" office:value-type="string">
            <text:p text:style-name="P87">Display the day of week, date and time</text:p>
          </table:table-cell>
        </table:table-row>
        <table:table-row>
          <table:table-cell table:style-name="Table83.A1" office:value-type="string">
            <text:p text:style-name="P87">.TIMEF</text:p>
          </table:table-cell>
          <table:table-cell table:style-name="Table83.A1" office:value-type="string">
            <text:p text:style-name="P87">( n -- )</text:p>
          </table:table-cell>
          <table:table-cell table:style-name="Table83.A1" office:value-type="string">
            <text:p text:style-name="P284">X</text:p>
          </table:table-cell>
          <table:table-cell table:style-name="Table83.A1" office:value-type="string">
            <text:p text:style-name="P296">PRI</text:p>
          </table:table-cell>
          <table:table-cell table:style-name="Table83.A1" office:value-type="string">
            <text:p text:style-name="P87">Display n as time as HH:MM:SS</text:p>
          </table:table-cell>
        </table:table-row>
        <table:table-row>
          <table:table-cell table:style-name="Table83.A1" office:value-type="string">
            <text:p text:style-name="P454">@rtc</text:p>
          </table:table-cell>
          <table:table-cell table:style-name="Table83.A1" office:value-type="string">
            <text:p text:style-name="P454">( n -- )</text:p>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454">Address nth byte of <text:s/>rtc buffer</text:p>
          </table:table-cell>
        </table:table-row>
        <table:table-row>
          <table:table-cell table:style-name="Table83.A1" office:value-type="string">
            <text:p text:style-name="P54">@rtc <text:s text:c="3"/></text:p>
          </table:table-cell>
          <table:table-cell table:style-name="Table83.A1" office:value-type="string">
            <text:p text:style-name="P54">( -- id )</text:p>
          </table:table-cell>
          <table:table-cell table:style-name="Table83.A1" office:value-type="string">
            <text:p text:style-name="P54">X</text:p>
          </table:table-cell>
          <table:table-cell table:style-name="Table83.A1" office:value-type="string">
            <text:p text:style-name="P298">PRI</text:p>
          </table:table-cell>
          <table:table-cell table:style-name="Table83.A1" office:value-type="string">
            <text:p text:style-name="P54">I2C RTC address 8-bit constant </text:p>
          </table:table-cell>
        </table:table-row>
        <table:table-row>
          <table:table-cell table:style-name="Table83.A1" office:value-type="string">
            <text:p text:style-name="P453">&lt;RTC</text:p>
          </table:table-cell>
          <table:table-cell table:style-name="Table83.A1" office:value-type="string">
            <text:p text:style-name="P453"/>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453">Start and address RTC device</text:p>
          </table:table-cell>
        </table:table-row>
        <table:table-row>
          <table:table-cell table:style-name="Table83.A1" office:value-type="string">
            <text:p text:style-name="P453">&lt;RTC&gt;</text:p>
          </table:table-cell>
          <table:table-cell table:style-name="Table83.A1" office:value-type="string">
            <text:p text:style-name="P453"/>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453">Restart and read RTC device</text:p>
          </table:table-cell>
        </table:table-row>
        <table:table-row>
          <table:table-cell table:style-name="Table83.A1" office:value-type="string">
            <text:p text:style-name="P453">~S</text:p>
          </table:table-cell>
          <table:table-cell table:style-name="Table83.A1" office:value-type="string">
            <text:p text:style-name="P453"/>
          </table:table-cell>
          <table:table-cell table:style-name="Table83.A1" office:value-type="string">
            <text:p text:style-name="P542">X</text:p>
          </table:table-cell>
          <table:table-cell table:style-name="Table83.A1" office:value-type="string">
            <text:p text:style-name="P582">PRI</text:p>
          </table:table-cell>
          <table:table-cell table:style-name="Table83.A1" office:value-type="string">
            <text:p text:style-name="P453">Part of WRRTC</text:p>
          </table:table-cell>
        </table:table-row>
        <table:table-row>
          <table:table-cell table:style-name="Table83.A1" office:value-type="string">
            <text:p text:style-name="P478">day</text:p>
          </table:table-cell>
          <table:table-cell table:style-name="Table83.A1" office:value-type="string">
            <text:p text:style-name="P512">( -- adr )</text:p>
          </table:table-cell>
          <table:table-cell table:style-name="Table83.A1" office:value-type="string">
            <text:p text:style-name="P542">X</text:p>
          </table:table-cell>
          <table:table-cell table:style-name="Table83.A1" office:value-type="string">
            <text:p text:style-name="P579">PRI</text:p>
          </table:table-cell>
          <table:table-cell table:style-name="Table83.A1" office:value-type="string">
            <text:p text:style-name="P478">2 byte buffer</text:p>
          </table:table-cell>
        </table:table-row>
        <table:table-row>
          <table:table-cell table:style-name="Table83.A1" office:value-type="string">
            <text:p text:style-name="P453">RDRTC</text:p>
          </table:table-cell>
          <table:table-cell table:style-name="Table83.A1" office:value-type="string">
            <text:p text:style-name="P453"/>
          </table:table-cell>
          <table:table-cell table:style-name="Table83.A1" office:value-type="string">
            <text:p text:style-name="P542">X</text:p>
          </table:table-cell>
          <table:table-cell table:style-name="Table83.A1" office:value-type="string">
            <text:p text:style-name="P600">PRI</text:p>
          </table:table-cell>
          <table:table-cell table:style-name="Table83.A1" office:value-type="string">
            <text:p text:style-name="P453">Read first 8 timekeeping bytes of RTC into rtc</text:p>
          </table:table-cell>
        </table:table-row>
        <table:table-row>
          <table:table-cell table:style-name="Table83.A1" office:value-type="string">
            <text:p text:style-name="P454">rtc</text:p>
          </table:table-cell>
          <table:table-cell table:style-name="Table83.A1" office:value-type="string">
            <text:p text:style-name="P512">( -- adr )</text:p>
          </table:table-cell>
          <table:table-cell table:style-name="Table83.A1" office:value-type="string">
            <text:p text:style-name="P542">X</text:p>
          </table:table-cell>
          <table:table-cell table:style-name="Table83.A1" office:value-type="string">
            <text:p text:style-name="P579">PRI</text:p>
          </table:table-cell>
          <table:table-cell table:style-name="Table83.A1" office:value-type="string">
            <text:p text:style-name="P454">10 byte buffer</text:p>
          </table:table-cell>
        </table:table-row>
        <table:table-row>
          <table:table-cell table:style-name="Table83.A1" office:value-type="string">
            <text:p text:style-name="P454">rtc!</text:p>
          </table:table-cell>
          <table:table-cell table:style-name="Table83.A1" office:value-type="string">
            <text:p text:style-name="P454">( byte reg -- )</text:p>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832"/>
          </table:table-cell>
        </table:table-row>
        <table:table-row>
          <table:table-cell table:style-name="Table83.A1" office:value-type="string">
            <text:p text:style-name="P454">rtc@</text:p>
          </table:table-cell>
          <table:table-cell table:style-name="Table83.A1" office:value-type="string">
            <text:p text:style-name="P454">( reg -- byte )</text:p>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832"/>
          </table:table-cell>
        </table:table-row>
        <table:table-row>
          <table:table-cell table:style-name="Table83.A1" office:value-type="string">
            <text:p text:style-name="P453">rtc#</text:p>
          </table:table-cell>
          <table:table-cell table:style-name="Table83.A1" office:value-type="string">
            <text:p text:style-name="P453">( -- 0 )</text:p>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453">1 15-bit pseudo constant (value can be changed with :=!)</text:p>
          </table:table-cell>
        </table:table-row>
        <table:table-row>
          <table:table-cell table:style-name="Table83.A1" office:value-type="string">
            <text:p text:style-name="P453">sec#</text:p>
          </table:table-cell>
          <table:table-cell table:style-name="Table83.A1" office:value-type="string">
            <text:p text:style-name="P453">( -- 0 )</text:p>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453">1 15-bit pseudo constant (value can be changed with :=!)</text:p>
          </table:table-cell>
        </table:table-row>
        <table:table-row>
          <table:table-cell table:style-name="Table83.A1" office:value-type="string">
            <text:p text:style-name="P54">WRRTC</text:p>
          </table:table-cell>
          <table:table-cell table:style-name="Table83.A1" office:value-type="string">
            <text:p text:style-name="P54"/>
          </table:table-cell>
          <table:table-cell table:style-name="Table83.A1" office:value-type="string">
            <text:p text:style-name="P542">X</text:p>
          </table:table-cell>
          <table:table-cell table:style-name="Table83.A1" office:value-type="string">
            <text:p text:style-name="P577">PRI</text:p>
          </table:table-cell>
          <table:table-cell table:style-name="Table83.A1" office:value-type="string">
            <text:p text:style-name="P54">Write rtcbuf to RTC</text:p>
          </table:table-cell>
        </table:table-row>
      </table:table>
      <text:h text:style-name="P910" text:outline-level="2"><text:span text:style-name="T186">TIMERS - </text:span>Private Words</text:h>
      <table:table table:name="Table84" table:style-name="Table84">
        <table:table-column table:style-name="Table84.A"/>
        <table:table-column table:style-name="Table84.B"/>
        <table:table-column table:style-name="Table84.C"/>
        <table:table-column table:style-name="Table84.D"/>
        <table:table-column table:style-name="Table84.E"/>
        <table:table-row>
          <table:table-cell table:style-name="Table84.A1" office:value-type="string">
            <text:p text:style-name="P647">_job</text:p>
          </table:table-cell>
          <table:table-cell table:style-name="Table84.A1" office:value-type="string">
            <text:p text:style-name="P647"/>
          </table:table-cell>
          <table:table-cell table:style-name="Table84.A1" office:value-type="string">
            <text:p text:style-name="P654">X</text:p>
          </table:table-cell>
          <table:table-cell table:style-name="Table84.A1" office:value-type="string">
            <text:p text:style-name="P669">PRI</text:p>
          </table:table-cell>
          <table:table-cell table:style-name="Table84.A1" office:value-type="string">
            <text:p text:style-name="P647">1 word</text:p>
          </table:table-cell>
        </table:table-row>
        <table:table-row>
          <table:table-cell table:style-name="Table84.A1" office:value-type="string">
            <text:p text:style-name="P647">+TIMER</text:p>
          </table:table-cell>
          <table:table-cell table:style-name="Table84.A1" office:value-type="string">
            <text:p text:style-name="P647">( addr -- )</text:p>
          </table:table-cell>
          <table:table-cell table:style-name="Table84.A1" office:value-type="string">
            <text:p text:style-name="P654">X</text:p>
          </table:table-cell>
          <table:table-cell table:style-name="Table84.A1" office:value-type="string">
            <text:p text:style-name="P671">PRI</text:p>
          </table:table-cell>
          <table:table-cell table:style-name="Table84.A1" office:value-type="string">
            <text:p text:style-name="P647">Part of TIMEOUT</text:p>
          </table:table-cell>
        </table:table-row>
        <table:table-row>
          <table:table-cell table:style-name="Table84.A1" office:value-type="string">
            <text:p text:style-name="P84">CountDown</text:p>
          </table:table-cell>
          <table:table-cell table:style-name="Table84.A1" office:value-type="string">
            <text:p text:style-name="P833"/>
          </table:table-cell>
          <table:table-cell table:style-name="Table84.A1" office:value-type="string">
            <text:p text:style-name="P654">X</text:p>
          </table:table-cell>
          <table:table-cell table:style-name="Table84.A1" office:value-type="string">
            <text:p text:style-name="P669">PRI</text:p>
          </table:table-cell>
          <table:table-cell table:style-name="Table84.A1" office:value-type="string">
            <text:p text:style-name="P833"/>
          </table:table-cell>
        </table:table-row>
        <table:table-row>
          <table:table-cell table:style-name="Table84.A1" office:value-type="string">
            <text:p text:style-name="P84">CountIt</text:p>
          </table:table-cell>
          <table:table-cell table:style-name="Table84.A1" office:value-type="string">
            <text:p text:style-name="P833"/>
          </table:table-cell>
          <table:table-cell table:style-name="Table84.A1" office:value-type="string">
            <text:p text:style-name="P654">X</text:p>
          </table:table-cell>
          <table:table-cell table:style-name="Table84.A1" office:value-type="string">
            <text:p text:style-name="P669">PRI</text:p>
          </table:table-cell>
          <table:table-cell table:style-name="Table84.A1" office:value-type="string">
            <text:p text:style-name="P833"/>
          </table:table-cell>
        </table:table-row>
        <table:table-row>
          <table:table-cell table:style-name="Table84.A1" office:value-type="string">
            <text:p text:style-name="P647">tid</text:p>
          </table:table-cell>
          <table:table-cell table:style-name="Table84.A1" office:value-type="string">
            <text:p text:style-name="P649">( -- adr )</text:p>
          </table:table-cell>
          <table:table-cell table:style-name="Table84.A1" office:value-type="string">
            <text:p text:style-name="P654">X</text:p>
          </table:table-cell>
          <table:table-cell table:style-name="Table84.A1" office:value-type="string">
            <text:p text:style-name="P673">PRI</text:p>
          </table:table-cell>
          <table:table-cell table:style-name="Table84.A1" office:value-type="string">
            <text:p text:style-name="P647">1 byte, timer ID signature (match to this indicates timers linked )</text:p>
          </table:table-cell>
        </table:table-row>
        <table:table-row>
          <table:table-cell table:style-name="Table84.A1" office:value-type="string">
            <text:p text:style-name="P83">TIMERS</text:p>
          </table:table-cell>
          <table:table-cell table:style-name="Table84.A1" office:value-type="string">
            <text:p text:style-name="P83">( -- )</text:p>
          </table:table-cell>
          <table:table-cell table:style-name="Table84.A1" office:value-type="string">
            <text:p text:style-name="P654">X</text:p>
          </table:table-cell>
          <table:table-cell table:style-name="Table84.A1" office:value-type="string">
            <text:p text:style-name="P669">PRI</text:p>
          </table:table-cell>
          <table:table-cell table:style-name="Table84.A1" office:value-type="string">
            <text:p text:style-name="P534">Provide background timing functions including alarm actions on timeouts</text:p>
          </table:table-cell>
        </table:table-row>
        <table:table-row>
          <table:table-cell table:style-name="Table84.A1" office:value-type="string">
            <text:p text:style-name="P647">ttint</text:p>
          </table:table-cell>
          <table:table-cell table:style-name="Table84.A1" office:value-type="string">
            <text:p text:style-name="P649">( -- n )</text:p>
          </table:table-cell>
          <table:table-cell table:style-name="Table84.A1" office:value-type="string">
            <text:p text:style-name="P654">X</text:p>
          </table:table-cell>
          <table:table-cell table:style-name="Table84.A1" office:value-type="string">
            <text:p text:style-name="P673">PRI</text:p>
          </table:table-cell>
          <table:table-cell table:style-name="Table84.A1" office:value-type="string">
            <text:p text:style-name="P647">timing constant, CLKFREQ #1000 /</text:p>
          </table:table-cell>
        </table:table-row>
        <table:table-row>
          <table:table-cell table:style-name="Table84.A1" office:value-type="string">
            <text:p text:style-name="P647">wdt</text:p>
          </table:table-cell>
          <table:table-cell table:style-name="Table84.A1" office:value-type="string">
            <text:p text:style-name="P647"/>
          </table:table-cell>
          <table:table-cell table:style-name="Table84.A1" office:value-type="string">
            <text:p text:style-name="P654">X</text:p>
          </table:table-cell>
          <table:table-cell table:style-name="Table84.A1" office:value-type="string">
            <text:p text:style-name="P671">PRI</text:p>
          </table:table-cell>
          <table:table-cell table:style-name="Table84.A1" office:value-type="string">
            <text:p text:style-name="P647">Watchdog timer</text:p>
          </table:table-cell>
        </table:table-row>
      </table:table>
      <text:h text:style-name="P911" text:outline-level="2"><text:span text:style-name="T187">I2C BUS - </text:span>Private <text:span text:style-name="T187">w</text:span>ords</text:h>
      <table:table table:name="Table85" table:style-name="Table85">
        <table:table-column table:style-name="Table85.A"/>
        <table:table-column table:style-name="Table85.B"/>
        <table:table-column table:style-name="Table85.C"/>
        <table:table-column table:style-name="Table85.D"/>
        <table:table-column table:style-name="Table85.E"/>
        <table:table-row>
          <table:table-cell table:style-name="Table85.A1" office:value-type="string">
            <text:p text:style-name="P95">~D</text:p>
          </table:table-cell>
          <table:table-cell table:style-name="Table85.A1" office:value-type="string">
            <text:p text:style-name="P95">( long -- )</text:p>
          </table:table-cell>
          <table:table-cell table:style-name="Table85.A1" office:value-type="string">
            <text:p text:style-name="P361">X</text:p>
          </table:table-cell>
          <table:table-cell table:style-name="Table85.A1" office:value-type="string">
            <text:p text:style-name="P300">PRI</text:p>
          </table:table-cell>
          <table:table-cell table:style-name="Table85.A1" office:value-type="string">
            <text:p text:style-name="P95">Store long to cog memory 16, used to store the current I2C bus speed</text:p>
          </table:table-cell>
        </table:table-row>
      </table:table>
      <text:h text:style-name="P911" text:outline-level="2"><text:span text:style-name="T187">EEPROM - </text:span>Private <text:span text:style-name="T187">w</text:span>ords</text:h>
      <table:table table:name="Table86" table:style-name="Table86">
        <table:table-column table:style-name="Table86.A"/>
        <table:table-column table:style-name="Table86.B"/>
        <table:table-column table:style-name="Table86.C"/>
        <table:table-column table:style-name="Table86.D"/>
        <table:table-column table:style-name="Table86.E"/>
        <table:table-row>
          <table:table-cell table:style-name="Table86.A1" office:value-type="string">
            <text:p text:style-name="P184">?E@</text:p>
          </table:table-cell>
          <table:table-cell table:style-name="Table86.A1" office:value-type="string">
            <text:p text:style-name="P802"/>
          </table:table-cell>
          <table:table-cell table:style-name="Table86.A1" office:value-type="string">
            <text:p text:style-name="P803">X</text:p>
          </table:table-cell>
          <table:table-cell table:style-name="Table86.A1" office:value-type="string">
            <text:p text:style-name="P802">PRI</text:p>
          </table:table-cell>
          <table:table-cell table:style-name="Table86.A1" office:value-type="string">
            <text:p text:style-name="P802"/>
          </table:table-cell>
        </table:table-row>
        <table:table-row>
          <table:table-cell table:style-name="Table86.A1" office:value-type="string">
            <text:p text:style-name="P184">?EC@</text:p>
          </table:table-cell>
          <table:table-cell table:style-name="Table86.A1" office:value-type="string">
            <text:p text:style-name="P802"/>
          </table:table-cell>
          <table:table-cell table:style-name="Table86.A1" office:value-type="string">
            <text:p text:style-name="P803">X</text:p>
          </table:table-cell>
          <table:table-cell table:style-name="Table86.A1" office:value-type="string">
            <text:p text:style-name="P802">PRI</text:p>
          </table:table-cell>
          <table:table-cell table:style-name="Table86.A1" office:value-type="string">
            <text:p text:style-name="P802"/>
          </table:table-cell>
        </table:table-row>
        <table:table-row>
          <table:table-cell table:style-name="Table86.A1" office:value-type="string">
            <text:p text:style-name="P184">?EE</text:p>
          </table:table-cell>
          <table:table-cell table:style-name="Table86.A1" office:value-type="string">
            <text:p text:style-name="P184">( addr -- )</text:p>
          </table:table-cell>
          <table:table-cell table:style-name="Table86.A1" office:value-type="string">
            <text:p text:style-name="P803">X</text:p>
          </table:table-cell>
          <table:table-cell table:style-name="Table86.A1" office:value-type="string">
            <text:p text:style-name="P802">PRI</text:p>
          </table:table-cell>
          <table:table-cell table:style-name="Table86.A1" office:value-type="string">
            <text:p text:style-name="P802"/>
          </table:table-cell>
        </table:table-row>
        <table:table-row>
          <table:table-cell table:style-name="Table86.A1" office:value-type="string">
            <text:p text:style-name="P184">?EW@</text:p>
          </table:table-cell>
          <table:table-cell table:style-name="Table86.A1" office:value-type="string">
            <text:p text:style-name="P802"/>
          </table:table-cell>
          <table:table-cell table:style-name="Table86.A1" office:value-type="string">
            <text:p text:style-name="P803">X</text:p>
          </table:table-cell>
          <table:table-cell table:style-name="Table86.A1" office:value-type="string">
            <text:p text:style-name="P802">PRI</text:p>
          </table:table-cell>
          <table:table-cell table:style-name="Table86.A1" office:value-type="string">
            <text:p text:style-name="P802"/>
          </table:table-cell>
        </table:table-row>
        <table:table-row>
          <table:table-cell table:style-name="Table86.A1" office:value-type="string">
            <text:p text:style-name="P184">.ES</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Print counted string from EEPROM</text:p>
          </table:table-cell>
        </table:table-row>
        <table:table-row>
          <table:table-cell table:style-name="Table86.A1" office:value-type="string">
            <text:p text:style-name="P184">.rom</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
          </table:table-cell>
        </table:table-row>
        <table:table-row>
          <table:table-cell table:style-name="Table86.A1" office:value-type="string">
            <text:p text:style-name="P605">@EEX</text:p>
          </table:table-cell>
          <table:table-cell table:style-name="Table86.A1" office:value-type="string">
            <text:p text:style-name="P605"/>
          </table:table-cell>
          <table:table-cell table:style-name="Table86.A1" office:value-type="string">
            <text:p text:style-name="P629">X</text:p>
          </table:table-cell>
          <table:table-cell table:style-name="Table86.A1" office:value-type="string">
            <text:p text:style-name="P605">PRI</text:p>
          </table:table-cell>
          <table:table-cell table:style-name="Table86.A1" office:value-type="string">
            <text:p text:style-name="P605">Part of @EE</text:p>
          </table:table-cell>
        </table:table-row>
        <table:table-row>
          <table:table-cell table:style-name="Table86.A1" office:value-type="string">
            <text:p text:style-name="P184">EERDW</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Wait and switch EEPROM to read mode, check ack</text:p>
          </table:table-cell>
        </table:table-row>
        <table:table-row>
          <table:table-cell table:style-name="Table86.A1" office:value-type="string">
            <text:p text:style-name="P184">EESPEED</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Set the I2C Bus to 'fast'</text:p>
          </table:table-cell>
        </table:table-row>
        <table:table-row>
          <table:table-cell table:style-name="Table86.A1" office:value-type="string">
            <text:p text:style-name="P184">ENDRD</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R<text:span text:style-name="T32">ead last byte [no ack] and stop</text:span></text:p>
          </table:table-cell>
        </table:table-row>
        <table:table-row>
          <table:table-cell table:style-name="Table86.A1" office:value-type="string">
            <text:p text:style-name="P184">FINDROM</text:p>
          </table:table-cell>
          <table:table-cell table:style-name="Table86.A1" office:value-type="string">
            <text:p text:style-name="P184">( name -- nameaddr | false )</text:p>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Find the named ROM in the upper 32kb of the EEPROM, else return false to show not found</text:p>
          </table:table-cell>
        </table:table-row>
        <table:table-row>
          <table:table-cell table:style-name="Table86.A1" office:value-type="string">
            <text:p text:style-name="P184">GET8</text:p>
          </table:table-cell>
          <table:table-cell table:style-name="Table86.A1" office:value-type="string">
            <text:p text:style-name="P184">( -- byte )</text:p>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Get the next byte from the ROM file, stored there as a two digit hex value. Used in SAVEROM to load a ROM into a cog</text:p>
          </table:table-cell>
        </table:table-row>
        <table:table-row>
          <table:table-cell table:style-name="Table86.A1" office:value-type="string">
            <text:p text:style-name="P184">NEXTROM</text:p>
          </table:table-cell>
          <table:table-cell table:style-name="Table86.A1" office:value-type="string">
            <text:p text:style-name="P184">( addr1 -- addr2 | false )</text:p>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Find the next ROM, else return false if no more to be found</text:p>
          </table:table-cell>
        </table:table-row>
        <table:table-row>
          <table:table-cell table:style-name="Table86.A1" office:value-type="string">
            <text:p text:style-name="P184">R$</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String variable, initialised to ROMS</text:p>
          </table:table-cell>
        </table:table-row>
        <table:table-row>
          <table:table-cell table:style-name="Table86.A1" office:value-type="string">
            <text:p text:style-name="P605">RDI2C</text:p>
          </table:table-cell>
          <table:table-cell table:style-name="Table86.A1" office:value-type="string">
            <text:p text:style-name="P605">( cnt -- )</text:p>
          </table:table-cell>
          <table:table-cell table:style-name="Table86.A1" office:value-type="string">
            <text:p text:style-name="P629">X</text:p>
          </table:table-cell>
          <table:table-cell table:style-name="Table86.A1" office:value-type="string">
            <text:p text:style-name="P605">PRI</text:p>
          </table:table-cell>
          <table:table-cell table:style-name="Table86.A1" office:value-type="string">
            <text:p text:style-name="P605">Fast sequential read bytes from selected I2C device into indexed memory</text:p>
          </table:table-cell>
        </table:table-row>
        <table:table-row>
          <table:table-cell table:style-name="Table86.A1" office:value-type="string">
            <text:p text:style-name="P184">roms</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Constant, $C000, start address for ROM storage in EEPROM</text:p>
          </table:table-cell>
        </table:table-row>
        <table:table-row>
          <table:table-cell table:style-name="Table86.A1" office:value-type="string">
            <text:p text:style-name="P184">romsz</text:p>
          </table:table-cell>
          <table:table-cell table:style-name="Table86.A1" office:value-type="string">
            <text:p text:style-name="P184"/>
          </table:table-cell>
          <table:table-cell table:style-name="Table86.A1" office:value-type="string">
            <text:p text:style-name="P361">X</text:p>
          </table:table-cell>
          <table:table-cell table:style-name="Table86.A1" office:value-type="string">
            <text:p text:style-name="P184">PRI</text:p>
          </table:table-cell>
          <table:table-cell table:style-name="Table86.A1" office:value-type="string">
            <text:p text:style-name="P184">Constant, <text:s/>$3F00</text:p>
          </table:table-cell>
        </table:table-row>
      </table:table>
      <text:h text:style-name="P912" text:outline-level="2"><text:span text:style-name="T188">ANSI TERMINAL SUPPORT - </text:span>Private <text:span text:style-name="T188">w</text:span>ords</text:h>
      <table:table table:name="Table87" table:style-name="Table87">
        <table:table-column table:style-name="Table87.A"/>
        <table:table-column table:style-name="Table87.B"/>
        <table:table-column table:style-name="Table87.C"/>
        <table:table-column table:style-name="Table87.D"/>
        <table:table-column table:style-name="Table87.E"/>
        <table:table-row>
          <table:table-cell table:style-name="Table87.A1" office:value-type="string">
            <text:p text:style-name="P109">asw</text:p>
          </table:table-cell>
          <table:table-cell table:style-name="Table87.A1" office:value-type="string">
            <text:p text:style-name="P834"/>
          </table:table-cell>
          <table:table-cell table:style-name="Table87.A1" office:value-type="string">
            <text:p text:style-name="P276">X</text:p>
          </table:table-cell>
          <table:table-cell table:style-name="Table87.A1" office:value-type="string">
            <text:p text:style-name="P306">PRI</text:p>
          </table:table-cell>
          <table:table-cell table:style-name="Table87.A1" office:value-type="string">
            <text:p text:style-name="P834"/>
          </table:table-cell>
        </table:table-row>
        <table:table-row>
          <table:table-cell table:style-name="Table87.A1" office:value-type="string">
            <text:p text:style-name="P55">ATR</text:p>
          </table:table-cell>
          <table:table-cell table:style-name="Table87.A1" office:value-type="string">
            <text:p text:style-name="P112">( ch -- )</text:p>
          </table:table-cell>
          <table:table-cell table:style-name="Table87.A1" office:value-type="string">
            <text:p text:style-name="P276">X</text:p>
          </table:table-cell>
          <table:table-cell table:style-name="Table87.A1" office:value-type="string">
            <text:p text:style-name="P306">PRI</text:p>
          </table:table-cell>
          <table:table-cell table:style-name="Table87.A1" office:value-type="string">
            <text:p text:style-name="P834"/>
          </table:table-cell>
        </table:table-row>
        <table:table-row>
          <table:table-cell table:style-name="Table87.A1" office:value-type="string">
            <text:p text:style-name="P112">COL</text:p>
          </table:table-cell>
          <table:table-cell table:style-name="Table87.A1" office:value-type="string">
            <text:p text:style-name="P112">( col fg/bg -- )</text:p>
          </table:table-cell>
          <table:table-cell table:style-name="Table87.A1" office:value-type="string">
            <text:p text:style-name="P276">X</text:p>
          </table:table-cell>
          <table:table-cell table:style-name="Table87.A1" office:value-type="string">
            <text:p text:style-name="P306">PRI</text:p>
          </table:table-cell>
          <table:table-cell table:style-name="Table87.A1" office:value-type="string">
            <text:p text:style-name="P834"/>
          </table:table-cell>
        </table:table-row>
        <table:table-row>
          <table:table-cell table:style-name="Table87.A1" office:value-type="string">
            <text:p text:style-name="P112">CUR</text:p>
          </table:table-cell>
          <table:table-cell table:style-name="Table87.A1" office:value-type="string">
            <text:p text:style-name="P112">( cmd n -- )</text:p>
          </table:table-cell>
          <table:table-cell table:style-name="Table87.A1" office:value-type="string">
            <text:p text:style-name="P276">X</text:p>
          </table:table-cell>
          <table:table-cell table:style-name="Table87.A1" office:value-type="string">
            <text:p text:style-name="P306">PRI</text:p>
          </table:table-cell>
          <table:table-cell table:style-name="Table87.A1" office:value-type="string">
            <text:p text:style-name="P834"/>
          </table:table-cell>
        </table:table-row>
        <table:table-row>
          <table:table-cell table:style-name="Table87.A1" office:value-type="string">
            <text:p text:style-name="P112">ESCB</text:p>
          </table:table-cell>
          <table:table-cell table:style-name="Table87.A1" office:value-type="string">
            <text:p text:style-name="P112">( ch -- )</text:p>
          </table:table-cell>
          <table:table-cell table:style-name="Table87.A1" office:value-type="string">
            <text:p text:style-name="P276">X</text:p>
          </table:table-cell>
          <table:table-cell table:style-name="Table87.A1" office:value-type="string">
            <text:p text:style-name="P306">PRI</text:p>
          </table:table-cell>
          <table:table-cell table:style-name="Table87.A1" office:value-type="string">
            <text:p text:style-name="P834"/>
          </table:table-cell>
        </table:table-row>
        <table:table-row>
          <table:table-cell table:style-name="Table87.A1" office:value-type="string">
            <text:p text:style-name="P348">ncol</text:p>
          </table:table-cell>
          <table:table-cell table:style-name="Table87.A1" office:value-type="string">
            <text:p text:style-name="P348"/>
          </table:table-cell>
          <table:table-cell table:style-name="Table87.A1" office:value-type="string">
            <text:p text:style-name="P276">X</text:p>
          </table:table-cell>
          <table:table-cell table:style-name="Table87.A1" office:value-type="string">
            <text:p text:style-name="P290">PRI</text:p>
          </table:table-cell>
          <table:table-cell table:style-name="Table87.A1" office:value-type="string">
            <text:p text:style-name="P348">1 byte, stores current color for NEON etc</text:p>
          </table:table-cell>
        </table:table-row>
        <table:table-row>
          <table:table-cell table:style-name="Table87.A1" office:value-type="string">
            <text:p text:style-name="P318">WRAP</text:p>
          </table:table-cell>
          <table:table-cell table:style-name="Table87.A1" office:value-type="string">
            <text:p text:style-name="P318">( size -- ; val -- )</text:p>
          </table:table-cell>
          <table:table-cell table:style-name="Table87.A1" office:value-type="string">
            <text:p text:style-name="P318">X</text:p>
          </table:table-cell>
          <table:table-cell table:style-name="Table87.A1" office:value-type="string">
            <text:p text:style-name="P318">PRE</text:p>
          </table:table-cell>
          <table:table-cell table:style-name="Table87.A1" office:value-type="string">
            <text:p text:style-name="P619">define a wrap constant := val &amp; size-1</text:p>
          </table:table-cell>
        </table:table-row>
      </table:table>
      <text:h text:style-name="P912" text:outline-level="2">EASYFILE FAT32<text:span text:style-name="T188"> - </text:span>Private <text:span text:style-name="T188">w</text:span>ords</text:h>
      <table:table table:name="Table88" table:style-name="Table88">
        <table:table-column table:style-name="Table88.A"/>
        <table:table-column table:style-name="Table88.B"/>
        <table:table-column table:style-name="Table88.C"/>
        <table:table-column table:style-name="Table88.D"/>
        <table:table-column table:style-name="Table88.E"/>
        <table:table-row>
          <table:table-cell table:style-name="Table88.A1" office:value-type="string">
            <text:p text:style-name="P417">_!SD</text:p>
          </table:table-cell>
          <table:table-cell table:style-name="Table88.A1" office:value-type="string">
            <text:p text:style-name="P417">( -- ocr | false )</text:p>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417">Initialise the SD card (with timeout) - internals</text:p>
          </table:table-cell>
        </table:table-row>
        <table:table-row>
          <table:table-cell table:style-name="Table88.A1" office:value-type="string">
            <text:p text:style-name="P417">_card</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1 byte, card detect transition memory</text:p>
          </table:table-cell>
        </table:table-row>
        <table:table-row>
          <table:table-cell table:style-name="Table88.A1" office:value-type="string">
            <text:p text:style-name="P643">_FCOPY</text:p>
          </table:table-cell>
          <table:table-cell table:style-name="Table88.A1" office:value-type="string">
            <text:p text:style-name="P834"/>
          </table:table-cell>
          <table:table-cell table:style-name="Table88.A1" office:value-type="string">
            <text:p text:style-name="P540">EF</text:p>
          </table:table-cell>
          <table:table-cell table:style-name="Table88.A1" office:value-type="string">
            <text:p text:style-name="P550">PRI</text:p>
          </table:table-cell>
          <table:table-cell table:style-name="Table88.A1" office:value-type="string">
            <text:p text:style-name="P834"/>
          </table:table-cell>
        </table:table-row>
        <table:table-row>
          <table:table-cell table:style-name="Table88.A1" office:value-type="string">
            <text:p text:style-name="P417">_file</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4 longs, table entry for the 4 file channels - holds sector address</text:p>
          </table:table-cell>
        </table:table-row>
        <table:table-row>
          <table:table-cell table:style-name="Table88.A1" office:value-type="string">
            <text:p text:style-name="P417">_file<text:span text:style-name="T171">$</text:span></text:p>
          </table:table-cell>
          <table:table-cell table:style-name="Table88.A1" office:value-type="string">
            <text:p text:style-name="P417"/>
          </table:table-cell>
          <table:table-cell table:style-name="Table88.A1" office:value-type="string">
            <text:p text:style-name="P540"/>
          </table:table-cell>
          <table:table-cell table:style-name="Table88.A1" office:value-type="string">
            <text:p text:style-name="P556">PRI</text:p>
          </table:table-cell>
          <table:table-cell table:style-name="Table88.A1" office:value-type="string">
            <text:p text:style-name="P417"/>
          </table:table-cell>
        </table:table-row>
        <table:table-row>
          <table:table-cell table:style-name="Table88.A1" office:value-type="string">
            <text:p text:style-name="P620">,ASMONTH</text:p>
          </table:table-cell>
          <table:table-cell table:style-name="Table88.A1" office:value-type="string">
            <text:p text:style-name="P620">( index -- )</text:p>
          </table:table-cell>
          <table:table-cell table:style-name="Table88.A1" office:value-type="string">
            <text:p text:style-name="P540">EF</text:p>
          </table:table-cell>
          <table:table-cell table:style-name="Table88.A1" office:value-type="string">
            <text:p text:style-name="P568">PRI</text:p>
          </table:table-cell>
          <table:table-cell table:style-name="Table88.A1" office:value-type="string">
            <text:p text:style-name="P620">index in range 1-12, display shortform month</text:p>
          </table:table-cell>
        </table:table-row>
        <table:table-row>
          <table:table-cell table:style-name="Table88.A1" office:value-type="string">
            <text:p text:style-name="P643">,CARD</text:p>
          </table:table-cell>
          <table:table-cell table:style-name="Table88.A1" office:value-type="string">
            <text:p text:style-name="P643">( -- )</text:p>
          </table:table-cell>
          <table:table-cell table:style-name="Table88.A1" office:value-type="string">
            <text:p text:style-name="P652">EF</text:p>
          </table:table-cell>
          <table:table-cell table:style-name="Table88.A1" office:value-type="string">
            <text:p text:style-name="P666">PRI</text:p>
          </table:table-cell>
          <table:table-cell table:style-name="Table88.A1" office:value-type="string">
            <text:p text:style-name="P643">Display 1 line of sdcard properties</text:p>
          </table:table-cell>
        </table:table-row>
        <table:table-row>
          <table:table-cell table:style-name="Table88.A1" office:value-type="string">
            <text:p text:style-name="P643">,DIR$</text:p>
          </table:table-cell>
          <table:table-cell table:style-name="Table88.A1" office:value-type="string">
            <text:p text:style-name="P643"/>
          </table:table-cell>
          <table:table-cell table:style-name="Table88.A1" office:value-type="string">
            <text:p text:style-name="P652">EF</text:p>
          </table:table-cell>
          <table:table-cell table:style-name="Table88.A1" office:value-type="string">
            <text:p text:style-name="P666">PRI</text:p>
          </table:table-cell>
          <table:table-cell table:style-name="Table88.A1" office:value-type="string">
            <text:p text:style-name="P643">Format a directory name</text:p>
          </table:table-cell>
        </table:table-row>
        <table:table-row>
          <table:table-cell table:style-name="Table88.A1" office:value-type="string">
            <text:p text:style-name="P417">!SDIO</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417">Initialize the SD I/O and basic card</text:p>
          </table:table-cell>
        </table:table-row>
        <table:table-row>
          <table:table-cell table:style-name="Table88.A1" office:value-type="string">
            <text:p text:style-name="P417">!sect</text:p>
          </table:table-cell>
          <table:table-cell table:style-name="Table88.A1" office:value-type="string">
            <text:p text:style-name="P417">( -- )</text:p>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834"/>
          </table:table-cell>
        </table:table-row>
        <table:table-row>
          <table:table-cell table:style-name="Table88.A1" office:value-type="string">
            <text:p text:style-name="P417">?SDTO</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417">In SPI Mode, only the OCR, CSD and CID registers are accessible</text:p>
          </table:table-cell>
        </table:table-row>
        <table:table-row>
          <table:table-cell table:style-name="Table88.A1" office:value-type="string">
            <text:p text:style-name="P349">.ATR</text:p>
          </table:table-cell>
          <table:table-cell table:style-name="Table88.A1" office:value-type="string">
            <text:p text:style-name="P349">( <text:s/>atr -- )</text:p>
          </table:table-cell>
          <table:table-cell table:style-name="Table88.A1" office:value-type="string">
            <text:p text:style-name="P540">EF</text:p>
          </table:table-cell>
          <table:table-cell table:style-name="Table88.A1" office:value-type="string">
            <text:p text:style-name="P550">PRI</text:p>
          </table:table-cell>
          <table:table-cell table:style-name="Table88.A1" office:value-type="string">
            <text:p text:style-name="P349">Display<text:span text:style-name="T32"> the symbol(s) for each active directory name attribute</text:span></text:p>
          </table:table-cell>
        </table:table-row>
        <table:table-row>
          <table:table-cell table:style-name="Table88.A1" office:value-type="string">
            <text:p text:style-name="P350">.CARD</text:p>
          </table:table-cell>
          <table:table-cell table:style-name="Table88.A1" office:value-type="string">
            <text:p text:style-name="P349"/>
          </table:table-cell>
          <table:table-cell table:style-name="Table88.A1" office:value-type="string">
            <text:p text:style-name="P540"/>
          </table:table-cell>
          <table:table-cell table:style-name="Table88.A1" office:value-type="string">
            <text:p text:style-name="P558">PRI</text:p>
          </table:table-cell>
          <table:table-cell table:style-name="Table88.A1" office:value-type="string">
            <text:p text:style-name="P349"/>
          </table:table-cell>
        </table:table-row>
        <table:table-row>
          <table:table-cell table:style-name="Table88.A1" office:value-type="string">
            <text:p text:style-name="P643">.DIR</text:p>
          </table:table-cell>
          <table:table-cell table:style-name="Table88.A1" office:value-type="string">
            <text:p text:style-name="P643">( addr -- )</text:p>
          </table:table-cell>
          <table:table-cell table:style-name="Table88.A1" office:value-type="string">
            <text:p text:style-name="P540">EF</text:p>
          </table:table-cell>
          <table:table-cell table:style-name="Table88.A1" office:value-type="string">
            <text:p text:style-name="P548">PRI</text:p>
          </table:table-cell>
          <table:table-cell table:style-name="Table88.A1" office:value-type="string">
            <text:p text:style-name="P834"/>
          </table:table-cell>
        </table:table-row>
        <table:table-row>
          <table:table-cell table:style-name="Table88.A1" office:value-type="string">
            <text:p text:style-name="P674">.DIR$</text:p>
          </table:table-cell>
          <table:table-cell table:style-name="Table88.A1" office:value-type="string">
            <text:p text:style-name="P643"/>
          </table:table-cell>
          <table:table-cell table:style-name="Table88.A1" office:value-type="string">
            <text:p text:style-name="P548">EF</text:p>
          </table:table-cell>
          <table:table-cell table:style-name="Table88.A1" office:value-type="string">
            <text:p text:style-name="P548">PRI</text:p>
          </table:table-cell>
          <table:table-cell table:style-name="Table88.A1" office:value-type="string">
            <text:p text:style-name="P834"/>
          </table:table-cell>
        </table:table-row>
        <table:table-row>
          <table:table-cell table:style-name="Table88.A1" office:value-type="string">
            <text:p text:style-name="P643">.FAT</text:p>
          </table:table-cell>
          <table:table-cell table:style-name="Table88.A1" office:value-type="string">
            <text:p text:style-name="P643">( -- )</text:p>
          </table:table-cell>
          <table:table-cell table:style-name="Table88.A1" office:value-type="string">
            <text:p text:style-name="P652">EF</text:p>
          </table:table-cell>
          <table:table-cell table:style-name="Table88.A1" office:value-type="string">
            <text:p text:style-name="P675">PRI</text:p>
          </table:table-cell>
          <table:table-cell table:style-name="Table88.A1" office:value-type="string">
            <text:p text:style-name="P643">Displays two lines of sdcard properties</text:p>
          </table:table-cell>
        </table:table-row>
        <table:table-row>
          <table:table-cell table:style-name="Table88.A1" office:value-type="string">
            <text:p text:style-name="P643">.FDATE</text:p>
          </table:table-cell>
          <table:table-cell table:style-name="Table88.A1" office:value-type="string">
            <text:p text:style-name="P643">( fdate -- )</text:p>
          </table:table-cell>
          <table:table-cell table:style-name="Table88.A1" office:value-type="string">
            <text:p text:style-name="P652">EF</text:p>
          </table:table-cell>
          <table:table-cell table:style-name="Table88.A1" office:value-type="string">
            <text:p text:style-name="P658">PRI</text:p>
          </table:table-cell>
          <table:table-cell table:style-name="Table88.A1" office:value-type="string">
            <text:p text:style-name="P643">Display date in Unix format</text:p>
          </table:table-cell>
        </table:table-row>
        <table:table-row>
          <table:table-cell table:style-name="Table88.A1" office:value-type="string">
            <text:p text:style-name="P643">.FDATES</text:p>
          </table:table-cell>
          <table:table-cell table:style-name="Table88.A1" office:value-type="string">
            <text:p text:style-name="P643">( diradr field ch -- diradr )</text:p>
          </table:table-cell>
          <table:table-cell table:style-name="Table88.A1" office:value-type="string">
            <text:p text:style-name="P652">EF</text:p>
          </table:table-cell>
          <table:table-cell table:style-name="Table88.A1" office:value-type="string">
            <text:p text:style-name="P658">PRI</text:p>
          </table:table-cell>
          <table:table-cell table:style-name="Table88.A1" office:value-type="string">
            <text:p text:style-name="P643">Display date</text:p>
          </table:table-cell>
        </table:table-row>
        <table:table-row>
          <table:table-cell table:style-name="Table88.A1" office:value-type="string">
            <text:p text:style-name="P372">.FTIME</text:p>
          </table:table-cell>
          <table:table-cell table:style-name="Table88.A1" office:value-type="string">
            <text:p text:style-name="P372">( ftime -- )</text:p>
          </table:table-cell>
          <table:table-cell table:style-name="Table88.A1" office:value-type="string">
            <text:p text:style-name="P540">EF</text:p>
          </table:table-cell>
          <table:table-cell table:style-name="Table88.A1" office:value-type="string">
            <text:p text:style-name="P548">PRI</text:p>
          </table:table-cell>
          <table:table-cell table:style-name="Table88.A1" office:value-type="string">
            <text:p text:style-name="P372">Display file time</text:p>
          </table:table-cell>
        </table:table-row>
        <table:table-row>
          <table:table-cell table:style-name="Table88.A1" office:value-type="string">
            <text:p text:style-name="P372">.FTIMES</text:p>
          </table:table-cell>
          <table:table-cell table:style-name="Table88.A1" office:value-type="string">
            <text:p text:style-name="P372"/>
          </table:table-cell>
          <table:table-cell table:style-name="Table88.A1" office:value-type="string">
            <text:p text:style-name="P540">EF</text:p>
          </table:table-cell>
          <table:table-cell table:style-name="Table88.A1" office:value-type="string">
            <text:p text:style-name="P548">PRI</text:p>
          </table:table-cell>
          <table:table-cell table:style-name="Table88.A1" office:value-type="string">
            <text:p text:style-name="P372">Display file time</text:p>
          </table:table-cell>
        </table:table-row>
        <table:table-row>
          <table:table-cell table:style-name="Table88.A1" office:value-type="string">
            <text:p text:style-name="P372">.UTIME</text:p>
          </table:table-cell>
          <table:table-cell table:style-name="Table88.A1" office:value-type="string">
            <text:p text:style-name="P372">( -- )</text:p>
          </table:table-cell>
          <table:table-cell table:style-name="Table88.A1" office:value-type="string">
            <text:p text:style-name="P540">EF</text:p>
          </table:table-cell>
          <table:table-cell table:style-name="Table88.A1" office:value-type="string">
            <text:p text:style-name="P545">PRI</text:p>
          </table:table-cell>
          <table:table-cell table:style-name="Table88.A1" office:value-type="string">
            <text:p text:style-name="P372">print the <text:span text:style-name="T52">u</text:span>nix file mod time or year if the file is older than 6 months</text:p>
          </table:table-cell>
        </table:table-row>
        <text:soft-page-break/>
        <table:table-row>
          <table:table-cell table:style-name="Table88.A1" office:value-type="string">
            <text:p text:style-name="P643">(.DIR)</text:p>
          </table:table-cell>
          <table:table-cell table:style-name="Table88.A1" office:value-type="string">
            <text:p text:style-name="P834"/>
          </table:table-cell>
          <table:table-cell table:style-name="Table88.A1" office:value-type="string">
            <text:p text:style-name="P540">EF</text:p>
          </table:table-cell>
          <table:table-cell table:style-name="Table88.A1" office:value-type="string">
            <text:p text:style-name="P548">PRI</text:p>
          </table:table-cell>
          <table:table-cell table:style-name="Table88.A1" office:value-type="string">
            <text:p text:style-name="P834"/>
          </table:table-cell>
        </table:table-row>
        <table:table-row>
          <table:table-cell table:style-name="Table88.A1" office:value-type="string">
            <text:p text:style-name="P65">(.LIST)</text:p>
          </table:table-cell>
          <table:table-cell table:style-name="Table88.A1" office:value-type="string">
            <text:p text:style-name="P65">( &lt;index&gt; -- )</text:p>
          </table:table-cell>
          <table:table-cell table:style-name="Table88.A1" office:value-type="string">
            <text:p text:style-name="P540">EF</text:p>
          </table:table-cell>
          <table:table-cell table:style-name="Table88.A1" office:value-type="string">
            <text:p text:style-name="P545">PRI</text:p>
          </table:table-cell>
          <table:table-cell table:style-name="Table88.A1" office:value-type="string">
            <text:p text:style-name="P621">List a single directory entry in FTP compatible format</text:p>
          </table:table-cell>
        </table:table-row>
        <table:table-row>
          <table:table-cell table:style-name="Table88.A1" office:value-type="string">
            <text:p text:style-name="P643">(DIR)</text:p>
          </table:table-cell>
          <table:table-cell table:style-name="Table88.A1" office:value-type="string">
            <text:p text:style-name="P643">( code -- )</text:p>
          </table:table-cell>
          <table:table-cell table:style-name="Table88.A1" office:value-type="string">
            <text:p text:style-name="P540">EF</text:p>
          </table:table-cell>
          <table:table-cell table:style-name="Table88.A1" office:value-type="string">
            <text:p text:style-name="P622">PRI</text:p>
          </table:table-cell>
          <table:table-cell table:style-name="Table88.A1" office:value-type="string">
            <text:p text:style-name="P834"/>
          </table:table-cell>
        </table:table-row>
        <table:table-row>
          <table:table-cell table:style-name="Table88.A1" office:value-type="string">
            <text:p text:style-name="P621">(ls)</text:p>
          </table:table-cell>
          <table:table-cell table:style-name="Table88.A1" office:value-type="string">
            <text:p text:style-name="P372"/>
          </table:table-cell>
          <table:table-cell table:style-name="Table88.A1" office:value-type="string">
            <text:p text:style-name="P540">EF</text:p>
          </table:table-cell>
          <table:table-cell table:style-name="Table88.A1" office:value-type="string">
            <text:p text:style-name="P545">PRI</text:p>
          </table:table-cell>
          <table:table-cell table:style-name="Table88.A1" office:value-type="string">
            <text:p text:style-name="P398">directory list method for ls</text:p>
          </table:table-cell>
        </table:table-row>
        <table:table-row>
          <table:table-cell table:style-name="Table88.A1" office:value-type="string">
            <text:p text:style-name="P417">@ATR</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Attribute</text:p>
          </table:table-cell>
        </table:table-row>
        <table:table-row>
          <table:table-cell table:style-name="Table88.A1" office:value-type="string">
            <text:p text:style-name="P417">@CDATE</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Creation date</text:p>
          </table:table-cell>
        </table:table-row>
        <table:table-row>
          <table:table-cell table:style-name="Table88.A1" office:value-type="string">
            <text:p text:style-name="P643">@CLUSTER</text:p>
          </table:table-cell>
          <table:table-cell table:style-name="Table88.A1" office:value-type="string">
            <text:p text:style-name="P643">( index - xadr )</text:p>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834"/>
          </table:table-cell>
        </table:table-row>
        <table:table-row>
          <table:table-cell table:style-name="Table88.A1" office:value-type="string">
            <text:p text:style-name="P417">@CTIME</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Creation time</text:p>
          </table:table-cell>
        </table:table-row>
        <table:table-row>
          <table:table-cell table:style-name="Table88.A1" office:value-type="string">
            <text:p text:style-name="P643">@DIRBUF!</text:p>
          </table:table-cell>
          <table:table-cell table:style-name="Table88.A1" office:value-type="string">
            <text:p text:style-name="P643">( word field -- )</text:p>
          </table:table-cell>
          <table:table-cell table:style-name="Table88.A1" office:value-type="string">
            <text:p text:style-name="P652">EF</text:p>
          </table:table-cell>
          <table:table-cell table:style-name="Table88.A1" office:value-type="string">
            <text:p text:style-name="P661">PRI</text:p>
          </table:table-cell>
          <table:table-cell table:style-name="Table88.A1" office:value-type="string">
            <text:p text:style-name="P643">Write to directory entry as new date</text:p>
          </table:table-cell>
        </table:table-row>
        <table:table-row>
          <table:table-cell table:style-name="Table88.A1" office:value-type="string">
            <text:p text:style-name="P417">@FCLST</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First cluster of file (low file)</text:p>
          </table:table-cell>
        </table:table-row>
        <table:table-row>
          <table:table-cell table:style-name="Table88.A1" office:value-type="string">
            <text:p text:style-name="P417">@FCLSTH</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First cluster (high word)</text:p>
          </table:table-cell>
        </table:table-row>
        <table:table-row>
          <table:table-cell table:style-name="Table88.A1" office:value-type="string">
            <text:p text:style-name="P417">@FDATE</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Modification date</text:p>
          </table:table-cell>
        </table:table-row>
        <table:table-row>
          <table:table-cell table:style-name="Table88.A1" office:value-type="string">
            <text:p text:style-name="P417">@FSIZE</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Size of filename</text:p>
          </table:table-cell>
        </table:table-row>
        <table:table-row>
          <table:table-cell table:style-name="Table88.A1" office:value-type="string">
            <text:p text:style-name="P417">@FTIME</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Directory structure ptr, Modification time</text:p>
          </table:table-cell>
        </table:table-row>
        <table:table-row>
          <table:table-cell table:style-name="Table88.A1" office:value-type="string">
            <text:p text:style-name="P417">@sdrd</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1 long</text:p>
          </table:table-cell>
        </table:table-row>
        <table:table-row>
          <table:table-cell table:style-name="Table88.A1" office:value-type="string">
            <text:p text:style-name="P417">@sdwr</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1 long</text:p>
          </table:table-cell>
        </table:table-row>
        <table:table-row>
          <table:table-cell table:style-name="Table88.A1" office:value-type="string">
            <text:p text:style-name="P417">@sector</text:p>
          </table:table-cell>
          <table:table-cell table:style-name="Table88.A1" office:value-type="string">
            <text:p text:style-name="P417">(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Points to 'sectors'</text:p>
          </table:table-cell>
        </table:table-row>
        <table:table-row>
          <table:table-cell table:style-name="Table88.A1" office:value-type="string">
            <text:p text:style-name="P417">@sectors</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4 longs, Current sector loaded in SDBUFs for the 4 files possible</text:p>
          </table:table-cell>
        </table:table-row>
        <table:table-row>
          <table:table-cell table:style-name="Table88.A1" office:value-type="string">
            <text:p text:style-name="P417">*SDCS</text:p>
          </table:table-cell>
          <table:table-cell table:style-name="Table88.A1" office:value-type="string">
            <text:p text:style-name="P417">! -- byte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cspin C@</text:p>
          </table:table-cell>
        </table:table-row>
        <table:table-row>
          <table:table-cell table:style-name="Table88.A1" office:value-type="string">
            <text:p text:style-name="P417">=dtk</text:p>
          </table:table-cell>
          <table:table-cell table:style-name="Table88.A1" office:value-type="string">
            <text:p text:style-name="P417">( -- byte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FE, data token for single block read/write</text:p>
          </table:table-cell>
        </table:table-row>
        <table:table-row>
          <table:table-cell table:style-name="Table88.A1" office:value-type="string">
            <text:p text:style-name="P643">&gt;F83</text:p>
          </table:table-cell>
          <table:table-cell table:style-name="Table88.A1" office:value-type="string">
            <text:p text:style-name="P643">( str1 -- str2 )</text:p>
          </table:table-cell>
          <table:table-cell table:style-name="Table88.A1" office:value-type="string">
            <text:p text:style-name="P652">EF</text:p>
          </table:table-cell>
          <table:table-cell table:style-name="Table88.A1" office:value-type="string">
            <text:p text:style-name="P675">PRI</text:p>
          </table:table-cell>
          <table:table-cell table:style-name="Table88.A1" office:value-type="string">
            <text:p text:style-name="P643">Format friendly file name into directory format</text:p>
          </table:table-cell>
        </table:table-row>
        <table:table-row>
          <table:table-cell table:style-name="Table88.A1" office:value-type="string">
            <text:p text:style-name="P400">~!</text:p>
          </table:table-cell>
          <table:table-cell table:style-name="Table88.A1" office:value-type="string">
            <text:p text:style-name="P400"/>
          </table:table-cell>
          <table:table-cell table:style-name="Table88.A1" office:value-type="string">
            <text:p text:style-name="P540">EF</text:p>
          </table:table-cell>
          <table:table-cell table:style-name="Table88.A1" office:value-type="string">
            <text:p text:style-name="P560">PRI</text:p>
          </table:table-cell>
          <table:table-cell table:style-name="Table88.A1" office:value-type="string">
            <text:p text:style-name="P834"/>
          </table:table-cell>
        </table:table-row>
        <table:table-row>
          <table:table-cell table:style-name="Table88.A1" office:value-type="string">
            <text:p text:style-name="P623">APPEND.BLK</text:p>
          </table:table-cell>
          <table:table-cell table:style-name="Table88.A1" office:value-type="string">
            <text:p text:style-name="P623">( -- reblk )</text:p>
          </table:table-cell>
          <table:table-cell table:style-name="Table88.A1" office:value-type="string">
            <text:p text:style-name="P540">EF</text:p>
          </table:table-cell>
          <table:table-cell table:style-name="Table88.A1" office:value-type="string">
            <text:p text:style-name="P550">PRI</text:p>
          </table:table-cell>
          <table:table-cell table:style-name="Table88.A1" office:value-type="string">
            <text:p text:style-name="P537">find the active block to use</text:p>
          </table:table-cell>
        </table:table-row>
        <table:table-row>
          <table:table-cell table:style-name="Table88.A1" office:value-type="string">
            <text:p text:style-name="P351">byte/sect</text:p>
          </table:table-cell>
          <table:table-cell table:style-name="Table88.A1" office:value-type="string">
            <text:p text:style-name="P351"/>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351">1 word</text:p>
          </table:table-cell>
        </table:table-row>
        <table:table-row>
          <table:table-cell table:style-name="Table88.A1" office:value-type="string">
            <text:p text:style-name="P679">cd!</text:p>
          </table:table-cell>
          <table:table-cell table:style-name="Table88.A1" office:value-type="string">
            <text:p text:style-name="P679">( sect str -- )</text:p>
          </table:table-cell>
          <table:table-cell table:style-name="Table88.A1" office:value-type="string">
            <text:p text:style-name="P540">EF</text:p>
          </table:table-cell>
          <table:table-cell table:style-name="Table88.A1" office:value-type="string">
            <text:p text:style-name="P556">PRI</text:p>
          </table:table-cell>
          <table:table-cell table:style-name="Table88.A1" office:value-type="string">
            <text:p text:style-name="P834"/>
          </table:table-cell>
        </table:table-row>
        <table:table-row>
          <table:table-cell table:style-name="Table88.A1" office:value-type="string">
            <text:p text:style-name="P679">cid+</text:p>
          </table:table-cell>
          <table:table-cell table:style-name="Table88.A1" office:value-type="string">
            <text:p text:style-name="P834"/>
          </table:table-cell>
          <table:table-cell table:style-name="Table88.A1" office:value-type="string">
            <text:p text:style-name="P540">EF</text:p>
          </table:table-cell>
          <table:table-cell table:style-name="Table88.A1" office:value-type="string">
            <text:p text:style-name="P558">PRI</text:p>
          </table:table-cell>
          <table:table-cell table:style-name="Table88.A1" office:value-type="string">
            <text:p text:style-name="P834"/>
          </table:table-cell>
        </table:table-row>
        <table:table-row>
          <table:table-cell table:style-name="Table88.A1" office:value-type="string">
            <text:p text:style-name="P643">ClaimClusters</text:p>
          </table:table-cell>
          <table:table-cell table:style-name="Table88.A1" office:value-type="string">
            <text:p text:style-name="P643">( size startcluster -- )</text:p>
          </table:table-cell>
          <table:table-cell table:style-name="Table88.A1" office:value-type="string">
            <text:p text:style-name="P652">EF</text:p>
          </table:table-cell>
          <table:table-cell table:style-name="Table88.A1" office:value-type="string">
            <text:p text:style-name="P661">PRI</text:p>
          </table:table-cell>
          <table:table-cell table:style-name="Table88.A1" office:value-type="string">
            <text:p text:style-name="P643">link clusters and mark end cluster</text:p>
          </table:table-cell>
        </table:table-row>
        <table:table-row>
          <table:table-cell table:style-name="Table88.A1" office:value-type="string">
            <text:p text:style-name="P679">clshift</text:p>
          </table:table-cell>
          <table:table-cell table:style-name="Table88.A1" office:value-type="string">
            <text:p text:style-name="P679"/>
          </table:table-cell>
          <table:table-cell table:style-name="Table88.A1" office:value-type="string">
            <text:p text:style-name="P652">EF</text:p>
          </table:table-cell>
          <table:table-cell table:style-name="Table88.A1" office:value-type="string">
            <text:p text:style-name="P663">PRI</text:p>
          </table:table-cell>
          <table:table-cell table:style-name="Table88.A1" office:value-type="string">
            <text:p text:style-name="P679">1 byte, <text:span text:style-name="T32">cluster shift (fast <text:s/>multiplier)</text:span></text:p>
          </table:table-cell>
        </table:table-row>
        <table:table-row>
          <table:table-cell table:style-name="Table88.A1" office:value-type="string">
            <text:p text:style-name="P643">CLUSTER@</text:p>
          </table:table-cell>
          <table:table-cell table:style-name="Table88.A1" office:value-type="string">
            <text:p text:style-name="P643">( index -- cluster )</text:p>
          </table:table-cell>
          <table:table-cell table:style-name="Table88.A1" office:value-type="string">
            <text:p text:style-name="P652">EF</text:p>
          </table:table-cell>
          <table:table-cell table:style-name="Table88.A1" office:value-type="string">
            <text:p text:style-name="P661">PRI</text:p>
          </table:table-cell>
          <table:table-cell table:style-name="Table88.A1" office:value-type="string">
            <text:p text:style-name="P643"/>
          </table:table-cell>
        </table:table-row>
        <table:table-row>
          <table:table-cell table:style-name="Table88.A1" office:value-type="string">
            <text:p text:style-name="P417">crc</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1 byte, crc</text:p>
          </table:table-cell>
        </table:table-row>
        <table:table-row>
          <table:table-cell table:style-name="Table88.A1" office:value-type="string">
            <text:p text:style-name="P417">cspin</text:p>
          </table:table-cell>
          <table:table-cell table:style-name="Table88.A1" office:value-type="string">
            <text:p text:style-name="P417">(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Pointer to cs pin value</text:p>
          </table:table-cell>
        </table:table-row>
        <table:table-row>
          <table:table-cell table:style-name="Table88.A1" office:value-type="string">
            <text:p text:style-name="P679">cwd$</text:p>
          </table:table-cell>
          <table:table-cell table:style-name="Table88.A1" office:value-type="string">
            <text:p text:style-name="P679"/>
          </table:table-cell>
          <table:table-cell table:style-name="Table88.A1" office:value-type="string">
            <text:p text:style-name="P652">EF</text:p>
          </table:table-cell>
          <table:table-cell table:style-name="Table88.A1" office:value-type="string">
            <text:p text:style-name="P675">PRI</text:p>
          </table:table-cell>
          <table:table-cell table:style-name="Table88.A1" office:value-type="string">
            <text:p text:style-name="P679">16 bytes st<text:span text:style-name="T32">orage</text:span></text:p>
          </table:table-cell>
        </table:table-row>
        <table:table-row>
          <table:table-cell table:style-name="Table88.A1" office:value-type="string">
            <text:p text:style-name="P679">cwdsect</text:p>
          </table:table-cell>
          <table:table-cell table:style-name="Table88.A1" office:value-type="string">
            <text:p text:style-name="P679"/>
          </table:table-cell>
          <table:table-cell table:style-name="Table88.A1" office:value-type="string">
            <text:p text:style-name="P652">EF</text:p>
          </table:table-cell>
          <table:table-cell table:style-name="Table88.A1" office:value-type="string">
            <text:p text:style-name="P675">PRI</text:p>
          </table:table-cell>
          <table:table-cell table:style-name="Table88.A1" office:value-type="string">
            <text:p text:style-name="P679">1 long</text:p>
          </table:table-cell>
        </table:table-row>
        <table:table-row>
          <table:table-cell table:style-name="Table88.A1" office:value-type="string">
            <text:p text:style-name="P417">diradrs</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4 longs, virtual memory address of file's directory entry</text:p>
          </table:table-cell>
        </table:table-row>
        <table:table-row>
          <table:table-cell table:style-name="Table88.A1" office:value-type="string">
            <text:p text:style-name="P417">dirbufs</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A 32 byte directory buffer for each of the 4 file channels</text:p>
          </table:table-cell>
        </table:table-row>
        <table:table-row>
          <table:table-cell table:style-name="Table88.A1" office:value-type="string">
            <text:p text:style-name="P643">endcl</text:p>
          </table:table-cell>
          <table:table-cell table:style-name="Table88.A1" office:value-type="string">
            <text:p text:style-name="P643"/>
          </table:table-cell>
          <table:table-cell table:style-name="Table88.A1" office:value-type="string">
            <text:p text:style-name="P652">EF</text:p>
          </table:table-cell>
          <table:table-cell table:style-name="Table88.A1" office:value-type="string">
            <text:p text:style-name="P661">PRI</text:p>
          </table:table-cell>
          <table:table-cell table:style-name="Table88.A1" office:value-type="string">
            <text:p text:style-name="P643">constant $0FFFFFFF</text:p>
          </table:table-cell>
        </table:table-row>
        <table:table-row>
          <table:table-cell table:style-name="Table88.A1" office:value-type="string">
            <text:p text:style-name="P352">FABORT</text:p>
          </table:table-cell>
          <table:table-cell table:style-name="Table88.A1" office:value-type="string">
            <text:p text:style-name="P352">( code -- )</text:p>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352"/>
          </table:table-cell>
        </table:table-row>
        <table:table-row>
          <table:table-cell table:style-name="Table88.A1" office:value-type="string">
            <text:p text:style-name="P643">fat1</text:p>
          </table:table-cell>
          <table:table-cell table:style-name="Table88.A1" office:value-type="string">
            <text:p text:style-name="P650">( -- adr )</text:p>
          </table:table-cell>
          <table:table-cell table:style-name="Table88.A1" office:value-type="string">
            <text:p text:style-name="P652">EF</text:p>
          </table:table-cell>
          <table:table-cell table:style-name="Table88.A1" office:value-type="string">
            <text:p text:style-name="P663">PRI</text:p>
          </table:table-cell>
          <table:table-cell table:style-name="Table88.A1" office:value-type="string">
            <text:p text:style-name="P643">1 long</text:p>
          </table:table-cell>
        </table:table-row>
        <table:table-row>
          <table:table-cell table:style-name="Table88.A1" office:value-type="string">
            <text:p text:style-name="P643">fat2</text:p>
          </table:table-cell>
          <table:table-cell table:style-name="Table88.A1" office:value-type="string">
            <text:p text:style-name="P650">( -- adr )</text:p>
          </table:table-cell>
          <table:table-cell table:style-name="Table88.A1" office:value-type="string">
            <text:p text:style-name="P652">EF</text:p>
          </table:table-cell>
          <table:table-cell table:style-name="Table88.A1" office:value-type="string">
            <text:p text:style-name="P663">PRI</text:p>
          </table:table-cell>
          <table:table-cell table:style-name="Table88.A1" office:value-type="string">
            <text:p text:style-name="P643">1 long</text:p>
          </table:table-cell>
        </table:table-row>
        <table:table-row>
          <table:table-cell table:style-name="Table88.A1" office:value-type="string">
            <text:p text:style-name="P643">fat32</text:p>
          </table:table-cell>
          <table:table-cell table:style-name="Table88.A1" office:value-type="string">
            <text:p text:style-name="P643"/>
          </table:table-cell>
          <table:table-cell table:style-name="Table88.A1" office:value-type="string">
            <text:p text:style-name="P652">EF</text:p>
          </table:table-cell>
          <table:table-cell table:style-name="Table88.A1" office:value-type="string">
            <text:p text:style-name="P676">PRI</text:p>
          </table:table-cell>
          <table:table-cell table:style-name="Table88.A1" office:value-type="string">
            <text:p text:style-name="P643">data block for easyfile, see source</text:p>
          </table:table-cell>
        </table:table-row>
        <table:table-row>
          <table:table-cell table:style-name="Table88.A1" office:value-type="string">
            <text:p text:style-name="P643">fatname</text:p>
          </table:table-cell>
          <table:table-cell table:style-name="Table88.A1" office:value-type="string">
            <text:p text:style-name="P650">( -- adr )</text:p>
          </table:table-cell>
          <table:table-cell table:style-name="Table88.A1" office:value-type="string">
            <text:p text:style-name="P652">EF</text:p>
          </table:table-cell>
          <table:table-cell table:style-name="Table88.A1" office:value-type="string">
            <text:p text:style-name="P663">PRI</text:p>
          </table:table-cell>
          <table:table-cell table:style-name="Table88.A1" office:value-type="string">
            <text:p text:style-name="P643">8 bytes, always FAT32 - (don't trust)</text:p>
          </table:table-cell>
        </table:table-row>
        <table:table-row>
          <table:table-cell table:style-name="Table88.A1" office:value-type="string">
            <text:p text:style-name="P643">fatptr</text:p>
          </table:table-cell>
          <table:table-cell table:style-name="Table88.A1" office:value-type="string">
            <text:p text:style-name="P650">( -- adr )</text:p>
          </table:table-cell>
          <table:table-cell table:style-name="Table88.A1" office:value-type="string">
            <text:p text:style-name="P652">EF</text:p>
          </table:table-cell>
          <table:table-cell table:style-name="Table88.A1" office:value-type="string">
            <text:p text:style-name="P676">PRI</text:p>
          </table:table-cell>
          <table:table-cell table:style-name="Table88.A1" office:value-type="string">
            <text:p text:style-name="P643">points to 'parts'</text:p>
          </table:table-cell>
        </table:table-row>
        <table:table-row>
          <table:table-cell table:style-name="Table88.A1" office:value-type="string">
            <text:p text:style-name="P643">fats</text:p>
          </table:table-cell>
          <table:table-cell table:style-name="Table88.A1" office:value-type="string">
            <text:p text:style-name="P650">( -- adr )</text:p>
          </table:table-cell>
          <table:table-cell table:style-name="Table88.A1" office:value-type="string">
            <text:p text:style-name="P652">EF</text:p>
          </table:table-cell>
          <table:table-cell table:style-name="Table88.A1" office:value-type="string">
            <text:p text:style-name="P676">PRI</text:p>
          </table:table-cell>
          <table:table-cell table:style-name="Table88.A1" office:value-type="string">
            <text:p text:style-name="P643">1 byte, Copies of FAT</text:p>
          </table:table-cell>
        </table:table-row>
        <table:table-row>
          <table:table-cell table:style-name="Table88.A1" office:value-type="string">
            <text:p text:style-name="P417">fboot</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1 long, boot signature - determines whether it needs to remount</text:p>
          </table:table-cell>
        </table:table-row>
        <table:table-row>
          <table:table-cell table:style-name="Table88.A1" office:value-type="string">
            <text:p text:style-name="P643">FDATE!</text:p>
          </table:table-cell>
          <table:table-cell table:style-name="Table88.A1" office:value-type="string">
            <text:p text:style-name="P643">( #yymmdd field -- )</text:p>
          </table:table-cell>
          <table:table-cell table:style-name="Table88.A1" office:value-type="string">
            <text:p text:style-name="P652">EF</text:p>
          </table:table-cell>
          <table:table-cell table:style-name="Table88.A1" office:value-type="string">
            <text:p text:style-name="P661">PRI</text:p>
          </table:table-cell>
          <table:table-cell table:style-name="Table88.A1" office:value-type="string">
            <text:p text:style-name="P643">Arrange as decimal YYMMDD from 1980 ( 2000.0000 + 1980.0000 - )</text:p>
          </table:table-cell>
        </table:table-row>
        <table:table-row>
          <table:table-cell table:style-name="Table88.A1" office:value-type="string">
            <text:p text:style-name="P380">FirstCluster</text:p>
          </table:table-cell>
          <table:table-cell table:style-name="Table88.A1" office:value-type="string">
            <text:p text:style-name="P380">(diradr - cluster )</text:p>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380">find first cluster of this directory entry</text:p>
          </table:table-cell>
        </table:table-row>
        <table:table-row>
          <table:table-cell table:style-name="Table88.A1" office:value-type="string">
            <text:p text:style-name="P380">fkey</text:p>
          </table:table-cell>
          <table:table-cell table:style-name="Table88.A1" office:value-type="string">
            <text:p text:style-name="P380"/>
          </table:table-cell>
          <table:table-cell table:style-name="Table88.A1" office:value-type="string">
            <text:p text:style-name="P540">EF</text:p>
          </table:table-cell>
          <table:table-cell table:style-name="Table88.A1" office:value-type="string">
            <text:p text:style-name="P552">PRI</text:p>
          </table:table-cell>
          <table:table-cell table:style-name="Table88.A1" office:value-type="string">
            <text:p text:style-name="P380">word stores backup for input device when input is switched to file</text:p>
          </table:table-cell>
        </table:table-row>
        <table:table-row>
          <table:table-cell table:style-name="Table88.A1" office:value-type="string">
            <text:p text:style-name="P380">fname$</text:p>
          </table:table-cell>
          <table:table-cell table:style-name="Table88.A1" office:value-type="string">
            <text:p text:style-name="P380"/>
          </table:table-cell>
          <table:table-cell table:style-name="Table88.A1" office:value-type="string">
            <text:p text:style-name="P540">EF</text:p>
          </table:table-cell>
          <table:table-cell table:style-name="Table88.A1" office:value-type="string">
            <text:p text:style-name="P556">PRI</text:p>
          </table:table-cell>
          <table:table-cell table:style-name="Table88.A1" office:value-type="string">
            <text:p text:style-name="P380">file$ stores 4 8.3 filenames at 16 byte boundaries</text:p>
          </table:table-cell>
        </table:table-row>
        <table:table-row>
          <table:table-cell table:style-name="Table88.A1" office:value-type="string">
            <text:p text:style-name="P372">freads</text:p>
          </table:table-cell>
          <table:table-cell table:style-name="Table88.A1" office:value-type="string">
            <text:p text:style-name="P372"/>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372">4 bytes storing read pointers for 4 files</text:p>
          </table:table-cell>
        </table:table-row>
        <table:table-row>
          <table:table-cell table:style-name="Table88.A1" office:value-type="string">
            <text:p text:style-name="P372">FreeClusters?</text:p>
          </table:table-cell>
          <table:table-cell table:style-name="Table88.A1" office:value-type="string">
            <text:p text:style-name="P372">( size -- size startcluster )</text:p>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372">Find free clusters for the file size in bytes - 0 = all, return with address of first free cluster</text:p>
          </table:table-cell>
        </table:table-row>
        <table:table-row>
          <table:table-cell table:style-name="Table88.A1" office:value-type="string">
            <text:p text:style-name="P372">FreeDir?</text:p>
          </table:table-cell>
          <table:table-cell table:style-name="Table88.A1" office:value-type="string">
            <text:p text:style-name="P372">( -- fsadr )</text:p>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372">Find the next free directory entry and also set dirfsa</text:p>
          </table:table-cell>
        </table:table-row>
        <table:table-row>
          <table:table-cell table:style-name="Table88.A1" office:value-type="string">
            <text:p text:style-name="P400">FSADR!</text:p>
          </table:table-cell>
          <table:table-cell table:style-name="Table88.A1" office:value-type="string">
            <text:p text:style-name="P400">( faddr - addr )</text:p>
          </table:table-cell>
          <table:table-cell table:style-name="Table88.A1" office:value-type="string">
            <text:p text:style-name="P540">EF</text:p>
          </table:table-cell>
          <table:table-cell table:style-name="Table88.A1" office:value-type="string">
            <text:p text:style-name="P560">PRI</text:p>
          </table:table-cell>
          <table:table-cell table:style-name="Table88.A1" office:value-type="string">
            <text:p text:style-name="P834"/>
          </table:table-cell>
        </table:table-row>
        <table:table-row>
          <table:table-cell table:style-name="Table88.A1" office:value-type="string">
            <text:p text:style-name="P417">fsel</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1 bytes, currently selected file channel</text:p>
          </table:table-cell>
        </table:table-row>
        <table:table-row>
          <table:table-cell table:style-name="Table88.A1" office:value-type="string">
            <text:p text:style-name="P372">fstat</text:p>
          </table:table-cell>
          <table:table-cell table:style-name="Table88.A1" office:value-type="string">
            <text:p text:style-name="P372"/>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372">byte stores current status of file system</text:p>
          </table:table-cell>
        </table:table-row>
        <table:table-row>
          <table:table-cell table:style-name="Table88.A1" office:value-type="string">
            <text:p text:style-name="P372">FTIME!</text:p>
          </table:table-cell>
          <table:table-cell table:style-name="Table88.A1" office:value-type="string">
            <text:p text:style-name="P372">( #hhmmss field -- )</text:p>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372">Update file modification/create time in dir buf, time (5/6/5 bits, for hour/minutes/doubleseconds</text:p>
          </table:table-cell>
        </table:table-row>
        <table:table-row>
          <table:table-cell table:style-name="Table88.A1" office:value-type="string">
            <text:p text:style-name="P70">fwrites</text:p>
          </table:table-cell>
          <table:table-cell table:style-name="Table88.A1" office:value-type="string">
            <text:p text:style-name="P211">( -- adr )</text:p>
          </table:table-cell>
          <table:table-cell table:style-name="Table88.A1" office:value-type="string">
            <text:p text:style-name="P540">EF</text:p>
          </table:table-cell>
          <table:table-cell table:style-name="Table88.A1" office:value-type="string">
            <text:p text:style-name="P554">PRI</text:p>
          </table:table-cell>
          <table:table-cell table:style-name="Table88.A1" office:value-type="string">
            <text:p text:style-name="P70">4 bytes storing write pointers for 4 files</text:p>
          </table:table-cell>
        </table:table-row>
        <table:table-row>
          <table:table-cell table:style-name="Table88.A1" office:value-type="string">
            <text:p text:style-name="P372">lscount</text:p>
          </table:table-cell>
          <table:table-cell table:style-name="Table88.A1" office:value-type="string">
            <text:p text:style-name="P372"/>
          </table:table-cell>
          <table:table-cell table:style-name="Table88.A1" office:value-type="string">
            <text:p text:style-name="P540">EF</text:p>
          </table:table-cell>
          <table:table-cell table:style-name="Table88.A1" office:value-type="string">
            <text:p text:style-name="P545">PRI</text:p>
          </table:table-cell>
          <table:table-cell table:style-name="Table88.A1" office:value-type="string">
            <text:p text:style-name="P372">variable stores the number of files in the current directory</text:p>
          </table:table-cell>
        </table:table-row>
        <table:table-row>
          <table:table-cell table:style-name="Table88.A1" office:value-type="string">
            <text:p text:style-name="P353">lsdirs</text:p>
          </table:table-cell>
          <table:table-cell table:style-name="Table88.A1" office:value-type="string">
            <text:p text:style-name="P353">( buffer -- )</text:p>
          </table:table-cell>
          <table:table-cell table:style-name="Table88.A1" office:value-type="string">
            <text:p text:style-name="P540">EF</text:p>
          </table:table-cell>
          <table:table-cell table:style-name="Table88.A1" office:value-type="string">
            <text:p text:style-name="P622">PRI</text:p>
          </table:table-cell>
          <table:table-cell table:style-name="Table88.A1" office:value-type="string">
            <text:p text:style-name="P372">scan the buffer for dir entries -- 32 bytes/entry</text:p>
          </table:table-cell>
        </table:table-row>
        <table:table-row>
          <table:table-cell table:style-name="Table88.A1" office:value-type="string">
            <text:p text:style-name="P417">MARKER?</text:p>
          </table:table-cell>
          <table:table-cell table:style-name="Table88.A1" office:value-type="string">
            <text:p text:style-name="P417">( marker -- flg )</text:p>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417">Find SD marker and return true before timeout</text:p>
          </table:table-cell>
        </table:table-row>
        <table:table-row>
          <table:table-cell table:style-name="Table88.A1" office:value-type="string">
            <text:p text:style-name="P68">mksiz</text:p>
          </table:table-cell>
          <table:table-cell table:style-name="Table88.A1" office:value-type="string">
            <text:p text:style-name="P211">( -- adr )</text:p>
          </table:table-cell>
          <table:table-cell table:style-name="Table88.A1" office:value-type="string">
            <text:p text:style-name="P540">EF</text:p>
          </table:table-cell>
          <table:table-cell table:style-name="Table88.A1" office:value-type="string">
            <text:p text:style-name="P552">PRI</text:p>
          </table:table-cell>
          <table:table-cell table:style-name="Table88.A1" office:value-type="string">
            <text:p text:style-name="P68">long variable, used to create a file if file not found</text:p>
          </table:table-cell>
        </table:table-row>
        <table:table-row>
          <table:table-cell table:style-name="Table88.A1" office:value-type="string">
            <text:p text:style-name="P395">mounted</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558">PRI</text:p>
          </table:table-cell>
          <table:table-cell table:style-name="Table88.A1" office:value-type="string">
            <text:p text:style-name="P55"><text:span text:style-name="T36">1 byte, </text:span><text:span text:style-name="T32">true flag if mounted (but also depends upon other checks)</text:span></text:p>
          </table:table-cell>
        </table:table-row>
        <table:table-row>
          <table:table-cell table:style-name="Table88.A1" office:value-type="string">
            <text:p text:style-name="P625">oemname</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625">8 chars</text:p>
          </table:table-cell>
        </table:table-row>
        <table:table-row>
          <table:table-cell table:style-name="Table88.A1" office:value-type="string">
            <text:p text:style-name="P626">parts</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626">64 bytes, Room for 4 ent<text:span text:style-name="T54">ries of 16 bytes</text:span></text:p>
          </table:table-cell>
        </table:table-row>
        <table:table-row>
          <table:table-cell table:style-name="Table88.A1" office:value-type="string">
            <text:p text:style-name="P417">RDOCR</text:p>
          </table:table-cell>
          <table:table-cell table:style-name="Table88.A1" office:value-type="string">
            <text:p text:style-name="P417">( -- ocr )</text:p>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834"/>
          </table:table-cell>
        </table:table-row>
        <table:table-row>
          <table:table-cell table:style-name="Table88.A1" office:value-type="string">
            <text:p text:style-name="P417">RDSECT</text:p>
          </table:table-cell>
          <table:table-cell table:style-name="Table88.A1" office:value-type="string">
            <text:p text:style-name="P417">(dst -- crcflg )</text:p>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card has been prep'd for read <text:s/>- proceed and read a block of data</text:p>
          </table:table-cell>
        </table:table-row>
        <table:table-row>
          <table:table-cell table:style-name="Table88.A1" office:value-type="string">
            <text:p text:style-name="P395">READFAT32</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558">PRI</text:p>
          </table:table-cell>
          <table:table-cell table:style-name="Table88.A1" office:value-type="string">
            <text:p text:style-name="P395">Read and buffer the FAT32 boot record</text:p>
          </table:table-cell>
        </table:table-row>
        <table:table-row>
          <table:table-cell table:style-name="Table88.A1" office:value-type="string">
            <text:p text:style-name="P417">RES@</text:p>
          </table:table-cell>
          <table:table-cell table:style-name="Table88.A1" office:value-type="string">
            <text:p text:style-name="P417">( -- res )</text:p>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834"/>
          </table:table-cell>
        </table:table-row>
        <table:table-row>
          <table:table-cell table:style-name="Table88.A1" office:value-type="string">
            <text:p text:style-name="P395">rootcl</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395">1 long, Cluster Number of the Start of the Root Directory</text:p>
          </table:table-cell>
        </table:table-row>
        <table:table-row>
          <table:table-cell table:style-name="Table88.A1" office:value-type="string">
            <text:p text:style-name="P395">rootdir</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558">PRI</text:p>
          </table:table-cell>
          <table:table-cell table:style-name="Table88.A1" office:value-type="string">
            <text:p text:style-name="P395">1 long, sector address of root directory</text:p>
          </table:table-cell>
        </table:table-row>
        <table:table-row>
          <table:table-cell table:style-name="Table88.A1" office:value-type="string">
            <text:p text:style-name="P395">rsvd</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395">1 word</text:p>
          </table:table-cell>
        </table:table-row>
        <table:table-row>
          <table:table-cell table:style-name="Table88.A1" office:value-type="string">
            <text:p text:style-name="P417">scanch</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1 byte</text:p>
          </table:table-cell>
        </table:table-row>
        <table:table-row>
          <table:table-cell table:style-name="Table88.A1" office:value-type="string">
            <text:p text:style-name="P417">scancnt</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1 word</text:p>
          </table:table-cell>
        </table:table-row>
        <table:table-row>
          <table:table-cell table:style-name="Table88.A1" office:value-type="string">
            <text:p text:style-name="P417">scanpos</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1 word</text:p>
          </table:table-cell>
        </table:table-row>
        <table:table-row>
          <table:table-cell table:style-name="Table88.A1" office:value-type="string">
            <text:p text:style-name="P417">scrc</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Pseudo constant - address of sd crc</text:p>
          </table:table-cell>
        </table:table-row>
        <table:table-row>
          <table:table-cell table:style-name="Table88.A1" office:value-type="string">
            <text:p text:style-name="P417">scrcs</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4 longs, <text:s/>sector CRCs</text:p>
          </table:table-cell>
        </table:table-row>
        <table:table-row>
          <table:table-cell table:style-name="Table88.A1" office:value-type="string">
            <text:p text:style-name="P417">SD@</text:p>
          </table:table-cell>
          <table:table-cell table:style-name="Table88.A1" office:value-type="string">
            <text:p text:style-name="P417">( -- byte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Fetch a byte from the SD card (clock in 1's)</text:p>
          </table:table-cell>
        </table:table-row>
        <table:table-row>
          <table:table-cell table:style-name="Table88.A1" office:value-type="string">
            <text:p text:style-name="P417">SDCLK</text:p>
          </table:table-cell>
          <table:table-cell table:style-name="Table88.A1" office:value-type="string">
            <text:p text:style-name="P417">( cnt --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Faster byte wide clocks (8/count)</text:p>
          </table:table-cell>
        </table:table-row>
        <table:table-row>
          <table:table-cell table:style-name="Table88.A1" office:value-type="string">
            <text:p text:style-name="P417">SDDAT!</text:p>
          </table:table-cell>
          <table:table-cell table:style-name="Table88.A1" office:value-type="string">
            <text:p text:style-name="P417">( adr -- )</text:p>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417">Wait for read token and read SD data into buffer</text:p>
          </table:table-cell>
        </table:table-row>
        <table:table-row>
          <table:table-cell table:style-name="Table88.A1" office:value-type="string">
            <text:p text:style-name="P395">sdsize</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395">1 long, Number of sectors * byte/sect (512) = capacity</text:p>
          </table:table-cell>
        </table:table-row>
        <table:table-row>
          <table:table-cell table:style-name="Table88.A1" office:value-type="string">
            <text:p text:style-name="P417">sdtimer</text:p>
          </table:table-cell>
          <table:table-cell table:style-name="Table88.A1" office:value-type="string">
            <text:p text:style-name="P417"/>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Timer for use by SD card interface</text:p>
          </table:table-cell>
        </table:table-row>
        <table:table-row>
          <table:table-cell table:style-name="Table88.A1" office:value-type="string">
            <text:p text:style-name="P395">sect/clust</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395">1 byte</text:p>
          </table:table-cell>
        </table:table-row>
        <table:table-row>
          <table:table-cell table:style-name="Table88.A1" office:value-type="string">
            <text:p text:style-name="P395">sect/fat</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395">1 long, Number of sectors per FAT table</text:p>
          </table:table-cell>
        </table:table-row>
        <table:table-row>
          <table:table-cell table:style-name="Table88.A1" office:value-type="string">
            <text:p text:style-name="P395">serial</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624">PRI</text:p>
          </table:table-cell>
          <table:table-cell table:style-name="Table88.A1" office:value-type="string">
            <text:p text:style-name="P395">4 bytes, #67 serial number of partition</text:p>
          </table:table-cell>
        </table:table-row>
        <table:table-row>
          <table:table-cell table:style-name="Table88.A1" office:value-type="string">
            <text:p text:style-name="P417">STAT@</text:p>
          </table:table-cell>
          <table:table-cell table:style-name="Table88.A1" office:value-type="string">
            <text:p text:style-name="P417">( -- stat )</text:p>
          </table:table-cell>
          <table:table-cell table:style-name="Table88.A1" office:value-type="string">
            <text:p text:style-name="P540">EF</text:p>
          </table:table-cell>
          <table:table-cell table:style-name="Table88.A1" office:value-type="string">
            <text:p text:style-name="P564">PRI</text:p>
          </table:table-cell>
          <table:table-cell table:style-name="Table88.A1" office:value-type="string">
            <text:p text:style-name="P834"/>
          </table:table-cell>
        </table:table-row>
        <table:table-row>
          <table:table-cell table:style-name="Table88.A1" office:value-type="string">
            <text:p text:style-name="P627">udir</text:p>
          </table:table-cell>
          <table:table-cell table:style-name="Table88.A1" office:value-type="string">
            <text:p text:style-name="P627"/>
          </table:table-cell>
          <table:table-cell table:style-name="Table88.A1" office:value-type="string">
            <text:p text:style-name="P540">EF</text:p>
          </table:table-cell>
          <table:table-cell table:style-name="Table88.A1" office:value-type="string">
            <text:p text:style-name="P548">PRI</text:p>
          </table:table-cell>
          <table:table-cell table:style-name="Table88.A1" office:value-type="string">
            <text:p text:style-name="P627">calls (.DIR)</text:p>
          </table:table-cell>
        </table:table-row>
        <table:table-row>
          <table:table-cell table:style-name="Table88.A1" office:value-type="string">
            <text:p text:style-name="P395">volname</text:p>
          </table:table-cell>
          <table:table-cell table:style-name="Table88.A1" office:value-type="string">
            <text:p text:style-name="P395"/>
          </table:table-cell>
          <table:table-cell table:style-name="Table88.A1" office:value-type="string">
            <text:p text:style-name="P540">EF</text:p>
          </table:table-cell>
          <table:table-cell table:style-name="Table88.A1" office:value-type="string">
            <text:p text:style-name="P558">PRI</text:p>
          </table:table-cell>
          <table:table-cell table:style-name="Table88.A1" office:value-type="string">
            <text:p text:style-name="P395">11 bytes, #71 volume name</text:p>
          </table:table-cell>
        </table:table-row>
        <table:table-row>
          <table:table-cell table:style-name="Table88.A1" office:value-type="string">
            <text:p text:style-name="P417">wrflg</text:p>
          </table:table-cell>
          <table:table-cell table:style-name="Table88.A1" office:value-type="string">
            <text:p text:style-name="P417">(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834"/>
          </table:table-cell>
        </table:table-row>
        <table:table-row>
          <table:table-cell table:style-name="Table88.A1" office:value-type="string">
            <text:p text:style-name="P417">wrflgs</text:p>
          </table:table-cell>
          <table:table-cell table:style-name="Table88.A1" office:value-type="string">
            <text:p text:style-name="P513">( -- adr )</text:p>
          </table:table-cell>
          <table:table-cell table:style-name="Table88.A1" office:value-type="string">
            <text:p text:style-name="P540">EF</text:p>
          </table:table-cell>
          <table:table-cell table:style-name="Table88.A1" office:value-type="string">
            <text:p text:style-name="P566">PRI</text:p>
          </table:table-cell>
          <table:table-cell table:style-name="Table88.A1" office:value-type="string">
            <text:p text:style-name="P417">4 bytes, one per file channel, indicates current sector buffer has been written to</text:p>
          </table:table-cell>
        </table:table-row>
        <table:table-row>
          <table:table-cell table:style-name="Table88.A1" office:value-type="string">
            <text:p text:style-name="P417">XADR!</text:p>
          </table:table-cell>
          <table:table-cell table:style-name="Table88.A1" office:value-type="string">
            <text:p text:style-name="P417">( xaddr -- addr )</text:p>
          </table:table-cell>
          <table:table-cell table:style-name="Table88.A1" office:value-type="string">
            <text:p text:style-name="P540">EF</text:p>
          </table:table-cell>
          <table:table-cell table:style-name="Table88.A1" office:value-type="string">
            <text:p text:style-name="P562">PRI</text:p>
          </table:table-cell>
          <table:table-cell table:style-name="Table88.A1" office:value-type="string">
            <text:p text:style-name="P417">Same as XADR but indicate a write operation for later flushing</text:p>
          </table:table-cell>
        </table:table-row>
      </table:table>
      <text:p text:style-name="Standard"/>
      <text:h text:style-name="P917" text:outline-level="2">Servos - Private words</text:h>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434">servos</text:p>
          </table:table-cell>
          <table:table-cell table:style-name="Table91.A1" office:value-type="string">
            <text:p text:style-name="P434"/>
          </table:table-cell>
          <table:table-cell table:style-name="Table91.A1" office:value-type="string">
            <text:p text:style-name="P434">X</text:p>
          </table:table-cell>
          <table:table-cell table:style-name="Table91.A1" office:value-type="string">
            <text:p text:style-name="P434">PRI</text:p>
          </table:table-cell>
          <table:table-cell table:style-name="Table91.A1" office:value-type="string">
            <text:p text:style-name="P434">variable, 64 bytes</text:p>
          </table:table-cell>
        </table:table-row>
      </table:table>
      <text:h text:style-name="P913" text:outline-level="2">Pulse Width Modulation - Private words</text:h>
      <table:table table:name="Table92" table:style-name="Table92">
        <table:table-column table:style-name="Table92.A"/>
        <table:table-column table:style-name="Table92.B"/>
        <table:table-column table:style-name="Table92.C"/>
        <table:table-column table:style-name="Table92.D"/>
        <table:table-column table:style-name="Table92.E"/>
        <table:table-row>
          <table:table-cell table:style-name="Table92.A1" office:value-type="string">
            <text:p text:style-name="P427">PWM.TASK</text:p>
          </table:table-cell>
          <table:table-cell table:style-name="Table92.A1" office:value-type="string">
            <text:p text:style-name="P427"/>
          </table:table-cell>
          <table:table-cell table:style-name="Table92.A1" office:value-type="string">
            <text:p text:style-name="P494">X</text:p>
          </table:table-cell>
          <table:table-cell table:style-name="Table92.A1" office:value-type="string">
            <text:p text:style-name="P571">PRI</text:p>
          </table:table-cell>
          <table:table-cell table:style-name="Table92.A1" office:value-type="string">
            <text:p text:style-name="P427">Setup pins as outputs and load, setup and run PWM32 module</text:p>
          </table:table-cell>
        </table:table-row>
        <table:table-row>
          <table:table-cell table:style-name="Table92.A1" office:value-type="string">
            <text:p text:style-name="P434">pwmfreq</text:p>
          </table:table-cell>
          <table:table-cell table:style-name="Table92.A1" office:value-type="string">
            <text:p text:style-name="P434"/>
          </table:table-cell>
          <table:table-cell table:style-name="Table92.A1" office:value-type="string">
            <text:p text:style-name="P494">X</text:p>
          </table:table-cell>
          <table:table-cell table:style-name="Table92.A1" office:value-type="string">
            <text:p text:style-name="P571">PRI</text:p>
          </table:table-cell>
          <table:table-cell table:style-name="Table92.A1" office:value-type="string">
            <text:p text:style-name="P434">1 word</text:p>
          </table:table-cell>
        </table:table-row>
        <table:table-row>
          <table:table-cell table:style-name="Table92.A1" office:value-type="string">
            <text:p text:style-name="P434">pwmpins</text:p>
          </table:table-cell>
          <table:table-cell table:style-name="Table92.A1" office:value-type="string">
            <text:p text:style-name="P434"/>
          </table:table-cell>
          <table:table-cell table:style-name="Table92.A1" office:value-type="string">
            <text:p text:style-name="P494">X</text:p>
          </table:table-cell>
          <table:table-cell table:style-name="Table92.A1" office:value-type="string">
            <text:p text:style-name="P571">PRI</text:p>
          </table:table-cell>
          <table:table-cell table:style-name="Table92.A1" office:value-type="string">
            <text:p text:style-name="P434">1 long</text:p>
          </table:table-cell>
        </table:table-row>
        <table:table-row>
          <table:table-cell table:style-name="Table92.A1" office:value-type="string">
            <text:p text:style-name="P434">pwmtbl</text:p>
          </table:table-cell>
          <table:table-cell table:style-name="Table92.A1" office:value-type="string">
            <text:p text:style-name="P434"/>
          </table:table-cell>
          <table:table-cell table:style-name="Table92.A1" office:value-type="string">
            <text:p text:style-name="P494">X</text:p>
          </table:table-cell>
          <table:table-cell table:style-name="Table92.A1" office:value-type="string">
            <text:p text:style-name="P571">PRI</text:p>
          </table:table-cell>
          <table:table-cell table:style-name="Table92.A1" office:value-type="string">
            <text:p text:style-name="P434">1 word</text:p>
          </table:table-cell>
        </table:table-row>
      </table:table>
      <text:h text:style-name="P913" text:outline-level="2">WS8212 RGB LED<text:span text:style-name="T195"> - Private words</text:span></text:h>
      <table:table table:name="Table93" table:style-name="Table93">
        <table:table-column table:style-name="Table93.A"/>
        <table:table-column table:style-name="Table93.B"/>
        <table:table-column table:style-name="Table93.C"/>
        <table:table-column table:style-name="Table93.D"/>
        <table:table-column table:style-name="Table93.E"/>
        <table:table-row>
          <table:table-cell table:style-name="Table93.A1" office:value-type="string">
            <text:p text:style-name="P427">ansi</text:p>
          </table:table-cell>
          <table:table-cell table:style-name="Table93.A1" office:value-type="string">
            <text:p text:style-name="P427"/>
          </table:table-cell>
          <table:table-cell table:style-name="Table93.A1" office:value-type="string">
            <text:p text:style-name="P427">X</text:p>
          </table:table-cell>
          <table:table-cell table:style-name="Table93.A1" office:value-type="string">
            <text:p text:style-name="P427">PRI</text:p>
          </table:table-cell>
          <table:table-cell table:style-name="Table93.A1" office:value-type="string">
            <text:p text:style-name="P427">Table of 8 longs</text:p>
          </table:table-cell>
        </table:table-row>
        <table:table-row>
          <table:table-cell table:style-name="Table93.A1" office:value-type="string">
            <text:p text:style-name="P427">brg</text:p>
          </table:table-cell>
          <table:table-cell table:style-name="Table93.A1" office:value-type="string">
            <text:p text:style-name="P427"/>
          </table:table-cell>
          <table:table-cell table:style-name="Table93.A1" office:value-type="string">
            <text:p text:style-name="P427">X</text:p>
          </table:table-cell>
          <table:table-cell table:style-name="Table93.A1" office:value-type="string">
            <text:p text:style-name="P427">PRI</text:p>
          </table:table-cell>
          <table:table-cell table:style-name="Table93.A1" office:value-type="string">
            <text:p text:style-name="P427">1 long</text:p>
          </table:table-cell>
        </table:table-row>
      </table:table>
      <text:h text:style-name="P914" text:outline-level="2">DHT22 Humidity and Temperature - Private words</text:h>
      <table:table table:name="Table94" table:style-name="Table94">
        <table:table-column table:style-name="Table94.A"/>
        <table:table-column table:style-name="Table94.B"/>
        <table:table-column table:style-name="Table94.C"/>
        <table:table-column table:style-name="Table94.D"/>
        <table:table-column table:style-name="Table94.E"/>
        <table:table-row>
          <table:table-cell table:style-name="Table94.A1" office:value-type="string">
            <text:p text:style-name="P439">DHTBYTE</text:p>
          </table:table-cell>
          <table:table-cell table:style-name="Table94.A1" office:value-type="string">
            <text:p text:style-name="P439">( -- byte )</text:p>
          </table:table-cell>
          <table:table-cell table:style-name="Table94.A1" office:value-type="string">
            <text:p text:style-name="P496">X</text:p>
          </table:table-cell>
          <table:table-cell table:style-name="Table94.A1" office:value-type="string">
            <text:p text:style-name="P573">PRI</text:p>
          </table:table-cell>
          <table:table-cell table:style-name="Table94.A1" office:value-type="string">
            <text:p text:style-name="P439">used internally in DHT</text:p>
          </table:table-cell>
        </table:table-row>
        <table:table-row>
          <table:table-cell table:style-name="Table94.A1" office:value-type="string">
            <text:p text:style-name="P439">DHTBIT</text:p>
          </table:table-cell>
          <table:table-cell table:style-name="Table94.A1" office:value-type="string">
            <text:p text:style-name="P7"><text:span text:style-name="T20">( -- cnt )</text:span><text:span text:style-name="T19"> </text:span></text:p>
          </table:table-cell>
          <table:table-cell table:style-name="Table94.A1" office:value-type="string">
            <text:p text:style-name="P428">X</text:p>
          </table:table-cell>
          <table:table-cell table:style-name="Table94.A1" office:value-type="string">
            <text:p text:style-name="P573">PRI</text:p>
          </table:table-cell>
          <table:table-cell table:style-name="Table94.A1" office:value-type="string">
            <text:p text:style-name="P439">used internally in DHT</text:p>
          </table:table-cell>
        </table:table-row>
        <table:table-row>
          <table:table-cell table:style-name="Table94.A1" office:value-type="string">
            <text:p text:style-name="P439">dt</text:p>
          </table:table-cell>
          <table:table-cell table:style-name="Table94.A1" office:value-type="string">
            <text:p text:style-name="P439"/>
          </table:table-cell>
          <table:table-cell table:style-name="Table94.A1" office:value-type="string">
            <text:p text:style-name="P496">X</text:p>
          </table:table-cell>
          <table:table-cell table:style-name="Table94.A1" office:value-type="string">
            <text:p text:style-name="P573">PRI</text:p>
          </table:table-cell>
          <table:table-cell table:style-name="Table94.A1" office:value-type="string">
            <text:p text:style-name="P439">Timer used in DHT</text:p>
          </table:table-cell>
        </table:table-row>
        <table:table-row>
          <table:table-cell table:style-name="Table94.A1" office:value-type="string">
            <text:p text:style-name="P439">htsav</text:p>
          </table:table-cell>
          <table:table-cell table:style-name="Table94.A1" office:value-type="string">
            <text:p text:style-name="P496">( -- adr )</text:p>
          </table:table-cell>
          <table:table-cell table:style-name="Table94.A1" office:value-type="string">
            <text:p text:style-name="P496">X</text:p>
          </table:table-cell>
          <table:table-cell table:style-name="Table94.A1" office:value-type="string">
            <text:p text:style-name="P573">PRI</text:p>
          </table:table-cell>
          <table:table-cell table:style-name="Table94.A1" office:value-type="string">
            <text:p text:style-name="P439">1 long</text:p>
          </table:table-cell>
        </table:table-row>
        <table:table-row>
          <table:table-cell table:style-name="Table94.A1" office:value-type="string">
            <text:p text:style-name="P439">htref</text:p>
          </table:table-cell>
          <table:table-cell table:style-name="Table94.A1" office:value-type="string">
            <text:p text:style-name="P496">( -- adr )</text:p>
          </table:table-cell>
          <table:table-cell table:style-name="Table94.A1" office:value-type="string">
            <text:p text:style-name="P496">X</text:p>
          </table:table-cell>
          <table:table-cell table:style-name="Table94.A1" office:value-type="string">
            <text:p text:style-name="P573">PRI</text:p>
          </table:table-cell>
          <table:table-cell table:style-name="Table94.A1" office:value-type="string">
            <text:p text:style-name="P439">1 word</text:p>
          </table:table-cell>
        </table:table-row>
        <table:table-row>
          <table:table-cell table:style-name="Table94.A1" office:value-type="string">
            <text:p text:style-name="P439">htck</text:p>
          </table:table-cell>
          <table:table-cell table:style-name="Table94.A1" office:value-type="string">
            <text:p text:style-name="P496">( -- adr )</text:p>
          </table:table-cell>
          <table:table-cell table:style-name="Table94.A1" office:value-type="string">
            <text:p text:style-name="P496">X</text:p>
          </table:table-cell>
          <table:table-cell table:style-name="Table94.A1" office:value-type="string">
            <text:p text:style-name="P573">PRI</text:p>
          </table:table-cell>
          <table:table-cell table:style-name="Table94.A1" office:value-type="string">
            <text:p text:style-name="P439">1 word</text:p>
          </table:table-cell>
        </table:table-row>
      </table:table>
      <text:h text:style-name="P915" text:outline-level="2">UNSORTED PRIVATE WORDS</text:h>
      <table:table table:name="Table90" table:style-name="Table90">
        <table:table-column table:style-name="Table90.A"/>
        <table:table-column table:style-name="Table90.B"/>
        <table:table-row>
          <table:table-cell table:style-name="Table90.A1" office:value-type="string">
            <text:p text:style-name="P448">htck</text:p>
          </table:table-cell>
          <table:table-cell table:style-name="Table90.A1" office:value-type="string">
            <text:p text:style-name="P816">PRI</text:p>
          </table:table-cell>
        </table:table-row>
        <table:table-row>
          <table:table-cell table:style-name="Table90.A1" office:value-type="string">
            <text:p text:style-name="P448">htref</text:p>
          </table:table-cell>
          <table:table-cell table:style-name="Table90.A1" office:value-type="string">
            <text:p text:style-name="P816">PRI</text:p>
          </table:table-cell>
        </table:table-row>
        <table:table-row>
          <table:table-cell table:style-name="Table90.A1" office:value-type="string">
            <text:p text:style-name="P448">htsav</text:p>
          </table:table-cell>
          <table:table-cell table:style-name="Table90.A1" office:value-type="string">
            <text:p text:style-name="P816">PRI</text:p>
          </table:table-cell>
        </table:table-row>
        <table:table-row>
          <table:table-cell table:style-name="Table90.A1" office:value-type="string">
            <text:p text:style-name="P716">tid</text:p>
          </table:table-cell>
          <table:table-cell table:style-name="Table90.A1" office:value-type="string">
            <text:p text:style-name="P816">PRI</text:p>
          </table:table-cell>
        </table:table-row>
        <table:table-row>
          <table:table-cell table:style-name="Table90.A1" office:value-type="string">
            <text:p text:style-name="P716">ttint</text:p>
          </table:table-cell>
          <table:table-cell table:style-name="Table90.A1" office:value-type="string">
            <text:p text:style-name="P816">PRI</text:p>
          </table:table-cell>
        </table:table-row>
      </table:table>
      <text:h text:style-name="P897" text:outline-level="1"><text:bookmark-start text:name="__RefHeading___Toc15120_3727030152"/>Document <text:span text:style-name="T136">version</text:span><text:bookmark-end text:name="__RefHeading___Toc15120_3727030152"/></text:h>
      <text:p text:style-name="P742">Version 1.7 - added a link to Peter Jakacki's 'Tachyon Forth Model' paper</text:p>
      <text:p text:style-name="P741">Version 1.6 - more typos spotted from print<text:span text:style-name="T197">-out</text:span></text:p>
      <text:p text:style-name="P740">Version 1.5<text:span text:style-name="T2"> - minor typos</text:span></text:p>
      <text:p text:style-name="P734">Version 1.4 - A new column for public, private, preemptive and module adde<text:span text:style-name="T189">d,</text:span> public<text:span text:style-name="T189"> and private</text:span> modules are separate<text:span text:style-name="T189">d</text:span></text:p>
      <text:p text:style-name="P731">Version 1.3 - Conditional <text:span text:style-name="T153">and FOR </text:span>examples added<text:span text:style-name="T152">, removed some duplicated entries, numerous typos, Added navigation to sections in pdf</text:span></text:p>
      <text:p text:style-name="P729">Version 1.2 - CASE and SWITCH examples added, WWORDS description<text:span text:style-name="T144"> - </text:span>added Peter's detail</text:p>
      <text:p text:style-name="P728">Version 1.1 - Numerous typos fixed</text:p>
      <text:p text:style-name="P723"><text:span text:style-name="T110">V</text:span>ersion 1<text:span text:style-name="T120">.0</text:span> - <text:span text:style-name="T110">Adapted from </text:span><text:a xlink:type="simple" xlink:href="https://docs.google.com/document/d/1gkSgKPYidRnhLaqgT7gfNyuhiTuWt-9tNRQC4epr7k4/edit#heading=h.2y2jztxhic28" text:style-name="Internet_20_link" text:visited-style-name="Visited_20_Internet_20_Link"><text:span text:style-name="T110">this glossary</text:span></text:a><text:span text:style-name="T110">,</text:span> by Bob Edwards, in September 2020<text:span text:style-name="T119"> using Tachyon V5r7 NEON 570190926.2300 fitted with EXTEND and EASYFILE mod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Tahoma, Segoe, 'Segoe UI', Verdana, sans-serif"/>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Ubuntu Mono" svg:font-family="'Ubuntu Mon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ource Code Pro" svg:font-family="'Source Code Pro'"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847cm" fo:margin-bottom="0.212cm" loext: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class="text">
      <style:paragraph-properties fo:margin-top="0.635cm" fo:margin-bottom="0.141cm" loext: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8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85cm" style:type="right" style:leader-style="dotted" style:leader-text="."/>
        </style:tab-stops>
      </style:paragraph-properties>
    </style:style>
    <style:style style:name="ListLabel_20_1" style:display-name="ListLabel 1" style:family="text">
      <style:text-properties style:font-name="Ubuntu Mono" fo:font-family="'Ubuntu Mon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Ubuntu Mono" fo:font-family="'Ubuntu Mono'" style:font-family-generic="roman" style:font-pitch="variable" fo:font-size="10pt" style:text-underline-style="solid" style:text-underline-width="auto" style:text-underline-color="font-color" style:font-name-asian="Ubuntu Mono1" style:font-family-asian="'Ubuntu Mono'" style:font-family-generic-asian="system" style:font-pitch-asian="variable" style:font-size-asian="10pt" style:font-name-complex="Ubuntu Mono1" style:font-family-complex="'Ubuntu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ext-properties officeooo:rsid="00adf950" officeooo:paragraph-rsid="018ad7f8"/>
    </style:style>
    <style:style style:name="MP2" style:family="paragraph" style:parent-style-name="Standard">
      <style:text-properties officeooo:paragraph-rsid="018ad7f8"/>
    </style:style>
    <style:style style:name="MP3" style:family="paragraph" style:parent-style-name="Footer">
      <style:text-properties officeooo:rsid="01cb3384" officeooo:paragraph-rsid="01cb3384"/>
    </style:style>
    <style:style style:name="MT1" style:family="text">
      <style:text-properties officeooo:rsid="024fb0f7"/>
    </style:style>
    <style:page-layout style:name="Mpm1">
      <style:page-layout-properties fo:page-width="29.7cm" fo:page-height="42cm" style:num-format="1" style:print-orientation="portrait" fo:margin-top="1cm" fo:margin-bottom="1cm" fo:margin-left="3cm" fo:margin-right="1.016cm" fo:background-color="#fff2cc"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2cc"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fo:background-color="#fff2cc"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2cc"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text:p text:style-name="MP2"/>
      </style:header>
      <style:footer>
        <text:p text:style-name="MP3">Version 1.<text:span text:style-name="MT1">7</text:span> Page <text:page-number text:select-page="current">2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 LibreOffice_project/2412653d852ce75f65fbfa83fb7e7b669a126d64</meta:generator>
    <dc:date>2022-04-15T17:20:40.600000000</dc:date>
    <meta:editing-duration>P1DT13H5M56S</meta:editing-duration>
    <meta:editing-cycles>439</meta:editing-cycles>
    <meta:print-date>2020-09-28T16:04:31.552000000</meta:print-date>
    <meta:document-statistic meta:table-count="94" meta:image-count="0" meta:object-count="0" meta:page-count="21" meta:paragraph-count="5266" meta:word-count="19879" meta:character-count="89952" meta:non-whitespace-character-count="74113"/>
  </office:meta>
</office:document-meta>
</file>